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3.2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openHand_Right_So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 text:c="4"/>Universidad de Costa Rica <text:s text:c="2"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7"/>Proyecto Eléctrico <text:s text:c="6"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9"/>II Ciclo 2017 <text:s text:c="9"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10"/>openHand_Right_Soro.csv <text:s text:c="7"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Author: Pablo Avila B30724 <text:s text:c="4"/>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2">
          <table:table-cell table:style-name="ce1" office:value-type="string" calcext:value-type="string">
            <text:p><text:s/>Media:</text:p>
          </table:table-cell>
          <table:table-cell table:style-name="ce3" table:formula="of:=SUM([.B14:.B577]) /COUNT([.B14:.B577])" office:value-type="float" office:value="54.6647999999994" calcext:value-type="float">
            <text:p>54.7</text:p>
          </table:table-cell>
          <table:table-cell table:style-name="ce3" table:formula="of:=SUM([.C14:.C577]) /COUNT([.C14:.C577])" office:value-type="float" office:value="52.2977602836879" calcext:value-type="float">
            <text:p>52.3</text:p>
          </table:table-cell>
          <table:table-cell table:style-name="ce3" table:formula="of:=SUM([.D14:.D577]) /COUNT([.D14:.D577])" office:value-type="float" office:value="60.0194005319149" calcext:value-type="float">
            <text:p>60.0</text:p>
          </table:table-cell>
          <table:table-cell table:style-name="ce3" table:formula="of:=SUM([.E14:.E577]) /COUNT([.E14:.E577])" office:value-type="float" office:value="71.8431859929077" calcext:value-type="float">
            <text:p>71.8</text:p>
          </table:table-cell>
          <table:table-cell table:style-name="ce3" table:formula="of:=SUM([.F14:.F577]) /COUNT([.F14:.F577])" office:value-type="float" office:value="20.5627999999998" calcext:value-type="float">
            <text:p>20.6</text:p>
          </table:table-cell>
          <table:table-cell table:style-name="ce3" table:formula="of:=SUM([.G14:.G577]) /COUNT([.G14:.G577])" office:value-type="float" office:value="46.1268106382979" calcext:value-type="float">
            <text:p>46.1</text:p>
          </table:table-cell>
          <table:table-cell table:style-name="ce3" table:formula="of:=SUM([.H14:.H577]) /COUNT([.H14:.H577])" office:value-type="float" office:value="73.1723826241134" calcext:value-type="float">
            <text:p>73.2</text:p>
          </table:table-cell>
          <table:table-cell table:style-name="ce3" table:formula="of:=SUM([.I14:.I577]) /COUNT([.I14:.I577])" office:value-type="float" office:value="90.5966808510638" calcext:value-type="float">
            <text:p>90.6</text:p>
          </table:table-cell>
          <table:table-cell table:style-name="ce3" table:formula="of:=SUM([.J14:.J577]) /COUNT([.J14:.J577])" office:value-type="float" office:value="11.9982115248227" calcext:value-type="float">
            <text:p>12.0</text:p>
          </table:table-cell>
          <table:table-cell table:style-name="ce3" table:formula="of:=SUM([.K14:.K577]) /COUNT([.K14:.K577])" office:value-type="float" office:value="43.9153909574468" calcext:value-type="float">
            <text:p>43.9</text:p>
          </table:table-cell>
          <table:table-cell table:style-name="ce3" table:formula="of:=SUM([.L14:.L577]) /COUNT([.L14:.L577])" office:value-type="float" office:value="77.7852664893617" calcext:value-type="float">
            <text:p>77.8</text:p>
          </table:table-cell>
          <table:table-cell table:style-name="ce3" table:formula="of:=SUM([.M14:.M577]) /COUNT([.M14:.M577])" office:value-type="float" office:value="98.6411624113475" calcext:value-type="float">
            <text:p>98.6</text:p>
          </table:table-cell>
          <table:table-cell table:style-name="ce3" table:formula="of:=SUM([.N14:.N577]) /COUNT([.N14:.N577])" office:value-type="float" office:value="18.9261999999999" calcext:value-type="float">
            <text:p>18.9</text:p>
          </table:table-cell>
          <table:table-cell table:style-name="ce3" table:formula="of:=SUM([.O14:.O577]) /COUNT([.O14:.O577])" office:value-type="float" office:value="40.5246718085106" calcext:value-type="float">
            <text:p>40.5</text:p>
          </table:table-cell>
          <table:table-cell table:style-name="ce3" table:formula="of:=SUM([.P14:.P577]) /COUNT([.P14:.P577])" office:value-type="float" office:value="70.9774675531915" calcext:value-type="float">
            <text:p>71.0</text:p>
          </table:table-cell>
          <table:table-cell table:style-name="ce3" table:formula="of:=SUM([.Q14:.Q577]) /COUNT([.Q14:.Q577])" office:value-type="float" office:value="90.9675893617021" calcext:value-type="float">
            <text:p>91.0</text:p>
          </table:table-cell>
          <table:table-cell table:style-name="ce3" table:formula="of:=SUM([.R14:.R577]) /COUNT([.R14:.R577])" office:value-type="float" office:value="31.4382000000002" calcext:value-type="float">
            <text:p>31.4</text:p>
          </table:table-cell>
          <table:table-cell table:style-name="ce3" table:formula="of:=SUM([.S14:.S577]) /COUNT([.S14:.S577])" office:value-type="float" office:value="43.2679508865248" calcext:value-type="float">
            <text:p>43.3</text:p>
          </table:table-cell>
          <table:table-cell table:style-name="ce3" table:formula="of:=SUM([.T14:.T577]) /COUNT([.T14:.T577])" office:value-type="float" office:value="61.7715320921986" calcext:value-type="float">
            <text:p>61.8</text:p>
          </table:table-cell>
          <table:table-cell table:style-name="ce3" table:formula="of:=SUM([.U14:.U577]) /COUNT([.U14:.U577])" office:value-type="float" office:value="75.7990457446809" calcext:value-type="float">
            <text:p>75.8</text:p>
          </table:table-cell>
        </table:table-row>
        <table:table-row table:style-name="ro1">
          <table:table-cell table:style-name="ce2" office:value-type="string" calcext:value-type="string">
            <text:p><text:s/>Max Deviation:</text:p>
          </table:table-cell>
          <table:table-cell table:style-name="ce4" table:formula="of:=ABS( MAX([.B14:.B577]) -[.B7])" office:value-type="float" office:value="0.000000000000561328761250479" calcext:value-type="float">
            <text:p>0.00</text:p>
          </table:table-cell>
          <table:table-cell table:style-name="ce4" table:formula="of:=ABS( MAX([.C14:.C577]) -[.C7])" office:value-type="float" office:value="0.572839716312096" calcext:value-type="float">
            <text:p>0.57</text:p>
          </table:table-cell>
          <table:table-cell table:style-name="ce4" table:formula="of:=ABS( MAX([.D14:.D577]) -[.D7])" office:value-type="float" office:value="1.03039946808514" calcext:value-type="float">
            <text:p>1.03</text:p>
          </table:table-cell>
          <table:table-cell table:style-name="ce4" table:formula="of:=ABS( MAX([.E14:.E577]) -[.E7])" office:value-type="float" office:value="1.13171400709226" calcext:value-type="float">
            <text:p>1.13</text:p>
          </table:table-cell>
          <table:table-cell table:style-name="ce4" table:formula="of:=ABS( MAX([.F14:.F577]) -[.F7])" office:value-type="float" office:value="0.000000000000174082970261225" calcext:value-type="float">
            <text:p>0.00</text:p>
          </table:table-cell>
          <table:table-cell table:style-name="ce4" table:formula="of:=ABS( MAX([.G14:.G577]) -[.G7])" office:value-type="float" office:value="0.171989361702103" calcext:value-type="float">
            <text:p>0.17</text:p>
          </table:table-cell>
          <table:table-cell table:style-name="ce4" table:formula="of:=ABS( MAX([.H14:.H577]) -[.H7])" office:value-type="float" office:value="0.281617375886626" calcext:value-type="float">
            <text:p>0.28</text:p>
          </table:table-cell>
          <table:table-cell table:style-name="ce4" table:formula="of:=ABS( MAX([.I14:.I577]) -[.I7])" office:value-type="float" office:value="0.320519148936171" calcext:value-type="float">
            <text:p>0.32</text:p>
          </table:table-cell>
          <table:table-cell table:style-name="ce4" table:formula="of:=ABS( MAX([.J14:.J577]) -[.J7])" office:value-type="float" office:value="0.0000884751772911585" calcext:value-type="float">
            <text:p>0.00</text:p>
          </table:table-cell>
          <table:table-cell table:style-name="ce4" table:formula="of:=ABS( MAX([.K14:.K577]) -[.K7])" office:value-type="float" office:value="0.0580090425532234" calcext:value-type="float">
            <text:p>0.06</text:p>
          </table:table-cell>
          <table:table-cell table:style-name="ce4" table:formula="of:=ABS( MAX([.L14:.L577]) -[.L7])" office:value-type="float" office:value="0.0847335106382729" calcext:value-type="float">
            <text:p>0.08</text:p>
          </table:table-cell>
          <table:table-cell table:style-name="ce4" table:formula="of:=ABS( MAX([.M14:.M577]) -[.M7])" office:value-type="float" office:value="0.0901375886524676" calcext:value-type="float">
            <text:p>0.09</text:p>
          </table:table-cell>
          <table:table-cell table:style-name="ce4" table:formula="of:=ABS( MAX([.N14:.N577]) -[.N7])" office:value-type="float" office:value="0.000000000000085265128291212" calcext:value-type="float">
            <text:p>0.00</text:p>
          </table:table-cell>
          <table:table-cell table:style-name="ce4" table:formula="of:=ABS( MAX([.O14:.O577]) -[.O7])" office:value-type="float" office:value="0.150228191489369" calcext:value-type="float">
            <text:p>0.15</text:p>
          </table:table-cell>
          <table:table-cell table:style-name="ce4" table:formula="of:=ABS( MAX([.P14:.P577]) -[.P7])" office:value-type="float" office:value="0.228832446808539" calcext:value-type="float">
            <text:p>0.23</text:p>
          </table:table-cell>
          <table:table-cell table:style-name="ce4" table:formula="of:=ABS( MAX([.Q14:.Q577]) -[.Q7])" office:value-type="float" office:value="0.261310638297857" calcext:value-type="float">
            <text:p>0.26</text:p>
          </table:table-cell>
          <table:table-cell table:style-name="ce4" table:formula="of:=ABS( MAX([.R14:.R577]) -[.R7])" office:value-type="float" office:value="0.000000000000191846538655227" calcext:value-type="float">
            <text:p>0.00</text:p>
          </table:table-cell>
          <table:table-cell table:style-name="ce4" table:formula="of:=ABS( MAX([.S14:.S577]) -[.S7])" office:value-type="float" office:value="0.162249113475177" calcext:value-type="float">
            <text:p>0.16</text:p>
          </table:table-cell>
          <table:table-cell table:style-name="ce4" table:formula="of:=ABS( MAX([.T14:.T577]) -[.T7])" office:value-type="float" office:value="0.292367907801378" calcext:value-type="float">
            <text:p>0.29</text:p>
          </table:table-cell>
          <table:table-cell table:style-name="ce4" table:formula="of:=ABS( MAX([.U14:.U577]) -[.U7])" office:value-type="float" office:value="0.33935425531908" calcext:value-type="float">
            <text:p>0.34</text:p>
          </table:table-cell>
        </table:table-row>
        <table:table-row table:style-name="ro2">
          <table:table-cell table:style-name="ce1" office:value-type="string" calcext:value-type="string">
            <text:p><text:s/>Standard Deviation:</text:p>
          </table:table-cell>
          <table:table-cell table:style-name="ce5" table:formula="of:=STDEV([.B14:.B577])" office:value-type="float" office:value="0.000000000000561827055854817" calcext:value-type="float">
            <text:p>0.00</text:p>
          </table:table-cell>
          <table:table-cell table:style-name="ce5" table:formula="of:=STDEV([.C14:.C577])" office:value-type="float" office:value="0.424301076686545" calcext:value-type="float">
            <text:p>0.42</text:p>
          </table:table-cell>
          <table:table-cell table:style-name="ce5" table:formula="of:=STDEV([.D14:.D577])" office:value-type="float" office:value="0.798215365074219" calcext:value-type="float">
            <text:p>0.80</text:p>
          </table:table-cell>
          <table:table-cell table:style-name="ce5" table:formula="of:=STDEV([.E14:.E577])" office:value-type="float" office:value="0.687768523422349" calcext:value-type="float">
            <text:p>0.69</text:p>
          </table:table-cell>
          <table:table-cell table:style-name="ce5" table:formula="of:=STDEV([.F14:.F577])" office:value-type="float" office:value="0.000000000000174237504663836" calcext:value-type="float">
            <text:p>0.00</text:p>
          </table:table-cell>
          <table:table-cell table:style-name="ce5" table:formula="of:=STDEV([.G14:.G577])" office:value-type="float" office:value="0.0827963721861894" calcext:value-type="float">
            <text:p>0.08</text:p>
          </table:table-cell>
          <table:table-cell table:style-name="ce5" table:formula="of:=STDEV([.H14:.H577])" office:value-type="float" office:value="0.134006186263424" calcext:value-type="float">
            <text:p>0.13</text:p>
          </table:table-cell>
          <table:table-cell table:style-name="ce5" table:formula="of:=STDEV([.I14:.I577])" office:value-type="float" office:value="0.15017527683081" calcext:value-type="float">
            <text:p>0.15</text:p>
          </table:table-cell>
          <table:table-cell table:style-name="ce5" table:formula="of:=STDEV([.J14:.J577])" office:value-type="float" office:value="0.0000319604732701367" calcext:value-type="float">
            <text:p>0.00</text:p>
          </table:table-cell>
          <table:table-cell table:style-name="ce5" table:formula="of:=STDEV([.K14:.K577])" office:value-type="float" office:value="0.0237717515195503" calcext:value-type="float">
            <text:p>0.02</text:p>
          </table:table-cell>
          <table:table-cell table:style-name="ce5" table:formula="of:=STDEV([.L14:.L577])" office:value-type="float" office:value="0.0372610434390748" calcext:value-type="float">
            <text:p>0.04</text:p>
          </table:table-cell>
          <table:table-cell table:style-name="ce5" table:formula="of:=STDEV([.M14:.M577])" office:value-type="float" office:value="0.0445678564031348" calcext:value-type="float">
            <text:p>0.04</text:p>
          </table:table-cell>
          <table:table-cell table:style-name="ce5" table:formula="of:=STDEV([.N14:.N577])" office:value-type="float" office:value="0.0000000000000853408186108582" calcext:value-type="float">
            <text:p>0.00</text:p>
          </table:table-cell>
          <table:table-cell table:style-name="ce5" table:formula="of:=STDEV([.O14:.O577])" office:value-type="float" office:value="0.09999518675588" calcext:value-type="float">
            <text:p>0.10</text:p>
          </table:table-cell>
          <table:table-cell table:style-name="ce5" table:formula="of:=STDEV([.P14:.P577])" office:value-type="float" office:value="0.152759823423117" calcext:value-type="float">
            <text:p>0.15</text:p>
          </table:table-cell>
          <table:table-cell table:style-name="ce5" table:formula="of:=STDEV([.Q14:.Q577])" office:value-type="float" office:value="0.170976788989922" calcext:value-type="float">
            <text:p>0.17</text:p>
          </table:table-cell>
          <table:table-cell table:style-name="ce5" table:formula="of:=STDEV([.R14:.R577])" office:value-type="float" office:value="0.000000000000192016841874431" calcext:value-type="float">
            <text:p>0.00</text:p>
          </table:table-cell>
          <table:table-cell table:style-name="ce5" table:formula="of:=STDEV([.S14:.S577])" office:value-type="float" office:value="0.108282923195192" calcext:value-type="float">
            <text:p>0.11</text:p>
          </table:table-cell>
          <table:table-cell table:style-name="ce5" table:formula="of:=STDEV([.T14:.T577])" office:value-type="float" office:value="0.195292206483514" calcext:value-type="float">
            <text:p>0.20</text:p>
          </table:table-cell>
          <table:table-cell table:style-name="ce5" table:formula="of:=STDEV([.U14:.U577])" office:value-type="float" office:value="0.226614574786881" calcext:value-type="float">
            <text:p>0.2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<text:s/>RIGHT HAND: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humb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Index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Middle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Ring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Pink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629" calcext:value-type="float">
            <text:p>52.8629</text:p>
          </table:table-cell>
          <table:table-cell office:value-type="float" office:value="60.9511" calcext:value-type="float">
            <text:p>60.9511</text:p>
          </table:table-cell>
          <table:table-cell office:value-type="float" office:value="72.4115" calcext:value-type="float">
            <text:p>72.411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6" calcext:value-type="float">
            <text:p>46.126</text:p>
          </table:table-cell>
          <table:table-cell office:value-type="float" office:value="73.1705" calcext:value-type="float">
            <text:p>73.1705</text:p>
          </table:table-cell>
          <table:table-cell office:value-type="float" office:value="90.595" calcext:value-type="float">
            <text:p>90.59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4" calcext:value-type="float">
            <text:p>43.8924</text:p>
          </table:table-cell>
          <table:table-cell office:value-type="float" office:value="77.7468" calcext:value-type="float">
            <text:p>77.7468</text:p>
          </table:table-cell>
          <table:table-cell office:value-type="float" office:value="98.5915" calcext:value-type="float">
            <text:p>98.591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15" calcext:value-type="float">
            <text:p>40.5315</text:p>
          </table:table-cell>
          <table:table-cell office:value-type="float" office:value="70.9875" calcext:value-type="float">
            <text:p>70.9875</text:p>
          </table:table-cell>
          <table:table-cell office:value-type="float" office:value="90.9788" calcext:value-type="float">
            <text:p>90.978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05" calcext:value-type="float">
            <text:p>43.2105</text:p>
          </table:table-cell>
          <table:table-cell office:value-type="float" office:value="61.6682" calcext:value-type="float">
            <text:p>61.6682</text:p>
          </table:table-cell>
          <table:table-cell office:value-type="float" office:value="75.6802" calcext:value-type="float">
            <text:p>75.680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669" calcext:value-type="float">
            <text:p>52.8669</text:p>
          </table:table-cell>
          <table:table-cell office:value-type="float" office:value="60.9624" calcext:value-type="float">
            <text:p>60.9624</text:p>
          </table:table-cell>
          <table:table-cell office:value-type="float" office:value="72.4296" calcext:value-type="float">
            <text:p>72.429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62" calcext:value-type="float">
            <text:p>46.1262</text:p>
          </table:table-cell>
          <table:table-cell office:value-type="float" office:value="73.1708" calcext:value-type="float">
            <text:p>73.1708</text:p>
          </table:table-cell>
          <table:table-cell office:value-type="float" office:value="90.5954" calcext:value-type="float">
            <text:p>90.595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2" calcext:value-type="float">
            <text:p>43.8922</text:p>
          </table:table-cell>
          <table:table-cell office:value-type="float" office:value="77.7464" calcext:value-type="float">
            <text:p>77.7464</text:p>
          </table:table-cell>
          <table:table-cell office:value-type="float" office:value="98.5911" calcext:value-type="float">
            <text:p>98.591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18" calcext:value-type="float">
            <text:p>40.5318</text:p>
          </table:table-cell>
          <table:table-cell office:value-type="float" office:value="70.9878" calcext:value-type="float">
            <text:p>70.9878</text:p>
          </table:table-cell>
          <table:table-cell office:value-type="float" office:value="90.979" calcext:value-type="float">
            <text:p>90.9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08" calcext:value-type="float">
            <text:p>43.2108</text:p>
          </table:table-cell>
          <table:table-cell office:value-type="float" office:value="61.6688" calcext:value-type="float">
            <text:p>61.6688</text:p>
          </table:table-cell>
          <table:table-cell office:value-type="float" office:value="75.6808" calcext:value-type="float">
            <text:p>75.680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702" calcext:value-type="float">
            <text:p>52.8702</text:p>
          </table:table-cell>
          <table:table-cell office:value-type="float" office:value="60.9708" calcext:value-type="float">
            <text:p>60.9708</text:p>
          </table:table-cell>
          <table:table-cell office:value-type="float" office:value="72.4446" calcext:value-type="float">
            <text:p>72.444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66" calcext:value-type="float">
            <text:p>46.1266</text:p>
          </table:table-cell>
          <table:table-cell office:value-type="float" office:value="73.1715" calcext:value-type="float">
            <text:p>73.1715</text:p>
          </table:table-cell>
          <table:table-cell office:value-type="float" office:value="90.5961" calcext:value-type="float">
            <text:p>90.596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8" calcext:value-type="float">
            <text:p>43.8918</text:p>
          </table:table-cell>
          <table:table-cell office:value-type="float" office:value="77.7459" calcext:value-type="float">
            <text:p>77.7459</text:p>
          </table:table-cell>
          <table:table-cell office:value-type="float" office:value="98.5906" calcext:value-type="float">
            <text:p>98.590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19" calcext:value-type="float">
            <text:p>40.5319</text:p>
          </table:table-cell>
          <table:table-cell office:value-type="float" office:value="70.9879" calcext:value-type="float">
            <text:p>70.9879</text:p>
          </table:table-cell>
          <table:table-cell office:value-type="float" office:value="90.979" calcext:value-type="float">
            <text:p>90.9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15" calcext:value-type="float">
            <text:p>43.2115</text:p>
          </table:table-cell>
          <table:table-cell office:value-type="float" office:value="61.6699" calcext:value-type="float">
            <text:p>61.6699</text:p>
          </table:table-cell>
          <table:table-cell office:value-type="float" office:value="75.6819" calcext:value-type="float">
            <text:p>75.681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706" calcext:value-type="float">
            <text:p>52.8706</text:p>
          </table:table-cell>
          <table:table-cell office:value-type="float" office:value="60.9723" calcext:value-type="float">
            <text:p>60.9723</text:p>
          </table:table-cell>
          <table:table-cell office:value-type="float" office:value="72.4472" calcext:value-type="float">
            <text:p>72.447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72" calcext:value-type="float">
            <text:p>46.1272</text:p>
          </table:table-cell>
          <table:table-cell office:value-type="float" office:value="73.1724" calcext:value-type="float">
            <text:p>73.1724</text:p>
          </table:table-cell>
          <table:table-cell office:value-type="float" office:value="90.5972" calcext:value-type="float">
            <text:p>90.597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5" calcext:value-type="float">
            <text:p>43.8915</text:p>
          </table:table-cell>
          <table:table-cell office:value-type="float" office:value="77.7455" calcext:value-type="float">
            <text:p>77.7455</text:p>
          </table:table-cell>
          <table:table-cell office:value-type="float" office:value="98.5902" calcext:value-type="float">
            <text:p>98.590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21" calcext:value-type="float">
            <text:p>40.5321</text:p>
          </table:table-cell>
          <table:table-cell office:value-type="float" office:value="70.9882" calcext:value-type="float">
            <text:p>70.9882</text:p>
          </table:table-cell>
          <table:table-cell office:value-type="float" office:value="90.9793" calcext:value-type="float">
            <text:p>90.979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21" calcext:value-type="float">
            <text:p>43.2121</text:p>
          </table:table-cell>
          <table:table-cell office:value-type="float" office:value="61.6709" calcext:value-type="float">
            <text:p>61.6709</text:p>
          </table:table-cell>
          <table:table-cell office:value-type="float" office:value="75.6829" calcext:value-type="float">
            <text:p>75.682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704" calcext:value-type="float">
            <text:p>52.8704</text:p>
          </table:table-cell>
          <table:table-cell office:value-type="float" office:value="60.972" calcext:value-type="float">
            <text:p>60.972</text:p>
          </table:table-cell>
          <table:table-cell office:value-type="float" office:value="72.4477" calcext:value-type="float">
            <text:p>72.447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75" calcext:value-type="float">
            <text:p>46.1275</text:p>
          </table:table-cell>
          <table:table-cell office:value-type="float" office:value="73.1729" calcext:value-type="float">
            <text:p>73.1729</text:p>
          </table:table-cell>
          <table:table-cell office:value-type="float" office:value="90.5976" calcext:value-type="float">
            <text:p>90.597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4" calcext:value-type="float">
            <text:p>43.8914</text:p>
          </table:table-cell>
          <table:table-cell office:value-type="float" office:value="77.7454" calcext:value-type="float">
            <text:p>77.7454</text:p>
          </table:table-cell>
          <table:table-cell office:value-type="float" office:value="98.5901" calcext:value-type="float">
            <text:p>98.590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27" calcext:value-type="float">
            <text:p>40.5327</text:p>
          </table:table-cell>
          <table:table-cell office:value-type="float" office:value="70.9891" calcext:value-type="float">
            <text:p>70.9891</text:p>
          </table:table-cell>
          <table:table-cell office:value-type="float" office:value="90.9802" calcext:value-type="float">
            <text:p>90.980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26" calcext:value-type="float">
            <text:p>43.2126</text:p>
          </table:table-cell>
          <table:table-cell office:value-type="float" office:value="61.6719" calcext:value-type="float">
            <text:p>61.6719</text:p>
          </table:table-cell>
          <table:table-cell office:value-type="float" office:value="75.6841" calcext:value-type="float">
            <text:p>75.684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702" calcext:value-type="float">
            <text:p>52.8702</text:p>
          </table:table-cell>
          <table:table-cell office:value-type="float" office:value="60.9717" calcext:value-type="float">
            <text:p>60.9717</text:p>
          </table:table-cell>
          <table:table-cell office:value-type="float" office:value="72.448" calcext:value-type="float">
            <text:p>72.44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76" calcext:value-type="float">
            <text:p>46.1276</text:p>
          </table:table-cell>
          <table:table-cell office:value-type="float" office:value="73.173" calcext:value-type="float">
            <text:p>73.173</text:p>
          </table:table-cell>
          <table:table-cell office:value-type="float" office:value="90.5977" calcext:value-type="float">
            <text:p>90.597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1" calcext:value-type="float">
            <text:p>43.8911</text:p>
          </table:table-cell>
          <table:table-cell office:value-type="float" office:value="77.7449" calcext:value-type="float">
            <text:p>77.7449</text:p>
          </table:table-cell>
          <table:table-cell office:value-type="float" office:value="98.5895" calcext:value-type="float">
            <text:p>98.589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32" calcext:value-type="float">
            <text:p>40.5332</text:p>
          </table:table-cell>
          <table:table-cell office:value-type="float" office:value="70.9898" calcext:value-type="float">
            <text:p>70.9898</text:p>
          </table:table-cell>
          <table:table-cell office:value-type="float" office:value="90.9811" calcext:value-type="float">
            <text:p>90.981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32" calcext:value-type="float">
            <text:p>43.2132</text:p>
          </table:table-cell>
          <table:table-cell office:value-type="float" office:value="61.6728" calcext:value-type="float">
            <text:p>61.6728</text:p>
          </table:table-cell>
          <table:table-cell office:value-type="float" office:value="75.6851" calcext:value-type="float">
            <text:p>75.685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635" calcext:value-type="float">
            <text:p>52.8635</text:p>
          </table:table-cell>
          <table:table-cell office:value-type="float" office:value="60.9577" calcext:value-type="float">
            <text:p>60.9577</text:p>
          </table:table-cell>
          <table:table-cell office:value-type="float" office:value="72.4352" calcext:value-type="float">
            <text:p>72.435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76" calcext:value-type="float">
            <text:p>46.1276</text:p>
          </table:table-cell>
          <table:table-cell office:value-type="float" office:value="73.173" calcext:value-type="float">
            <text:p>73.173</text:p>
          </table:table-cell>
          <table:table-cell office:value-type="float" office:value="90.5977" calcext:value-type="float">
            <text:p>90.597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8" calcext:value-type="float">
            <text:p>43.8908</text:p>
          </table:table-cell>
          <table:table-cell office:value-type="float" office:value="77.7445" calcext:value-type="float">
            <text:p>77.7445</text:p>
          </table:table-cell>
          <table:table-cell office:value-type="float" office:value="98.589" calcext:value-type="float">
            <text:p>98.58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45" calcext:value-type="float">
            <text:p>40.5345</text:p>
          </table:table-cell>
          <table:table-cell office:value-type="float" office:value="70.9917" calcext:value-type="float">
            <text:p>70.9917</text:p>
          </table:table-cell>
          <table:table-cell office:value-type="float" office:value="90.9832" calcext:value-type="float">
            <text:p>90.983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33" calcext:value-type="float">
            <text:p>43.2133</text:p>
          </table:table-cell>
          <table:table-cell office:value-type="float" office:value="61.6731" calcext:value-type="float">
            <text:p>61.6731</text:p>
          </table:table-cell>
          <table:table-cell office:value-type="float" office:value="75.6854" calcext:value-type="float">
            <text:p>75.685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59" calcext:value-type="float">
            <text:p>52.859</text:p>
          </table:table-cell>
          <table:table-cell office:value-type="float" office:value="60.9493" calcext:value-type="float">
            <text:p>60.9493</text:p>
          </table:table-cell>
          <table:table-cell office:value-type="float" office:value="72.4297" calcext:value-type="float">
            <text:p>72.429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76" calcext:value-type="float">
            <text:p>46.1276</text:p>
          </table:table-cell>
          <table:table-cell office:value-type="float" office:value="73.173" calcext:value-type="float">
            <text:p>73.173</text:p>
          </table:table-cell>
          <table:table-cell office:value-type="float" office:value="90.5977" calcext:value-type="float">
            <text:p>90.597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4" calcext:value-type="float">
            <text:p>43.8904</text:p>
          </table:table-cell>
          <table:table-cell office:value-type="float" office:value="77.7437" calcext:value-type="float">
            <text:p>77.7437</text:p>
          </table:table-cell>
          <table:table-cell office:value-type="float" office:value="98.588" calcext:value-type="float">
            <text:p>98.58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58" calcext:value-type="float">
            <text:p>40.5358</text:p>
          </table:table-cell>
          <table:table-cell office:value-type="float" office:value="70.9937" calcext:value-type="float">
            <text:p>70.9937</text:p>
          </table:table-cell>
          <table:table-cell office:value-type="float" office:value="90.9854" calcext:value-type="float">
            <text:p>90.985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39" calcext:value-type="float">
            <text:p>43.2139</text:p>
          </table:table-cell>
          <table:table-cell office:value-type="float" office:value="61.6741" calcext:value-type="float">
            <text:p>61.6741</text:p>
          </table:table-cell>
          <table:table-cell office:value-type="float" office:value="75.6866" calcext:value-type="float">
            <text:p>75.686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561" calcext:value-type="float">
            <text:p>52.8561</text:p>
          </table:table-cell>
          <table:table-cell office:value-type="float" office:value="60.9434" calcext:value-type="float">
            <text:p>60.9434</text:p>
          </table:table-cell>
          <table:table-cell office:value-type="float" office:value="72.4251" calcext:value-type="float">
            <text:p>72.425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85" calcext:value-type="float">
            <text:p>46.1285</text:p>
          </table:table-cell>
          <table:table-cell office:value-type="float" office:value="73.1744" calcext:value-type="float">
            <text:p>73.1744</text:p>
          </table:table-cell>
          <table:table-cell office:value-type="float" office:value="90.599" calcext:value-type="float">
            <text:p>90.59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99" calcext:value-type="float">
            <text:p>43.8899</text:p>
          </table:table-cell>
          <table:table-cell office:value-type="float" office:value="77.743" calcext:value-type="float">
            <text:p>77.743</text:p>
          </table:table-cell>
          <table:table-cell office:value-type="float" office:value="98.5871" calcext:value-type="float">
            <text:p>98.587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75" calcext:value-type="float">
            <text:p>40.5375</text:p>
          </table:table-cell>
          <table:table-cell office:value-type="float" office:value="70.9962" calcext:value-type="float">
            <text:p>70.9962</text:p>
          </table:table-cell>
          <table:table-cell office:value-type="float" office:value="90.9879" calcext:value-type="float">
            <text:p>90.98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57" calcext:value-type="float">
            <text:p>43.2157</text:p>
          </table:table-cell>
          <table:table-cell office:value-type="float" office:value="61.6773" calcext:value-type="float">
            <text:p>61.6773</text:p>
          </table:table-cell>
          <table:table-cell office:value-type="float" office:value="75.6903" calcext:value-type="float">
            <text:p>75.690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518" calcext:value-type="float">
            <text:p>52.8518</text:p>
          </table:table-cell>
          <table:table-cell office:value-type="float" office:value="60.9357" calcext:value-type="float">
            <text:p>60.9357</text:p>
          </table:table-cell>
          <table:table-cell office:value-type="float" office:value="72.418" calcext:value-type="float">
            <text:p>72.41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88" calcext:value-type="float">
            <text:p>46.1288</text:p>
          </table:table-cell>
          <table:table-cell office:value-type="float" office:value="73.1749" calcext:value-type="float">
            <text:p>73.1749</text:p>
          </table:table-cell>
          <table:table-cell office:value-type="float" office:value="90.5996" calcext:value-type="float">
            <text:p>90.599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96" calcext:value-type="float">
            <text:p>43.8896</text:p>
          </table:table-cell>
          <table:table-cell office:value-type="float" office:value="77.7425" calcext:value-type="float">
            <text:p>77.7425</text:p>
          </table:table-cell>
          <table:table-cell office:value-type="float" office:value="98.5865" calcext:value-type="float">
            <text:p>98.586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81" calcext:value-type="float">
            <text:p>40.5381</text:p>
          </table:table-cell>
          <table:table-cell office:value-type="float" office:value="70.997" calcext:value-type="float">
            <text:p>70.997</text:p>
          </table:table-cell>
          <table:table-cell office:value-type="float" office:value="90.9888" calcext:value-type="float">
            <text:p>90.988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69" calcext:value-type="float">
            <text:p>43.2169</text:p>
          </table:table-cell>
          <table:table-cell office:value-type="float" office:value="61.6795" calcext:value-type="float">
            <text:p>61.6795</text:p>
          </table:table-cell>
          <table:table-cell office:value-type="float" office:value="75.6928" calcext:value-type="float">
            <text:p>75.692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493" calcext:value-type="float">
            <text:p>52.8493</text:p>
          </table:table-cell>
          <table:table-cell office:value-type="float" office:value="60.9328" calcext:value-type="float">
            <text:p>60.9328</text:p>
          </table:table-cell>
          <table:table-cell office:value-type="float" office:value="72.4168" calcext:value-type="float">
            <text:p>72.416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88" calcext:value-type="float">
            <text:p>46.1288</text:p>
          </table:table-cell>
          <table:table-cell office:value-type="float" office:value="73.1749" calcext:value-type="float">
            <text:p>73.1749</text:p>
          </table:table-cell>
          <table:table-cell office:value-type="float" office:value="90.5996" calcext:value-type="float">
            <text:p>90.599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96" calcext:value-type="float">
            <text:p>43.8896</text:p>
          </table:table-cell>
          <table:table-cell office:value-type="float" office:value="77.7424" calcext:value-type="float">
            <text:p>77.7424</text:p>
          </table:table-cell>
          <table:table-cell office:value-type="float" office:value="98.5864" calcext:value-type="float">
            <text:p>98.586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88" calcext:value-type="float">
            <text:p>40.5388</text:p>
          </table:table-cell>
          <table:table-cell office:value-type="float" office:value="70.998" calcext:value-type="float">
            <text:p>70.998</text:p>
          </table:table-cell>
          <table:table-cell office:value-type="float" office:value="90.9897" calcext:value-type="float">
            <text:p>90.989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83" calcext:value-type="float">
            <text:p>43.2183</text:p>
          </table:table-cell>
          <table:table-cell office:value-type="float" office:value="61.682" calcext:value-type="float">
            <text:p>61.682</text:p>
          </table:table-cell>
          <table:table-cell office:value-type="float" office:value="75.6956" calcext:value-type="float">
            <text:p>75.695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511" calcext:value-type="float">
            <text:p>52.8511</text:p>
          </table:table-cell>
          <table:table-cell office:value-type="float" office:value="60.9387" calcext:value-type="float">
            <text:p>60.9387</text:p>
          </table:table-cell>
          <table:table-cell office:value-type="float" office:value="72.4255" calcext:value-type="float">
            <text:p>72.425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87" calcext:value-type="float">
            <text:p>46.1287</text:p>
          </table:table-cell>
          <table:table-cell office:value-type="float" office:value="73.1746" calcext:value-type="float">
            <text:p>73.1746</text:p>
          </table:table-cell>
          <table:table-cell office:value-type="float" office:value="90.5994" calcext:value-type="float">
            <text:p>90.599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94" calcext:value-type="float">
            <text:p>43.8894</text:p>
          </table:table-cell>
          <table:table-cell office:value-type="float" office:value="77.7422" calcext:value-type="float">
            <text:p>77.7422</text:p>
          </table:table-cell>
          <table:table-cell office:value-type="float" office:value="98.5861" calcext:value-type="float">
            <text:p>98.586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91" calcext:value-type="float">
            <text:p>40.5391</text:p>
          </table:table-cell>
          <table:table-cell office:value-type="float" office:value="70.9984" calcext:value-type="float">
            <text:p>70.9984</text:p>
          </table:table-cell>
          <table:table-cell office:value-type="float" office:value="90.99" calcext:value-type="float">
            <text:p>90.9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91" calcext:value-type="float">
            <text:p>43.2191</text:p>
          </table:table-cell>
          <table:table-cell office:value-type="float" office:value="61.6834" calcext:value-type="float">
            <text:p>61.6834</text:p>
          </table:table-cell>
          <table:table-cell office:value-type="float" office:value="75.6973" calcext:value-type="float">
            <text:p>75.697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578" calcext:value-type="float">
            <text:p>52.8578</text:p>
          </table:table-cell>
          <table:table-cell office:value-type="float" office:value="60.9596" calcext:value-type="float">
            <text:p>60.9596</text:p>
          </table:table-cell>
          <table:table-cell office:value-type="float" office:value="72.4656" calcext:value-type="float">
            <text:p>72.465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81" calcext:value-type="float">
            <text:p>46.1281</text:p>
          </table:table-cell>
          <table:table-cell office:value-type="float" office:value="73.1737" calcext:value-type="float">
            <text:p>73.1737</text:p>
          </table:table-cell>
          <table:table-cell office:value-type="float" office:value="90.5983" calcext:value-type="float">
            <text:p>90.598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91" calcext:value-type="float">
            <text:p>43.8891</text:p>
          </table:table-cell>
          <table:table-cell office:value-type="float" office:value="77.7416" calcext:value-type="float">
            <text:p>77.7416</text:p>
          </table:table-cell>
          <table:table-cell office:value-type="float" office:value="98.5854" calcext:value-type="float">
            <text:p>98.585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85" calcext:value-type="float">
            <text:p>40.5385</text:p>
          </table:table-cell>
          <table:table-cell office:value-type="float" office:value="70.9975" calcext:value-type="float">
            <text:p>70.9975</text:p>
          </table:table-cell>
          <table:table-cell office:value-type="float" office:value="90.9891" calcext:value-type="float">
            <text:p>90.989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96" calcext:value-type="float">
            <text:p>43.2196</text:p>
          </table:table-cell>
          <table:table-cell office:value-type="float" office:value="61.6843" calcext:value-type="float">
            <text:p>61.6843</text:p>
          </table:table-cell>
          <table:table-cell office:value-type="float" office:value="75.6982" calcext:value-type="float">
            <text:p>75.698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596" calcext:value-type="float">
            <text:p>52.8596</text:p>
          </table:table-cell>
          <table:table-cell office:value-type="float" office:value="60.9667" calcext:value-type="float">
            <text:p>60.9667</text:p>
          </table:table-cell>
          <table:table-cell office:value-type="float" office:value="72.4825" calcext:value-type="float">
            <text:p>72.482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8" calcext:value-type="float">
            <text:p>46.128</text:p>
          </table:table-cell>
          <table:table-cell office:value-type="float" office:value="73.1736" calcext:value-type="float">
            <text:p>73.1736</text:p>
          </table:table-cell>
          <table:table-cell office:value-type="float" office:value="90.5982" calcext:value-type="float">
            <text:p>90.5982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89" calcext:value-type="float">
            <text:p>43.889</text:p>
          </table:table-cell>
          <table:table-cell office:value-type="float" office:value="77.7415" calcext:value-type="float">
            <text:p>77.7415</text:p>
          </table:table-cell>
          <table:table-cell office:value-type="float" office:value="98.5854" calcext:value-type="float">
            <text:p>98.585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67" calcext:value-type="float">
            <text:p>40.5367</text:p>
          </table:table-cell>
          <table:table-cell office:value-type="float" office:value="70.9945" calcext:value-type="float">
            <text:p>70.9945</text:p>
          </table:table-cell>
          <table:table-cell office:value-type="float" office:value="90.9853" calcext:value-type="float">
            <text:p>90.985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04" calcext:value-type="float">
            <text:p>43.2204</text:p>
          </table:table-cell>
          <table:table-cell office:value-type="float" office:value="61.6857" calcext:value-type="float">
            <text:p>61.6857</text:p>
          </table:table-cell>
          <table:table-cell office:value-type="float" office:value="75.6997" calcext:value-type="float">
            <text:p>75.699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593" calcext:value-type="float">
            <text:p>52.8593</text:p>
          </table:table-cell>
          <table:table-cell office:value-type="float" office:value="60.9674" calcext:value-type="float">
            <text:p>60.9674</text:p>
          </table:table-cell>
          <table:table-cell office:value-type="float" office:value="72.4871" calcext:value-type="float">
            <text:p>72.487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73" calcext:value-type="float">
            <text:p>46.1273</text:p>
          </table:table-cell>
          <table:table-cell office:value-type="float" office:value="73.1725" calcext:value-type="float">
            <text:p>73.1725</text:p>
          </table:table-cell>
          <table:table-cell office:value-type="float" office:value="90.5971" calcext:value-type="float">
            <text:p>90.597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88" calcext:value-type="float">
            <text:p>43.8888</text:p>
          </table:table-cell>
          <table:table-cell office:value-type="float" office:value="77.7412" calcext:value-type="float">
            <text:p>77.7412</text:p>
          </table:table-cell>
          <table:table-cell office:value-type="float" office:value="98.5852" calcext:value-type="float">
            <text:p>98.585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7" calcext:value-type="float">
            <text:p>40.537</text:p>
          </table:table-cell>
          <table:table-cell office:value-type="float" office:value="70.9951" calcext:value-type="float">
            <text:p>70.9951</text:p>
          </table:table-cell>
          <table:table-cell office:value-type="float" office:value="90.9863" calcext:value-type="float">
            <text:p>90.986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21" calcext:value-type="float">
            <text:p>43.2221</text:p>
          </table:table-cell>
          <table:table-cell office:value-type="float" office:value="61.6886" calcext:value-type="float">
            <text:p>61.6886</text:p>
          </table:table-cell>
          <table:table-cell office:value-type="float" office:value="75.7028" calcext:value-type="float">
            <text:p>75.702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587" calcext:value-type="float">
            <text:p>52.8587</text:p>
          </table:table-cell>
          <table:table-cell office:value-type="float" office:value="60.9663" calcext:value-type="float">
            <text:p>60.9663</text:p>
          </table:table-cell>
          <table:table-cell office:value-type="float" office:value="72.4868" calcext:value-type="float">
            <text:p>72.486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58" calcext:value-type="float">
            <text:p>46.1258</text:p>
          </table:table-cell>
          <table:table-cell office:value-type="float" office:value="73.1702" calcext:value-type="float">
            <text:p>73.1702</text:p>
          </table:table-cell>
          <table:table-cell office:value-type="float" office:value="90.5948" calcext:value-type="float">
            <text:p>90.594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86" calcext:value-type="float">
            <text:p>43.8886</text:p>
          </table:table-cell>
          <table:table-cell office:value-type="float" office:value="77.741" calcext:value-type="float">
            <text:p>77.741</text:p>
          </table:table-cell>
          <table:table-cell office:value-type="float" office:value="98.585" calcext:value-type="float">
            <text:p>98.58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81" calcext:value-type="float">
            <text:p>40.5381</text:p>
          </table:table-cell>
          <table:table-cell office:value-type="float" office:value="70.9971" calcext:value-type="float">
            <text:p>70.9971</text:p>
          </table:table-cell>
          <table:table-cell office:value-type="float" office:value="90.9888" calcext:value-type="float">
            <text:p>90.988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53" calcext:value-type="float">
            <text:p>43.2253</text:p>
          </table:table-cell>
          <table:table-cell office:value-type="float" office:value="61.6943" calcext:value-type="float">
            <text:p>61.6943</text:p>
          </table:table-cell>
          <table:table-cell office:value-type="float" office:value="75.7094" calcext:value-type="float">
            <text:p>75.709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552" calcext:value-type="float">
            <text:p>52.8552</text:p>
          </table:table-cell>
          <table:table-cell office:value-type="float" office:value="60.9583" calcext:value-type="float">
            <text:p>60.9583</text:p>
          </table:table-cell>
          <table:table-cell office:value-type="float" office:value="72.4763" calcext:value-type="float">
            <text:p>72.476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5" calcext:value-type="float">
            <text:p>46.125</text:p>
          </table:table-cell>
          <table:table-cell office:value-type="float" office:value="73.169" calcext:value-type="float">
            <text:p>73.169</text:p>
          </table:table-cell>
          <table:table-cell office:value-type="float" office:value="90.5937" calcext:value-type="float">
            <text:p>90.593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88" calcext:value-type="float">
            <text:p>43.8888</text:p>
          </table:table-cell>
          <table:table-cell office:value-type="float" office:value="77.7412" calcext:value-type="float">
            <text:p>77.7412</text:p>
          </table:table-cell>
          <table:table-cell office:value-type="float" office:value="98.5853" calcext:value-type="float">
            <text:p>98.585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9" calcext:value-type="float">
            <text:p>40.539</text:p>
          </table:table-cell>
          <table:table-cell office:value-type="float" office:value="70.9984" calcext:value-type="float">
            <text:p>70.9984</text:p>
          </table:table-cell>
          <table:table-cell office:value-type="float" office:value="90.9903" calcext:value-type="float">
            <text:p>90.990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81" calcext:value-type="float">
            <text:p>43.2281</text:p>
          </table:table-cell>
          <table:table-cell office:value-type="float" office:value="61.6994" calcext:value-type="float">
            <text:p>61.6994</text:p>
          </table:table-cell>
          <table:table-cell office:value-type="float" office:value="75.7155" calcext:value-type="float">
            <text:p>75.715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51" calcext:value-type="float">
            <text:p>52.851</text:p>
          </table:table-cell>
          <table:table-cell office:value-type="float" office:value="60.9492" calcext:value-type="float">
            <text:p>60.9492</text:p>
          </table:table-cell>
          <table:table-cell office:value-type="float" office:value="72.4662" calcext:value-type="float">
            <text:p>72.466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46" calcext:value-type="float">
            <text:p>46.1246</text:p>
          </table:table-cell>
          <table:table-cell office:value-type="float" office:value="73.1684" calcext:value-type="float">
            <text:p>73.1684</text:p>
          </table:table-cell>
          <table:table-cell office:value-type="float" office:value="90.5931" calcext:value-type="float">
            <text:p>90.593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88" calcext:value-type="float">
            <text:p>43.8888</text:p>
          </table:table-cell>
          <table:table-cell office:value-type="float" office:value="77.7414" calcext:value-type="float">
            <text:p>77.7414</text:p>
          </table:table-cell>
          <table:table-cell office:value-type="float" office:value="98.5855" calcext:value-type="float">
            <text:p>98.585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86" calcext:value-type="float">
            <text:p>40.5386</text:p>
          </table:table-cell>
          <table:table-cell office:value-type="float" office:value="70.9976" calcext:value-type="float">
            <text:p>70.9976</text:p>
          </table:table-cell>
          <table:table-cell office:value-type="float" office:value="90.9893" calcext:value-type="float">
            <text:p>90.989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06" calcext:value-type="float">
            <text:p>43.2306</text:p>
          </table:table-cell>
          <table:table-cell office:value-type="float" office:value="61.7039" calcext:value-type="float">
            <text:p>61.7039</text:p>
          </table:table-cell>
          <table:table-cell office:value-type="float" office:value="75.7205" calcext:value-type="float">
            <text:p>75.720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467" calcext:value-type="float">
            <text:p>52.8467</text:p>
          </table:table-cell>
          <table:table-cell office:value-type="float" office:value="60.9401" calcext:value-type="float">
            <text:p>60.9401</text:p>
          </table:table-cell>
          <table:table-cell office:value-type="float" office:value="72.4551" calcext:value-type="float">
            <text:p>72.455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43" calcext:value-type="float">
            <text:p>46.1243</text:p>
          </table:table-cell>
          <table:table-cell office:value-type="float" office:value="73.1678" calcext:value-type="float">
            <text:p>73.1678</text:p>
          </table:table-cell>
          <table:table-cell office:value-type="float" office:value="90.5925" calcext:value-type="float">
            <text:p>90.592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87" calcext:value-type="float">
            <text:p>43.8887</text:p>
          </table:table-cell>
          <table:table-cell office:value-type="float" office:value="77.7411" calcext:value-type="float">
            <text:p>77.7411</text:p>
          </table:table-cell>
          <table:table-cell office:value-type="float" office:value="98.5852" calcext:value-type="float">
            <text:p>98.585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87" calcext:value-type="float">
            <text:p>40.5387</text:p>
          </table:table-cell>
          <table:table-cell office:value-type="float" office:value="70.9979" calcext:value-type="float">
            <text:p>70.9979</text:p>
          </table:table-cell>
          <table:table-cell office:value-type="float" office:value="90.9898" calcext:value-type="float">
            <text:p>90.989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15" calcext:value-type="float">
            <text:p>43.2315</text:p>
          </table:table-cell>
          <table:table-cell office:value-type="float" office:value="61.7055" calcext:value-type="float">
            <text:p>61.7055</text:p>
          </table:table-cell>
          <table:table-cell office:value-type="float" office:value="75.7224" calcext:value-type="float">
            <text:p>75.722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413" calcext:value-type="float">
            <text:p>52.8413</text:p>
          </table:table-cell>
          <table:table-cell office:value-type="float" office:value="60.9292" calcext:value-type="float">
            <text:p>60.9292</text:p>
          </table:table-cell>
          <table:table-cell office:value-type="float" office:value="72.4409" calcext:value-type="float">
            <text:p>72.440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43" calcext:value-type="float">
            <text:p>46.1243</text:p>
          </table:table-cell>
          <table:table-cell office:value-type="float" office:value="73.1678" calcext:value-type="float">
            <text:p>73.1678</text:p>
          </table:table-cell>
          <table:table-cell office:value-type="float" office:value="90.5925" calcext:value-type="float">
            <text:p>90.592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88" calcext:value-type="float">
            <text:p>43.8888</text:p>
          </table:table-cell>
          <table:table-cell office:value-type="float" office:value="77.7413" calcext:value-type="float">
            <text:p>77.7413</text:p>
          </table:table-cell>
          <table:table-cell office:value-type="float" office:value="98.5853" calcext:value-type="float">
            <text:p>98.585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93" calcext:value-type="float">
            <text:p>40.5393</text:p>
          </table:table-cell>
          <table:table-cell office:value-type="float" office:value="70.999" calcext:value-type="float">
            <text:p>70.999</text:p>
          </table:table-cell>
          <table:table-cell office:value-type="float" office:value="90.9912" calcext:value-type="float">
            <text:p>90.991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2" calcext:value-type="float">
            <text:p>43.232</text:p>
          </table:table-cell>
          <table:table-cell office:value-type="float" office:value="61.7064" calcext:value-type="float">
            <text:p>61.7064</text:p>
          </table:table-cell>
          <table:table-cell office:value-type="float" office:value="75.7234" calcext:value-type="float">
            <text:p>75.723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38" calcext:value-type="float">
            <text:p>52.838</text:p>
          </table:table-cell>
          <table:table-cell office:value-type="float" office:value="60.9231" calcext:value-type="float">
            <text:p>60.9231</text:p>
          </table:table-cell>
          <table:table-cell office:value-type="float" office:value="72.4339" calcext:value-type="float">
            <text:p>72.433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43" calcext:value-type="float">
            <text:p>46.1243</text:p>
          </table:table-cell>
          <table:table-cell office:value-type="float" office:value="73.1678" calcext:value-type="float">
            <text:p>73.1678</text:p>
          </table:table-cell>
          <table:table-cell office:value-type="float" office:value="90.5925" calcext:value-type="float">
            <text:p>90.592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92" calcext:value-type="float">
            <text:p>43.8892</text:p>
          </table:table-cell>
          <table:table-cell office:value-type="float" office:value="77.7419" calcext:value-type="float">
            <text:p>77.7419</text:p>
          </table:table-cell>
          <table:table-cell office:value-type="float" office:value="98.586" calcext:value-type="float">
            <text:p>98.58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93" calcext:value-type="float">
            <text:p>40.5393</text:p>
          </table:table-cell>
          <table:table-cell office:value-type="float" office:value="70.999" calcext:value-type="float">
            <text:p>70.999</text:p>
          </table:table-cell>
          <table:table-cell office:value-type="float" office:value="90.9913" calcext:value-type="float">
            <text:p>90.991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23" calcext:value-type="float">
            <text:p>43.2323</text:p>
          </table:table-cell>
          <table:table-cell office:value-type="float" office:value="61.707" calcext:value-type="float">
            <text:p>61.707</text:p>
          </table:table-cell>
          <table:table-cell office:value-type="float" office:value="75.7242" calcext:value-type="float">
            <text:p>75.724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337" calcext:value-type="float">
            <text:p>52.8337</text:p>
          </table:table-cell>
          <table:table-cell office:value-type="float" office:value="60.9142" calcext:value-type="float">
            <text:p>60.9142</text:p>
          </table:table-cell>
          <table:table-cell office:value-type="float" office:value="72.4242" calcext:value-type="float">
            <text:p>72.424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44" calcext:value-type="float">
            <text:p>46.1244</text:p>
          </table:table-cell>
          <table:table-cell office:value-type="float" office:value="73.1681" calcext:value-type="float">
            <text:p>73.1681</text:p>
          </table:table-cell>
          <table:table-cell office:value-type="float" office:value="90.5929" calcext:value-type="float">
            <text:p>90.592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97" calcext:value-type="float">
            <text:p>43.8897</text:p>
          </table:table-cell>
          <table:table-cell office:value-type="float" office:value="77.7425" calcext:value-type="float">
            <text:p>77.7425</text:p>
          </table:table-cell>
          <table:table-cell office:value-type="float" office:value="98.5867" calcext:value-type="float">
            <text:p>98.586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88" calcext:value-type="float">
            <text:p>40.5388</text:p>
          </table:table-cell>
          <table:table-cell office:value-type="float" office:value="70.9985" calcext:value-type="float">
            <text:p>70.9985</text:p>
          </table:table-cell>
          <table:table-cell office:value-type="float" office:value="90.991" calcext:value-type="float">
            <text:p>90.99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23" calcext:value-type="float">
            <text:p>43.2323</text:p>
          </table:table-cell>
          <table:table-cell office:value-type="float" office:value="61.707" calcext:value-type="float">
            <text:p>61.707</text:p>
          </table:table-cell>
          <table:table-cell office:value-type="float" office:value="75.7242" calcext:value-type="float">
            <text:p>75.724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318" calcext:value-type="float">
            <text:p>52.8318</text:p>
          </table:table-cell>
          <table:table-cell office:value-type="float" office:value="60.9115" calcext:value-type="float">
            <text:p>60.9115</text:p>
          </table:table-cell>
          <table:table-cell office:value-type="float" office:value="72.4251" calcext:value-type="float">
            <text:p>72.425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44" calcext:value-type="float">
            <text:p>46.1244</text:p>
          </table:table-cell>
          <table:table-cell office:value-type="float" office:value="73.1681" calcext:value-type="float">
            <text:p>73.1681</text:p>
          </table:table-cell>
          <table:table-cell office:value-type="float" office:value="90.5929" calcext:value-type="float">
            <text:p>90.592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4" calcext:value-type="float">
            <text:p>43.8904</text:p>
          </table:table-cell>
          <table:table-cell office:value-type="float" office:value="77.7435" calcext:value-type="float">
            <text:p>77.7435</text:p>
          </table:table-cell>
          <table:table-cell office:value-type="float" office:value="98.5876" calcext:value-type="float">
            <text:p>98.587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74" calcext:value-type="float">
            <text:p>40.5374</text:p>
          </table:table-cell>
          <table:table-cell office:value-type="float" office:value="70.9962" calcext:value-type="float">
            <text:p>70.9962</text:p>
          </table:table-cell>
          <table:table-cell office:value-type="float" office:value="90.9886" calcext:value-type="float">
            <text:p>90.988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21" calcext:value-type="float">
            <text:p>43.2321</text:p>
          </table:table-cell>
          <table:table-cell office:value-type="float" office:value="61.7068" calcext:value-type="float">
            <text:p>61.7068</text:p>
          </table:table-cell>
          <table:table-cell office:value-type="float" office:value="75.724" calcext:value-type="float">
            <text:p>75.72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291" calcext:value-type="float">
            <text:p>52.8291</text:p>
          </table:table-cell>
          <table:table-cell office:value-type="float" office:value="60.908" calcext:value-type="float">
            <text:p>60.908</text:p>
          </table:table-cell>
          <table:table-cell office:value-type="float" office:value="72.4262" calcext:value-type="float">
            <text:p>72.426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43" calcext:value-type="float">
            <text:p>46.1243</text:p>
          </table:table-cell>
          <table:table-cell office:value-type="float" office:value="73.168" calcext:value-type="float">
            <text:p>73.168</text:p>
          </table:table-cell>
          <table:table-cell office:value-type="float" office:value="90.5928" calcext:value-type="float">
            <text:p>90.592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1" calcext:value-type="float">
            <text:p>43.8911</text:p>
          </table:table-cell>
          <table:table-cell office:value-type="float" office:value="77.7444" calcext:value-type="float">
            <text:p>77.7444</text:p>
          </table:table-cell>
          <table:table-cell office:value-type="float" office:value="98.5884" calcext:value-type="float">
            <text:p>98.588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22" calcext:value-type="float">
            <text:p>40.5322</text:p>
          </table:table-cell>
          <table:table-cell office:value-type="float" office:value="70.9881" calcext:value-type="float">
            <text:p>70.9881</text:p>
          </table:table-cell>
          <table:table-cell office:value-type="float" office:value="90.9791" calcext:value-type="float">
            <text:p>90.979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2" calcext:value-type="float">
            <text:p>43.232</text:p>
          </table:table-cell>
          <table:table-cell office:value-type="float" office:value="61.7065" calcext:value-type="float">
            <text:p>61.7065</text:p>
          </table:table-cell>
          <table:table-cell office:value-type="float" office:value="75.7238" calcext:value-type="float">
            <text:p>75.723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274" calcext:value-type="float">
            <text:p>52.8274</text:p>
          </table:table-cell>
          <table:table-cell office:value-type="float" office:value="60.9101" calcext:value-type="float">
            <text:p>60.9101</text:p>
          </table:table-cell>
          <table:table-cell office:value-type="float" office:value="72.4386" calcext:value-type="float">
            <text:p>72.438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43" calcext:value-type="float">
            <text:p>46.1243</text:p>
          </table:table-cell>
          <table:table-cell office:value-type="float" office:value="73.1679" calcext:value-type="float">
            <text:p>73.1679</text:p>
          </table:table-cell>
          <table:table-cell office:value-type="float" office:value="90.5926" calcext:value-type="float">
            <text:p>90.592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3" calcext:value-type="float">
            <text:p>43.8913</text:p>
          </table:table-cell>
          <table:table-cell office:value-type="float" office:value="77.7446" calcext:value-type="float">
            <text:p>77.7446</text:p>
          </table:table-cell>
          <table:table-cell office:value-type="float" office:value="98.5886" calcext:value-type="float">
            <text:p>98.588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31" calcext:value-type="float">
            <text:p>40.5231</text:p>
          </table:table-cell>
          <table:table-cell office:value-type="float" office:value="70.9743" calcext:value-type="float">
            <text:p>70.9743</text:p>
          </table:table-cell>
          <table:table-cell office:value-type="float" office:value="90.9639" calcext:value-type="float">
            <text:p>90.963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1" calcext:value-type="float">
            <text:p>43.231</text:p>
          </table:table-cell>
          <table:table-cell office:value-type="float" office:value="61.705" calcext:value-type="float">
            <text:p>61.705</text:p>
          </table:table-cell>
          <table:table-cell office:value-type="float" office:value="75.7225" calcext:value-type="float">
            <text:p>75.722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252" calcext:value-type="float">
            <text:p>52.8252</text:p>
          </table:table-cell>
          <table:table-cell office:value-type="float" office:value="60.9132" calcext:value-type="float">
            <text:p>60.9132</text:p>
          </table:table-cell>
          <table:table-cell office:value-type="float" office:value="72.4563" calcext:value-type="float">
            <text:p>72.456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47" calcext:value-type="float">
            <text:p>46.1247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90.5932" calcext:value-type="float">
            <text:p>90.593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3" calcext:value-type="float">
            <text:p>43.8913</text:p>
          </table:table-cell>
          <table:table-cell office:value-type="float" office:value="77.7447" calcext:value-type="float">
            <text:p>77.7447</text:p>
          </table:table-cell>
          <table:table-cell office:value-type="float" office:value="98.5886" calcext:value-type="float">
            <text:p>98.588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67" calcext:value-type="float">
            <text:p>40.5167</text:p>
          </table:table-cell>
          <table:table-cell office:value-type="float" office:value="70.9645" calcext:value-type="float">
            <text:p>70.9645</text:p>
          </table:table-cell>
          <table:table-cell office:value-type="float" office:value="90.9529" calcext:value-type="float">
            <text:p>90.952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89" calcext:value-type="float">
            <text:p>43.2289</text:p>
          </table:table-cell>
          <table:table-cell office:value-type="float" office:value="61.7014" calcext:value-type="float">
            <text:p>61.7014</text:p>
          </table:table-cell>
          <table:table-cell office:value-type="float" office:value="75.7186" calcext:value-type="float">
            <text:p>75.718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229" calcext:value-type="float">
            <text:p>52.8229</text:p>
          </table:table-cell>
          <table:table-cell office:value-type="float" office:value="60.9133" calcext:value-type="float">
            <text:p>60.9133</text:p>
          </table:table-cell>
          <table:table-cell office:value-type="float" office:value="72.4644" calcext:value-type="float">
            <text:p>72.464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74" calcext:value-type="float">
            <text:p>46.1274</text:p>
          </table:table-cell>
          <table:table-cell office:value-type="float" office:value="73.1727" calcext:value-type="float">
            <text:p>73.1727</text:p>
          </table:table-cell>
          <table:table-cell office:value-type="float" office:value="90.5978" calcext:value-type="float">
            <text:p>90.597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3" calcext:value-type="float">
            <text:p>43.8913</text:p>
          </table:table-cell>
          <table:table-cell office:value-type="float" office:value="77.7447" calcext:value-type="float">
            <text:p>77.7447</text:p>
          </table:table-cell>
          <table:table-cell office:value-type="float" office:value="98.5886" calcext:value-type="float">
            <text:p>98.588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16" calcext:value-type="float">
            <text:p>40.5116</text:p>
          </table:table-cell>
          <table:table-cell office:value-type="float" office:value="70.9569" calcext:value-type="float">
            <text:p>70.9569</text:p>
          </table:table-cell>
          <table:table-cell office:value-type="float" office:value="90.9448" calcext:value-type="float">
            <text:p>90.944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53" calcext:value-type="float">
            <text:p>43.2253</text:p>
          </table:table-cell>
          <table:table-cell office:value-type="float" office:value="61.6951" calcext:value-type="float">
            <text:p>61.6951</text:p>
          </table:table-cell>
          <table:table-cell office:value-type="float" office:value="75.7119" calcext:value-type="float">
            <text:p>75.711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226" calcext:value-type="float">
            <text:p>52.8226</text:p>
          </table:table-cell>
          <table:table-cell office:value-type="float" office:value="60.9201" calcext:value-type="float">
            <text:p>60.9201</text:p>
          </table:table-cell>
          <table:table-cell office:value-type="float" office:value="72.4832" calcext:value-type="float">
            <text:p>72.483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07" calcext:value-type="float">
            <text:p>46.1307</text:p>
          </table:table-cell>
          <table:table-cell office:value-type="float" office:value="73.178" calcext:value-type="float">
            <text:p>73.178</text:p>
          </table:table-cell>
          <table:table-cell office:value-type="float" office:value="90.6034" calcext:value-type="float">
            <text:p>90.603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3" calcext:value-type="float">
            <text:p>43.8913</text:p>
          </table:table-cell>
          <table:table-cell office:value-type="float" office:value="77.7447" calcext:value-type="float">
            <text:p>77.7447</text:p>
          </table:table-cell>
          <table:table-cell office:value-type="float" office:value="98.5886" calcext:value-type="float">
            <text:p>98.588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09" calcext:value-type="float">
            <text:p>40.5109</text:p>
          </table:table-cell>
          <table:table-cell office:value-type="float" office:value="70.9559" calcext:value-type="float">
            <text:p>70.9559</text:p>
          </table:table-cell>
          <table:table-cell office:value-type="float" office:value="90.9437" calcext:value-type="float">
            <text:p>90.943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28" calcext:value-type="float">
            <text:p>43.2228</text:p>
          </table:table-cell>
          <table:table-cell office:value-type="float" office:value="61.6908" calcext:value-type="float">
            <text:p>61.6908</text:p>
          </table:table-cell>
          <table:table-cell office:value-type="float" office:value="75.7072" calcext:value-type="float">
            <text:p>75.707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21" calcext:value-type="float">
            <text:p>52.821</text:p>
          </table:table-cell>
          <table:table-cell office:value-type="float" office:value="60.9331" calcext:value-type="float">
            <text:p>60.9331</text:p>
          </table:table-cell>
          <table:table-cell office:value-type="float" office:value="72.5235" calcext:value-type="float">
            <text:p>72.523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4" calcext:value-type="float">
            <text:p>46.134</text:p>
          </table:table-cell>
          <table:table-cell office:value-type="float" office:value="73.183" calcext:value-type="float">
            <text:p>73.183</text:p>
          </table:table-cell>
          <table:table-cell office:value-type="float" office:value="90.6085" calcext:value-type="float">
            <text:p>90.608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2" calcext:value-type="float">
            <text:p>43.8912</text:p>
          </table:table-cell>
          <table:table-cell office:value-type="float" office:value="77.7445" calcext:value-type="float">
            <text:p>77.7445</text:p>
          </table:table-cell>
          <table:table-cell office:value-type="float" office:value="98.5884" calcext:value-type="float">
            <text:p>98.588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13" calcext:value-type="float">
            <text:p>40.5113</text:p>
          </table:table-cell>
          <table:table-cell office:value-type="float" office:value="70.9566" calcext:value-type="float">
            <text:p>70.9566</text:p>
          </table:table-cell>
          <table:table-cell office:value-type="float" office:value="90.9447" calcext:value-type="float">
            <text:p>90.944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09" calcext:value-type="float">
            <text:p>43.2209</text:p>
          </table:table-cell>
          <table:table-cell office:value-type="float" office:value="61.6876" calcext:value-type="float">
            <text:p>61.6876</text:p>
          </table:table-cell>
          <table:table-cell office:value-type="float" office:value="75.704" calcext:value-type="float">
            <text:p>75.70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15" calcext:value-type="float">
            <text:p>52.815</text:p>
          </table:table-cell>
          <table:table-cell office:value-type="float" office:value="60.9337" calcext:value-type="float">
            <text:p>60.9337</text:p>
          </table:table-cell>
          <table:table-cell office:value-type="float" office:value="72.5478" calcext:value-type="float">
            <text:p>72.547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63" calcext:value-type="float">
            <text:p>46.1363</text:p>
          </table:table-cell>
          <table:table-cell office:value-type="float" office:value="73.1865" calcext:value-type="float">
            <text:p>73.1865</text:p>
          </table:table-cell>
          <table:table-cell office:value-type="float" office:value="90.6119" calcext:value-type="float">
            <text:p>90.611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911" calcext:value-type="float">
            <text:p>43.8911</text:p>
          </table:table-cell>
          <table:table-cell office:value-type="float" office:value="77.7443" calcext:value-type="float">
            <text:p>77.7443</text:p>
          </table:table-cell>
          <table:table-cell office:value-type="float" office:value="98.5881" calcext:value-type="float">
            <text:p>98.588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77" calcext:value-type="float">
            <text:p>40.5077</text:p>
          </table:table-cell>
          <table:table-cell office:value-type="float" office:value="70.9508" calcext:value-type="float">
            <text:p>70.9508</text:p>
          </table:table-cell>
          <table:table-cell office:value-type="float" office:value="90.9375" calcext:value-type="float">
            <text:p>90.937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98" calcext:value-type="float">
            <text:p>43.2198</text:p>
          </table:table-cell>
          <table:table-cell office:value-type="float" office:value="61.6857" calcext:value-type="float">
            <text:p>61.6857</text:p>
          </table:table-cell>
          <table:table-cell office:value-type="float" office:value="75.7018" calcext:value-type="float">
            <text:p>75.701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084" calcext:value-type="float">
            <text:p>52.8084</text:p>
          </table:table-cell>
          <table:table-cell office:value-type="float" office:value="60.9391" calcext:value-type="float">
            <text:p>60.9391</text:p>
          </table:table-cell>
          <table:table-cell office:value-type="float" office:value="72.5879" calcext:value-type="float">
            <text:p>72.587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82" calcext:value-type="float">
            <text:p>46.1382</text:p>
          </table:table-cell>
          <table:table-cell office:value-type="float" office:value="73.1896" calcext:value-type="float">
            <text:p>73.1896</text:p>
          </table:table-cell>
          <table:table-cell office:value-type="float" office:value="90.6151" calcext:value-type="float">
            <text:p>90.615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" calcext:value-type="float">
            <text:p>43.891</text:p>
          </table:table-cell>
          <table:table-cell office:value-type="float" office:value="77.7442" calcext:value-type="float">
            <text:p>77.7442</text:p>
          </table:table-cell>
          <table:table-cell office:value-type="float" office:value="98.5879" calcext:value-type="float">
            <text:p>98.587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83" calcext:value-type="float">
            <text:p>40.5083</text:p>
          </table:table-cell>
          <table:table-cell office:value-type="float" office:value="70.9518" calcext:value-type="float">
            <text:p>70.9518</text:p>
          </table:table-cell>
          <table:table-cell office:value-type="float" office:value="90.9391" calcext:value-type="float">
            <text:p>90.939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9" calcext:value-type="float">
            <text:p>43.219</text:p>
          </table:table-cell>
          <table:table-cell office:value-type="float" office:value="61.6841" calcext:value-type="float">
            <text:p>61.6841</text:p>
          </table:table-cell>
          <table:table-cell office:value-type="float" office:value="75.7001" calcext:value-type="float">
            <text:p>75.700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028" calcext:value-type="float">
            <text:p>52.8028</text:p>
          </table:table-cell>
          <table:table-cell office:value-type="float" office:value="60.9371" calcext:value-type="float">
            <text:p>60.9371</text:p>
          </table:table-cell>
          <table:table-cell office:value-type="float" office:value="72.6021" calcext:value-type="float">
            <text:p>72.602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89" calcext:value-type="float">
            <text:p>46.1389</text:p>
          </table:table-cell>
          <table:table-cell office:value-type="float" office:value="73.1906" calcext:value-type="float">
            <text:p>73.1906</text:p>
          </table:table-cell>
          <table:table-cell office:value-type="float" office:value="90.6162" calcext:value-type="float">
            <text:p>90.6162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91" calcext:value-type="float">
            <text:p>43.891</text:p>
          </table:table-cell>
          <table:table-cell office:value-type="float" office:value="77.7442" calcext:value-type="float">
            <text:p>77.7442</text:p>
          </table:table-cell>
          <table:table-cell office:value-type="float" office:value="98.588" calcext:value-type="float">
            <text:p>98.58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83" calcext:value-type="float">
            <text:p>40.5083</text:p>
          </table:table-cell>
          <table:table-cell office:value-type="float" office:value="70.9519" calcext:value-type="float">
            <text:p>70.9519</text:p>
          </table:table-cell>
          <table:table-cell office:value-type="float" office:value="90.9391" calcext:value-type="float">
            <text:p>90.939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94" calcext:value-type="float">
            <text:p>43.2194</text:p>
          </table:table-cell>
          <table:table-cell office:value-type="float" office:value="61.685" calcext:value-type="float">
            <text:p>61.685</text:p>
          </table:table-cell>
          <table:table-cell office:value-type="float" office:value="75.7014" calcext:value-type="float">
            <text:p>75.701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976" calcext:value-type="float">
            <text:p>52.7976</text:p>
          </table:table-cell>
          <table:table-cell office:value-type="float" office:value="60.934" calcext:value-type="float">
            <text:p>60.934</text:p>
          </table:table-cell>
          <table:table-cell office:value-type="float" office:value="72.611" calcext:value-type="float">
            <text:p>72.61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9" calcext:value-type="float">
            <text:p>46.139</text:p>
          </table:table-cell>
          <table:table-cell office:value-type="float" office:value="73.1908" calcext:value-type="float">
            <text:p>73.1908</text:p>
          </table:table-cell>
          <table:table-cell office:value-type="float" office:value="90.6165" calcext:value-type="float">
            <text:p>90.616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2" calcext:value-type="float">
            <text:p>43.8912</text:p>
          </table:table-cell>
          <table:table-cell office:value-type="float" office:value="77.7445" calcext:value-type="float">
            <text:p>77.7445</text:p>
          </table:table-cell>
          <table:table-cell office:value-type="float" office:value="98.5884" calcext:value-type="float">
            <text:p>98.588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82" calcext:value-type="float">
            <text:p>40.5082</text:p>
          </table:table-cell>
          <table:table-cell office:value-type="float" office:value="70.9518" calcext:value-type="float">
            <text:p>70.9518</text:p>
          </table:table-cell>
          <table:table-cell office:value-type="float" office:value="90.939" calcext:value-type="float">
            <text:p>90.93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07" calcext:value-type="float">
            <text:p>43.2207</text:p>
          </table:table-cell>
          <table:table-cell office:value-type="float" office:value="61.6875" calcext:value-type="float">
            <text:p>61.6875</text:p>
          </table:table-cell>
          <table:table-cell office:value-type="float" office:value="75.7043" calcext:value-type="float">
            <text:p>75.704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914" calcext:value-type="float">
            <text:p>52.7914</text:p>
          </table:table-cell>
          <table:table-cell office:value-type="float" office:value="60.9318" calcext:value-type="float">
            <text:p>60.9318</text:p>
          </table:table-cell>
          <table:table-cell office:value-type="float" office:value="72.6255" calcext:value-type="float">
            <text:p>72.625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96" calcext:value-type="float">
            <text:p>46.1396</text:p>
          </table:table-cell>
          <table:table-cell office:value-type="float" office:value="73.1917" calcext:value-type="float">
            <text:p>73.1917</text:p>
          </table:table-cell>
          <table:table-cell office:value-type="float" office:value="90.6174" calcext:value-type="float">
            <text:p>90.617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2" calcext:value-type="float">
            <text:p>43.8912</text:p>
          </table:table-cell>
          <table:table-cell office:value-type="float" office:value="77.7446" calcext:value-type="float">
            <text:p>77.7446</text:p>
          </table:table-cell>
          <table:table-cell office:value-type="float" office:value="98.5885" calcext:value-type="float">
            <text:p>98.588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69" calcext:value-type="float">
            <text:p>40.5069</text:p>
          </table:table-cell>
          <table:table-cell office:value-type="float" office:value="70.9497" calcext:value-type="float">
            <text:p>70.9497</text:p>
          </table:table-cell>
          <table:table-cell office:value-type="float" office:value="90.9367" calcext:value-type="float">
            <text:p>90.936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27" calcext:value-type="float">
            <text:p>43.2227</text:p>
          </table:table-cell>
          <table:table-cell office:value-type="float" office:value="61.6909" calcext:value-type="float">
            <text:p>61.6909</text:p>
          </table:table-cell>
          <table:table-cell office:value-type="float" office:value="75.7081" calcext:value-type="float">
            <text:p>75.708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868" calcext:value-type="float">
            <text:p>52.7868</text:p>
          </table:table-cell>
          <table:table-cell office:value-type="float" office:value="60.93" calcext:value-type="float">
            <text:p>60.93</text:p>
          </table:table-cell>
          <table:table-cell office:value-type="float" office:value="72.6344" calcext:value-type="float">
            <text:p>72.634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99" calcext:value-type="float">
            <text:p>46.1399</text:p>
          </table:table-cell>
          <table:table-cell office:value-type="float" office:value="73.1922" calcext:value-type="float">
            <text:p>73.1922</text:p>
          </table:table-cell>
          <table:table-cell office:value-type="float" office:value="90.6179" calcext:value-type="float">
            <text:p>90.617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2" calcext:value-type="float">
            <text:p>43.8912</text:p>
          </table:table-cell>
          <table:table-cell office:value-type="float" office:value="77.7445" calcext:value-type="float">
            <text:p>77.7445</text:p>
          </table:table-cell>
          <table:table-cell office:value-type="float" office:value="98.5884" calcext:value-type="float">
            <text:p>98.588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67" calcext:value-type="float">
            <text:p>40.5067</text:p>
          </table:table-cell>
          <table:table-cell office:value-type="float" office:value="70.9493" calcext:value-type="float">
            <text:p>70.9493</text:p>
          </table:table-cell>
          <table:table-cell office:value-type="float" office:value="90.936" calcext:value-type="float">
            <text:p>90.93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37" calcext:value-type="float">
            <text:p>43.2237</text:p>
          </table:table-cell>
          <table:table-cell office:value-type="float" office:value="61.6927" calcext:value-type="float">
            <text:p>61.6927</text:p>
          </table:table-cell>
          <table:table-cell office:value-type="float" office:value="75.7101" calcext:value-type="float">
            <text:p>75.710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838" calcext:value-type="float">
            <text:p>52.7838</text:p>
          </table:table-cell>
          <table:table-cell office:value-type="float" office:value="60.9298" calcext:value-type="float">
            <text:p>60.9298</text:p>
          </table:table-cell>
          <table:table-cell office:value-type="float" office:value="72.6411" calcext:value-type="float">
            <text:p>72.641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02" calcext:value-type="float">
            <text:p>46.1402</text:p>
          </table:table-cell>
          <table:table-cell office:value-type="float" office:value="73.1928" calcext:value-type="float">
            <text:p>73.1928</text:p>
          </table:table-cell>
          <table:table-cell office:value-type="float" office:value="90.6187" calcext:value-type="float">
            <text:p>90.618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" calcext:value-type="float">
            <text:p>43.891</text:p>
          </table:table-cell>
          <table:table-cell office:value-type="float" office:value="77.7442" calcext:value-type="float">
            <text:p>77.7442</text:p>
          </table:table-cell>
          <table:table-cell office:value-type="float" office:value="98.5881" calcext:value-type="float">
            <text:p>98.588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67" calcext:value-type="float">
            <text:p>40.5067</text:p>
          </table:table-cell>
          <table:table-cell office:value-type="float" office:value="70.9492" calcext:value-type="float">
            <text:p>70.9492</text:p>
          </table:table-cell>
          <table:table-cell office:value-type="float" office:value="90.936" calcext:value-type="float">
            <text:p>90.93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48" calcext:value-type="float">
            <text:p>43.2248</text:p>
          </table:table-cell>
          <table:table-cell office:value-type="float" office:value="61.6946" calcext:value-type="float">
            <text:p>61.6946</text:p>
          </table:table-cell>
          <table:table-cell office:value-type="float" office:value="75.7123" calcext:value-type="float">
            <text:p>75.712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822" calcext:value-type="float">
            <text:p>52.7822</text:p>
          </table:table-cell>
          <table:table-cell office:value-type="float" office:value="60.9291" calcext:value-type="float">
            <text:p>60.9291</text:p>
          </table:table-cell>
          <table:table-cell office:value-type="float" office:value="72.6424" calcext:value-type="float">
            <text:p>72.642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02" calcext:value-type="float">
            <text:p>46.1402</text:p>
          </table:table-cell>
          <table:table-cell office:value-type="float" office:value="73.1927" calcext:value-type="float">
            <text:p>73.1927</text:p>
          </table:table-cell>
          <table:table-cell office:value-type="float" office:value="90.6187" calcext:value-type="float">
            <text:p>90.618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" calcext:value-type="float">
            <text:p>43.891</text:p>
          </table:table-cell>
          <table:table-cell office:value-type="float" office:value="77.7441" calcext:value-type="float">
            <text:p>77.7441</text:p>
          </table:table-cell>
          <table:table-cell office:value-type="float" office:value="98.588" calcext:value-type="float">
            <text:p>98.58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66" calcext:value-type="float">
            <text:p>40.5066</text:p>
          </table:table-cell>
          <table:table-cell office:value-type="float" office:value="70.9492" calcext:value-type="float">
            <text:p>70.9492</text:p>
          </table:table-cell>
          <table:table-cell office:value-type="float" office:value="90.9359" calcext:value-type="float">
            <text:p>90.935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68" calcext:value-type="float">
            <text:p>43.2268</text:p>
          </table:table-cell>
          <table:table-cell office:value-type="float" office:value="61.6982" calcext:value-type="float">
            <text:p>61.6982</text:p>
          </table:table-cell>
          <table:table-cell office:value-type="float" office:value="75.7163" calcext:value-type="float">
            <text:p>75.716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802" calcext:value-type="float">
            <text:p>52.7802</text:p>
          </table:table-cell>
          <table:table-cell office:value-type="float" office:value="60.9278" calcext:value-type="float">
            <text:p>60.9278</text:p>
          </table:table-cell>
          <table:table-cell office:value-type="float" office:value="72.6427" calcext:value-type="float">
            <text:p>72.642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02" calcext:value-type="float">
            <text:p>46.1402</text:p>
          </table:table-cell>
          <table:table-cell office:value-type="float" office:value="73.1928" calcext:value-type="float">
            <text:p>73.1928</text:p>
          </table:table-cell>
          <table:table-cell office:value-type="float" office:value="90.6188" calcext:value-type="float">
            <text:p>90.618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9" calcext:value-type="float">
            <text:p>43.8909</text:p>
          </table:table-cell>
          <table:table-cell office:value-type="float" office:value="77.744" calcext:value-type="float">
            <text:p>77.744</text:p>
          </table:table-cell>
          <table:table-cell office:value-type="float" office:value="98.5879" calcext:value-type="float">
            <text:p>98.587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64" calcext:value-type="float">
            <text:p>40.5064</text:p>
          </table:table-cell>
          <table:table-cell office:value-type="float" office:value="70.9487" calcext:value-type="float">
            <text:p>70.9487</text:p>
          </table:table-cell>
          <table:table-cell office:value-type="float" office:value="90.9353" calcext:value-type="float">
            <text:p>90.935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87" calcext:value-type="float">
            <text:p>43.2287</text:p>
          </table:table-cell>
          <table:table-cell office:value-type="float" office:value="61.7015" calcext:value-type="float">
            <text:p>61.7015</text:p>
          </table:table-cell>
          <table:table-cell office:value-type="float" office:value="75.7202" calcext:value-type="float">
            <text:p>75.720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738" calcext:value-type="float">
            <text:p>52.7738</text:p>
          </table:table-cell>
          <table:table-cell office:value-type="float" office:value="60.9199" calcext:value-type="float">
            <text:p>60.9199</text:p>
          </table:table-cell>
          <table:table-cell office:value-type="float" office:value="72.6359" calcext:value-type="float">
            <text:p>72.635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04" calcext:value-type="float">
            <text:p>46.1404</text:p>
          </table:table-cell>
          <table:table-cell office:value-type="float" office:value="73.1932" calcext:value-type="float">
            <text:p>73.1932</text:p>
          </table:table-cell>
          <table:table-cell office:value-type="float" office:value="90.6192" calcext:value-type="float">
            <text:p>90.619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7" calcext:value-type="float">
            <text:p>43.8907</text:p>
          </table:table-cell>
          <table:table-cell office:value-type="float" office:value="77.7437" calcext:value-type="float">
            <text:p>77.7437</text:p>
          </table:table-cell>
          <table:table-cell office:value-type="float" office:value="98.5875" calcext:value-type="float">
            <text:p>98.587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84" calcext:value-type="float">
            <text:p>40.5084</text:p>
          </table:table-cell>
          <table:table-cell office:value-type="float" office:value="70.9521" calcext:value-type="float">
            <text:p>70.9521</text:p>
          </table:table-cell>
          <table:table-cell office:value-type="float" office:value="90.9394" calcext:value-type="float">
            <text:p>90.939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91" calcext:value-type="float">
            <text:p>43.2291</text:p>
          </table:table-cell>
          <table:table-cell office:value-type="float" office:value="61.7023" calcext:value-type="float">
            <text:p>61.7023</text:p>
          </table:table-cell>
          <table:table-cell office:value-type="float" office:value="75.7211" calcext:value-type="float">
            <text:p>75.721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667" calcext:value-type="float">
            <text:p>52.7667</text:p>
          </table:table-cell>
          <table:table-cell office:value-type="float" office:value="60.9104" calcext:value-type="float">
            <text:p>60.9104</text:p>
          </table:table-cell>
          <table:table-cell office:value-type="float" office:value="72.6238" calcext:value-type="float">
            <text:p>72.623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14" calcext:value-type="float">
            <text:p>46.1414</text:p>
          </table:table-cell>
          <table:table-cell office:value-type="float" office:value="73.1947" calcext:value-type="float">
            <text:p>73.1947</text:p>
          </table:table-cell>
          <table:table-cell office:value-type="float" office:value="90.621" calcext:value-type="float">
            <text:p>90.62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6" calcext:value-type="float">
            <text:p>43.8906</text:p>
          </table:table-cell>
          <table:table-cell office:value-type="float" office:value="77.7436" calcext:value-type="float">
            <text:p>77.7436</text:p>
          </table:table-cell>
          <table:table-cell office:value-type="float" office:value="98.5873" calcext:value-type="float">
            <text:p>98.587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04" calcext:value-type="float">
            <text:p>40.5104</text:p>
          </table:table-cell>
          <table:table-cell office:value-type="float" office:value="70.9553" calcext:value-type="float">
            <text:p>70.9553</text:p>
          </table:table-cell>
          <table:table-cell office:value-type="float" office:value="90.9432" calcext:value-type="float">
            <text:p>90.943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08" calcext:value-type="float">
            <text:p>43.2308</text:p>
          </table:table-cell>
          <table:table-cell office:value-type="float" office:value="61.7055" calcext:value-type="float">
            <text:p>61.7055</text:p>
          </table:table-cell>
          <table:table-cell office:value-type="float" office:value="75.7249" calcext:value-type="float">
            <text:p>75.724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607" calcext:value-type="float">
            <text:p>52.7607</text:p>
          </table:table-cell>
          <table:table-cell office:value-type="float" office:value="60.902" calcext:value-type="float">
            <text:p>60.902</text:p>
          </table:table-cell>
          <table:table-cell office:value-type="float" office:value="72.6115" calcext:value-type="float">
            <text:p>72.611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23" calcext:value-type="float">
            <text:p>46.1423</text:p>
          </table:table-cell>
          <table:table-cell office:value-type="float" office:value="73.1962" calcext:value-type="float">
            <text:p>73.1962</text:p>
          </table:table-cell>
          <table:table-cell office:value-type="float" office:value="90.6227" calcext:value-type="float">
            <text:p>90.622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7" calcext:value-type="float">
            <text:p>43.8907</text:p>
          </table:table-cell>
          <table:table-cell office:value-type="float" office:value="77.7437" calcext:value-type="float">
            <text:p>77.7437</text:p>
          </table:table-cell>
          <table:table-cell office:value-type="float" office:value="98.5875" calcext:value-type="float">
            <text:p>98.587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07" calcext:value-type="float">
            <text:p>40.5107</text:p>
          </table:table-cell>
          <table:table-cell office:value-type="float" office:value="70.9557" calcext:value-type="float">
            <text:p>70.9557</text:p>
          </table:table-cell>
          <table:table-cell office:value-type="float" office:value="90.9434" calcext:value-type="float">
            <text:p>90.943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37" calcext:value-type="float">
            <text:p>43.2337</text:p>
          </table:table-cell>
          <table:table-cell office:value-type="float" office:value="61.7107" calcext:value-type="float">
            <text:p>61.7107</text:p>
          </table:table-cell>
          <table:table-cell office:value-type="float" office:value="75.731" calcext:value-type="float">
            <text:p>75.73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543" calcext:value-type="float">
            <text:p>52.7543</text:p>
          </table:table-cell>
          <table:table-cell office:value-type="float" office:value="60.8909" calcext:value-type="float">
            <text:p>60.8909</text:p>
          </table:table-cell>
          <table:table-cell office:value-type="float" office:value="72.5946" calcext:value-type="float">
            <text:p>72.594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33" calcext:value-type="float">
            <text:p>46.1433</text:p>
          </table:table-cell>
          <table:table-cell office:value-type="float" office:value="73.1979" calcext:value-type="float">
            <text:p>73.1979</text:p>
          </table:table-cell>
          <table:table-cell office:value-type="float" office:value="90.6245" calcext:value-type="float">
            <text:p>90.624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8" calcext:value-type="float">
            <text:p>43.8908</text:p>
          </table:table-cell>
          <table:table-cell office:value-type="float" office:value="77.7438" calcext:value-type="float">
            <text:p>77.7438</text:p>
          </table:table-cell>
          <table:table-cell office:value-type="float" office:value="98.5875" calcext:value-type="float">
            <text:p>98.587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09" calcext:value-type="float">
            <text:p>40.5109</text:p>
          </table:table-cell>
          <table:table-cell office:value-type="float" office:value="70.9557" calcext:value-type="float">
            <text:p>70.9557</text:p>
          </table:table-cell>
          <table:table-cell office:value-type="float" office:value="90.943" calcext:value-type="float">
            <text:p>90.94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49" calcext:value-type="float">
            <text:p>43.2349</text:p>
          </table:table-cell>
          <table:table-cell office:value-type="float" office:value="61.7128" calcext:value-type="float">
            <text:p>61.7128</text:p>
          </table:table-cell>
          <table:table-cell office:value-type="float" office:value="75.7335" calcext:value-type="float">
            <text:p>75.733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488" calcext:value-type="float">
            <text:p>52.7488</text:p>
          </table:table-cell>
          <table:table-cell office:value-type="float" office:value="60.8813" calcext:value-type="float">
            <text:p>60.8813</text:p>
          </table:table-cell>
          <table:table-cell office:value-type="float" office:value="72.5795" calcext:value-type="float">
            <text:p>72.579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35" calcext:value-type="float">
            <text:p>46.1435</text:p>
          </table:table-cell>
          <table:table-cell office:value-type="float" office:value="73.1983" calcext:value-type="float">
            <text:p>73.1983</text:p>
          </table:table-cell>
          <table:table-cell office:value-type="float" office:value="90.6252" calcext:value-type="float">
            <text:p>90.625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9" calcext:value-type="float">
            <text:p>43.8909</text:p>
          </table:table-cell>
          <table:table-cell office:value-type="float" office:value="77.7439" calcext:value-type="float">
            <text:p>77.7439</text:p>
          </table:table-cell>
          <table:table-cell office:value-type="float" office:value="98.5875" calcext:value-type="float">
            <text:p>98.587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09" calcext:value-type="float">
            <text:p>40.5109</text:p>
          </table:table-cell>
          <table:table-cell office:value-type="float" office:value="70.9556" calcext:value-type="float">
            <text:p>70.9556</text:p>
          </table:table-cell>
          <table:table-cell office:value-type="float" office:value="90.9428" calcext:value-type="float">
            <text:p>90.942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55" calcext:value-type="float">
            <text:p>43.2355</text:p>
          </table:table-cell>
          <table:table-cell office:value-type="float" office:value="61.714" calcext:value-type="float">
            <text:p>61.714</text:p>
          </table:table-cell>
          <table:table-cell office:value-type="float" office:value="75.7349" calcext:value-type="float">
            <text:p>75.734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391" calcext:value-type="float">
            <text:p>52.7391</text:p>
          </table:table-cell>
          <table:table-cell office:value-type="float" office:value="60.8625" calcext:value-type="float">
            <text:p>60.8625</text:p>
          </table:table-cell>
          <table:table-cell office:value-type="float" office:value="72.5501" calcext:value-type="float">
            <text:p>72.550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34" calcext:value-type="float">
            <text:p>46.1434</text:p>
          </table:table-cell>
          <table:table-cell office:value-type="float" office:value="73.1981" calcext:value-type="float">
            <text:p>73.1981</text:p>
          </table:table-cell>
          <table:table-cell office:value-type="float" office:value="90.625" calcext:value-type="float">
            <text:p>90.62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1" calcext:value-type="float">
            <text:p>43.8911</text:p>
          </table:table-cell>
          <table:table-cell office:value-type="float" office:value="77.7442" calcext:value-type="float">
            <text:p>77.7442</text:p>
          </table:table-cell>
          <table:table-cell office:value-type="float" office:value="98.5878" calcext:value-type="float">
            <text:p>98.587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15" calcext:value-type="float">
            <text:p>40.5115</text:p>
          </table:table-cell>
          <table:table-cell office:value-type="float" office:value="70.9562" calcext:value-type="float">
            <text:p>70.9562</text:p>
          </table:table-cell>
          <table:table-cell office:value-type="float" office:value="90.943" calcext:value-type="float">
            <text:p>90.94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58" calcext:value-type="float">
            <text:p>43.2358</text:p>
          </table:table-cell>
          <table:table-cell office:value-type="float" office:value="61.7146" calcext:value-type="float">
            <text:p>61.7146</text:p>
          </table:table-cell>
          <table:table-cell office:value-type="float" office:value="75.7357" calcext:value-type="float">
            <text:p>75.735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322" calcext:value-type="float">
            <text:p>52.7322</text:p>
          </table:table-cell>
          <table:table-cell office:value-type="float" office:value="60.8486" calcext:value-type="float">
            <text:p>60.8486</text:p>
          </table:table-cell>
          <table:table-cell office:value-type="float" office:value="72.5249" calcext:value-type="float">
            <text:p>72.524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31" calcext:value-type="float">
            <text:p>46.1431</text:p>
          </table:table-cell>
          <table:table-cell office:value-type="float" office:value="73.1976" calcext:value-type="float">
            <text:p>73.1976</text:p>
          </table:table-cell>
          <table:table-cell office:value-type="float" office:value="90.6244" calcext:value-type="float">
            <text:p>90.624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4" calcext:value-type="float">
            <text:p>43.8914</text:p>
          </table:table-cell>
          <table:table-cell office:value-type="float" office:value="77.7446" calcext:value-type="float">
            <text:p>77.7446</text:p>
          </table:table-cell>
          <table:table-cell office:value-type="float" office:value="98.588" calcext:value-type="float">
            <text:p>98.58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3" calcext:value-type="float">
            <text:p>40.513</text:p>
          </table:table-cell>
          <table:table-cell office:value-type="float" office:value="70.9581" calcext:value-type="float">
            <text:p>70.9581</text:p>
          </table:table-cell>
          <table:table-cell office:value-type="float" office:value="90.9445" calcext:value-type="float">
            <text:p>90.944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64" calcext:value-type="float">
            <text:p>43.2364</text:p>
          </table:table-cell>
          <table:table-cell office:value-type="float" office:value="61.7158" calcext:value-type="float">
            <text:p>61.7158</text:p>
          </table:table-cell>
          <table:table-cell office:value-type="float" office:value="75.7373" calcext:value-type="float">
            <text:p>75.737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242" calcext:value-type="float">
            <text:p>52.7242</text:p>
          </table:table-cell>
          <table:table-cell office:value-type="float" office:value="60.8305" calcext:value-type="float">
            <text:p>60.8305</text:p>
          </table:table-cell>
          <table:table-cell office:value-type="float" office:value="72.4924" calcext:value-type="float">
            <text:p>72.492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25" calcext:value-type="float">
            <text:p>46.1425</text:p>
          </table:table-cell>
          <table:table-cell office:value-type="float" office:value="73.1967" calcext:value-type="float">
            <text:p>73.1967</text:p>
          </table:table-cell>
          <table:table-cell office:value-type="float" office:value="90.6235" calcext:value-type="float">
            <text:p>90.623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6" calcext:value-type="float">
            <text:p>43.8916</text:p>
          </table:table-cell>
          <table:table-cell office:value-type="float" office:value="77.7448" calcext:value-type="float">
            <text:p>77.7448</text:p>
          </table:table-cell>
          <table:table-cell office:value-type="float" office:value="98.5882" calcext:value-type="float">
            <text:p>98.588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43" calcext:value-type="float">
            <text:p>40.5143</text:p>
          </table:table-cell>
          <table:table-cell office:value-type="float" office:value="70.96" calcext:value-type="float">
            <text:p>70.96</text:p>
          </table:table-cell>
          <table:table-cell office:value-type="float" office:value="90.9465" calcext:value-type="float">
            <text:p>90.946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74" calcext:value-type="float">
            <text:p>43.2374</text:p>
          </table:table-cell>
          <table:table-cell office:value-type="float" office:value="61.7177" calcext:value-type="float">
            <text:p>61.7177</text:p>
          </table:table-cell>
          <table:table-cell office:value-type="float" office:value="75.7399" calcext:value-type="float">
            <text:p>75.739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217" calcext:value-type="float">
            <text:p>52.7217</text:p>
          </table:table-cell>
          <table:table-cell office:value-type="float" office:value="60.8226" calcext:value-type="float">
            <text:p>60.8226</text:p>
          </table:table-cell>
          <table:table-cell office:value-type="float" office:value="72.4688" calcext:value-type="float">
            <text:p>72.468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16" calcext:value-type="float">
            <text:p>46.1416</text:p>
          </table:table-cell>
          <table:table-cell office:value-type="float" office:value="73.1954" calcext:value-type="float">
            <text:p>73.1954</text:p>
          </table:table-cell>
          <table:table-cell office:value-type="float" office:value="90.6222" calcext:value-type="float">
            <text:p>90.622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7" calcext:value-type="float">
            <text:p>43.8917</text:p>
          </table:table-cell>
          <table:table-cell office:value-type="float" office:value="77.7449" calcext:value-type="float">
            <text:p>77.7449</text:p>
          </table:table-cell>
          <table:table-cell office:value-type="float" office:value="98.5882" calcext:value-type="float">
            <text:p>98.588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61" calcext:value-type="float">
            <text:p>40.5161</text:p>
          </table:table-cell>
          <table:table-cell office:value-type="float" office:value="70.9625" calcext:value-type="float">
            <text:p>70.9625</text:p>
          </table:table-cell>
          <table:table-cell office:value-type="float" office:value="90.9488" calcext:value-type="float">
            <text:p>90.948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93" calcext:value-type="float">
            <text:p>43.2393</text:p>
          </table:table-cell>
          <table:table-cell office:value-type="float" office:value="61.7214" calcext:value-type="float">
            <text:p>61.7214</text:p>
          </table:table-cell>
          <table:table-cell office:value-type="float" office:value="75.7444" calcext:value-type="float">
            <text:p>75.744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151" calcext:value-type="float">
            <text:p>52.7151</text:p>
          </table:table-cell>
          <table:table-cell office:value-type="float" office:value="60.8048" calcext:value-type="float">
            <text:p>60.8048</text:p>
          </table:table-cell>
          <table:table-cell office:value-type="float" office:value="72.4292" calcext:value-type="float">
            <text:p>72.429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07" calcext:value-type="float">
            <text:p>46.1407</text:p>
          </table:table-cell>
          <table:table-cell office:value-type="float" office:value="73.1939" calcext:value-type="float">
            <text:p>73.1939</text:p>
          </table:table-cell>
          <table:table-cell office:value-type="float" office:value="90.6206" calcext:value-type="float">
            <text:p>90.620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8" calcext:value-type="float">
            <text:p>43.8918</text:p>
          </table:table-cell>
          <table:table-cell office:value-type="float" office:value="77.745" calcext:value-type="float">
            <text:p>77.745</text:p>
          </table:table-cell>
          <table:table-cell office:value-type="float" office:value="98.5883" calcext:value-type="float">
            <text:p>98.588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76" calcext:value-type="float">
            <text:p>40.5176</text:p>
          </table:table-cell>
          <table:table-cell office:value-type="float" office:value="70.9646" calcext:value-type="float">
            <text:p>70.9646</text:p>
          </table:table-cell>
          <table:table-cell office:value-type="float" office:value="90.951" calcext:value-type="float">
            <text:p>90.95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419" calcext:value-type="float">
            <text:p>43.2419</text:p>
          </table:table-cell>
          <table:table-cell office:value-type="float" office:value="61.7263" calcext:value-type="float">
            <text:p>61.7263</text:p>
          </table:table-cell>
          <table:table-cell office:value-type="float" office:value="75.7508" calcext:value-type="float">
            <text:p>75.750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96" calcext:value-type="float">
            <text:p>52.7096</text:p>
          </table:table-cell>
          <table:table-cell office:value-type="float" office:value="60.7906" calcext:value-type="float">
            <text:p>60.7906</text:p>
          </table:table-cell>
          <table:table-cell office:value-type="float" office:value="72.397" calcext:value-type="float">
            <text:p>72.39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85" calcext:value-type="float">
            <text:p>46.1385</text:p>
          </table:table-cell>
          <table:table-cell office:value-type="float" office:value="73.1905" calcext:value-type="float">
            <text:p>73.1905</text:p>
          </table:table-cell>
          <table:table-cell office:value-type="float" office:value="90.6171" calcext:value-type="float">
            <text:p>90.617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9" calcext:value-type="float">
            <text:p>43.8919</text:p>
          </table:table-cell>
          <table:table-cell office:value-type="float" office:value="77.7452" calcext:value-type="float">
            <text:p>77.7452</text:p>
          </table:table-cell>
          <table:table-cell office:value-type="float" office:value="98.5885" calcext:value-type="float">
            <text:p>98.588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88" calcext:value-type="float">
            <text:p>40.5188</text:p>
          </table:table-cell>
          <table:table-cell office:value-type="float" office:value="70.966" calcext:value-type="float">
            <text:p>70.966</text:p>
          </table:table-cell>
          <table:table-cell office:value-type="float" office:value="90.952" calcext:value-type="float">
            <text:p>90.95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444" calcext:value-type="float">
            <text:p>43.2444</text:p>
          </table:table-cell>
          <table:table-cell office:value-type="float" office:value="61.7311" calcext:value-type="float">
            <text:p>61.7311</text:p>
          </table:table-cell>
          <table:table-cell office:value-type="float" office:value="75.7569" calcext:value-type="float">
            <text:p>75.756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99" calcext:value-type="float">
            <text:p>52.7099</text:p>
          </table:table-cell>
          <table:table-cell office:value-type="float" office:value="60.7897" calcext:value-type="float">
            <text:p>60.7897</text:p>
          </table:table-cell>
          <table:table-cell office:value-type="float" office:value="72.3876" calcext:value-type="float">
            <text:p>72.387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49" calcext:value-type="float">
            <text:p>46.1349</text:p>
          </table:table-cell>
          <table:table-cell office:value-type="float" office:value="73.1847" calcext:value-type="float">
            <text:p>73.1847</text:p>
          </table:table-cell>
          <table:table-cell office:value-type="float" office:value="90.6107" calcext:value-type="float">
            <text:p>90.610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9" calcext:value-type="float">
            <text:p>43.8919</text:p>
          </table:table-cell>
          <table:table-cell office:value-type="float" office:value="77.7452" calcext:value-type="float">
            <text:p>77.7452</text:p>
          </table:table-cell>
          <table:table-cell office:value-type="float" office:value="98.5885" calcext:value-type="float">
            <text:p>98.588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94" calcext:value-type="float">
            <text:p>40.5194</text:p>
          </table:table-cell>
          <table:table-cell office:value-type="float" office:value="70.9674" calcext:value-type="float">
            <text:p>70.9674</text:p>
          </table:table-cell>
          <table:table-cell office:value-type="float" office:value="90.9541" calcext:value-type="float">
            <text:p>90.954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458" calcext:value-type="float">
            <text:p>43.2458</text:p>
          </table:table-cell>
          <table:table-cell office:value-type="float" office:value="61.7339" calcext:value-type="float">
            <text:p>61.7339</text:p>
          </table:table-cell>
          <table:table-cell office:value-type="float" office:value="75.7605" calcext:value-type="float">
            <text:p>75.760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71" calcext:value-type="float">
            <text:p>52.7071</text:p>
          </table:table-cell>
          <table:table-cell office:value-type="float" office:value="60.7815" calcext:value-type="float">
            <text:p>60.7815</text:p>
          </table:table-cell>
          <table:table-cell office:value-type="float" office:value="72.3647" calcext:value-type="float">
            <text:p>72.364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26" calcext:value-type="float">
            <text:p>46.1326</text:p>
          </table:table-cell>
          <table:table-cell office:value-type="float" office:value="73.1809" calcext:value-type="float">
            <text:p>73.1809</text:p>
          </table:table-cell>
          <table:table-cell office:value-type="float" office:value="90.6064" calcext:value-type="float">
            <text:p>90.606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" calcext:value-type="float">
            <text:p>43.892</text:p>
          </table:table-cell>
          <table:table-cell office:value-type="float" office:value="77.7453" calcext:value-type="float">
            <text:p>77.7453</text:p>
          </table:table-cell>
          <table:table-cell office:value-type="float" office:value="98.5886" calcext:value-type="float">
            <text:p>98.588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04" calcext:value-type="float">
            <text:p>40.5204</text:p>
          </table:table-cell>
          <table:table-cell office:value-type="float" office:value="70.9694" calcext:value-type="float">
            <text:p>70.9694</text:p>
          </table:table-cell>
          <table:table-cell office:value-type="float" office:value="90.9574" calcext:value-type="float">
            <text:p>90.957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478" calcext:value-type="float">
            <text:p>43.2478</text:p>
          </table:table-cell>
          <table:table-cell office:value-type="float" office:value="61.7377" calcext:value-type="float">
            <text:p>61.7377</text:p>
          </table:table-cell>
          <table:table-cell office:value-type="float" office:value="75.7656" calcext:value-type="float">
            <text:p>75.765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06" calcext:value-type="float">
            <text:p>52.7006</text:p>
          </table:table-cell>
          <table:table-cell office:value-type="float" office:value="60.7645" calcext:value-type="float">
            <text:p>60.7645</text:p>
          </table:table-cell>
          <table:table-cell office:value-type="float" office:value="72.3286" calcext:value-type="float">
            <text:p>72.328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08" calcext:value-type="float">
            <text:p>46.1308</text:p>
          </table:table-cell>
          <table:table-cell office:value-type="float" office:value="73.1778" calcext:value-type="float">
            <text:p>73.1778</text:p>
          </table:table-cell>
          <table:table-cell office:value-type="float" office:value="90.6026" calcext:value-type="float">
            <text:p>90.602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1" calcext:value-type="float">
            <text:p>43.8921</text:p>
          </table:table-cell>
          <table:table-cell office:value-type="float" office:value="77.7454" calcext:value-type="float">
            <text:p>77.7454</text:p>
          </table:table-cell>
          <table:table-cell office:value-type="float" office:value="98.5887" calcext:value-type="float">
            <text:p>98.588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14" calcext:value-type="float">
            <text:p>40.5214</text:p>
          </table:table-cell>
          <table:table-cell office:value-type="float" office:value="70.9712" calcext:value-type="float">
            <text:p>70.9712</text:p>
          </table:table-cell>
          <table:table-cell office:value-type="float" office:value="90.96" calcext:value-type="float">
            <text:p>90.9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491" calcext:value-type="float">
            <text:p>43.2491</text:p>
          </table:table-cell>
          <table:table-cell office:value-type="float" office:value="61.7403" calcext:value-type="float">
            <text:p>61.7403</text:p>
          </table:table-cell>
          <table:table-cell office:value-type="float" office:value="75.7694" calcext:value-type="float">
            <text:p>75.769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01" calcext:value-type="float">
            <text:p>52.6901</text:p>
          </table:table-cell>
          <table:table-cell office:value-type="float" office:value="60.7392" calcext:value-type="float">
            <text:p>60.7392</text:p>
          </table:table-cell>
          <table:table-cell office:value-type="float" office:value="72.2841" calcext:value-type="float">
            <text:p>72.284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93" calcext:value-type="float">
            <text:p>46.1293</text:p>
          </table:table-cell>
          <table:table-cell office:value-type="float" office:value="73.1753" calcext:value-type="float">
            <text:p>73.1753</text:p>
          </table:table-cell>
          <table:table-cell office:value-type="float" office:value="90.5998" calcext:value-type="float">
            <text:p>90.599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2" calcext:value-type="float">
            <text:p>43.8922</text:p>
          </table:table-cell>
          <table:table-cell office:value-type="float" office:value="77.7456" calcext:value-type="float">
            <text:p>77.7456</text:p>
          </table:table-cell>
          <table:table-cell office:value-type="float" office:value="98.5889" calcext:value-type="float">
            <text:p>98.588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08" calcext:value-type="float">
            <text:p>40.5208</text:p>
          </table:table-cell>
          <table:table-cell office:value-type="float" office:value="70.9711" calcext:value-type="float">
            <text:p>70.9711</text:p>
          </table:table-cell>
          <table:table-cell office:value-type="float" office:value="90.9613" calcext:value-type="float">
            <text:p>90.961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" calcext:value-type="float">
            <text:p>43.25</text:p>
          </table:table-cell>
          <table:table-cell office:value-type="float" office:value="61.7424" calcext:value-type="float">
            <text:p>61.7424</text:p>
          </table:table-cell>
          <table:table-cell office:value-type="float" office:value="75.7725" calcext:value-type="float">
            <text:p>75.772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772" calcext:value-type="float">
            <text:p>52.6772</text:p>
          </table:table-cell>
          <table:table-cell office:value-type="float" office:value="60.7084" calcext:value-type="float">
            <text:p>60.7084</text:p>
          </table:table-cell>
          <table:table-cell office:value-type="float" office:value="72.2307" calcext:value-type="float">
            <text:p>72.230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71" calcext:value-type="float">
            <text:p>46.1271</text:p>
          </table:table-cell>
          <table:table-cell office:value-type="float" office:value="73.1718" calcext:value-type="float">
            <text:p>73.1718</text:p>
          </table:table-cell>
          <table:table-cell office:value-type="float" office:value="90.5958" calcext:value-type="float">
            <text:p>90.595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5" calcext:value-type="float">
            <text:p>43.8925</text:p>
          </table:table-cell>
          <table:table-cell office:value-type="float" office:value="77.746" calcext:value-type="float">
            <text:p>77.746</text:p>
          </table:table-cell>
          <table:table-cell office:value-type="float" office:value="98.5893" calcext:value-type="float">
            <text:p>98.589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82" calcext:value-type="float">
            <text:p>40.5182</text:p>
          </table:table-cell>
          <table:table-cell office:value-type="float" office:value="70.9677" calcext:value-type="float">
            <text:p>70.9677</text:p>
          </table:table-cell>
          <table:table-cell office:value-type="float" office:value="90.9585" calcext:value-type="float">
            <text:p>90.958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11" calcext:value-type="float">
            <text:p>43.2511</text:p>
          </table:table-cell>
          <table:table-cell office:value-type="float" office:value="61.7447" calcext:value-type="float">
            <text:p>61.7447</text:p>
          </table:table-cell>
          <table:table-cell office:value-type="float" office:value="75.776" calcext:value-type="float">
            <text:p>75.77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73" calcext:value-type="float">
            <text:p>52.6673</text:p>
          </table:table-cell>
          <table:table-cell office:value-type="float" office:value="60.6858" calcext:value-type="float">
            <text:p>60.6858</text:p>
          </table:table-cell>
          <table:table-cell office:value-type="float" office:value="72.1946" calcext:value-type="float">
            <text:p>72.194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58" calcext:value-type="float">
            <text:p>46.1258</text:p>
          </table:table-cell>
          <table:table-cell office:value-type="float" office:value="73.1697" calcext:value-type="float">
            <text:p>73.1697</text:p>
          </table:table-cell>
          <table:table-cell office:value-type="float" office:value="90.5934" calcext:value-type="float">
            <text:p>90.593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6" calcext:value-type="float">
            <text:p>43.8926</text:p>
          </table:table-cell>
          <table:table-cell office:value-type="float" office:value="77.7462" calcext:value-type="float">
            <text:p>77.7462</text:p>
          </table:table-cell>
          <table:table-cell office:value-type="float" office:value="98.5894" calcext:value-type="float">
            <text:p>98.589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49" calcext:value-type="float">
            <text:p>40.5149</text:p>
          </table:table-cell>
          <table:table-cell office:value-type="float" office:value="70.963" calcext:value-type="float">
            <text:p>70.963</text:p>
          </table:table-cell>
          <table:table-cell office:value-type="float" office:value="90.9537" calcext:value-type="float">
            <text:p>90.953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22" calcext:value-type="float">
            <text:p>43.2522</text:p>
          </table:table-cell>
          <table:table-cell office:value-type="float" office:value="61.7471" calcext:value-type="float">
            <text:p>61.7471</text:p>
          </table:table-cell>
          <table:table-cell office:value-type="float" office:value="75.7795" calcext:value-type="float">
            <text:p>75.779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5" calcext:value-type="float">
            <text:p>52.665</text:p>
          </table:table-cell>
          <table:table-cell office:value-type="float" office:value="60.6797" calcext:value-type="float">
            <text:p>60.6797</text:p>
          </table:table-cell>
          <table:table-cell office:value-type="float" office:value="72.1842" calcext:value-type="float">
            <text:p>72.184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49" calcext:value-type="float">
            <text:p>46.1249</text:p>
          </table:table-cell>
          <table:table-cell office:value-type="float" office:value="73.1683" calcext:value-type="float">
            <text:p>73.1683</text:p>
          </table:table-cell>
          <table:table-cell office:value-type="float" office:value="90.5918" calcext:value-type="float">
            <text:p>90.591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6" calcext:value-type="float">
            <text:p>43.8926</text:p>
          </table:table-cell>
          <table:table-cell office:value-type="float" office:value="77.7462" calcext:value-type="float">
            <text:p>77.7462</text:p>
          </table:table-cell>
          <table:table-cell office:value-type="float" office:value="98.5894" calcext:value-type="float">
            <text:p>98.589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18" calcext:value-type="float">
            <text:p>40.5118</text:p>
          </table:table-cell>
          <table:table-cell office:value-type="float" office:value="70.9584" calcext:value-type="float">
            <text:p>70.9584</text:p>
          </table:table-cell>
          <table:table-cell office:value-type="float" office:value="90.949" calcext:value-type="float">
            <text:p>90.94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39" calcext:value-type="float">
            <text:p>43.2539</text:p>
          </table:table-cell>
          <table:table-cell office:value-type="float" office:value="61.7505" calcext:value-type="float">
            <text:p>61.7505</text:p>
          </table:table-cell>
          <table:table-cell office:value-type="float" office:value="75.7843" calcext:value-type="float">
            <text:p>75.784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45" calcext:value-type="float">
            <text:p>52.6645</text:p>
          </table:table-cell>
          <table:table-cell office:value-type="float" office:value="60.6779" calcext:value-type="float">
            <text:p>60.6779</text:p>
          </table:table-cell>
          <table:table-cell office:value-type="float" office:value="72.1806" calcext:value-type="float">
            <text:p>72.180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32" calcext:value-type="float">
            <text:p>46.1232</text:p>
          </table:table-cell>
          <table:table-cell office:value-type="float" office:value="73.1655" calcext:value-type="float">
            <text:p>73.1655</text:p>
          </table:table-cell>
          <table:table-cell office:value-type="float" office:value="90.5887" calcext:value-type="float">
            <text:p>90.588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6" calcext:value-type="float">
            <text:p>43.8926</text:p>
          </table:table-cell>
          <table:table-cell office:value-type="float" office:value="77.7461" calcext:value-type="float">
            <text:p>77.7461</text:p>
          </table:table-cell>
          <table:table-cell office:value-type="float" office:value="98.5892" calcext:value-type="float">
            <text:p>98.589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17" calcext:value-type="float">
            <text:p>40.5117</text:p>
          </table:table-cell>
          <table:table-cell office:value-type="float" office:value="70.9583" calcext:value-type="float">
            <text:p>70.9583</text:p>
          </table:table-cell>
          <table:table-cell office:value-type="float" office:value="90.949" calcext:value-type="float">
            <text:p>90.94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61" calcext:value-type="float">
            <text:p>43.2561</text:p>
          </table:table-cell>
          <table:table-cell office:value-type="float" office:value="61.7547" calcext:value-type="float">
            <text:p>61.7547</text:p>
          </table:table-cell>
          <table:table-cell office:value-type="float" office:value="75.7897" calcext:value-type="float">
            <text:p>75.789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34" calcext:value-type="float">
            <text:p>52.6634</text:p>
          </table:table-cell>
          <table:table-cell office:value-type="float" office:value="60.6751" calcext:value-type="float">
            <text:p>60.6751</text:p>
          </table:table-cell>
          <table:table-cell office:value-type="float" office:value="72.1774" calcext:value-type="float">
            <text:p>72.177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14" calcext:value-type="float">
            <text:p>46.1214</text:p>
          </table:table-cell>
          <table:table-cell office:value-type="float" office:value="73.1626" calcext:value-type="float">
            <text:p>73.1626</text:p>
          </table:table-cell>
          <table:table-cell office:value-type="float" office:value="90.5855" calcext:value-type="float">
            <text:p>90.585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6" calcext:value-type="float">
            <text:p>43.8926</text:p>
          </table:table-cell>
          <table:table-cell office:value-type="float" office:value="77.7461" calcext:value-type="float">
            <text:p>77.7461</text:p>
          </table:table-cell>
          <table:table-cell office:value-type="float" office:value="98.5892" calcext:value-type="float">
            <text:p>98.589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14" calcext:value-type="float">
            <text:p>40.5114</text:p>
          </table:table-cell>
          <table:table-cell office:value-type="float" office:value="70.958" calcext:value-type="float">
            <text:p>70.958</text:p>
          </table:table-cell>
          <table:table-cell office:value-type="float" office:value="90.9488" calcext:value-type="float">
            <text:p>90.948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98" calcext:value-type="float">
            <text:p>43.2598</text:p>
          </table:table-cell>
          <table:table-cell office:value-type="float" office:value="61.7617" calcext:value-type="float">
            <text:p>61.7617</text:p>
          </table:table-cell>
          <table:table-cell office:value-type="float" office:value="75.7984" calcext:value-type="float">
            <text:p>75.79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12" calcext:value-type="float">
            <text:p>52.6612</text:p>
          </table:table-cell>
          <table:table-cell office:value-type="float" office:value="60.6695" calcext:value-type="float">
            <text:p>60.6695</text:p>
          </table:table-cell>
          <table:table-cell office:value-type="float" office:value="72.1711" calcext:value-type="float">
            <text:p>72.171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93" calcext:value-type="float">
            <text:p>46.1193</text:p>
          </table:table-cell>
          <table:table-cell office:value-type="float" office:value="73.1591" calcext:value-type="float">
            <text:p>73.1591</text:p>
          </table:table-cell>
          <table:table-cell office:value-type="float" office:value="90.5815" calcext:value-type="float">
            <text:p>90.581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6" calcext:value-type="float">
            <text:p>43.8926</text:p>
          </table:table-cell>
          <table:table-cell office:value-type="float" office:value="77.7461" calcext:value-type="float">
            <text:p>77.7461</text:p>
          </table:table-cell>
          <table:table-cell office:value-type="float" office:value="98.5891" calcext:value-type="float">
            <text:p>98.589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72" calcext:value-type="float">
            <text:p>40.5172</text:p>
          </table:table-cell>
          <table:table-cell office:value-type="float" office:value="70.967" calcext:value-type="float">
            <text:p>70.967</text:p>
          </table:table-cell>
          <table:table-cell office:value-type="float" office:value="90.9592" calcext:value-type="float">
            <text:p>90.959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32" calcext:value-type="float">
            <text:p>43.2632</text:p>
          </table:table-cell>
          <table:table-cell office:value-type="float" office:value="61.7681" calcext:value-type="float">
            <text:p>61.7681</text:p>
          </table:table-cell>
          <table:table-cell office:value-type="float" office:value="75.8064" calcext:value-type="float">
            <text:p>75.806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578" calcext:value-type="float">
            <text:p>52.6578</text:p>
          </table:table-cell>
          <table:table-cell office:value-type="float" office:value="60.6607" calcext:value-type="float">
            <text:p>60.6607</text:p>
          </table:table-cell>
          <table:table-cell office:value-type="float" office:value="72.1611" calcext:value-type="float">
            <text:p>72.161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69" calcext:value-type="float">
            <text:p>46.1169</text:p>
          </table:table-cell>
          <table:table-cell office:value-type="float" office:value="73.1551" calcext:value-type="float">
            <text:p>73.1551</text:p>
          </table:table-cell>
          <table:table-cell office:value-type="float" office:value="90.5768" calcext:value-type="float">
            <text:p>90.576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6" calcext:value-type="float">
            <text:p>43.8926</text:p>
          </table:table-cell>
          <table:table-cell office:value-type="float" office:value="77.746" calcext:value-type="float">
            <text:p>77.746</text:p>
          </table:table-cell>
          <table:table-cell office:value-type="float" office:value="98.5891" calcext:value-type="float">
            <text:p>98.589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52" calcext:value-type="float">
            <text:p>40.5252</text:p>
          </table:table-cell>
          <table:table-cell office:value-type="float" office:value="70.979" calcext:value-type="float">
            <text:p>70.979</text:p>
          </table:table-cell>
          <table:table-cell office:value-type="float" office:value="90.9723" calcext:value-type="float">
            <text:p>90.972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71" calcext:value-type="float">
            <text:p>43.2671</text:p>
          </table:table-cell>
          <table:table-cell office:value-type="float" office:value="61.7753" calcext:value-type="float">
            <text:p>61.7753</text:p>
          </table:table-cell>
          <table:table-cell office:value-type="float" office:value="75.815" calcext:value-type="float">
            <text:p>75.81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97" calcext:value-type="float">
            <text:p>52.6497</text:p>
          </table:table-cell>
          <table:table-cell office:value-type="float" office:value="60.6421" calcext:value-type="float">
            <text:p>60.6421</text:p>
          </table:table-cell>
          <table:table-cell office:value-type="float" office:value="72.1408" calcext:value-type="float">
            <text:p>72.140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59" calcext:value-type="float">
            <text:p>46.1159</text:p>
          </table:table-cell>
          <table:table-cell office:value-type="float" office:value="73.1535" calcext:value-type="float">
            <text:p>73.1535</text:p>
          </table:table-cell>
          <table:table-cell office:value-type="float" office:value="90.575" calcext:value-type="float">
            <text:p>90.57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6" calcext:value-type="float">
            <text:p>43.8926</text:p>
          </table:table-cell>
          <table:table-cell office:value-type="float" office:value="77.746" calcext:value-type="float">
            <text:p>77.746</text:p>
          </table:table-cell>
          <table:table-cell office:value-type="float" office:value="98.589" calcext:value-type="float">
            <text:p>98.58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18" calcext:value-type="float">
            <text:p>40.5318</text:p>
          </table:table-cell>
          <table:table-cell office:value-type="float" office:value="70.9886" calcext:value-type="float">
            <text:p>70.9886</text:p>
          </table:table-cell>
          <table:table-cell office:value-type="float" office:value="90.982" calcext:value-type="float">
            <text:p>90.98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43" calcext:value-type="float">
            <text:p>43.2743</text:p>
          </table:table-cell>
          <table:table-cell office:value-type="float" office:value="61.7883" calcext:value-type="float">
            <text:p>61.7883</text:p>
          </table:table-cell>
          <table:table-cell office:value-type="float" office:value="75.8302" calcext:value-type="float">
            <text:p>75.830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08" calcext:value-type="float">
            <text:p>52.6408</text:p>
          </table:table-cell>
          <table:table-cell office:value-type="float" office:value="60.6239" calcext:value-type="float">
            <text:p>60.6239</text:p>
          </table:table-cell>
          <table:table-cell office:value-type="float" office:value="72.1225" calcext:value-type="float">
            <text:p>72.122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46" calcext:value-type="float">
            <text:p>46.1146</text:p>
          </table:table-cell>
          <table:table-cell office:value-type="float" office:value="73.1514" calcext:value-type="float">
            <text:p>73.1514</text:p>
          </table:table-cell>
          <table:table-cell office:value-type="float" office:value="90.5728" calcext:value-type="float">
            <text:p>90.5728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926" calcext:value-type="float">
            <text:p>43.8926</text:p>
          </table:table-cell>
          <table:table-cell office:value-type="float" office:value="77.7461" calcext:value-type="float">
            <text:p>77.7461</text:p>
          </table:table-cell>
          <table:table-cell office:value-type="float" office:value="98.5892" calcext:value-type="float">
            <text:p>98.589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44" calcext:value-type="float">
            <text:p>40.5344</text:p>
          </table:table-cell>
          <table:table-cell office:value-type="float" office:value="70.9924" calcext:value-type="float">
            <text:p>70.9924</text:p>
          </table:table-cell>
          <table:table-cell office:value-type="float" office:value="90.986" calcext:value-type="float">
            <text:p>90.98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36" calcext:value-type="float">
            <text:p>43.2836</text:p>
          </table:table-cell>
          <table:table-cell office:value-type="float" office:value="61.8043" calcext:value-type="float">
            <text:p>61.8043</text:p>
          </table:table-cell>
          <table:table-cell office:value-type="float" office:value="75.8474" calcext:value-type="float">
            <text:p>75.847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327" calcext:value-type="float">
            <text:p>52.6327</text:p>
          </table:table-cell>
          <table:table-cell office:value-type="float" office:value="60.6063" calcext:value-type="float">
            <text:p>60.6063</text:p>
          </table:table-cell>
          <table:table-cell office:value-type="float" office:value="72.1043" calcext:value-type="float">
            <text:p>72.104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28" calcext:value-type="float">
            <text:p>46.1128</text:p>
          </table:table-cell>
          <table:table-cell office:value-type="float" office:value="73.1486" calcext:value-type="float">
            <text:p>73.1486</text:p>
          </table:table-cell>
          <table:table-cell office:value-type="float" office:value="90.5699" calcext:value-type="float">
            <text:p>90.569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927" calcext:value-type="float">
            <text:p>43.8927</text:p>
          </table:table-cell>
          <table:table-cell office:value-type="float" office:value="77.7462" calcext:value-type="float">
            <text:p>77.7462</text:p>
          </table:table-cell>
          <table:table-cell office:value-type="float" office:value="98.5892" calcext:value-type="float">
            <text:p>98.589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74" calcext:value-type="float">
            <text:p>40.5374</text:p>
          </table:table-cell>
          <table:table-cell office:value-type="float" office:value="70.9967" calcext:value-type="float">
            <text:p>70.9967</text:p>
          </table:table-cell>
          <table:table-cell office:value-type="float" office:value="90.9905" calcext:value-type="float">
            <text:p>90.990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1" calcext:value-type="float">
            <text:p>43.291</text:p>
          </table:table-cell>
          <table:table-cell office:value-type="float" office:value="61.8171" calcext:value-type="float">
            <text:p>61.8171</text:p>
          </table:table-cell>
          <table:table-cell office:value-type="float" office:value="75.8612" calcext:value-type="float">
            <text:p>75.861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274" calcext:value-type="float">
            <text:p>52.6274</text:p>
          </table:table-cell>
          <table:table-cell office:value-type="float" office:value="60.5962" calcext:value-type="float">
            <text:p>60.5962</text:p>
          </table:table-cell>
          <table:table-cell office:value-type="float" office:value="72.0947" calcext:value-type="float">
            <text:p>72.094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17" calcext:value-type="float">
            <text:p>46.1117</text:p>
          </table:table-cell>
          <table:table-cell office:value-type="float" office:value="73.1468" calcext:value-type="float">
            <text:p>73.1468</text:p>
          </table:table-cell>
          <table:table-cell office:value-type="float" office:value="90.5681" calcext:value-type="float">
            <text:p>90.568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8" calcext:value-type="float">
            <text:p>43.8928</text:p>
          </table:table-cell>
          <table:table-cell office:value-type="float" office:value="77.7463" calcext:value-type="float">
            <text:p>77.7463</text:p>
          </table:table-cell>
          <table:table-cell office:value-type="float" office:value="98.5892" calcext:value-type="float">
            <text:p>98.589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9" calcext:value-type="float">
            <text:p>40.539</text:p>
          </table:table-cell>
          <table:table-cell office:value-type="float" office:value="70.9989" calcext:value-type="float">
            <text:p>70.9989</text:p>
          </table:table-cell>
          <table:table-cell office:value-type="float" office:value="90.9926" calcext:value-type="float">
            <text:p>90.992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63" calcext:value-type="float">
            <text:p>43.2963</text:p>
          </table:table-cell>
          <table:table-cell office:value-type="float" office:value="61.8263" calcext:value-type="float">
            <text:p>61.8263</text:p>
          </table:table-cell>
          <table:table-cell office:value-type="float" office:value="75.8709" calcext:value-type="float">
            <text:p>75.870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216" calcext:value-type="float">
            <text:p>52.6216</text:p>
          </table:table-cell>
          <table:table-cell office:value-type="float" office:value="60.5857" calcext:value-type="float">
            <text:p>60.5857</text:p>
          </table:table-cell>
          <table:table-cell office:value-type="float" office:value="72.0848" calcext:value-type="float">
            <text:p>72.084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06" calcext:value-type="float">
            <text:p>46.1106</text:p>
          </table:table-cell>
          <table:table-cell office:value-type="float" office:value="73.1451" calcext:value-type="float">
            <text:p>73.1451</text:p>
          </table:table-cell>
          <table:table-cell office:value-type="float" office:value="90.5661" calcext:value-type="float">
            <text:p>90.566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6" calcext:value-type="float">
            <text:p>43.8926</text:p>
          </table:table-cell>
          <table:table-cell office:value-type="float" office:value="77.7459" calcext:value-type="float">
            <text:p>77.7459</text:p>
          </table:table-cell>
          <table:table-cell office:value-type="float" office:value="98.5888" calcext:value-type="float">
            <text:p>98.588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94" calcext:value-type="float">
            <text:p>40.5394</text:p>
          </table:table-cell>
          <table:table-cell office:value-type="float" office:value="70.9994" calcext:value-type="float">
            <text:p>70.9994</text:p>
          </table:table-cell>
          <table:table-cell office:value-type="float" office:value="90.9929" calcext:value-type="float">
            <text:p>90.992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91" calcext:value-type="float">
            <text:p>43.2991</text:p>
          </table:table-cell>
          <table:table-cell office:value-type="float" office:value="61.831" calcext:value-type="float">
            <text:p>61.831</text:p>
          </table:table-cell>
          <table:table-cell office:value-type="float" office:value="75.8757" calcext:value-type="float">
            <text:p>75.875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41" calcext:value-type="float">
            <text:p>52.6141</text:p>
          </table:table-cell>
          <table:table-cell office:value-type="float" office:value="60.5727" calcext:value-type="float">
            <text:p>60.5727</text:p>
          </table:table-cell>
          <table:table-cell office:value-type="float" office:value="72.0745" calcext:value-type="float">
            <text:p>72.074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94" calcext:value-type="float">
            <text:p>46.1094</text:p>
          </table:table-cell>
          <table:table-cell office:value-type="float" office:value="73.1431" calcext:value-type="float">
            <text:p>73.1431</text:p>
          </table:table-cell>
          <table:table-cell office:value-type="float" office:value="90.5639" calcext:value-type="float">
            <text:p>90.563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2" calcext:value-type="float">
            <text:p>43.8922</text:p>
          </table:table-cell>
          <table:table-cell office:value-type="float" office:value="77.7454" calcext:value-type="float">
            <text:p>77.7454</text:p>
          </table:table-cell>
          <table:table-cell office:value-type="float" office:value="98.5882" calcext:value-type="float">
            <text:p>98.588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01" calcext:value-type="float">
            <text:p>40.5401</text:p>
          </table:table-cell>
          <table:table-cell office:value-type="float" office:value="71.0005" calcext:value-type="float">
            <text:p>71.0005</text:p>
          </table:table-cell>
          <table:table-cell office:value-type="float" office:value="90.994" calcext:value-type="float">
            <text:p>90.99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06" calcext:value-type="float">
            <text:p>43.3006</text:p>
          </table:table-cell>
          <table:table-cell office:value-type="float" office:value="61.8333" calcext:value-type="float">
            <text:p>61.8333</text:p>
          </table:table-cell>
          <table:table-cell office:value-type="float" office:value="75.8779" calcext:value-type="float">
            <text:p>75.877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9" calcext:value-type="float">
            <text:p>52.609</text:p>
          </table:table-cell>
          <table:table-cell office:value-type="float" office:value="60.564" calcext:value-type="float">
            <text:p>60.564</text:p>
          </table:table-cell>
          <table:table-cell office:value-type="float" office:value="72.0684" calcext:value-type="float">
            <text:p>72.068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83" calcext:value-type="float">
            <text:p>46.1083</text:p>
          </table:table-cell>
          <table:table-cell office:value-type="float" office:value="73.1413" calcext:value-type="float">
            <text:p>73.1413</text:p>
          </table:table-cell>
          <table:table-cell office:value-type="float" office:value="90.5618" calcext:value-type="float">
            <text:p>90.561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8" calcext:value-type="float">
            <text:p>43.8918</text:p>
          </table:table-cell>
          <table:table-cell office:value-type="float" office:value="77.7446" calcext:value-type="float">
            <text:p>77.7446</text:p>
          </table:table-cell>
          <table:table-cell office:value-type="float" office:value="98.5873" calcext:value-type="float">
            <text:p>98.587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85" calcext:value-type="float">
            <text:p>40.5385</text:p>
          </table:table-cell>
          <table:table-cell office:value-type="float" office:value="70.9973" calcext:value-type="float">
            <text:p>70.9973</text:p>
          </table:table-cell>
          <table:table-cell office:value-type="float" office:value="90.9892" calcext:value-type="float">
            <text:p>90.989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11" calcext:value-type="float">
            <text:p>43.3011</text:p>
          </table:table-cell>
          <table:table-cell office:value-type="float" office:value="61.8342" calcext:value-type="float">
            <text:p>61.8342</text:p>
          </table:table-cell>
          <table:table-cell office:value-type="float" office:value="75.8786" calcext:value-type="float">
            <text:p>75.878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48" calcext:value-type="float">
            <text:p>52.6048</text:p>
          </table:table-cell>
          <table:table-cell office:value-type="float" office:value="60.5577" calcext:value-type="float">
            <text:p>60.5577</text:p>
          </table:table-cell>
          <table:table-cell office:value-type="float" office:value="72.0658" calcext:value-type="float">
            <text:p>72.065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74" calcext:value-type="float">
            <text:p>46.1074</text:p>
          </table:table-cell>
          <table:table-cell office:value-type="float" office:value="73.1398" calcext:value-type="float">
            <text:p>73.1398</text:p>
          </table:table-cell>
          <table:table-cell office:value-type="float" office:value="90.5602" calcext:value-type="float">
            <text:p>90.5602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916" calcext:value-type="float">
            <text:p>43.8916</text:p>
          </table:table-cell>
          <table:table-cell office:value-type="float" office:value="77.7444" calcext:value-type="float">
            <text:p>77.7444</text:p>
          </table:table-cell>
          <table:table-cell office:value-type="float" office:value="98.587" calcext:value-type="float">
            <text:p>98.58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87" calcext:value-type="float">
            <text:p>40.5287</text:p>
          </table:table-cell>
          <table:table-cell office:value-type="float" office:value="70.9812" calcext:value-type="float">
            <text:p>70.9812</text:p>
          </table:table-cell>
          <table:table-cell office:value-type="float" office:value="90.9695" calcext:value-type="float">
            <text:p>90.969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17" calcext:value-type="float">
            <text:p>43.3017</text:p>
          </table:table-cell>
          <table:table-cell office:value-type="float" office:value="61.835" calcext:value-type="float">
            <text:p>61.835</text:p>
          </table:table-cell>
          <table:table-cell office:value-type="float" office:value="75.8794" calcext:value-type="float">
            <text:p>75.879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3" calcext:value-type="float">
            <text:p>52.603</text:p>
          </table:table-cell>
          <table:table-cell office:value-type="float" office:value="60.5559" calcext:value-type="float">
            <text:p>60.5559</text:p>
          </table:table-cell>
          <table:table-cell office:value-type="float" office:value="72.0675" calcext:value-type="float">
            <text:p>72.067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2" calcext:value-type="float">
            <text:p>46.1062</text:p>
          </table:table-cell>
          <table:table-cell office:value-type="float" office:value="73.1379" calcext:value-type="float">
            <text:p>73.1379</text:p>
          </table:table-cell>
          <table:table-cell office:value-type="float" office:value="90.558" calcext:value-type="float">
            <text:p>90.55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5" calcext:value-type="float">
            <text:p>43.8915</text:p>
          </table:table-cell>
          <table:table-cell office:value-type="float" office:value="77.7441" calcext:value-type="float">
            <text:p>77.7441</text:p>
          </table:table-cell>
          <table:table-cell office:value-type="float" office:value="98.5866" calcext:value-type="float">
            <text:p>98.586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78" calcext:value-type="float">
            <text:p>40.5278</text:p>
          </table:table-cell>
          <table:table-cell office:value-type="float" office:value="70.9798" calcext:value-type="float">
            <text:p>70.9798</text:p>
          </table:table-cell>
          <table:table-cell office:value-type="float" office:value="90.9679" calcext:value-type="float">
            <text:p>90.96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21" calcext:value-type="float">
            <text:p>43.3021</text:p>
          </table:table-cell>
          <table:table-cell office:value-type="float" office:value="61.8358" calcext:value-type="float">
            <text:p>61.8358</text:p>
          </table:table-cell>
          <table:table-cell office:value-type="float" office:value="75.8802" calcext:value-type="float">
            <text:p>75.880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2" calcext:value-type="float">
            <text:p>52.602</text:p>
          </table:table-cell>
          <table:table-cell office:value-type="float" office:value="60.5551" calcext:value-type="float">
            <text:p>60.5551</text:p>
          </table:table-cell>
          <table:table-cell office:value-type="float" office:value="72.0691" calcext:value-type="float">
            <text:p>72.069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3" calcext:value-type="float">
            <text:p>46.1053</text:p>
          </table:table-cell>
          <table:table-cell office:value-type="float" office:value="73.1365" calcext:value-type="float">
            <text:p>73.1365</text:p>
          </table:table-cell>
          <table:table-cell office:value-type="float" office:value="90.5565" calcext:value-type="float">
            <text:p>90.556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4" calcext:value-type="float">
            <text:p>43.8914</text:p>
          </table:table-cell>
          <table:table-cell office:value-type="float" office:value="77.744" calcext:value-type="float">
            <text:p>77.744</text:p>
          </table:table-cell>
          <table:table-cell office:value-type="float" office:value="98.5864" calcext:value-type="float">
            <text:p>98.586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77" calcext:value-type="float">
            <text:p>40.5277</text:p>
          </table:table-cell>
          <table:table-cell office:value-type="float" office:value="70.9796" calcext:value-type="float">
            <text:p>70.9796</text:p>
          </table:table-cell>
          <table:table-cell office:value-type="float" office:value="90.9677" calcext:value-type="float">
            <text:p>90.967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29" calcext:value-type="float">
            <text:p>43.3029</text:p>
          </table:table-cell>
          <table:table-cell office:value-type="float" office:value="61.8373" calcext:value-type="float">
            <text:p>61.8373</text:p>
          </table:table-cell>
          <table:table-cell office:value-type="float" office:value="75.8819" calcext:value-type="float">
            <text:p>75.881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03" calcext:value-type="float">
            <text:p>52.6003</text:p>
          </table:table-cell>
          <table:table-cell office:value-type="float" office:value="60.5531" calcext:value-type="float">
            <text:p>60.5531</text:p>
          </table:table-cell>
          <table:table-cell office:value-type="float" office:value="72.0699" calcext:value-type="float">
            <text:p>72.069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2" calcext:value-type="float">
            <text:p>46.1052</text:p>
          </table:table-cell>
          <table:table-cell office:value-type="float" office:value="73.1363" calcext:value-type="float">
            <text:p>73.1363</text:p>
          </table:table-cell>
          <table:table-cell office:value-type="float" office:value="90.5563" calcext:value-type="float">
            <text:p>90.556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2" calcext:value-type="float">
            <text:p>43.8912</text:p>
          </table:table-cell>
          <table:table-cell office:value-type="float" office:value="77.7436" calcext:value-type="float">
            <text:p>77.7436</text:p>
          </table:table-cell>
          <table:table-cell office:value-type="float" office:value="98.5858" calcext:value-type="float">
            <text:p>98.585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64" calcext:value-type="float">
            <text:p>40.5264</text:p>
          </table:table-cell>
          <table:table-cell office:value-type="float" office:value="70.9775" calcext:value-type="float">
            <text:p>70.9775</text:p>
          </table:table-cell>
          <table:table-cell office:value-type="float" office:value="90.965" calcext:value-type="float">
            <text:p>90.96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31" calcext:value-type="float">
            <text:p>43.3031</text:p>
          </table:table-cell>
          <table:table-cell office:value-type="float" office:value="61.8376" calcext:value-type="float">
            <text:p>61.8376</text:p>
          </table:table-cell>
          <table:table-cell office:value-type="float" office:value="75.8823" calcext:value-type="float">
            <text:p>75.882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992" calcext:value-type="float">
            <text:p>52.5992</text:p>
          </table:table-cell>
          <table:table-cell office:value-type="float" office:value="60.5521" calcext:value-type="float">
            <text:p>60.5521</text:p>
          </table:table-cell>
          <table:table-cell office:value-type="float" office:value="72.0713" calcext:value-type="float">
            <text:p>72.071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5" calcext:value-type="float">
            <text:p>46.1055</text:p>
          </table:table-cell>
          <table:table-cell office:value-type="float" office:value="73.1367" calcext:value-type="float">
            <text:p>73.1367</text:p>
          </table:table-cell>
          <table:table-cell office:value-type="float" office:value="90.5567" calcext:value-type="float">
            <text:p>90.556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9" calcext:value-type="float">
            <text:p>43.8909</text:p>
          </table:table-cell>
          <table:table-cell office:value-type="float" office:value="77.7431" calcext:value-type="float">
            <text:p>77.7431</text:p>
          </table:table-cell>
          <table:table-cell office:value-type="float" office:value="98.5852" calcext:value-type="float">
            <text:p>98.585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52" calcext:value-type="float">
            <text:p>40.5252</text:p>
          </table:table-cell>
          <table:table-cell office:value-type="float" office:value="70.9758" calcext:value-type="float">
            <text:p>70.9758</text:p>
          </table:table-cell>
          <table:table-cell office:value-type="float" office:value="90.9633" calcext:value-type="float">
            <text:p>90.963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31" calcext:value-type="float">
            <text:p>43.3031</text:p>
          </table:table-cell>
          <table:table-cell office:value-type="float" office:value="61.8375" calcext:value-type="float">
            <text:p>61.8375</text:p>
          </table:table-cell>
          <table:table-cell office:value-type="float" office:value="75.8822" calcext:value-type="float">
            <text:p>75.882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97" calcext:value-type="float">
            <text:p>52.597</text:p>
          </table:table-cell>
          <table:table-cell office:value-type="float" office:value="60.5507" calcext:value-type="float">
            <text:p>60.5507</text:p>
          </table:table-cell>
          <table:table-cell office:value-type="float" office:value="72.0758" calcext:value-type="float">
            <text:p>72.075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7" calcext:value-type="float">
            <text:p>46.1057</text:p>
          </table:table-cell>
          <table:table-cell office:value-type="float" office:value="73.137" calcext:value-type="float">
            <text:p>73.137</text:p>
          </table:table-cell>
          <table:table-cell office:value-type="float" office:value="90.5571" calcext:value-type="float">
            <text:p>90.557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5" calcext:value-type="float">
            <text:p>43.8905</text:p>
          </table:table-cell>
          <table:table-cell office:value-type="float" office:value="77.7424" calcext:value-type="float">
            <text:p>77.7424</text:p>
          </table:table-cell>
          <table:table-cell office:value-type="float" office:value="98.5842" calcext:value-type="float">
            <text:p>98.584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2" calcext:value-type="float">
            <text:p>40.522</text:p>
          </table:table-cell>
          <table:table-cell office:value-type="float" office:value="70.9703" calcext:value-type="float">
            <text:p>70.9703</text:p>
          </table:table-cell>
          <table:table-cell office:value-type="float" office:value="90.9564" calcext:value-type="float">
            <text:p>90.956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27" calcext:value-type="float">
            <text:p>43.3027</text:p>
          </table:table-cell>
          <table:table-cell office:value-type="float" office:value="61.8369" calcext:value-type="float">
            <text:p>61.8369</text:p>
          </table:table-cell>
          <table:table-cell office:value-type="float" office:value="75.8815" calcext:value-type="float">
            <text:p>75.881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958" calcext:value-type="float">
            <text:p>52.5958</text:p>
          </table:table-cell>
          <table:table-cell office:value-type="float" office:value="60.5522" calcext:value-type="float">
            <text:p>60.5522</text:p>
          </table:table-cell>
          <table:table-cell office:value-type="float" office:value="72.0854" calcext:value-type="float">
            <text:p>72.085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5" calcext:value-type="float">
            <text:p>46.1055</text:p>
          </table:table-cell>
          <table:table-cell office:value-type="float" office:value="73.1367" calcext:value-type="float">
            <text:p>73.1367</text:p>
          </table:table-cell>
          <table:table-cell office:value-type="float" office:value="90.5566" calcext:value-type="float">
            <text:p>90.556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2" calcext:value-type="float">
            <text:p>43.8902</text:p>
          </table:table-cell>
          <table:table-cell office:value-type="float" office:value="77.7419" calcext:value-type="float">
            <text:p>77.7419</text:p>
          </table:table-cell>
          <table:table-cell office:value-type="float" office:value="98.5835" calcext:value-type="float">
            <text:p>98.583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2" calcext:value-type="float">
            <text:p>40.522</text:p>
          </table:table-cell>
          <table:table-cell office:value-type="float" office:value="70.9703" calcext:value-type="float">
            <text:p>70.9703</text:p>
          </table:table-cell>
          <table:table-cell office:value-type="float" office:value="90.9564" calcext:value-type="float">
            <text:p>90.956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12" calcext:value-type="float">
            <text:p>43.3012</text:p>
          </table:table-cell>
          <table:table-cell office:value-type="float" office:value="61.8341" calcext:value-type="float">
            <text:p>61.8341</text:p>
          </table:table-cell>
          <table:table-cell office:value-type="float" office:value="75.8782" calcext:value-type="float">
            <text:p>75.878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989" calcext:value-type="float">
            <text:p>52.5989</text:p>
          </table:table-cell>
          <table:table-cell office:value-type="float" office:value="60.5693" calcext:value-type="float">
            <text:p>60.5693</text:p>
          </table:table-cell>
          <table:table-cell office:value-type="float" office:value="72.1245" calcext:value-type="float">
            <text:p>72.124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5" calcext:value-type="float">
            <text:p>46.1055</text:p>
          </table:table-cell>
          <table:table-cell office:value-type="float" office:value="73.1366" calcext:value-type="float">
            <text:p>73.1366</text:p>
          </table:table-cell>
          <table:table-cell office:value-type="float" office:value="90.5564" calcext:value-type="float">
            <text:p>90.556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96" calcext:value-type="float">
            <text:p>43.8896</text:p>
          </table:table-cell>
          <table:table-cell office:value-type="float" office:value="77.741" calcext:value-type="float">
            <text:p>77.741</text:p>
          </table:table-cell>
          <table:table-cell office:value-type="float" office:value="98.5825" calcext:value-type="float">
            <text:p>98.582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22" calcext:value-type="float">
            <text:p>40.5222</text:p>
          </table:table-cell>
          <table:table-cell office:value-type="float" office:value="70.9707" calcext:value-type="float">
            <text:p>70.9707</text:p>
          </table:table-cell>
          <table:table-cell office:value-type="float" office:value="90.9569" calcext:value-type="float">
            <text:p>90.956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03" calcext:value-type="float">
            <text:p>43.3003</text:p>
          </table:table-cell>
          <table:table-cell office:value-type="float" office:value="61.8325" calcext:value-type="float">
            <text:p>61.8325</text:p>
          </table:table-cell>
          <table:table-cell office:value-type="float" office:value="75.8764" calcext:value-type="float">
            <text:p>75.876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66" calcext:value-type="float">
            <text:p>52.6066</text:p>
          </table:table-cell>
          <table:table-cell office:value-type="float" office:value="60.6016" calcext:value-type="float">
            <text:p>60.6016</text:p>
          </table:table-cell>
          <table:table-cell office:value-type="float" office:value="72.1887" calcext:value-type="float">
            <text:p>72.188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4" calcext:value-type="float">
            <text:p>46.1054</text:p>
          </table:table-cell>
          <table:table-cell office:value-type="float" office:value="73.1364" calcext:value-type="float">
            <text:p>73.1364</text:p>
          </table:table-cell>
          <table:table-cell office:value-type="float" office:value="90.556" calcext:value-type="float">
            <text:p>90.55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86" calcext:value-type="float">
            <text:p>43.8886</text:p>
          </table:table-cell>
          <table:table-cell office:value-type="float" office:value="77.7395" calcext:value-type="float">
            <text:p>77.7395</text:p>
          </table:table-cell>
          <table:table-cell office:value-type="float" office:value="98.5809" calcext:value-type="float">
            <text:p>98.580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27" calcext:value-type="float">
            <text:p>40.5227</text:p>
          </table:table-cell>
          <table:table-cell office:value-type="float" office:value="70.9717" calcext:value-type="float">
            <text:p>70.9717</text:p>
          </table:table-cell>
          <table:table-cell office:value-type="float" office:value="90.9584" calcext:value-type="float">
            <text:p>90.958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99" calcext:value-type="float">
            <text:p>43.2999</text:p>
          </table:table-cell>
          <table:table-cell office:value-type="float" office:value="61.8317" calcext:value-type="float">
            <text:p>61.8317</text:p>
          </table:table-cell>
          <table:table-cell office:value-type="float" office:value="75.8755" calcext:value-type="float">
            <text:p>75.875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248" calcext:value-type="float">
            <text:p>52.6248</text:p>
          </table:table-cell>
          <table:table-cell office:value-type="float" office:value="60.6599" calcext:value-type="float">
            <text:p>60.6599</text:p>
          </table:table-cell>
          <table:table-cell office:value-type="float" office:value="72.2883" calcext:value-type="float">
            <text:p>72.288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4" calcext:value-type="float">
            <text:p>46.1054</text:p>
          </table:table-cell>
          <table:table-cell office:value-type="float" office:value="73.1364" calcext:value-type="float">
            <text:p>73.1364</text:p>
          </table:table-cell>
          <table:table-cell office:value-type="float" office:value="90.556" calcext:value-type="float">
            <text:p>90.55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78" calcext:value-type="float">
            <text:p>43.8878</text:p>
          </table:table-cell>
          <table:table-cell office:value-type="float" office:value="77.7384" calcext:value-type="float">
            <text:p>77.7384</text:p>
          </table:table-cell>
          <table:table-cell office:value-type="float" office:value="98.5799" calcext:value-type="float">
            <text:p>98.579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46" calcext:value-type="float">
            <text:p>40.5146</text:p>
          </table:table-cell>
          <table:table-cell office:value-type="float" office:value="70.9581" calcext:value-type="float">
            <text:p>70.9581</text:p>
          </table:table-cell>
          <table:table-cell office:value-type="float" office:value="90.9413" calcext:value-type="float">
            <text:p>90.941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96" calcext:value-type="float">
            <text:p>43.2996</text:p>
          </table:table-cell>
          <table:table-cell office:value-type="float" office:value="61.8312" calcext:value-type="float">
            <text:p>61.8312</text:p>
          </table:table-cell>
          <table:table-cell office:value-type="float" office:value="75.875" calcext:value-type="float">
            <text:p>75.87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338" calcext:value-type="float">
            <text:p>52.6338</text:p>
          </table:table-cell>
          <table:table-cell office:value-type="float" office:value="60.6925" calcext:value-type="float">
            <text:p>60.6925</text:p>
          </table:table-cell>
          <table:table-cell office:value-type="float" office:value="72.346" calcext:value-type="float">
            <text:p>72.34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3" calcext:value-type="float">
            <text:p>46.1053</text:p>
          </table:table-cell>
          <table:table-cell office:value-type="float" office:value="73.1362" calcext:value-type="float">
            <text:p>73.1362</text:p>
          </table:table-cell>
          <table:table-cell office:value-type="float" office:value="90.5559" calcext:value-type="float">
            <text:p>90.555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72" calcext:value-type="float">
            <text:p>43.8872</text:p>
          </table:table-cell>
          <table:table-cell office:value-type="float" office:value="77.7375" calcext:value-type="float">
            <text:p>77.7375</text:p>
          </table:table-cell>
          <table:table-cell office:value-type="float" office:value="98.579" calcext:value-type="float">
            <text:p>98.57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06" calcext:value-type="float">
            <text:p>40.5106</text:p>
          </table:table-cell>
          <table:table-cell office:value-type="float" office:value="70.9515" calcext:value-type="float">
            <text:p>70.9515</text:p>
          </table:table-cell>
          <table:table-cell office:value-type="float" office:value="90.9329" calcext:value-type="float">
            <text:p>90.932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83" calcext:value-type="float">
            <text:p>43.2983</text:p>
          </table:table-cell>
          <table:table-cell office:value-type="float" office:value="61.8289" calcext:value-type="float">
            <text:p>61.8289</text:p>
          </table:table-cell>
          <table:table-cell office:value-type="float" office:value="75.8723" calcext:value-type="float">
            <text:p>75.872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376" calcext:value-type="float">
            <text:p>52.6376</text:p>
          </table:table-cell>
          <table:table-cell office:value-type="float" office:value="60.709" calcext:value-type="float">
            <text:p>60.709</text:p>
          </table:table-cell>
          <table:table-cell office:value-type="float" office:value="72.3778" calcext:value-type="float">
            <text:p>72.377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2" calcext:value-type="float">
            <text:p>46.1052</text:p>
          </table:table-cell>
          <table:table-cell office:value-type="float" office:value="73.136" calcext:value-type="float">
            <text:p>73.136</text:p>
          </table:table-cell>
          <table:table-cell office:value-type="float" office:value="90.5557" calcext:value-type="float">
            <text:p>90.555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65" calcext:value-type="float">
            <text:p>43.8865</text:p>
          </table:table-cell>
          <table:table-cell office:value-type="float" office:value="77.7366" calcext:value-type="float">
            <text:p>77.7366</text:p>
          </table:table-cell>
          <table:table-cell office:value-type="float" office:value="98.578" calcext:value-type="float">
            <text:p>98.57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89" calcext:value-type="float">
            <text:p>40.5089</text:p>
          </table:table-cell>
          <table:table-cell office:value-type="float" office:value="70.9492" calcext:value-type="float">
            <text:p>70.9492</text:p>
          </table:table-cell>
          <table:table-cell office:value-type="float" office:value="90.9306" calcext:value-type="float">
            <text:p>90.930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65" calcext:value-type="float">
            <text:p>43.2965</text:p>
          </table:table-cell>
          <table:table-cell office:value-type="float" office:value="61.8255" calcext:value-type="float">
            <text:p>61.8255</text:p>
          </table:table-cell>
          <table:table-cell office:value-type="float" office:value="75.8681" calcext:value-type="float">
            <text:p>75.868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06" calcext:value-type="float">
            <text:p>52.6406</text:p>
          </table:table-cell>
          <table:table-cell office:value-type="float" office:value="60.7224" calcext:value-type="float">
            <text:p>60.7224</text:p>
          </table:table-cell>
          <table:table-cell office:value-type="float" office:value="72.4028" calcext:value-type="float">
            <text:p>72.402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1" calcext:value-type="float">
            <text:p>46.1051</text:p>
          </table:table-cell>
          <table:table-cell office:value-type="float" office:value="73.1359" calcext:value-type="float">
            <text:p>73.1359</text:p>
          </table:table-cell>
          <table:table-cell office:value-type="float" office:value="90.5554" calcext:value-type="float">
            <text:p>90.555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6" calcext:value-type="float">
            <text:p>43.886</text:p>
          </table:table-cell>
          <table:table-cell office:value-type="float" office:value="77.7358" calcext:value-type="float">
            <text:p>77.7358</text:p>
          </table:table-cell>
          <table:table-cell office:value-type="float" office:value="98.5773" calcext:value-type="float">
            <text:p>98.577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13" calcext:value-type="float">
            <text:p>40.5013</text:p>
          </table:table-cell>
          <table:table-cell office:value-type="float" office:value="70.9373" calcext:value-type="float">
            <text:p>70.9373</text:p>
          </table:table-cell>
          <table:table-cell office:value-type="float" office:value="90.917" calcext:value-type="float">
            <text:p>90.91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36" calcext:value-type="float">
            <text:p>43.2936</text:p>
          </table:table-cell>
          <table:table-cell office:value-type="float" office:value="61.8204" calcext:value-type="float">
            <text:p>61.8204</text:p>
          </table:table-cell>
          <table:table-cell office:value-type="float" office:value="75.8625" calcext:value-type="float">
            <text:p>75.862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41" calcext:value-type="float">
            <text:p>52.6441</text:p>
          </table:table-cell>
          <table:table-cell office:value-type="float" office:value="60.7351" calcext:value-type="float">
            <text:p>60.7351</text:p>
          </table:table-cell>
          <table:table-cell office:value-type="float" office:value="72.4263" calcext:value-type="float">
            <text:p>72.426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5" calcext:value-type="float">
            <text:p>46.1055</text:p>
          </table:table-cell>
          <table:table-cell office:value-type="float" office:value="73.1364" calcext:value-type="float">
            <text:p>73.1364</text:p>
          </table:table-cell>
          <table:table-cell office:value-type="float" office:value="90.556" calcext:value-type="float">
            <text:p>90.556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852" calcext:value-type="float">
            <text:p>43.8852</text:p>
          </table:table-cell>
          <table:table-cell office:value-type="float" office:value="77.7347" calcext:value-type="float">
            <text:p>77.7347</text:p>
          </table:table-cell>
          <table:table-cell office:value-type="float" office:value="98.5761" calcext:value-type="float">
            <text:p>98.576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881" calcext:value-type="float">
            <text:p>40.4881</text:p>
          </table:table-cell>
          <table:table-cell office:value-type="float" office:value="70.9161" calcext:value-type="float">
            <text:p>70.9161</text:p>
          </table:table-cell>
          <table:table-cell office:value-type="float" office:value="90.8917" calcext:value-type="float">
            <text:p>90.891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63" calcext:value-type="float">
            <text:p>43.2863</text:p>
          </table:table-cell>
          <table:table-cell office:value-type="float" office:value="61.8074" calcext:value-type="float">
            <text:p>61.8074</text:p>
          </table:table-cell>
          <table:table-cell office:value-type="float" office:value="75.8475" calcext:value-type="float">
            <text:p>75.847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65" calcext:value-type="float">
            <text:p>52.6465</text:p>
          </table:table-cell>
          <table:table-cell office:value-type="float" office:value="60.7447" calcext:value-type="float">
            <text:p>60.7447</text:p>
          </table:table-cell>
          <table:table-cell office:value-type="float" office:value="72.4458" calcext:value-type="float">
            <text:p>72.445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7" calcext:value-type="float">
            <text:p>46.1057</text:p>
          </table:table-cell>
          <table:table-cell office:value-type="float" office:value="73.1367" calcext:value-type="float">
            <text:p>73.1367</text:p>
          </table:table-cell>
          <table:table-cell office:value-type="float" office:value="90.5563" calcext:value-type="float">
            <text:p>90.556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4" calcext:value-type="float">
            <text:p>43.884</text:p>
          </table:table-cell>
          <table:table-cell office:value-type="float" office:value="77.7329" calcext:value-type="float">
            <text:p>77.7329</text:p>
          </table:table-cell>
          <table:table-cell office:value-type="float" office:value="98.5741" calcext:value-type="float">
            <text:p>98.574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865" calcext:value-type="float">
            <text:p>40.4865</text:p>
          </table:table-cell>
          <table:table-cell office:value-type="float" office:value="70.9138" calcext:value-type="float">
            <text:p>70.9138</text:p>
          </table:table-cell>
          <table:table-cell office:value-type="float" office:value="90.8894" calcext:value-type="float">
            <text:p>90.889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85" calcext:value-type="float">
            <text:p>43.2785</text:p>
          </table:table-cell>
          <table:table-cell office:value-type="float" office:value="61.7935" calcext:value-type="float">
            <text:p>61.7935</text:p>
          </table:table-cell>
          <table:table-cell office:value-type="float" office:value="75.8318" calcext:value-type="float">
            <text:p>75.831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62" calcext:value-type="float">
            <text:p>52.6462</text:p>
          </table:table-cell>
          <table:table-cell office:value-type="float" office:value="60.7462" calcext:value-type="float">
            <text:p>60.7462</text:p>
          </table:table-cell>
          <table:table-cell office:value-type="float" office:value="72.4534" calcext:value-type="float">
            <text:p>72.453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8" calcext:value-type="float">
            <text:p>46.1058</text:p>
          </table:table-cell>
          <table:table-cell office:value-type="float" office:value="73.137" calcext:value-type="float">
            <text:p>73.137</text:p>
          </table:table-cell>
          <table:table-cell office:value-type="float" office:value="90.5566" calcext:value-type="float">
            <text:p>90.556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33" calcext:value-type="float">
            <text:p>43.8833</text:p>
          </table:table-cell>
          <table:table-cell office:value-type="float" office:value="77.7319" calcext:value-type="float">
            <text:p>77.7319</text:p>
          </table:table-cell>
          <table:table-cell office:value-type="float" office:value="98.5732" calcext:value-type="float">
            <text:p>98.573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791" calcext:value-type="float">
            <text:p>40.4791</text:p>
          </table:table-cell>
          <table:table-cell office:value-type="float" office:value="70.901" calcext:value-type="float">
            <text:p>70.901</text:p>
          </table:table-cell>
          <table:table-cell office:value-type="float" office:value="90.8727" calcext:value-type="float">
            <text:p>90.872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39" calcext:value-type="float">
            <text:p>43.2739</text:p>
          </table:table-cell>
          <table:table-cell office:value-type="float" office:value="61.7855" calcext:value-type="float">
            <text:p>61.7855</text:p>
          </table:table-cell>
          <table:table-cell office:value-type="float" office:value="75.823" calcext:value-type="float">
            <text:p>75.82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55" calcext:value-type="float">
            <text:p>52.6455</text:p>
          </table:table-cell>
          <table:table-cell office:value-type="float" office:value="60.7459" calcext:value-type="float">
            <text:p>60.7459</text:p>
          </table:table-cell>
          <table:table-cell office:value-type="float" office:value="72.4573" calcext:value-type="float">
            <text:p>72.457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2" calcext:value-type="float">
            <text:p>46.1062</text:p>
          </table:table-cell>
          <table:table-cell office:value-type="float" office:value="73.1375" calcext:value-type="float">
            <text:p>73.1375</text:p>
          </table:table-cell>
          <table:table-cell office:value-type="float" office:value="90.5571" calcext:value-type="float">
            <text:p>90.557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9" calcext:value-type="float">
            <text:p>43.8829</text:p>
          </table:table-cell>
          <table:table-cell office:value-type="float" office:value="77.7314" calcext:value-type="float">
            <text:p>77.7314</text:p>
          </table:table-cell>
          <table:table-cell office:value-type="float" office:value="98.5728" calcext:value-type="float">
            <text:p>98.57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763" calcext:value-type="float">
            <text:p>40.4763</text:p>
          </table:table-cell>
          <table:table-cell office:value-type="float" office:value="70.8966" calcext:value-type="float">
            <text:p>70.8966</text:p>
          </table:table-cell>
          <table:table-cell office:value-type="float" office:value="90.8674" calcext:value-type="float">
            <text:p>90.867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79" calcext:value-type="float">
            <text:p>43.2679</text:p>
          </table:table-cell>
          <table:table-cell office:value-type="float" office:value="61.775" calcext:value-type="float">
            <text:p>61.775</text:p>
          </table:table-cell>
          <table:table-cell office:value-type="float" office:value="75.8114" calcext:value-type="float">
            <text:p>75.811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37" calcext:value-type="float">
            <text:p>52.6437</text:p>
          </table:table-cell>
          <table:table-cell office:value-type="float" office:value="60.7432" calcext:value-type="float">
            <text:p>60.7432</text:p>
          </table:table-cell>
          <table:table-cell office:value-type="float" office:value="72.4588" calcext:value-type="float">
            <text:p>72.458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7" calcext:value-type="float">
            <text:p>46.1067</text:p>
          </table:table-cell>
          <table:table-cell office:value-type="float" office:value="73.1384" calcext:value-type="float">
            <text:p>73.1384</text:p>
          </table:table-cell>
          <table:table-cell office:value-type="float" office:value="90.5581" calcext:value-type="float">
            <text:p>90.558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8" calcext:value-type="float">
            <text:p>43.8828</text:p>
          </table:table-cell>
          <table:table-cell office:value-type="float" office:value="77.7313" calcext:value-type="float">
            <text:p>77.7313</text:p>
          </table:table-cell>
          <table:table-cell office:value-type="float" office:value="98.5728" calcext:value-type="float">
            <text:p>98.57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742" calcext:value-type="float">
            <text:p>40.4742</text:p>
          </table:table-cell>
          <table:table-cell office:value-type="float" office:value="70.8928" calcext:value-type="float">
            <text:p>70.8928</text:p>
          </table:table-cell>
          <table:table-cell office:value-type="float" office:value="90.8623" calcext:value-type="float">
            <text:p>90.862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17" calcext:value-type="float">
            <text:p>43.2617</text:p>
          </table:table-cell>
          <table:table-cell office:value-type="float" office:value="61.7641" calcext:value-type="float">
            <text:p>61.7641</text:p>
          </table:table-cell>
          <table:table-cell office:value-type="float" office:value="75.7996" calcext:value-type="float">
            <text:p>75.799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39" calcext:value-type="float">
            <text:p>52.6439</text:p>
          </table:table-cell>
          <table:table-cell office:value-type="float" office:value="60.7445" calcext:value-type="float">
            <text:p>60.7445</text:p>
          </table:table-cell>
          <table:table-cell office:value-type="float" office:value="72.4642" calcext:value-type="float">
            <text:p>72.464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9" calcext:value-type="float">
            <text:p>46.1069</text:p>
          </table:table-cell>
          <table:table-cell office:value-type="float" office:value="73.1386" calcext:value-type="float">
            <text:p>73.1386</text:p>
          </table:table-cell>
          <table:table-cell office:value-type="float" office:value="90.5584" calcext:value-type="float">
            <text:p>90.558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7" calcext:value-type="float">
            <text:p>43.8827</text:p>
          </table:table-cell>
          <table:table-cell office:value-type="float" office:value="77.7312" calcext:value-type="float">
            <text:p>77.7312</text:p>
          </table:table-cell>
          <table:table-cell office:value-type="float" office:value="98.5728" calcext:value-type="float">
            <text:p>98.57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742" calcext:value-type="float">
            <text:p>40.4742</text:p>
          </table:table-cell>
          <table:table-cell office:value-type="float" office:value="70.8929" calcext:value-type="float">
            <text:p>70.8929</text:p>
          </table:table-cell>
          <table:table-cell office:value-type="float" office:value="90.8627" calcext:value-type="float">
            <text:p>90.862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66" calcext:value-type="float">
            <text:p>43.2566</text:p>
          </table:table-cell>
          <table:table-cell office:value-type="float" office:value="61.755" calcext:value-type="float">
            <text:p>61.755</text:p>
          </table:table-cell>
          <table:table-cell office:value-type="float" office:value="75.7892" calcext:value-type="float">
            <text:p>75.789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59" calcext:value-type="float">
            <text:p>52.6459</text:p>
          </table:table-cell>
          <table:table-cell office:value-type="float" office:value="60.7495" calcext:value-type="float">
            <text:p>60.7495</text:p>
          </table:table-cell>
          <table:table-cell office:value-type="float" office:value="72.4743" calcext:value-type="float">
            <text:p>72.474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9" calcext:value-type="float">
            <text:p>46.1069</text:p>
          </table:table-cell>
          <table:table-cell office:value-type="float" office:value="73.1387" calcext:value-type="float">
            <text:p>73.1387</text:p>
          </table:table-cell>
          <table:table-cell office:value-type="float" office:value="90.5585" calcext:value-type="float">
            <text:p>90.558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7" calcext:value-type="float">
            <text:p>43.8827</text:p>
          </table:table-cell>
          <table:table-cell office:value-type="float" office:value="77.7312" calcext:value-type="float">
            <text:p>77.7312</text:p>
          </table:table-cell>
          <table:table-cell office:value-type="float" office:value="98.5728" calcext:value-type="float">
            <text:p>98.57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742" calcext:value-type="float">
            <text:p>40.4742</text:p>
          </table:table-cell>
          <table:table-cell office:value-type="float" office:value="70.8929" calcext:value-type="float">
            <text:p>70.8929</text:p>
          </table:table-cell>
          <table:table-cell office:value-type="float" office:value="90.8627" calcext:value-type="float">
            <text:p>90.862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47" calcext:value-type="float">
            <text:p>43.2547</text:p>
          </table:table-cell>
          <table:table-cell office:value-type="float" office:value="61.7517" calcext:value-type="float">
            <text:p>61.7517</text:p>
          </table:table-cell>
          <table:table-cell office:value-type="float" office:value="75.7855" calcext:value-type="float">
            <text:p>75.785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57" calcext:value-type="float">
            <text:p>52.6457</text:p>
          </table:table-cell>
          <table:table-cell office:value-type="float" office:value="60.7491" calcext:value-type="float">
            <text:p>60.7491</text:p>
          </table:table-cell>
          <table:table-cell office:value-type="float" office:value="72.4744" calcext:value-type="float">
            <text:p>72.474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7" calcext:value-type="float">
            <text:p>46.107</text:p>
          </table:table-cell>
          <table:table-cell office:value-type="float" office:value="73.139" calcext:value-type="float">
            <text:p>73.139</text:p>
          </table:table-cell>
          <table:table-cell office:value-type="float" office:value="90.5588" calcext:value-type="float">
            <text:p>90.558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5" calcext:value-type="float">
            <text:p>43.8825</text:p>
          </table:table-cell>
          <table:table-cell office:value-type="float" office:value="77.731" calcext:value-type="float">
            <text:p>77.731</text:p>
          </table:table-cell>
          <table:table-cell office:value-type="float" office:value="98.5727" calcext:value-type="float">
            <text:p>98.572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75" calcext:value-type="float">
            <text:p>40.475</text:p>
          </table:table-cell>
          <table:table-cell office:value-type="float" office:value="70.8949" calcext:value-type="float">
            <text:p>70.8949</text:p>
          </table:table-cell>
          <table:table-cell office:value-type="float" office:value="90.8661" calcext:value-type="float">
            <text:p>90.866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47" calcext:value-type="float">
            <text:p>43.2547</text:p>
          </table:table-cell>
          <table:table-cell office:value-type="float" office:value="61.7516" calcext:value-type="float">
            <text:p>61.7516</text:p>
          </table:table-cell>
          <table:table-cell office:value-type="float" office:value="75.7854" calcext:value-type="float">
            <text:p>75.785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33" calcext:value-type="float">
            <text:p>52.6433</text:p>
          </table:table-cell>
          <table:table-cell office:value-type="float" office:value="60.7428" calcext:value-type="float">
            <text:p>60.7428</text:p>
          </table:table-cell>
          <table:table-cell office:value-type="float" office:value="72.4672" calcext:value-type="float">
            <text:p>72.467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71" calcext:value-type="float">
            <text:p>46.1071</text:p>
          </table:table-cell>
          <table:table-cell office:value-type="float" office:value="73.1391" calcext:value-type="float">
            <text:p>73.1391</text:p>
          </table:table-cell>
          <table:table-cell office:value-type="float" office:value="90.559" calcext:value-type="float">
            <text:p>90.55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3" calcext:value-type="float">
            <text:p>43.8823</text:p>
          </table:table-cell>
          <table:table-cell office:value-type="float" office:value="77.7307" calcext:value-type="float">
            <text:p>77.7307</text:p>
          </table:table-cell>
          <table:table-cell office:value-type="float" office:value="98.5724" calcext:value-type="float">
            <text:p>98.572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745" calcext:value-type="float">
            <text:p>40.4745</text:p>
          </table:table-cell>
          <table:table-cell office:value-type="float" office:value="70.8943" calcext:value-type="float">
            <text:p>70.8943</text:p>
          </table:table-cell>
          <table:table-cell office:value-type="float" office:value="90.8655" calcext:value-type="float">
            <text:p>90.865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47" calcext:value-type="float">
            <text:p>43.2547</text:p>
          </table:table-cell>
          <table:table-cell office:value-type="float" office:value="61.7516" calcext:value-type="float">
            <text:p>61.7516</text:p>
          </table:table-cell>
          <table:table-cell office:value-type="float" office:value="75.7854" calcext:value-type="float">
            <text:p>75.785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12" calcext:value-type="float">
            <text:p>52.6412</text:p>
          </table:table-cell>
          <table:table-cell office:value-type="float" office:value="60.7379" calcext:value-type="float">
            <text:p>60.7379</text:p>
          </table:table-cell>
          <table:table-cell office:value-type="float" office:value="72.4619" calcext:value-type="float">
            <text:p>72.461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73" calcext:value-type="float">
            <text:p>46.1073</text:p>
          </table:table-cell>
          <table:table-cell office:value-type="float" office:value="73.1393" calcext:value-type="float">
            <text:p>73.1393</text:p>
          </table:table-cell>
          <table:table-cell office:value-type="float" office:value="90.5592" calcext:value-type="float">
            <text:p>90.559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1" calcext:value-type="float">
            <text:p>43.8821</text:p>
          </table:table-cell>
          <table:table-cell office:value-type="float" office:value="77.7304" calcext:value-type="float">
            <text:p>77.7304</text:p>
          </table:table-cell>
          <table:table-cell office:value-type="float" office:value="98.5721" calcext:value-type="float">
            <text:p>98.572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773" calcext:value-type="float">
            <text:p>40.4773</text:p>
          </table:table-cell>
          <table:table-cell office:value-type="float" office:value="70.8992" calcext:value-type="float">
            <text:p>70.8992</text:p>
          </table:table-cell>
          <table:table-cell office:value-type="float" office:value="90.8723" calcext:value-type="float">
            <text:p>90.872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46" calcext:value-type="float">
            <text:p>43.2546</text:p>
          </table:table-cell>
          <table:table-cell office:value-type="float" office:value="61.7515" calcext:value-type="float">
            <text:p>61.7515</text:p>
          </table:table-cell>
          <table:table-cell office:value-type="float" office:value="75.7854" calcext:value-type="float">
            <text:p>75.785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393" calcext:value-type="float">
            <text:p>52.6393</text:p>
          </table:table-cell>
          <table:table-cell office:value-type="float" office:value="60.7341" calcext:value-type="float">
            <text:p>60.7341</text:p>
          </table:table-cell>
          <table:table-cell office:value-type="float" office:value="72.458" calcext:value-type="float">
            <text:p>72.45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7" calcext:value-type="float">
            <text:p>46.107</text:p>
          </table:table-cell>
          <table:table-cell office:value-type="float" office:value="73.1389" calcext:value-type="float">
            <text:p>73.1389</text:p>
          </table:table-cell>
          <table:table-cell office:value-type="float" office:value="90.5588" calcext:value-type="float">
            <text:p>90.558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1" calcext:value-type="float">
            <text:p>43.8821</text:p>
          </table:table-cell>
          <table:table-cell office:value-type="float" office:value="77.7304" calcext:value-type="float">
            <text:p>77.7304</text:p>
          </table:table-cell>
          <table:table-cell office:value-type="float" office:value="98.5722" calcext:value-type="float">
            <text:p>98.57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789" calcext:value-type="float">
            <text:p>40.4789</text:p>
          </table:table-cell>
          <table:table-cell office:value-type="float" office:value="70.9021" calcext:value-type="float">
            <text:p>70.9021</text:p>
          </table:table-cell>
          <table:table-cell office:value-type="float" office:value="90.876" calcext:value-type="float">
            <text:p>90.87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5" calcext:value-type="float">
            <text:p>43.255</text:p>
          </table:table-cell>
          <table:table-cell office:value-type="float" office:value="61.7521" calcext:value-type="float">
            <text:p>61.7521</text:p>
          </table:table-cell>
          <table:table-cell office:value-type="float" office:value="75.7861" calcext:value-type="float">
            <text:p>75.786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363" calcext:value-type="float">
            <text:p>52.6363</text:p>
          </table:table-cell>
          <table:table-cell office:value-type="float" office:value="60.7274" calcext:value-type="float">
            <text:p>60.7274</text:p>
          </table:table-cell>
          <table:table-cell office:value-type="float" office:value="72.4501" calcext:value-type="float">
            <text:p>72.450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9" calcext:value-type="float">
            <text:p>46.1069</text:p>
          </table:table-cell>
          <table:table-cell office:value-type="float" office:value="73.1387" calcext:value-type="float">
            <text:p>73.1387</text:p>
          </table:table-cell>
          <table:table-cell office:value-type="float" office:value="90.5586" calcext:value-type="float">
            <text:p>90.558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1" calcext:value-type="float">
            <text:p>43.8821</text:p>
          </table:table-cell>
          <table:table-cell office:value-type="float" office:value="77.7304" calcext:value-type="float">
            <text:p>77.7304</text:p>
          </table:table-cell>
          <table:table-cell office:value-type="float" office:value="98.5722" calcext:value-type="float">
            <text:p>98.57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788" calcext:value-type="float">
            <text:p>40.4788</text:p>
          </table:table-cell>
          <table:table-cell office:value-type="float" office:value="70.902" calcext:value-type="float">
            <text:p>70.902</text:p>
          </table:table-cell>
          <table:table-cell office:value-type="float" office:value="90.8761" calcext:value-type="float">
            <text:p>90.876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53" calcext:value-type="float">
            <text:p>43.2553</text:p>
          </table:table-cell>
          <table:table-cell office:value-type="float" office:value="61.7527" calcext:value-type="float">
            <text:p>61.7527</text:p>
          </table:table-cell>
          <table:table-cell office:value-type="float" office:value="75.7868" calcext:value-type="float">
            <text:p>75.786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354" calcext:value-type="float">
            <text:p>52.6354</text:p>
          </table:table-cell>
          <table:table-cell office:value-type="float" office:value="60.7247" calcext:value-type="float">
            <text:p>60.7247</text:p>
          </table:table-cell>
          <table:table-cell office:value-type="float" office:value="72.4457" calcext:value-type="float">
            <text:p>72.445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9" calcext:value-type="float">
            <text:p>46.1069</text:p>
          </table:table-cell>
          <table:table-cell office:value-type="float" office:value="73.1387" calcext:value-type="float">
            <text:p>73.1387</text:p>
          </table:table-cell>
          <table:table-cell office:value-type="float" office:value="90.5586" calcext:value-type="float">
            <text:p>90.558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" calcext:value-type="float">
            <text:p>43.882</text:p>
          </table:table-cell>
          <table:table-cell office:value-type="float" office:value="77.7304" calcext:value-type="float">
            <text:p>77.7304</text:p>
          </table:table-cell>
          <table:table-cell office:value-type="float" office:value="98.5723" calcext:value-type="float">
            <text:p>98.572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792" calcext:value-type="float">
            <text:p>40.4792</text:p>
          </table:table-cell>
          <table:table-cell office:value-type="float" office:value="70.9027" calcext:value-type="float">
            <text:p>70.9027</text:p>
          </table:table-cell>
          <table:table-cell office:value-type="float" office:value="90.8771" calcext:value-type="float">
            <text:p>90.877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56" calcext:value-type="float">
            <text:p>43.2556</text:p>
          </table:table-cell>
          <table:table-cell office:value-type="float" office:value="61.7533" calcext:value-type="float">
            <text:p>61.7533</text:p>
          </table:table-cell>
          <table:table-cell office:value-type="float" office:value="75.7875" calcext:value-type="float">
            <text:p>75.787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328" calcext:value-type="float">
            <text:p>52.6328</text:p>
          </table:table-cell>
          <table:table-cell office:value-type="float" office:value="60.7169" calcext:value-type="float">
            <text:p>60.7169</text:p>
          </table:table-cell>
          <table:table-cell office:value-type="float" office:value="72.4327" calcext:value-type="float">
            <text:p>72.432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8" calcext:value-type="float">
            <text:p>46.1068</text:p>
          </table:table-cell>
          <table:table-cell office:value-type="float" office:value="73.1386" calcext:value-type="float">
            <text:p>73.1386</text:p>
          </table:table-cell>
          <table:table-cell office:value-type="float" office:value="90.5585" calcext:value-type="float">
            <text:p>90.558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" calcext:value-type="float">
            <text:p>43.882</text:p>
          </table:table-cell>
          <table:table-cell office:value-type="float" office:value="77.7304" calcext:value-type="float">
            <text:p>77.7304</text:p>
          </table:table-cell>
          <table:table-cell office:value-type="float" office:value="98.5723" calcext:value-type="float">
            <text:p>98.572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812" calcext:value-type="float">
            <text:p>40.4812</text:p>
          </table:table-cell>
          <table:table-cell office:value-type="float" office:value="70.906" calcext:value-type="float">
            <text:p>70.906</text:p>
          </table:table-cell>
          <table:table-cell office:value-type="float" office:value="90.8811" calcext:value-type="float">
            <text:p>90.881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61" calcext:value-type="float">
            <text:p>43.2561</text:p>
          </table:table-cell>
          <table:table-cell office:value-type="float" office:value="61.7542" calcext:value-type="float">
            <text:p>61.7542</text:p>
          </table:table-cell>
          <table:table-cell office:value-type="float" office:value="75.7886" calcext:value-type="float">
            <text:p>75.788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32" calcext:value-type="float">
            <text:p>52.632</text:p>
          </table:table-cell>
          <table:table-cell office:value-type="float" office:value="60.7124" calcext:value-type="float">
            <text:p>60.7124</text:p>
          </table:table-cell>
          <table:table-cell office:value-type="float" office:value="72.4236" calcext:value-type="float">
            <text:p>72.423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5" calcext:value-type="float">
            <text:p>46.1065</text:p>
          </table:table-cell>
          <table:table-cell office:value-type="float" office:value="73.1381" calcext:value-type="float">
            <text:p>73.1381</text:p>
          </table:table-cell>
          <table:table-cell office:value-type="float" office:value="90.558" calcext:value-type="float">
            <text:p>90.55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19" calcext:value-type="float">
            <text:p>43.8819</text:p>
          </table:table-cell>
          <table:table-cell office:value-type="float" office:value="77.7303" calcext:value-type="float">
            <text:p>77.7303</text:p>
          </table:table-cell>
          <table:table-cell office:value-type="float" office:value="98.5724" calcext:value-type="float">
            <text:p>98.572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914" calcext:value-type="float">
            <text:p>40.4914</text:p>
          </table:table-cell>
          <table:table-cell office:value-type="float" office:value="70.9226" calcext:value-type="float">
            <text:p>70.9226</text:p>
          </table:table-cell>
          <table:table-cell office:value-type="float" office:value="90.9014" calcext:value-type="float">
            <text:p>90.901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75" calcext:value-type="float">
            <text:p>43.2575</text:p>
          </table:table-cell>
          <table:table-cell office:value-type="float" office:value="61.7568" calcext:value-type="float">
            <text:p>61.7568</text:p>
          </table:table-cell>
          <table:table-cell office:value-type="float" office:value="75.7918" calcext:value-type="float">
            <text:p>75.791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32" calcext:value-type="float">
            <text:p>52.632</text:p>
          </table:table-cell>
          <table:table-cell office:value-type="float" office:value="60.712" calcext:value-type="float">
            <text:p>60.712</text:p>
          </table:table-cell>
          <table:table-cell office:value-type="float" office:value="72.423" calcext:value-type="float">
            <text:p>72.42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4" calcext:value-type="float">
            <text:p>46.1064</text:p>
          </table:table-cell>
          <table:table-cell office:value-type="float" office:value="73.138" calcext:value-type="float">
            <text:p>73.138</text:p>
          </table:table-cell>
          <table:table-cell office:value-type="float" office:value="90.5579" calcext:value-type="float">
            <text:p>90.557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819" calcext:value-type="float">
            <text:p>43.8819</text:p>
          </table:table-cell>
          <table:table-cell office:value-type="float" office:value="77.7302" calcext:value-type="float">
            <text:p>77.7302</text:p>
          </table:table-cell>
          <table:table-cell office:value-type="float" office:value="98.5724" calcext:value-type="float">
            <text:p>98.572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992" calcext:value-type="float">
            <text:p>40.4992</text:p>
          </table:table-cell>
          <table:table-cell office:value-type="float" office:value="70.9348" calcext:value-type="float">
            <text:p>70.9348</text:p>
          </table:table-cell>
          <table:table-cell office:value-type="float" office:value="90.9155" calcext:value-type="float">
            <text:p>90.915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76" calcext:value-type="float">
            <text:p>43.2576</text:p>
          </table:table-cell>
          <table:table-cell office:value-type="float" office:value="61.757" calcext:value-type="float">
            <text:p>61.757</text:p>
          </table:table-cell>
          <table:table-cell office:value-type="float" office:value="75.792" calcext:value-type="float">
            <text:p>75.79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315" calcext:value-type="float">
            <text:p>52.6315</text:p>
          </table:table-cell>
          <table:table-cell office:value-type="float" office:value="60.7101" calcext:value-type="float">
            <text:p>60.7101</text:p>
          </table:table-cell>
          <table:table-cell office:value-type="float" office:value="72.421" calcext:value-type="float">
            <text:p>72.42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4" calcext:value-type="float">
            <text:p>46.1064</text:p>
          </table:table-cell>
          <table:table-cell office:value-type="float" office:value="73.1379" calcext:value-type="float">
            <text:p>73.1379</text:p>
          </table:table-cell>
          <table:table-cell office:value-type="float" office:value="90.5579" calcext:value-type="float">
            <text:p>90.557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817" calcext:value-type="float">
            <text:p>43.8817</text:p>
          </table:table-cell>
          <table:table-cell office:value-type="float" office:value="77.7301" calcext:value-type="float">
            <text:p>77.7301</text:p>
          </table:table-cell>
          <table:table-cell office:value-type="float" office:value="98.5723" calcext:value-type="float">
            <text:p>98.572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39" calcext:value-type="float">
            <text:p>40.5039</text:p>
          </table:table-cell>
          <table:table-cell office:value-type="float" office:value="70.9426" calcext:value-type="float">
            <text:p>70.9426</text:p>
          </table:table-cell>
          <table:table-cell office:value-type="float" office:value="90.9251" calcext:value-type="float">
            <text:p>90.925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87" calcext:value-type="float">
            <text:p>43.2587</text:p>
          </table:table-cell>
          <table:table-cell office:value-type="float" office:value="61.759" calcext:value-type="float">
            <text:p>61.759</text:p>
          </table:table-cell>
          <table:table-cell office:value-type="float" office:value="75.7944" calcext:value-type="float">
            <text:p>75.794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303" calcext:value-type="float">
            <text:p>52.6303</text:p>
          </table:table-cell>
          <table:table-cell office:value-type="float" office:value="60.706" calcext:value-type="float">
            <text:p>60.706</text:p>
          </table:table-cell>
          <table:table-cell office:value-type="float" office:value="72.4161" calcext:value-type="float">
            <text:p>72.416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4" calcext:value-type="float">
            <text:p>46.1064</text:p>
          </table:table-cell>
          <table:table-cell office:value-type="float" office:value="73.1379" calcext:value-type="float">
            <text:p>73.1379</text:p>
          </table:table-cell>
          <table:table-cell office:value-type="float" office:value="90.5578" calcext:value-type="float">
            <text:p>90.557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17" calcext:value-type="float">
            <text:p>43.8817</text:p>
          </table:table-cell>
          <table:table-cell office:value-type="float" office:value="77.7301" calcext:value-type="float">
            <text:p>77.7301</text:p>
          </table:table-cell>
          <table:table-cell office:value-type="float" office:value="98.5722" calcext:value-type="float">
            <text:p>98.57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6" calcext:value-type="float">
            <text:p>40.516</text:p>
          </table:table-cell>
          <table:table-cell office:value-type="float" office:value="70.962" calcext:value-type="float">
            <text:p>70.962</text:p>
          </table:table-cell>
          <table:table-cell office:value-type="float" office:value="90.9483" calcext:value-type="float">
            <text:p>90.948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16" calcext:value-type="float">
            <text:p>43.2616</text:p>
          </table:table-cell>
          <table:table-cell office:value-type="float" office:value="61.7645" calcext:value-type="float">
            <text:p>61.7645</text:p>
          </table:table-cell>
          <table:table-cell office:value-type="float" office:value="75.8012" calcext:value-type="float">
            <text:p>75.801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263" calcext:value-type="float">
            <text:p>52.6263</text:p>
          </table:table-cell>
          <table:table-cell office:value-type="float" office:value="60.6941" calcext:value-type="float">
            <text:p>60.6941</text:p>
          </table:table-cell>
          <table:table-cell office:value-type="float" office:value="72.4004" calcext:value-type="float">
            <text:p>72.400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1" calcext:value-type="float">
            <text:p>46.1061</text:p>
          </table:table-cell>
          <table:table-cell office:value-type="float" office:value="73.1376" calcext:value-type="float">
            <text:p>73.1376</text:p>
          </table:table-cell>
          <table:table-cell office:value-type="float" office:value="90.5576" calcext:value-type="float">
            <text:p>90.557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18" calcext:value-type="float">
            <text:p>43.8818</text:p>
          </table:table-cell>
          <table:table-cell office:value-type="float" office:value="77.7302" calcext:value-type="float">
            <text:p>77.7302</text:p>
          </table:table-cell>
          <table:table-cell office:value-type="float" office:value="98.5725" calcext:value-type="float">
            <text:p>98.572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78" calcext:value-type="float">
            <text:p>40.5178</text:p>
          </table:table-cell>
          <table:table-cell office:value-type="float" office:value="70.9646" calcext:value-type="float">
            <text:p>70.9646</text:p>
          </table:table-cell>
          <table:table-cell office:value-type="float" office:value="90.9511" calcext:value-type="float">
            <text:p>90.951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43" calcext:value-type="float">
            <text:p>43.2643</text:p>
          </table:table-cell>
          <table:table-cell office:value-type="float" office:value="61.7696" calcext:value-type="float">
            <text:p>61.7696</text:p>
          </table:table-cell>
          <table:table-cell office:value-type="float" office:value="75.8076" calcext:value-type="float">
            <text:p>75.807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217" calcext:value-type="float">
            <text:p>52.6217</text:p>
          </table:table-cell>
          <table:table-cell office:value-type="float" office:value="60.6808" calcext:value-type="float">
            <text:p>60.6808</text:p>
          </table:table-cell>
          <table:table-cell office:value-type="float" office:value="72.3819" calcext:value-type="float">
            <text:p>72.381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8" calcext:value-type="float">
            <text:p>46.1058</text:p>
          </table:table-cell>
          <table:table-cell office:value-type="float" office:value="73.1371" calcext:value-type="float">
            <text:p>73.1371</text:p>
          </table:table-cell>
          <table:table-cell office:value-type="float" office:value="90.5572" calcext:value-type="float">
            <text:p>90.557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" calcext:value-type="float">
            <text:p>43.882</text:p>
          </table:table-cell>
          <table:table-cell office:value-type="float" office:value="77.7305" calcext:value-type="float">
            <text:p>77.7305</text:p>
          </table:table-cell>
          <table:table-cell office:value-type="float" office:value="98.5729" calcext:value-type="float">
            <text:p>98.572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85" calcext:value-type="float">
            <text:p>40.5185</text:p>
          </table:table-cell>
          <table:table-cell office:value-type="float" office:value="70.9658" calcext:value-type="float">
            <text:p>70.9658</text:p>
          </table:table-cell>
          <table:table-cell office:value-type="float" office:value="90.9524" calcext:value-type="float">
            <text:p>90.952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49" calcext:value-type="float">
            <text:p>43.2649</text:p>
          </table:table-cell>
          <table:table-cell office:value-type="float" office:value="61.7707" calcext:value-type="float">
            <text:p>61.7707</text:p>
          </table:table-cell>
          <table:table-cell office:value-type="float" office:value="75.809" calcext:value-type="float">
            <text:p>75.80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71" calcext:value-type="float">
            <text:p>52.6171</text:p>
          </table:table-cell>
          <table:table-cell office:value-type="float" office:value="60.6674" calcext:value-type="float">
            <text:p>60.6674</text:p>
          </table:table-cell>
          <table:table-cell office:value-type="float" office:value="72.3622" calcext:value-type="float">
            <text:p>72.362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6" calcext:value-type="float">
            <text:p>46.1056</text:p>
          </table:table-cell>
          <table:table-cell office:value-type="float" office:value="73.1368" calcext:value-type="float">
            <text:p>73.1368</text:p>
          </table:table-cell>
          <table:table-cell office:value-type="float" office:value="90.557" calcext:value-type="float">
            <text:p>90.55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" calcext:value-type="float">
            <text:p>43.882</text:p>
          </table:table-cell>
          <table:table-cell office:value-type="float" office:value="77.7306" calcext:value-type="float">
            <text:p>77.7306</text:p>
          </table:table-cell>
          <table:table-cell office:value-type="float" office:value="98.5729" calcext:value-type="float">
            <text:p>98.572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99" calcext:value-type="float">
            <text:p>40.5199</text:p>
          </table:table-cell>
          <table:table-cell office:value-type="float" office:value="70.9683" calcext:value-type="float">
            <text:p>70.9683</text:p>
          </table:table-cell>
          <table:table-cell office:value-type="float" office:value="90.9558" calcext:value-type="float">
            <text:p>90.955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54" calcext:value-type="float">
            <text:p>43.2654</text:p>
          </table:table-cell>
          <table:table-cell office:value-type="float" office:value="61.7717" calcext:value-type="float">
            <text:p>61.7717</text:p>
          </table:table-cell>
          <table:table-cell office:value-type="float" office:value="75.81" calcext:value-type="float">
            <text:p>75.8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19" calcext:value-type="float">
            <text:p>52.6119</text:p>
          </table:table-cell>
          <table:table-cell office:value-type="float" office:value="60.6502" calcext:value-type="float">
            <text:p>60.6502</text:p>
          </table:table-cell>
          <table:table-cell office:value-type="float" office:value="72.336" calcext:value-type="float">
            <text:p>72.33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5" calcext:value-type="float">
            <text:p>46.1055</text:p>
          </table:table-cell>
          <table:table-cell office:value-type="float" office:value="73.1367" calcext:value-type="float">
            <text:p>73.1367</text:p>
          </table:table-cell>
          <table:table-cell office:value-type="float" office:value="90.557" calcext:value-type="float">
            <text:p>90.55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2" calcext:value-type="float">
            <text:p>43.8822</text:p>
          </table:table-cell>
          <table:table-cell office:value-type="float" office:value="77.731" calcext:value-type="float">
            <text:p>77.731</text:p>
          </table:table-cell>
          <table:table-cell office:value-type="float" office:value="98.5738" calcext:value-type="float">
            <text:p>98.573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43" calcext:value-type="float">
            <text:p>40.5243</text:p>
          </table:table-cell>
          <table:table-cell office:value-type="float" office:value="70.9754" calcext:value-type="float">
            <text:p>70.9754</text:p>
          </table:table-cell>
          <table:table-cell office:value-type="float" office:value="90.9645" calcext:value-type="float">
            <text:p>90.964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55" calcext:value-type="float">
            <text:p>43.2655</text:p>
          </table:table-cell>
          <table:table-cell office:value-type="float" office:value="61.7717" calcext:value-type="float">
            <text:p>61.7717</text:p>
          </table:table-cell>
          <table:table-cell office:value-type="float" office:value="75.8099" calcext:value-type="float">
            <text:p>75.809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" calcext:value-type="float">
            <text:p>52.61</text:p>
          </table:table-cell>
          <table:table-cell office:value-type="float" office:value="60.6429" calcext:value-type="float">
            <text:p>60.6429</text:p>
          </table:table-cell>
          <table:table-cell office:value-type="float" office:value="72.3231" calcext:value-type="float">
            <text:p>72.323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48" calcext:value-type="float">
            <text:p>46.1048</text:p>
          </table:table-cell>
          <table:table-cell office:value-type="float" office:value="73.1357" calcext:value-type="float">
            <text:p>73.1357</text:p>
          </table:table-cell>
          <table:table-cell office:value-type="float" office:value="90.5559" calcext:value-type="float">
            <text:p>90.555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1" calcext:value-type="float">
            <text:p>43.8821</text:p>
          </table:table-cell>
          <table:table-cell office:value-type="float" office:value="77.731" calcext:value-type="float">
            <text:p>77.731</text:p>
          </table:table-cell>
          <table:table-cell office:value-type="float" office:value="98.5738" calcext:value-type="float">
            <text:p>98.573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5" calcext:value-type="float">
            <text:p>40.525</text:p>
          </table:table-cell>
          <table:table-cell office:value-type="float" office:value="70.9766" calcext:value-type="float">
            <text:p>70.9766</text:p>
          </table:table-cell>
          <table:table-cell office:value-type="float" office:value="90.9662" calcext:value-type="float">
            <text:p>90.966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65" calcext:value-type="float">
            <text:p>43.2665</text:p>
          </table:table-cell>
          <table:table-cell office:value-type="float" office:value="61.7737" calcext:value-type="float">
            <text:p>61.7737</text:p>
          </table:table-cell>
          <table:table-cell office:value-type="float" office:value="75.8126" calcext:value-type="float">
            <text:p>75.812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82" calcext:value-type="float">
            <text:p>52.6082</text:p>
          </table:table-cell>
          <table:table-cell office:value-type="float" office:value="60.6364" calcext:value-type="float">
            <text:p>60.6364</text:p>
          </table:table-cell>
          <table:table-cell office:value-type="float" office:value="72.3119" calcext:value-type="float">
            <text:p>72.311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48" calcext:value-type="float">
            <text:p>46.1048</text:p>
          </table:table-cell>
          <table:table-cell office:value-type="float" office:value="73.1357" calcext:value-type="float">
            <text:p>73.1357</text:p>
          </table:table-cell>
          <table:table-cell office:value-type="float" office:value="90.5559" calcext:value-type="float">
            <text:p>90.555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3" calcext:value-type="float">
            <text:p>43.8823</text:p>
          </table:table-cell>
          <table:table-cell office:value-type="float" office:value="77.7313" calcext:value-type="float">
            <text:p>77.7313</text:p>
          </table:table-cell>
          <table:table-cell office:value-type="float" office:value="98.5743" calcext:value-type="float">
            <text:p>98.574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67" calcext:value-type="float">
            <text:p>40.5267</text:p>
          </table:table-cell>
          <table:table-cell office:value-type="float" office:value="70.9791" calcext:value-type="float">
            <text:p>70.9791</text:p>
          </table:table-cell>
          <table:table-cell office:value-type="float" office:value="90.9687" calcext:value-type="float">
            <text:p>90.968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77" calcext:value-type="float">
            <text:p>43.2677</text:p>
          </table:table-cell>
          <table:table-cell office:value-type="float" office:value="61.7759" calcext:value-type="float">
            <text:p>61.7759</text:p>
          </table:table-cell>
          <table:table-cell office:value-type="float" office:value="75.8153" calcext:value-type="float">
            <text:p>75.815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66" calcext:value-type="float">
            <text:p>52.6066</text:p>
          </table:table-cell>
          <table:table-cell office:value-type="float" office:value="60.6305" calcext:value-type="float">
            <text:p>60.6305</text:p>
          </table:table-cell>
          <table:table-cell office:value-type="float" office:value="72.3035" calcext:value-type="float">
            <text:p>72.303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4" calcext:value-type="float">
            <text:p>46.1054</text:p>
          </table:table-cell>
          <table:table-cell office:value-type="float" office:value="73.1366" calcext:value-type="float">
            <text:p>73.1366</text:p>
          </table:table-cell>
          <table:table-cell office:value-type="float" office:value="90.557" calcext:value-type="float">
            <text:p>90.55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39" calcext:value-type="float">
            <text:p>43.8839</text:p>
          </table:table-cell>
          <table:table-cell office:value-type="float" office:value="77.7341" calcext:value-type="float">
            <text:p>77.7341</text:p>
          </table:table-cell>
          <table:table-cell office:value-type="float" office:value="98.5781" calcext:value-type="float">
            <text:p>98.578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4" calcext:value-type="float">
            <text:p>40.534</text:p>
          </table:table-cell>
          <table:table-cell office:value-type="float" office:value="70.9913" calcext:value-type="float">
            <text:p>70.9913</text:p>
          </table:table-cell>
          <table:table-cell office:value-type="float" office:value="90.9837" calcext:value-type="float">
            <text:p>90.983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91" calcext:value-type="float">
            <text:p>43.2691</text:p>
          </table:table-cell>
          <table:table-cell office:value-type="float" office:value="61.7786" calcext:value-type="float">
            <text:p>61.7786</text:p>
          </table:table-cell>
          <table:table-cell office:value-type="float" office:value="75.8187" calcext:value-type="float">
            <text:p>75.818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44" calcext:value-type="float">
            <text:p>52.6044</text:p>
          </table:table-cell>
          <table:table-cell office:value-type="float" office:value="60.6224" calcext:value-type="float">
            <text:p>60.6224</text:p>
          </table:table-cell>
          <table:table-cell office:value-type="float" office:value="72.2921" calcext:value-type="float">
            <text:p>72.292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" calcext:value-type="float">
            <text:p>46.106</text:p>
          </table:table-cell>
          <table:table-cell office:value-type="float" office:value="73.1376" calcext:value-type="float">
            <text:p>73.1376</text:p>
          </table:table-cell>
          <table:table-cell office:value-type="float" office:value="90.558" calcext:value-type="float">
            <text:p>90.55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51" calcext:value-type="float">
            <text:p>43.8851</text:p>
          </table:table-cell>
          <table:table-cell office:value-type="float" office:value="77.7362" calcext:value-type="float">
            <text:p>77.7362</text:p>
          </table:table-cell>
          <table:table-cell office:value-type="float" office:value="98.5811" calcext:value-type="float">
            <text:p>98.581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11" calcext:value-type="float">
            <text:p>40.5411</text:p>
          </table:table-cell>
          <table:table-cell office:value-type="float" office:value="71.0027" calcext:value-type="float">
            <text:p>71.0027</text:p>
          </table:table-cell>
          <table:table-cell office:value-type="float" office:value="90.9976" calcext:value-type="float">
            <text:p>90.997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11" calcext:value-type="float">
            <text:p>43.2711</text:p>
          </table:table-cell>
          <table:table-cell office:value-type="float" office:value="61.7821" calcext:value-type="float">
            <text:p>61.7821</text:p>
          </table:table-cell>
          <table:table-cell office:value-type="float" office:value="75.8227" calcext:value-type="float">
            <text:p>75.822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14" calcext:value-type="float">
            <text:p>52.6014</text:p>
          </table:table-cell>
          <table:table-cell office:value-type="float" office:value="60.6123" calcext:value-type="float">
            <text:p>60.6123</text:p>
          </table:table-cell>
          <table:table-cell office:value-type="float" office:value="72.2797" calcext:value-type="float">
            <text:p>72.279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86" calcext:value-type="float">
            <text:p>46.1086</text:p>
          </table:table-cell>
          <table:table-cell office:value-type="float" office:value="73.142" calcext:value-type="float">
            <text:p>73.142</text:p>
          </table:table-cell>
          <table:table-cell office:value-type="float" office:value="90.5631" calcext:value-type="float">
            <text:p>90.563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68" calcext:value-type="float">
            <text:p>43.8868</text:p>
          </table:table-cell>
          <table:table-cell office:value-type="float" office:value="77.7391" calcext:value-type="float">
            <text:p>77.7391</text:p>
          </table:table-cell>
          <table:table-cell office:value-type="float" office:value="98.5852" calcext:value-type="float">
            <text:p>98.585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95" calcext:value-type="float">
            <text:p>40.5495</text:p>
          </table:table-cell>
          <table:table-cell office:value-type="float" office:value="71.0164" calcext:value-type="float">
            <text:p>71.0164</text:p>
          </table:table-cell>
          <table:table-cell office:value-type="float" office:value="91.0141" calcext:value-type="float">
            <text:p>91.014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35" calcext:value-type="float">
            <text:p>43.2735</text:p>
          </table:table-cell>
          <table:table-cell office:value-type="float" office:value="61.7866" calcext:value-type="float">
            <text:p>61.7866</text:p>
          </table:table-cell>
          <table:table-cell office:value-type="float" office:value="75.8281" calcext:value-type="float">
            <text:p>75.828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06" calcext:value-type="float">
            <text:p>52.6006</text:p>
          </table:table-cell>
          <table:table-cell office:value-type="float" office:value="60.6085" calcext:value-type="float">
            <text:p>60.6085</text:p>
          </table:table-cell>
          <table:table-cell office:value-type="float" office:value="72.2755" calcext:value-type="float">
            <text:p>72.275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2" calcext:value-type="float">
            <text:p>46.112</text:p>
          </table:table-cell>
          <table:table-cell office:value-type="float" office:value="73.1476" calcext:value-type="float">
            <text:p>73.1476</text:p>
          </table:table-cell>
          <table:table-cell office:value-type="float" office:value="90.5697" calcext:value-type="float">
            <text:p>90.569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89" calcext:value-type="float">
            <text:p>43.8889</text:p>
          </table:table-cell>
          <table:table-cell office:value-type="float" office:value="77.7429" calcext:value-type="float">
            <text:p>77.7429</text:p>
          </table:table-cell>
          <table:table-cell office:value-type="float" office:value="98.5906" calcext:value-type="float">
            <text:p>98.590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39" calcext:value-type="float">
            <text:p>40.5439</text:p>
          </table:table-cell>
          <table:table-cell office:value-type="float" office:value="71.0075" calcext:value-type="float">
            <text:p>71.0075</text:p>
          </table:table-cell>
          <table:table-cell office:value-type="float" office:value="91.0034" calcext:value-type="float">
            <text:p>91.003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52" calcext:value-type="float">
            <text:p>43.2752</text:p>
          </table:table-cell>
          <table:table-cell office:value-type="float" office:value="61.7897" calcext:value-type="float">
            <text:p>61.7897</text:p>
          </table:table-cell>
          <table:table-cell office:value-type="float" office:value="75.8316" calcext:value-type="float">
            <text:p>75.831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997" calcext:value-type="float">
            <text:p>52.5997</text:p>
          </table:table-cell>
          <table:table-cell office:value-type="float" office:value="60.605" calcext:value-type="float">
            <text:p>60.605</text:p>
          </table:table-cell>
          <table:table-cell office:value-type="float" office:value="72.2723" calcext:value-type="float">
            <text:p>72.272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63" calcext:value-type="float">
            <text:p>46.1163</text:p>
          </table:table-cell>
          <table:table-cell office:value-type="float" office:value="73.155" calcext:value-type="float">
            <text:p>73.155</text:p>
          </table:table-cell>
          <table:table-cell office:value-type="float" office:value="90.5786" calcext:value-type="float">
            <text:p>90.578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3" calcext:value-type="float">
            <text:p>43.8913</text:p>
          </table:table-cell>
          <table:table-cell office:value-type="float" office:value="77.7469" calcext:value-type="float">
            <text:p>77.7469</text:p>
          </table:table-cell>
          <table:table-cell office:value-type="float" office:value="98.5955" calcext:value-type="float">
            <text:p>98.595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56" calcext:value-type="float">
            <text:p>40.5356</text:p>
          </table:table-cell>
          <table:table-cell office:value-type="float" office:value="70.9944" calcext:value-type="float">
            <text:p>70.9944</text:p>
          </table:table-cell>
          <table:table-cell office:value-type="float" office:value="90.9882" calcext:value-type="float">
            <text:p>90.988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27" calcext:value-type="float">
            <text:p>43.2727</text:p>
          </table:table-cell>
          <table:table-cell office:value-type="float" office:value="61.7853" calcext:value-type="float">
            <text:p>61.7853</text:p>
          </table:table-cell>
          <table:table-cell office:value-type="float" office:value="75.8268" calcext:value-type="float">
            <text:p>75.826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949" calcext:value-type="float">
            <text:p>52.5949</text:p>
          </table:table-cell>
          <table:table-cell office:value-type="float" office:value="60.5906" calcext:value-type="float">
            <text:p>60.5906</text:p>
          </table:table-cell>
          <table:table-cell office:value-type="float" office:value="72.2585" calcext:value-type="float">
            <text:p>72.258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02" calcext:value-type="float">
            <text:p>46.1202</text:p>
          </table:table-cell>
          <table:table-cell office:value-type="float" office:value="73.1617" calcext:value-type="float">
            <text:p>73.1617</text:p>
          </table:table-cell>
          <table:table-cell office:value-type="float" office:value="90.5865" calcext:value-type="float">
            <text:p>90.586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46" calcext:value-type="float">
            <text:p>43.8946</text:p>
          </table:table-cell>
          <table:table-cell office:value-type="float" office:value="77.7521" calcext:value-type="float">
            <text:p>77.7521</text:p>
          </table:table-cell>
          <table:table-cell office:value-type="float" office:value="98.6018" calcext:value-type="float">
            <text:p>98.601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7" calcext:value-type="float">
            <text:p>40.527</text:p>
          </table:table-cell>
          <table:table-cell office:value-type="float" office:value="70.9812" calcext:value-type="float">
            <text:p>70.9812</text:p>
          </table:table-cell>
          <table:table-cell office:value-type="float" office:value="90.9734" calcext:value-type="float">
            <text:p>90.973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04" calcext:value-type="float">
            <text:p>43.2704</text:p>
          </table:table-cell>
          <table:table-cell office:value-type="float" office:value="61.7809" calcext:value-type="float">
            <text:p>61.7809</text:p>
          </table:table-cell>
          <table:table-cell office:value-type="float" office:value="75.8212" calcext:value-type="float">
            <text:p>75.821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944" calcext:value-type="float">
            <text:p>52.5944</text:p>
          </table:table-cell>
          <table:table-cell office:value-type="float" office:value="60.5894" calcext:value-type="float">
            <text:p>60.5894</text:p>
          </table:table-cell>
          <table:table-cell office:value-type="float" office:value="72.2581" calcext:value-type="float">
            <text:p>72.258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39" calcext:value-type="float">
            <text:p>46.1239</text:p>
          </table:table-cell>
          <table:table-cell office:value-type="float" office:value="73.1679" calcext:value-type="float">
            <text:p>73.1679</text:p>
          </table:table-cell>
          <table:table-cell office:value-type="float" office:value="90.594" calcext:value-type="float">
            <text:p>90.59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8" calcext:value-type="float">
            <text:p>43.898</text:p>
          </table:table-cell>
          <table:table-cell office:value-type="float" office:value="77.7574" calcext:value-type="float">
            <text:p>77.7574</text:p>
          </table:table-cell>
          <table:table-cell office:value-type="float" office:value="98.6081" calcext:value-type="float">
            <text:p>98.608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21" calcext:value-type="float">
            <text:p>40.5121</text:p>
          </table:table-cell>
          <table:table-cell office:value-type="float" office:value="70.9581" calcext:value-type="float">
            <text:p>70.9581</text:p>
          </table:table-cell>
          <table:table-cell office:value-type="float" office:value="90.9471" calcext:value-type="float">
            <text:p>90.947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91" calcext:value-type="float">
            <text:p>43.2691</text:p>
          </table:table-cell>
          <table:table-cell office:value-type="float" office:value="61.7786" calcext:value-type="float">
            <text:p>61.7786</text:p>
          </table:table-cell>
          <table:table-cell office:value-type="float" office:value="75.8184" calcext:value-type="float">
            <text:p>75.81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935" calcext:value-type="float">
            <text:p>52.5935</text:p>
          </table:table-cell>
          <table:table-cell office:value-type="float" office:value="60.5869" calcext:value-type="float">
            <text:p>60.5869</text:p>
          </table:table-cell>
          <table:table-cell office:value-type="float" office:value="72.2573" calcext:value-type="float">
            <text:p>72.257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76" calcext:value-type="float">
            <text:p>46.1276</text:p>
          </table:table-cell>
          <table:table-cell office:value-type="float" office:value="73.174" calcext:value-type="float">
            <text:p>73.174</text:p>
          </table:table-cell>
          <table:table-cell office:value-type="float" office:value="90.6013" calcext:value-type="float">
            <text:p>90.601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28" calcext:value-type="float">
            <text:p>43.9028</text:p>
          </table:table-cell>
          <table:table-cell office:value-type="float" office:value="77.7647" calcext:value-type="float">
            <text:p>77.7647</text:p>
          </table:table-cell>
          <table:table-cell office:value-type="float" office:value="98.6166" calcext:value-type="float">
            <text:p>98.616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21" calcext:value-type="float">
            <text:p>40.5021</text:p>
          </table:table-cell>
          <table:table-cell office:value-type="float" office:value="70.9435" calcext:value-type="float">
            <text:p>70.9435</text:p>
          </table:table-cell>
          <table:table-cell office:value-type="float" office:value="90.9316" calcext:value-type="float">
            <text:p>90.931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91" calcext:value-type="float">
            <text:p>43.2691</text:p>
          </table:table-cell>
          <table:table-cell office:value-type="float" office:value="61.7785" calcext:value-type="float">
            <text:p>61.7785</text:p>
          </table:table-cell>
          <table:table-cell office:value-type="float" office:value="75.8182" calcext:value-type="float">
            <text:p>75.818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912" calcext:value-type="float">
            <text:p>52.5912</text:p>
          </table:table-cell>
          <table:table-cell office:value-type="float" office:value="60.5814" calcext:value-type="float">
            <text:p>60.5814</text:p>
          </table:table-cell>
          <table:table-cell office:value-type="float" office:value="72.2577" calcext:value-type="float">
            <text:p>72.257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17" calcext:value-type="float">
            <text:p>46.1317</text:p>
          </table:table-cell>
          <table:table-cell office:value-type="float" office:value="73.1808" calcext:value-type="float">
            <text:p>73.1808</text:p>
          </table:table-cell>
          <table:table-cell office:value-type="float" office:value="90.6088" calcext:value-type="float">
            <text:p>90.608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71" calcext:value-type="float">
            <text:p>43.9071</text:p>
          </table:table-cell>
          <table:table-cell office:value-type="float" office:value="77.7715" calcext:value-type="float">
            <text:p>77.7715</text:p>
          </table:table-cell>
          <table:table-cell office:value-type="float" office:value="98.6246" calcext:value-type="float">
            <text:p>98.624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93" calcext:value-type="float">
            <text:p>40.493</text:p>
          </table:table-cell>
          <table:table-cell office:value-type="float" office:value="70.9294" calcext:value-type="float">
            <text:p>70.9294</text:p>
          </table:table-cell>
          <table:table-cell office:value-type="float" office:value="90.9155" calcext:value-type="float">
            <text:p>90.915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92" calcext:value-type="float">
            <text:p>43.2692</text:p>
          </table:table-cell>
          <table:table-cell office:value-type="float" office:value="61.7787" calcext:value-type="float">
            <text:p>61.7787</text:p>
          </table:table-cell>
          <table:table-cell office:value-type="float" office:value="75.8185" calcext:value-type="float">
            <text:p>75.818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891" calcext:value-type="float">
            <text:p>52.5891</text:p>
          </table:table-cell>
          <table:table-cell office:value-type="float" office:value="60.5756" calcext:value-type="float">
            <text:p>60.5756</text:p>
          </table:table-cell>
          <table:table-cell office:value-type="float" office:value="72.2604" calcext:value-type="float">
            <text:p>72.260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68" calcext:value-type="float">
            <text:p>46.1368</text:p>
          </table:table-cell>
          <table:table-cell office:value-type="float" office:value="73.1889" calcext:value-type="float">
            <text:p>73.1889</text:p>
          </table:table-cell>
          <table:table-cell office:value-type="float" office:value="90.6178" calcext:value-type="float">
            <text:p>90.617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98" calcext:value-type="float">
            <text:p>43.9098</text:p>
          </table:table-cell>
          <table:table-cell office:value-type="float" office:value="77.7757" calcext:value-type="float">
            <text:p>77.7757</text:p>
          </table:table-cell>
          <table:table-cell office:value-type="float" office:value="98.6293" calcext:value-type="float">
            <text:p>98.629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827" calcext:value-type="float">
            <text:p>40.4827</text:p>
          </table:table-cell>
          <table:table-cell office:value-type="float" office:value="70.9132" calcext:value-type="float">
            <text:p>70.9132</text:p>
          </table:table-cell>
          <table:table-cell office:value-type="float" office:value="90.8967" calcext:value-type="float">
            <text:p>90.896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91" calcext:value-type="float">
            <text:p>43.2691</text:p>
          </table:table-cell>
          <table:table-cell office:value-type="float" office:value="61.7786" calcext:value-type="float">
            <text:p>61.7786</text:p>
          </table:table-cell>
          <table:table-cell office:value-type="float" office:value="75.8184" calcext:value-type="float">
            <text:p>75.81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887" calcext:value-type="float">
            <text:p>52.5887</text:p>
          </table:table-cell>
          <table:table-cell office:value-type="float" office:value="60.574" calcext:value-type="float">
            <text:p>60.574</text:p>
          </table:table-cell>
          <table:table-cell office:value-type="float" office:value="72.2681" calcext:value-type="float">
            <text:p>72.268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01" calcext:value-type="float">
            <text:p>46.1401</text:p>
          </table:table-cell>
          <table:table-cell office:value-type="float" office:value="73.1943" calcext:value-type="float">
            <text:p>73.1943</text:p>
          </table:table-cell>
          <table:table-cell office:value-type="float" office:value="90.6237" calcext:value-type="float">
            <text:p>90.623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4" calcext:value-type="float">
            <text:p>43.9114</text:p>
          </table:table-cell>
          <table:table-cell office:value-type="float" office:value="77.7779" calcext:value-type="float">
            <text:p>77.7779</text:p>
          </table:table-cell>
          <table:table-cell office:value-type="float" office:value="98.6317" calcext:value-type="float">
            <text:p>98.631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814" calcext:value-type="float">
            <text:p>40.4814</text:p>
          </table:table-cell>
          <table:table-cell office:value-type="float" office:value="70.9126" calcext:value-type="float">
            <text:p>70.9126</text:p>
          </table:table-cell>
          <table:table-cell office:value-type="float" office:value="90.8982" calcext:value-type="float">
            <text:p>90.898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89" calcext:value-type="float">
            <text:p>43.2689</text:p>
          </table:table-cell>
          <table:table-cell office:value-type="float" office:value="61.7782" calcext:value-type="float">
            <text:p>61.7782</text:p>
          </table:table-cell>
          <table:table-cell office:value-type="float" office:value="75.818" calcext:value-type="float">
            <text:p>75.81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88" calcext:value-type="float">
            <text:p>52.588</text:p>
          </table:table-cell>
          <table:table-cell office:value-type="float" office:value="60.5721" calcext:value-type="float">
            <text:p>60.5721</text:p>
          </table:table-cell>
          <table:table-cell office:value-type="float" office:value="72.2719" calcext:value-type="float">
            <text:p>72.271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32" calcext:value-type="float">
            <text:p>46.1432</text:p>
          </table:table-cell>
          <table:table-cell office:value-type="float" office:value="73.1994" calcext:value-type="float">
            <text:p>73.1994</text:p>
          </table:table-cell>
          <table:table-cell office:value-type="float" office:value="90.6292" calcext:value-type="float">
            <text:p>90.629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22" calcext:value-type="float">
            <text:p>43.9122</text:p>
          </table:table-cell>
          <table:table-cell office:value-type="float" office:value="77.7791" calcext:value-type="float">
            <text:p>77.7791</text:p>
          </table:table-cell>
          <table:table-cell office:value-type="float" office:value="98.6329" calcext:value-type="float">
            <text:p>98.632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742" calcext:value-type="float">
            <text:p>40.4742</text:p>
          </table:table-cell>
          <table:table-cell office:value-type="float" office:value="70.9019" calcext:value-type="float">
            <text:p>70.9019</text:p>
          </table:table-cell>
          <table:table-cell office:value-type="float" office:value="90.8866" calcext:value-type="float">
            <text:p>90.886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88" calcext:value-type="float">
            <text:p>43.2688</text:p>
          </table:table-cell>
          <table:table-cell office:value-type="float" office:value="61.7781" calcext:value-type="float">
            <text:p>61.7781</text:p>
          </table:table-cell>
          <table:table-cell office:value-type="float" office:value="75.8179" calcext:value-type="float">
            <text:p>75.817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901" calcext:value-type="float">
            <text:p>52.5901</text:p>
          </table:table-cell>
          <table:table-cell office:value-type="float" office:value="60.5746" calcext:value-type="float">
            <text:p>60.5746</text:p>
          </table:table-cell>
          <table:table-cell office:value-type="float" office:value="72.2792" calcext:value-type="float">
            <text:p>72.279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79" calcext:value-type="float">
            <text:p>46.1479</text:p>
          </table:table-cell>
          <table:table-cell office:value-type="float" office:value="73.2069" calcext:value-type="float">
            <text:p>73.2069</text:p>
          </table:table-cell>
          <table:table-cell office:value-type="float" office:value="90.6376" calcext:value-type="float">
            <text:p>90.637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26" calcext:value-type="float">
            <text:p>43.9126</text:p>
          </table:table-cell>
          <table:table-cell office:value-type="float" office:value="77.7796" calcext:value-type="float">
            <text:p>77.7796</text:p>
          </table:table-cell>
          <table:table-cell office:value-type="float" office:value="98.6333" calcext:value-type="float">
            <text:p>98.633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633" calcext:value-type="float">
            <text:p>40.4633</text:p>
          </table:table-cell>
          <table:table-cell office:value-type="float" office:value="70.8852" calcext:value-type="float">
            <text:p>70.8852</text:p>
          </table:table-cell>
          <table:table-cell office:value-type="float" office:value="90.8679" calcext:value-type="float">
            <text:p>90.86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8" calcext:value-type="float">
            <text:p>43.268</text:p>
          </table:table-cell>
          <table:table-cell office:value-type="float" office:value="61.7767" calcext:value-type="float">
            <text:p>61.7767</text:p>
          </table:table-cell>
          <table:table-cell office:value-type="float" office:value="75.8164" calcext:value-type="float">
            <text:p>75.816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927" calcext:value-type="float">
            <text:p>52.5927</text:p>
          </table:table-cell>
          <table:table-cell office:value-type="float" office:value="60.5779" calcext:value-type="float">
            <text:p>60.5779</text:p>
          </table:table-cell>
          <table:table-cell office:value-type="float" office:value="72.2863" calcext:value-type="float">
            <text:p>72.286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513" calcext:value-type="float">
            <text:p>46.1513</text:p>
          </table:table-cell>
          <table:table-cell office:value-type="float" office:value="73.2124" calcext:value-type="float">
            <text:p>73.2124</text:p>
          </table:table-cell>
          <table:table-cell office:value-type="float" office:value="90.6437" calcext:value-type="float">
            <text:p>90.643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29" calcext:value-type="float">
            <text:p>43.9129</text:p>
          </table:table-cell>
          <table:table-cell office:value-type="float" office:value="77.78" calcext:value-type="float">
            <text:p>77.78</text:p>
          </table:table-cell>
          <table:table-cell office:value-type="float" office:value="98.6336" calcext:value-type="float">
            <text:p>98.633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545" calcext:value-type="float">
            <text:p>40.4545</text:p>
          </table:table-cell>
          <table:table-cell office:value-type="float" office:value="70.8718" calcext:value-type="float">
            <text:p>70.8718</text:p>
          </table:table-cell>
          <table:table-cell office:value-type="float" office:value="90.853" calcext:value-type="float">
            <text:p>90.85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45" calcext:value-type="float">
            <text:p>43.2645</text:p>
          </table:table-cell>
          <table:table-cell office:value-type="float" office:value="61.7704" calcext:value-type="float">
            <text:p>61.7704</text:p>
          </table:table-cell>
          <table:table-cell office:value-type="float" office:value="75.8092" calcext:value-type="float">
            <text:p>75.809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947" calcext:value-type="float">
            <text:p>52.5947</text:p>
          </table:table-cell>
          <table:table-cell office:value-type="float" office:value="60.5795" calcext:value-type="float">
            <text:p>60.5795</text:p>
          </table:table-cell>
          <table:table-cell office:value-type="float" office:value="72.2881" calcext:value-type="float">
            <text:p>72.288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54" calcext:value-type="float">
            <text:p>46.154</text:p>
          </table:table-cell>
          <table:table-cell office:value-type="float" office:value="73.2168" calcext:value-type="float">
            <text:p>73.2168</text:p>
          </table:table-cell>
          <table:table-cell office:value-type="float" office:value="90.6486" calcext:value-type="float">
            <text:p>90.648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32" calcext:value-type="float">
            <text:p>43.9132</text:p>
          </table:table-cell>
          <table:table-cell office:value-type="float" office:value="77.7805" calcext:value-type="float">
            <text:p>77.7805</text:p>
          </table:table-cell>
          <table:table-cell office:value-type="float" office:value="98.6342" calcext:value-type="float">
            <text:p>98.634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485" calcext:value-type="float">
            <text:p>40.4485</text:p>
          </table:table-cell>
          <table:table-cell office:value-type="float" office:value="70.8628" calcext:value-type="float">
            <text:p>70.8628</text:p>
          </table:table-cell>
          <table:table-cell office:value-type="float" office:value="90.8431" calcext:value-type="float">
            <text:p>90.843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97" calcext:value-type="float">
            <text:p>43.2597</text:p>
          </table:table-cell>
          <table:table-cell office:value-type="float" office:value="61.7617" calcext:value-type="float">
            <text:p>61.7617</text:p>
          </table:table-cell>
          <table:table-cell office:value-type="float" office:value="75.7989" calcext:value-type="float">
            <text:p>75.798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974" calcext:value-type="float">
            <text:p>52.5974</text:p>
          </table:table-cell>
          <table:table-cell office:value-type="float" office:value="60.5813" calcext:value-type="float">
            <text:p>60.5813</text:p>
          </table:table-cell>
          <table:table-cell office:value-type="float" office:value="72.2888" calcext:value-type="float">
            <text:p>72.288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553" calcext:value-type="float">
            <text:p>46.1553</text:p>
          </table:table-cell>
          <table:table-cell office:value-type="float" office:value="73.2188" calcext:value-type="float">
            <text:p>73.2188</text:p>
          </table:table-cell>
          <table:table-cell office:value-type="float" office:value="90.6507" calcext:value-type="float">
            <text:p>90.6507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35" calcext:value-type="float">
            <text:p>43.9135</text:p>
          </table:table-cell>
          <table:table-cell office:value-type="float" office:value="77.7808" calcext:value-type="float">
            <text:p>77.7808</text:p>
          </table:table-cell>
          <table:table-cell office:value-type="float" office:value="98.6345" calcext:value-type="float">
            <text:p>98.634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423" calcext:value-type="float">
            <text:p>40.4423</text:p>
          </table:table-cell>
          <table:table-cell office:value-type="float" office:value="70.8536" calcext:value-type="float">
            <text:p>70.8536</text:p>
          </table:table-cell>
          <table:table-cell office:value-type="float" office:value="90.8332" calcext:value-type="float">
            <text:p>90.833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56" calcext:value-type="float">
            <text:p>43.2556</text:p>
          </table:table-cell>
          <table:table-cell office:value-type="float" office:value="61.7543" calcext:value-type="float">
            <text:p>61.7543</text:p>
          </table:table-cell>
          <table:table-cell office:value-type="float" office:value="75.7901" calcext:value-type="float">
            <text:p>75.790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09" calcext:value-type="float">
            <text:p>52.6009</text:p>
          </table:table-cell>
          <table:table-cell office:value-type="float" office:value="60.5842" calcext:value-type="float">
            <text:p>60.5842</text:p>
          </table:table-cell>
          <table:table-cell office:value-type="float" office:value="72.2901" calcext:value-type="float">
            <text:p>72.290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57" calcext:value-type="float">
            <text:p>46.157</text:p>
          </table:table-cell>
          <table:table-cell office:value-type="float" office:value="73.2215" calcext:value-type="float">
            <text:p>73.2215</text:p>
          </table:table-cell>
          <table:table-cell office:value-type="float" office:value="90.6535" calcext:value-type="float">
            <text:p>90.653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37" calcext:value-type="float">
            <text:p>43.9137</text:p>
          </table:table-cell>
          <table:table-cell office:value-type="float" office:value="77.7813" calcext:value-type="float">
            <text:p>77.7813</text:p>
          </table:table-cell>
          <table:table-cell office:value-type="float" office:value="98.635" calcext:value-type="float">
            <text:p>98.63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369" calcext:value-type="float">
            <text:p>40.4369</text:p>
          </table:table-cell>
          <table:table-cell office:value-type="float" office:value="70.8457" calcext:value-type="float">
            <text:p>70.8457</text:p>
          </table:table-cell>
          <table:table-cell office:value-type="float" office:value="90.8247" calcext:value-type="float">
            <text:p>90.824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38" calcext:value-type="float">
            <text:p>43.2538</text:p>
          </table:table-cell>
          <table:table-cell office:value-type="float" office:value="61.7511" calcext:value-type="float">
            <text:p>61.7511</text:p>
          </table:table-cell>
          <table:table-cell office:value-type="float" office:value="75.7867" calcext:value-type="float">
            <text:p>75.786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44" calcext:value-type="float">
            <text:p>52.6044</text:p>
          </table:table-cell>
          <table:table-cell office:value-type="float" office:value="60.5873" calcext:value-type="float">
            <text:p>60.5873</text:p>
          </table:table-cell>
          <table:table-cell office:value-type="float" office:value="72.2908" calcext:value-type="float">
            <text:p>72.290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579" calcext:value-type="float">
            <text:p>46.1579</text:p>
          </table:table-cell>
          <table:table-cell office:value-type="float" office:value="73.223" calcext:value-type="float">
            <text:p>73.223</text:p>
          </table:table-cell>
          <table:table-cell office:value-type="float" office:value="90.6551" calcext:value-type="float">
            <text:p>90.6551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4" calcext:value-type="float">
            <text:p>43.914</text:p>
          </table:table-cell>
          <table:table-cell office:value-type="float" office:value="77.7816" calcext:value-type="float">
            <text:p>77.7816</text:p>
          </table:table-cell>
          <table:table-cell office:value-type="float" office:value="98.6353" calcext:value-type="float">
            <text:p>98.635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333" calcext:value-type="float">
            <text:p>40.4333</text:p>
          </table:table-cell>
          <table:table-cell office:value-type="float" office:value="70.8403" calcext:value-type="float">
            <text:p>70.8403</text:p>
          </table:table-cell>
          <table:table-cell office:value-type="float" office:value="90.819" calcext:value-type="float">
            <text:p>90.81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24" calcext:value-type="float">
            <text:p>43.2524</text:p>
          </table:table-cell>
          <table:table-cell office:value-type="float" office:value="61.7487" calcext:value-type="float">
            <text:p>61.7487</text:p>
          </table:table-cell>
          <table:table-cell office:value-type="float" office:value="75.784" calcext:value-type="float">
            <text:p>75.7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59" calcext:value-type="float">
            <text:p>52.6059</text:p>
          </table:table-cell>
          <table:table-cell office:value-type="float" office:value="60.5868" calcext:value-type="float">
            <text:p>60.5868</text:p>
          </table:table-cell>
          <table:table-cell office:value-type="float" office:value="72.2874" calcext:value-type="float">
            <text:p>72.287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585" calcext:value-type="float">
            <text:p>46.1585</text:p>
          </table:table-cell>
          <table:table-cell office:value-type="float" office:value="73.2238" calcext:value-type="float">
            <text:p>73.2238</text:p>
          </table:table-cell>
          <table:table-cell office:value-type="float" office:value="90.6559" calcext:value-type="float">
            <text:p>90.655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43" calcext:value-type="float">
            <text:p>43.9143</text:p>
          </table:table-cell>
          <table:table-cell office:value-type="float" office:value="77.782" calcext:value-type="float">
            <text:p>77.782</text:p>
          </table:table-cell>
          <table:table-cell office:value-type="float" office:value="98.6356" calcext:value-type="float">
            <text:p>98.635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296" calcext:value-type="float">
            <text:p>40.4296</text:p>
          </table:table-cell>
          <table:table-cell office:value-type="float" office:value="70.8348" calcext:value-type="float">
            <text:p>70.8348</text:p>
          </table:table-cell>
          <table:table-cell office:value-type="float" office:value="90.813" calcext:value-type="float">
            <text:p>90.81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08" calcext:value-type="float">
            <text:p>43.2508</text:p>
          </table:table-cell>
          <table:table-cell office:value-type="float" office:value="61.7458" calcext:value-type="float">
            <text:p>61.7458</text:p>
          </table:table-cell>
          <table:table-cell office:value-type="float" office:value="75.7808" calcext:value-type="float">
            <text:p>75.780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85" calcext:value-type="float">
            <text:p>52.6085</text:p>
          </table:table-cell>
          <table:table-cell office:value-type="float" office:value="60.5863" calcext:value-type="float">
            <text:p>60.5863</text:p>
          </table:table-cell>
          <table:table-cell office:value-type="float" office:value="72.2808" calcext:value-type="float">
            <text:p>72.280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595" calcext:value-type="float">
            <text:p>46.1595</text:p>
          </table:table-cell>
          <table:table-cell office:value-type="float" office:value="73.2254" calcext:value-type="float">
            <text:p>73.2254</text:p>
          </table:table-cell>
          <table:table-cell office:value-type="float" office:value="90.6575" calcext:value-type="float">
            <text:p>90.657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44" calcext:value-type="float">
            <text:p>43.9144</text:p>
          </table:table-cell>
          <table:table-cell office:value-type="float" office:value="77.7821" calcext:value-type="float">
            <text:p>77.7821</text:p>
          </table:table-cell>
          <table:table-cell office:value-type="float" office:value="98.6356" calcext:value-type="float">
            <text:p>98.635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252" calcext:value-type="float">
            <text:p>40.4252</text:p>
          </table:table-cell>
          <table:table-cell office:value-type="float" office:value="70.828" calcext:value-type="float">
            <text:p>70.828</text:p>
          </table:table-cell>
          <table:table-cell office:value-type="float" office:value="90.8055" calcext:value-type="float">
            <text:p>90.805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491" calcext:value-type="float">
            <text:p>43.2491</text:p>
          </table:table-cell>
          <table:table-cell office:value-type="float" office:value="61.7428" calcext:value-type="float">
            <text:p>61.7428</text:p>
          </table:table-cell>
          <table:table-cell office:value-type="float" office:value="75.7774" calcext:value-type="float">
            <text:p>75.777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08" calcext:value-type="float">
            <text:p>52.6108</text:p>
          </table:table-cell>
          <table:table-cell office:value-type="float" office:value="60.586" calcext:value-type="float">
            <text:p>60.586</text:p>
          </table:table-cell>
          <table:table-cell office:value-type="float" office:value="72.2755" calcext:value-type="float">
            <text:p>72.275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607" calcext:value-type="float">
            <text:p>46.1607</text:p>
          </table:table-cell>
          <table:table-cell office:value-type="float" office:value="73.2274" calcext:value-type="float">
            <text:p>73.2274</text:p>
          </table:table-cell>
          <table:table-cell office:value-type="float" office:value="90.6596" calcext:value-type="float">
            <text:p>90.659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46" calcext:value-type="float">
            <text:p>43.9146</text:p>
          </table:table-cell>
          <table:table-cell office:value-type="float" office:value="77.7823" calcext:value-type="float">
            <text:p>77.7823</text:p>
          </table:table-cell>
          <table:table-cell office:value-type="float" office:value="98.6358" calcext:value-type="float">
            <text:p>98.635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224" calcext:value-type="float">
            <text:p>40.4224</text:p>
          </table:table-cell>
          <table:table-cell office:value-type="float" office:value="70.8239" calcext:value-type="float">
            <text:p>70.8239</text:p>
          </table:table-cell>
          <table:table-cell office:value-type="float" office:value="90.8009" calcext:value-type="float">
            <text:p>90.800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463" calcext:value-type="float">
            <text:p>43.2463</text:p>
          </table:table-cell>
          <table:table-cell office:value-type="float" office:value="61.7376" calcext:value-type="float">
            <text:p>61.7376</text:p>
          </table:table-cell>
          <table:table-cell office:value-type="float" office:value="75.7713" calcext:value-type="float">
            <text:p>75.771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25" calcext:value-type="float">
            <text:p>52.6125</text:p>
          </table:table-cell>
          <table:table-cell office:value-type="float" office:value="60.5849" calcext:value-type="float">
            <text:p>60.5849</text:p>
          </table:table-cell>
          <table:table-cell office:value-type="float" office:value="72.2698" calcext:value-type="float">
            <text:p>72.269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626" calcext:value-type="float">
            <text:p>46.1626</text:p>
          </table:table-cell>
          <table:table-cell office:value-type="float" office:value="73.2302" calcext:value-type="float">
            <text:p>73.2302</text:p>
          </table:table-cell>
          <table:table-cell office:value-type="float" office:value="90.6624" calcext:value-type="float">
            <text:p>90.662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48" calcext:value-type="float">
            <text:p>43.9148</text:p>
          </table:table-cell>
          <table:table-cell office:value-type="float" office:value="77.7826" calcext:value-type="float">
            <text:p>77.7826</text:p>
          </table:table-cell>
          <table:table-cell office:value-type="float" office:value="98.6361" calcext:value-type="float">
            <text:p>98.636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196" calcext:value-type="float">
            <text:p>40.4196</text:p>
          </table:table-cell>
          <table:table-cell office:value-type="float" office:value="70.8196" calcext:value-type="float">
            <text:p>70.8196</text:p>
          </table:table-cell>
          <table:table-cell office:value-type="float" office:value="90.7963" calcext:value-type="float">
            <text:p>90.796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411" calcext:value-type="float">
            <text:p>43.2411</text:p>
          </table:table-cell>
          <table:table-cell office:value-type="float" office:value="61.7282" calcext:value-type="float">
            <text:p>61.7282</text:p>
          </table:table-cell>
          <table:table-cell office:value-type="float" office:value="75.7599" calcext:value-type="float">
            <text:p>75.759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4" calcext:value-type="float">
            <text:p>52.614</text:p>
          </table:table-cell>
          <table:table-cell office:value-type="float" office:value="60.585" calcext:value-type="float">
            <text:p>60.585</text:p>
          </table:table-cell>
          <table:table-cell office:value-type="float" office:value="72.2676" calcext:value-type="float">
            <text:p>72.267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638" calcext:value-type="float">
            <text:p>46.1638</text:p>
          </table:table-cell>
          <table:table-cell office:value-type="float" office:value="73.2321" calcext:value-type="float">
            <text:p>73.2321</text:p>
          </table:table-cell>
          <table:table-cell office:value-type="float" office:value="90.6644" calcext:value-type="float">
            <text:p>90.664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48" calcext:value-type="float">
            <text:p>43.9148</text:p>
          </table:table-cell>
          <table:table-cell office:value-type="float" office:value="77.7827" calcext:value-type="float">
            <text:p>77.7827</text:p>
          </table:table-cell>
          <table:table-cell office:value-type="float" office:value="98.6361" calcext:value-type="float">
            <text:p>98.636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15" calcext:value-type="float">
            <text:p>40.415</text:p>
          </table:table-cell>
          <table:table-cell office:value-type="float" office:value="70.8127" calcext:value-type="float">
            <text:p>70.8127</text:p>
          </table:table-cell>
          <table:table-cell office:value-type="float" office:value="90.7889" calcext:value-type="float">
            <text:p>90.788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365" calcext:value-type="float">
            <text:p>43.2365</text:p>
          </table:table-cell>
          <table:table-cell office:value-type="float" office:value="61.7196" calcext:value-type="float">
            <text:p>61.7196</text:p>
          </table:table-cell>
          <table:table-cell office:value-type="float" office:value="75.7495" calcext:value-type="float">
            <text:p>75.749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53" calcext:value-type="float">
            <text:p>52.6153</text:p>
          </table:table-cell>
          <table:table-cell office:value-type="float" office:value="60.5851" calcext:value-type="float">
            <text:p>60.5851</text:p>
          </table:table-cell>
          <table:table-cell office:value-type="float" office:value="72.2654" calcext:value-type="float">
            <text:p>72.265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654" calcext:value-type="float">
            <text:p>46.1654</text:p>
          </table:table-cell>
          <table:table-cell office:value-type="float" office:value="73.2346" calcext:value-type="float">
            <text:p>73.2346</text:p>
          </table:table-cell>
          <table:table-cell office:value-type="float" office:value="90.667" calcext:value-type="float">
            <text:p>90.66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48" calcext:value-type="float">
            <text:p>43.9148</text:p>
          </table:table-cell>
          <table:table-cell office:value-type="float" office:value="77.7826" calcext:value-type="float">
            <text:p>77.7826</text:p>
          </table:table-cell>
          <table:table-cell office:value-type="float" office:value="98.6361" calcext:value-type="float">
            <text:p>98.636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118" calcext:value-type="float">
            <text:p>40.4118</text:p>
          </table:table-cell>
          <table:table-cell office:value-type="float" office:value="70.808" calcext:value-type="float">
            <text:p>70.808</text:p>
          </table:table-cell>
          <table:table-cell office:value-type="float" office:value="90.7836" calcext:value-type="float">
            <text:p>90.783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13" calcext:value-type="float">
            <text:p>43.2213</text:p>
          </table:table-cell>
          <table:table-cell office:value-type="float" office:value="61.6913" calcext:value-type="float">
            <text:p>61.6913</text:p>
          </table:table-cell>
          <table:table-cell office:value-type="float" office:value="75.7147" calcext:value-type="float">
            <text:p>75.714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56" calcext:value-type="float">
            <text:p>52.6156</text:p>
          </table:table-cell>
          <table:table-cell office:value-type="float" office:value="60.5825" calcext:value-type="float">
            <text:p>60.5825</text:p>
          </table:table-cell>
          <table:table-cell office:value-type="float" office:value="72.2603" calcext:value-type="float">
            <text:p>72.260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673" calcext:value-type="float">
            <text:p>46.1673</text:p>
          </table:table-cell>
          <table:table-cell office:value-type="float" office:value="73.2377" calcext:value-type="float">
            <text:p>73.2377</text:p>
          </table:table-cell>
          <table:table-cell office:value-type="float" office:value="90.6703" calcext:value-type="float">
            <text:p>90.6703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48" calcext:value-type="float">
            <text:p>43.9148</text:p>
          </table:table-cell>
          <table:table-cell office:value-type="float" office:value="77.7825" calcext:value-type="float">
            <text:p>77.7825</text:p>
          </table:table-cell>
          <table:table-cell office:value-type="float" office:value="98.6357" calcext:value-type="float">
            <text:p>98.635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025" calcext:value-type="float">
            <text:p>40.4025</text:p>
          </table:table-cell>
          <table:table-cell office:value-type="float" office:value="70.793" calcext:value-type="float">
            <text:p>70.793</text:p>
          </table:table-cell>
          <table:table-cell office:value-type="float" office:value="90.7659" calcext:value-type="float">
            <text:p>90.765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46" calcext:value-type="float">
            <text:p>43.2146</text:p>
          </table:table-cell>
          <table:table-cell office:value-type="float" office:value="61.6788" calcext:value-type="float">
            <text:p>61.6788</text:p>
          </table:table-cell>
          <table:table-cell office:value-type="float" office:value="75.6996" calcext:value-type="float">
            <text:p>75.699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57" calcext:value-type="float">
            <text:p>52.6157</text:p>
          </table:table-cell>
          <table:table-cell office:value-type="float" office:value="60.5814" calcext:value-type="float">
            <text:p>60.5814</text:p>
          </table:table-cell>
          <table:table-cell office:value-type="float" office:value="72.2587" calcext:value-type="float">
            <text:p>72.258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706" calcext:value-type="float">
            <text:p>46.1706</text:p>
          </table:table-cell>
          <table:table-cell office:value-type="float" office:value="73.2427" calcext:value-type="float">
            <text:p>73.2427</text:p>
          </table:table-cell>
          <table:table-cell office:value-type="float" office:value="90.6755" calcext:value-type="float">
            <text:p>90.675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5" calcext:value-type="float">
            <text:p>43.915</text:p>
          </table:table-cell>
          <table:table-cell office:value-type="float" office:value="77.7827" calcext:value-type="float">
            <text:p>77.7827</text:p>
          </table:table-cell>
          <table:table-cell office:value-type="float" office:value="98.6358" calcext:value-type="float">
            <text:p>98.635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966" calcext:value-type="float">
            <text:p>40.3966</text:p>
          </table:table-cell>
          <table:table-cell office:value-type="float" office:value="70.7835" calcext:value-type="float">
            <text:p>70.7835</text:p>
          </table:table-cell>
          <table:table-cell office:value-type="float" office:value="90.7542" calcext:value-type="float">
            <text:p>90.754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22" calcext:value-type="float">
            <text:p>43.2122</text:p>
          </table:table-cell>
          <table:table-cell office:value-type="float" office:value="61.6745" calcext:value-type="float">
            <text:p>61.6745</text:p>
          </table:table-cell>
          <table:table-cell office:value-type="float" office:value="75.6944" calcext:value-type="float">
            <text:p>75.694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61" calcext:value-type="float">
            <text:p>52.6161</text:p>
          </table:table-cell>
          <table:table-cell office:value-type="float" office:value="60.5808" calcext:value-type="float">
            <text:p>60.5808</text:p>
          </table:table-cell>
          <table:table-cell office:value-type="float" office:value="72.2579" calcext:value-type="float">
            <text:p>72.257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727" calcext:value-type="float">
            <text:p>46.1727</text:p>
          </table:table-cell>
          <table:table-cell office:value-type="float" office:value="73.2461" calcext:value-type="float">
            <text:p>73.2461</text:p>
          </table:table-cell>
          <table:table-cell office:value-type="float" office:value="90.6793" calcext:value-type="float">
            <text:p>90.679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51" calcext:value-type="float">
            <text:p>43.9151</text:p>
          </table:table-cell>
          <table:table-cell office:value-type="float" office:value="77.7826" calcext:value-type="float">
            <text:p>77.7826</text:p>
          </table:table-cell>
          <table:table-cell office:value-type="float" office:value="98.6353" calcext:value-type="float">
            <text:p>98.635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906" calcext:value-type="float">
            <text:p>40.3906</text:p>
          </table:table-cell>
          <table:table-cell office:value-type="float" office:value="70.7741" calcext:value-type="float">
            <text:p>70.7741</text:p>
          </table:table-cell>
          <table:table-cell office:value-type="float" office:value="90.7432" calcext:value-type="float">
            <text:p>90.743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1" calcext:value-type="float">
            <text:p>43.21</text:p>
          </table:table-cell>
          <table:table-cell office:value-type="float" office:value="61.6703" calcext:value-type="float">
            <text:p>61.6703</text:p>
          </table:table-cell>
          <table:table-cell office:value-type="float" office:value="75.6894" calcext:value-type="float">
            <text:p>75.689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6" calcext:value-type="float">
            <text:p>52.616</text:p>
          </table:table-cell>
          <table:table-cell office:value-type="float" office:value="60.58" calcext:value-type="float">
            <text:p>60.58</text:p>
          </table:table-cell>
          <table:table-cell office:value-type="float" office:value="72.2571" calcext:value-type="float">
            <text:p>72.257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746" calcext:value-type="float">
            <text:p>46.1746</text:p>
          </table:table-cell>
          <table:table-cell office:value-type="float" office:value="73.2492" calcext:value-type="float">
            <text:p>73.2492</text:p>
          </table:table-cell>
          <table:table-cell office:value-type="float" office:value="90.6827" calcext:value-type="float">
            <text:p>90.682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57" calcext:value-type="float">
            <text:p>43.9157</text:p>
          </table:table-cell>
          <table:table-cell office:value-type="float" office:value="77.7835" calcext:value-type="float">
            <text:p>77.7835</text:p>
          </table:table-cell>
          <table:table-cell office:value-type="float" office:value="98.6363" calcext:value-type="float">
            <text:p>98.636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883" calcext:value-type="float">
            <text:p>40.3883</text:p>
          </table:table-cell>
          <table:table-cell office:value-type="float" office:value="70.7704" calcext:value-type="float">
            <text:p>70.7704</text:p>
          </table:table-cell>
          <table:table-cell office:value-type="float" office:value="90.7388" calcext:value-type="float">
            <text:p>90.738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932" calcext:value-type="float">
            <text:p>43.1932</text:p>
          </table:table-cell>
          <table:table-cell office:value-type="float" office:value="61.638" calcext:value-type="float">
            <text:p>61.638</text:p>
          </table:table-cell>
          <table:table-cell office:value-type="float" office:value="75.6478" calcext:value-type="float">
            <text:p>75.647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58" calcext:value-type="float">
            <text:p>52.6158</text:p>
          </table:table-cell>
          <table:table-cell office:value-type="float" office:value="60.5794" calcext:value-type="float">
            <text:p>60.5794</text:p>
          </table:table-cell>
          <table:table-cell office:value-type="float" office:value="72.257" calcext:value-type="float">
            <text:p>72.25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771" calcext:value-type="float">
            <text:p>46.1771</text:p>
          </table:table-cell>
          <table:table-cell office:value-type="float" office:value="73.2533" calcext:value-type="float">
            <text:p>73.2533</text:p>
          </table:table-cell>
          <table:table-cell office:value-type="float" office:value="90.6873" calcext:value-type="float">
            <text:p>90.687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64" calcext:value-type="float">
            <text:p>43.9164</text:p>
          </table:table-cell>
          <table:table-cell office:value-type="float" office:value="77.7846" calcext:value-type="float">
            <text:p>77.7846</text:p>
          </table:table-cell>
          <table:table-cell office:value-type="float" office:value="98.6377" calcext:value-type="float">
            <text:p>98.637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872" calcext:value-type="float">
            <text:p>40.3872</text:p>
          </table:table-cell>
          <table:table-cell office:value-type="float" office:value="70.7688" calcext:value-type="float">
            <text:p>70.7688</text:p>
          </table:table-cell>
          <table:table-cell office:value-type="float" office:value="90.737" calcext:value-type="float">
            <text:p>90.73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896" calcext:value-type="float">
            <text:p>43.1896</text:p>
          </table:table-cell>
          <table:table-cell office:value-type="float" office:value="61.6308" calcext:value-type="float">
            <text:p>61.6308</text:p>
          </table:table-cell>
          <table:table-cell office:value-type="float" office:value="75.638" calcext:value-type="float">
            <text:p>75.63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56" calcext:value-type="float">
            <text:p>52.6156</text:p>
          </table:table-cell>
          <table:table-cell office:value-type="float" office:value="60.5793" calcext:value-type="float">
            <text:p>60.5793</text:p>
          </table:table-cell>
          <table:table-cell office:value-type="float" office:value="72.259" calcext:value-type="float">
            <text:p>72.25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812" calcext:value-type="float">
            <text:p>46.1812</text:p>
          </table:table-cell>
          <table:table-cell office:value-type="float" office:value="73.2598" calcext:value-type="float">
            <text:p>73.2598</text:p>
          </table:table-cell>
          <table:table-cell office:value-type="float" office:value="90.6944" calcext:value-type="float">
            <text:p>90.694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72" calcext:value-type="float">
            <text:p>43.9172</text:p>
          </table:table-cell>
          <table:table-cell office:value-type="float" office:value="77.786" calcext:value-type="float">
            <text:p>77.786</text:p>
          </table:table-cell>
          <table:table-cell office:value-type="float" office:value="98.6396" calcext:value-type="float">
            <text:p>98.639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861" calcext:value-type="float">
            <text:p>40.3861</text:p>
          </table:table-cell>
          <table:table-cell office:value-type="float" office:value="70.7668" calcext:value-type="float">
            <text:p>70.7668</text:p>
          </table:table-cell>
          <table:table-cell office:value-type="float" office:value="90.7344" calcext:value-type="float">
            <text:p>90.734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887" calcext:value-type="float">
            <text:p>43.1887</text:p>
          </table:table-cell>
          <table:table-cell office:value-type="float" office:value="61.6287" calcext:value-type="float">
            <text:p>61.6287</text:p>
          </table:table-cell>
          <table:table-cell office:value-type="float" office:value="75.6348" calcext:value-type="float">
            <text:p>75.634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55" calcext:value-type="float">
            <text:p>52.6155</text:p>
          </table:table-cell>
          <table:table-cell office:value-type="float" office:value="60.5795" calcext:value-type="float">
            <text:p>60.5795</text:p>
          </table:table-cell>
          <table:table-cell office:value-type="float" office:value="72.2606" calcext:value-type="float">
            <text:p>72.260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833" calcext:value-type="float">
            <text:p>46.1833</text:p>
          </table:table-cell>
          <table:table-cell office:value-type="float" office:value="73.2631" calcext:value-type="float">
            <text:p>73.2631</text:p>
          </table:table-cell>
          <table:table-cell office:value-type="float" office:value="90.6978" calcext:value-type="float">
            <text:p>90.697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79" calcext:value-type="float">
            <text:p>43.9179</text:p>
          </table:table-cell>
          <table:table-cell office:value-type="float" office:value="77.7872" calcext:value-type="float">
            <text:p>77.7872</text:p>
          </table:table-cell>
          <table:table-cell office:value-type="float" office:value="98.6411" calcext:value-type="float">
            <text:p>98.641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853" calcext:value-type="float">
            <text:p>40.3853</text:p>
          </table:table-cell>
          <table:table-cell office:value-type="float" office:value="70.7654" calcext:value-type="float">
            <text:p>70.7654</text:p>
          </table:table-cell>
          <table:table-cell office:value-type="float" office:value="90.7324" calcext:value-type="float">
            <text:p>90.732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872" calcext:value-type="float">
            <text:p>43.1872</text:p>
          </table:table-cell>
          <table:table-cell office:value-type="float" office:value="61.6254" calcext:value-type="float">
            <text:p>61.6254</text:p>
          </table:table-cell>
          <table:table-cell office:value-type="float" office:value="75.6295" calcext:value-type="float">
            <text:p>75.629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51" calcext:value-type="float">
            <text:p>52.6151</text:p>
          </table:table-cell>
          <table:table-cell office:value-type="float" office:value="60.5795" calcext:value-type="float">
            <text:p>60.5795</text:p>
          </table:table-cell>
          <table:table-cell office:value-type="float" office:value="72.2614" calcext:value-type="float">
            <text:p>72.261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863" calcext:value-type="float">
            <text:p>46.1863</text:p>
          </table:table-cell>
          <table:table-cell office:value-type="float" office:value="73.268" calcext:value-type="float">
            <text:p>73.268</text:p>
          </table:table-cell>
          <table:table-cell office:value-type="float" office:value="90.7032" calcext:value-type="float">
            <text:p>90.703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87" calcext:value-type="float">
            <text:p>43.9187</text:p>
          </table:table-cell>
          <table:table-cell office:value-type="float" office:value="77.7884" calcext:value-type="float">
            <text:p>77.7884</text:p>
          </table:table-cell>
          <table:table-cell office:value-type="float" office:value="98.6428" calcext:value-type="float">
            <text:p>98.64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843" calcext:value-type="float">
            <text:p>40.3843</text:p>
          </table:table-cell>
          <table:table-cell office:value-type="float" office:value="70.7637" calcext:value-type="float">
            <text:p>70.7637</text:p>
          </table:table-cell>
          <table:table-cell office:value-type="float" office:value="90.7302" calcext:value-type="float">
            <text:p>90.730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877" calcext:value-type="float">
            <text:p>43.1877</text:p>
          </table:table-cell>
          <table:table-cell office:value-type="float" office:value="61.6256" calcext:value-type="float">
            <text:p>61.6256</text:p>
          </table:table-cell>
          <table:table-cell office:value-type="float" office:value="75.6284" calcext:value-type="float">
            <text:p>75.62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48" calcext:value-type="float">
            <text:p>52.6148</text:p>
          </table:table-cell>
          <table:table-cell office:value-type="float" office:value="60.5824" calcext:value-type="float">
            <text:p>60.5824</text:p>
          </table:table-cell>
          <table:table-cell office:value-type="float" office:value="72.2692" calcext:value-type="float">
            <text:p>72.269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876" calcext:value-type="float">
            <text:p>46.1876</text:p>
          </table:table-cell>
          <table:table-cell office:value-type="float" office:value="73.2701" calcext:value-type="float">
            <text:p>73.2701</text:p>
          </table:table-cell>
          <table:table-cell office:value-type="float" office:value="90.7055" calcext:value-type="float">
            <text:p>90.705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99" calcext:value-type="float">
            <text:p>43.9199</text:p>
          </table:table-cell>
          <table:table-cell office:value-type="float" office:value="77.7903" calcext:value-type="float">
            <text:p>77.7903</text:p>
          </table:table-cell>
          <table:table-cell office:value-type="float" office:value="98.645" calcext:value-type="float">
            <text:p>98.64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823" calcext:value-type="float">
            <text:p>40.3823</text:p>
          </table:table-cell>
          <table:table-cell office:value-type="float" office:value="70.7605" calcext:value-type="float">
            <text:p>70.7605</text:p>
          </table:table-cell>
          <table:table-cell office:value-type="float" office:value="90.7264" calcext:value-type="float">
            <text:p>90.726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866" calcext:value-type="float">
            <text:p>43.1866</text:p>
          </table:table-cell>
          <table:table-cell office:value-type="float" office:value="61.6231" calcext:value-type="float">
            <text:p>61.6231</text:p>
          </table:table-cell>
          <table:table-cell office:value-type="float" office:value="75.6246" calcext:value-type="float">
            <text:p>75.624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44" calcext:value-type="float">
            <text:p>52.6144</text:p>
          </table:table-cell>
          <table:table-cell office:value-type="float" office:value="60.5842" calcext:value-type="float">
            <text:p>60.5842</text:p>
          </table:table-cell>
          <table:table-cell office:value-type="float" office:value="72.2736" calcext:value-type="float">
            <text:p>72.273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888" calcext:value-type="float">
            <text:p>46.1888</text:p>
          </table:table-cell>
          <table:table-cell office:value-type="float" office:value="73.2719" calcext:value-type="float">
            <text:p>73.2719</text:p>
          </table:table-cell>
          <table:table-cell office:value-type="float" office:value="90.7075" calcext:value-type="float">
            <text:p>90.707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01" calcext:value-type="float">
            <text:p>43.9201</text:p>
          </table:table-cell>
          <table:table-cell office:value-type="float" office:value="77.7907" calcext:value-type="float">
            <text:p>77.7907</text:p>
          </table:table-cell>
          <table:table-cell office:value-type="float" office:value="98.6454" calcext:value-type="float">
            <text:p>98.645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802" calcext:value-type="float">
            <text:p>40.3802</text:p>
          </table:table-cell>
          <table:table-cell office:value-type="float" office:value="70.7573" calcext:value-type="float">
            <text:p>70.7573</text:p>
          </table:table-cell>
          <table:table-cell office:value-type="float" office:value="90.7229" calcext:value-type="float">
            <text:p>90.722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863" calcext:value-type="float">
            <text:p>43.1863</text:p>
          </table:table-cell>
          <table:table-cell office:value-type="float" office:value="61.6224" calcext:value-type="float">
            <text:p>61.6224</text:p>
          </table:table-cell>
          <table:table-cell office:value-type="float" office:value="75.6234" calcext:value-type="float">
            <text:p>75.623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37" calcext:value-type="float">
            <text:p>52.6137</text:p>
          </table:table-cell>
          <table:table-cell office:value-type="float" office:value="60.584" calcext:value-type="float">
            <text:p>60.584</text:p>
          </table:table-cell>
          <table:table-cell office:value-type="float" office:value="72.274" calcext:value-type="float">
            <text:p>72.27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909" calcext:value-type="float">
            <text:p>46.1909</text:p>
          </table:table-cell>
          <table:table-cell office:value-type="float" office:value="73.2753" calcext:value-type="float">
            <text:p>73.2753</text:p>
          </table:table-cell>
          <table:table-cell office:value-type="float" office:value="90.7112" calcext:value-type="float">
            <text:p>90.711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05" calcext:value-type="float">
            <text:p>43.9205</text:p>
          </table:table-cell>
          <table:table-cell office:value-type="float" office:value="77.7913" calcext:value-type="float">
            <text:p>77.7913</text:p>
          </table:table-cell>
          <table:table-cell office:value-type="float" office:value="98.6463" calcext:value-type="float">
            <text:p>98.646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776" calcext:value-type="float">
            <text:p>40.3776</text:p>
          </table:table-cell>
          <table:table-cell office:value-type="float" office:value="70.7533" calcext:value-type="float">
            <text:p>70.7533</text:p>
          </table:table-cell>
          <table:table-cell office:value-type="float" office:value="90.7181" calcext:value-type="float">
            <text:p>90.718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843" calcext:value-type="float">
            <text:p>43.1843</text:p>
          </table:table-cell>
          <table:table-cell office:value-type="float" office:value="61.6184" calcext:value-type="float">
            <text:p>61.6184</text:p>
          </table:table-cell>
          <table:table-cell office:value-type="float" office:value="75.618" calcext:value-type="float">
            <text:p>75.61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33" calcext:value-type="float">
            <text:p>52.6133</text:p>
          </table:table-cell>
          <table:table-cell office:value-type="float" office:value="60.588" calcext:value-type="float">
            <text:p>60.588</text:p>
          </table:table-cell>
          <table:table-cell office:value-type="float" office:value="72.2824" calcext:value-type="float">
            <text:p>72.282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945" calcext:value-type="float">
            <text:p>46.1945</text:p>
          </table:table-cell>
          <table:table-cell office:value-type="float" office:value="73.2811" calcext:value-type="float">
            <text:p>73.2811</text:p>
          </table:table-cell>
          <table:table-cell office:value-type="float" office:value="90.7177" calcext:value-type="float">
            <text:p>90.717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07" calcext:value-type="float">
            <text:p>43.9207</text:p>
          </table:table-cell>
          <table:table-cell office:value-type="float" office:value="77.7916" calcext:value-type="float">
            <text:p>77.7916</text:p>
          </table:table-cell>
          <table:table-cell office:value-type="float" office:value="98.6465" calcext:value-type="float">
            <text:p>98.646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751" calcext:value-type="float">
            <text:p>40.3751</text:p>
          </table:table-cell>
          <table:table-cell office:value-type="float" office:value="70.7493" calcext:value-type="float">
            <text:p>70.7493</text:p>
          </table:table-cell>
          <table:table-cell office:value-type="float" office:value="90.7136" calcext:value-type="float">
            <text:p>90.713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843" calcext:value-type="float">
            <text:p>43.1843</text:p>
          </table:table-cell>
          <table:table-cell office:value-type="float" office:value="61.6182" calcext:value-type="float">
            <text:p>61.6182</text:p>
          </table:table-cell>
          <table:table-cell office:value-type="float" office:value="75.6173" calcext:value-type="float">
            <text:p>75.617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138" calcext:value-type="float">
            <text:p>52.6138</text:p>
          </table:table-cell>
          <table:table-cell office:value-type="float" office:value="60.5921" calcext:value-type="float">
            <text:p>60.5921</text:p>
          </table:table-cell>
          <table:table-cell office:value-type="float" office:value="72.2896" calcext:value-type="float">
            <text:p>72.289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992" calcext:value-type="float">
            <text:p>46.1992</text:p>
          </table:table-cell>
          <table:table-cell office:value-type="float" office:value="73.2888" calcext:value-type="float">
            <text:p>73.2888</text:p>
          </table:table-cell>
          <table:table-cell office:value-type="float" office:value="90.7262" calcext:value-type="float">
            <text:p>90.726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12" calcext:value-type="float">
            <text:p>43.9212</text:p>
          </table:table-cell>
          <table:table-cell office:value-type="float" office:value="77.7921" calcext:value-type="float">
            <text:p>77.7921</text:p>
          </table:table-cell>
          <table:table-cell office:value-type="float" office:value="98.6466" calcext:value-type="float">
            <text:p>98.646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721" calcext:value-type="float">
            <text:p>40.3721</text:p>
          </table:table-cell>
          <table:table-cell office:value-type="float" office:value="70.7446" calcext:value-type="float">
            <text:p>70.7446</text:p>
          </table:table-cell>
          <table:table-cell office:value-type="float" office:value="90.7079" calcext:value-type="float">
            <text:p>90.70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844" calcext:value-type="float">
            <text:p>43.1844</text:p>
          </table:table-cell>
          <table:table-cell office:value-type="float" office:value="61.6184" calcext:value-type="float">
            <text:p>61.6184</text:p>
          </table:table-cell>
          <table:table-cell office:value-type="float" office:value="75.6174" calcext:value-type="float">
            <text:p>75.617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206" calcext:value-type="float">
            <text:p>52.6206</text:p>
          </table:table-cell>
          <table:table-cell office:value-type="float" office:value="60.6185" calcext:value-type="float">
            <text:p>60.6185</text:p>
          </table:table-cell>
          <table:table-cell office:value-type="float" office:value="72.3311" calcext:value-type="float">
            <text:p>72.331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036" calcext:value-type="float">
            <text:p>46.2036</text:p>
          </table:table-cell>
          <table:table-cell office:value-type="float" office:value="73.2957" calcext:value-type="float">
            <text:p>73.2957</text:p>
          </table:table-cell>
          <table:table-cell office:value-type="float" office:value="90.7336" calcext:value-type="float">
            <text:p>90.733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16" calcext:value-type="float">
            <text:p>43.9216</text:p>
          </table:table-cell>
          <table:table-cell office:value-type="float" office:value="77.7926" calcext:value-type="float">
            <text:p>77.7926</text:p>
          </table:table-cell>
          <table:table-cell office:value-type="float" office:value="98.6468" calcext:value-type="float">
            <text:p>98.646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667" calcext:value-type="float">
            <text:p>40.3667</text:p>
          </table:table-cell>
          <table:table-cell office:value-type="float" office:value="70.7362" calcext:value-type="float">
            <text:p>70.7362</text:p>
          </table:table-cell>
          <table:table-cell office:value-type="float" office:value="90.6985" calcext:value-type="float">
            <text:p>90.698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844" calcext:value-type="float">
            <text:p>43.1844</text:p>
          </table:table-cell>
          <table:table-cell office:value-type="float" office:value="61.6182" calcext:value-type="float">
            <text:p>61.6182</text:p>
          </table:table-cell>
          <table:table-cell office:value-type="float" office:value="75.6169" calcext:value-type="float">
            <text:p>75.616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2" calcext:value-type="float">
            <text:p>52.62</text:p>
          </table:table-cell>
          <table:table-cell office:value-type="float" office:value="60.6209" calcext:value-type="float">
            <text:p>60.6209</text:p>
          </table:table-cell>
          <table:table-cell office:value-type="float" office:value="72.3366" calcext:value-type="float">
            <text:p>72.336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068" calcext:value-type="float">
            <text:p>46.2068</text:p>
          </table:table-cell>
          <table:table-cell office:value-type="float" office:value="73.3007" calcext:value-type="float">
            <text:p>73.3007</text:p>
          </table:table-cell>
          <table:table-cell office:value-type="float" office:value="90.7389" calcext:value-type="float">
            <text:p>90.738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216" calcext:value-type="float">
            <text:p>43.9216</text:p>
          </table:table-cell>
          <table:table-cell office:value-type="float" office:value="77.7922" calcext:value-type="float">
            <text:p>77.7922</text:p>
          </table:table-cell>
          <table:table-cell office:value-type="float" office:value="98.6458" calcext:value-type="float">
            <text:p>98.645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608" calcext:value-type="float">
            <text:p>40.3608</text:p>
          </table:table-cell>
          <table:table-cell office:value-type="float" office:value="70.7271" calcext:value-type="float">
            <text:p>70.7271</text:p>
          </table:table-cell>
          <table:table-cell office:value-type="float" office:value="90.6878" calcext:value-type="float">
            <text:p>90.687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813" calcext:value-type="float">
            <text:p>43.1813</text:p>
          </table:table-cell>
          <table:table-cell office:value-type="float" office:value="61.6122" calcext:value-type="float">
            <text:p>61.6122</text:p>
          </table:table-cell>
          <table:table-cell office:value-type="float" office:value="75.6092" calcext:value-type="float">
            <text:p>75.609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222" calcext:value-type="float">
            <text:p>52.6222</text:p>
          </table:table-cell>
          <table:table-cell office:value-type="float" office:value="60.6384" calcext:value-type="float">
            <text:p>60.6384</text:p>
          </table:table-cell>
          <table:table-cell office:value-type="float" office:value="72.3705" calcext:value-type="float">
            <text:p>72.370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096" calcext:value-type="float">
            <text:p>46.2096</text:p>
          </table:table-cell>
          <table:table-cell office:value-type="float" office:value="73.3051" calcext:value-type="float">
            <text:p>73.3051</text:p>
          </table:table-cell>
          <table:table-cell office:value-type="float" office:value="90.7435" calcext:value-type="float">
            <text:p>90.743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14" calcext:value-type="float">
            <text:p>43.9214</text:p>
          </table:table-cell>
          <table:table-cell office:value-type="float" office:value="77.7917" calcext:value-type="float">
            <text:p>77.7917</text:p>
          </table:table-cell>
          <table:table-cell office:value-type="float" office:value="98.6448" calcext:value-type="float">
            <text:p>98.644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554" calcext:value-type="float">
            <text:p>40.3554</text:p>
          </table:table-cell>
          <table:table-cell office:value-type="float" office:value="70.7187" calcext:value-type="float">
            <text:p>70.7187</text:p>
          </table:table-cell>
          <table:table-cell office:value-type="float" office:value="90.6781" calcext:value-type="float">
            <text:p>90.678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742" calcext:value-type="float">
            <text:p>43.1742</text:p>
          </table:table-cell>
          <table:table-cell office:value-type="float" office:value="61.5989" calcext:value-type="float">
            <text:p>61.5989</text:p>
          </table:table-cell>
          <table:table-cell office:value-type="float" office:value="75.5926" calcext:value-type="float">
            <text:p>75.592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297" calcext:value-type="float">
            <text:p>52.6297</text:p>
          </table:table-cell>
          <table:table-cell office:value-type="float" office:value="60.6778" calcext:value-type="float">
            <text:p>60.6778</text:p>
          </table:table-cell>
          <table:table-cell office:value-type="float" office:value="72.4414" calcext:value-type="float">
            <text:p>72.441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133" calcext:value-type="float">
            <text:p>46.2133</text:p>
          </table:table-cell>
          <table:table-cell office:value-type="float" office:value="73.3108" calcext:value-type="float">
            <text:p>73.3108</text:p>
          </table:table-cell>
          <table:table-cell office:value-type="float" office:value="90.7493" calcext:value-type="float">
            <text:p>90.749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09" calcext:value-type="float">
            <text:p>43.9209</text:p>
          </table:table-cell>
          <table:table-cell office:value-type="float" office:value="77.7906" calcext:value-type="float">
            <text:p>77.7906</text:p>
          </table:table-cell>
          <table:table-cell office:value-type="float" office:value="98.6432" calcext:value-type="float">
            <text:p>98.643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516" calcext:value-type="float">
            <text:p>40.3516</text:p>
          </table:table-cell>
          <table:table-cell office:value-type="float" office:value="70.7127" calcext:value-type="float">
            <text:p>70.7127</text:p>
          </table:table-cell>
          <table:table-cell office:value-type="float" office:value="90.6711" calcext:value-type="float">
            <text:p>90.671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695" calcext:value-type="float">
            <text:p>43.1695</text:p>
          </table:table-cell>
          <table:table-cell office:value-type="float" office:value="61.5901" calcext:value-type="float">
            <text:p>61.5901</text:p>
          </table:table-cell>
          <table:table-cell office:value-type="float" office:value="75.5817" calcext:value-type="float">
            <text:p>75.581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352" calcext:value-type="float">
            <text:p>52.6352</text:p>
          </table:table-cell>
          <table:table-cell office:value-type="float" office:value="60.7145" calcext:value-type="float">
            <text:p>60.7145</text:p>
          </table:table-cell>
          <table:table-cell office:value-type="float" office:value="72.5113" calcext:value-type="float">
            <text:p>72.511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175" calcext:value-type="float">
            <text:p>46.2175</text:p>
          </table:table-cell>
          <table:table-cell office:value-type="float" office:value="73.3173" calcext:value-type="float">
            <text:p>73.3173</text:p>
          </table:table-cell>
          <table:table-cell office:value-type="float" office:value="90.7559" calcext:value-type="float">
            <text:p>90.755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" calcext:value-type="float">
            <text:p>43.92</text:p>
          </table:table-cell>
          <table:table-cell office:value-type="float" office:value="77.7891" calcext:value-type="float">
            <text:p>77.7891</text:p>
          </table:table-cell>
          <table:table-cell office:value-type="float" office:value="98.6412" calcext:value-type="float">
            <text:p>98.641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485" calcext:value-type="float">
            <text:p>40.3485</text:p>
          </table:table-cell>
          <table:table-cell office:value-type="float" office:value="70.7078" calcext:value-type="float">
            <text:p>70.7078</text:p>
          </table:table-cell>
          <table:table-cell office:value-type="float" office:value="90.6652" calcext:value-type="float">
            <text:p>90.665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609" calcext:value-type="float">
            <text:p>43.1609</text:p>
          </table:table-cell>
          <table:table-cell office:value-type="float" office:value="61.5745" calcext:value-type="float">
            <text:p>61.5745</text:p>
          </table:table-cell>
          <table:table-cell office:value-type="float" office:value="75.5635" calcext:value-type="float">
            <text:p>75.563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29" calcext:value-type="float">
            <text:p>52.6429</text:p>
          </table:table-cell>
          <table:table-cell office:value-type="float" office:value="60.7475" calcext:value-type="float">
            <text:p>60.7475</text:p>
          </table:table-cell>
          <table:table-cell office:value-type="float" office:value="72.5668" calcext:value-type="float">
            <text:p>72.566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204" calcext:value-type="float">
            <text:p>46.2204</text:p>
          </table:table-cell>
          <table:table-cell office:value-type="float" office:value="73.3218" calcext:value-type="float">
            <text:p>73.3218</text:p>
          </table:table-cell>
          <table:table-cell office:value-type="float" office:value="90.7608" calcext:value-type="float">
            <text:p>90.760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87" calcext:value-type="float">
            <text:p>43.9187</text:p>
          </table:table-cell>
          <table:table-cell office:value-type="float" office:value="77.7871" calcext:value-type="float">
            <text:p>77.7871</text:p>
          </table:table-cell>
          <table:table-cell office:value-type="float" office:value="98.6388" calcext:value-type="float">
            <text:p>98.638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463" calcext:value-type="float">
            <text:p>40.3463</text:p>
          </table:table-cell>
          <table:table-cell office:value-type="float" office:value="70.7042" calcext:value-type="float">
            <text:p>70.7042</text:p>
          </table:table-cell>
          <table:table-cell office:value-type="float" office:value="90.6607" calcext:value-type="float">
            <text:p>90.660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523" calcext:value-type="float">
            <text:p>43.1523</text:p>
          </table:table-cell>
          <table:table-cell office:value-type="float" office:value="61.559" calcext:value-type="float">
            <text:p>61.559</text:p>
          </table:table-cell>
          <table:table-cell office:value-type="float" office:value="75.5456" calcext:value-type="float">
            <text:p>75.545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489" calcext:value-type="float">
            <text:p>52.6489</text:p>
          </table:table-cell>
          <table:table-cell office:value-type="float" office:value="60.7743" calcext:value-type="float">
            <text:p>60.7743</text:p>
          </table:table-cell>
          <table:table-cell office:value-type="float" office:value="72.6095" calcext:value-type="float">
            <text:p>72.609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249" calcext:value-type="float">
            <text:p>46.2249</text:p>
          </table:table-cell>
          <table:table-cell office:value-type="float" office:value="73.3288" calcext:value-type="float">
            <text:p>73.3288</text:p>
          </table:table-cell>
          <table:table-cell office:value-type="float" office:value="90.768" calcext:value-type="float">
            <text:p>90.76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8" calcext:value-type="float">
            <text:p>43.918</text:p>
          </table:table-cell>
          <table:table-cell office:value-type="float" office:value="77.786" calcext:value-type="float">
            <text:p>77.786</text:p>
          </table:table-cell>
          <table:table-cell office:value-type="float" office:value="98.6377" calcext:value-type="float">
            <text:p>98.637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447" calcext:value-type="float">
            <text:p>40.3447</text:p>
          </table:table-cell>
          <table:table-cell office:value-type="float" office:value="70.7015" calcext:value-type="float">
            <text:p>70.7015</text:p>
          </table:table-cell>
          <table:table-cell office:value-type="float" office:value="90.6574" calcext:value-type="float">
            <text:p>90.657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433" calcext:value-type="float">
            <text:p>43.1433</text:p>
          </table:table-cell>
          <table:table-cell office:value-type="float" office:value="61.5427" calcext:value-type="float">
            <text:p>61.5427</text:p>
          </table:table-cell>
          <table:table-cell office:value-type="float" office:value="75.5261" calcext:value-type="float">
            <text:p>75.526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553" calcext:value-type="float">
            <text:p>52.6553</text:p>
          </table:table-cell>
          <table:table-cell office:value-type="float" office:value="60.8003" calcext:value-type="float">
            <text:p>60.8003</text:p>
          </table:table-cell>
          <table:table-cell office:value-type="float" office:value="72.6527" calcext:value-type="float">
            <text:p>72.652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29" calcext:value-type="float">
            <text:p>46.229</text:p>
          </table:table-cell>
          <table:table-cell office:value-type="float" office:value="73.3352" calcext:value-type="float">
            <text:p>73.3352</text:p>
          </table:table-cell>
          <table:table-cell office:value-type="float" office:value="90.7746" calcext:value-type="float">
            <text:p>90.7746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7" calcext:value-type="float">
            <text:p>43.917</text:p>
          </table:table-cell>
          <table:table-cell office:value-type="float" office:value="77.7845" calcext:value-type="float">
            <text:p>77.7845</text:p>
          </table:table-cell>
          <table:table-cell office:value-type="float" office:value="98.636" calcext:value-type="float">
            <text:p>98.63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438" calcext:value-type="float">
            <text:p>40.3438</text:p>
          </table:table-cell>
          <table:table-cell office:value-type="float" office:value="70.7" calcext:value-type="float">
            <text:p>70.7</text:p>
          </table:table-cell>
          <table:table-cell office:value-type="float" office:value="90.6555" calcext:value-type="float">
            <text:p>90.655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353" calcext:value-type="float">
            <text:p>43.1353</text:p>
          </table:table-cell>
          <table:table-cell office:value-type="float" office:value="61.5281" calcext:value-type="float">
            <text:p>61.5281</text:p>
          </table:table-cell>
          <table:table-cell office:value-type="float" office:value="75.5091" calcext:value-type="float">
            <text:p>75.509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582" calcext:value-type="float">
            <text:p>52.6582</text:p>
          </table:table-cell>
          <table:table-cell office:value-type="float" office:value="60.8138" calcext:value-type="float">
            <text:p>60.8138</text:p>
          </table:table-cell>
          <table:table-cell office:value-type="float" office:value="72.6752" calcext:value-type="float">
            <text:p>72.675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321" calcext:value-type="float">
            <text:p>46.2321</text:p>
          </table:table-cell>
          <table:table-cell office:value-type="float" office:value="73.3402" calcext:value-type="float">
            <text:p>73.3402</text:p>
          </table:table-cell>
          <table:table-cell office:value-type="float" office:value="90.7801" calcext:value-type="float">
            <text:p>90.780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61" calcext:value-type="float">
            <text:p>43.9161</text:p>
          </table:table-cell>
          <table:table-cell office:value-type="float" office:value="77.7831" calcext:value-type="float">
            <text:p>77.7831</text:p>
          </table:table-cell>
          <table:table-cell office:value-type="float" office:value="98.6344" calcext:value-type="float">
            <text:p>98.634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422" calcext:value-type="float">
            <text:p>40.3422</text:p>
          </table:table-cell>
          <table:table-cell office:value-type="float" office:value="70.6973" calcext:value-type="float">
            <text:p>70.6973</text:p>
          </table:table-cell>
          <table:table-cell office:value-type="float" office:value="90.6522" calcext:value-type="float">
            <text:p>90.652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73" calcext:value-type="float">
            <text:p>43.1273</text:p>
          </table:table-cell>
          <table:table-cell office:value-type="float" office:value="61.5134" calcext:value-type="float">
            <text:p>61.5134</text:p>
          </table:table-cell>
          <table:table-cell office:value-type="float" office:value="75.4913" calcext:value-type="float">
            <text:p>75.491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66" calcext:value-type="float">
            <text:p>52.6666</text:p>
          </table:table-cell>
          <table:table-cell office:value-type="float" office:value="60.842" calcext:value-type="float">
            <text:p>60.842</text:p>
          </table:table-cell>
          <table:table-cell office:value-type="float" office:value="72.7234" calcext:value-type="float">
            <text:p>72.723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355" calcext:value-type="float">
            <text:p>46.2355</text:p>
          </table:table-cell>
          <table:table-cell office:value-type="float" office:value="73.3454" calcext:value-type="float">
            <text:p>73.3454</text:p>
          </table:table-cell>
          <table:table-cell office:value-type="float" office:value="90.7855" calcext:value-type="float">
            <text:p>90.785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51" calcext:value-type="float">
            <text:p>43.9151</text:p>
          </table:table-cell>
          <table:table-cell office:value-type="float" office:value="77.7817" calcext:value-type="float">
            <text:p>77.7817</text:p>
          </table:table-cell>
          <table:table-cell office:value-type="float" office:value="98.633" calcext:value-type="float">
            <text:p>98.63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412" calcext:value-type="float">
            <text:p>40.3412</text:p>
          </table:table-cell>
          <table:table-cell office:value-type="float" office:value="70.6957" calcext:value-type="float">
            <text:p>70.6957</text:p>
          </table:table-cell>
          <table:table-cell office:value-type="float" office:value="90.6502" calcext:value-type="float">
            <text:p>90.650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22" calcext:value-type="float">
            <text:p>43.1222</text:p>
          </table:table-cell>
          <table:table-cell office:value-type="float" office:value="61.504" calcext:value-type="float">
            <text:p>61.504</text:p>
          </table:table-cell>
          <table:table-cell office:value-type="float" office:value="75.48" calcext:value-type="float">
            <text:p>75.4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74" calcext:value-type="float">
            <text:p>52.674</text:p>
          </table:table-cell>
          <table:table-cell office:value-type="float" office:value="60.8664" calcext:value-type="float">
            <text:p>60.8664</text:p>
          </table:table-cell>
          <table:table-cell office:value-type="float" office:value="72.763" calcext:value-type="float">
            <text:p>72.76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396" calcext:value-type="float">
            <text:p>46.2396</text:p>
          </table:table-cell>
          <table:table-cell office:value-type="float" office:value="73.3521" calcext:value-type="float">
            <text:p>73.3521</text:p>
          </table:table-cell>
          <table:table-cell office:value-type="float" office:value="90.7929" calcext:value-type="float">
            <text:p>90.792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45" calcext:value-type="float">
            <text:p>43.9145</text:p>
          </table:table-cell>
          <table:table-cell office:value-type="float" office:value="77.7808" calcext:value-type="float">
            <text:p>77.7808</text:p>
          </table:table-cell>
          <table:table-cell office:value-type="float" office:value="98.6322" calcext:value-type="float">
            <text:p>98.63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91" calcext:value-type="float">
            <text:p>40.3391</text:p>
          </table:table-cell>
          <table:table-cell office:value-type="float" office:value="70.6924" calcext:value-type="float">
            <text:p>70.6924</text:p>
          </table:table-cell>
          <table:table-cell office:value-type="float" office:value="90.6462" calcext:value-type="float">
            <text:p>90.646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175" calcext:value-type="float">
            <text:p>43.1175</text:p>
          </table:table-cell>
          <table:table-cell office:value-type="float" office:value="61.4956" calcext:value-type="float">
            <text:p>61.4956</text:p>
          </table:table-cell>
          <table:table-cell office:value-type="float" office:value="75.4704" calcext:value-type="float">
            <text:p>75.470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12" calcext:value-type="float">
            <text:p>52.6812</text:p>
          </table:table-cell>
          <table:table-cell office:value-type="float" office:value="60.8912" calcext:value-type="float">
            <text:p>60.8912</text:p>
          </table:table-cell>
          <table:table-cell office:value-type="float" office:value="72.8024" calcext:value-type="float">
            <text:p>72.802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437" calcext:value-type="float">
            <text:p>46.2437</text:p>
          </table:table-cell>
          <table:table-cell office:value-type="float" office:value="73.3587" calcext:value-type="float">
            <text:p>73.3587</text:p>
          </table:table-cell>
          <table:table-cell office:value-type="float" office:value="90.8003" calcext:value-type="float">
            <text:p>90.800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39" calcext:value-type="float">
            <text:p>43.9139</text:p>
          </table:table-cell>
          <table:table-cell office:value-type="float" office:value="77.7801" calcext:value-type="float">
            <text:p>77.7801</text:p>
          </table:table-cell>
          <table:table-cell office:value-type="float" office:value="98.6316" calcext:value-type="float">
            <text:p>98.631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71" calcext:value-type="float">
            <text:p>40.3371</text:p>
          </table:table-cell>
          <table:table-cell office:value-type="float" office:value="70.6894" calcext:value-type="float">
            <text:p>70.6894</text:p>
          </table:table-cell>
          <table:table-cell office:value-type="float" office:value="90.643" calcext:value-type="float">
            <text:p>90.64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141" calcext:value-type="float">
            <text:p>43.1141</text:p>
          </table:table-cell>
          <table:table-cell office:value-type="float" office:value="61.4896" calcext:value-type="float">
            <text:p>61.4896</text:p>
          </table:table-cell>
          <table:table-cell office:value-type="float" office:value="75.4636" calcext:value-type="float">
            <text:p>75.463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56" calcext:value-type="float">
            <text:p>52.6856</text:p>
          </table:table-cell>
          <table:table-cell office:value-type="float" office:value="60.9063" calcext:value-type="float">
            <text:p>60.9063</text:p>
          </table:table-cell>
          <table:table-cell office:value-type="float" office:value="72.8269" calcext:value-type="float">
            <text:p>72.826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462" calcext:value-type="float">
            <text:p>46.2462</text:p>
          </table:table-cell>
          <table:table-cell office:value-type="float" office:value="73.3628" calcext:value-type="float">
            <text:p>73.3628</text:p>
          </table:table-cell>
          <table:table-cell office:value-type="float" office:value="90.8049" calcext:value-type="float">
            <text:p>90.804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3" calcext:value-type="float">
            <text:p>43.913</text:p>
          </table:table-cell>
          <table:table-cell office:value-type="float" office:value="77.7789" calcext:value-type="float">
            <text:p>77.7789</text:p>
          </table:table-cell>
          <table:table-cell office:value-type="float" office:value="98.6306" calcext:value-type="float">
            <text:p>98.630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55" calcext:value-type="float">
            <text:p>40.3355</text:p>
          </table:table-cell>
          <table:table-cell office:value-type="float" office:value="70.6872" calcext:value-type="float">
            <text:p>70.6872</text:p>
          </table:table-cell>
          <table:table-cell office:value-type="float" office:value="90.6407" calcext:value-type="float">
            <text:p>90.640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103" calcext:value-type="float">
            <text:p>43.1103</text:p>
          </table:table-cell>
          <table:table-cell office:value-type="float" office:value="61.4826" calcext:value-type="float">
            <text:p>61.4826</text:p>
          </table:table-cell>
          <table:table-cell office:value-type="float" office:value="75.4554" calcext:value-type="float">
            <text:p>75.455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74" calcext:value-type="float">
            <text:p>52.6874</text:p>
          </table:table-cell>
          <table:table-cell office:value-type="float" office:value="60.9124" calcext:value-type="float">
            <text:p>60.9124</text:p>
          </table:table-cell>
          <table:table-cell office:value-type="float" office:value="72.8364" calcext:value-type="float">
            <text:p>72.836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489" calcext:value-type="float">
            <text:p>46.2489</text:p>
          </table:table-cell>
          <table:table-cell office:value-type="float" office:value="73.3672" calcext:value-type="float">
            <text:p>73.3672</text:p>
          </table:table-cell>
          <table:table-cell office:value-type="float" office:value="90.81" calcext:value-type="float">
            <text:p>90.8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26" calcext:value-type="float">
            <text:p>43.9126</text:p>
          </table:table-cell>
          <table:table-cell office:value-type="float" office:value="77.7783" calcext:value-type="float">
            <text:p>77.7783</text:p>
          </table:table-cell>
          <table:table-cell office:value-type="float" office:value="98.63" calcext:value-type="float">
            <text:p>98.6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46" calcext:value-type="float">
            <text:p>40.3346</text:p>
          </table:table-cell>
          <table:table-cell office:value-type="float" office:value="70.6859" calcext:value-type="float">
            <text:p>70.6859</text:p>
          </table:table-cell>
          <table:table-cell office:value-type="float" office:value="90.6395" calcext:value-type="float">
            <text:p>90.639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078" calcext:value-type="float">
            <text:p>43.1078</text:p>
          </table:table-cell>
          <table:table-cell office:value-type="float" office:value="61.4781" calcext:value-type="float">
            <text:p>61.4781</text:p>
          </table:table-cell>
          <table:table-cell office:value-type="float" office:value="75.4503" calcext:value-type="float">
            <text:p>75.450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92" calcext:value-type="float">
            <text:p>52.6892</text:p>
          </table:table-cell>
          <table:table-cell office:value-type="float" office:value="60.9172" calcext:value-type="float">
            <text:p>60.9172</text:p>
          </table:table-cell>
          <table:table-cell office:value-type="float" office:value="72.8422" calcext:value-type="float">
            <text:p>72.842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507" calcext:value-type="float">
            <text:p>46.2507</text:p>
          </table:table-cell>
          <table:table-cell office:value-type="float" office:value="73.37" calcext:value-type="float">
            <text:p>73.37</text:p>
          </table:table-cell>
          <table:table-cell office:value-type="float" office:value="90.8132" calcext:value-type="float">
            <text:p>90.813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21" calcext:value-type="float">
            <text:p>43.9121</text:p>
          </table:table-cell>
          <table:table-cell office:value-type="float" office:value="77.7776" calcext:value-type="float">
            <text:p>77.7776</text:p>
          </table:table-cell>
          <table:table-cell office:value-type="float" office:value="98.6295" calcext:value-type="float">
            <text:p>98.629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38" calcext:value-type="float">
            <text:p>40.3338</text:p>
          </table:table-cell>
          <table:table-cell office:value-type="float" office:value="70.6848" calcext:value-type="float">
            <text:p>70.6848</text:p>
          </table:table-cell>
          <table:table-cell office:value-type="float" office:value="90.6385" calcext:value-type="float">
            <text:p>90.638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047" calcext:value-type="float">
            <text:p>43.1047</text:p>
          </table:table-cell>
          <table:table-cell office:value-type="float" office:value="61.4729" calcext:value-type="float">
            <text:p>61.4729</text:p>
          </table:table-cell>
          <table:table-cell office:value-type="float" office:value="75.4449" calcext:value-type="float">
            <text:p>75.444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21" calcext:value-type="float">
            <text:p>52.6921</text:p>
          </table:table-cell>
          <table:table-cell office:value-type="float" office:value="60.9247" calcext:value-type="float">
            <text:p>60.9247</text:p>
          </table:table-cell>
          <table:table-cell office:value-type="float" office:value="72.8516" calcext:value-type="float">
            <text:p>72.851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519" calcext:value-type="float">
            <text:p>46.2519</text:p>
          </table:table-cell>
          <table:table-cell office:value-type="float" office:value="73.3721" calcext:value-type="float">
            <text:p>73.3721</text:p>
          </table:table-cell>
          <table:table-cell office:value-type="float" office:value="90.8156" calcext:value-type="float">
            <text:p>90.815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6" calcext:value-type="float">
            <text:p>43.9116</text:p>
          </table:table-cell>
          <table:table-cell office:value-type="float" office:value="77.777" calcext:value-type="float">
            <text:p>77.777</text:p>
          </table:table-cell>
          <table:table-cell office:value-type="float" office:value="98.6289" calcext:value-type="float">
            <text:p>98.628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36" calcext:value-type="float">
            <text:p>40.3336</text:p>
          </table:table-cell>
          <table:table-cell office:value-type="float" office:value="70.6846" calcext:value-type="float">
            <text:p>70.6846</text:p>
          </table:table-cell>
          <table:table-cell office:value-type="float" office:value="90.6386" calcext:value-type="float">
            <text:p>90.638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013" calcext:value-type="float">
            <text:p>43.1013</text:p>
          </table:table-cell>
          <table:table-cell office:value-type="float" office:value="61.467" calcext:value-type="float">
            <text:p>61.467</text:p>
          </table:table-cell>
          <table:table-cell office:value-type="float" office:value="75.4385" calcext:value-type="float">
            <text:p>75.438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56" calcext:value-type="float">
            <text:p>52.6956</text:p>
          </table:table-cell>
          <table:table-cell office:value-type="float" office:value="60.9326" calcext:value-type="float">
            <text:p>60.9326</text:p>
          </table:table-cell>
          <table:table-cell office:value-type="float" office:value="72.8603" calcext:value-type="float">
            <text:p>72.860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531" calcext:value-type="float">
            <text:p>46.2531</text:p>
          </table:table-cell>
          <table:table-cell office:value-type="float" office:value="73.374" calcext:value-type="float">
            <text:p>73.374</text:p>
          </table:table-cell>
          <table:table-cell office:value-type="float" office:value="90.8178" calcext:value-type="float">
            <text:p>90.817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3" calcext:value-type="float">
            <text:p>43.9113</text:p>
          </table:table-cell>
          <table:table-cell office:value-type="float" office:value="77.7766" calcext:value-type="float">
            <text:p>77.7766</text:p>
          </table:table-cell>
          <table:table-cell office:value-type="float" office:value="98.6287" calcext:value-type="float">
            <text:p>98.628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36" calcext:value-type="float">
            <text:p>40.3336</text:p>
          </table:table-cell>
          <table:table-cell office:value-type="float" office:value="70.6846" calcext:value-type="float">
            <text:p>70.6846</text:p>
          </table:table-cell>
          <table:table-cell office:value-type="float" office:value="90.6386" calcext:value-type="float">
            <text:p>90.638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93" calcext:value-type="float">
            <text:p>43.0993</text:p>
          </table:table-cell>
          <table:table-cell office:value-type="float" office:value="61.4637" calcext:value-type="float">
            <text:p>61.4637</text:p>
          </table:table-cell>
          <table:table-cell office:value-type="float" office:value="75.4354" calcext:value-type="float">
            <text:p>75.435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92" calcext:value-type="float">
            <text:p>52.6992</text:p>
          </table:table-cell>
          <table:table-cell office:value-type="float" office:value="60.9402" calcext:value-type="float">
            <text:p>60.9402</text:p>
          </table:table-cell>
          <table:table-cell office:value-type="float" office:value="72.8698" calcext:value-type="float">
            <text:p>72.869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538" calcext:value-type="float">
            <text:p>46.2538</text:p>
          </table:table-cell>
          <table:table-cell office:value-type="float" office:value="73.3752" calcext:value-type="float">
            <text:p>73.3752</text:p>
          </table:table-cell>
          <table:table-cell office:value-type="float" office:value="90.8192" calcext:value-type="float">
            <text:p>90.819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" calcext:value-type="float">
            <text:p>43.911</text:p>
          </table:table-cell>
          <table:table-cell office:value-type="float" office:value="77.7764" calcext:value-type="float">
            <text:p>77.7764</text:p>
          </table:table-cell>
          <table:table-cell office:value-type="float" office:value="98.6286" calcext:value-type="float">
            <text:p>98.628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70.6846" calcext:value-type="float">
            <text:p>70.6846</text:p>
          </table:table-cell>
          <table:table-cell office:value-type="float" office:value="90.6387" calcext:value-type="float">
            <text:p>90.638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79" calcext:value-type="float">
            <text:p>43.0979</text:p>
          </table:table-cell>
          <table:table-cell office:value-type="float" office:value="61.4614" calcext:value-type="float">
            <text:p>61.4614</text:p>
          </table:table-cell>
          <table:table-cell office:value-type="float" office:value="75.4331" calcext:value-type="float">
            <text:p>75.433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24" calcext:value-type="float">
            <text:p>52.7024</text:p>
          </table:table-cell>
          <table:table-cell office:value-type="float" office:value="60.9468" calcext:value-type="float">
            <text:p>60.9468</text:p>
          </table:table-cell>
          <table:table-cell office:value-type="float" office:value="72.8783" calcext:value-type="float">
            <text:p>72.878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545" calcext:value-type="float">
            <text:p>46.2545</text:p>
          </table:table-cell>
          <table:table-cell office:value-type="float" office:value="73.3763" calcext:value-type="float">
            <text:p>73.3763</text:p>
          </table:table-cell>
          <table:table-cell office:value-type="float" office:value="90.8206" calcext:value-type="float">
            <text:p>90.820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9" calcext:value-type="float">
            <text:p>43.9109</text:p>
          </table:table-cell>
          <table:table-cell office:value-type="float" office:value="77.7763" calcext:value-type="float">
            <text:p>77.7763</text:p>
          </table:table-cell>
          <table:table-cell office:value-type="float" office:value="98.6286" calcext:value-type="float">
            <text:p>98.628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36" calcext:value-type="float">
            <text:p>40.3336</text:p>
          </table:table-cell>
          <table:table-cell office:value-type="float" office:value="70.6849" calcext:value-type="float">
            <text:p>70.6849</text:p>
          </table:table-cell>
          <table:table-cell office:value-type="float" office:value="90.6392" calcext:value-type="float">
            <text:p>90.639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73" calcext:value-type="float">
            <text:p>43.0973</text:p>
          </table:table-cell>
          <table:table-cell office:value-type="float" office:value="61.4604" calcext:value-type="float">
            <text:p>61.4604</text:p>
          </table:table-cell>
          <table:table-cell office:value-type="float" office:value="75.4322" calcext:value-type="float">
            <text:p>75.432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43" calcext:value-type="float">
            <text:p>52.7043</text:p>
          </table:table-cell>
          <table:table-cell office:value-type="float" office:value="60.9501" calcext:value-type="float">
            <text:p>60.9501</text:p>
          </table:table-cell>
          <table:table-cell office:value-type="float" office:value="72.8812" calcext:value-type="float">
            <text:p>72.881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56" calcext:value-type="float">
            <text:p>46.256</text:p>
          </table:table-cell>
          <table:table-cell office:value-type="float" office:value="73.3789" calcext:value-type="float">
            <text:p>73.3789</text:p>
          </table:table-cell>
          <table:table-cell office:value-type="float" office:value="90.8237" calcext:value-type="float">
            <text:p>90.8237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09" calcext:value-type="float">
            <text:p>43.9109</text:p>
          </table:table-cell>
          <table:table-cell office:value-type="float" office:value="77.7762" calcext:value-type="float">
            <text:p>77.7762</text:p>
          </table:table-cell>
          <table:table-cell office:value-type="float" office:value="98.6286" calcext:value-type="float">
            <text:p>98.628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70.6848" calcext:value-type="float">
            <text:p>70.6848</text:p>
          </table:table-cell>
          <table:table-cell office:value-type="float" office:value="90.6392" calcext:value-type="float">
            <text:p>90.639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64" calcext:value-type="float">
            <text:p>43.0964</text:p>
          </table:table-cell>
          <table:table-cell office:value-type="float" office:value="61.4589" calcext:value-type="float">
            <text:p>61.4589</text:p>
          </table:table-cell>
          <table:table-cell office:value-type="float" office:value="75.4308" calcext:value-type="float">
            <text:p>75.430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56" calcext:value-type="float">
            <text:p>52.7056</text:p>
          </table:table-cell>
          <table:table-cell office:value-type="float" office:value="60.9519" calcext:value-type="float">
            <text:p>60.9519</text:p>
          </table:table-cell>
          <table:table-cell office:value-type="float" office:value="72.8826" calcext:value-type="float">
            <text:p>72.882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574" calcext:value-type="float">
            <text:p>46.2574</text:p>
          </table:table-cell>
          <table:table-cell office:value-type="float" office:value="73.3813" calcext:value-type="float">
            <text:p>73.3813</text:p>
          </table:table-cell>
          <table:table-cell office:value-type="float" office:value="90.8265" calcext:value-type="float">
            <text:p>90.826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8" calcext:value-type="float">
            <text:p>43.9108</text:p>
          </table:table-cell>
          <table:table-cell office:value-type="float" office:value="77.7761" calcext:value-type="float">
            <text:p>77.7761</text:p>
          </table:table-cell>
          <table:table-cell office:value-type="float" office:value="98.6285" calcext:value-type="float">
            <text:p>98.628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70.6847" calcext:value-type="float">
            <text:p>70.6847</text:p>
          </table:table-cell>
          <table:table-cell office:value-type="float" office:value="90.6393" calcext:value-type="float">
            <text:p>90.639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44" calcext:value-type="float">
            <text:p>43.0944</text:p>
          </table:table-cell>
          <table:table-cell office:value-type="float" office:value="61.4558" calcext:value-type="float">
            <text:p>61.4558</text:p>
          </table:table-cell>
          <table:table-cell office:value-type="float" office:value="75.4279" calcext:value-type="float">
            <text:p>75.427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62" calcext:value-type="float">
            <text:p>52.7062</text:p>
          </table:table-cell>
          <table:table-cell office:value-type="float" office:value="60.9518" calcext:value-type="float">
            <text:p>60.9518</text:p>
          </table:table-cell>
          <table:table-cell office:value-type="float" office:value="72.8813" calcext:value-type="float">
            <text:p>72.881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594" calcext:value-type="float">
            <text:p>46.2594</text:p>
          </table:table-cell>
          <table:table-cell office:value-type="float" office:value="73.3846" calcext:value-type="float">
            <text:p>73.3846</text:p>
          </table:table-cell>
          <table:table-cell office:value-type="float" office:value="90.8304" calcext:value-type="float">
            <text:p>90.830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7" calcext:value-type="float">
            <text:p>43.9107</text:p>
          </table:table-cell>
          <table:table-cell office:value-type="float" office:value="77.776" calcext:value-type="float">
            <text:p>77.776</text:p>
          </table:table-cell>
          <table:table-cell office:value-type="float" office:value="98.6285" calcext:value-type="float">
            <text:p>98.628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34" calcext:value-type="float">
            <text:p>40.3334</text:p>
          </table:table-cell>
          <table:table-cell office:value-type="float" office:value="70.6847" calcext:value-type="float">
            <text:p>70.6847</text:p>
          </table:table-cell>
          <table:table-cell office:value-type="float" office:value="90.6393" calcext:value-type="float">
            <text:p>90.639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22" calcext:value-type="float">
            <text:p>43.0922</text:p>
          </table:table-cell>
          <table:table-cell office:value-type="float" office:value="61.452" calcext:value-type="float">
            <text:p>61.452</text:p>
          </table:table-cell>
          <table:table-cell office:value-type="float" office:value="75.4242" calcext:value-type="float">
            <text:p>75.424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67" calcext:value-type="float">
            <text:p>52.7067</text:p>
          </table:table-cell>
          <table:table-cell office:value-type="float" office:value="60.9524" calcext:value-type="float">
            <text:p>60.9524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08" calcext:value-type="float">
            <text:p>46.2608</text:p>
          </table:table-cell>
          <table:table-cell office:value-type="float" office:value="73.3871" calcext:value-type="float">
            <text:p>73.3871</text:p>
          </table:table-cell>
          <table:table-cell office:value-type="float" office:value="90.8334" calcext:value-type="float">
            <text:p>90.833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4" calcext:value-type="float">
            <text:p>43.9104</text:p>
          </table:table-cell>
          <table:table-cell office:value-type="float" office:value="77.7757" calcext:value-type="float">
            <text:p>77.7757</text:p>
          </table:table-cell>
          <table:table-cell office:value-type="float" office:value="98.6282" calcext:value-type="float">
            <text:p>98.628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33" calcext:value-type="float">
            <text:p>40.3333</text:p>
          </table:table-cell>
          <table:table-cell office:value-type="float" office:value="70.6847" calcext:value-type="float">
            <text:p>70.6847</text:p>
          </table:table-cell>
          <table:table-cell office:value-type="float" office:value="90.6394" calcext:value-type="float">
            <text:p>90.639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93" calcext:value-type="float">
            <text:p>43.0893</text:p>
          </table:table-cell>
          <table:table-cell office:value-type="float" office:value="61.4472" calcext:value-type="float">
            <text:p>61.4472</text:p>
          </table:table-cell>
          <table:table-cell office:value-type="float" office:value="75.4194" calcext:value-type="float">
            <text:p>75.419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61" calcext:value-type="float">
            <text:p>52.7061</text:p>
          </table:table-cell>
          <table:table-cell office:value-type="float" office:value="60.9476" calcext:value-type="float">
            <text:p>60.9476</text:p>
          </table:table-cell>
          <table:table-cell office:value-type="float" office:value="72.873" calcext:value-type="float">
            <text:p>72.87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26" calcext:value-type="float">
            <text:p>46.2626</text:p>
          </table:table-cell>
          <table:table-cell office:value-type="float" office:value="73.39" calcext:value-type="float">
            <text:p>73.39</text:p>
          </table:table-cell>
          <table:table-cell office:value-type="float" office:value="90.8367" calcext:value-type="float">
            <text:p>90.8367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03" calcext:value-type="float">
            <text:p>43.9103</text:p>
          </table:table-cell>
          <table:table-cell office:value-type="float" office:value="77.7756" calcext:value-type="float">
            <text:p>77.7756</text:p>
          </table:table-cell>
          <table:table-cell office:value-type="float" office:value="98.6283" calcext:value-type="float">
            <text:p>98.628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32" calcext:value-type="float">
            <text:p>40.3332</text:p>
          </table:table-cell>
          <table:table-cell office:value-type="float" office:value="70.6847" calcext:value-type="float">
            <text:p>70.6847</text:p>
          </table:table-cell>
          <table:table-cell office:value-type="float" office:value="90.6397" calcext:value-type="float">
            <text:p>90.639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58" calcext:value-type="float">
            <text:p>43.0858</text:p>
          </table:table-cell>
          <table:table-cell office:value-type="float" office:value="61.4412" calcext:value-type="float">
            <text:p>61.4412</text:p>
          </table:table-cell>
          <table:table-cell office:value-type="float" office:value="75.4131" calcext:value-type="float">
            <text:p>75.413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5" calcext:value-type="float">
            <text:p>52.705</text:p>
          </table:table-cell>
          <table:table-cell office:value-type="float" office:value="60.938" calcext:value-type="float">
            <text:p>60.938</text:p>
          </table:table-cell>
          <table:table-cell office:value-type="float" office:value="72.8503" calcext:value-type="float">
            <text:p>72.850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41" calcext:value-type="float">
            <text:p>46.2641</text:p>
          </table:table-cell>
          <table:table-cell office:value-type="float" office:value="73.3925" calcext:value-type="float">
            <text:p>73.3925</text:p>
          </table:table-cell>
          <table:table-cell office:value-type="float" office:value="90.8397" calcext:value-type="float">
            <text:p>90.839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5" calcext:value-type="float">
            <text:p>43.9105</text:p>
          </table:table-cell>
          <table:table-cell office:value-type="float" office:value="77.7759" calcext:value-type="float">
            <text:p>77.7759</text:p>
          </table:table-cell>
          <table:table-cell office:value-type="float" office:value="98.6286" calcext:value-type="float">
            <text:p>98.628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31" calcext:value-type="float">
            <text:p>40.3331</text:p>
          </table:table-cell>
          <table:table-cell office:value-type="float" office:value="70.6848" calcext:value-type="float">
            <text:p>70.6848</text:p>
          </table:table-cell>
          <table:table-cell office:value-type="float" office:value="90.6403" calcext:value-type="float">
            <text:p>90.640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26" calcext:value-type="float">
            <text:p>43.0826</text:p>
          </table:table-cell>
          <table:table-cell office:value-type="float" office:value="61.4359" calcext:value-type="float">
            <text:p>61.4359</text:p>
          </table:table-cell>
          <table:table-cell office:value-type="float" office:value="75.4077" calcext:value-type="float">
            <text:p>75.407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47" calcext:value-type="float">
            <text:p>52.7047</text:p>
          </table:table-cell>
          <table:table-cell office:value-type="float" office:value="60.9304" calcext:value-type="float">
            <text:p>60.9304</text:p>
          </table:table-cell>
          <table:table-cell office:value-type="float" office:value="72.8276" calcext:value-type="float">
            <text:p>72.827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6" calcext:value-type="float">
            <text:p>46.266</text:p>
          </table:table-cell>
          <table:table-cell office:value-type="float" office:value="73.3959" calcext:value-type="float">
            <text:p>73.3959</text:p>
          </table:table-cell>
          <table:table-cell office:value-type="float" office:value="90.8439" calcext:value-type="float">
            <text:p>90.843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6" calcext:value-type="float">
            <text:p>43.9106</text:p>
          </table:table-cell>
          <table:table-cell office:value-type="float" office:value="77.7761" calcext:value-type="float">
            <text:p>77.7761</text:p>
          </table:table-cell>
          <table:table-cell office:value-type="float" office:value="98.6289" calcext:value-type="float">
            <text:p>98.628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27" calcext:value-type="float">
            <text:p>40.3327</text:p>
          </table:table-cell>
          <table:table-cell office:value-type="float" office:value="70.6844" calcext:value-type="float">
            <text:p>70.6844</text:p>
          </table:table-cell>
          <table:table-cell office:value-type="float" office:value="90.6403" calcext:value-type="float">
            <text:p>90.640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93" calcext:value-type="float">
            <text:p>43.0793</text:p>
          </table:table-cell>
          <table:table-cell office:value-type="float" office:value="61.4302" calcext:value-type="float">
            <text:p>61.4302</text:p>
          </table:table-cell>
          <table:table-cell office:value-type="float" office:value="75.4018" calcext:value-type="float">
            <text:p>75.401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37" calcext:value-type="float">
            <text:p>52.7037</text:p>
          </table:table-cell>
          <table:table-cell office:value-type="float" office:value="60.921" calcext:value-type="float">
            <text:p>60.921</text:p>
          </table:table-cell>
          <table:table-cell office:value-type="float" office:value="72.804" calcext:value-type="float">
            <text:p>72.80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79" calcext:value-type="float">
            <text:p>46.2679</text:p>
          </table:table-cell>
          <table:table-cell office:value-type="float" office:value="73.399" calcext:value-type="float">
            <text:p>73.399</text:p>
          </table:table-cell>
          <table:table-cell office:value-type="float" office:value="90.8475" calcext:value-type="float">
            <text:p>90.847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6" calcext:value-type="float">
            <text:p>43.9106</text:p>
          </table:table-cell>
          <table:table-cell office:value-type="float" office:value="77.7763" calcext:value-type="float">
            <text:p>77.7763</text:p>
          </table:table-cell>
          <table:table-cell office:value-type="float" office:value="98.6295" calcext:value-type="float">
            <text:p>98.629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23" calcext:value-type="float">
            <text:p>40.3323</text:p>
          </table:table-cell>
          <table:table-cell office:value-type="float" office:value="70.6844" calcext:value-type="float">
            <text:p>70.6844</text:p>
          </table:table-cell>
          <table:table-cell office:value-type="float" office:value="90.6412" calcext:value-type="float">
            <text:p>90.641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64" calcext:value-type="float">
            <text:p>43.0764</text:p>
          </table:table-cell>
          <table:table-cell office:value-type="float" office:value="61.4253" calcext:value-type="float">
            <text:p>61.4253</text:p>
          </table:table-cell>
          <table:table-cell office:value-type="float" office:value="75.3967" calcext:value-type="float">
            <text:p>75.396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47" calcext:value-type="float">
            <text:p>52.7047</text:p>
          </table:table-cell>
          <table:table-cell office:value-type="float" office:value="60.9186" calcext:value-type="float">
            <text:p>60.9186</text:p>
          </table:table-cell>
          <table:table-cell office:value-type="float" office:value="72.7953" calcext:value-type="float">
            <text:p>72.795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91" calcext:value-type="float">
            <text:p>46.2691</text:p>
          </table:table-cell>
          <table:table-cell office:value-type="float" office:value="73.4009" calcext:value-type="float">
            <text:p>73.4009</text:p>
          </table:table-cell>
          <table:table-cell office:value-type="float" office:value="90.8497" calcext:value-type="float">
            <text:p>90.849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2" calcext:value-type="float">
            <text:p>43.9102</text:p>
          </table:table-cell>
          <table:table-cell office:value-type="float" office:value="77.7759" calcext:value-type="float">
            <text:p>77.7759</text:p>
          </table:table-cell>
          <table:table-cell office:value-type="float" office:value="98.6292" calcext:value-type="float">
            <text:p>98.629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18" calcext:value-type="float">
            <text:p>40.3318</text:p>
          </table:table-cell>
          <table:table-cell office:value-type="float" office:value="70.6839" calcext:value-type="float">
            <text:p>70.6839</text:p>
          </table:table-cell>
          <table:table-cell office:value-type="float" office:value="90.6411" calcext:value-type="float">
            <text:p>90.641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27" calcext:value-type="float">
            <text:p>43.0727</text:p>
          </table:table-cell>
          <table:table-cell office:value-type="float" office:value="61.4192" calcext:value-type="float">
            <text:p>61.4192</text:p>
          </table:table-cell>
          <table:table-cell office:value-type="float" office:value="75.3907" calcext:value-type="float">
            <text:p>75.390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66" calcext:value-type="float">
            <text:p>52.7066</text:p>
          </table:table-cell>
          <table:table-cell office:value-type="float" office:value="60.9179" calcext:value-type="float">
            <text:p>60.9179</text:p>
          </table:table-cell>
          <table:table-cell office:value-type="float" office:value="72.7893" calcext:value-type="float">
            <text:p>72.789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02" calcext:value-type="float">
            <text:p>46.2702</text:p>
          </table:table-cell>
          <table:table-cell office:value-type="float" office:value="73.403" calcext:value-type="float">
            <text:p>73.403</text:p>
          </table:table-cell>
          <table:table-cell office:value-type="float" office:value="90.8524" calcext:value-type="float">
            <text:p>90.8524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03" calcext:value-type="float">
            <text:p>43.9103</text:p>
          </table:table-cell>
          <table:table-cell office:value-type="float" office:value="77.776" calcext:value-type="float">
            <text:p>77.776</text:p>
          </table:table-cell>
          <table:table-cell office:value-type="float" office:value="98.6295" calcext:value-type="float">
            <text:p>98.629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21" calcext:value-type="float">
            <text:p>40.3321</text:p>
          </table:table-cell>
          <table:table-cell office:value-type="float" office:value="70.6846" calcext:value-type="float">
            <text:p>70.6846</text:p>
          </table:table-cell>
          <table:table-cell office:value-type="float" office:value="90.6422" calcext:value-type="float">
            <text:p>90.642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697" calcext:value-type="float">
            <text:p>43.0697</text:p>
          </table:table-cell>
          <table:table-cell office:value-type="float" office:value="61.414" calcext:value-type="float">
            <text:p>61.414</text:p>
          </table:table-cell>
          <table:table-cell office:value-type="float" office:value="75.3849" calcext:value-type="float">
            <text:p>75.384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96" calcext:value-type="float">
            <text:p>52.7096</text:p>
          </table:table-cell>
          <table:table-cell office:value-type="float" office:value="60.9051" calcext:value-type="float">
            <text:p>60.9051</text:p>
          </table:table-cell>
          <table:table-cell office:value-type="float" office:value="72.7542" calcext:value-type="float">
            <text:p>72.754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11" calcext:value-type="float">
            <text:p>46.2711</text:p>
          </table:table-cell>
          <table:table-cell office:value-type="float" office:value="73.4046" calcext:value-type="float">
            <text:p>73.4046</text:p>
          </table:table-cell>
          <table:table-cell office:value-type="float" office:value="90.8547" calcext:value-type="float">
            <text:p>90.854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3" calcext:value-type="float">
            <text:p>43.9103</text:p>
          </table:table-cell>
          <table:table-cell office:value-type="float" office:value="77.7761" calcext:value-type="float">
            <text:p>77.7761</text:p>
          </table:table-cell>
          <table:table-cell office:value-type="float" office:value="98.6296" calcext:value-type="float">
            <text:p>98.629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23" calcext:value-type="float">
            <text:p>40.3323</text:p>
          </table:table-cell>
          <table:table-cell office:value-type="float" office:value="70.6852" calcext:value-type="float">
            <text:p>70.6852</text:p>
          </table:table-cell>
          <table:table-cell office:value-type="float" office:value="90.6435" calcext:value-type="float">
            <text:p>90.643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686" calcext:value-type="float">
            <text:p>43.0686</text:p>
          </table:table-cell>
          <table:table-cell office:value-type="float" office:value="61.412" calcext:value-type="float">
            <text:p>61.412</text:p>
          </table:table-cell>
          <table:table-cell office:value-type="float" office:value="75.3827" calcext:value-type="float">
            <text:p>75.382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108" calcext:value-type="float">
            <text:p>52.7108</text:p>
          </table:table-cell>
          <table:table-cell office:value-type="float" office:value="60.8899" calcext:value-type="float">
            <text:p>60.8899</text:p>
          </table:table-cell>
          <table:table-cell office:value-type="float" office:value="72.7204" calcext:value-type="float">
            <text:p>72.720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16" calcext:value-type="float">
            <text:p>46.2716</text:p>
          </table:table-cell>
          <table:table-cell office:value-type="float" office:value="73.4056" calcext:value-type="float">
            <text:p>73.4056</text:p>
          </table:table-cell>
          <table:table-cell office:value-type="float" office:value="90.8561" calcext:value-type="float">
            <text:p>90.856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5" calcext:value-type="float">
            <text:p>43.9105</text:p>
          </table:table-cell>
          <table:table-cell office:value-type="float" office:value="77.7765" calcext:value-type="float">
            <text:p>77.7765</text:p>
          </table:table-cell>
          <table:table-cell office:value-type="float" office:value="98.6302" calcext:value-type="float">
            <text:p>98.630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18" calcext:value-type="float">
            <text:p>40.3318</text:p>
          </table:table-cell>
          <table:table-cell office:value-type="float" office:value="70.6847" calcext:value-type="float">
            <text:p>70.6847</text:p>
          </table:table-cell>
          <table:table-cell office:value-type="float" office:value="90.6432" calcext:value-type="float">
            <text:p>90.643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684" calcext:value-type="float">
            <text:p>43.0684</text:p>
          </table:table-cell>
          <table:table-cell office:value-type="float" office:value="61.4117" calcext:value-type="float">
            <text:p>61.4117</text:p>
          </table:table-cell>
          <table:table-cell office:value-type="float" office:value="75.3825" calcext:value-type="float">
            <text:p>75.382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9" calcext:value-type="float">
            <text:p>52.709</text:p>
          </table:table-cell>
          <table:table-cell office:value-type="float" office:value="60.8661" calcext:value-type="float">
            <text:p>60.8661</text:p>
          </table:table-cell>
          <table:table-cell office:value-type="float" office:value="72.6685" calcext:value-type="float">
            <text:p>72.668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16" calcext:value-type="float">
            <text:p>46.2716</text:p>
          </table:table-cell>
          <table:table-cell office:value-type="float" office:value="73.4058" calcext:value-type="float">
            <text:p>73.4058</text:p>
          </table:table-cell>
          <table:table-cell office:value-type="float" office:value="90.8567" calcext:value-type="float">
            <text:p>90.8567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08" calcext:value-type="float">
            <text:p>43.9108</text:p>
          </table:table-cell>
          <table:table-cell office:value-type="float" office:value="77.777" calcext:value-type="float">
            <text:p>77.777</text:p>
          </table:table-cell>
          <table:table-cell office:value-type="float" office:value="98.6308" calcext:value-type="float">
            <text:p>98.630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16" calcext:value-type="float">
            <text:p>40.3316</text:p>
          </table:table-cell>
          <table:table-cell office:value-type="float" office:value="70.6844" calcext:value-type="float">
            <text:p>70.6844</text:p>
          </table:table-cell>
          <table:table-cell office:value-type="float" office:value="90.6431" calcext:value-type="float">
            <text:p>90.643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685" calcext:value-type="float">
            <text:p>43.0685</text:p>
          </table:table-cell>
          <table:table-cell office:value-type="float" office:value="61.4118" calcext:value-type="float">
            <text:p>61.4118</text:p>
          </table:table-cell>
          <table:table-cell office:value-type="float" office:value="75.3826" calcext:value-type="float">
            <text:p>75.382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102" calcext:value-type="float">
            <text:p>52.7102</text:p>
          </table:table-cell>
          <table:table-cell office:value-type="float" office:value="60.8614" calcext:value-type="float">
            <text:p>60.8614</text:p>
          </table:table-cell>
          <table:table-cell office:value-type="float" office:value="72.6586" calcext:value-type="float">
            <text:p>72.658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07" calcext:value-type="float">
            <text:p>46.2707</text:p>
          </table:table-cell>
          <table:table-cell office:value-type="float" office:value="73.4046" calcext:value-type="float">
            <text:p>73.4046</text:p>
          </table:table-cell>
          <table:table-cell office:value-type="float" office:value="90.8558" calcext:value-type="float">
            <text:p>90.855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8" calcext:value-type="float">
            <text:p>43.9108</text:p>
          </table:table-cell>
          <table:table-cell office:value-type="float" office:value="77.777" calcext:value-type="float">
            <text:p>77.777</text:p>
          </table:table-cell>
          <table:table-cell office:value-type="float" office:value="98.6309" calcext:value-type="float">
            <text:p>98.630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12" calcext:value-type="float">
            <text:p>40.3312</text:p>
          </table:table-cell>
          <table:table-cell office:value-type="float" office:value="70.6838" calcext:value-type="float">
            <text:p>70.6838</text:p>
          </table:table-cell>
          <table:table-cell office:value-type="float" office:value="90.6426" calcext:value-type="float">
            <text:p>90.642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691" calcext:value-type="float">
            <text:p>43.0691</text:p>
          </table:table-cell>
          <table:table-cell office:value-type="float" office:value="61.4129" calcext:value-type="float">
            <text:p>61.4129</text:p>
          </table:table-cell>
          <table:table-cell office:value-type="float" office:value="75.384" calcext:value-type="float">
            <text:p>75.3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59" calcext:value-type="float">
            <text:p>52.7059</text:p>
          </table:table-cell>
          <table:table-cell office:value-type="float" office:value="60.8415" calcext:value-type="float">
            <text:p>60.8415</text:p>
          </table:table-cell>
          <table:table-cell office:value-type="float" office:value="72.6275" calcext:value-type="float">
            <text:p>72.627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92" calcext:value-type="float">
            <text:p>46.2692</text:p>
          </table:table-cell>
          <table:table-cell office:value-type="float" office:value="73.4023" calcext:value-type="float">
            <text:p>73.4023</text:p>
          </table:table-cell>
          <table:table-cell office:value-type="float" office:value="90.8535" calcext:value-type="float">
            <text:p>90.853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9" calcext:value-type="float">
            <text:p>43.9109</text:p>
          </table:table-cell>
          <table:table-cell office:value-type="float" office:value="77.7772" calcext:value-type="float">
            <text:p>77.7772</text:p>
          </table:table-cell>
          <table:table-cell office:value-type="float" office:value="98.6311" calcext:value-type="float">
            <text:p>98.631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06" calcext:value-type="float">
            <text:p>40.3306</text:p>
          </table:table-cell>
          <table:table-cell office:value-type="float" office:value="70.6833" calcext:value-type="float">
            <text:p>70.6833</text:p>
          </table:table-cell>
          <table:table-cell office:value-type="float" office:value="90.6425" calcext:value-type="float">
            <text:p>90.642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692" calcext:value-type="float">
            <text:p>43.0692</text:p>
          </table:table-cell>
          <table:table-cell office:value-type="float" office:value="61.4134" calcext:value-type="float">
            <text:p>61.4134</text:p>
          </table:table-cell>
          <table:table-cell office:value-type="float" office:value="75.385" calcext:value-type="float">
            <text:p>75.38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47" calcext:value-type="float">
            <text:p>52.7047</text:p>
          </table:table-cell>
          <table:table-cell office:value-type="float" office:value="60.8284" calcext:value-type="float">
            <text:p>60.8284</text:p>
          </table:table-cell>
          <table:table-cell office:value-type="float" office:value="72.6028" calcext:value-type="float">
            <text:p>72.602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86" calcext:value-type="float">
            <text:p>46.2686</text:p>
          </table:table-cell>
          <table:table-cell office:value-type="float" office:value="73.4014" calcext:value-type="float">
            <text:p>73.4014</text:p>
          </table:table-cell>
          <table:table-cell office:value-type="float" office:value="90.8526" calcext:value-type="float">
            <text:p>90.852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" calcext:value-type="float">
            <text:p>43.911</text:p>
          </table:table-cell>
          <table:table-cell office:value-type="float" office:value="77.7774" calcext:value-type="float">
            <text:p>77.7774</text:p>
          </table:table-cell>
          <table:table-cell office:value-type="float" office:value="98.6315" calcext:value-type="float">
            <text:p>98.631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298" calcext:value-type="float">
            <text:p>40.3298</text:p>
          </table:table-cell>
          <table:table-cell office:value-type="float" office:value="70.6824" calcext:value-type="float">
            <text:p>70.6824</text:p>
          </table:table-cell>
          <table:table-cell office:value-type="float" office:value="90.6419" calcext:value-type="float">
            <text:p>90.641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04" calcext:value-type="float">
            <text:p>43.0704</text:p>
          </table:table-cell>
          <table:table-cell office:value-type="float" office:value="61.4161" calcext:value-type="float">
            <text:p>61.4161</text:p>
          </table:table-cell>
          <table:table-cell office:value-type="float" office:value="75.3895" calcext:value-type="float">
            <text:p>75.389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31" calcext:value-type="float">
            <text:p>52.7031</text:p>
          </table:table-cell>
          <table:table-cell office:value-type="float" office:value="60.8145" calcext:value-type="float">
            <text:p>60.8145</text:p>
          </table:table-cell>
          <table:table-cell office:value-type="float" office:value="72.579" calcext:value-type="float">
            <text:p>72.57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84" calcext:value-type="float">
            <text:p>46.2684</text:p>
          </table:table-cell>
          <table:table-cell office:value-type="float" office:value="73.4011" calcext:value-type="float">
            <text:p>73.4011</text:p>
          </table:table-cell>
          <table:table-cell office:value-type="float" office:value="90.8523" calcext:value-type="float">
            <text:p>90.852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1" calcext:value-type="float">
            <text:p>43.9111</text:p>
          </table:table-cell>
          <table:table-cell office:value-type="float" office:value="77.7775" calcext:value-type="float">
            <text:p>77.7775</text:p>
          </table:table-cell>
          <table:table-cell office:value-type="float" office:value="98.6317" calcext:value-type="float">
            <text:p>98.631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293" calcext:value-type="float">
            <text:p>40.3293</text:p>
          </table:table-cell>
          <table:table-cell office:value-type="float" office:value="70.6818" calcext:value-type="float">
            <text:p>70.6818</text:p>
          </table:table-cell>
          <table:table-cell office:value-type="float" office:value="90.6416" calcext:value-type="float">
            <text:p>90.641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16" calcext:value-type="float">
            <text:p>43.0716</text:p>
          </table:table-cell>
          <table:table-cell office:value-type="float" office:value="61.4187" calcext:value-type="float">
            <text:p>61.4187</text:p>
          </table:table-cell>
          <table:table-cell office:value-type="float" office:value="75.3933" calcext:value-type="float">
            <text:p>75.393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24" calcext:value-type="float">
            <text:p>52.7024</text:p>
          </table:table-cell>
          <table:table-cell office:value-type="float" office:value="60.8069" calcext:value-type="float">
            <text:p>60.8069</text:p>
          </table:table-cell>
          <table:table-cell office:value-type="float" office:value="72.5676" calcext:value-type="float">
            <text:p>72.567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84" calcext:value-type="float">
            <text:p>46.2684</text:p>
          </table:table-cell>
          <table:table-cell office:value-type="float" office:value="73.4011" calcext:value-type="float">
            <text:p>73.4011</text:p>
          </table:table-cell>
          <table:table-cell office:value-type="float" office:value="90.8523" calcext:value-type="float">
            <text:p>90.852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1" calcext:value-type="float">
            <text:p>43.9111</text:p>
          </table:table-cell>
          <table:table-cell office:value-type="float" office:value="77.7776" calcext:value-type="float">
            <text:p>77.7776</text:p>
          </table:table-cell>
          <table:table-cell office:value-type="float" office:value="98.6319" calcext:value-type="float">
            <text:p>98.631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291" calcext:value-type="float">
            <text:p>40.3291</text:p>
          </table:table-cell>
          <table:table-cell office:value-type="float" office:value="70.6816" calcext:value-type="float">
            <text:p>70.6816</text:p>
          </table:table-cell>
          <table:table-cell office:value-type="float" office:value="90.6415" calcext:value-type="float">
            <text:p>90.641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21" calcext:value-type="float">
            <text:p>43.0721</text:p>
          </table:table-cell>
          <table:table-cell office:value-type="float" office:value="61.4199" calcext:value-type="float">
            <text:p>61.4199</text:p>
          </table:table-cell>
          <table:table-cell office:value-type="float" office:value="75.3952" calcext:value-type="float">
            <text:p>75.395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28" calcext:value-type="float">
            <text:p>52.7028</text:p>
          </table:table-cell>
          <table:table-cell office:value-type="float" office:value="60.804" calcext:value-type="float">
            <text:p>60.804</text:p>
          </table:table-cell>
          <table:table-cell office:value-type="float" office:value="72.5625" calcext:value-type="float">
            <text:p>72.562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85" calcext:value-type="float">
            <text:p>46.2685</text:p>
          </table:table-cell>
          <table:table-cell office:value-type="float" office:value="73.4013" calcext:value-type="float">
            <text:p>73.4013</text:p>
          </table:table-cell>
          <table:table-cell office:value-type="float" office:value="90.8526" calcext:value-type="float">
            <text:p>90.852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1" calcext:value-type="float">
            <text:p>43.9111</text:p>
          </table:table-cell>
          <table:table-cell office:value-type="float" office:value="77.7777" calcext:value-type="float">
            <text:p>77.7777</text:p>
          </table:table-cell>
          <table:table-cell office:value-type="float" office:value="98.632" calcext:value-type="float">
            <text:p>98.63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292" calcext:value-type="float">
            <text:p>40.3292</text:p>
          </table:table-cell>
          <table:table-cell office:value-type="float" office:value="70.6817" calcext:value-type="float">
            <text:p>70.6817</text:p>
          </table:table-cell>
          <table:table-cell office:value-type="float" office:value="90.6416" calcext:value-type="float">
            <text:p>90.641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25" calcext:value-type="float">
            <text:p>43.0725</text:p>
          </table:table-cell>
          <table:table-cell office:value-type="float" office:value="61.4208" calcext:value-type="float">
            <text:p>61.4208</text:p>
          </table:table-cell>
          <table:table-cell office:value-type="float" office:value="75.3965" calcext:value-type="float">
            <text:p>75.396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8" calcext:value-type="float">
            <text:p>52.698</text:p>
          </table:table-cell>
          <table:table-cell office:value-type="float" office:value="60.7819" calcext:value-type="float">
            <text:p>60.7819</text:p>
          </table:table-cell>
          <table:table-cell office:value-type="float" office:value="72.5301" calcext:value-type="float">
            <text:p>72.530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88" calcext:value-type="float">
            <text:p>46.2688</text:p>
          </table:table-cell>
          <table:table-cell office:value-type="float" office:value="73.4018" calcext:value-type="float">
            <text:p>73.4018</text:p>
          </table:table-cell>
          <table:table-cell office:value-type="float" office:value="90.8532" calcext:value-type="float">
            <text:p>90.853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2" calcext:value-type="float">
            <text:p>43.9112</text:p>
          </table:table-cell>
          <table:table-cell office:value-type="float" office:value="77.7777" calcext:value-type="float">
            <text:p>77.7777</text:p>
          </table:table-cell>
          <table:table-cell office:value-type="float" office:value="98.632" calcext:value-type="float">
            <text:p>98.63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292" calcext:value-type="float">
            <text:p>40.3292</text:p>
          </table:table-cell>
          <table:table-cell office:value-type="float" office:value="70.6817" calcext:value-type="float">
            <text:p>70.6817</text:p>
          </table:table-cell>
          <table:table-cell office:value-type="float" office:value="90.6416" calcext:value-type="float">
            <text:p>90.641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27" calcext:value-type="float">
            <text:p>43.0727</text:p>
          </table:table-cell>
          <table:table-cell office:value-type="float" office:value="61.421" calcext:value-type="float">
            <text:p>61.421</text:p>
          </table:table-cell>
          <table:table-cell office:value-type="float" office:value="75.3966" calcext:value-type="float">
            <text:p>75.396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33" calcext:value-type="float">
            <text:p>52.6933</text:p>
          </table:table-cell>
          <table:table-cell office:value-type="float" office:value="60.7641" calcext:value-type="float">
            <text:p>60.7641</text:p>
          </table:table-cell>
          <table:table-cell office:value-type="float" office:value="72.5058" calcext:value-type="float">
            <text:p>72.505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98" calcext:value-type="float">
            <text:p>46.2698</text:p>
          </table:table-cell>
          <table:table-cell office:value-type="float" office:value="73.4034" calcext:value-type="float">
            <text:p>73.4034</text:p>
          </table:table-cell>
          <table:table-cell office:value-type="float" office:value="90.855" calcext:value-type="float">
            <text:p>90.85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2" calcext:value-type="float">
            <text:p>43.9112</text:p>
          </table:table-cell>
          <table:table-cell office:value-type="float" office:value="77.7778" calcext:value-type="float">
            <text:p>77.7778</text:p>
          </table:table-cell>
          <table:table-cell office:value-type="float" office:value="98.6322" calcext:value-type="float">
            <text:p>98.63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294" calcext:value-type="float">
            <text:p>40.3294</text:p>
          </table:table-cell>
          <table:table-cell office:value-type="float" office:value="70.682" calcext:value-type="float">
            <text:p>70.682</text:p>
          </table:table-cell>
          <table:table-cell office:value-type="float" office:value="90.6419" calcext:value-type="float">
            <text:p>90.641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25" calcext:value-type="float">
            <text:p>43.0725</text:p>
          </table:table-cell>
          <table:table-cell office:value-type="float" office:value="61.4207" calcext:value-type="float">
            <text:p>61.4207</text:p>
          </table:table-cell>
          <table:table-cell office:value-type="float" office:value="75.3962" calcext:value-type="float">
            <text:p>75.396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87" calcext:value-type="float">
            <text:p>52.6887</text:p>
          </table:table-cell>
          <table:table-cell office:value-type="float" office:value="60.7448" calcext:value-type="float">
            <text:p>60.7448</text:p>
          </table:table-cell>
          <table:table-cell office:value-type="float" office:value="72.4785" calcext:value-type="float">
            <text:p>72.478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14" calcext:value-type="float">
            <text:p>46.2714</text:p>
          </table:table-cell>
          <table:table-cell office:value-type="float" office:value="73.406" calcext:value-type="float">
            <text:p>73.406</text:p>
          </table:table-cell>
          <table:table-cell office:value-type="float" office:value="90.8579" calcext:value-type="float">
            <text:p>90.857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3" calcext:value-type="float">
            <text:p>43.9113</text:p>
          </table:table-cell>
          <table:table-cell office:value-type="float" office:value="77.7779" calcext:value-type="float">
            <text:p>77.7779</text:p>
          </table:table-cell>
          <table:table-cell office:value-type="float" office:value="98.6322" calcext:value-type="float">
            <text:p>98.63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01" calcext:value-type="float">
            <text:p>40.3301</text:p>
          </table:table-cell>
          <table:table-cell office:value-type="float" office:value="70.683" calcext:value-type="float">
            <text:p>70.683</text:p>
          </table:table-cell>
          <table:table-cell office:value-type="float" office:value="90.643" calcext:value-type="float">
            <text:p>90.64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28" calcext:value-type="float">
            <text:p>43.0728</text:p>
          </table:table-cell>
          <table:table-cell office:value-type="float" office:value="61.4215" calcext:value-type="float">
            <text:p>61.4215</text:p>
          </table:table-cell>
          <table:table-cell office:value-type="float" office:value="75.3979" calcext:value-type="float">
            <text:p>75.397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69" calcext:value-type="float">
            <text:p>52.6869</text:p>
          </table:table-cell>
          <table:table-cell office:value-type="float" office:value="60.7366" calcext:value-type="float">
            <text:p>60.7366</text:p>
          </table:table-cell>
          <table:table-cell office:value-type="float" office:value="72.4681" calcext:value-type="float">
            <text:p>72.468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33" calcext:value-type="float">
            <text:p>46.2733</text:p>
          </table:table-cell>
          <table:table-cell office:value-type="float" office:value="73.4091" calcext:value-type="float">
            <text:p>73.4091</text:p>
          </table:table-cell>
          <table:table-cell office:value-type="float" office:value="90.8612" calcext:value-type="float">
            <text:p>90.861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2" calcext:value-type="float">
            <text:p>43.9112</text:p>
          </table:table-cell>
          <table:table-cell office:value-type="float" office:value="77.7777" calcext:value-type="float">
            <text:p>77.7777</text:p>
          </table:table-cell>
          <table:table-cell office:value-type="float" office:value="98.632" calcext:value-type="float">
            <text:p>98.63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07" calcext:value-type="float">
            <text:p>40.3307</text:p>
          </table:table-cell>
          <table:table-cell office:value-type="float" office:value="70.6839" calcext:value-type="float">
            <text:p>70.6839</text:p>
          </table:table-cell>
          <table:table-cell office:value-type="float" office:value="90.6437" calcext:value-type="float">
            <text:p>90.643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46" calcext:value-type="float">
            <text:p>43.0746</text:p>
          </table:table-cell>
          <table:table-cell office:value-type="float" office:value="61.425" calcext:value-type="float">
            <text:p>61.425</text:p>
          </table:table-cell>
          <table:table-cell office:value-type="float" office:value="75.4021" calcext:value-type="float">
            <text:p>75.402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78" calcext:value-type="float">
            <text:p>52.6878</text:p>
          </table:table-cell>
          <table:table-cell office:value-type="float" office:value="60.735" calcext:value-type="float">
            <text:p>60.735</text:p>
          </table:table-cell>
          <table:table-cell office:value-type="float" office:value="72.4646" calcext:value-type="float">
            <text:p>72.464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47" calcext:value-type="float">
            <text:p>46.2747</text:p>
          </table:table-cell>
          <table:table-cell office:value-type="float" office:value="73.4115" calcext:value-type="float">
            <text:p>73.4115</text:p>
          </table:table-cell>
          <table:table-cell office:value-type="float" office:value="90.8641" calcext:value-type="float">
            <text:p>90.864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9" calcext:value-type="float">
            <text:p>43.9109</text:p>
          </table:table-cell>
          <table:table-cell office:value-type="float" office:value="77.7773" calcext:value-type="float">
            <text:p>77.7773</text:p>
          </table:table-cell>
          <table:table-cell office:value-type="float" office:value="98.6313" calcext:value-type="float">
            <text:p>98.631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1" calcext:value-type="float">
            <text:p>40.331</text:p>
          </table:table-cell>
          <table:table-cell office:value-type="float" office:value="70.6842" calcext:value-type="float">
            <text:p>70.6842</text:p>
          </table:table-cell>
          <table:table-cell office:value-type="float" office:value="90.644" calcext:value-type="float">
            <text:p>90.64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51" calcext:value-type="float">
            <text:p>43.0751</text:p>
          </table:table-cell>
          <table:table-cell office:value-type="float" office:value="61.4259" calcext:value-type="float">
            <text:p>61.4259</text:p>
          </table:table-cell>
          <table:table-cell office:value-type="float" office:value="75.4032" calcext:value-type="float">
            <text:p>75.403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83" calcext:value-type="float">
            <text:p>52.6883</text:p>
          </table:table-cell>
          <table:table-cell office:value-type="float" office:value="60.734" calcext:value-type="float">
            <text:p>60.734</text:p>
          </table:table-cell>
          <table:table-cell office:value-type="float" office:value="72.4624" calcext:value-type="float">
            <text:p>72.462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49" calcext:value-type="float">
            <text:p>46.2749</text:p>
          </table:table-cell>
          <table:table-cell office:value-type="float" office:value="73.4118" calcext:value-type="float">
            <text:p>73.4118</text:p>
          </table:table-cell>
          <table:table-cell office:value-type="float" office:value="90.8644" calcext:value-type="float">
            <text:p>90.864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" calcext:value-type="float">
            <text:p>43.911</text:p>
          </table:table-cell>
          <table:table-cell office:value-type="float" office:value="77.7773" calcext:value-type="float">
            <text:p>77.7773</text:p>
          </table:table-cell>
          <table:table-cell office:value-type="float" office:value="98.6313" calcext:value-type="float">
            <text:p>98.631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2" calcext:value-type="float">
            <text:p>40.332</text:p>
          </table:table-cell>
          <table:table-cell office:value-type="float" office:value="70.6853" calcext:value-type="float">
            <text:p>70.6853</text:p>
          </table:table-cell>
          <table:table-cell office:value-type="float" office:value="90.6447" calcext:value-type="float">
            <text:p>90.644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56" calcext:value-type="float">
            <text:p>43.0756</text:p>
          </table:table-cell>
          <table:table-cell office:value-type="float" office:value="61.4267" calcext:value-type="float">
            <text:p>61.4267</text:p>
          </table:table-cell>
          <table:table-cell office:value-type="float" office:value="75.4037" calcext:value-type="float">
            <text:p>75.403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94" calcext:value-type="float">
            <text:p>52.6894</text:p>
          </table:table-cell>
          <table:table-cell office:value-type="float" office:value="60.7347" calcext:value-type="float">
            <text:p>60.7347</text:p>
          </table:table-cell>
          <table:table-cell office:value-type="float" office:value="72.4625" calcext:value-type="float">
            <text:p>72.462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46" calcext:value-type="float">
            <text:p>46.2746</text:p>
          </table:table-cell>
          <table:table-cell office:value-type="float" office:value="73.4112" calcext:value-type="float">
            <text:p>73.4112</text:p>
          </table:table-cell>
          <table:table-cell office:value-type="float" office:value="90.8637" calcext:value-type="float">
            <text:p>90.863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7" calcext:value-type="float">
            <text:p>43.9107</text:p>
          </table:table-cell>
          <table:table-cell office:value-type="float" office:value="77.7767" calcext:value-type="float">
            <text:p>77.7767</text:p>
          </table:table-cell>
          <table:table-cell office:value-type="float" office:value="98.6303" calcext:value-type="float">
            <text:p>98.630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4" calcext:value-type="float">
            <text:p>40.334</text:p>
          </table:table-cell>
          <table:table-cell office:value-type="float" office:value="70.6884" calcext:value-type="float">
            <text:p>70.6884</text:p>
          </table:table-cell>
          <table:table-cell office:value-type="float" office:value="90.6482" calcext:value-type="float">
            <text:p>90.648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64" calcext:value-type="float">
            <text:p>43.0764</text:p>
          </table:table-cell>
          <table:table-cell office:value-type="float" office:value="61.4279" calcext:value-type="float">
            <text:p>61.4279</text:p>
          </table:table-cell>
          <table:table-cell office:value-type="float" office:value="75.4051" calcext:value-type="float">
            <text:p>75.405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12" calcext:value-type="float">
            <text:p>52.6912</text:p>
          </table:table-cell>
          <table:table-cell office:value-type="float" office:value="60.7366" calcext:value-type="float">
            <text:p>60.7366</text:p>
          </table:table-cell>
          <table:table-cell office:value-type="float" office:value="72.4632" calcext:value-type="float">
            <text:p>72.463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41" calcext:value-type="float">
            <text:p>46.2741</text:p>
          </table:table-cell>
          <table:table-cell office:value-type="float" office:value="73.4104" calcext:value-type="float">
            <text:p>73.4104</text:p>
          </table:table-cell>
          <table:table-cell office:value-type="float" office:value="90.8628" calcext:value-type="float">
            <text:p>90.862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3" calcext:value-type="float">
            <text:p>43.9103</text:p>
          </table:table-cell>
          <table:table-cell office:value-type="float" office:value="77.7759" calcext:value-type="float">
            <text:p>77.7759</text:p>
          </table:table-cell>
          <table:table-cell office:value-type="float" office:value="98.629" calcext:value-type="float">
            <text:p>98.62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48" calcext:value-type="float">
            <text:p>40.3348</text:p>
          </table:table-cell>
          <table:table-cell office:value-type="float" office:value="70.689" calcext:value-type="float">
            <text:p>70.689</text:p>
          </table:table-cell>
          <table:table-cell office:value-type="float" office:value="90.6477" calcext:value-type="float">
            <text:p>90.647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92" calcext:value-type="float">
            <text:p>43.0792</text:p>
          </table:table-cell>
          <table:table-cell office:value-type="float" office:value="61.433" calcext:value-type="float">
            <text:p>61.433</text:p>
          </table:table-cell>
          <table:table-cell office:value-type="float" office:value="75.4109" calcext:value-type="float">
            <text:p>75.410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11" calcext:value-type="float">
            <text:p>52.6911</text:p>
          </table:table-cell>
          <table:table-cell office:value-type="float" office:value="60.7346" calcext:value-type="float">
            <text:p>60.7346</text:p>
          </table:table-cell>
          <table:table-cell office:value-type="float" office:value="72.4608" calcext:value-type="float">
            <text:p>72.460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37" calcext:value-type="float">
            <text:p>46.2737</text:p>
          </table:table-cell>
          <table:table-cell office:value-type="float" office:value="73.4097" calcext:value-type="float">
            <text:p>73.4097</text:p>
          </table:table-cell>
          <table:table-cell office:value-type="float" office:value="90.862" calcext:value-type="float">
            <text:p>90.862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098" calcext:value-type="float">
            <text:p>43.9098</text:p>
          </table:table-cell>
          <table:table-cell office:value-type="float" office:value="77.775" calcext:value-type="float">
            <text:p>77.775</text:p>
          </table:table-cell>
          <table:table-cell office:value-type="float" office:value="98.6277" calcext:value-type="float">
            <text:p>98.627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28" calcext:value-type="float">
            <text:p>40.3328</text:p>
          </table:table-cell>
          <table:table-cell office:value-type="float" office:value="70.6856" calcext:value-type="float">
            <text:p>70.6856</text:p>
          </table:table-cell>
          <table:table-cell office:value-type="float" office:value="90.6435" calcext:value-type="float">
            <text:p>90.643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44" calcext:value-type="float">
            <text:p>43.0844</text:p>
          </table:table-cell>
          <table:table-cell office:value-type="float" office:value="61.4426" calcext:value-type="float">
            <text:p>61.4426</text:p>
          </table:table-cell>
          <table:table-cell office:value-type="float" office:value="75.4222" calcext:value-type="float">
            <text:p>75.422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14" calcext:value-type="float">
            <text:p>52.6914</text:p>
          </table:table-cell>
          <table:table-cell office:value-type="float" office:value="60.7325" calcext:value-type="float">
            <text:p>60.7325</text:p>
          </table:table-cell>
          <table:table-cell office:value-type="float" office:value="72.456" calcext:value-type="float">
            <text:p>72.45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33" calcext:value-type="float">
            <text:p>46.2733</text:p>
          </table:table-cell>
          <table:table-cell office:value-type="float" office:value="73.409" calcext:value-type="float">
            <text:p>73.409</text:p>
          </table:table-cell>
          <table:table-cell office:value-type="float" office:value="90.8613" calcext:value-type="float">
            <text:p>90.861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98" calcext:value-type="float">
            <text:p>43.9098</text:p>
          </table:table-cell>
          <table:table-cell office:value-type="float" office:value="77.7749" calcext:value-type="float">
            <text:p>77.7749</text:p>
          </table:table-cell>
          <table:table-cell office:value-type="float" office:value="98.6274" calcext:value-type="float">
            <text:p>98.627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33" calcext:value-type="float">
            <text:p>40.3333</text:p>
          </table:table-cell>
          <table:table-cell office:value-type="float" office:value="70.6865" calcext:value-type="float">
            <text:p>70.6865</text:p>
          </table:table-cell>
          <table:table-cell office:value-type="float" office:value="90.6446" calcext:value-type="float">
            <text:p>90.644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95" calcext:value-type="float">
            <text:p>43.0895</text:p>
          </table:table-cell>
          <table:table-cell office:value-type="float" office:value="61.4518" calcext:value-type="float">
            <text:p>61.4518</text:p>
          </table:table-cell>
          <table:table-cell office:value-type="float" office:value="75.4333" calcext:value-type="float">
            <text:p>75.433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09" calcext:value-type="float">
            <text:p>52.6909</text:p>
          </table:table-cell>
          <table:table-cell office:value-type="float" office:value="60.7287" calcext:value-type="float">
            <text:p>60.7287</text:p>
          </table:table-cell>
          <table:table-cell office:value-type="float" office:value="72.4492" calcext:value-type="float">
            <text:p>72.449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32" calcext:value-type="float">
            <text:p>46.2732</text:p>
          </table:table-cell>
          <table:table-cell office:value-type="float" office:value="73.4089" calcext:value-type="float">
            <text:p>73.4089</text:p>
          </table:table-cell>
          <table:table-cell office:value-type="float" office:value="90.8611" calcext:value-type="float">
            <text:p>90.861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97" calcext:value-type="float">
            <text:p>43.9097</text:p>
          </table:table-cell>
          <table:table-cell office:value-type="float" office:value="77.7748" calcext:value-type="float">
            <text:p>77.7748</text:p>
          </table:table-cell>
          <table:table-cell office:value-type="float" office:value="98.6273" calcext:value-type="float">
            <text:p>98.627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71" calcext:value-type="float">
            <text:p>40.3371</text:p>
          </table:table-cell>
          <table:table-cell office:value-type="float" office:value="70.6926" calcext:value-type="float">
            <text:p>70.6926</text:p>
          </table:table-cell>
          <table:table-cell office:value-type="float" office:value="90.652" calcext:value-type="float">
            <text:p>90.65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96" calcext:value-type="float">
            <text:p>43.0896</text:p>
          </table:table-cell>
          <table:table-cell office:value-type="float" office:value="61.4521" calcext:value-type="float">
            <text:p>61.4521</text:p>
          </table:table-cell>
          <table:table-cell office:value-type="float" office:value="75.4336" calcext:value-type="float">
            <text:p>75.433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97" calcext:value-type="float">
            <text:p>52.6897</text:p>
          </table:table-cell>
          <table:table-cell office:value-type="float" office:value="60.7236" calcext:value-type="float">
            <text:p>60.7236</text:p>
          </table:table-cell>
          <table:table-cell office:value-type="float" office:value="72.4424" calcext:value-type="float">
            <text:p>72.442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31" calcext:value-type="float">
            <text:p>46.2731</text:p>
          </table:table-cell>
          <table:table-cell office:value-type="float" office:value="73.4088" calcext:value-type="float">
            <text:p>73.4088</text:p>
          </table:table-cell>
          <table:table-cell office:value-type="float" office:value="90.8609" calcext:value-type="float">
            <text:p>90.860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97" calcext:value-type="float">
            <text:p>43.9097</text:p>
          </table:table-cell>
          <table:table-cell office:value-type="float" office:value="77.7748" calcext:value-type="float">
            <text:p>77.7748</text:p>
          </table:table-cell>
          <table:table-cell office:value-type="float" office:value="98.6273" calcext:value-type="float">
            <text:p>98.627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387" calcext:value-type="float">
            <text:p>40.3387</text:p>
          </table:table-cell>
          <table:table-cell office:value-type="float" office:value="70.6951" calcext:value-type="float">
            <text:p>70.6951</text:p>
          </table:table-cell>
          <table:table-cell office:value-type="float" office:value="90.6549" calcext:value-type="float">
            <text:p>90.654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91" calcext:value-type="float">
            <text:p>43.0891</text:p>
          </table:table-cell>
          <table:table-cell office:value-type="float" office:value="61.4511" calcext:value-type="float">
            <text:p>61.4511</text:p>
          </table:table-cell>
          <table:table-cell office:value-type="float" office:value="75.4325" calcext:value-type="float">
            <text:p>75.432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86" calcext:value-type="float">
            <text:p>52.6886</text:p>
          </table:table-cell>
          <table:table-cell office:value-type="float" office:value="60.7188" calcext:value-type="float">
            <text:p>60.7188</text:p>
          </table:table-cell>
          <table:table-cell office:value-type="float" office:value="72.4352" calcext:value-type="float">
            <text:p>72.435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28" calcext:value-type="float">
            <text:p>46.2728</text:p>
          </table:table-cell>
          <table:table-cell office:value-type="float" office:value="73.4083" calcext:value-type="float">
            <text:p>73.4083</text:p>
          </table:table-cell>
          <table:table-cell office:value-type="float" office:value="90.8605" calcext:value-type="float">
            <text:p>90.860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97" calcext:value-type="float">
            <text:p>43.9097</text:p>
          </table:table-cell>
          <table:table-cell office:value-type="float" office:value="77.7747" calcext:value-type="float">
            <text:p>77.7747</text:p>
          </table:table-cell>
          <table:table-cell office:value-type="float" office:value="98.6272" calcext:value-type="float">
            <text:p>98.627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419" calcext:value-type="float">
            <text:p>40.3419</text:p>
          </table:table-cell>
          <table:table-cell office:value-type="float" office:value="70.7002" calcext:value-type="float">
            <text:p>70.7002</text:p>
          </table:table-cell>
          <table:table-cell office:value-type="float" office:value="90.6607" calcext:value-type="float">
            <text:p>90.660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8" calcext:value-type="float">
            <text:p>43.088</text:p>
          </table:table-cell>
          <table:table-cell office:value-type="float" office:value="61.449" calcext:value-type="float">
            <text:p>61.449</text:p>
          </table:table-cell>
          <table:table-cell office:value-type="float" office:value="75.4299" calcext:value-type="float">
            <text:p>75.429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87" calcext:value-type="float">
            <text:p>52.6887</text:p>
          </table:table-cell>
          <table:table-cell office:value-type="float" office:value="60.7176" calcext:value-type="float">
            <text:p>60.7176</text:p>
          </table:table-cell>
          <table:table-cell office:value-type="float" office:value="72.433" calcext:value-type="float">
            <text:p>72.43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21" calcext:value-type="float">
            <text:p>46.2721</text:p>
          </table:table-cell>
          <table:table-cell office:value-type="float" office:value="73.4073" calcext:value-type="float">
            <text:p>73.4073</text:p>
          </table:table-cell>
          <table:table-cell office:value-type="float" office:value="90.8593" calcext:value-type="float">
            <text:p>90.859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96" calcext:value-type="float">
            <text:p>43.9096</text:p>
          </table:table-cell>
          <table:table-cell office:value-type="float" office:value="77.7746" calcext:value-type="float">
            <text:p>77.7746</text:p>
          </table:table-cell>
          <table:table-cell office:value-type="float" office:value="98.6271" calcext:value-type="float">
            <text:p>98.627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463" calcext:value-type="float">
            <text:p>40.3463</text:p>
          </table:table-cell>
          <table:table-cell office:value-type="float" office:value="70.707" calcext:value-type="float">
            <text:p>70.707</text:p>
          </table:table-cell>
          <table:table-cell office:value-type="float" office:value="90.6685" calcext:value-type="float">
            <text:p>90.668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8" calcext:value-type="float">
            <text:p>43.088</text:p>
          </table:table-cell>
          <table:table-cell office:value-type="float" office:value="61.449" calcext:value-type="float">
            <text:p>61.449</text:p>
          </table:table-cell>
          <table:table-cell office:value-type="float" office:value="75.4296" calcext:value-type="float">
            <text:p>75.429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9" calcext:value-type="float">
            <text:p>52.689</text:p>
          </table:table-cell>
          <table:table-cell office:value-type="float" office:value="60.7166" calcext:value-type="float">
            <text:p>60.7166</text:p>
          </table:table-cell>
          <table:table-cell office:value-type="float" office:value="72.4306" calcext:value-type="float">
            <text:p>72.430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11" calcext:value-type="float">
            <text:p>46.2711</text:p>
          </table:table-cell>
          <table:table-cell office:value-type="float" office:value="73.4055" calcext:value-type="float">
            <text:p>73.4055</text:p>
          </table:table-cell>
          <table:table-cell office:value-type="float" office:value="90.8573" calcext:value-type="float">
            <text:p>90.857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97" calcext:value-type="float">
            <text:p>43.9097</text:p>
          </table:table-cell>
          <table:table-cell office:value-type="float" office:value="77.7747" calcext:value-type="float">
            <text:p>77.7747</text:p>
          </table:table-cell>
          <table:table-cell office:value-type="float" office:value="98.6273" calcext:value-type="float">
            <text:p>98.627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512" calcext:value-type="float">
            <text:p>40.3512</text:p>
          </table:table-cell>
          <table:table-cell office:value-type="float" office:value="70.7145" calcext:value-type="float">
            <text:p>70.7145</text:p>
          </table:table-cell>
          <table:table-cell office:value-type="float" office:value="90.6769" calcext:value-type="float">
            <text:p>90.676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82" calcext:value-type="float">
            <text:p>43.0882</text:p>
          </table:table-cell>
          <table:table-cell office:value-type="float" office:value="61.4493" calcext:value-type="float">
            <text:p>61.4493</text:p>
          </table:table-cell>
          <table:table-cell office:value-type="float" office:value="75.43" calcext:value-type="float">
            <text:p>75.4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91" calcext:value-type="float">
            <text:p>52.6891</text:p>
          </table:table-cell>
          <table:table-cell office:value-type="float" office:value="60.7144" calcext:value-type="float">
            <text:p>60.7144</text:p>
          </table:table-cell>
          <table:table-cell office:value-type="float" office:value="72.4261" calcext:value-type="float">
            <text:p>72.426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95" calcext:value-type="float">
            <text:p>46.2695</text:p>
          </table:table-cell>
          <table:table-cell office:value-type="float" office:value="73.403" calcext:value-type="float">
            <text:p>73.403</text:p>
          </table:table-cell>
          <table:table-cell office:value-type="float" office:value="90.8546" calcext:value-type="float">
            <text:p>90.8546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097" calcext:value-type="float">
            <text:p>43.9097</text:p>
          </table:table-cell>
          <table:table-cell office:value-type="float" office:value="77.7749" calcext:value-type="float">
            <text:p>77.7749</text:p>
          </table:table-cell>
          <table:table-cell office:value-type="float" office:value="98.6275" calcext:value-type="float">
            <text:p>98.627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56" calcext:value-type="float">
            <text:p>40.356</text:p>
          </table:table-cell>
          <table:table-cell office:value-type="float" office:value="70.7217" calcext:value-type="float">
            <text:p>70.7217</text:p>
          </table:table-cell>
          <table:table-cell office:value-type="float" office:value="90.6848" calcext:value-type="float">
            <text:p>90.684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82" calcext:value-type="float">
            <text:p>43.0882</text:p>
          </table:table-cell>
          <table:table-cell office:value-type="float" office:value="61.4493" calcext:value-type="float">
            <text:p>61.4493</text:p>
          </table:table-cell>
          <table:table-cell office:value-type="float" office:value="75.4297" calcext:value-type="float">
            <text:p>75.429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93" calcext:value-type="float">
            <text:p>52.6893</text:p>
          </table:table-cell>
          <table:table-cell office:value-type="float" office:value="60.7143" calcext:value-type="float">
            <text:p>60.7143</text:p>
          </table:table-cell>
          <table:table-cell office:value-type="float" office:value="72.4255" calcext:value-type="float">
            <text:p>72.425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9" calcext:value-type="float">
            <text:p>46.269</text:p>
          </table:table-cell>
          <table:table-cell office:value-type="float" office:value="73.4022" calcext:value-type="float">
            <text:p>73.4022</text:p>
          </table:table-cell>
          <table:table-cell office:value-type="float" office:value="90.8536" calcext:value-type="float">
            <text:p>90.853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1" calcext:value-type="float">
            <text:p>43.9101</text:p>
          </table:table-cell>
          <table:table-cell office:value-type="float" office:value="77.7754" calcext:value-type="float">
            <text:p>77.7754</text:p>
          </table:table-cell>
          <table:table-cell office:value-type="float" office:value="98.6281" calcext:value-type="float">
            <text:p>98.628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612" calcext:value-type="float">
            <text:p>40.3612</text:p>
          </table:table-cell>
          <table:table-cell office:value-type="float" office:value="70.7298" calcext:value-type="float">
            <text:p>70.7298</text:p>
          </table:table-cell>
          <table:table-cell office:value-type="float" office:value="90.6939" calcext:value-type="float">
            <text:p>90.693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81" calcext:value-type="float">
            <text:p>43.0881</text:p>
          </table:table-cell>
          <table:table-cell office:value-type="float" office:value="61.4489" calcext:value-type="float">
            <text:p>61.4489</text:p>
          </table:table-cell>
          <table:table-cell office:value-type="float" office:value="75.4289" calcext:value-type="float">
            <text:p>75.428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84" calcext:value-type="float">
            <text:p>52.6884</text:p>
          </table:table-cell>
          <table:table-cell office:value-type="float" office:value="60.7087" calcext:value-type="float">
            <text:p>60.7087</text:p>
          </table:table-cell>
          <table:table-cell office:value-type="float" office:value="72.4162" calcext:value-type="float">
            <text:p>72.416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9" calcext:value-type="float">
            <text:p>46.269</text:p>
          </table:table-cell>
          <table:table-cell office:value-type="float" office:value="73.4022" calcext:value-type="float">
            <text:p>73.4022</text:p>
          </table:table-cell>
          <table:table-cell office:value-type="float" office:value="90.8536" calcext:value-type="float">
            <text:p>90.853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1" calcext:value-type="float">
            <text:p>43.9111</text:p>
          </table:table-cell>
          <table:table-cell office:value-type="float" office:value="77.7769" calcext:value-type="float">
            <text:p>77.7769</text:p>
          </table:table-cell>
          <table:table-cell office:value-type="float" office:value="98.6299" calcext:value-type="float">
            <text:p>98.629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675" calcext:value-type="float">
            <text:p>40.3675</text:p>
          </table:table-cell>
          <table:table-cell office:value-type="float" office:value="70.7396" calcext:value-type="float">
            <text:p>70.7396</text:p>
          </table:table-cell>
          <table:table-cell office:value-type="float" office:value="90.705" calcext:value-type="float">
            <text:p>90.70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78" calcext:value-type="float">
            <text:p>43.0878</text:p>
          </table:table-cell>
          <table:table-cell office:value-type="float" office:value="61.448" calcext:value-type="float">
            <text:p>61.448</text:p>
          </table:table-cell>
          <table:table-cell office:value-type="float" office:value="75.4272" calcext:value-type="float">
            <text:p>75.427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87" calcext:value-type="float">
            <text:p>52.6887</text:p>
          </table:table-cell>
          <table:table-cell office:value-type="float" office:value="60.7086" calcext:value-type="float">
            <text:p>60.7086</text:p>
          </table:table-cell>
          <table:table-cell office:value-type="float" office:value="72.4161" calcext:value-type="float">
            <text:p>72.416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91" calcext:value-type="float">
            <text:p>46.2691</text:p>
          </table:table-cell>
          <table:table-cell office:value-type="float" office:value="73.4023" calcext:value-type="float">
            <text:p>73.4023</text:p>
          </table:table-cell>
          <table:table-cell office:value-type="float" office:value="90.8538" calcext:value-type="float">
            <text:p>90.853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21" calcext:value-type="float">
            <text:p>43.9121</text:p>
          </table:table-cell>
          <table:table-cell office:value-type="float" office:value="77.7785" calcext:value-type="float">
            <text:p>77.7785</text:p>
          </table:table-cell>
          <table:table-cell office:value-type="float" office:value="98.6317" calcext:value-type="float">
            <text:p>98.631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737" calcext:value-type="float">
            <text:p>40.3737</text:p>
          </table:table-cell>
          <table:table-cell office:value-type="float" office:value="70.7491" calcext:value-type="float">
            <text:p>70.7491</text:p>
          </table:table-cell>
          <table:table-cell office:value-type="float" office:value="90.7156" calcext:value-type="float">
            <text:p>90.715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78" calcext:value-type="float">
            <text:p>43.0878</text:p>
          </table:table-cell>
          <table:table-cell office:value-type="float" office:value="61.4476" calcext:value-type="float">
            <text:p>61.4476</text:p>
          </table:table-cell>
          <table:table-cell office:value-type="float" office:value="75.426" calcext:value-type="float">
            <text:p>75.42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91" calcext:value-type="float">
            <text:p>52.6891</text:p>
          </table:table-cell>
          <table:table-cell office:value-type="float" office:value="60.7086" calcext:value-type="float">
            <text:p>60.7086</text:p>
          </table:table-cell>
          <table:table-cell office:value-type="float" office:value="72.4179" calcext:value-type="float">
            <text:p>72.417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89" calcext:value-type="float">
            <text:p>46.2689</text:p>
          </table:table-cell>
          <table:table-cell office:value-type="float" office:value="73.4021" calcext:value-type="float">
            <text:p>73.4021</text:p>
          </table:table-cell>
          <table:table-cell office:value-type="float" office:value="90.8536" calcext:value-type="float">
            <text:p>90.8536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36" calcext:value-type="float">
            <text:p>43.9136</text:p>
          </table:table-cell>
          <table:table-cell office:value-type="float" office:value="77.781" calcext:value-type="float">
            <text:p>77.781</text:p>
          </table:table-cell>
          <table:table-cell office:value-type="float" office:value="98.6349" calcext:value-type="float">
            <text:p>98.634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8" calcext:value-type="float">
            <text:p>40.38</text:p>
          </table:table-cell>
          <table:table-cell office:value-type="float" office:value="70.7583" calcext:value-type="float">
            <text:p>70.7583</text:p>
          </table:table-cell>
          <table:table-cell office:value-type="float" office:value="90.7254" calcext:value-type="float">
            <text:p>90.725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02" calcext:value-type="float">
            <text:p>43.0902</text:p>
          </table:table-cell>
          <table:table-cell office:value-type="float" office:value="61.4517" calcext:value-type="float">
            <text:p>61.4517</text:p>
          </table:table-cell>
          <table:table-cell office:value-type="float" office:value="75.43" calcext:value-type="float">
            <text:p>75.4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9" calcext:value-type="float">
            <text:p>52.689</text:p>
          </table:table-cell>
          <table:table-cell office:value-type="float" office:value="60.7059" calcext:value-type="float">
            <text:p>60.7059</text:p>
          </table:table-cell>
          <table:table-cell office:value-type="float" office:value="72.4143" calcext:value-type="float">
            <text:p>72.414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93" calcext:value-type="float">
            <text:p>46.2693</text:p>
          </table:table-cell>
          <table:table-cell office:value-type="float" office:value="73.4027" calcext:value-type="float">
            <text:p>73.4027</text:p>
          </table:table-cell>
          <table:table-cell office:value-type="float" office:value="90.8544" calcext:value-type="float">
            <text:p>90.8544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59" calcext:value-type="float">
            <text:p>43.9159</text:p>
          </table:table-cell>
          <table:table-cell office:value-type="float" office:value="77.7846" calcext:value-type="float">
            <text:p>77.7846</text:p>
          </table:table-cell>
          <table:table-cell office:value-type="float" office:value="98.6394" calcext:value-type="float">
            <text:p>98.639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835" calcext:value-type="float">
            <text:p>40.3835</text:p>
          </table:table-cell>
          <table:table-cell office:value-type="float" office:value="70.7636" calcext:value-type="float">
            <text:p>70.7636</text:p>
          </table:table-cell>
          <table:table-cell office:value-type="float" office:value="90.7311" calcext:value-type="float">
            <text:p>90.731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39" calcext:value-type="float">
            <text:p>43.0939</text:p>
          </table:table-cell>
          <table:table-cell office:value-type="float" office:value="61.4582" calcext:value-type="float">
            <text:p>61.4582</text:p>
          </table:table-cell>
          <table:table-cell office:value-type="float" office:value="75.4375" calcext:value-type="float">
            <text:p>75.437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94" calcext:value-type="float">
            <text:p>52.6894</text:p>
          </table:table-cell>
          <table:table-cell office:value-type="float" office:value="60.7028" calcext:value-type="float">
            <text:p>60.7028</text:p>
          </table:table-cell>
          <table:table-cell office:value-type="float" office:value="72.409" calcext:value-type="float">
            <text:p>72.40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1" calcext:value-type="float">
            <text:p>46.271</text:p>
          </table:table-cell>
          <table:table-cell office:value-type="float" office:value="73.4057" calcext:value-type="float">
            <text:p>73.4057</text:p>
          </table:table-cell>
          <table:table-cell office:value-type="float" office:value="90.858" calcext:value-type="float">
            <text:p>90.85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87" calcext:value-type="float">
            <text:p>43.9187</text:p>
          </table:table-cell>
          <table:table-cell office:value-type="float" office:value="77.7892" calcext:value-type="float">
            <text:p>77.7892</text:p>
          </table:table-cell>
          <table:table-cell office:value-type="float" office:value="98.6451" calcext:value-type="float">
            <text:p>98.645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865" calcext:value-type="float">
            <text:p>40.3865</text:p>
          </table:table-cell>
          <table:table-cell office:value-type="float" office:value="70.7682" calcext:value-type="float">
            <text:p>70.7682</text:p>
          </table:table-cell>
          <table:table-cell office:value-type="float" office:value="90.7361" calcext:value-type="float">
            <text:p>90.736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63" calcext:value-type="float">
            <text:p>43.0963</text:p>
          </table:table-cell>
          <table:table-cell office:value-type="float" office:value="61.4623" calcext:value-type="float">
            <text:p>61.4623</text:p>
          </table:table-cell>
          <table:table-cell office:value-type="float" office:value="75.4418" calcext:value-type="float">
            <text:p>75.441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23" calcext:value-type="float">
            <text:p>52.6923</text:p>
          </table:table-cell>
          <table:table-cell office:value-type="float" office:value="60.7041" calcext:value-type="float">
            <text:p>60.7041</text:p>
          </table:table-cell>
          <table:table-cell office:value-type="float" office:value="72.4077" calcext:value-type="float">
            <text:p>72.407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31" calcext:value-type="float">
            <text:p>46.2731</text:p>
          </table:table-cell>
          <table:table-cell office:value-type="float" office:value="73.4093" calcext:value-type="float">
            <text:p>73.4093</text:p>
          </table:table-cell>
          <table:table-cell office:value-type="float" office:value="90.8623" calcext:value-type="float">
            <text:p>90.862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17" calcext:value-type="float">
            <text:p>43.9217</text:p>
          </table:table-cell>
          <table:table-cell office:value-type="float" office:value="77.7939" calcext:value-type="float">
            <text:p>77.7939</text:p>
          </table:table-cell>
          <table:table-cell office:value-type="float" office:value="98.6506" calcext:value-type="float">
            <text:p>98.650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903" calcext:value-type="float">
            <text:p>40.3903</text:p>
          </table:table-cell>
          <table:table-cell office:value-type="float" office:value="70.7743" calcext:value-type="float">
            <text:p>70.7743</text:p>
          </table:table-cell>
          <table:table-cell office:value-type="float" office:value="90.7436" calcext:value-type="float">
            <text:p>90.743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98" calcext:value-type="float">
            <text:p>43.0998</text:p>
          </table:table-cell>
          <table:table-cell office:value-type="float" office:value="61.4685" calcext:value-type="float">
            <text:p>61.4685</text:p>
          </table:table-cell>
          <table:table-cell office:value-type="float" office:value="75.4485" calcext:value-type="float">
            <text:p>75.448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79" calcext:value-type="float">
            <text:p>52.6979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72.4044" calcext:value-type="float">
            <text:p>72.404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52" calcext:value-type="float">
            <text:p>46.2752</text:p>
          </table:table-cell>
          <table:table-cell office:value-type="float" office:value="73.4129" calcext:value-type="float">
            <text:p>73.4129</text:p>
          </table:table-cell>
          <table:table-cell office:value-type="float" office:value="90.8668" calcext:value-type="float">
            <text:p>90.866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4" calcext:value-type="float">
            <text:p>43.924</text:p>
          </table:table-cell>
          <table:table-cell office:value-type="float" office:value="77.7977" calcext:value-type="float">
            <text:p>77.7977</text:p>
          </table:table-cell>
          <table:table-cell office:value-type="float" office:value="98.6554" calcext:value-type="float">
            <text:p>98.655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975" calcext:value-type="float">
            <text:p>40.3975</text:p>
          </table:table-cell>
          <table:table-cell office:value-type="float" office:value="70.7857" calcext:value-type="float">
            <text:p>70.7857</text:p>
          </table:table-cell>
          <table:table-cell office:value-type="float" office:value="90.7569" calcext:value-type="float">
            <text:p>90.756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024" calcext:value-type="float">
            <text:p>43.1024</text:p>
          </table:table-cell>
          <table:table-cell office:value-type="float" office:value="61.4736" calcext:value-type="float">
            <text:p>61.4736</text:p>
          </table:table-cell>
          <table:table-cell office:value-type="float" office:value="75.4548" calcext:value-type="float">
            <text:p>75.454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49" calcext:value-type="float">
            <text:p>52.7049</text:p>
          </table:table-cell>
          <table:table-cell office:value-type="float" office:value="60.7167" calcext:value-type="float">
            <text:p>60.7167</text:p>
          </table:table-cell>
          <table:table-cell office:value-type="float" office:value="72.4114" calcext:value-type="float">
            <text:p>72.411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64" calcext:value-type="float">
            <text:p>46.2764</text:p>
          </table:table-cell>
          <table:table-cell office:value-type="float" office:value="73.4154" calcext:value-type="float">
            <text:p>73.4154</text:p>
          </table:table-cell>
          <table:table-cell office:value-type="float" office:value="90.8708" calcext:value-type="float">
            <text:p>90.870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6" calcext:value-type="float">
            <text:p>43.926</text:p>
          </table:table-cell>
          <table:table-cell office:value-type="float" office:value="77.8009" calcext:value-type="float">
            <text:p>77.8009</text:p>
          </table:table-cell>
          <table:table-cell office:value-type="float" office:value="98.6595" calcext:value-type="float">
            <text:p>98.659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05" calcext:value-type="float">
            <text:p>40.405</text:p>
          </table:table-cell>
          <table:table-cell office:value-type="float" office:value="70.7973" calcext:value-type="float">
            <text:p>70.7973</text:p>
          </table:table-cell>
          <table:table-cell office:value-type="float" office:value="90.7701" calcext:value-type="float">
            <text:p>90.770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068" calcext:value-type="float">
            <text:p>43.1068</text:p>
          </table:table-cell>
          <table:table-cell office:value-type="float" office:value="61.482" calcext:value-type="float">
            <text:p>61.482</text:p>
          </table:table-cell>
          <table:table-cell office:value-type="float" office:value="75.4658" calcext:value-type="float">
            <text:p>75.465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68" calcext:value-type="float">
            <text:p>52.7068</text:p>
          </table:table-cell>
          <table:table-cell office:value-type="float" office:value="60.7181" calcext:value-type="float">
            <text:p>60.7181</text:p>
          </table:table-cell>
          <table:table-cell office:value-type="float" office:value="72.4162" calcext:value-type="float">
            <text:p>72.416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77" calcext:value-type="float">
            <text:p>46.2777</text:p>
          </table:table-cell>
          <table:table-cell office:value-type="float" office:value="73.418" calcext:value-type="float">
            <text:p>73.418</text:p>
          </table:table-cell>
          <table:table-cell office:value-type="float" office:value="90.8744" calcext:value-type="float">
            <text:p>90.874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8" calcext:value-type="float">
            <text:p>43.928</text:p>
          </table:table-cell>
          <table:table-cell office:value-type="float" office:value="77.8039" calcext:value-type="float">
            <text:p>77.8039</text:p>
          </table:table-cell>
          <table:table-cell office:value-type="float" office:value="98.663" calcext:value-type="float">
            <text:p>98.66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137" calcext:value-type="float">
            <text:p>40.4137</text:p>
          </table:table-cell>
          <table:table-cell office:value-type="float" office:value="70.8111" calcext:value-type="float">
            <text:p>70.8111</text:p>
          </table:table-cell>
          <table:table-cell office:value-type="float" office:value="90.7861" calcext:value-type="float">
            <text:p>90.786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134" calcext:value-type="float">
            <text:p>43.1134</text:p>
          </table:table-cell>
          <table:table-cell office:value-type="float" office:value="61.4942" calcext:value-type="float">
            <text:p>61.4942</text:p>
          </table:table-cell>
          <table:table-cell office:value-type="float" office:value="75.4805" calcext:value-type="float">
            <text:p>75.480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076" calcext:value-type="float">
            <text:p>52.7076</text:p>
          </table:table-cell>
          <table:table-cell office:value-type="float" office:value="60.7197" calcext:value-type="float">
            <text:p>60.7197</text:p>
          </table:table-cell>
          <table:table-cell office:value-type="float" office:value="72.4238" calcext:value-type="float">
            <text:p>72.423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69" calcext:value-type="float">
            <text:p>46.2769</text:p>
          </table:table-cell>
          <table:table-cell office:value-type="float" office:value="73.4171" calcext:value-type="float">
            <text:p>73.4171</text:p>
          </table:table-cell>
          <table:table-cell office:value-type="float" office:value="90.8741" calcext:value-type="float">
            <text:p>90.874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07" calcext:value-type="float">
            <text:p>43.9307</text:p>
          </table:table-cell>
          <table:table-cell office:value-type="float" office:value="77.8083" calcext:value-type="float">
            <text:p>77.8083</text:p>
          </table:table-cell>
          <table:table-cell office:value-type="float" office:value="98.6685" calcext:value-type="float">
            <text:p>98.668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185" calcext:value-type="float">
            <text:p>40.4185</text:p>
          </table:table-cell>
          <table:table-cell office:value-type="float" office:value="70.8189" calcext:value-type="float">
            <text:p>70.8189</text:p>
          </table:table-cell>
          <table:table-cell office:value-type="float" office:value="90.7956" calcext:value-type="float">
            <text:p>90.795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11" calcext:value-type="float">
            <text:p>43.1211</text:p>
          </table:table-cell>
          <table:table-cell office:value-type="float" office:value="61.5087" calcext:value-type="float">
            <text:p>61.5087</text:p>
          </table:table-cell>
          <table:table-cell office:value-type="float" office:value="75.4983" calcext:value-type="float">
            <text:p>75.498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74" calcext:value-type="float">
            <text:p>52.6974</text:p>
          </table:table-cell>
          <table:table-cell office:value-type="float" office:value="60.6913" calcext:value-type="float">
            <text:p>60.6913</text:p>
          </table:table-cell>
          <table:table-cell office:value-type="float" office:value="72.3896" calcext:value-type="float">
            <text:p>72.389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77" calcext:value-type="float">
            <text:p>46.2777</text:p>
          </table:table-cell>
          <table:table-cell office:value-type="float" office:value="73.4189" calcext:value-type="float">
            <text:p>73.4189</text:p>
          </table:table-cell>
          <table:table-cell office:value-type="float" office:value="90.8771" calcext:value-type="float">
            <text:p>90.877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4" calcext:value-type="float">
            <text:p>43.934</text:p>
          </table:table-cell>
          <table:table-cell office:value-type="float" office:value="77.8137" calcext:value-type="float">
            <text:p>77.8137</text:p>
          </table:table-cell>
          <table:table-cell office:value-type="float" office:value="98.6752" calcext:value-type="float">
            <text:p>98.675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233" calcext:value-type="float">
            <text:p>40.4233</text:p>
          </table:table-cell>
          <table:table-cell office:value-type="float" office:value="70.8268" calcext:value-type="float">
            <text:p>70.8268</text:p>
          </table:table-cell>
          <table:table-cell office:value-type="float" office:value="90.8054" calcext:value-type="float">
            <text:p>90.805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3" calcext:value-type="float">
            <text:p>43.123</text:p>
          </table:table-cell>
          <table:table-cell office:value-type="float" office:value="61.5119" calcext:value-type="float">
            <text:p>61.5119</text:p>
          </table:table-cell>
          <table:table-cell office:value-type="float" office:value="75.5015" calcext:value-type="float">
            <text:p>75.501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12" calcext:value-type="float">
            <text:p>52.6912</text:p>
          </table:table-cell>
          <table:table-cell office:value-type="float" office:value="60.6722" calcext:value-type="float">
            <text:p>60.6722</text:p>
          </table:table-cell>
          <table:table-cell office:value-type="float" office:value="72.3635" calcext:value-type="float">
            <text:p>72.363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87" calcext:value-type="float">
            <text:p>46.2787</text:p>
          </table:table-cell>
          <table:table-cell office:value-type="float" office:value="73.4208" calcext:value-type="float">
            <text:p>73.4208</text:p>
          </table:table-cell>
          <table:table-cell office:value-type="float" office:value="90.8798" calcext:value-type="float">
            <text:p>90.879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84" calcext:value-type="float">
            <text:p>43.9384</text:p>
          </table:table-cell>
          <table:table-cell office:value-type="float" office:value="77.8206" calcext:value-type="float">
            <text:p>77.8206</text:p>
          </table:table-cell>
          <table:table-cell office:value-type="float" office:value="98.6833" calcext:value-type="float">
            <text:p>98.683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305" calcext:value-type="float">
            <text:p>40.4305</text:p>
          </table:table-cell>
          <table:table-cell office:value-type="float" office:value="70.8384" calcext:value-type="float">
            <text:p>70.8384</text:p>
          </table:table-cell>
          <table:table-cell office:value-type="float" office:value="90.8196" calcext:value-type="float">
            <text:p>90.819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4" calcext:value-type="float">
            <text:p>43.124</text:p>
          </table:table-cell>
          <table:table-cell office:value-type="float" office:value="61.5134" calcext:value-type="float">
            <text:p>61.5134</text:p>
          </table:table-cell>
          <table:table-cell office:value-type="float" office:value="75.5025" calcext:value-type="float">
            <text:p>75.502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51" calcext:value-type="float">
            <text:p>52.6851</text:p>
          </table:table-cell>
          <table:table-cell office:value-type="float" office:value="60.6498" calcext:value-type="float">
            <text:p>60.6498</text:p>
          </table:table-cell>
          <table:table-cell office:value-type="float" office:value="72.3258" calcext:value-type="float">
            <text:p>72.325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15" calcext:value-type="float">
            <text:p>46.2815</text:p>
          </table:table-cell>
          <table:table-cell office:value-type="float" office:value="73.4256" calcext:value-type="float">
            <text:p>73.4256</text:p>
          </table:table-cell>
          <table:table-cell office:value-type="float" office:value="90.8855" calcext:value-type="float">
            <text:p>90.885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29" calcext:value-type="float">
            <text:p>43.9429</text:p>
          </table:table-cell>
          <table:table-cell office:value-type="float" office:value="77.8275" calcext:value-type="float">
            <text:p>77.8275</text:p>
          </table:table-cell>
          <table:table-cell office:value-type="float" office:value="98.6913" calcext:value-type="float">
            <text:p>98.691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4" calcext:value-type="float">
            <text:p>40.44</text:p>
          </table:table-cell>
          <table:table-cell office:value-type="float" office:value="70.8533" calcext:value-type="float">
            <text:p>70.8533</text:p>
          </table:table-cell>
          <table:table-cell office:value-type="float" office:value="90.8368" calcext:value-type="float">
            <text:p>90.836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64" calcext:value-type="float">
            <text:p>43.1264</text:p>
          </table:table-cell>
          <table:table-cell office:value-type="float" office:value="61.5172" calcext:value-type="float">
            <text:p>61.5172</text:p>
          </table:table-cell>
          <table:table-cell office:value-type="float" office:value="75.5062" calcext:value-type="float">
            <text:p>75.506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791" calcext:value-type="float">
            <text:p>52.6791</text:p>
          </table:table-cell>
          <table:table-cell office:value-type="float" office:value="60.6295" calcext:value-type="float">
            <text:p>60.6295</text:p>
          </table:table-cell>
          <table:table-cell office:value-type="float" office:value="72.2928" calcext:value-type="float">
            <text:p>72.292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53" calcext:value-type="float">
            <text:p>46.2853</text:p>
          </table:table-cell>
          <table:table-cell office:value-type="float" office:value="73.432" calcext:value-type="float">
            <text:p>73.432</text:p>
          </table:table-cell>
          <table:table-cell office:value-type="float" office:value="90.893" calcext:value-type="float">
            <text:p>90.89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59" calcext:value-type="float">
            <text:p>43.9459</text:p>
          </table:table-cell>
          <table:table-cell office:value-type="float" office:value="77.8322" calcext:value-type="float">
            <text:p>77.8322</text:p>
          </table:table-cell>
          <table:table-cell office:value-type="float" office:value="98.6968" calcext:value-type="float">
            <text:p>98.696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478" calcext:value-type="float">
            <text:p>40.4478</text:p>
          </table:table-cell>
          <table:table-cell office:value-type="float" office:value="70.865" calcext:value-type="float">
            <text:p>70.865</text:p>
          </table:table-cell>
          <table:table-cell office:value-type="float" office:value="90.8492" calcext:value-type="float">
            <text:p>90.849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93" calcext:value-type="float">
            <text:p>43.1293</text:p>
          </table:table-cell>
          <table:table-cell office:value-type="float" office:value="61.5224" calcext:value-type="float">
            <text:p>61.5224</text:p>
          </table:table-cell>
          <table:table-cell office:value-type="float" office:value="75.5118" calcext:value-type="float">
            <text:p>75.511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742" calcext:value-type="float">
            <text:p>52.6742</text:p>
          </table:table-cell>
          <table:table-cell office:value-type="float" office:value="60.615" calcext:value-type="float">
            <text:p>60.615</text:p>
          </table:table-cell>
          <table:table-cell office:value-type="float" office:value="72.2708" calcext:value-type="float">
            <text:p>72.270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77" calcext:value-type="float">
            <text:p>46.2877</text:p>
          </table:table-cell>
          <table:table-cell office:value-type="float" office:value="73.436" calcext:value-type="float">
            <text:p>73.436</text:p>
          </table:table-cell>
          <table:table-cell office:value-type="float" office:value="90.8977" calcext:value-type="float">
            <text:p>90.897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83" calcext:value-type="float">
            <text:p>43.9483</text:p>
          </table:table-cell>
          <table:table-cell office:value-type="float" office:value="77.8359" calcext:value-type="float">
            <text:p>77.8359</text:p>
          </table:table-cell>
          <table:table-cell office:value-type="float" office:value="98.701" calcext:value-type="float">
            <text:p>98.70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528" calcext:value-type="float">
            <text:p>40.4528</text:p>
          </table:table-cell>
          <table:table-cell office:value-type="float" office:value="70.8726" calcext:value-type="float">
            <text:p>70.8726</text:p>
          </table:table-cell>
          <table:table-cell office:value-type="float" office:value="90.8575" calcext:value-type="float">
            <text:p>90.857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96" calcext:value-type="float">
            <text:p>43.1296</text:p>
          </table:table-cell>
          <table:table-cell office:value-type="float" office:value="61.5223" calcext:value-type="float">
            <text:p>61.5223</text:p>
          </table:table-cell>
          <table:table-cell office:value-type="float" office:value="75.5103" calcext:value-type="float">
            <text:p>75.510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724" calcext:value-type="float">
            <text:p>52.6724</text:p>
          </table:table-cell>
          <table:table-cell office:value-type="float" office:value="60.6095" calcext:value-type="float">
            <text:p>60.6095</text:p>
          </table:table-cell>
          <table:table-cell office:value-type="float" office:value="72.2623" calcext:value-type="float">
            <text:p>72.262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86" calcext:value-type="float">
            <text:p>46.2886</text:p>
          </table:table-cell>
          <table:table-cell office:value-type="float" office:value="73.4378" calcext:value-type="float">
            <text:p>73.4378</text:p>
          </table:table-cell>
          <table:table-cell office:value-type="float" office:value="90.9001" calcext:value-type="float">
            <text:p>90.900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9" calcext:value-type="float">
            <text:p>43.949</text:p>
          </table:table-cell>
          <table:table-cell office:value-type="float" office:value="77.8367" calcext:value-type="float">
            <text:p>77.8367</text:p>
          </table:table-cell>
          <table:table-cell office:value-type="float" office:value="98.7019" calcext:value-type="float">
            <text:p>98.701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548" calcext:value-type="float">
            <text:p>40.4548</text:p>
          </table:table-cell>
          <table:table-cell office:value-type="float" office:value="70.8752" calcext:value-type="float">
            <text:p>70.8752</text:p>
          </table:table-cell>
          <table:table-cell office:value-type="float" office:value="90.8597" calcext:value-type="float">
            <text:p>90.859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323" calcext:value-type="float">
            <text:p>43.1323</text:p>
          </table:table-cell>
          <table:table-cell office:value-type="float" office:value="61.5268" calcext:value-type="float">
            <text:p>61.5268</text:p>
          </table:table-cell>
          <table:table-cell office:value-type="float" office:value="75.5145" calcext:value-type="float">
            <text:p>75.514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86" calcext:value-type="float">
            <text:p>52.6686</text:p>
          </table:table-cell>
          <table:table-cell office:value-type="float" office:value="60.599" calcext:value-type="float">
            <text:p>60.599</text:p>
          </table:table-cell>
          <table:table-cell office:value-type="float" office:value="72.2476" calcext:value-type="float">
            <text:p>72.247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8" calcext:value-type="float">
            <text:p>46.288</text:p>
          </table:table-cell>
          <table:table-cell office:value-type="float" office:value="73.4368" calcext:value-type="float">
            <text:p>73.4368</text:p>
          </table:table-cell>
          <table:table-cell office:value-type="float" office:value="90.899" calcext:value-type="float">
            <text:p>90.89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99" calcext:value-type="float">
            <text:p>43.9499</text:p>
          </table:table-cell>
          <table:table-cell office:value-type="float" office:value="77.8381" calcext:value-type="float">
            <text:p>77.8381</text:p>
          </table:table-cell>
          <table:table-cell office:value-type="float" office:value="98.7033" calcext:value-type="float">
            <text:p>98.703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576" calcext:value-type="float">
            <text:p>40.4576</text:p>
          </table:table-cell>
          <table:table-cell office:value-type="float" office:value="70.879" calcext:value-type="float">
            <text:p>70.879</text:p>
          </table:table-cell>
          <table:table-cell office:value-type="float" office:value="90.8633" calcext:value-type="float">
            <text:p>90.863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331" calcext:value-type="float">
            <text:p>43.1331</text:p>
          </table:table-cell>
          <table:table-cell office:value-type="float" office:value="61.5277" calcext:value-type="float">
            <text:p>61.5277</text:p>
          </table:table-cell>
          <table:table-cell office:value-type="float" office:value="75.5143" calcext:value-type="float">
            <text:p>75.514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8" calcext:value-type="float">
            <text:p>52.668</text:p>
          </table:table-cell>
          <table:table-cell office:value-type="float" office:value="60.5967" calcext:value-type="float">
            <text:p>60.5967</text:p>
          </table:table-cell>
          <table:table-cell office:value-type="float" office:value="72.2443" calcext:value-type="float">
            <text:p>72.244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69" calcext:value-type="float">
            <text:p>46.2869</text:p>
          </table:table-cell>
          <table:table-cell office:value-type="float" office:value="73.4351" calcext:value-type="float">
            <text:p>73.4351</text:p>
          </table:table-cell>
          <table:table-cell office:value-type="float" office:value="90.8973" calcext:value-type="float">
            <text:p>90.897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06" calcext:value-type="float">
            <text:p>43.9506</text:p>
          </table:table-cell>
          <table:table-cell office:value-type="float" office:value="77.8392" calcext:value-type="float">
            <text:p>77.8392</text:p>
          </table:table-cell>
          <table:table-cell office:value-type="float" office:value="98.7046" calcext:value-type="float">
            <text:p>98.704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603" calcext:value-type="float">
            <text:p>40.4603</text:p>
          </table:table-cell>
          <table:table-cell office:value-type="float" office:value="70.8831" calcext:value-type="float">
            <text:p>70.8831</text:p>
          </table:table-cell>
          <table:table-cell office:value-type="float" office:value="90.8674" calcext:value-type="float">
            <text:p>90.867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317" calcext:value-type="float">
            <text:p>43.1317</text:p>
          </table:table-cell>
          <table:table-cell office:value-type="float" office:value="61.5247" calcext:value-type="float">
            <text:p>61.5247</text:p>
          </table:table-cell>
          <table:table-cell office:value-type="float" office:value="75.5098" calcext:value-type="float">
            <text:p>75.509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72" calcext:value-type="float">
            <text:p>52.6672</text:p>
          </table:table-cell>
          <table:table-cell office:value-type="float" office:value="60.5948" calcext:value-type="float">
            <text:p>60.5948</text:p>
          </table:table-cell>
          <table:table-cell office:value-type="float" office:value="72.243" calcext:value-type="float">
            <text:p>72.24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66" calcext:value-type="float">
            <text:p>46.2866</text:p>
          </table:table-cell>
          <table:table-cell office:value-type="float" office:value="73.4346" calcext:value-type="float">
            <text:p>73.4346</text:p>
          </table:table-cell>
          <table:table-cell office:value-type="float" office:value="90.8965" calcext:value-type="float">
            <text:p>90.896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11" calcext:value-type="float">
            <text:p>43.9511</text:p>
          </table:table-cell>
          <table:table-cell office:value-type="float" office:value="77.84" calcext:value-type="float">
            <text:p>77.84</text:p>
          </table:table-cell>
          <table:table-cell office:value-type="float" office:value="98.7055" calcext:value-type="float">
            <text:p>98.705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626" calcext:value-type="float">
            <text:p>40.4626</text:p>
          </table:table-cell>
          <table:table-cell office:value-type="float" office:value="70.8863" calcext:value-type="float">
            <text:p>70.8863</text:p>
          </table:table-cell>
          <table:table-cell office:value-type="float" office:value="90.8706" calcext:value-type="float">
            <text:p>90.870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86" calcext:value-type="float">
            <text:p>43.1286</text:p>
          </table:table-cell>
          <table:table-cell office:value-type="float" office:value="61.5187" calcext:value-type="float">
            <text:p>61.5187</text:p>
          </table:table-cell>
          <table:table-cell office:value-type="float" office:value="75.5019" calcext:value-type="float">
            <text:p>75.501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65" calcext:value-type="float">
            <text:p>52.6665</text:p>
          </table:table-cell>
          <table:table-cell office:value-type="float" office:value="60.5944" calcext:value-type="float">
            <text:p>60.5944</text:p>
          </table:table-cell>
          <table:table-cell office:value-type="float" office:value="72.2472" calcext:value-type="float">
            <text:p>72.247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63" calcext:value-type="float">
            <text:p>46.2863</text:p>
          </table:table-cell>
          <table:table-cell office:value-type="float" office:value="73.4342" calcext:value-type="float">
            <text:p>73.4342</text:p>
          </table:table-cell>
          <table:table-cell office:value-type="float" office:value="90.8962" calcext:value-type="float">
            <text:p>90.896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14" calcext:value-type="float">
            <text:p>43.9514</text:p>
          </table:table-cell>
          <table:table-cell office:value-type="float" office:value="77.8403" calcext:value-type="float">
            <text:p>77.8403</text:p>
          </table:table-cell>
          <table:table-cell office:value-type="float" office:value="98.7057" calcext:value-type="float">
            <text:p>98.705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645" calcext:value-type="float">
            <text:p>40.4645</text:p>
          </table:table-cell>
          <table:table-cell office:value-type="float" office:value="70.8889" calcext:value-type="float">
            <text:p>70.8889</text:p>
          </table:table-cell>
          <table:table-cell office:value-type="float" office:value="90.8732" calcext:value-type="float">
            <text:p>90.873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43" calcext:value-type="float">
            <text:p>43.1243</text:p>
          </table:table-cell>
          <table:table-cell office:value-type="float" office:value="61.5104" calcext:value-type="float">
            <text:p>61.5104</text:p>
          </table:table-cell>
          <table:table-cell office:value-type="float" office:value="75.4909" calcext:value-type="float">
            <text:p>75.490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53" calcext:value-type="float">
            <text:p>52.6653</text:p>
          </table:table-cell>
          <table:table-cell office:value-type="float" office:value="60.5923" calcext:value-type="float">
            <text:p>60.5923</text:p>
          </table:table-cell>
          <table:table-cell office:value-type="float" office:value="72.2479" calcext:value-type="float">
            <text:p>72.247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57" calcext:value-type="float">
            <text:p>46.2857</text:p>
          </table:table-cell>
          <table:table-cell office:value-type="float" office:value="73.4333" calcext:value-type="float">
            <text:p>73.4333</text:p>
          </table:table-cell>
          <table:table-cell office:value-type="float" office:value="90.8952" calcext:value-type="float">
            <text:p>90.8952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52" calcext:value-type="float">
            <text:p>43.952</text:p>
          </table:table-cell>
          <table:table-cell office:value-type="float" office:value="77.8413" calcext:value-type="float">
            <text:p>77.8413</text:p>
          </table:table-cell>
          <table:table-cell office:value-type="float" office:value="98.7069" calcext:value-type="float">
            <text:p>98.706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639" calcext:value-type="float">
            <text:p>40.4639</text:p>
          </table:table-cell>
          <table:table-cell office:value-type="float" office:value="70.8877" calcext:value-type="float">
            <text:p>70.8877</text:p>
          </table:table-cell>
          <table:table-cell office:value-type="float" office:value="90.8713" calcext:value-type="float">
            <text:p>90.871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27" calcext:value-type="float">
            <text:p>43.1227</text:p>
          </table:table-cell>
          <table:table-cell office:value-type="float" office:value="61.5069" calcext:value-type="float">
            <text:p>61.5069</text:p>
          </table:table-cell>
          <table:table-cell office:value-type="float" office:value="75.4858" calcext:value-type="float">
            <text:p>75.485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41" calcext:value-type="float">
            <text:p>52.6641</text:p>
          </table:table-cell>
          <table:table-cell office:value-type="float" office:value="60.5905" calcext:value-type="float">
            <text:p>60.5905</text:p>
          </table:table-cell>
          <table:table-cell office:value-type="float" office:value="72.249" calcext:value-type="float">
            <text:p>72.24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57" calcext:value-type="float">
            <text:p>46.2857</text:p>
          </table:table-cell>
          <table:table-cell office:value-type="float" office:value="73.4333" calcext:value-type="float">
            <text:p>73.4333</text:p>
          </table:table-cell>
          <table:table-cell office:value-type="float" office:value="90.8951" calcext:value-type="float">
            <text:p>90.895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26" calcext:value-type="float">
            <text:p>43.9526</text:p>
          </table:table-cell>
          <table:table-cell office:value-type="float" office:value="77.8422" calcext:value-type="float">
            <text:p>77.8422</text:p>
          </table:table-cell>
          <table:table-cell office:value-type="float" office:value="98.7078" calcext:value-type="float">
            <text:p>98.707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658" calcext:value-type="float">
            <text:p>40.4658</text:p>
          </table:table-cell>
          <table:table-cell office:value-type="float" office:value="70.8909" calcext:value-type="float">
            <text:p>70.8909</text:p>
          </table:table-cell>
          <table:table-cell office:value-type="float" office:value="90.8751" calcext:value-type="float">
            <text:p>90.875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08" calcext:value-type="float">
            <text:p>43.1208</text:p>
          </table:table-cell>
          <table:table-cell office:value-type="float" office:value="61.5034" calcext:value-type="float">
            <text:p>61.5034</text:p>
          </table:table-cell>
          <table:table-cell office:value-type="float" office:value="75.4815" calcext:value-type="float">
            <text:p>75.481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29" calcext:value-type="float">
            <text:p>52.6629</text:p>
          </table:table-cell>
          <table:table-cell office:value-type="float" office:value="60.5887" calcext:value-type="float">
            <text:p>60.5887</text:p>
          </table:table-cell>
          <table:table-cell office:value-type="float" office:value="72.2503" calcext:value-type="float">
            <text:p>72.250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56" calcext:value-type="float">
            <text:p>46.2856</text:p>
          </table:table-cell>
          <table:table-cell office:value-type="float" office:value="73.4331" calcext:value-type="float">
            <text:p>73.4331</text:p>
          </table:table-cell>
          <table:table-cell office:value-type="float" office:value="90.8947" calcext:value-type="float">
            <text:p>90.894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39" calcext:value-type="float">
            <text:p>43.9539</text:p>
          </table:table-cell>
          <table:table-cell office:value-type="float" office:value="77.8441" calcext:value-type="float">
            <text:p>77.8441</text:p>
          </table:table-cell>
          <table:table-cell office:value-type="float" office:value="98.7099" calcext:value-type="float">
            <text:p>98.709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633" calcext:value-type="float">
            <text:p>40.4633</text:p>
          </table:table-cell>
          <table:table-cell office:value-type="float" office:value="70.8859" calcext:value-type="float">
            <text:p>70.8859</text:p>
          </table:table-cell>
          <table:table-cell office:value-type="float" office:value="90.8677" calcext:value-type="float">
            <text:p>90.867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14" calcext:value-type="float">
            <text:p>43.1214</text:p>
          </table:table-cell>
          <table:table-cell office:value-type="float" office:value="61.5044" calcext:value-type="float">
            <text:p>61.5044</text:p>
          </table:table-cell>
          <table:table-cell office:value-type="float" office:value="75.4825" calcext:value-type="float">
            <text:p>75.482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06" calcext:value-type="float">
            <text:p>52.6606</text:p>
          </table:table-cell>
          <table:table-cell office:value-type="float" office:value="60.5862" calcext:value-type="float">
            <text:p>60.5862</text:p>
          </table:table-cell>
          <table:table-cell office:value-type="float" office:value="72.2562" calcext:value-type="float">
            <text:p>72.256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68" calcext:value-type="float">
            <text:p>46.2868</text:p>
          </table:table-cell>
          <table:table-cell office:value-type="float" office:value="73.4348" calcext:value-type="float">
            <text:p>73.4348</text:p>
          </table:table-cell>
          <table:table-cell office:value-type="float" office:value="90.8964" calcext:value-type="float">
            <text:p>90.896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51" calcext:value-type="float">
            <text:p>43.9551</text:p>
          </table:table-cell>
          <table:table-cell office:value-type="float" office:value="77.846" calcext:value-type="float">
            <text:p>77.846</text:p>
          </table:table-cell>
          <table:table-cell office:value-type="float" office:value="98.7122" calcext:value-type="float">
            <text:p>98.71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623" calcext:value-type="float">
            <text:p>40.4623</text:p>
          </table:table-cell>
          <table:table-cell office:value-type="float" office:value="70.8839" calcext:value-type="float">
            <text:p>70.8839</text:p>
          </table:table-cell>
          <table:table-cell office:value-type="float" office:value="90.8647" calcext:value-type="float">
            <text:p>90.864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209" calcext:value-type="float">
            <text:p>43.1209</text:p>
          </table:table-cell>
          <table:table-cell office:value-type="float" office:value="61.5034" calcext:value-type="float">
            <text:p>61.5034</text:p>
          </table:table-cell>
          <table:table-cell office:value-type="float" office:value="75.481" calcext:value-type="float">
            <text:p>75.48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598" calcext:value-type="float">
            <text:p>52.6598</text:p>
          </table:table-cell>
          <table:table-cell office:value-type="float" office:value="60.5846" calcext:value-type="float">
            <text:p>60.5846</text:p>
          </table:table-cell>
          <table:table-cell office:value-type="float" office:value="72.2557" calcext:value-type="float">
            <text:p>72.255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75" calcext:value-type="float">
            <text:p>46.2875</text:p>
          </table:table-cell>
          <table:table-cell office:value-type="float" office:value="73.436" calcext:value-type="float">
            <text:p>73.436</text:p>
          </table:table-cell>
          <table:table-cell office:value-type="float" office:value="90.8976" calcext:value-type="float">
            <text:p>90.897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54" calcext:value-type="float">
            <text:p>43.9554</text:p>
          </table:table-cell>
          <table:table-cell office:value-type="float" office:value="77.8465" calcext:value-type="float">
            <text:p>77.8465</text:p>
          </table:table-cell>
          <table:table-cell office:value-type="float" office:value="98.7128" calcext:value-type="float">
            <text:p>98.71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62" calcext:value-type="float">
            <text:p>40.462</text:p>
          </table:table-cell>
          <table:table-cell office:value-type="float" office:value="70.8834" calcext:value-type="float">
            <text:p>70.8834</text:p>
          </table:table-cell>
          <table:table-cell office:value-type="float" office:value="90.864" calcext:value-type="float">
            <text:p>90.86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194" calcext:value-type="float">
            <text:p>43.1194</text:p>
          </table:table-cell>
          <table:table-cell office:value-type="float" office:value="61.5005" calcext:value-type="float">
            <text:p>61.5005</text:p>
          </table:table-cell>
          <table:table-cell office:value-type="float" office:value="75.4774" calcext:value-type="float">
            <text:p>75.477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592" calcext:value-type="float">
            <text:p>52.6592</text:p>
          </table:table-cell>
          <table:table-cell office:value-type="float" office:value="60.5836" calcext:value-type="float">
            <text:p>60.5836</text:p>
          </table:table-cell>
          <table:table-cell office:value-type="float" office:value="72.2556" calcext:value-type="float">
            <text:p>72.255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904" calcext:value-type="float">
            <text:p>46.2904</text:p>
          </table:table-cell>
          <table:table-cell office:value-type="float" office:value="73.4406" calcext:value-type="float">
            <text:p>73.4406</text:p>
          </table:table-cell>
          <table:table-cell office:value-type="float" office:value="90.9026" calcext:value-type="float">
            <text:p>90.902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62" calcext:value-type="float">
            <text:p>43.9562</text:p>
          </table:table-cell>
          <table:table-cell office:value-type="float" office:value="77.8477" calcext:value-type="float">
            <text:p>77.8477</text:p>
          </table:table-cell>
          <table:table-cell office:value-type="float" office:value="98.7141" calcext:value-type="float">
            <text:p>98.714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605" calcext:value-type="float">
            <text:p>40.4605</text:p>
          </table:table-cell>
          <table:table-cell office:value-type="float" office:value="70.8811" calcext:value-type="float">
            <text:p>70.8811</text:p>
          </table:table-cell>
          <table:table-cell office:value-type="float" office:value="90.8613" calcext:value-type="float">
            <text:p>90.861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186" calcext:value-type="float">
            <text:p>43.1186</text:p>
          </table:table-cell>
          <table:table-cell office:value-type="float" office:value="61.4989" calcext:value-type="float">
            <text:p>61.4989</text:p>
          </table:table-cell>
          <table:table-cell office:value-type="float" office:value="75.4751" calcext:value-type="float">
            <text:p>75.475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582" calcext:value-type="float">
            <text:p>52.6582</text:p>
          </table:table-cell>
          <table:table-cell office:value-type="float" office:value="60.5821" calcext:value-type="float">
            <text:p>60.5821</text:p>
          </table:table-cell>
          <table:table-cell office:value-type="float" office:value="72.2573" calcext:value-type="float">
            <text:p>72.257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951" calcext:value-type="float">
            <text:p>46.2951</text:p>
          </table:table-cell>
          <table:table-cell office:value-type="float" office:value="73.4482" calcext:value-type="float">
            <text:p>73.4482</text:p>
          </table:table-cell>
          <table:table-cell office:value-type="float" office:value="90.911" calcext:value-type="float">
            <text:p>90.91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65" calcext:value-type="float">
            <text:p>43.9565</text:p>
          </table:table-cell>
          <table:table-cell office:value-type="float" office:value="77.8481" calcext:value-type="float">
            <text:p>77.8481</text:p>
          </table:table-cell>
          <table:table-cell office:value-type="float" office:value="98.7144" calcext:value-type="float">
            <text:p>98.714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588" calcext:value-type="float">
            <text:p>40.4588</text:p>
          </table:table-cell>
          <table:table-cell office:value-type="float" office:value="70.8784" calcext:value-type="float">
            <text:p>70.8784</text:p>
          </table:table-cell>
          <table:table-cell office:value-type="float" office:value="90.8582" calcext:value-type="float">
            <text:p>90.858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183" calcext:value-type="float">
            <text:p>43.1183</text:p>
          </table:table-cell>
          <table:table-cell office:value-type="float" office:value="61.4984" calcext:value-type="float">
            <text:p>61.4984</text:p>
          </table:table-cell>
          <table:table-cell office:value-type="float" office:value="75.4744" calcext:value-type="float">
            <text:p>75.474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563" calcext:value-type="float">
            <text:p>52.6563</text:p>
          </table:table-cell>
          <table:table-cell office:value-type="float" office:value="60.5808" calcext:value-type="float">
            <text:p>60.5808</text:p>
          </table:table-cell>
          <table:table-cell office:value-type="float" office:value="72.2672" calcext:value-type="float">
            <text:p>72.267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988" calcext:value-type="float">
            <text:p>46.2988</text:p>
          </table:table-cell>
          <table:table-cell office:value-type="float" office:value="73.454" calcext:value-type="float">
            <text:p>73.454</text:p>
          </table:table-cell>
          <table:table-cell office:value-type="float" office:value="90.9172" calcext:value-type="float">
            <text:p>90.917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67" calcext:value-type="float">
            <text:p>43.9567</text:p>
          </table:table-cell>
          <table:table-cell office:value-type="float" office:value="77.8482" calcext:value-type="float">
            <text:p>77.8482</text:p>
          </table:table-cell>
          <table:table-cell office:value-type="float" office:value="98.7142" calcext:value-type="float">
            <text:p>98.714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568" calcext:value-type="float">
            <text:p>40.4568</text:p>
          </table:table-cell>
          <table:table-cell office:value-type="float" office:value="70.8753" calcext:value-type="float">
            <text:p>70.8753</text:p>
          </table:table-cell>
          <table:table-cell office:value-type="float" office:value="90.8546" calcext:value-type="float">
            <text:p>90.854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177" calcext:value-type="float">
            <text:p>43.1177</text:p>
          </table:table-cell>
          <table:table-cell office:value-type="float" office:value="61.497" calcext:value-type="float">
            <text:p>61.497</text:p>
          </table:table-cell>
          <table:table-cell office:value-type="float" office:value="75.4725" calcext:value-type="float">
            <text:p>75.472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563" calcext:value-type="float">
            <text:p>52.6563</text:p>
          </table:table-cell>
          <table:table-cell office:value-type="float" office:value="60.5855" calcext:value-type="float">
            <text:p>60.5855</text:p>
          </table:table-cell>
          <table:table-cell office:value-type="float" office:value="72.2881" calcext:value-type="float">
            <text:p>72.288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98" calcext:value-type="float">
            <text:p>46.298</text:p>
          </table:table-cell>
          <table:table-cell office:value-type="float" office:value="73.4527" calcext:value-type="float">
            <text:p>73.4527</text:p>
          </table:table-cell>
          <table:table-cell office:value-type="float" office:value="90.9155" calcext:value-type="float">
            <text:p>90.915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67" calcext:value-type="float">
            <text:p>43.9567</text:p>
          </table:table-cell>
          <table:table-cell office:value-type="float" office:value="77.8483" calcext:value-type="float">
            <text:p>77.8483</text:p>
          </table:table-cell>
          <table:table-cell office:value-type="float" office:value="98.7143" calcext:value-type="float">
            <text:p>98.714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532" calcext:value-type="float">
            <text:p>40.4532</text:p>
          </table:table-cell>
          <table:table-cell office:value-type="float" office:value="70.8697" calcext:value-type="float">
            <text:p>70.8697</text:p>
          </table:table-cell>
          <table:table-cell office:value-type="float" office:value="90.848" calcext:value-type="float">
            <text:p>90.84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161" calcext:value-type="float">
            <text:p>43.1161</text:p>
          </table:table-cell>
          <table:table-cell office:value-type="float" office:value="61.4943" calcext:value-type="float">
            <text:p>61.4943</text:p>
          </table:table-cell>
          <table:table-cell office:value-type="float" office:value="75.4694" calcext:value-type="float">
            <text:p>75.469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04" calcext:value-type="float">
            <text:p>52.6604</text:p>
          </table:table-cell>
          <table:table-cell office:value-type="float" office:value="60.5993" calcext:value-type="float">
            <text:p>60.5993</text:p>
          </table:table-cell>
          <table:table-cell office:value-type="float" office:value="72.3238" calcext:value-type="float">
            <text:p>72.323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961" calcext:value-type="float">
            <text:p>46.2961</text:p>
          </table:table-cell>
          <table:table-cell office:value-type="float" office:value="73.4495" calcext:value-type="float">
            <text:p>73.4495</text:p>
          </table:table-cell>
          <table:table-cell office:value-type="float" office:value="90.9118" calcext:value-type="float">
            <text:p>90.911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67" calcext:value-type="float">
            <text:p>43.9567</text:p>
          </table:table-cell>
          <table:table-cell office:value-type="float" office:value="77.8483" calcext:value-type="float">
            <text:p>77.8483</text:p>
          </table:table-cell>
          <table:table-cell office:value-type="float" office:value="98.7143" calcext:value-type="float">
            <text:p>98.714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509" calcext:value-type="float">
            <text:p>40.4509</text:p>
          </table:table-cell>
          <table:table-cell office:value-type="float" office:value="70.8658" calcext:value-type="float">
            <text:p>70.8658</text:p>
          </table:table-cell>
          <table:table-cell office:value-type="float" office:value="90.8431" calcext:value-type="float">
            <text:p>90.843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144" calcext:value-type="float">
            <text:p>43.1144</text:p>
          </table:table-cell>
          <table:table-cell office:value-type="float" office:value="61.4913" calcext:value-type="float">
            <text:p>61.4913</text:p>
          </table:table-cell>
          <table:table-cell office:value-type="float" office:value="75.4663" calcext:value-type="float">
            <text:p>75.466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44" calcext:value-type="float">
            <text:p>52.6644</text:p>
          </table:table-cell>
          <table:table-cell office:value-type="float" office:value="60.6121" calcext:value-type="float">
            <text:p>60.6121</text:p>
          </table:table-cell>
          <table:table-cell office:value-type="float" office:value="72.3561" calcext:value-type="float">
            <text:p>72.356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942" calcext:value-type="float">
            <text:p>46.2942</text:p>
          </table:table-cell>
          <table:table-cell office:value-type="float" office:value="73.4464" calcext:value-type="float">
            <text:p>73.4464</text:p>
          </table:table-cell>
          <table:table-cell office:value-type="float" office:value="90.9082" calcext:value-type="float">
            <text:p>90.908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68" calcext:value-type="float">
            <text:p>43.9568</text:p>
          </table:table-cell>
          <table:table-cell office:value-type="float" office:value="77.8483" calcext:value-type="float">
            <text:p>77.8483</text:p>
          </table:table-cell>
          <table:table-cell office:value-type="float" office:value="98.7142" calcext:value-type="float">
            <text:p>98.714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482" calcext:value-type="float">
            <text:p>40.4482</text:p>
          </table:table-cell>
          <table:table-cell office:value-type="float" office:value="70.8615" calcext:value-type="float">
            <text:p>70.8615</text:p>
          </table:table-cell>
          <table:table-cell office:value-type="float" office:value="90.8379" calcext:value-type="float">
            <text:p>90.83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094" calcext:value-type="float">
            <text:p>43.1094</text:p>
          </table:table-cell>
          <table:table-cell office:value-type="float" office:value="61.4824" calcext:value-type="float">
            <text:p>61.4824</text:p>
          </table:table-cell>
          <table:table-cell office:value-type="float" office:value="75.456" calcext:value-type="float">
            <text:p>75.45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759" calcext:value-type="float">
            <text:p>52.6759</text:p>
          </table:table-cell>
          <table:table-cell office:value-type="float" office:value="60.6431" calcext:value-type="float">
            <text:p>60.6431</text:p>
          </table:table-cell>
          <table:table-cell office:value-type="float" office:value="72.4088" calcext:value-type="float">
            <text:p>72.408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938" calcext:value-type="float">
            <text:p>46.2938</text:p>
          </table:table-cell>
          <table:table-cell office:value-type="float" office:value="73.4457" calcext:value-type="float">
            <text:p>73.4457</text:p>
          </table:table-cell>
          <table:table-cell office:value-type="float" office:value="90.9072" calcext:value-type="float">
            <text:p>90.907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67" calcext:value-type="float">
            <text:p>43.9567</text:p>
          </table:table-cell>
          <table:table-cell office:value-type="float" office:value="77.8481" calcext:value-type="float">
            <text:p>77.8481</text:p>
          </table:table-cell>
          <table:table-cell office:value-type="float" office:value="98.7136" calcext:value-type="float">
            <text:p>98.713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458" calcext:value-type="float">
            <text:p>40.4458</text:p>
          </table:table-cell>
          <table:table-cell office:value-type="float" office:value="70.8577" calcext:value-type="float">
            <text:p>70.8577</text:p>
          </table:table-cell>
          <table:table-cell office:value-type="float" office:value="90.8335" calcext:value-type="float">
            <text:p>90.833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018" calcext:value-type="float">
            <text:p>43.1018</text:p>
          </table:table-cell>
          <table:table-cell office:value-type="float" office:value="61.4693" calcext:value-type="float">
            <text:p>61.4693</text:p>
          </table:table-cell>
          <table:table-cell office:value-type="float" office:value="75.4419" calcext:value-type="float">
            <text:p>75.441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48" calcext:value-type="float">
            <text:p>52.6848</text:p>
          </table:table-cell>
          <table:table-cell office:value-type="float" office:value="60.6684" calcext:value-type="float">
            <text:p>60.6684</text:p>
          </table:table-cell>
          <table:table-cell office:value-type="float" office:value="72.4527" calcext:value-type="float">
            <text:p>72.452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924" calcext:value-type="float">
            <text:p>46.2924</text:p>
          </table:table-cell>
          <table:table-cell office:value-type="float" office:value="73.4435" calcext:value-type="float">
            <text:p>73.4435</text:p>
          </table:table-cell>
          <table:table-cell office:value-type="float" office:value="90.9046" calcext:value-type="float">
            <text:p>90.904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66" calcext:value-type="float">
            <text:p>43.9566</text:p>
          </table:table-cell>
          <table:table-cell office:value-type="float" office:value="77.8479" calcext:value-type="float">
            <text:p>77.8479</text:p>
          </table:table-cell>
          <table:table-cell office:value-type="float" office:value="98.7133" calcext:value-type="float">
            <text:p>98.713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427" calcext:value-type="float">
            <text:p>40.4427</text:p>
          </table:table-cell>
          <table:table-cell office:value-type="float" office:value="70.8531" calcext:value-type="float">
            <text:p>70.8531</text:p>
          </table:table-cell>
          <table:table-cell office:value-type="float" office:value="90.8282" calcext:value-type="float">
            <text:p>90.828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53" calcext:value-type="float">
            <text:p>43.0953</text:p>
          </table:table-cell>
          <table:table-cell office:value-type="float" office:value="61.4579" calcext:value-type="float">
            <text:p>61.4579</text:p>
          </table:table-cell>
          <table:table-cell office:value-type="float" office:value="75.4295" calcext:value-type="float">
            <text:p>75.429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42" calcext:value-type="float">
            <text:p>52.6842</text:p>
          </table:table-cell>
          <table:table-cell office:value-type="float" office:value="60.6693" calcext:value-type="float">
            <text:p>60.6693</text:p>
          </table:table-cell>
          <table:table-cell office:value-type="float" office:value="72.4601" calcext:value-type="float">
            <text:p>72.460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905" calcext:value-type="float">
            <text:p>46.2905</text:p>
          </table:table-cell>
          <table:table-cell office:value-type="float" office:value="73.4404" calcext:value-type="float">
            <text:p>73.4404</text:p>
          </table:table-cell>
          <table:table-cell office:value-type="float" office:value="90.9011" calcext:value-type="float">
            <text:p>90.901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67" calcext:value-type="float">
            <text:p>43.9567</text:p>
          </table:table-cell>
          <table:table-cell office:value-type="float" office:value="77.8479" calcext:value-type="float">
            <text:p>77.8479</text:p>
          </table:table-cell>
          <table:table-cell office:value-type="float" office:value="98.7132" calcext:value-type="float">
            <text:p>98.713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393" calcext:value-type="float">
            <text:p>40.4393</text:p>
          </table:table-cell>
          <table:table-cell office:value-type="float" office:value="70.8477" calcext:value-type="float">
            <text:p>70.8477</text:p>
          </table:table-cell>
          <table:table-cell office:value-type="float" office:value="90.822" calcext:value-type="float">
            <text:p>90.82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21" calcext:value-type="float">
            <text:p>43.0921</text:p>
          </table:table-cell>
          <table:table-cell office:value-type="float" office:value="61.4525" calcext:value-type="float">
            <text:p>61.4525</text:p>
          </table:table-cell>
          <table:table-cell office:value-type="float" office:value="75.4239" calcext:value-type="float">
            <text:p>75.423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82" calcext:value-type="float">
            <text:p>52.6882</text:p>
          </table:table-cell>
          <table:table-cell office:value-type="float" office:value="60.6885" calcext:value-type="float">
            <text:p>60.6885</text:p>
          </table:table-cell>
          <table:table-cell office:value-type="float" office:value="72.5002" calcext:value-type="float">
            <text:p>72.500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91" calcext:value-type="float">
            <text:p>46.2891</text:p>
          </table:table-cell>
          <table:table-cell office:value-type="float" office:value="73.438" calcext:value-type="float">
            <text:p>73.438</text:p>
          </table:table-cell>
          <table:table-cell office:value-type="float" office:value="90.8983" calcext:value-type="float">
            <text:p>90.898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69" calcext:value-type="float">
            <text:p>43.9569</text:p>
          </table:table-cell>
          <table:table-cell office:value-type="float" office:value="77.8482" calcext:value-type="float">
            <text:p>77.8482</text:p>
          </table:table-cell>
          <table:table-cell office:value-type="float" office:value="98.7133" calcext:value-type="float">
            <text:p>98.713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362" calcext:value-type="float">
            <text:p>40.4362</text:p>
          </table:table-cell>
          <table:table-cell office:value-type="float" office:value="70.8429" calcext:value-type="float">
            <text:p>70.8429</text:p>
          </table:table-cell>
          <table:table-cell office:value-type="float" office:value="90.8163" calcext:value-type="float">
            <text:p>90.816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98" calcext:value-type="float">
            <text:p>43.0898</text:p>
          </table:table-cell>
          <table:table-cell office:value-type="float" office:value="61.4485" calcext:value-type="float">
            <text:p>61.4485</text:p>
          </table:table-cell>
          <table:table-cell office:value-type="float" office:value="75.4195" calcext:value-type="float">
            <text:p>75.419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46" calcext:value-type="float">
            <text:p>52.6846</text:p>
          </table:table-cell>
          <table:table-cell office:value-type="float" office:value="60.6842" calcext:value-type="float">
            <text:p>60.6842</text:p>
          </table:table-cell>
          <table:table-cell office:value-type="float" office:value="72.5061" calcext:value-type="float">
            <text:p>72.506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74" calcext:value-type="float">
            <text:p>46.2874</text:p>
          </table:table-cell>
          <table:table-cell office:value-type="float" office:value="73.4354" calcext:value-type="float">
            <text:p>73.4354</text:p>
          </table:table-cell>
          <table:table-cell office:value-type="float" office:value="90.8955" calcext:value-type="float">
            <text:p>90.895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75" calcext:value-type="float">
            <text:p>43.9575</text:p>
          </table:table-cell>
          <table:table-cell office:value-type="float" office:value="77.8489" calcext:value-type="float">
            <text:p>77.8489</text:p>
          </table:table-cell>
          <table:table-cell office:value-type="float" office:value="98.7137" calcext:value-type="float">
            <text:p>98.713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318" calcext:value-type="float">
            <text:p>40.4318</text:p>
          </table:table-cell>
          <table:table-cell office:value-type="float" office:value="70.836" calcext:value-type="float">
            <text:p>70.836</text:p>
          </table:table-cell>
          <table:table-cell office:value-type="float" office:value="90.8083" calcext:value-type="float">
            <text:p>90.808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87" calcext:value-type="float">
            <text:p>43.0887</text:p>
          </table:table-cell>
          <table:table-cell office:value-type="float" office:value="61.4462" calcext:value-type="float">
            <text:p>61.4462</text:p>
          </table:table-cell>
          <table:table-cell office:value-type="float" office:value="75.4161" calcext:value-type="float">
            <text:p>75.416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771" calcext:value-type="float">
            <text:p>52.6771</text:p>
          </table:table-cell>
          <table:table-cell office:value-type="float" office:value="60.6694" calcext:value-type="float">
            <text:p>60.6694</text:p>
          </table:table-cell>
          <table:table-cell office:value-type="float" office:value="72.4938" calcext:value-type="float">
            <text:p>72.493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62" calcext:value-type="float">
            <text:p>46.2862</text:p>
          </table:table-cell>
          <table:table-cell office:value-type="float" office:value="73.4334" calcext:value-type="float">
            <text:p>73.4334</text:p>
          </table:table-cell>
          <table:table-cell office:value-type="float" office:value="90.8934" calcext:value-type="float">
            <text:p>90.893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86" calcext:value-type="float">
            <text:p>43.9586</text:p>
          </table:table-cell>
          <table:table-cell office:value-type="float" office:value="77.8505" calcext:value-type="float">
            <text:p>77.8505</text:p>
          </table:table-cell>
          <table:table-cell office:value-type="float" office:value="98.7152" calcext:value-type="float">
            <text:p>98.715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273" calcext:value-type="float">
            <text:p>40.4273</text:p>
          </table:table-cell>
          <table:table-cell office:value-type="float" office:value="70.8294" calcext:value-type="float">
            <text:p>70.8294</text:p>
          </table:table-cell>
          <table:table-cell office:value-type="float" office:value="90.8015" calcext:value-type="float">
            <text:p>90.801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95" calcext:value-type="float">
            <text:p>43.0895</text:p>
          </table:table-cell>
          <table:table-cell office:value-type="float" office:value="61.4473" calcext:value-type="float">
            <text:p>61.4473</text:p>
          </table:table-cell>
          <table:table-cell office:value-type="float" office:value="75.4169" calcext:value-type="float">
            <text:p>75.416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707" calcext:value-type="float">
            <text:p>52.6707</text:p>
          </table:table-cell>
          <table:table-cell office:value-type="float" office:value="60.6581" calcext:value-type="float">
            <text:p>60.6581</text:p>
          </table:table-cell>
          <table:table-cell office:value-type="float" office:value="72.4869" calcext:value-type="float">
            <text:p>72.486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54" calcext:value-type="float">
            <text:p>46.2854</text:p>
          </table:table-cell>
          <table:table-cell office:value-type="float" office:value="73.4322" calcext:value-type="float">
            <text:p>73.4322</text:p>
          </table:table-cell>
          <table:table-cell office:value-type="float" office:value="90.8921" calcext:value-type="float">
            <text:p>90.8921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597" calcext:value-type="float">
            <text:p>43.9597</text:p>
          </table:table-cell>
          <table:table-cell office:value-type="float" office:value="77.852" calcext:value-type="float">
            <text:p>77.852</text:p>
          </table:table-cell>
          <table:table-cell office:value-type="float" office:value="98.7169" calcext:value-type="float">
            <text:p>98.716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252" calcext:value-type="float">
            <text:p>40.4252</text:p>
          </table:table-cell>
          <table:table-cell office:value-type="float" office:value="70.8264" calcext:value-type="float">
            <text:p>70.8264</text:p>
          </table:table-cell>
          <table:table-cell office:value-type="float" office:value="90.7981" calcext:value-type="float">
            <text:p>90.798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99" calcext:value-type="float">
            <text:p>43.0899</text:p>
          </table:table-cell>
          <table:table-cell office:value-type="float" office:value="61.4478" calcext:value-type="float">
            <text:p>61.4478</text:p>
          </table:table-cell>
          <table:table-cell office:value-type="float" office:value="75.4169" calcext:value-type="float">
            <text:p>75.416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96" calcext:value-type="float">
            <text:p>52.6696</text:p>
          </table:table-cell>
          <table:table-cell office:value-type="float" office:value="60.6601" calcext:value-type="float">
            <text:p>60.6601</text:p>
          </table:table-cell>
          <table:table-cell office:value-type="float" office:value="72.4977" calcext:value-type="float">
            <text:p>72.497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52" calcext:value-type="float">
            <text:p>46.2852</text:p>
          </table:table-cell>
          <table:table-cell office:value-type="float" office:value="73.4319" calcext:value-type="float">
            <text:p>73.4319</text:p>
          </table:table-cell>
          <table:table-cell office:value-type="float" office:value="90.8917" calcext:value-type="float">
            <text:p>90.891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11" calcext:value-type="float">
            <text:p>43.9611</text:p>
          </table:table-cell>
          <table:table-cell office:value-type="float" office:value="77.8542" calcext:value-type="float">
            <text:p>77.8542</text:p>
          </table:table-cell>
          <table:table-cell office:value-type="float" office:value="98.7191" calcext:value-type="float">
            <text:p>98.719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281" calcext:value-type="float">
            <text:p>40.4281</text:p>
          </table:table-cell>
          <table:table-cell office:value-type="float" office:value="70.831" calcext:value-type="float">
            <text:p>70.831</text:p>
          </table:table-cell>
          <table:table-cell office:value-type="float" office:value="90.8035" calcext:value-type="float">
            <text:p>90.803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54" calcext:value-type="float">
            <text:p>43.0954</text:p>
          </table:table-cell>
          <table:table-cell office:value-type="float" office:value="61.4572" calcext:value-type="float">
            <text:p>61.4572</text:p>
          </table:table-cell>
          <table:table-cell office:value-type="float" office:value="75.427" calcext:value-type="float">
            <text:p>75.42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73" calcext:value-type="float">
            <text:p>52.673</text:p>
          </table:table-cell>
          <table:table-cell office:value-type="float" office:value="60.6723" calcext:value-type="float">
            <text:p>60.6723</text:p>
          </table:table-cell>
          <table:table-cell office:value-type="float" office:value="72.5191" calcext:value-type="float">
            <text:p>72.519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51" calcext:value-type="float">
            <text:p>46.2851</text:p>
          </table:table-cell>
          <table:table-cell office:value-type="float" office:value="73.4317" calcext:value-type="float">
            <text:p>73.4317</text:p>
          </table:table-cell>
          <table:table-cell office:value-type="float" office:value="90.8916" calcext:value-type="float">
            <text:p>90.891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29" calcext:value-type="float">
            <text:p>43.9629</text:p>
          </table:table-cell>
          <table:table-cell office:value-type="float" office:value="77.8569" calcext:value-type="float">
            <text:p>77.8569</text:p>
          </table:table-cell>
          <table:table-cell office:value-type="float" office:value="98.7224" calcext:value-type="float">
            <text:p>98.722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224" calcext:value-type="float">
            <text:p>40.4224</text:p>
          </table:table-cell>
          <table:table-cell office:value-type="float" office:value="70.8211" calcext:value-type="float">
            <text:p>70.8211</text:p>
          </table:table-cell>
          <table:table-cell office:value-type="float" office:value="90.7906" calcext:value-type="float">
            <text:p>90.790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65" calcext:value-type="float">
            <text:p>43.0965</text:p>
          </table:table-cell>
          <table:table-cell office:value-type="float" office:value="61.4588" calcext:value-type="float">
            <text:p>61.4588</text:p>
          </table:table-cell>
          <table:table-cell office:value-type="float" office:value="75.4278" calcext:value-type="float">
            <text:p>75.427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734" calcext:value-type="float">
            <text:p>52.6734</text:p>
          </table:table-cell>
          <table:table-cell office:value-type="float" office:value="60.6761" calcext:value-type="float">
            <text:p>60.6761</text:p>
          </table:table-cell>
          <table:table-cell office:value-type="float" office:value="72.5293" calcext:value-type="float">
            <text:p>72.529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57" calcext:value-type="float">
            <text:p>46.2857</text:p>
          </table:table-cell>
          <table:table-cell office:value-type="float" office:value="73.4329" calcext:value-type="float">
            <text:p>73.4329</text:p>
          </table:table-cell>
          <table:table-cell office:value-type="float" office:value="90.8931" calcext:value-type="float">
            <text:p>90.893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36" calcext:value-type="float">
            <text:p>43.9636</text:p>
          </table:table-cell>
          <table:table-cell office:value-type="float" office:value="77.8583" calcext:value-type="float">
            <text:p>77.8583</text:p>
          </table:table-cell>
          <table:table-cell office:value-type="float" office:value="98.7243" calcext:value-type="float">
            <text:p>98.724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102" calcext:value-type="float">
            <text:p>40.4102</text:p>
          </table:table-cell>
          <table:table-cell office:value-type="float" office:value="70.8" calcext:value-type="float">
            <text:p>70.8</text:p>
          </table:table-cell>
          <table:table-cell office:value-type="float" office:value="90.7625" calcext:value-type="float">
            <text:p>90.762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42" calcext:value-type="float">
            <text:p>43.0942</text:p>
          </table:table-cell>
          <table:table-cell office:value-type="float" office:value="61.4541" calcext:value-type="float">
            <text:p>61.4541</text:p>
          </table:table-cell>
          <table:table-cell office:value-type="float" office:value="75.4211" calcext:value-type="float">
            <text:p>75.421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749" calcext:value-type="float">
            <text:p>52.6749</text:p>
          </table:table-cell>
          <table:table-cell office:value-type="float" office:value="60.6839" calcext:value-type="float">
            <text:p>60.6839</text:p>
          </table:table-cell>
          <table:table-cell office:value-type="float" office:value="72.5452" calcext:value-type="float">
            <text:p>72.545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46" calcext:value-type="float">
            <text:p>46.2846</text:p>
          </table:table-cell>
          <table:table-cell office:value-type="float" office:value="73.4311" calcext:value-type="float">
            <text:p>73.4311</text:p>
          </table:table-cell>
          <table:table-cell office:value-type="float" office:value="90.891" calcext:value-type="float">
            <text:p>90.89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35" calcext:value-type="float">
            <text:p>43.9635</text:p>
          </table:table-cell>
          <table:table-cell office:value-type="float" office:value="77.8588" calcext:value-type="float">
            <text:p>77.8588</text:p>
          </table:table-cell>
          <table:table-cell office:value-type="float" office:value="98.7261" calcext:value-type="float">
            <text:p>98.726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996" calcext:value-type="float">
            <text:p>40.3996</text:p>
          </table:table-cell>
          <table:table-cell office:value-type="float" office:value="70.7827" calcext:value-type="float">
            <text:p>70.7827</text:p>
          </table:table-cell>
          <table:table-cell office:value-type="float" office:value="90.7414" calcext:value-type="float">
            <text:p>90.741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" calcext:value-type="float">
            <text:p>43.09</text:p>
          </table:table-cell>
          <table:table-cell office:value-type="float" office:value="61.446" calcext:value-type="float">
            <text:p>61.446</text:p>
          </table:table-cell>
          <table:table-cell office:value-type="float" office:value="75.4107" calcext:value-type="float">
            <text:p>75.410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34" calcext:value-type="float">
            <text:p>52.6834</text:p>
          </table:table-cell>
          <table:table-cell office:value-type="float" office:value="60.7088" calcext:value-type="float">
            <text:p>60.7088</text:p>
          </table:table-cell>
          <table:table-cell office:value-type="float" office:value="72.5821" calcext:value-type="float">
            <text:p>72.582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34" calcext:value-type="float">
            <text:p>46.2834</text:p>
          </table:table-cell>
          <table:table-cell office:value-type="float" office:value="73.429" calcext:value-type="float">
            <text:p>73.429</text:p>
          </table:table-cell>
          <table:table-cell office:value-type="float" office:value="90.8883" calcext:value-type="float">
            <text:p>90.888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1" calcext:value-type="float">
            <text:p>43.961</text:p>
          </table:table-cell>
          <table:table-cell office:value-type="float" office:value="77.8558" calcext:value-type="float">
            <text:p>77.8558</text:p>
          </table:table-cell>
          <table:table-cell office:value-type="float" office:value="98.7239" calcext:value-type="float">
            <text:p>98.723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988" calcext:value-type="float">
            <text:p>40.3988</text:p>
          </table:table-cell>
          <table:table-cell office:value-type="float" office:value="70.7814" calcext:value-type="float">
            <text:p>70.7814</text:p>
          </table:table-cell>
          <table:table-cell office:value-type="float" office:value="90.7399" calcext:value-type="float">
            <text:p>90.739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34" calcext:value-type="float">
            <text:p>43.0834</text:p>
          </table:table-cell>
          <table:table-cell office:value-type="float" office:value="61.434" calcext:value-type="float">
            <text:p>61.434</text:p>
          </table:table-cell>
          <table:table-cell office:value-type="float" office:value="75.3967" calcext:value-type="float">
            <text:p>75.396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888" calcext:value-type="float">
            <text:p>52.6888</text:p>
          </table:table-cell>
          <table:table-cell office:value-type="float" office:value="60.7253" calcext:value-type="float">
            <text:p>60.7253</text:p>
          </table:table-cell>
          <table:table-cell office:value-type="float" office:value="72.606" calcext:value-type="float">
            <text:p>72.60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817" calcext:value-type="float">
            <text:p>46.2817</text:p>
          </table:table-cell>
          <table:table-cell office:value-type="float" office:value="73.4263" calcext:value-type="float">
            <text:p>73.4263</text:p>
          </table:table-cell>
          <table:table-cell office:value-type="float" office:value="90.8851" calcext:value-type="float">
            <text:p>90.885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83" calcext:value-type="float">
            <text:p>43.9583</text:p>
          </table:table-cell>
          <table:table-cell office:value-type="float" office:value="77.8524" calcext:value-type="float">
            <text:p>77.8524</text:p>
          </table:table-cell>
          <table:table-cell office:value-type="float" office:value="98.7215" calcext:value-type="float">
            <text:p>98.721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928" calcext:value-type="float">
            <text:p>40.3928</text:p>
          </table:table-cell>
          <table:table-cell office:value-type="float" office:value="70.7728" calcext:value-type="float">
            <text:p>70.7728</text:p>
          </table:table-cell>
          <table:table-cell office:value-type="float" office:value="90.731" calcext:value-type="float">
            <text:p>90.73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86" calcext:value-type="float">
            <text:p>43.0786</text:p>
          </table:table-cell>
          <table:table-cell office:value-type="float" office:value="61.4252" calcext:value-type="float">
            <text:p>61.4252</text:p>
          </table:table-cell>
          <table:table-cell office:value-type="float" office:value="75.3859" calcext:value-type="float">
            <text:p>75.385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989" calcext:value-type="float">
            <text:p>52.6989</text:p>
          </table:table-cell>
          <table:table-cell office:value-type="float" office:value="60.7528" calcext:value-type="float">
            <text:p>60.7528</text:p>
          </table:table-cell>
          <table:table-cell office:value-type="float" office:value="72.6397" calcext:value-type="float">
            <text:p>72.639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97" calcext:value-type="float">
            <text:p>46.2797</text:p>
          </table:table-cell>
          <table:table-cell office:value-type="float" office:value="73.4229" calcext:value-type="float">
            <text:p>73.4229</text:p>
          </table:table-cell>
          <table:table-cell office:value-type="float" office:value="90.8813" calcext:value-type="float">
            <text:p>90.8813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544" calcext:value-type="float">
            <text:p>43.9544</text:p>
          </table:table-cell>
          <table:table-cell office:value-type="float" office:value="77.8474" calcext:value-type="float">
            <text:p>77.8474</text:p>
          </table:table-cell>
          <table:table-cell office:value-type="float" office:value="98.7171" calcext:value-type="float">
            <text:p>98.717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873" calcext:value-type="float">
            <text:p>40.3873</text:p>
          </table:table-cell>
          <table:table-cell office:value-type="float" office:value="70.7649" calcext:value-type="float">
            <text:p>70.7649</text:p>
          </table:table-cell>
          <table:table-cell office:value-type="float" office:value="90.7231" calcext:value-type="float">
            <text:p>90.723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67" calcext:value-type="float">
            <text:p>43.0767</text:p>
          </table:table-cell>
          <table:table-cell office:value-type="float" office:value="61.4216" calcext:value-type="float">
            <text:p>61.4216</text:p>
          </table:table-cell>
          <table:table-cell office:value-type="float" office:value="75.3813" calcext:value-type="float">
            <text:p>75.381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22" calcext:value-type="float">
            <text:p>52.722</text:p>
          </table:table-cell>
          <table:table-cell office:value-type="float" office:value="60.8114" calcext:value-type="float">
            <text:p>60.8114</text:p>
          </table:table-cell>
          <table:table-cell office:value-type="float" office:value="72.7094" calcext:value-type="float">
            <text:p>72.709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69" calcext:value-type="float">
            <text:p>46.2769</text:p>
          </table:table-cell>
          <table:table-cell office:value-type="float" office:value="73.4182" calcext:value-type="float">
            <text:p>73.4182</text:p>
          </table:table-cell>
          <table:table-cell office:value-type="float" office:value="90.8758" calcext:value-type="float">
            <text:p>90.875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13" calcext:value-type="float">
            <text:p>43.9513</text:p>
          </table:table-cell>
          <table:table-cell office:value-type="float" office:value="77.8433" calcext:value-type="float">
            <text:p>77.8433</text:p>
          </table:table-cell>
          <table:table-cell office:value-type="float" office:value="98.7139" calcext:value-type="float">
            <text:p>98.713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828" calcext:value-type="float">
            <text:p>40.3828</text:p>
          </table:table-cell>
          <table:table-cell office:value-type="float" office:value="70.7595" calcext:value-type="float">
            <text:p>70.7595</text:p>
          </table:table-cell>
          <table:table-cell office:value-type="float" office:value="90.7194" calcext:value-type="float">
            <text:p>90.719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34" calcext:value-type="float">
            <text:p>43.0734</text:p>
          </table:table-cell>
          <table:table-cell office:value-type="float" office:value="61.4155" calcext:value-type="float">
            <text:p>61.4155</text:p>
          </table:table-cell>
          <table:table-cell office:value-type="float" office:value="75.374" calcext:value-type="float">
            <text:p>75.37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465" calcext:value-type="float">
            <text:p>52.7465</text:p>
          </table:table-cell>
          <table:table-cell office:value-type="float" office:value="60.8687" calcext:value-type="float">
            <text:p>60.8687</text:p>
          </table:table-cell>
          <table:table-cell office:value-type="float" office:value="72.7704" calcext:value-type="float">
            <text:p>72.770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39" calcext:value-type="float">
            <text:p>46.2739</text:p>
          </table:table-cell>
          <table:table-cell office:value-type="float" office:value="73.4133" calcext:value-type="float">
            <text:p>73.4133</text:p>
          </table:table-cell>
          <table:table-cell office:value-type="float" office:value="90.8699" calcext:value-type="float">
            <text:p>90.869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491" calcext:value-type="float">
            <text:p>43.9491</text:p>
          </table:table-cell>
          <table:table-cell office:value-type="float" office:value="77.8407" calcext:value-type="float">
            <text:p>77.8407</text:p>
          </table:table-cell>
          <table:table-cell office:value-type="float" office:value="98.7122" calcext:value-type="float">
            <text:p>98.71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673" calcext:value-type="float">
            <text:p>40.3673</text:p>
          </table:table-cell>
          <table:table-cell office:value-type="float" office:value="70.7358" calcext:value-type="float">
            <text:p>70.7358</text:p>
          </table:table-cell>
          <table:table-cell office:value-type="float" office:value="90.6928" calcext:value-type="float">
            <text:p>90.692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1" calcext:value-type="float">
            <text:p>43.071</text:p>
          </table:table-cell>
          <table:table-cell office:value-type="float" office:value="61.4113" calcext:value-type="float">
            <text:p>61.4113</text:p>
          </table:table-cell>
          <table:table-cell office:value-type="float" office:value="75.3696" calcext:value-type="float">
            <text:p>75.369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625" calcext:value-type="float">
            <text:p>52.7625</text:p>
          </table:table-cell>
          <table:table-cell office:value-type="float" office:value="60.9063" calcext:value-type="float">
            <text:p>60.9063</text:p>
          </table:table-cell>
          <table:table-cell office:value-type="float" office:value="72.8106" calcext:value-type="float">
            <text:p>72.810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711" calcext:value-type="float">
            <text:p>46.2711</text:p>
          </table:table-cell>
          <table:table-cell office:value-type="float" office:value="73.4086" calcext:value-type="float">
            <text:p>73.4086</text:p>
          </table:table-cell>
          <table:table-cell office:value-type="float" office:value="90.8644" calcext:value-type="float">
            <text:p>90.864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71" calcext:value-type="float">
            <text:p>43.9471</text:p>
          </table:table-cell>
          <table:table-cell office:value-type="float" office:value="77.8381" calcext:value-type="float">
            <text:p>77.8381</text:p>
          </table:table-cell>
          <table:table-cell office:value-type="float" office:value="98.71" calcext:value-type="float">
            <text:p>98.7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659" calcext:value-type="float">
            <text:p>40.3659</text:p>
          </table:table-cell>
          <table:table-cell office:value-type="float" office:value="70.7339" calcext:value-type="float">
            <text:p>70.7339</text:p>
          </table:table-cell>
          <table:table-cell office:value-type="float" office:value="90.6911" calcext:value-type="float">
            <text:p>90.691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68" calcext:value-type="float">
            <text:p>43.068</text:p>
          </table:table-cell>
          <table:table-cell office:value-type="float" office:value="61.4062" calcext:value-type="float">
            <text:p>61.4062</text:p>
          </table:table-cell>
          <table:table-cell office:value-type="float" office:value="75.3643" calcext:value-type="float">
            <text:p>75.364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651" calcext:value-type="float">
            <text:p>52.7651</text:p>
          </table:table-cell>
          <table:table-cell office:value-type="float" office:value="60.9114" calcext:value-type="float">
            <text:p>60.9114</text:p>
          </table:table-cell>
          <table:table-cell office:value-type="float" office:value="72.8134" calcext:value-type="float">
            <text:p>72.813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87" calcext:value-type="float">
            <text:p>46.2687</text:p>
          </table:table-cell>
          <table:table-cell office:value-type="float" office:value="73.4046" calcext:value-type="float">
            <text:p>73.4046</text:p>
          </table:table-cell>
          <table:table-cell office:value-type="float" office:value="90.8597" calcext:value-type="float">
            <text:p>90.859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46" calcext:value-type="float">
            <text:p>43.9446</text:p>
          </table:table-cell>
          <table:table-cell office:value-type="float" office:value="77.8344" calcext:value-type="float">
            <text:p>77.8344</text:p>
          </table:table-cell>
          <table:table-cell office:value-type="float" office:value="98.7058" calcext:value-type="float">
            <text:p>98.705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659" calcext:value-type="float">
            <text:p>40.3659</text:p>
          </table:table-cell>
          <table:table-cell office:value-type="float" office:value="70.7341" calcext:value-type="float">
            <text:p>70.7341</text:p>
          </table:table-cell>
          <table:table-cell office:value-type="float" office:value="90.692" calcext:value-type="float">
            <text:p>90.69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645" calcext:value-type="float">
            <text:p>43.0645</text:p>
          </table:table-cell>
          <table:table-cell office:value-type="float" office:value="61.4004" calcext:value-type="float">
            <text:p>61.4004</text:p>
          </table:table-cell>
          <table:table-cell office:value-type="float" office:value="75.3584" calcext:value-type="float">
            <text:p>75.35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692" calcext:value-type="float">
            <text:p>52.7692</text:p>
          </table:table-cell>
          <table:table-cell office:value-type="float" office:value="60.9199" calcext:value-type="float">
            <text:p>60.9199</text:p>
          </table:table-cell>
          <table:table-cell office:value-type="float" office:value="72.8188" calcext:value-type="float">
            <text:p>72.818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45" calcext:value-type="float">
            <text:p>46.2645</text:p>
          </table:table-cell>
          <table:table-cell office:value-type="float" office:value="73.3975" calcext:value-type="float">
            <text:p>73.3975</text:p>
          </table:table-cell>
          <table:table-cell office:value-type="float" office:value="90.8513" calcext:value-type="float">
            <text:p>90.851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2" calcext:value-type="float">
            <text:p>43.942</text:p>
          </table:table-cell>
          <table:table-cell office:value-type="float" office:value="77.8305" calcext:value-type="float">
            <text:p>77.8305</text:p>
          </table:table-cell>
          <table:table-cell office:value-type="float" office:value="98.7016" calcext:value-type="float">
            <text:p>98.701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658" calcext:value-type="float">
            <text:p>40.3658</text:p>
          </table:table-cell>
          <table:table-cell office:value-type="float" office:value="70.7341" calcext:value-type="float">
            <text:p>70.7341</text:p>
          </table:table-cell>
          <table:table-cell office:value-type="float" office:value="90.692" calcext:value-type="float">
            <text:p>90.69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626" calcext:value-type="float">
            <text:p>43.0626</text:p>
          </table:table-cell>
          <table:table-cell office:value-type="float" office:value="61.3969" calcext:value-type="float">
            <text:p>61.3969</text:p>
          </table:table-cell>
          <table:table-cell office:value-type="float" office:value="75.3546" calcext:value-type="float">
            <text:p>75.354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738" calcext:value-type="float">
            <text:p>52.7738</text:p>
          </table:table-cell>
          <table:table-cell office:value-type="float" office:value="60.9306" calcext:value-type="float">
            <text:p>60.9306</text:p>
          </table:table-cell>
          <table:table-cell office:value-type="float" office:value="72.8262" calcext:value-type="float">
            <text:p>72.826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607" calcext:value-type="float">
            <text:p>46.2607</text:p>
          </table:table-cell>
          <table:table-cell office:value-type="float" office:value="73.3911" calcext:value-type="float">
            <text:p>73.3911</text:p>
          </table:table-cell>
          <table:table-cell office:value-type="float" office:value="90.8436" calcext:value-type="float">
            <text:p>90.843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" calcext:value-type="float">
            <text:p>43.94</text:p>
          </table:table-cell>
          <table:table-cell office:value-type="float" office:value="77.8276" calcext:value-type="float">
            <text:p>77.8276</text:p>
          </table:table-cell>
          <table:table-cell office:value-type="float" office:value="98.6985" calcext:value-type="float">
            <text:p>98.698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643" calcext:value-type="float">
            <text:p>40.3643</text:p>
          </table:table-cell>
          <table:table-cell office:value-type="float" office:value="70.7322" calcext:value-type="float">
            <text:p>70.7322</text:p>
          </table:table-cell>
          <table:table-cell office:value-type="float" office:value="90.6904" calcext:value-type="float">
            <text:p>90.690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618" calcext:value-type="float">
            <text:p>43.0618</text:p>
          </table:table-cell>
          <table:table-cell office:value-type="float" office:value="61.3958" calcext:value-type="float">
            <text:p>61.3958</text:p>
          </table:table-cell>
          <table:table-cell office:value-type="float" office:value="75.3537" calcext:value-type="float">
            <text:p>75.353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744" calcext:value-type="float">
            <text:p>52.7744</text:p>
          </table:table-cell>
          <table:table-cell office:value-type="float" office:value="60.9301" calcext:value-type="float">
            <text:p>60.9301</text:p>
          </table:table-cell>
          <table:table-cell office:value-type="float" office:value="72.8201" calcext:value-type="float">
            <text:p>72.820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587" calcext:value-type="float">
            <text:p>46.2587</text:p>
          </table:table-cell>
          <table:table-cell office:value-type="float" office:value="73.3877" calcext:value-type="float">
            <text:p>73.3877</text:p>
          </table:table-cell>
          <table:table-cell office:value-type="float" office:value="90.8392" calcext:value-type="float">
            <text:p>90.839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77.8238" calcext:value-type="float">
            <text:p>77.8238</text:p>
          </table:table-cell>
          <table:table-cell office:value-type="float" office:value="98.694" calcext:value-type="float">
            <text:p>98.69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634" calcext:value-type="float">
            <text:p>40.3634</text:p>
          </table:table-cell>
          <table:table-cell office:value-type="float" office:value="70.7309" calcext:value-type="float">
            <text:p>70.7309</text:p>
          </table:table-cell>
          <table:table-cell office:value-type="float" office:value="90.6893" calcext:value-type="float">
            <text:p>90.689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609" calcext:value-type="float">
            <text:p>43.0609</text:p>
          </table:table-cell>
          <table:table-cell office:value-type="float" office:value="61.3943" calcext:value-type="float">
            <text:p>61.3943</text:p>
          </table:table-cell>
          <table:table-cell office:value-type="float" office:value="75.3523" calcext:value-type="float">
            <text:p>75.352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777" calcext:value-type="float">
            <text:p>52.7777</text:p>
          </table:table-cell>
          <table:table-cell office:value-type="float" office:value="60.9369" calcext:value-type="float">
            <text:p>60.9369</text:p>
          </table:table-cell>
          <table:table-cell office:value-type="float" office:value="72.8237" calcext:value-type="float">
            <text:p>72.823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559" calcext:value-type="float">
            <text:p>46.2559</text:p>
          </table:table-cell>
          <table:table-cell office:value-type="float" office:value="73.3829" calcext:value-type="float">
            <text:p>73.3829</text:p>
          </table:table-cell>
          <table:table-cell office:value-type="float" office:value="90.8333" calcext:value-type="float">
            <text:p>90.8333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34" calcext:value-type="float">
            <text:p>43.934</text:p>
          </table:table-cell>
          <table:table-cell office:value-type="float" office:value="77.8184" calcext:value-type="float">
            <text:p>77.8184</text:p>
          </table:table-cell>
          <table:table-cell office:value-type="float" office:value="98.6877" calcext:value-type="float">
            <text:p>98.687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616" calcext:value-type="float">
            <text:p>40.3616</text:p>
          </table:table-cell>
          <table:table-cell office:value-type="float" office:value="70.7282" calcext:value-type="float">
            <text:p>70.7282</text:p>
          </table:table-cell>
          <table:table-cell office:value-type="float" office:value="90.6863" calcext:value-type="float">
            <text:p>90.686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584" calcext:value-type="float">
            <text:p>43.0584</text:p>
          </table:table-cell>
          <table:table-cell office:value-type="float" office:value="61.39" calcext:value-type="float">
            <text:p>61.39</text:p>
          </table:table-cell>
          <table:table-cell office:value-type="float" office:value="75.3477" calcext:value-type="float">
            <text:p>75.347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9" calcext:value-type="float">
            <text:p>52.79</text:p>
          </table:table-cell>
          <table:table-cell office:value-type="float" office:value="60.967" calcext:value-type="float">
            <text:p>60.967</text:p>
          </table:table-cell>
          <table:table-cell office:value-type="float" office:value="72.859" calcext:value-type="float">
            <text:p>72.85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528" calcext:value-type="float">
            <text:p>46.2528</text:p>
          </table:table-cell>
          <table:table-cell office:value-type="float" office:value="73.3773" calcext:value-type="float">
            <text:p>73.3773</text:p>
          </table:table-cell>
          <table:table-cell office:value-type="float" office:value="90.8264" calcext:value-type="float">
            <text:p>90.826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9" calcext:value-type="float">
            <text:p>43.929</text:p>
          </table:table-cell>
          <table:table-cell office:value-type="float" office:value="77.8105" calcext:value-type="float">
            <text:p>77.8105</text:p>
          </table:table-cell>
          <table:table-cell office:value-type="float" office:value="98.6784" calcext:value-type="float">
            <text:p>98.678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602" calcext:value-type="float">
            <text:p>40.3602</text:p>
          </table:table-cell>
          <table:table-cell office:value-type="float" office:value="70.7261" calcext:value-type="float">
            <text:p>70.7261</text:p>
          </table:table-cell>
          <table:table-cell office:value-type="float" office:value="90.684" calcext:value-type="float">
            <text:p>90.68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543" calcext:value-type="float">
            <text:p>43.0543</text:p>
          </table:table-cell>
          <table:table-cell office:value-type="float" office:value="61.3828" calcext:value-type="float">
            <text:p>61.3828</text:p>
          </table:table-cell>
          <table:table-cell office:value-type="float" office:value="75.3399" calcext:value-type="float">
            <text:p>75.339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015" calcext:value-type="float">
            <text:p>52.8015</text:p>
          </table:table-cell>
          <table:table-cell office:value-type="float" office:value="60.9994" calcext:value-type="float">
            <text:p>60.9994</text:p>
          </table:table-cell>
          <table:table-cell office:value-type="float" office:value="72.9054" calcext:value-type="float">
            <text:p>72.905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479" calcext:value-type="float">
            <text:p>46.2479</text:p>
          </table:table-cell>
          <table:table-cell office:value-type="float" office:value="73.369" calcext:value-type="float">
            <text:p>73.369</text:p>
          </table:table-cell>
          <table:table-cell office:value-type="float" office:value="90.8161" calcext:value-type="float">
            <text:p>90.816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42" calcext:value-type="float">
            <text:p>43.9242</text:p>
          </table:table-cell>
          <table:table-cell office:value-type="float" office:value="77.8033" calcext:value-type="float">
            <text:p>77.8033</text:p>
          </table:table-cell>
          <table:table-cell office:value-type="float" office:value="98.6703" calcext:value-type="float">
            <text:p>98.670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597" calcext:value-type="float">
            <text:p>40.3597</text:p>
          </table:table-cell>
          <table:table-cell office:value-type="float" office:value="70.7256" calcext:value-type="float">
            <text:p>70.7256</text:p>
          </table:table-cell>
          <table:table-cell office:value-type="float" office:value="90.6839" calcext:value-type="float">
            <text:p>90.683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543" calcext:value-type="float">
            <text:p>43.0543</text:p>
          </table:table-cell>
          <table:table-cell office:value-type="float" office:value="61.383" calcext:value-type="float">
            <text:p>61.383</text:p>
          </table:table-cell>
          <table:table-cell office:value-type="float" office:value="75.3405" calcext:value-type="float">
            <text:p>75.340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06" calcext:value-type="float">
            <text:p>52.806</text:p>
          </table:table-cell>
          <table:table-cell office:value-type="float" office:value="61.0132" calcext:value-type="float">
            <text:p>61.0132</text:p>
          </table:table-cell>
          <table:table-cell office:value-type="float" office:value="72.9244" calcext:value-type="float">
            <text:p>72.924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436" calcext:value-type="float">
            <text:p>46.2436</text:p>
          </table:table-cell>
          <table:table-cell office:value-type="float" office:value="73.3617" calcext:value-type="float">
            <text:p>73.3617</text:p>
          </table:table-cell>
          <table:table-cell office:value-type="float" office:value="90.8072" calcext:value-type="float">
            <text:p>90.807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05" calcext:value-type="float">
            <text:p>43.9205</text:p>
          </table:table-cell>
          <table:table-cell office:value-type="float" office:value="77.7978" calcext:value-type="float">
            <text:p>77.7978</text:p>
          </table:table-cell>
          <table:table-cell office:value-type="float" office:value="98.6643" calcext:value-type="float">
            <text:p>98.664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576" calcext:value-type="float">
            <text:p>40.3576</text:p>
          </table:table-cell>
          <table:table-cell office:value-type="float" office:value="70.7227" calcext:value-type="float">
            <text:p>70.7227</text:p>
          </table:table-cell>
          <table:table-cell office:value-type="float" office:value="90.6814" calcext:value-type="float">
            <text:p>90.681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509" calcext:value-type="float">
            <text:p>43.0509</text:p>
          </table:table-cell>
          <table:table-cell office:value-type="float" office:value="61.3769" calcext:value-type="float">
            <text:p>61.3769</text:p>
          </table:table-cell>
          <table:table-cell office:value-type="float" office:value="75.3334" calcext:value-type="float">
            <text:p>75.333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09" calcext:value-type="float">
            <text:p>52.809</text:p>
          </table:table-cell>
          <table:table-cell office:value-type="float" office:value="61.022" calcext:value-type="float">
            <text:p>61.022</text:p>
          </table:table-cell>
          <table:table-cell office:value-type="float" office:value="72.934" calcext:value-type="float">
            <text:p>72.93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385" calcext:value-type="float">
            <text:p>46.2385</text:p>
          </table:table-cell>
          <table:table-cell office:value-type="float" office:value="73.353" calcext:value-type="float">
            <text:p>73.353</text:p>
          </table:table-cell>
          <table:table-cell office:value-type="float" office:value="90.7968" calcext:value-type="float">
            <text:p>90.796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69" calcext:value-type="float">
            <text:p>43.9169</text:p>
          </table:table-cell>
          <table:table-cell office:value-type="float" office:value="77.7924" calcext:value-type="float">
            <text:p>77.7924</text:p>
          </table:table-cell>
          <table:table-cell office:value-type="float" office:value="98.6584" calcext:value-type="float">
            <text:p>98.658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558" calcext:value-type="float">
            <text:p>40.3558</text:p>
          </table:table-cell>
          <table:table-cell office:value-type="float" office:value="70.7204" calcext:value-type="float">
            <text:p>70.7204</text:p>
          </table:table-cell>
          <table:table-cell office:value-type="float" office:value="90.6797" calcext:value-type="float">
            <text:p>90.679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483" calcext:value-type="float">
            <text:p>43.0483</text:p>
          </table:table-cell>
          <table:table-cell office:value-type="float" office:value="61.3725" calcext:value-type="float">
            <text:p>61.3725</text:p>
          </table:table-cell>
          <table:table-cell office:value-type="float" office:value="75.3288" calcext:value-type="float">
            <text:p>75.328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166" calcext:value-type="float">
            <text:p>52.8166</text:p>
          </table:table-cell>
          <table:table-cell office:value-type="float" office:value="61.0429" calcext:value-type="float">
            <text:p>61.0429</text:p>
          </table:table-cell>
          <table:table-cell office:value-type="float" office:value="72.9643" calcext:value-type="float">
            <text:p>72.964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346" calcext:value-type="float">
            <text:p>46.2346</text:p>
          </table:table-cell>
          <table:table-cell office:value-type="float" office:value="73.3463" calcext:value-type="float">
            <text:p>73.3463</text:p>
          </table:table-cell>
          <table:table-cell office:value-type="float" office:value="90.7886" calcext:value-type="float">
            <text:p>90.788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21" calcext:value-type="float">
            <text:p>43.9121</text:p>
          </table:table-cell>
          <table:table-cell office:value-type="float" office:value="77.7856" calcext:value-type="float">
            <text:p>77.7856</text:p>
          </table:table-cell>
          <table:table-cell office:value-type="float" office:value="98.6512" calcext:value-type="float">
            <text:p>98.651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536" calcext:value-type="float">
            <text:p>40.3536</text:p>
          </table:table-cell>
          <table:table-cell office:value-type="float" office:value="70.7164" calcext:value-type="float">
            <text:p>70.7164</text:p>
          </table:table-cell>
          <table:table-cell office:value-type="float" office:value="90.6743" calcext:value-type="float">
            <text:p>90.674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464" calcext:value-type="float">
            <text:p>43.0464</text:p>
          </table:table-cell>
          <table:table-cell office:value-type="float" office:value="61.3692" calcext:value-type="float">
            <text:p>61.3692</text:p>
          </table:table-cell>
          <table:table-cell office:value-type="float" office:value="75.3257" calcext:value-type="float">
            <text:p>75.325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185" calcext:value-type="float">
            <text:p>52.8185</text:p>
          </table:table-cell>
          <table:table-cell office:value-type="float" office:value="61.0498" calcext:value-type="float">
            <text:p>61.0498</text:p>
          </table:table-cell>
          <table:table-cell office:value-type="float" office:value="72.9749" calcext:value-type="float">
            <text:p>72.974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297" calcext:value-type="float">
            <text:p>46.2297</text:p>
          </table:table-cell>
          <table:table-cell office:value-type="float" office:value="73.3381" calcext:value-type="float">
            <text:p>73.3381</text:p>
          </table:table-cell>
          <table:table-cell office:value-type="float" office:value="90.7789" calcext:value-type="float">
            <text:p>90.778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71" calcext:value-type="float">
            <text:p>43.9071</text:p>
          </table:table-cell>
          <table:table-cell office:value-type="float" office:value="77.7781" calcext:value-type="float">
            <text:p>77.7781</text:p>
          </table:table-cell>
          <table:table-cell office:value-type="float" office:value="98.6431" calcext:value-type="float">
            <text:p>98.643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513" calcext:value-type="float">
            <text:p>40.3513</text:p>
          </table:table-cell>
          <table:table-cell office:value-type="float" office:value="70.7129" calcext:value-type="float">
            <text:p>70.7129</text:p>
          </table:table-cell>
          <table:table-cell office:value-type="float" office:value="90.6707" calcext:value-type="float">
            <text:p>90.670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499" calcext:value-type="float">
            <text:p>43.0499</text:p>
          </table:table-cell>
          <table:table-cell office:value-type="float" office:value="61.3762" calcext:value-type="float">
            <text:p>61.3762</text:p>
          </table:table-cell>
          <table:table-cell office:value-type="float" office:value="75.3352" calcext:value-type="float">
            <text:p>75.335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176" calcext:value-type="float">
            <text:p>52.8176</text:p>
          </table:table-cell>
          <table:table-cell office:value-type="float" office:value="61.048" calcext:value-type="float">
            <text:p>61.048</text:p>
          </table:table-cell>
          <table:table-cell office:value-type="float" office:value="72.9737" calcext:value-type="float">
            <text:p>72.973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259" calcext:value-type="float">
            <text:p>46.2259</text:p>
          </table:table-cell>
          <table:table-cell office:value-type="float" office:value="73.3317" calcext:value-type="float">
            <text:p>73.3317</text:p>
          </table:table-cell>
          <table:table-cell office:value-type="float" office:value="90.7713" calcext:value-type="float">
            <text:p>90.771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16" calcext:value-type="float">
            <text:p>43.9016</text:p>
          </table:table-cell>
          <table:table-cell office:value-type="float" office:value="77.7703" calcext:value-type="float">
            <text:p>77.7703</text:p>
          </table:table-cell>
          <table:table-cell office:value-type="float" office:value="98.6348" calcext:value-type="float">
            <text:p>98.634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55" calcext:value-type="float">
            <text:p>40.355</text:p>
          </table:table-cell>
          <table:table-cell office:value-type="float" office:value="70.7181" calcext:value-type="float">
            <text:p>70.7181</text:p>
          </table:table-cell>
          <table:table-cell office:value-type="float" office:value="90.6759" calcext:value-type="float">
            <text:p>90.675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532" calcext:value-type="float">
            <text:p>43.0532</text:p>
          </table:table-cell>
          <table:table-cell office:value-type="float" office:value="61.3828" calcext:value-type="float">
            <text:p>61.3828</text:p>
          </table:table-cell>
          <table:table-cell office:value-type="float" office:value="75.3441" calcext:value-type="float">
            <text:p>75.344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107" calcext:value-type="float">
            <text:p>52.8107</text:p>
          </table:table-cell>
          <table:table-cell office:value-type="float" office:value="61.0328" calcext:value-type="float">
            <text:p>61.0328</text:p>
          </table:table-cell>
          <table:table-cell office:value-type="float" office:value="72.954" calcext:value-type="float">
            <text:p>72.95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218" calcext:value-type="float">
            <text:p>46.2218</text:p>
          </table:table-cell>
          <table:table-cell office:value-type="float" office:value="73.3249" calcext:value-type="float">
            <text:p>73.3249</text:p>
          </table:table-cell>
          <table:table-cell office:value-type="float" office:value="90.7632" calcext:value-type="float">
            <text:p>90.7632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982" calcext:value-type="float">
            <text:p>43.8982</text:p>
          </table:table-cell>
          <table:table-cell office:value-type="float" office:value="77.7653" calcext:value-type="float">
            <text:p>77.7653</text:p>
          </table:table-cell>
          <table:table-cell office:value-type="float" office:value="98.6296" calcext:value-type="float">
            <text:p>98.629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593" calcext:value-type="float">
            <text:p>40.3593</text:p>
          </table:table-cell>
          <table:table-cell office:value-type="float" office:value="70.7249" calcext:value-type="float">
            <text:p>70.7249</text:p>
          </table:table-cell>
          <table:table-cell office:value-type="float" office:value="90.6839" calcext:value-type="float">
            <text:p>90.683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619" calcext:value-type="float">
            <text:p>43.0619</text:p>
          </table:table-cell>
          <table:table-cell office:value-type="float" office:value="61.3993" calcext:value-type="float">
            <text:p>61.3993</text:p>
          </table:table-cell>
          <table:table-cell office:value-type="float" office:value="75.365" calcext:value-type="float">
            <text:p>75.36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8021" calcext:value-type="float">
            <text:p>52.8021</text:p>
          </table:table-cell>
          <table:table-cell office:value-type="float" office:value="61.0129" calcext:value-type="float">
            <text:p>61.0129</text:p>
          </table:table-cell>
          <table:table-cell office:value-type="float" office:value="72.9266" calcext:value-type="float">
            <text:p>72.926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171" calcext:value-type="float">
            <text:p>46.2171</text:p>
          </table:table-cell>
          <table:table-cell office:value-type="float" office:value="73.3169" calcext:value-type="float">
            <text:p>73.3169</text:p>
          </table:table-cell>
          <table:table-cell office:value-type="float" office:value="90.754" calcext:value-type="float">
            <text:p>90.75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72" calcext:value-type="float">
            <text:p>43.8972</text:p>
          </table:table-cell>
          <table:table-cell office:value-type="float" office:value="77.7638" calcext:value-type="float">
            <text:p>77.7638</text:p>
          </table:table-cell>
          <table:table-cell office:value-type="float" office:value="98.6281" calcext:value-type="float">
            <text:p>98.628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656" calcext:value-type="float">
            <text:p>40.3656</text:p>
          </table:table-cell>
          <table:table-cell office:value-type="float" office:value="70.7346" calcext:value-type="float">
            <text:p>70.7346</text:p>
          </table:table-cell>
          <table:table-cell office:value-type="float" office:value="90.6951" calcext:value-type="float">
            <text:p>90.695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705" calcext:value-type="float">
            <text:p>43.0705</text:p>
          </table:table-cell>
          <table:table-cell office:value-type="float" office:value="61.4152" calcext:value-type="float">
            <text:p>61.4152</text:p>
          </table:table-cell>
          <table:table-cell office:value-type="float" office:value="75.3845" calcext:value-type="float">
            <text:p>75.384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842" calcext:value-type="float">
            <text:p>52.7842</text:p>
          </table:table-cell>
          <table:table-cell office:value-type="float" office:value="60.9685" calcext:value-type="float">
            <text:p>60.9685</text:p>
          </table:table-cell>
          <table:table-cell office:value-type="float" office:value="72.8623" calcext:value-type="float">
            <text:p>72.862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141" calcext:value-type="float">
            <text:p>46.2141</text:p>
          </table:table-cell>
          <table:table-cell office:value-type="float" office:value="73.3121" calcext:value-type="float">
            <text:p>73.3121</text:p>
          </table:table-cell>
          <table:table-cell office:value-type="float" office:value="90.7484" calcext:value-type="float">
            <text:p>90.748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64" calcext:value-type="float">
            <text:p>43.8964</text:p>
          </table:table-cell>
          <table:table-cell office:value-type="float" office:value="77.7624" calcext:value-type="float">
            <text:p>77.7624</text:p>
          </table:table-cell>
          <table:table-cell office:value-type="float" office:value="98.6262" calcext:value-type="float">
            <text:p>98.626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792" calcext:value-type="float">
            <text:p>40.3792</text:p>
          </table:table-cell>
          <table:table-cell office:value-type="float" office:value="70.7553" calcext:value-type="float">
            <text:p>70.7553</text:p>
          </table:table-cell>
          <table:table-cell office:value-type="float" office:value="90.7182" calcext:value-type="float">
            <text:p>90.718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81" calcext:value-type="float">
            <text:p>43.081</text:p>
          </table:table-cell>
          <table:table-cell office:value-type="float" office:value="61.4344" calcext:value-type="float">
            <text:p>61.4344</text:p>
          </table:table-cell>
          <table:table-cell office:value-type="float" office:value="75.4073" calcext:value-type="float">
            <text:p>75.407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53" calcext:value-type="float">
            <text:p>52.753</text:p>
          </table:table-cell>
          <table:table-cell office:value-type="float" office:value="60.8894" calcext:value-type="float">
            <text:p>60.8894</text:p>
          </table:table-cell>
          <table:table-cell office:value-type="float" office:value="72.7484" calcext:value-type="float">
            <text:p>72.748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123" calcext:value-type="float">
            <text:p>46.2123</text:p>
          </table:table-cell>
          <table:table-cell office:value-type="float" office:value="73.3091" calcext:value-type="float">
            <text:p>73.3091</text:p>
          </table:table-cell>
          <table:table-cell office:value-type="float" office:value="90.7452" calcext:value-type="float">
            <text:p>90.745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56" calcext:value-type="float">
            <text:p>43.8956</text:p>
          </table:table-cell>
          <table:table-cell office:value-type="float" office:value="77.7612" calcext:value-type="float">
            <text:p>77.7612</text:p>
          </table:table-cell>
          <table:table-cell office:value-type="float" office:value="98.6248" calcext:value-type="float">
            <text:p>98.624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3951" calcext:value-type="float">
            <text:p>40.3951</text:p>
          </table:table-cell>
          <table:table-cell office:value-type="float" office:value="70.7793" calcext:value-type="float">
            <text:p>70.7793</text:p>
          </table:table-cell>
          <table:table-cell office:value-type="float" office:value="90.7447" calcext:value-type="float">
            <text:p>90.744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09" calcext:value-type="float">
            <text:p>43.09</text:p>
          </table:table-cell>
          <table:table-cell office:value-type="float" office:value="61.451" calcext:value-type="float">
            <text:p>61.451</text:p>
          </table:table-cell>
          <table:table-cell office:value-type="float" office:value="75.4272" calcext:value-type="float">
            <text:p>75.427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7167" calcext:value-type="float">
            <text:p>52.7167</text:p>
          </table:table-cell>
          <table:table-cell office:value-type="float" office:value="60.7994" calcext:value-type="float">
            <text:p>60.7994</text:p>
          </table:table-cell>
          <table:table-cell office:value-type="float" office:value="72.618" calcext:value-type="float">
            <text:p>72.61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111" calcext:value-type="float">
            <text:p>46.2111</text:p>
          </table:table-cell>
          <table:table-cell office:value-type="float" office:value="73.3071" calcext:value-type="float">
            <text:p>73.3071</text:p>
          </table:table-cell>
          <table:table-cell office:value-type="float" office:value="90.7429" calcext:value-type="float">
            <text:p>90.742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46" calcext:value-type="float">
            <text:p>43.8946</text:p>
          </table:table-cell>
          <table:table-cell office:value-type="float" office:value="77.7595" calcext:value-type="float">
            <text:p>77.7595</text:p>
          </table:table-cell>
          <table:table-cell office:value-type="float" office:value="98.6225" calcext:value-type="float">
            <text:p>98.622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16" calcext:value-type="float">
            <text:p>40.416</text:p>
          </table:table-cell>
          <table:table-cell office:value-type="float" office:value="70.8111" calcext:value-type="float">
            <text:p>70.8111</text:p>
          </table:table-cell>
          <table:table-cell office:value-type="float" office:value="90.7803" calcext:value-type="float">
            <text:p>90.780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002" calcext:value-type="float">
            <text:p>43.1002</text:p>
          </table:table-cell>
          <table:table-cell office:value-type="float" office:value="61.4697" calcext:value-type="float">
            <text:p>61.4697</text:p>
          </table:table-cell>
          <table:table-cell office:value-type="float" office:value="75.4497" calcext:value-type="float">
            <text:p>75.449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641" calcext:value-type="float">
            <text:p>52.6641</text:p>
          </table:table-cell>
          <table:table-cell office:value-type="float" office:value="60.6676" calcext:value-type="float">
            <text:p>60.6676</text:p>
          </table:table-cell>
          <table:table-cell office:value-type="float" office:value="72.4279" calcext:value-type="float">
            <text:p>72.427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083" calcext:value-type="float">
            <text:p>46.2083</text:p>
          </table:table-cell>
          <table:table-cell office:value-type="float" office:value="73.3025" calcext:value-type="float">
            <text:p>73.3025</text:p>
          </table:table-cell>
          <table:table-cell office:value-type="float" office:value="90.7375" calcext:value-type="float">
            <text:p>90.737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41" calcext:value-type="float">
            <text:p>43.8941</text:p>
          </table:table-cell>
          <table:table-cell office:value-type="float" office:value="77.7586" calcext:value-type="float">
            <text:p>77.7586</text:p>
          </table:table-cell>
          <table:table-cell office:value-type="float" office:value="98.6212" calcext:value-type="float">
            <text:p>98.621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404" calcext:value-type="float">
            <text:p>40.4404</text:p>
          </table:table-cell>
          <table:table-cell office:value-type="float" office:value="70.8488" calcext:value-type="float">
            <text:p>70.8488</text:p>
          </table:table-cell>
          <table:table-cell office:value-type="float" office:value="90.8236" calcext:value-type="float">
            <text:p>90.823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161" calcext:value-type="float">
            <text:p>43.1161</text:p>
          </table:table-cell>
          <table:table-cell office:value-type="float" office:value="61.4988" calcext:value-type="float">
            <text:p>61.4988</text:p>
          </table:table-cell>
          <table:table-cell office:value-type="float" office:value="75.4845" calcext:value-type="float">
            <text:p>75.484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6068" calcext:value-type="float">
            <text:p>52.6068</text:p>
          </table:table-cell>
          <table:table-cell office:value-type="float" office:value="60.5242" calcext:value-type="float">
            <text:p>60.5242</text:p>
          </table:table-cell>
          <table:table-cell office:value-type="float" office:value="72.2221" calcext:value-type="float">
            <text:p>72.222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046" calcext:value-type="float">
            <text:p>46.2046</text:p>
          </table:table-cell>
          <table:table-cell office:value-type="float" office:value="73.2965" calcext:value-type="float">
            <text:p>73.2965</text:p>
          </table:table-cell>
          <table:table-cell office:value-type="float" office:value="90.7309" calcext:value-type="float">
            <text:p>90.730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933" calcext:value-type="float">
            <text:p>43.8933</text:p>
          </table:table-cell>
          <table:table-cell office:value-type="float" office:value="77.757" calcext:value-type="float">
            <text:p>77.757</text:p>
          </table:table-cell>
          <table:table-cell office:value-type="float" office:value="98.6188" calcext:value-type="float">
            <text:p>98.618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552" calcext:value-type="float">
            <text:p>40.4552</text:p>
          </table:table-cell>
          <table:table-cell office:value-type="float" office:value="70.8716" calcext:value-type="float">
            <text:p>70.8716</text:p>
          </table:table-cell>
          <table:table-cell office:value-type="float" office:value="90.8496" calcext:value-type="float">
            <text:p>90.849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358" calcext:value-type="float">
            <text:p>43.1358</text:p>
          </table:table-cell>
          <table:table-cell office:value-type="float" office:value="61.535" calcext:value-type="float">
            <text:p>61.535</text:p>
          </table:table-cell>
          <table:table-cell office:value-type="float" office:value="75.5278" calcext:value-type="float">
            <text:p>75.527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688" calcext:value-type="float">
            <text:p>52.5688</text:p>
          </table:table-cell>
          <table:table-cell office:value-type="float" office:value="60.4318" calcext:value-type="float">
            <text:p>60.4318</text:p>
          </table:table-cell>
          <table:table-cell office:value-type="float" office:value="72.089" calcext:value-type="float">
            <text:p>72.08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2006" calcext:value-type="float">
            <text:p>46.2006</text:p>
          </table:table-cell>
          <table:table-cell office:value-type="float" office:value="73.2899" calcext:value-type="float">
            <text:p>73.2899</text:p>
          </table:table-cell>
          <table:table-cell office:value-type="float" office:value="90.7235" calcext:value-type="float">
            <text:p>90.723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6" calcext:value-type="float">
            <text:p>43.8926</text:p>
          </table:table-cell>
          <table:table-cell office:value-type="float" office:value="77.7557" calcext:value-type="float">
            <text:p>77.7557</text:p>
          </table:table-cell>
          <table:table-cell office:value-type="float" office:value="98.6167" calcext:value-type="float">
            <text:p>98.616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702" calcext:value-type="float">
            <text:p>40.4702</text:p>
          </table:table-cell>
          <table:table-cell office:value-type="float" office:value="70.8945" calcext:value-type="float">
            <text:p>70.8945</text:p>
          </table:table-cell>
          <table:table-cell office:value-type="float" office:value="90.8753" calcext:value-type="float">
            <text:p>90.875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594" calcext:value-type="float">
            <text:p>43.1594</text:p>
          </table:table-cell>
          <table:table-cell office:value-type="float" office:value="61.5785" calcext:value-type="float">
            <text:p>61.5785</text:p>
          </table:table-cell>
          <table:table-cell office:value-type="float" office:value="75.5802" calcext:value-type="float">
            <text:p>75.580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452" calcext:value-type="float">
            <text:p>52.5452</text:p>
          </table:table-cell>
          <table:table-cell office:value-type="float" office:value="60.3757" calcext:value-type="float">
            <text:p>60.3757</text:p>
          </table:table-cell>
          <table:table-cell office:value-type="float" office:value="72.0106" calcext:value-type="float">
            <text:p>72.010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958" calcext:value-type="float">
            <text:p>46.1958</text:p>
          </table:table-cell>
          <table:table-cell office:value-type="float" office:value="73.2826" calcext:value-type="float">
            <text:p>73.2826</text:p>
          </table:table-cell>
          <table:table-cell office:value-type="float" office:value="90.716" calcext:value-type="float">
            <text:p>90.71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2" calcext:value-type="float">
            <text:p>43.8922</text:p>
          </table:table-cell>
          <table:table-cell office:value-type="float" office:value="77.7543" calcext:value-type="float">
            <text:p>77.7543</text:p>
          </table:table-cell>
          <table:table-cell office:value-type="float" office:value="98.6139" calcext:value-type="float">
            <text:p>98.613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851" calcext:value-type="float">
            <text:p>40.4851</text:p>
          </table:table-cell>
          <table:table-cell office:value-type="float" office:value="70.9176" calcext:value-type="float">
            <text:p>70.9176</text:p>
          </table:table-cell>
          <table:table-cell office:value-type="float" office:value="90.9017" calcext:value-type="float">
            <text:p>90.901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1878" calcext:value-type="float">
            <text:p>43.1878</text:p>
          </table:table-cell>
          <table:table-cell office:value-type="float" office:value="61.6299" calcext:value-type="float">
            <text:p>61.6299</text:p>
          </table:table-cell>
          <table:table-cell office:value-type="float" office:value="75.6405" calcext:value-type="float">
            <text:p>75.640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527" calcext:value-type="float">
            <text:p>52.527</text:p>
          </table:table-cell>
          <table:table-cell office:value-type="float" office:value="60.3359" calcext:value-type="float">
            <text:p>60.3359</text:p>
          </table:table-cell>
          <table:table-cell office:value-type="float" office:value="71.9577" calcext:value-type="float">
            <text:p>71.957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904" calcext:value-type="float">
            <text:p>46.1904</text:p>
          </table:table-cell>
          <table:table-cell office:value-type="float" office:value="73.2741" calcext:value-type="float">
            <text:p>73.2741</text:p>
          </table:table-cell>
          <table:table-cell office:value-type="float" office:value="90.7071" calcext:value-type="float">
            <text:p>90.7071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918" calcext:value-type="float">
            <text:p>43.8918</text:p>
          </table:table-cell>
          <table:table-cell office:value-type="float" office:value="77.7533" calcext:value-type="float">
            <text:p>77.7533</text:p>
          </table:table-cell>
          <table:table-cell office:value-type="float" office:value="98.6119" calcext:value-type="float">
            <text:p>98.611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95" calcext:value-type="float">
            <text:p>40.495</text:p>
          </table:table-cell>
          <table:table-cell office:value-type="float" office:value="70.9332" calcext:value-type="float">
            <text:p>70.9332</text:p>
          </table:table-cell>
          <table:table-cell office:value-type="float" office:value="90.9203" calcext:value-type="float">
            <text:p>90.920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247" calcext:value-type="float">
            <text:p>43.2247</text:p>
          </table:table-cell>
          <table:table-cell office:value-type="float" office:value="61.6966" calcext:value-type="float">
            <text:p>61.6966</text:p>
          </table:table-cell>
          <table:table-cell office:value-type="float" office:value="75.7182" calcext:value-type="float">
            <text:p>75.718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4926" calcext:value-type="float">
            <text:p>52.4926</text:p>
          </table:table-cell>
          <table:table-cell office:value-type="float" office:value="60.2619" calcext:value-type="float">
            <text:p>60.2619</text:p>
          </table:table-cell>
          <table:table-cell office:value-type="float" office:value="71.8706" calcext:value-type="float">
            <text:p>71.870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866" calcext:value-type="float">
            <text:p>46.1866</text:p>
          </table:table-cell>
          <table:table-cell office:value-type="float" office:value="73.2678" calcext:value-type="float">
            <text:p>73.2678</text:p>
          </table:table-cell>
          <table:table-cell office:value-type="float" office:value="90.7" calcext:value-type="float">
            <text:p>90.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9" calcext:value-type="float">
            <text:p>43.8919</text:p>
          </table:table-cell>
          <table:table-cell office:value-type="float" office:value="77.7531" calcext:value-type="float">
            <text:p>77.7531</text:p>
          </table:table-cell>
          <table:table-cell office:value-type="float" office:value="98.6111" calcext:value-type="float">
            <text:p>98.611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53" calcext:value-type="float">
            <text:p>40.5053</text:p>
          </table:table-cell>
          <table:table-cell office:value-type="float" office:value="70.9489" calcext:value-type="float">
            <text:p>70.9489</text:p>
          </table:table-cell>
          <table:table-cell office:value-type="float" office:value="90.9379" calcext:value-type="float">
            <text:p>90.93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32" calcext:value-type="float">
            <text:p>43.2532</text:p>
          </table:table-cell>
          <table:table-cell office:value-type="float" office:value="61.7488" calcext:value-type="float">
            <text:p>61.7488</text:p>
          </table:table-cell>
          <table:table-cell office:value-type="float" office:value="75.7806" calcext:value-type="float">
            <text:p>75.780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4673" calcext:value-type="float">
            <text:p>52.4673</text:p>
          </table:table-cell>
          <table:table-cell office:value-type="float" office:value="60.2088" calcext:value-type="float">
            <text:p>60.2088</text:p>
          </table:table-cell>
          <table:table-cell office:value-type="float" office:value="71.8103" calcext:value-type="float">
            <text:p>71.810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789" calcext:value-type="float">
            <text:p>46.1789</text:p>
          </table:table-cell>
          <table:table-cell office:value-type="float" office:value="73.2555" calcext:value-type="float">
            <text:p>73.2555</text:p>
          </table:table-cell>
          <table:table-cell office:value-type="float" office:value="90.6866" calcext:value-type="float">
            <text:p>90.686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8" calcext:value-type="float">
            <text:p>43.8918</text:p>
          </table:table-cell>
          <table:table-cell office:value-type="float" office:value="77.7527" calcext:value-type="float">
            <text:p>77.7527</text:p>
          </table:table-cell>
          <table:table-cell office:value-type="float" office:value="98.6102" calcext:value-type="float">
            <text:p>98.610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1" calcext:value-type="float">
            <text:p>40.521</text:p>
          </table:table-cell>
          <table:table-cell office:value-type="float" office:value="70.9729" calcext:value-type="float">
            <text:p>70.9729</text:p>
          </table:table-cell>
          <table:table-cell office:value-type="float" office:value="90.9646" calcext:value-type="float">
            <text:p>90.964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27" calcext:value-type="float">
            <text:p>43.2627</text:p>
          </table:table-cell>
          <table:table-cell office:value-type="float" office:value="61.7658" calcext:value-type="float">
            <text:p>61.7658</text:p>
          </table:table-cell>
          <table:table-cell office:value-type="float" office:value="75.8002" calcext:value-type="float">
            <text:p>75.800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4397" calcext:value-type="float">
            <text:p>52.4397</text:p>
          </table:table-cell>
          <table:table-cell office:value-type="float" office:value="60.1486" calcext:value-type="float">
            <text:p>60.1486</text:p>
          </table:table-cell>
          <table:table-cell office:value-type="float" office:value="71.7391" calcext:value-type="float">
            <text:p>71.739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726" calcext:value-type="float">
            <text:p>46.1726</text:p>
          </table:table-cell>
          <table:table-cell office:value-type="float" office:value="73.2454" calcext:value-type="float">
            <text:p>73.2454</text:p>
          </table:table-cell>
          <table:table-cell office:value-type="float" office:value="90.6757" calcext:value-type="float">
            <text:p>90.675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1" calcext:value-type="float">
            <text:p>43.8911</text:p>
          </table:table-cell>
          <table:table-cell office:value-type="float" office:value="77.7512" calcext:value-type="float">
            <text:p>77.7512</text:p>
          </table:table-cell>
          <table:table-cell office:value-type="float" office:value="98.6074" calcext:value-type="float">
            <text:p>98.607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66" calcext:value-type="float">
            <text:p>40.5366</text:p>
          </table:table-cell>
          <table:table-cell office:value-type="float" office:value="70.9962" calcext:value-type="float">
            <text:p>70.9962</text:p>
          </table:table-cell>
          <table:table-cell office:value-type="float" office:value="90.99" calcext:value-type="float">
            <text:p>90.9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38" calcext:value-type="float">
            <text:p>43.2738</text:p>
          </table:table-cell>
          <table:table-cell office:value-type="float" office:value="61.7852" calcext:value-type="float">
            <text:p>61.7852</text:p>
          </table:table-cell>
          <table:table-cell office:value-type="float" office:value="75.8214" calcext:value-type="float">
            <text:p>75.821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4143" calcext:value-type="float">
            <text:p>52.4143</text:p>
          </table:table-cell>
          <table:table-cell office:value-type="float" office:value="60.0943" calcext:value-type="float">
            <text:p>60.0943</text:p>
          </table:table-cell>
          <table:table-cell office:value-type="float" office:value="71.6801" calcext:value-type="float">
            <text:p>71.680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669" calcext:value-type="float">
            <text:p>46.1669</text:p>
          </table:table-cell>
          <table:table-cell office:value-type="float" office:value="73.2363" calcext:value-type="float">
            <text:p>73.2363</text:p>
          </table:table-cell>
          <table:table-cell office:value-type="float" office:value="90.6658" calcext:value-type="float">
            <text:p>90.6658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907" calcext:value-type="float">
            <text:p>43.8907</text:p>
          </table:table-cell>
          <table:table-cell office:value-type="float" office:value="77.7504" calcext:value-type="float">
            <text:p>77.7504</text:p>
          </table:table-cell>
          <table:table-cell office:value-type="float" office:value="98.6062" calcext:value-type="float">
            <text:p>98.606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8" calcext:value-type="float">
            <text:p>40.538</text:p>
          </table:table-cell>
          <table:table-cell office:value-type="float" office:value="70.9981" calcext:value-type="float">
            <text:p>70.9981</text:p>
          </table:table-cell>
          <table:table-cell office:value-type="float" office:value="90.9918" calcext:value-type="float">
            <text:p>90.991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7" calcext:value-type="float">
            <text:p>43.287</text:p>
          </table:table-cell>
          <table:table-cell office:value-type="float" office:value="61.8084" calcext:value-type="float">
            <text:p>61.8084</text:p>
          </table:table-cell>
          <table:table-cell office:value-type="float" office:value="75.8474" calcext:value-type="float">
            <text:p>75.847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4039" calcext:value-type="float">
            <text:p>52.4039</text:p>
          </table:table-cell>
          <table:table-cell office:value-type="float" office:value="60.0748" calcext:value-type="float">
            <text:p>60.0748</text:p>
          </table:table-cell>
          <table:table-cell office:value-type="float" office:value="71.6623" calcext:value-type="float">
            <text:p>71.662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607" calcext:value-type="float">
            <text:p>46.1607</text:p>
          </table:table-cell>
          <table:table-cell office:value-type="float" office:value="73.2261" calcext:value-type="float">
            <text:p>73.2261</text:p>
          </table:table-cell>
          <table:table-cell office:value-type="float" office:value="90.6543" calcext:value-type="float">
            <text:p>90.654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8" calcext:value-type="float">
            <text:p>43.8908</text:p>
          </table:table-cell>
          <table:table-cell office:value-type="float" office:value="77.7504" calcext:value-type="float">
            <text:p>77.7504</text:p>
          </table:table-cell>
          <table:table-cell office:value-type="float" office:value="98.6062" calcext:value-type="float">
            <text:p>98.606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82" calcext:value-type="float">
            <text:p>40.5382</text:p>
          </table:table-cell>
          <table:table-cell office:value-type="float" office:value="70.9985" calcext:value-type="float">
            <text:p>70.9985</text:p>
          </table:table-cell>
          <table:table-cell office:value-type="float" office:value="90.9921" calcext:value-type="float">
            <text:p>90.992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81" calcext:value-type="float">
            <text:p>43.2981</text:p>
          </table:table-cell>
          <table:table-cell office:value-type="float" office:value="61.8283" calcext:value-type="float">
            <text:p>61.8283</text:p>
          </table:table-cell>
          <table:table-cell office:value-type="float" office:value="75.8702" calcext:value-type="float">
            <text:p>75.870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882" calcext:value-type="float">
            <text:p>52.3882</text:p>
          </table:table-cell>
          <table:table-cell office:value-type="float" office:value="60.0431" calcext:value-type="float">
            <text:p>60.0431</text:p>
          </table:table-cell>
          <table:table-cell office:value-type="float" office:value="71.6322" calcext:value-type="float">
            <text:p>71.632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548" calcext:value-type="float">
            <text:p>46.1548</text:p>
          </table:table-cell>
          <table:table-cell office:value-type="float" office:value="73.2166" calcext:value-type="float">
            <text:p>73.2166</text:p>
          </table:table-cell>
          <table:table-cell office:value-type="float" office:value="90.6436" calcext:value-type="float">
            <text:p>90.643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8" calcext:value-type="float">
            <text:p>43.8908</text:p>
          </table:table-cell>
          <table:table-cell office:value-type="float" office:value="77.7505" calcext:value-type="float">
            <text:p>77.7505</text:p>
          </table:table-cell>
          <table:table-cell office:value-type="float" office:value="98.6062" calcext:value-type="float">
            <text:p>98.606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9" calcext:value-type="float">
            <text:p>40.539</text:p>
          </table:table-cell>
          <table:table-cell office:value-type="float" office:value="70.9995" calcext:value-type="float">
            <text:p>70.9995</text:p>
          </table:table-cell>
          <table:table-cell office:value-type="float" office:value="90.9932" calcext:value-type="float">
            <text:p>90.993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18" calcext:value-type="float">
            <text:p>43.3018</text:p>
          </table:table-cell>
          <table:table-cell office:value-type="float" office:value="61.8347" calcext:value-type="float">
            <text:p>61.8347</text:p>
          </table:table-cell>
          <table:table-cell office:value-type="float" office:value="75.8771" calcext:value-type="float">
            <text:p>75.877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794" calcext:value-type="float">
            <text:p>52.3794</text:p>
          </table:table-cell>
          <table:table-cell office:value-type="float" office:value="60.0264" calcext:value-type="float">
            <text:p>60.0264</text:p>
          </table:table-cell>
          <table:table-cell office:value-type="float" office:value="71.6183" calcext:value-type="float">
            <text:p>71.618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87" calcext:value-type="float">
            <text:p>46.1487</text:p>
          </table:table-cell>
          <table:table-cell office:value-type="float" office:value="73.2066" calcext:value-type="float">
            <text:p>73.2066</text:p>
          </table:table-cell>
          <table:table-cell office:value-type="float" office:value="90.6324" calcext:value-type="float">
            <text:p>90.632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9" calcext:value-type="float">
            <text:p>43.8909</text:p>
          </table:table-cell>
          <table:table-cell office:value-type="float" office:value="77.7506" calcext:value-type="float">
            <text:p>77.7506</text:p>
          </table:table-cell>
          <table:table-cell office:value-type="float" office:value="98.6065" calcext:value-type="float">
            <text:p>98.606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94" calcext:value-type="float">
            <text:p>40.5394</text:p>
          </table:table-cell>
          <table:table-cell office:value-type="float" office:value="71" calcext:value-type="float">
            <text:p>71</text:p>
          </table:table-cell>
          <table:table-cell office:value-type="float" office:value="90.9934" calcext:value-type="float">
            <text:p>90.993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61" calcext:value-type="float">
            <text:p>43.3061</text:p>
          </table:table-cell>
          <table:table-cell office:value-type="float" office:value="61.8423" calcext:value-type="float">
            <text:p>61.8423</text:p>
          </table:table-cell>
          <table:table-cell office:value-type="float" office:value="75.8856" calcext:value-type="float">
            <text:p>75.885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754" calcext:value-type="float">
            <text:p>52.3754</text:p>
          </table:table-cell>
          <table:table-cell office:value-type="float" office:value="60.0196" calcext:value-type="float">
            <text:p>60.0196</text:p>
          </table:table-cell>
          <table:table-cell office:value-type="float" office:value="71.6133" calcext:value-type="float">
            <text:p>71.613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38" calcext:value-type="float">
            <text:p>46.1438</text:p>
          </table:table-cell>
          <table:table-cell office:value-type="float" office:value="73.1987" calcext:value-type="float">
            <text:p>73.1987</text:p>
          </table:table-cell>
          <table:table-cell office:value-type="float" office:value="90.6234" calcext:value-type="float">
            <text:p>90.623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9" calcext:value-type="float">
            <text:p>43.8909</text:p>
          </table:table-cell>
          <table:table-cell office:value-type="float" office:value="77.7509" calcext:value-type="float">
            <text:p>77.7509</text:p>
          </table:table-cell>
          <table:table-cell office:value-type="float" office:value="98.6072" calcext:value-type="float">
            <text:p>98.607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02" calcext:value-type="float">
            <text:p>40.5402</text:p>
          </table:table-cell>
          <table:table-cell office:value-type="float" office:value="71.0013" calcext:value-type="float">
            <text:p>71.0013</text:p>
          </table:table-cell>
          <table:table-cell office:value-type="float" office:value="90.9949" calcext:value-type="float">
            <text:p>90.994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66" calcext:value-type="float">
            <text:p>43.3066</text:p>
          </table:table-cell>
          <table:table-cell office:value-type="float" office:value="61.8432" calcext:value-type="float">
            <text:p>61.8432</text:p>
          </table:table-cell>
          <table:table-cell office:value-type="float" office:value="75.8863" calcext:value-type="float">
            <text:p>75.886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588" calcext:value-type="float">
            <text:p>52.3588</text:p>
          </table:table-cell>
          <table:table-cell office:value-type="float" office:value="59.9883" calcext:value-type="float">
            <text:p>59.9883</text:p>
          </table:table-cell>
          <table:table-cell office:value-type="float" office:value="71.5793" calcext:value-type="float">
            <text:p>71.579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97" calcext:value-type="float">
            <text:p>46.1397</text:p>
          </table:table-cell>
          <table:table-cell office:value-type="float" office:value="73.1919" calcext:value-type="float">
            <text:p>73.1919</text:p>
          </table:table-cell>
          <table:table-cell office:value-type="float" office:value="90.6157" calcext:value-type="float">
            <text:p>90.615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4" calcext:value-type="float">
            <text:p>43.8914</text:p>
          </table:table-cell>
          <table:table-cell office:value-type="float" office:value="77.7517" calcext:value-type="float">
            <text:p>77.7517</text:p>
          </table:table-cell>
          <table:table-cell office:value-type="float" office:value="98.6084" calcext:value-type="float">
            <text:p>98.608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05" calcext:value-type="float">
            <text:p>40.5405</text:p>
          </table:table-cell>
          <table:table-cell office:value-type="float" office:value="71.0017" calcext:value-type="float">
            <text:p>71.0017</text:p>
          </table:table-cell>
          <table:table-cell office:value-type="float" office:value="90.9954" calcext:value-type="float">
            <text:p>90.995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73" calcext:value-type="float">
            <text:p>43.3073</text:p>
          </table:table-cell>
          <table:table-cell office:value-type="float" office:value="61.844" calcext:value-type="float">
            <text:p>61.844</text:p>
          </table:table-cell>
          <table:table-cell office:value-type="float" office:value="75.8863" calcext:value-type="float">
            <text:p>75.886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544" calcext:value-type="float">
            <text:p>52.3544</text:p>
          </table:table-cell>
          <table:table-cell office:value-type="float" office:value="59.9823" calcext:value-type="float">
            <text:p>59.9823</text:p>
          </table:table-cell>
          <table:table-cell office:value-type="float" office:value="71.5772" calcext:value-type="float">
            <text:p>71.577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65" calcext:value-type="float">
            <text:p>46.1365</text:p>
          </table:table-cell>
          <table:table-cell office:value-type="float" office:value="73.1867" calcext:value-type="float">
            <text:p>73.1867</text:p>
          </table:table-cell>
          <table:table-cell office:value-type="float" office:value="90.61" calcext:value-type="float">
            <text:p>90.6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19" calcext:value-type="float">
            <text:p>43.8919</text:p>
          </table:table-cell>
          <table:table-cell office:value-type="float" office:value="77.7525" calcext:value-type="float">
            <text:p>77.7525</text:p>
          </table:table-cell>
          <table:table-cell office:value-type="float" office:value="98.6091" calcext:value-type="float">
            <text:p>98.609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11" calcext:value-type="float">
            <text:p>40.5411</text:p>
          </table:table-cell>
          <table:table-cell office:value-type="float" office:value="71.0028" calcext:value-type="float">
            <text:p>71.0028</text:p>
          </table:table-cell>
          <table:table-cell office:value-type="float" office:value="90.9967" calcext:value-type="float">
            <text:p>90.996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01" calcext:value-type="float">
            <text:p>43.3101</text:p>
          </table:table-cell>
          <table:table-cell office:value-type="float" office:value="61.8487" calcext:value-type="float">
            <text:p>61.8487</text:p>
          </table:table-cell>
          <table:table-cell office:value-type="float" office:value="75.8912" calcext:value-type="float">
            <text:p>75.891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498" calcext:value-type="float">
            <text:p>52.3498</text:p>
          </table:table-cell>
          <table:table-cell office:value-type="float" office:value="59.9797" calcext:value-type="float">
            <text:p>59.9797</text:p>
          </table:table-cell>
          <table:table-cell office:value-type="float" office:value="71.5835" calcext:value-type="float">
            <text:p>71.583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13" calcext:value-type="float">
            <text:p>46.1313</text:p>
          </table:table-cell>
          <table:table-cell office:value-type="float" office:value="73.1784" calcext:value-type="float">
            <text:p>73.1784</text:p>
          </table:table-cell>
          <table:table-cell office:value-type="float" office:value="90.6008" calcext:value-type="float">
            <text:p>90.600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" calcext:value-type="float">
            <text:p>43.892</text:p>
          </table:table-cell>
          <table:table-cell office:value-type="float" office:value="77.7526" calcext:value-type="float">
            <text:p>77.7526</text:p>
          </table:table-cell>
          <table:table-cell office:value-type="float" office:value="98.6092" calcext:value-type="float">
            <text:p>98.609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05" calcext:value-type="float">
            <text:p>40.5405</text:p>
          </table:table-cell>
          <table:table-cell office:value-type="float" office:value="71.0017" calcext:value-type="float">
            <text:p>71.0017</text:p>
          </table:table-cell>
          <table:table-cell office:value-type="float" office:value="90.9953" calcext:value-type="float">
            <text:p>90.995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09" calcext:value-type="float">
            <text:p>43.3109</text:p>
          </table:table-cell>
          <table:table-cell office:value-type="float" office:value="61.85" calcext:value-type="float">
            <text:p>61.85</text:p>
          </table:table-cell>
          <table:table-cell office:value-type="float" office:value="75.8924" calcext:value-type="float">
            <text:p>75.892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419" calcext:value-type="float">
            <text:p>52.3419</text:p>
          </table:table-cell>
          <table:table-cell office:value-type="float" office:value="59.971" calcext:value-type="float">
            <text:p>59.971</text:p>
          </table:table-cell>
          <table:table-cell office:value-type="float" office:value="71.5865" calcext:value-type="float">
            <text:p>71.586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6" calcext:value-type="float">
            <text:p>46.126</text:p>
          </table:table-cell>
          <table:table-cell office:value-type="float" office:value="73.1697" calcext:value-type="float">
            <text:p>73.1697</text:p>
          </table:table-cell>
          <table:table-cell office:value-type="float" office:value="90.5911" calcext:value-type="float">
            <text:p>90.591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1" calcext:value-type="float">
            <text:p>43.8921</text:p>
          </table:table-cell>
          <table:table-cell office:value-type="float" office:value="77.7527" calcext:value-type="float">
            <text:p>77.7527</text:p>
          </table:table-cell>
          <table:table-cell office:value-type="float" office:value="98.6092" calcext:value-type="float">
            <text:p>98.609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04" calcext:value-type="float">
            <text:p>40.5404</text:p>
          </table:table-cell>
          <table:table-cell office:value-type="float" office:value="71.0015" calcext:value-type="float">
            <text:p>71.0015</text:p>
          </table:table-cell>
          <table:table-cell office:value-type="float" office:value="90.9951" calcext:value-type="float">
            <text:p>90.995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96" calcext:value-type="float">
            <text:p>43.3096</text:p>
          </table:table-cell>
          <table:table-cell office:value-type="float" office:value="61.8472" calcext:value-type="float">
            <text:p>61.8472</text:p>
          </table:table-cell>
          <table:table-cell office:value-type="float" office:value="75.8881" calcext:value-type="float">
            <text:p>75.888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352" calcext:value-type="float">
            <text:p>52.3352</text:p>
          </table:table-cell>
          <table:table-cell office:value-type="float" office:value="59.964" calcext:value-type="float">
            <text:p>59.964</text:p>
          </table:table-cell>
          <table:table-cell office:value-type="float" office:value="71.5889" calcext:value-type="float">
            <text:p>71.588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13" calcext:value-type="float">
            <text:p>46.1213</text:p>
          </table:table-cell>
          <table:table-cell office:value-type="float" office:value="73.162" calcext:value-type="float">
            <text:p>73.162</text:p>
          </table:table-cell>
          <table:table-cell office:value-type="float" office:value="90.5824" calcext:value-type="float">
            <text:p>90.582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4" calcext:value-type="float">
            <text:p>43.8924</text:p>
          </table:table-cell>
          <table:table-cell office:value-type="float" office:value="77.7531" calcext:value-type="float">
            <text:p>77.7531</text:p>
          </table:table-cell>
          <table:table-cell office:value-type="float" office:value="98.6095" calcext:value-type="float">
            <text:p>98.609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01" calcext:value-type="float">
            <text:p>40.5401</text:p>
          </table:table-cell>
          <table:table-cell office:value-type="float" office:value="71.0011" calcext:value-type="float">
            <text:p>71.0011</text:p>
          </table:table-cell>
          <table:table-cell office:value-type="float" office:value="90.9945" calcext:value-type="float">
            <text:p>90.994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96" calcext:value-type="float">
            <text:p>43.3096</text:p>
          </table:table-cell>
          <table:table-cell office:value-type="float" office:value="61.8469" calcext:value-type="float">
            <text:p>61.8469</text:p>
          </table:table-cell>
          <table:table-cell office:value-type="float" office:value="75.8874" calcext:value-type="float">
            <text:p>75.887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313" calcext:value-type="float">
            <text:p>52.3313</text:p>
          </table:table-cell>
          <table:table-cell office:value-type="float" office:value="59.9615" calcext:value-type="float">
            <text:p>59.9615</text:p>
          </table:table-cell>
          <table:table-cell office:value-type="float" office:value="71.5939" calcext:value-type="float">
            <text:p>71.593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8" calcext:value-type="float">
            <text:p>46.118</text:p>
          </table:table-cell>
          <table:table-cell office:value-type="float" office:value="73.1567" calcext:value-type="float">
            <text:p>73.1567</text:p>
          </table:table-cell>
          <table:table-cell office:value-type="float" office:value="90.5763" calcext:value-type="float">
            <text:p>90.576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3" calcext:value-type="float">
            <text:p>43.893</text:p>
          </table:table-cell>
          <table:table-cell office:value-type="float" office:value="77.754" calcext:value-type="float">
            <text:p>77.754</text:p>
          </table:table-cell>
          <table:table-cell office:value-type="float" office:value="98.6104" calcext:value-type="float">
            <text:p>98.610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03" calcext:value-type="float">
            <text:p>40.5403</text:p>
          </table:table-cell>
          <table:table-cell office:value-type="float" office:value="71.0013" calcext:value-type="float">
            <text:p>71.0013</text:p>
          </table:table-cell>
          <table:table-cell office:value-type="float" office:value="90.9947" calcext:value-type="float">
            <text:p>90.994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95" calcext:value-type="float">
            <text:p>43.3095</text:p>
          </table:table-cell>
          <table:table-cell office:value-type="float" office:value="61.8468" calcext:value-type="float">
            <text:p>61.8468</text:p>
          </table:table-cell>
          <table:table-cell office:value-type="float" office:value="75.8873" calcext:value-type="float">
            <text:p>75.887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266" calcext:value-type="float">
            <text:p>52.3266</text:p>
          </table:table-cell>
          <table:table-cell office:value-type="float" office:value="59.9606" calcext:value-type="float">
            <text:p>59.9606</text:p>
          </table:table-cell>
          <table:table-cell office:value-type="float" office:value="71.6056" calcext:value-type="float">
            <text:p>71.605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56" calcext:value-type="float">
            <text:p>46.1156</text:p>
          </table:table-cell>
          <table:table-cell office:value-type="float" office:value="73.1526" calcext:value-type="float">
            <text:p>73.1526</text:p>
          </table:table-cell>
          <table:table-cell office:value-type="float" office:value="90.5717" calcext:value-type="float">
            <text:p>90.571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34" calcext:value-type="float">
            <text:p>43.8934</text:p>
          </table:table-cell>
          <table:table-cell office:value-type="float" office:value="77.7546" calcext:value-type="float">
            <text:p>77.7546</text:p>
          </table:table-cell>
          <table:table-cell office:value-type="float" office:value="98.6114" calcext:value-type="float">
            <text:p>98.611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93" calcext:value-type="float">
            <text:p>40.5393</text:p>
          </table:table-cell>
          <table:table-cell office:value-type="float" office:value="70.9997" calcext:value-type="float">
            <text:p>70.9997</text:p>
          </table:table-cell>
          <table:table-cell office:value-type="float" office:value="90.9927" calcext:value-type="float">
            <text:p>90.992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94" calcext:value-type="float">
            <text:p>43.3094</text:p>
          </table:table-cell>
          <table:table-cell office:value-type="float" office:value="61.8469" calcext:value-type="float">
            <text:p>61.8469</text:p>
          </table:table-cell>
          <table:table-cell office:value-type="float" office:value="75.8879" calcext:value-type="float">
            <text:p>75.887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21" calcext:value-type="float">
            <text:p>52.321</text:p>
          </table:table-cell>
          <table:table-cell office:value-type="float" office:value="59.9719" calcext:value-type="float">
            <text:p>59.9719</text:p>
          </table:table-cell>
          <table:table-cell office:value-type="float" office:value="71.6492" calcext:value-type="float">
            <text:p>71.649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26" calcext:value-type="float">
            <text:p>46.1126</text:p>
          </table:table-cell>
          <table:table-cell office:value-type="float" office:value="73.148" calcext:value-type="float">
            <text:p>73.148</text:p>
          </table:table-cell>
          <table:table-cell office:value-type="float" office:value="90.5666" calcext:value-type="float">
            <text:p>90.5666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938" calcext:value-type="float">
            <text:p>43.8938</text:p>
          </table:table-cell>
          <table:table-cell office:value-type="float" office:value="77.7553" calcext:value-type="float">
            <text:p>77.7553</text:p>
          </table:table-cell>
          <table:table-cell office:value-type="float" office:value="98.6122" calcext:value-type="float">
            <text:p>98.61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" calcext:value-type="float">
            <text:p>40.54</text:p>
          </table:table-cell>
          <table:table-cell office:value-type="float" office:value="71.0008" calcext:value-type="float">
            <text:p>71.0008</text:p>
          </table:table-cell>
          <table:table-cell office:value-type="float" office:value="90.9938" calcext:value-type="float">
            <text:p>90.993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08" calcext:value-type="float">
            <text:p>43.3108</text:p>
          </table:table-cell>
          <table:table-cell office:value-type="float" office:value="61.8499" calcext:value-type="float">
            <text:p>61.8499</text:p>
          </table:table-cell>
          <table:table-cell office:value-type="float" office:value="75.8927" calcext:value-type="float">
            <text:p>75.892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158" calcext:value-type="float">
            <text:p>52.3158</text:p>
          </table:table-cell>
          <table:table-cell office:value-type="float" office:value="59.9877" calcext:value-type="float">
            <text:p>59.9877</text:p>
          </table:table-cell>
          <table:table-cell office:value-type="float" office:value="71.7057" calcext:value-type="float">
            <text:p>71.705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83" calcext:value-type="float">
            <text:p>46.1083</text:p>
          </table:table-cell>
          <table:table-cell office:value-type="float" office:value="73.1412" calcext:value-type="float">
            <text:p>73.1412</text:p>
          </table:table-cell>
          <table:table-cell office:value-type="float" office:value="90.5595" calcext:value-type="float">
            <text:p>90.5595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945" calcext:value-type="float">
            <text:p>43.8945</text:p>
          </table:table-cell>
          <table:table-cell office:value-type="float" office:value="77.7565" calcext:value-type="float">
            <text:p>77.7565</text:p>
          </table:table-cell>
          <table:table-cell office:value-type="float" office:value="98.6138" calcext:value-type="float">
            <text:p>98.613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86" calcext:value-type="float">
            <text:p>40.5386</text:p>
          </table:table-cell>
          <table:table-cell office:value-type="float" office:value="70.9984" calcext:value-type="float">
            <text:p>70.9984</text:p>
          </table:table-cell>
          <table:table-cell office:value-type="float" office:value="90.9906" calcext:value-type="float">
            <text:p>90.990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19" calcext:value-type="float">
            <text:p>43.3119</text:p>
          </table:table-cell>
          <table:table-cell office:value-type="float" office:value="61.8525" calcext:value-type="float">
            <text:p>61.8525</text:p>
          </table:table-cell>
          <table:table-cell office:value-type="float" office:value="75.8968" calcext:value-type="float">
            <text:p>75.896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118" calcext:value-type="float">
            <text:p>52.3118</text:p>
          </table:table-cell>
          <table:table-cell office:value-type="float" office:value="59.9938" calcext:value-type="float">
            <text:p>59.9938</text:p>
          </table:table-cell>
          <table:table-cell office:value-type="float" office:value="71.7339" calcext:value-type="float">
            <text:p>71.733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58" calcext:value-type="float">
            <text:p>46.1058</text:p>
          </table:table-cell>
          <table:table-cell office:value-type="float" office:value="73.1371" calcext:value-type="float">
            <text:p>73.1371</text:p>
          </table:table-cell>
          <table:table-cell office:value-type="float" office:value="90.555" calcext:value-type="float">
            <text:p>90.55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46" calcext:value-type="float">
            <text:p>43.8946</text:p>
          </table:table-cell>
          <table:table-cell office:value-type="float" office:value="77.7568" calcext:value-type="float">
            <text:p>77.7568</text:p>
          </table:table-cell>
          <table:table-cell office:value-type="float" office:value="98.6142" calcext:value-type="float">
            <text:p>98.614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77" calcext:value-type="float">
            <text:p>40.5377</text:p>
          </table:table-cell>
          <table:table-cell office:value-type="float" office:value="70.9971" calcext:value-type="float">
            <text:p>70.9971</text:p>
          </table:table-cell>
          <table:table-cell office:value-type="float" office:value="90.9897" calcext:value-type="float">
            <text:p>90.989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04" calcext:value-type="float">
            <text:p>43.3104</text:p>
          </table:table-cell>
          <table:table-cell office:value-type="float" office:value="61.8501" calcext:value-type="float">
            <text:p>61.8501</text:p>
          </table:table-cell>
          <table:table-cell office:value-type="float" office:value="75.8946" calcext:value-type="float">
            <text:p>75.894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076" calcext:value-type="float">
            <text:p>52.3076</text:p>
          </table:table-cell>
          <table:table-cell office:value-type="float" office:value="60.0021" calcext:value-type="float">
            <text:p>60.0021</text:p>
          </table:table-cell>
          <table:table-cell office:value-type="float" office:value="71.7666" calcext:value-type="float">
            <text:p>71.766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4" calcext:value-type="float">
            <text:p>46.104</text:p>
          </table:table-cell>
          <table:table-cell office:value-type="float" office:value="73.1343" calcext:value-type="float">
            <text:p>73.1343</text:p>
          </table:table-cell>
          <table:table-cell office:value-type="float" office:value="90.5519" calcext:value-type="float">
            <text:p>90.551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43" calcext:value-type="float">
            <text:p>43.8943</text:p>
          </table:table-cell>
          <table:table-cell office:value-type="float" office:value="77.7568" calcext:value-type="float">
            <text:p>77.7568</text:p>
          </table:table-cell>
          <table:table-cell office:value-type="float" office:value="98.6151" calcext:value-type="float">
            <text:p>98.615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31" calcext:value-type="float">
            <text:p>40.5331</text:p>
          </table:table-cell>
          <table:table-cell office:value-type="float" office:value="70.9906" calcext:value-type="float">
            <text:p>70.9906</text:p>
          </table:table-cell>
          <table:table-cell office:value-type="float" office:value="90.9832" calcext:value-type="float">
            <text:p>90.983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53" calcext:value-type="float">
            <text:p>43.3053</text:p>
          </table:table-cell>
          <table:table-cell office:value-type="float" office:value="61.841" calcext:value-type="float">
            <text:p>61.841</text:p>
          </table:table-cell>
          <table:table-cell office:value-type="float" office:value="75.8844" calcext:value-type="float">
            <text:p>75.884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042" calcext:value-type="float">
            <text:p>52.3042</text:p>
          </table:table-cell>
          <table:table-cell office:value-type="float" office:value="60.0061" calcext:value-type="float">
            <text:p>60.0061</text:p>
          </table:table-cell>
          <table:table-cell office:value-type="float" office:value="71.7864" calcext:value-type="float">
            <text:p>71.786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31" calcext:value-type="float">
            <text:p>46.1031</text:p>
          </table:table-cell>
          <table:table-cell office:value-type="float" office:value="73.1329" calcext:value-type="float">
            <text:p>73.1329</text:p>
          </table:table-cell>
          <table:table-cell office:value-type="float" office:value="90.5505" calcext:value-type="float">
            <text:p>90.550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47" calcext:value-type="float">
            <text:p>43.8947</text:p>
          </table:table-cell>
          <table:table-cell office:value-type="float" office:value="77.7574" calcext:value-type="float">
            <text:p>77.7574</text:p>
          </table:table-cell>
          <table:table-cell office:value-type="float" office:value="98.6159" calcext:value-type="float">
            <text:p>98.615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13" calcext:value-type="float">
            <text:p>40.5313</text:p>
          </table:table-cell>
          <table:table-cell office:value-type="float" office:value="70.9887" calcext:value-type="float">
            <text:p>70.9887</text:p>
          </table:table-cell>
          <table:table-cell office:value-type="float" office:value="90.9823" calcext:value-type="float">
            <text:p>90.982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97" calcext:value-type="float">
            <text:p>43.2997</text:p>
          </table:table-cell>
          <table:table-cell office:value-type="float" office:value="61.8311" calcext:value-type="float">
            <text:p>61.8311</text:p>
          </table:table-cell>
          <table:table-cell office:value-type="float" office:value="75.8734" calcext:value-type="float">
            <text:p>75.873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3018" calcext:value-type="float">
            <text:p>52.3018</text:p>
          </table:table-cell>
          <table:table-cell office:value-type="float" office:value="60.0101" calcext:value-type="float">
            <text:p>60.0101</text:p>
          </table:table-cell>
          <table:table-cell office:value-type="float" office:value="71.8041" calcext:value-type="float">
            <text:p>71.804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3.1327" calcext:value-type="float">
            <text:p>73.1327</text:p>
          </table:table-cell>
          <table:table-cell office:value-type="float" office:value="90.5503" calcext:value-type="float">
            <text:p>90.550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53" calcext:value-type="float">
            <text:p>43.8953</text:p>
          </table:table-cell>
          <table:table-cell office:value-type="float" office:value="77.7585" calcext:value-type="float">
            <text:p>77.7585</text:p>
          </table:table-cell>
          <table:table-cell office:value-type="float" office:value="98.6176" calcext:value-type="float">
            <text:p>98.617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77" calcext:value-type="float">
            <text:p>40.5277</text:p>
          </table:table-cell>
          <table:table-cell office:value-type="float" office:value="70.9838" calcext:value-type="float">
            <text:p>70.9838</text:p>
          </table:table-cell>
          <table:table-cell office:value-type="float" office:value="90.9779" calcext:value-type="float">
            <text:p>90.97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52" calcext:value-type="float">
            <text:p>43.2952</text:p>
          </table:table-cell>
          <table:table-cell office:value-type="float" office:value="61.8234" calcext:value-type="float">
            <text:p>61.8234</text:p>
          </table:table-cell>
          <table:table-cell office:value-type="float" office:value="75.8649" calcext:value-type="float">
            <text:p>75.864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992" calcext:value-type="float">
            <text:p>52.2992</text:p>
          </table:table-cell>
          <table:table-cell office:value-type="float" office:value="60.0074" calcext:value-type="float">
            <text:p>60.0074</text:p>
          </table:table-cell>
          <table:table-cell office:value-type="float" office:value="71.806" calcext:value-type="float">
            <text:p>71.80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27" calcext:value-type="float">
            <text:p>46.1027</text:p>
          </table:table-cell>
          <table:table-cell office:value-type="float" office:value="73.1324" calcext:value-type="float">
            <text:p>73.1324</text:p>
          </table:table-cell>
          <table:table-cell office:value-type="float" office:value="90.5502" calcext:value-type="float">
            <text:p>90.550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65" calcext:value-type="float">
            <text:p>43.8965</text:p>
          </table:table-cell>
          <table:table-cell office:value-type="float" office:value="77.7603" calcext:value-type="float">
            <text:p>77.7603</text:p>
          </table:table-cell>
          <table:table-cell office:value-type="float" office:value="98.6196" calcext:value-type="float">
            <text:p>98.619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5" calcext:value-type="float">
            <text:p>40.525</text:p>
          </table:table-cell>
          <table:table-cell office:value-type="float" office:value="70.9806" calcext:value-type="float">
            <text:p>70.9806</text:p>
          </table:table-cell>
          <table:table-cell office:value-type="float" office:value="90.9755" calcext:value-type="float">
            <text:p>90.975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04" calcext:value-type="float">
            <text:p>43.2904</text:p>
          </table:table-cell>
          <table:table-cell office:value-type="float" office:value="61.815" calcext:value-type="float">
            <text:p>61.815</text:p>
          </table:table-cell>
          <table:table-cell office:value-type="float" office:value="75.8556" calcext:value-type="float">
            <text:p>75.855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956" calcext:value-type="float">
            <text:p>52.2956</text:p>
          </table:table-cell>
          <table:table-cell office:value-type="float" office:value="60.0073" calcext:value-type="float">
            <text:p>60.0073</text:p>
          </table:table-cell>
          <table:table-cell office:value-type="float" office:value="71.8186" calcext:value-type="float">
            <text:p>71.818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3.1327" calcext:value-type="float">
            <text:p>73.1327</text:p>
          </table:table-cell>
          <table:table-cell office:value-type="float" office:value="90.5505" calcext:value-type="float">
            <text:p>90.5505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972" calcext:value-type="float">
            <text:p>43.8972</text:p>
          </table:table-cell>
          <table:table-cell office:value-type="float" office:value="77.7616" calcext:value-type="float">
            <text:p>77.7616</text:p>
          </table:table-cell>
          <table:table-cell office:value-type="float" office:value="98.6214" calcext:value-type="float">
            <text:p>98.621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28" calcext:value-type="float">
            <text:p>40.5228</text:p>
          </table:table-cell>
          <table:table-cell office:value-type="float" office:value="70.9772" calcext:value-type="float">
            <text:p>70.9772</text:p>
          </table:table-cell>
          <table:table-cell office:value-type="float" office:value="90.9717" calcext:value-type="float">
            <text:p>90.971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69" calcext:value-type="float">
            <text:p>43.2869</text:p>
          </table:table-cell>
          <table:table-cell office:value-type="float" office:value="61.8085" calcext:value-type="float">
            <text:p>61.8085</text:p>
          </table:table-cell>
          <table:table-cell office:value-type="float" office:value="75.8478" calcext:value-type="float">
            <text:p>75.847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861" calcext:value-type="float">
            <text:p>52.2861</text:p>
          </table:table-cell>
          <table:table-cell office:value-type="float" office:value="60.0006" calcext:value-type="float">
            <text:p>60.0006</text:p>
          </table:table-cell>
          <table:table-cell office:value-type="float" office:value="71.8345" calcext:value-type="float">
            <text:p>71.834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3" calcext:value-type="float">
            <text:p>46.103</text:p>
          </table:table-cell>
          <table:table-cell office:value-type="float" office:value="73.1329" calcext:value-type="float">
            <text:p>73.1329</text:p>
          </table:table-cell>
          <table:table-cell office:value-type="float" office:value="90.5508" calcext:value-type="float">
            <text:p>90.550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8" calcext:value-type="float">
            <text:p>43.898</text:p>
          </table:table-cell>
          <table:table-cell office:value-type="float" office:value="77.7628" calcext:value-type="float">
            <text:p>77.7628</text:p>
          </table:table-cell>
          <table:table-cell office:value-type="float" office:value="98.6227" calcext:value-type="float">
            <text:p>98.622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09" calcext:value-type="float">
            <text:p>40.5209</text:p>
          </table:table-cell>
          <table:table-cell office:value-type="float" office:value="70.9743" calcext:value-type="float">
            <text:p>70.9743</text:p>
          </table:table-cell>
          <table:table-cell office:value-type="float" office:value="90.9686" calcext:value-type="float">
            <text:p>90.968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32" calcext:value-type="float">
            <text:p>43.2832</text:p>
          </table:table-cell>
          <table:table-cell office:value-type="float" office:value="61.8016" calcext:value-type="float">
            <text:p>61.8016</text:p>
          </table:table-cell>
          <table:table-cell office:value-type="float" office:value="75.839" calcext:value-type="float">
            <text:p>75.83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799" calcext:value-type="float">
            <text:p>52.2799</text:p>
          </table:table-cell>
          <table:table-cell office:value-type="float" office:value="59.9959" calcext:value-type="float">
            <text:p>59.9959</text:p>
          </table:table-cell>
          <table:table-cell office:value-type="float" office:value="71.8449" calcext:value-type="float">
            <text:p>71.844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31" calcext:value-type="float">
            <text:p>46.1031</text:p>
          </table:table-cell>
          <table:table-cell office:value-type="float" office:value="73.1331" calcext:value-type="float">
            <text:p>73.1331</text:p>
          </table:table-cell>
          <table:table-cell office:value-type="float" office:value="90.5511" calcext:value-type="float">
            <text:p>90.551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89" calcext:value-type="float">
            <text:p>43.8989</text:p>
          </table:table-cell>
          <table:table-cell office:value-type="float" office:value="77.7642" calcext:value-type="float">
            <text:p>77.7642</text:p>
          </table:table-cell>
          <table:table-cell office:value-type="float" office:value="98.6244" calcext:value-type="float">
            <text:p>98.624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28" calcext:value-type="float">
            <text:p>40.5128</text:p>
          </table:table-cell>
          <table:table-cell office:value-type="float" office:value="70.9618" calcext:value-type="float">
            <text:p>70.9618</text:p>
          </table:table-cell>
          <table:table-cell office:value-type="float" office:value="90.9541" calcext:value-type="float">
            <text:p>90.954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75" calcext:value-type="float">
            <text:p>43.2775</text:p>
          </table:table-cell>
          <table:table-cell office:value-type="float" office:value="61.7907" calcext:value-type="float">
            <text:p>61.7907</text:p>
          </table:table-cell>
          <table:table-cell office:value-type="float" office:value="75.8253" calcext:value-type="float">
            <text:p>75.825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757" calcext:value-type="float">
            <text:p>52.2757</text:p>
          </table:table-cell>
          <table:table-cell office:value-type="float" office:value="59.9957" calcext:value-type="float">
            <text:p>59.9957</text:p>
          </table:table-cell>
          <table:table-cell office:value-type="float" office:value="71.8597" calcext:value-type="float">
            <text:p>71.859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35" calcext:value-type="float">
            <text:p>46.1035</text:p>
          </table:table-cell>
          <table:table-cell office:value-type="float" office:value="73.1337" calcext:value-type="float">
            <text:p>73.1337</text:p>
          </table:table-cell>
          <table:table-cell office:value-type="float" office:value="90.5518" calcext:value-type="float">
            <text:p>90.551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99" calcext:value-type="float">
            <text:p>43.8999</text:p>
          </table:table-cell>
          <table:table-cell office:value-type="float" office:value="77.7657" calcext:value-type="float">
            <text:p>77.7657</text:p>
          </table:table-cell>
          <table:table-cell office:value-type="float" office:value="98.626" calcext:value-type="float">
            <text:p>98.62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09" calcext:value-type="float">
            <text:p>40.5109</text:p>
          </table:table-cell>
          <table:table-cell office:value-type="float" office:value="70.9593" calcext:value-type="float">
            <text:p>70.9593</text:p>
          </table:table-cell>
          <table:table-cell office:value-type="float" office:value="90.952" calcext:value-type="float">
            <text:p>90.95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46" calcext:value-type="float">
            <text:p>43.2746</text:p>
          </table:table-cell>
          <table:table-cell office:value-type="float" office:value="61.7851" calcext:value-type="float">
            <text:p>61.7851</text:p>
          </table:table-cell>
          <table:table-cell office:value-type="float" office:value="75.8183" calcext:value-type="float">
            <text:p>75.818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723" calcext:value-type="float">
            <text:p>52.2723</text:p>
          </table:table-cell>
          <table:table-cell office:value-type="float" office:value="59.9966" calcext:value-type="float">
            <text:p>59.9966</text:p>
          </table:table-cell>
          <table:table-cell office:value-type="float" office:value="71.8733" calcext:value-type="float">
            <text:p>71.873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37" calcext:value-type="float">
            <text:p>46.1037</text:p>
          </table:table-cell>
          <table:table-cell office:value-type="float" office:value="73.1341" calcext:value-type="float">
            <text:p>73.1341</text:p>
          </table:table-cell>
          <table:table-cell office:value-type="float" office:value="90.5522" calcext:value-type="float">
            <text:p>90.552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04" calcext:value-type="float">
            <text:p>43.9004</text:p>
          </table:table-cell>
          <table:table-cell office:value-type="float" office:value="77.7665" calcext:value-type="float">
            <text:p>77.7665</text:p>
          </table:table-cell>
          <table:table-cell office:value-type="float" office:value="98.6269" calcext:value-type="float">
            <text:p>98.626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89" calcext:value-type="float">
            <text:p>40.5089</text:p>
          </table:table-cell>
          <table:table-cell office:value-type="float" office:value="70.9563" calcext:value-type="float">
            <text:p>70.9563</text:p>
          </table:table-cell>
          <table:table-cell office:value-type="float" office:value="90.9487" calcext:value-type="float">
            <text:p>90.948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08" calcext:value-type="float">
            <text:p>43.2708</text:p>
          </table:table-cell>
          <table:table-cell office:value-type="float" office:value="61.7782" calcext:value-type="float">
            <text:p>61.7782</text:p>
          </table:table-cell>
          <table:table-cell office:value-type="float" office:value="75.8098" calcext:value-type="float">
            <text:p>75.809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675" calcext:value-type="float">
            <text:p>52.2675</text:p>
          </table:table-cell>
          <table:table-cell office:value-type="float" office:value="59.9901" calcext:value-type="float">
            <text:p>59.9901</text:p>
          </table:table-cell>
          <table:table-cell office:value-type="float" office:value="71.8702" calcext:value-type="float">
            <text:p>71.870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38" calcext:value-type="float">
            <text:p>46.1038</text:p>
          </table:table-cell>
          <table:table-cell office:value-type="float" office:value="73.1343" calcext:value-type="float">
            <text:p>73.1343</text:p>
          </table:table-cell>
          <table:table-cell office:value-type="float" office:value="90.5524" calcext:value-type="float">
            <text:p>90.5524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04" calcext:value-type="float">
            <text:p>43.904</text:p>
          </table:table-cell>
          <table:table-cell office:value-type="float" office:value="77.7714" calcext:value-type="float">
            <text:p>77.7714</text:p>
          </table:table-cell>
          <table:table-cell office:value-type="float" office:value="98.6314" calcext:value-type="float">
            <text:p>98.631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66" calcext:value-type="float">
            <text:p>40.5066</text:p>
          </table:table-cell>
          <table:table-cell office:value-type="float" office:value="70.9525" calcext:value-type="float">
            <text:p>70.9525</text:p>
          </table:table-cell>
          <table:table-cell office:value-type="float" office:value="90.9441" calcext:value-type="float">
            <text:p>90.944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66" calcext:value-type="float">
            <text:p>43.2666</text:p>
          </table:table-cell>
          <table:table-cell office:value-type="float" office:value="61.7703" calcext:value-type="float">
            <text:p>61.7703</text:p>
          </table:table-cell>
          <table:table-cell office:value-type="float" office:value="75.8001" calcext:value-type="float">
            <text:p>75.800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655" calcext:value-type="float">
            <text:p>52.2655</text:p>
          </table:table-cell>
          <table:table-cell office:value-type="float" office:value="59.9886" calcext:value-type="float">
            <text:p>59.9886</text:p>
          </table:table-cell>
          <table:table-cell office:value-type="float" office:value="71.8708" calcext:value-type="float">
            <text:p>71.870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43" calcext:value-type="float">
            <text:p>46.1043</text:p>
          </table:table-cell>
          <table:table-cell office:value-type="float" office:value="73.1351" calcext:value-type="float">
            <text:p>73.1351</text:p>
          </table:table-cell>
          <table:table-cell office:value-type="float" office:value="90.5533" calcext:value-type="float">
            <text:p>90.553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49" calcext:value-type="float">
            <text:p>43.9049</text:p>
          </table:table-cell>
          <table:table-cell office:value-type="float" office:value="77.7726" calcext:value-type="float">
            <text:p>77.7726</text:p>
          </table:table-cell>
          <table:table-cell office:value-type="float" office:value="98.6327" calcext:value-type="float">
            <text:p>98.632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44" calcext:value-type="float">
            <text:p>40.5044</text:p>
          </table:table-cell>
          <table:table-cell office:value-type="float" office:value="70.9489" calcext:value-type="float">
            <text:p>70.9489</text:p>
          </table:table-cell>
          <table:table-cell office:value-type="float" office:value="90.9396" calcext:value-type="float">
            <text:p>90.939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2" calcext:value-type="float">
            <text:p>43.262</text:p>
          </table:table-cell>
          <table:table-cell office:value-type="float" office:value="61.7617" calcext:value-type="float">
            <text:p>61.7617</text:p>
          </table:table-cell>
          <table:table-cell office:value-type="float" office:value="75.7894" calcext:value-type="float">
            <text:p>75.789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647" calcext:value-type="float">
            <text:p>52.2647</text:p>
          </table:table-cell>
          <table:table-cell office:value-type="float" office:value="59.9928" calcext:value-type="float">
            <text:p>59.9928</text:p>
          </table:table-cell>
          <table:table-cell office:value-type="float" office:value="71.8809" calcext:value-type="float">
            <text:p>71.880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48" calcext:value-type="float">
            <text:p>46.1048</text:p>
          </table:table-cell>
          <table:table-cell office:value-type="float" office:value="73.1359" calcext:value-type="float">
            <text:p>73.1359</text:p>
          </table:table-cell>
          <table:table-cell office:value-type="float" office:value="90.5541" calcext:value-type="float">
            <text:p>90.554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5" calcext:value-type="float">
            <text:p>43.905</text:p>
          </table:table-cell>
          <table:table-cell office:value-type="float" office:value="77.7727" calcext:value-type="float">
            <text:p>77.7727</text:p>
          </table:table-cell>
          <table:table-cell office:value-type="float" office:value="98.6328" calcext:value-type="float">
            <text:p>98.63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2" calcext:value-type="float">
            <text:p>40.502</text:p>
          </table:table-cell>
          <table:table-cell office:value-type="float" office:value="70.945" calcext:value-type="float">
            <text:p>70.945</text:p>
          </table:table-cell>
          <table:table-cell office:value-type="float" office:value="90.9347" calcext:value-type="float">
            <text:p>90.934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68" calcext:value-type="float">
            <text:p>43.2568</text:p>
          </table:table-cell>
          <table:table-cell office:value-type="float" office:value="61.7518" calcext:value-type="float">
            <text:p>61.7518</text:p>
          </table:table-cell>
          <table:table-cell office:value-type="float" office:value="75.7767" calcext:value-type="float">
            <text:p>75.776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661" calcext:value-type="float">
            <text:p>52.2661</text:p>
          </table:table-cell>
          <table:table-cell office:value-type="float" office:value="60.0002" calcext:value-type="float">
            <text:p>60.0002</text:p>
          </table:table-cell>
          <table:table-cell office:value-type="float" office:value="71.8942" calcext:value-type="float">
            <text:p>71.894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6" calcext:value-type="float">
            <text:p>46.106</text:p>
          </table:table-cell>
          <table:table-cell office:value-type="float" office:value="73.1377" calcext:value-type="float">
            <text:p>73.1377</text:p>
          </table:table-cell>
          <table:table-cell office:value-type="float" office:value="90.556" calcext:value-type="float">
            <text:p>90.55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5" calcext:value-type="float">
            <text:p>43.905</text:p>
          </table:table-cell>
          <table:table-cell office:value-type="float" office:value="77.7729" calcext:value-type="float">
            <text:p>77.7729</text:p>
          </table:table-cell>
          <table:table-cell office:value-type="float" office:value="98.633" calcext:value-type="float">
            <text:p>98.63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04" calcext:value-type="float">
            <text:p>40.5004</text:p>
          </table:table-cell>
          <table:table-cell office:value-type="float" office:value="70.9426" calcext:value-type="float">
            <text:p>70.9426</text:p>
          </table:table-cell>
          <table:table-cell office:value-type="float" office:value="90.9318" calcext:value-type="float">
            <text:p>90.931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46" calcext:value-type="float">
            <text:p>43.2546</text:p>
          </table:table-cell>
          <table:table-cell office:value-type="float" office:value="61.7476" calcext:value-type="float">
            <text:p>61.7476</text:p>
          </table:table-cell>
          <table:table-cell office:value-type="float" office:value="75.7713" calcext:value-type="float">
            <text:p>75.771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659" calcext:value-type="float">
            <text:p>52.2659</text:p>
          </table:table-cell>
          <table:table-cell office:value-type="float" office:value="60.0014" calcext:value-type="float">
            <text:p>60.0014</text:p>
          </table:table-cell>
          <table:table-cell office:value-type="float" office:value="71.8968" calcext:value-type="float">
            <text:p>71.896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74" calcext:value-type="float">
            <text:p>46.1074</text:p>
          </table:table-cell>
          <table:table-cell office:value-type="float" office:value="73.14" calcext:value-type="float">
            <text:p>73.14</text:p>
          </table:table-cell>
          <table:table-cell office:value-type="float" office:value="90.5583" calcext:value-type="float">
            <text:p>90.558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54" calcext:value-type="float">
            <text:p>43.9054</text:p>
          </table:table-cell>
          <table:table-cell office:value-type="float" office:value="77.7735" calcext:value-type="float">
            <text:p>77.7735</text:p>
          </table:table-cell>
          <table:table-cell office:value-type="float" office:value="98.6338" calcext:value-type="float">
            <text:p>98.633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981" calcext:value-type="float">
            <text:p>40.4981</text:p>
          </table:table-cell>
          <table:table-cell office:value-type="float" office:value="70.9387" calcext:value-type="float">
            <text:p>70.9387</text:p>
          </table:table-cell>
          <table:table-cell office:value-type="float" office:value="90.9271" calcext:value-type="float">
            <text:p>90.927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24" calcext:value-type="float">
            <text:p>43.2524</text:p>
          </table:table-cell>
          <table:table-cell office:value-type="float" office:value="61.7433" calcext:value-type="float">
            <text:p>61.7433</text:p>
          </table:table-cell>
          <table:table-cell office:value-type="float" office:value="75.7659" calcext:value-type="float">
            <text:p>75.765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66" calcext:value-type="float">
            <text:p>52.266</text:p>
          </table:table-cell>
          <table:table-cell office:value-type="float" office:value="60.0046" calcext:value-type="float">
            <text:p>60.0046</text:p>
          </table:table-cell>
          <table:table-cell office:value-type="float" office:value="71.9025" calcext:value-type="float">
            <text:p>71.902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89" calcext:value-type="float">
            <text:p>46.1089</text:p>
          </table:table-cell>
          <table:table-cell office:value-type="float" office:value="73.1422" calcext:value-type="float">
            <text:p>73.1422</text:p>
          </table:table-cell>
          <table:table-cell office:value-type="float" office:value="90.5607" calcext:value-type="float">
            <text:p>90.5607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049" calcext:value-type="float">
            <text:p>43.9049</text:p>
          </table:table-cell>
          <table:table-cell office:value-type="float" office:value="77.7728" calcext:value-type="float">
            <text:p>77.7728</text:p>
          </table:table-cell>
          <table:table-cell office:value-type="float" office:value="98.6331" calcext:value-type="float">
            <text:p>98.633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969" calcext:value-type="float">
            <text:p>40.4969</text:p>
          </table:table-cell>
          <table:table-cell office:value-type="float" office:value="70.9368" calcext:value-type="float">
            <text:p>70.9368</text:p>
          </table:table-cell>
          <table:table-cell office:value-type="float" office:value="90.925" calcext:value-type="float">
            <text:p>90.92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1" calcext:value-type="float">
            <text:p>43.251</text:p>
          </table:table-cell>
          <table:table-cell office:value-type="float" office:value="61.7406" calcext:value-type="float">
            <text:p>61.7406</text:p>
          </table:table-cell>
          <table:table-cell office:value-type="float" office:value="75.7624" calcext:value-type="float">
            <text:p>75.762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663" calcext:value-type="float">
            <text:p>52.2663</text:p>
          </table:table-cell>
          <table:table-cell office:value-type="float" office:value="60.0072" calcext:value-type="float">
            <text:p>60.0072</text:p>
          </table:table-cell>
          <table:table-cell office:value-type="float" office:value="71.9064" calcext:value-type="float">
            <text:p>71.906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99" calcext:value-type="float">
            <text:p>46.1099</text:p>
          </table:table-cell>
          <table:table-cell office:value-type="float" office:value="73.1439" calcext:value-type="float">
            <text:p>73.1439</text:p>
          </table:table-cell>
          <table:table-cell office:value-type="float" office:value="90.5623" calcext:value-type="float">
            <text:p>90.562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4" calcext:value-type="float">
            <text:p>43.904</text:p>
          </table:table-cell>
          <table:table-cell office:value-type="float" office:value="77.7715" calcext:value-type="float">
            <text:p>77.7715</text:p>
          </table:table-cell>
          <table:table-cell office:value-type="float" office:value="98.6319" calcext:value-type="float">
            <text:p>98.631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947" calcext:value-type="float">
            <text:p>40.4947</text:p>
          </table:table-cell>
          <table:table-cell office:value-type="float" office:value="70.9333" calcext:value-type="float">
            <text:p>70.9333</text:p>
          </table:table-cell>
          <table:table-cell office:value-type="float" office:value="90.9207" calcext:value-type="float">
            <text:p>90.920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495" calcext:value-type="float">
            <text:p>43.2495</text:p>
          </table:table-cell>
          <table:table-cell office:value-type="float" office:value="61.7378" calcext:value-type="float">
            <text:p>61.7378</text:p>
          </table:table-cell>
          <table:table-cell office:value-type="float" office:value="75.7589" calcext:value-type="float">
            <text:p>75.758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665" calcext:value-type="float">
            <text:p>52.266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71.9082" calcext:value-type="float">
            <text:p>71.908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13" calcext:value-type="float">
            <text:p>46.1113</text:p>
          </table:table-cell>
          <table:table-cell office:value-type="float" office:value="73.146" calcext:value-type="float">
            <text:p>73.146</text:p>
          </table:table-cell>
          <table:table-cell office:value-type="float" office:value="90.5646" calcext:value-type="float">
            <text:p>90.564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22" calcext:value-type="float">
            <text:p>43.9022</text:p>
          </table:table-cell>
          <table:table-cell office:value-type="float" office:value="77.7688" calcext:value-type="float">
            <text:p>77.7688</text:p>
          </table:table-cell>
          <table:table-cell office:value-type="float" office:value="98.6289" calcext:value-type="float">
            <text:p>98.628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896" calcext:value-type="float">
            <text:p>40.4896</text:p>
          </table:table-cell>
          <table:table-cell office:value-type="float" office:value="70.9244" calcext:value-type="float">
            <text:p>70.9244</text:p>
          </table:table-cell>
          <table:table-cell office:value-type="float" office:value="90.9091" calcext:value-type="float">
            <text:p>90.909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481" calcext:value-type="float">
            <text:p>43.2481</text:p>
          </table:table-cell>
          <table:table-cell office:value-type="float" office:value="61.7351" calcext:value-type="float">
            <text:p>61.7351</text:p>
          </table:table-cell>
          <table:table-cell office:value-type="float" office:value="75.7552" calcext:value-type="float">
            <text:p>75.755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668" calcext:value-type="float">
            <text:p>52.2668</text:p>
          </table:table-cell>
          <table:table-cell office:value-type="float" office:value="60.0092" calcext:value-type="float">
            <text:p>60.0092</text:p>
          </table:table-cell>
          <table:table-cell office:value-type="float" office:value="71.9079" calcext:value-type="float">
            <text:p>71.907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3" calcext:value-type="float">
            <text:p>46.113</text:p>
          </table:table-cell>
          <table:table-cell office:value-type="float" office:value="73.1486" calcext:value-type="float">
            <text:p>73.1486</text:p>
          </table:table-cell>
          <table:table-cell office:value-type="float" office:value="90.5671" calcext:value-type="float">
            <text:p>90.567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15" calcext:value-type="float">
            <text:p>43.9015</text:p>
          </table:table-cell>
          <table:table-cell office:value-type="float" office:value="77.7679" calcext:value-type="float">
            <text:p>77.7679</text:p>
          </table:table-cell>
          <table:table-cell office:value-type="float" office:value="98.628" calcext:value-type="float">
            <text:p>98.6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889" calcext:value-type="float">
            <text:p>40.4889</text:p>
          </table:table-cell>
          <table:table-cell office:value-type="float" office:value="70.923" calcext:value-type="float">
            <text:p>70.923</text:p>
          </table:table-cell>
          <table:table-cell office:value-type="float" office:value="90.9068" calcext:value-type="float">
            <text:p>90.906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453" calcext:value-type="float">
            <text:p>43.2453</text:p>
          </table:table-cell>
          <table:table-cell office:value-type="float" office:value="61.7297" calcext:value-type="float">
            <text:p>61.7297</text:p>
          </table:table-cell>
          <table:table-cell office:value-type="float" office:value="75.7484" calcext:value-type="float">
            <text:p>75.74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627" calcext:value-type="float">
            <text:p>52.2627</text:p>
          </table:table-cell>
          <table:table-cell office:value-type="float" office:value="60.0001" calcext:value-type="float">
            <text:p>60.0001</text:p>
          </table:table-cell>
          <table:table-cell office:value-type="float" office:value="71.8906" calcext:value-type="float">
            <text:p>71.890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41" calcext:value-type="float">
            <text:p>46.1141</text:p>
          </table:table-cell>
          <table:table-cell office:value-type="float" office:value="73.1502" calcext:value-type="float">
            <text:p>73.1502</text:p>
          </table:table-cell>
          <table:table-cell office:value-type="float" office:value="90.5688" calcext:value-type="float">
            <text:p>90.568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04" calcext:value-type="float">
            <text:p>43.9004</text:p>
          </table:table-cell>
          <table:table-cell office:value-type="float" office:value="77.7658" calcext:value-type="float">
            <text:p>77.7658</text:p>
          </table:table-cell>
          <table:table-cell office:value-type="float" office:value="98.6249" calcext:value-type="float">
            <text:p>98.624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4949" calcext:value-type="float">
            <text:p>40.4949</text:p>
          </table:table-cell>
          <table:table-cell office:value-type="float" office:value="70.9318" calcext:value-type="float">
            <text:p>70.9318</text:p>
          </table:table-cell>
          <table:table-cell office:value-type="float" office:value="90.9162" calcext:value-type="float">
            <text:p>90.916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455" calcext:value-type="float">
            <text:p>43.2455</text:p>
          </table:table-cell>
          <table:table-cell office:value-type="float" office:value="61.73" calcext:value-type="float">
            <text:p>61.73</text:p>
          </table:table-cell>
          <table:table-cell office:value-type="float" office:value="75.7487" calcext:value-type="float">
            <text:p>75.748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567" calcext:value-type="float">
            <text:p>52.2567</text:p>
          </table:table-cell>
          <table:table-cell office:value-type="float" office:value="59.9882" calcext:value-type="float">
            <text:p>59.9882</text:p>
          </table:table-cell>
          <table:table-cell office:value-type="float" office:value="71.8712" calcext:value-type="float">
            <text:p>71.871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46" calcext:value-type="float">
            <text:p>46.1146</text:p>
          </table:table-cell>
          <table:table-cell office:value-type="float" office:value="73.1511" calcext:value-type="float">
            <text:p>73.1511</text:p>
          </table:table-cell>
          <table:table-cell office:value-type="float" office:value="90.5699" calcext:value-type="float">
            <text:p>90.569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98" calcext:value-type="float">
            <text:p>43.8998</text:p>
          </table:table-cell>
          <table:table-cell office:value-type="float" office:value="77.7643" calcext:value-type="float">
            <text:p>77.7643</text:p>
          </table:table-cell>
          <table:table-cell office:value-type="float" office:value="98.622" calcext:value-type="float">
            <text:p>98.6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035" calcext:value-type="float">
            <text:p>40.5035</text:p>
          </table:table-cell>
          <table:table-cell office:value-type="float" office:value="70.9445" calcext:value-type="float">
            <text:p>70.9445</text:p>
          </table:table-cell>
          <table:table-cell office:value-type="float" office:value="90.9297" calcext:value-type="float">
            <text:p>90.929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469" calcext:value-type="float">
            <text:p>43.2469</text:p>
          </table:table-cell>
          <table:table-cell office:value-type="float" office:value="61.7324" calcext:value-type="float">
            <text:p>61.7324</text:p>
          </table:table-cell>
          <table:table-cell office:value-type="float" office:value="75.7511" calcext:value-type="float">
            <text:p>75.751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519" calcext:value-type="float">
            <text:p>52.2519</text:p>
          </table:table-cell>
          <table:table-cell office:value-type="float" office:value="59.9796" calcext:value-type="float">
            <text:p>59.9796</text:p>
          </table:table-cell>
          <table:table-cell office:value-type="float" office:value="71.8566" calcext:value-type="float">
            <text:p>71.856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55" calcext:value-type="float">
            <text:p>46.1155</text:p>
          </table:table-cell>
          <table:table-cell office:value-type="float" office:value="73.1527" calcext:value-type="float">
            <text:p>73.1527</text:p>
          </table:table-cell>
          <table:table-cell office:value-type="float" office:value="90.5718" calcext:value-type="float">
            <text:p>90.571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95" calcext:value-type="float">
            <text:p>43.8995</text:p>
          </table:table-cell>
          <table:table-cell office:value-type="float" office:value="77.763" calcext:value-type="float">
            <text:p>77.763</text:p>
          </table:table-cell>
          <table:table-cell office:value-type="float" office:value="98.6192" calcext:value-type="float">
            <text:p>98.619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153" calcext:value-type="float">
            <text:p>40.5153</text:p>
          </table:table-cell>
          <table:table-cell office:value-type="float" office:value="70.9616" calcext:value-type="float">
            <text:p>70.9616</text:p>
          </table:table-cell>
          <table:table-cell office:value-type="float" office:value="90.9473" calcext:value-type="float">
            <text:p>90.947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03" calcext:value-type="float">
            <text:p>43.2503</text:p>
          </table:table-cell>
          <table:table-cell office:value-type="float" office:value="61.7383" calcext:value-type="float">
            <text:p>61.7383</text:p>
          </table:table-cell>
          <table:table-cell office:value-type="float" office:value="75.7576" calcext:value-type="float">
            <text:p>75.757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5" calcext:value-type="float">
            <text:p>52.25</text:p>
          </table:table-cell>
          <table:table-cell office:value-type="float" office:value="59.9772" calcext:value-type="float">
            <text:p>59.9772</text:p>
          </table:table-cell>
          <table:table-cell office:value-type="float" office:value="71.8521" calcext:value-type="float">
            <text:p>71.852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59" calcext:value-type="float">
            <text:p>46.1159</text:p>
          </table:table-cell>
          <table:table-cell office:value-type="float" office:value="73.1533" calcext:value-type="float">
            <text:p>73.1533</text:p>
          </table:table-cell>
          <table:table-cell office:value-type="float" office:value="90.5726" calcext:value-type="float">
            <text:p>90.572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81" calcext:value-type="float">
            <text:p>43.8981</text:p>
          </table:table-cell>
          <table:table-cell office:value-type="float" office:value="77.7601" calcext:value-type="float">
            <text:p>77.7601</text:p>
          </table:table-cell>
          <table:table-cell office:value-type="float" office:value="98.6142" calcext:value-type="float">
            <text:p>98.614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261" calcext:value-type="float">
            <text:p>40.5261</text:p>
          </table:table-cell>
          <table:table-cell office:value-type="float" office:value="70.9779" calcext:value-type="float">
            <text:p>70.9779</text:p>
          </table:table-cell>
          <table:table-cell office:value-type="float" office:value="90.9651" calcext:value-type="float">
            <text:p>90.965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561" calcext:value-type="float">
            <text:p>43.2561</text:p>
          </table:table-cell>
          <table:table-cell office:value-type="float" office:value="61.7484" calcext:value-type="float">
            <text:p>61.7484</text:p>
          </table:table-cell>
          <table:table-cell office:value-type="float" office:value="75.7686" calcext:value-type="float">
            <text:p>75.768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493" calcext:value-type="float">
            <text:p>52.2493</text:p>
          </table:table-cell>
          <table:table-cell office:value-type="float" office:value="59.9786" calcext:value-type="float">
            <text:p>59.9786</text:p>
          </table:table-cell>
          <table:table-cell office:value-type="float" office:value="71.8545" calcext:value-type="float">
            <text:p>71.854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63" calcext:value-type="float">
            <text:p>46.1163</text:p>
          </table:table-cell>
          <table:table-cell office:value-type="float" office:value="73.154" calcext:value-type="float">
            <text:p>73.154</text:p>
          </table:table-cell>
          <table:table-cell office:value-type="float" office:value="90.5734" calcext:value-type="float">
            <text:p>90.573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66" calcext:value-type="float">
            <text:p>43.8966</text:p>
          </table:table-cell>
          <table:table-cell office:value-type="float" office:value="77.7568" calcext:value-type="float">
            <text:p>77.7568</text:p>
          </table:table-cell>
          <table:table-cell office:value-type="float" office:value="98.6089" calcext:value-type="float">
            <text:p>98.608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31" calcext:value-type="float">
            <text:p>40.5331</text:p>
          </table:table-cell>
          <table:table-cell office:value-type="float" office:value="70.9878" calcext:value-type="float">
            <text:p>70.9878</text:p>
          </table:table-cell>
          <table:table-cell office:value-type="float" office:value="90.975" calcext:value-type="float">
            <text:p>90.97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36" calcext:value-type="float">
            <text:p>43.2636</text:p>
          </table:table-cell>
          <table:table-cell office:value-type="float" office:value="61.7616" calcext:value-type="float">
            <text:p>61.7616</text:p>
          </table:table-cell>
          <table:table-cell office:value-type="float" office:value="75.783" calcext:value-type="float">
            <text:p>75.78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474" calcext:value-type="float">
            <text:p>52.2474</text:p>
          </table:table-cell>
          <table:table-cell office:value-type="float" office:value="59.9784" calcext:value-type="float">
            <text:p>59.9784</text:p>
          </table:table-cell>
          <table:table-cell office:value-type="float" office:value="71.8555" calcext:value-type="float">
            <text:p>71.855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71" calcext:value-type="float">
            <text:p>46.1171</text:p>
          </table:table-cell>
          <table:table-cell office:value-type="float" office:value="73.1554" calcext:value-type="float">
            <text:p>73.1554</text:p>
          </table:table-cell>
          <table:table-cell office:value-type="float" office:value="90.5749" calcext:value-type="float">
            <text:p>90.574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39" calcext:value-type="float">
            <text:p>43.8939</text:p>
          </table:table-cell>
          <table:table-cell office:value-type="float" office:value="77.7523" calcext:value-type="float">
            <text:p>77.7523</text:p>
          </table:table-cell>
          <table:table-cell office:value-type="float" office:value="98.6028" calcext:value-type="float">
            <text:p>98.60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12" calcext:value-type="float">
            <text:p>40.5412</text:p>
          </table:table-cell>
          <table:table-cell office:value-type="float" office:value="70.9993" calcext:value-type="float">
            <text:p>70.9993</text:p>
          </table:table-cell>
          <table:table-cell office:value-type="float" office:value="90.9864" calcext:value-type="float">
            <text:p>90.986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95" calcext:value-type="float">
            <text:p>43.2695</text:p>
          </table:table-cell>
          <table:table-cell office:value-type="float" office:value="61.7721" calcext:value-type="float">
            <text:p>61.7721</text:p>
          </table:table-cell>
          <table:table-cell office:value-type="float" office:value="75.7951" calcext:value-type="float">
            <text:p>75.795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451" calcext:value-type="float">
            <text:p>52.2451</text:p>
          </table:table-cell>
          <table:table-cell office:value-type="float" office:value="59.977" calcext:value-type="float">
            <text:p>59.977</text:p>
          </table:table-cell>
          <table:table-cell office:value-type="float" office:value="71.8563" calcext:value-type="float">
            <text:p>71.856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82" calcext:value-type="float">
            <text:p>46.1182</text:p>
          </table:table-cell>
          <table:table-cell office:value-type="float" office:value="73.1571" calcext:value-type="float">
            <text:p>73.1571</text:p>
          </table:table-cell>
          <table:table-cell office:value-type="float" office:value="90.5768" calcext:value-type="float">
            <text:p>90.576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22" calcext:value-type="float">
            <text:p>43.8922</text:p>
          </table:table-cell>
          <table:table-cell office:value-type="float" office:value="77.7493" calcext:value-type="float">
            <text:p>77.7493</text:p>
          </table:table-cell>
          <table:table-cell office:value-type="float" office:value="98.5987" calcext:value-type="float">
            <text:p>98.598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509" calcext:value-type="float">
            <text:p>40.5509</text:p>
          </table:table-cell>
          <table:table-cell office:value-type="float" office:value="71.0115" calcext:value-type="float">
            <text:p>71.0115</text:p>
          </table:table-cell>
          <table:table-cell office:value-type="float" office:value="90.9957" calcext:value-type="float">
            <text:p>90.995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55" calcext:value-type="float">
            <text:p>43.2855</text:p>
          </table:table-cell>
          <table:table-cell office:value-type="float" office:value="61.8011" calcext:value-type="float">
            <text:p>61.8011</text:p>
          </table:table-cell>
          <table:table-cell office:value-type="float" office:value="75.829" calcext:value-type="float">
            <text:p>75.82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439" calcext:value-type="float">
            <text:p>52.2439</text:p>
          </table:table-cell>
          <table:table-cell office:value-type="float" office:value="59.977" calcext:value-type="float">
            <text:p>59.977</text:p>
          </table:table-cell>
          <table:table-cell office:value-type="float" office:value="71.8575" calcext:value-type="float">
            <text:p>71.857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94" calcext:value-type="float">
            <text:p>46.1194</text:p>
          </table:table-cell>
          <table:table-cell office:value-type="float" office:value="73.159" calcext:value-type="float">
            <text:p>73.159</text:p>
          </table:table-cell>
          <table:table-cell office:value-type="float" office:value="90.5789" calcext:value-type="float">
            <text:p>90.578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5" calcext:value-type="float">
            <text:p>43.8905</text:p>
          </table:table-cell>
          <table:table-cell office:value-type="float" office:value="77.7459" calcext:value-type="float">
            <text:p>77.7459</text:p>
          </table:table-cell>
          <table:table-cell office:value-type="float" office:value="98.5935" calcext:value-type="float">
            <text:p>98.593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592" calcext:value-type="float">
            <text:p>40.5592</text:p>
          </table:table-cell>
          <table:table-cell office:value-type="float" office:value="71.0235" calcext:value-type="float">
            <text:p>71.0235</text:p>
          </table:table-cell>
          <table:table-cell office:value-type="float" office:value="91.0081" calcext:value-type="float">
            <text:p>91.008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56" calcext:value-type="float">
            <text:p>43.3056</text:p>
          </table:table-cell>
          <table:table-cell office:value-type="float" office:value="61.8373" calcext:value-type="float">
            <text:p>61.8373</text:p>
          </table:table-cell>
          <table:table-cell office:value-type="float" office:value="75.8712" calcext:value-type="float">
            <text:p>75.871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431" calcext:value-type="float">
            <text:p>52.2431</text:p>
          </table:table-cell>
          <table:table-cell office:value-type="float" office:value="59.979" calcext:value-type="float">
            <text:p>59.979</text:p>
          </table:table-cell>
          <table:table-cell office:value-type="float" office:value="71.8606" calcext:value-type="float">
            <text:p>71.860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" calcext:value-type="float">
            <text:p>46.12</text:p>
          </table:table-cell>
          <table:table-cell office:value-type="float" office:value="73.16" calcext:value-type="float">
            <text:p>73.16</text:p>
          </table:table-cell>
          <table:table-cell office:value-type="float" office:value="90.58" calcext:value-type="float">
            <text:p>90.5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9" calcext:value-type="float">
            <text:p>43.889</text:p>
          </table:table-cell>
          <table:table-cell office:value-type="float" office:value="77.7432" calcext:value-type="float">
            <text:p>77.7432</text:p>
          </table:table-cell>
          <table:table-cell office:value-type="float" office:value="98.5898" calcext:value-type="float">
            <text:p>98.589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66" calcext:value-type="float">
            <text:p>40.566</text:p>
          </table:table-cell>
          <table:table-cell office:value-type="float" office:value="71.0332" calcext:value-type="float">
            <text:p>71.0332</text:p>
          </table:table-cell>
          <table:table-cell office:value-type="float" office:value="91.0181" calcext:value-type="float">
            <text:p>91.018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21" calcext:value-type="float">
            <text:p>43.3421</text:p>
          </table:table-cell>
          <table:table-cell office:value-type="float" office:value="61.9023" calcext:value-type="float">
            <text:p>61.9023</text:p>
          </table:table-cell>
          <table:table-cell office:value-type="float" office:value="75.9453" calcext:value-type="float">
            <text:p>75.945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417" calcext:value-type="float">
            <text:p>52.2417</text:p>
          </table:table-cell>
          <table:table-cell office:value-type="float" office:value="59.9797" calcext:value-type="float">
            <text:p>59.9797</text:p>
          </table:table-cell>
          <table:table-cell office:value-type="float" office:value="71.8619" calcext:value-type="float">
            <text:p>71.861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99" calcext:value-type="float">
            <text:p>46.1199</text:p>
          </table:table-cell>
          <table:table-cell office:value-type="float" office:value="73.1599" calcext:value-type="float">
            <text:p>73.1599</text:p>
          </table:table-cell>
          <table:table-cell office:value-type="float" office:value="90.5801" calcext:value-type="float">
            <text:p>90.580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59" calcext:value-type="float">
            <text:p>43.8859</text:p>
          </table:table-cell>
          <table:table-cell office:value-type="float" office:value="77.7381" calcext:value-type="float">
            <text:p>77.7381</text:p>
          </table:table-cell>
          <table:table-cell office:value-type="float" office:value="98.5831" calcext:value-type="float">
            <text:p>98.583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742" calcext:value-type="float">
            <text:p>40.5742</text:p>
          </table:table-cell>
          <table:table-cell office:value-type="float" office:value="71.0452" calcext:value-type="float">
            <text:p>71.0452</text:p>
          </table:table-cell>
          <table:table-cell office:value-type="float" office:value="91.0304" calcext:value-type="float">
            <text:p>91.030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696" calcext:value-type="float">
            <text:p>43.3696</text:p>
          </table:table-cell>
          <table:table-cell office:value-type="float" office:value="61.9516" calcext:value-type="float">
            <text:p>61.9516</text:p>
          </table:table-cell>
          <table:table-cell office:value-type="float" office:value="76.0021" calcext:value-type="float">
            <text:p>76.002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412" calcext:value-type="float">
            <text:p>52.2412</text:p>
          </table:table-cell>
          <table:table-cell office:value-type="float" office:value="59.9813" calcext:value-type="float">
            <text:p>59.9813</text:p>
          </table:table-cell>
          <table:table-cell office:value-type="float" office:value="71.8634" calcext:value-type="float">
            <text:p>71.863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03" calcext:value-type="float">
            <text:p>46.1203</text:p>
          </table:table-cell>
          <table:table-cell office:value-type="float" office:value="73.1606" calcext:value-type="float">
            <text:p>73.1606</text:p>
          </table:table-cell>
          <table:table-cell office:value-type="float" office:value="90.581" calcext:value-type="float">
            <text:p>90.58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44" calcext:value-type="float">
            <text:p>43.8844</text:p>
          </table:table-cell>
          <table:table-cell office:value-type="float" office:value="77.7355" calcext:value-type="float">
            <text:p>77.7355</text:p>
          </table:table-cell>
          <table:table-cell office:value-type="float" office:value="98.5795" calcext:value-type="float">
            <text:p>98.579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13" calcext:value-type="float">
            <text:p>40.5813</text:p>
          </table:table-cell>
          <table:table-cell office:value-type="float" office:value="71.0553" calcext:value-type="float">
            <text:p>71.0553</text:p>
          </table:table-cell>
          <table:table-cell office:value-type="float" office:value="91.0407" calcext:value-type="float">
            <text:p>91.040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91" calcext:value-type="float">
            <text:p>43.3891</text:p>
          </table:table-cell>
          <table:table-cell office:value-type="float" office:value="61.9856" calcext:value-type="float">
            <text:p>61.9856</text:p>
          </table:table-cell>
          <table:table-cell office:value-type="float" office:value="76.039" calcext:value-type="float">
            <text:p>76.03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408" calcext:value-type="float">
            <text:p>52.2408</text:p>
          </table:table-cell>
          <table:table-cell office:value-type="float" office:value="59.9828" calcext:value-type="float">
            <text:p>59.9828</text:p>
          </table:table-cell>
          <table:table-cell office:value-type="float" office:value="71.8653" calcext:value-type="float">
            <text:p>71.865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87" calcext:value-type="float">
            <text:p>46.1187</text:p>
          </table:table-cell>
          <table:table-cell office:value-type="float" office:value="73.158" calcext:value-type="float">
            <text:p>73.158</text:p>
          </table:table-cell>
          <table:table-cell office:value-type="float" office:value="90.5783" calcext:value-type="float">
            <text:p>90.578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24" calcext:value-type="float">
            <text:p>43.8824</text:p>
          </table:table-cell>
          <table:table-cell office:value-type="float" office:value="77.7324" calcext:value-type="float">
            <text:p>77.7324</text:p>
          </table:table-cell>
          <table:table-cell office:value-type="float" office:value="98.5759" calcext:value-type="float">
            <text:p>98.575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46" calcext:value-type="float">
            <text:p>40.5846</text:p>
          </table:table-cell>
          <table:table-cell office:value-type="float" office:value="71.06" calcext:value-type="float">
            <text:p>71.06</text:p>
          </table:table-cell>
          <table:table-cell office:value-type="float" office:value="91.0456" calcext:value-type="float">
            <text:p>91.045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67" calcext:value-type="float">
            <text:p>43.3967</text:p>
          </table:table-cell>
          <table:table-cell office:value-type="float" office:value="61.9985" calcext:value-type="float">
            <text:p>61.9985</text:p>
          </table:table-cell>
          <table:table-cell office:value-type="float" office:value="76.0526" calcext:value-type="float">
            <text:p>76.052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399" calcext:value-type="float">
            <text:p>52.2399</text:p>
          </table:table-cell>
          <table:table-cell office:value-type="float" office:value="59.9851" calcext:value-type="float">
            <text:p>59.9851</text:p>
          </table:table-cell>
          <table:table-cell office:value-type="float" office:value="71.8694" calcext:value-type="float">
            <text:p>71.869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61" calcext:value-type="float">
            <text:p>46.1161</text:p>
          </table:table-cell>
          <table:table-cell office:value-type="float" office:value="73.154" calcext:value-type="float">
            <text:p>73.154</text:p>
          </table:table-cell>
          <table:table-cell office:value-type="float" office:value="90.574" calcext:value-type="float">
            <text:p>90.574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81" calcext:value-type="float">
            <text:p>43.881</text:p>
          </table:table-cell>
          <table:table-cell office:value-type="float" office:value="77.7301" calcext:value-type="float">
            <text:p>77.7301</text:p>
          </table:table-cell>
          <table:table-cell office:value-type="float" office:value="98.5729" calcext:value-type="float">
            <text:p>98.572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68" calcext:value-type="float">
            <text:p>40.5868</text:p>
          </table:table-cell>
          <table:table-cell office:value-type="float" office:value="71.063" calcext:value-type="float">
            <text:p>71.063</text:p>
          </table:table-cell>
          <table:table-cell office:value-type="float" office:value="91.0482" calcext:value-type="float">
            <text:p>91.048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94" calcext:value-type="float">
            <text:p>43.3994</text:p>
          </table:table-cell>
          <table:table-cell office:value-type="float" office:value="62.0031" calcext:value-type="float">
            <text:p>62.0031</text:p>
          </table:table-cell>
          <table:table-cell office:value-type="float" office:value="76.0574" calcext:value-type="float">
            <text:p>76.057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357" calcext:value-type="float">
            <text:p>52.2357</text:p>
          </table:table-cell>
          <table:table-cell office:value-type="float" office:value="59.9831" calcext:value-type="float">
            <text:p>59.9831</text:p>
          </table:table-cell>
          <table:table-cell office:value-type="float" office:value="71.8704" calcext:value-type="float">
            <text:p>71.870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32" calcext:value-type="float">
            <text:p>46.1132</text:p>
          </table:table-cell>
          <table:table-cell office:value-type="float" office:value="73.1493" calcext:value-type="float">
            <text:p>73.1493</text:p>
          </table:table-cell>
          <table:table-cell office:value-type="float" office:value="90.5689" calcext:value-type="float">
            <text:p>90.568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794" calcext:value-type="float">
            <text:p>43.8794</text:p>
          </table:table-cell>
          <table:table-cell office:value-type="float" office:value="77.7275" calcext:value-type="float">
            <text:p>77.7275</text:p>
          </table:table-cell>
          <table:table-cell office:value-type="float" office:value="98.5696" calcext:value-type="float">
            <text:p>98.569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79" calcext:value-type="float">
            <text:p>40.5879</text:p>
          </table:table-cell>
          <table:table-cell office:value-type="float" office:value="71.0646" calcext:value-type="float">
            <text:p>71.0646</text:p>
          </table:table-cell>
          <table:table-cell office:value-type="float" office:value="91.0499" calcext:value-type="float">
            <text:p>91.049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09" calcext:value-type="float">
            <text:p>43.4009</text:p>
          </table:table-cell>
          <table:table-cell office:value-type="float" office:value="62.0055" calcext:value-type="float">
            <text:p>62.0055</text:p>
          </table:table-cell>
          <table:table-cell office:value-type="float" office:value="76.0595" calcext:value-type="float">
            <text:p>76.059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251" calcext:value-type="float">
            <text:p>52.2251</text:p>
          </table:table-cell>
          <table:table-cell office:value-type="float" office:value="59.9715" calcext:value-type="float">
            <text:p>59.9715</text:p>
          </table:table-cell>
          <table:table-cell office:value-type="float" office:value="71.864" calcext:value-type="float">
            <text:p>71.86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82" calcext:value-type="float">
            <text:p>46.1082</text:p>
          </table:table-cell>
          <table:table-cell office:value-type="float" office:value="73.141" calcext:value-type="float">
            <text:p>73.141</text:p>
          </table:table-cell>
          <table:table-cell office:value-type="float" office:value="90.5594" calcext:value-type="float">
            <text:p>90.559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78" calcext:value-type="float">
            <text:p>43.878</text:p>
          </table:table-cell>
          <table:table-cell office:value-type="float" office:value="77.7252" calcext:value-type="float">
            <text:p>77.7252</text:p>
          </table:table-cell>
          <table:table-cell office:value-type="float" office:value="98.5667" calcext:value-type="float">
            <text:p>98.566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03" calcext:value-type="float">
            <text:p>40.5903</text:p>
          </table:table-cell>
          <table:table-cell office:value-type="float" office:value="71.068" calcext:value-type="float">
            <text:p>71.068</text:p>
          </table:table-cell>
          <table:table-cell office:value-type="float" office:value="91.0531" calcext:value-type="float">
            <text:p>91.053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1" calcext:value-type="float">
            <text:p>43.401</text:p>
          </table:table-cell>
          <table:table-cell office:value-type="float" office:value="62.0056" calcext:value-type="float">
            <text:p>62.0056</text:p>
          </table:table-cell>
          <table:table-cell office:value-type="float" office:value="76.0597" calcext:value-type="float">
            <text:p>76.059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163" calcext:value-type="float">
            <text:p>52.2163</text:p>
          </table:table-cell>
          <table:table-cell office:value-type="float" office:value="59.9628" calcext:value-type="float">
            <text:p>59.9628</text:p>
          </table:table-cell>
          <table:table-cell office:value-type="float" office:value="71.8595" calcext:value-type="float">
            <text:p>71.859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43" calcext:value-type="float">
            <text:p>46.1043</text:p>
          </table:table-cell>
          <table:table-cell office:value-type="float" office:value="73.1346" calcext:value-type="float">
            <text:p>73.1346</text:p>
          </table:table-cell>
          <table:table-cell office:value-type="float" office:value="90.5523" calcext:value-type="float">
            <text:p>90.552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768" calcext:value-type="float">
            <text:p>43.8768</text:p>
          </table:table-cell>
          <table:table-cell office:value-type="float" office:value="77.7233" calcext:value-type="float">
            <text:p>77.7233</text:p>
          </table:table-cell>
          <table:table-cell office:value-type="float" office:value="98.5645" calcext:value-type="float">
            <text:p>98.564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13" calcext:value-type="float">
            <text:p>40.5913</text:p>
          </table:table-cell>
          <table:table-cell office:value-type="float" office:value="71.0691" calcext:value-type="float">
            <text:p>71.0691</text:p>
          </table:table-cell>
          <table:table-cell office:value-type="float" office:value="91.0541" calcext:value-type="float">
            <text:p>91.054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1" calcext:value-type="float">
            <text:p>43.401</text:p>
          </table:table-cell>
          <table:table-cell office:value-type="float" office:value="62.0057" calcext:value-type="float">
            <text:p>62.0057</text:p>
          </table:table-cell>
          <table:table-cell office:value-type="float" office:value="76.0599" calcext:value-type="float">
            <text:p>76.059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09" calcext:value-type="float">
            <text:p>52.209</text:p>
          </table:table-cell>
          <table:table-cell office:value-type="float" office:value="59.9573" calcext:value-type="float">
            <text:p>59.9573</text:p>
          </table:table-cell>
          <table:table-cell office:value-type="float" office:value="71.8581" calcext:value-type="float">
            <text:p>71.858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07" calcext:value-type="float">
            <text:p>46.1007</text:p>
          </table:table-cell>
          <table:table-cell office:value-type="float" office:value="73.1287" calcext:value-type="float">
            <text:p>73.1287</text:p>
          </table:table-cell>
          <table:table-cell office:value-type="float" office:value="90.5456" calcext:value-type="float">
            <text:p>90.545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756" calcext:value-type="float">
            <text:p>43.8756</text:p>
          </table:table-cell>
          <table:table-cell office:value-type="float" office:value="77.7217" calcext:value-type="float">
            <text:p>77.7217</text:p>
          </table:table-cell>
          <table:table-cell office:value-type="float" office:value="98.5628" calcext:value-type="float">
            <text:p>98.56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24" calcext:value-type="float">
            <text:p>40.5924</text:p>
          </table:table-cell>
          <table:table-cell office:value-type="float" office:value="71.0711" calcext:value-type="float">
            <text:p>71.0711</text:p>
          </table:table-cell>
          <table:table-cell office:value-type="float" office:value="91.0565" calcext:value-type="float">
            <text:p>91.056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09" calcext:value-type="float">
            <text:p>43.4009</text:p>
          </table:table-cell>
          <table:table-cell office:value-type="float" office:value="62.0056" calcext:value-type="float">
            <text:p>62.0056</text:p>
          </table:table-cell>
          <table:table-cell office:value-type="float" office:value="76.06" calcext:value-type="float">
            <text:p>76.0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015" calcext:value-type="float">
            <text:p>52.2015</text:p>
          </table:table-cell>
          <table:table-cell office:value-type="float" office:value="59.951" calcext:value-type="float">
            <text:p>59.951</text:p>
          </table:table-cell>
          <table:table-cell office:value-type="float" office:value="71.8565" calcext:value-type="float">
            <text:p>71.856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97" calcext:value-type="float">
            <text:p>46.097</text:p>
          </table:table-cell>
          <table:table-cell office:value-type="float" office:value="73.1228" calcext:value-type="float">
            <text:p>73.1228</text:p>
          </table:table-cell>
          <table:table-cell office:value-type="float" office:value="90.5389" calcext:value-type="float">
            <text:p>90.538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749" calcext:value-type="float">
            <text:p>43.8749</text:p>
          </table:table-cell>
          <table:table-cell office:value-type="float" office:value="77.7207" calcext:value-type="float">
            <text:p>77.7207</text:p>
          </table:table-cell>
          <table:table-cell office:value-type="float" office:value="98.5618" calcext:value-type="float">
            <text:p>98.561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41" calcext:value-type="float">
            <text:p>40.5941</text:p>
          </table:table-cell>
          <table:table-cell office:value-type="float" office:value="71.0739" calcext:value-type="float">
            <text:p>71.0739</text:p>
          </table:table-cell>
          <table:table-cell office:value-type="float" office:value="91.0603" calcext:value-type="float">
            <text:p>91.060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07" calcext:value-type="float">
            <text:p>43.4007</text:p>
          </table:table-cell>
          <table:table-cell office:value-type="float" office:value="62.0053" calcext:value-type="float">
            <text:p>62.0053</text:p>
          </table:table-cell>
          <table:table-cell office:value-type="float" office:value="76.0597" calcext:value-type="float">
            <text:p>76.059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977" calcext:value-type="float">
            <text:p>52.1977</text:p>
          </table:table-cell>
          <table:table-cell office:value-type="float" office:value="59.949" calcext:value-type="float">
            <text:p>59.949</text:p>
          </table:table-cell>
          <table:table-cell office:value-type="float" office:value="71.8572" calcext:value-type="float">
            <text:p>71.857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941" calcext:value-type="float">
            <text:p>46.0941</text:p>
          </table:table-cell>
          <table:table-cell office:value-type="float" office:value="73.118" calcext:value-type="float">
            <text:p>73.118</text:p>
          </table:table-cell>
          <table:table-cell office:value-type="float" office:value="90.5335" calcext:value-type="float">
            <text:p>90.533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747" calcext:value-type="float">
            <text:p>43.8747</text:p>
          </table:table-cell>
          <table:table-cell office:value-type="float" office:value="77.7204" calcext:value-type="float">
            <text:p>77.7204</text:p>
          </table:table-cell>
          <table:table-cell office:value-type="float" office:value="98.5617" calcext:value-type="float">
            <text:p>98.561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62" calcext:value-type="float">
            <text:p>40.5962</text:p>
          </table:table-cell>
          <table:table-cell office:value-type="float" office:value="71.0776" calcext:value-type="float">
            <text:p>71.0776</text:p>
          </table:table-cell>
          <table:table-cell office:value-type="float" office:value="91.0654" calcext:value-type="float">
            <text:p>91.065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1" calcext:value-type="float">
            <text:p>43.401</text:p>
          </table:table-cell>
          <table:table-cell office:value-type="float" office:value="62.0059" calcext:value-type="float">
            <text:p>62.0059</text:p>
          </table:table-cell>
          <table:table-cell office:value-type="float" office:value="76.0606" calcext:value-type="float">
            <text:p>76.060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946" calcext:value-type="float">
            <text:p>52.1946</text:p>
          </table:table-cell>
          <table:table-cell office:value-type="float" office:value="59.9473" calcext:value-type="float">
            <text:p>59.9473</text:p>
          </table:table-cell>
          <table:table-cell office:value-type="float" office:value="71.8571" calcext:value-type="float">
            <text:p>71.857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914" calcext:value-type="float">
            <text:p>46.0914</text:p>
          </table:table-cell>
          <table:table-cell office:value-type="float" office:value="73.1136" calcext:value-type="float">
            <text:p>73.1136</text:p>
          </table:table-cell>
          <table:table-cell office:value-type="float" office:value="90.5286" calcext:value-type="float">
            <text:p>90.528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748" calcext:value-type="float">
            <text:p>43.8748</text:p>
          </table:table-cell>
          <table:table-cell office:value-type="float" office:value="77.7208" calcext:value-type="float">
            <text:p>77.7208</text:p>
          </table:table-cell>
          <table:table-cell office:value-type="float" office:value="98.5624" calcext:value-type="float">
            <text:p>98.562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73" calcext:value-type="float">
            <text:p>40.5973</text:p>
          </table:table-cell>
          <table:table-cell office:value-type="float" office:value="71.0797" calcext:value-type="float">
            <text:p>71.0797</text:p>
          </table:table-cell>
          <table:table-cell office:value-type="float" office:value="91.0684" calcext:value-type="float">
            <text:p>91.068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67" calcext:value-type="float">
            <text:p>43.4067</text:p>
          </table:table-cell>
          <table:table-cell office:value-type="float" office:value="62.0165" calcext:value-type="float">
            <text:p>62.0165</text:p>
          </table:table-cell>
          <table:table-cell office:value-type="float" office:value="76.0736" calcext:value-type="float">
            <text:p>76.073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881" calcext:value-type="float">
            <text:p>52.1881</text:p>
          </table:table-cell>
          <table:table-cell office:value-type="float" office:value="59.9405" calcext:value-type="float">
            <text:p>59.9405</text:p>
          </table:table-cell>
          <table:table-cell office:value-type="float" office:value="71.8529" calcext:value-type="float">
            <text:p>71.852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886" calcext:value-type="float">
            <text:p>46.0886</text:p>
          </table:table-cell>
          <table:table-cell office:value-type="float" office:value="73.1091" calcext:value-type="float">
            <text:p>73.1091</text:p>
          </table:table-cell>
          <table:table-cell office:value-type="float" office:value="90.5236" calcext:value-type="float">
            <text:p>90.523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748" calcext:value-type="float">
            <text:p>43.8748</text:p>
          </table:table-cell>
          <table:table-cell office:value-type="float" office:value="77.721" calcext:value-type="float">
            <text:p>77.721</text:p>
          </table:table-cell>
          <table:table-cell office:value-type="float" office:value="98.563" calcext:value-type="float">
            <text:p>98.56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76" calcext:value-type="float">
            <text:p>40.5976</text:p>
          </table:table-cell>
          <table:table-cell office:value-type="float" office:value="71.0806" calcext:value-type="float">
            <text:p>71.0806</text:p>
          </table:table-cell>
          <table:table-cell office:value-type="float" office:value="91.0698" calcext:value-type="float">
            <text:p>91.069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84" calcext:value-type="float">
            <text:p>43.4084</text:p>
          </table:table-cell>
          <table:table-cell office:value-type="float" office:value="62.0199" calcext:value-type="float">
            <text:p>62.0199</text:p>
          </table:table-cell>
          <table:table-cell office:value-type="float" office:value="76.078" calcext:value-type="float">
            <text:p>76.07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858" calcext:value-type="float">
            <text:p>52.1858</text:p>
          </table:table-cell>
          <table:table-cell office:value-type="float" office:value="59.9399" calcext:value-type="float">
            <text:p>59.9399</text:p>
          </table:table-cell>
          <table:table-cell office:value-type="float" office:value="71.854" calcext:value-type="float">
            <text:p>71.85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839" calcext:value-type="float">
            <text:p>46.0839</text:p>
          </table:table-cell>
          <table:table-cell office:value-type="float" office:value="73.1016" calcext:value-type="float">
            <text:p>73.1016</text:p>
          </table:table-cell>
          <table:table-cell office:value-type="float" office:value="90.5154" calcext:value-type="float">
            <text:p>90.515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75" calcext:value-type="float">
            <text:p>43.875</text:p>
          </table:table-cell>
          <table:table-cell office:value-type="float" office:value="77.7213" calcext:value-type="float">
            <text:p>77.7213</text:p>
          </table:table-cell>
          <table:table-cell office:value-type="float" office:value="98.5635" calcext:value-type="float">
            <text:p>98.563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003" calcext:value-type="float">
            <text:p>40.6003</text:p>
          </table:table-cell>
          <table:table-cell office:value-type="float" office:value="71.085" calcext:value-type="float">
            <text:p>71.085</text:p>
          </table:table-cell>
          <table:table-cell office:value-type="float" office:value="91.0755" calcext:value-type="float">
            <text:p>91.075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102" calcext:value-type="float">
            <text:p>43.4102</text:p>
          </table:table-cell>
          <table:table-cell office:value-type="float" office:value="62.0236" calcext:value-type="float">
            <text:p>62.0236</text:p>
          </table:table-cell>
          <table:table-cell office:value-type="float" office:value="76.0833" calcext:value-type="float">
            <text:p>76.083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839" calcext:value-type="float">
            <text:p>52.1839</text:p>
          </table:table-cell>
          <table:table-cell office:value-type="float" office:value="59.9397" calcext:value-type="float">
            <text:p>59.9397</text:p>
          </table:table-cell>
          <table:table-cell office:value-type="float" office:value="71.8559" calcext:value-type="float">
            <text:p>71.855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88" calcext:value-type="float">
            <text:p>46.0788</text:p>
          </table:table-cell>
          <table:table-cell office:value-type="float" office:value="73.0936" calcext:value-type="float">
            <text:p>73.0936</text:p>
          </table:table-cell>
          <table:table-cell office:value-type="float" office:value="90.507" calcext:value-type="float">
            <text:p>90.50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758" calcext:value-type="float">
            <text:p>43.8758</text:p>
          </table:table-cell>
          <table:table-cell office:value-type="float" office:value="77.723" calcext:value-type="float">
            <text:p>77.723</text:p>
          </table:table-cell>
          <table:table-cell office:value-type="float" office:value="98.5659" calcext:value-type="float">
            <text:p>98.565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46" calcext:value-type="float">
            <text:p>40.5946</text:p>
          </table:table-cell>
          <table:table-cell office:value-type="float" office:value="71.0771" calcext:value-type="float">
            <text:p>71.0771</text:p>
          </table:table-cell>
          <table:table-cell office:value-type="float" office:value="91.0683" calcext:value-type="float">
            <text:p>91.068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109" calcext:value-type="float">
            <text:p>43.4109</text:p>
          </table:table-cell>
          <table:table-cell office:value-type="float" office:value="62.0249" calcext:value-type="float">
            <text:p>62.0249</text:p>
          </table:table-cell>
          <table:table-cell office:value-type="float" office:value="76.0849" calcext:value-type="float">
            <text:p>76.084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823" calcext:value-type="float">
            <text:p>52.1823</text:p>
          </table:table-cell>
          <table:table-cell office:value-type="float" office:value="59.94" calcext:value-type="float">
            <text:p>59.94</text:p>
          </table:table-cell>
          <table:table-cell office:value-type="float" office:value="71.8567" calcext:value-type="float">
            <text:p>71.856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4" calcext:value-type="float">
            <text:p>46.074</text:p>
          </table:table-cell>
          <table:table-cell office:value-type="float" office:value="73.0858" calcext:value-type="float">
            <text:p>73.0858</text:p>
          </table:table-cell>
          <table:table-cell office:value-type="float" office:value="90.4985" calcext:value-type="float">
            <text:p>90.498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76" calcext:value-type="float">
            <text:p>43.876</text:p>
          </table:table-cell>
          <table:table-cell office:value-type="float" office:value="77.7232" calcext:value-type="float">
            <text:p>77.7232</text:p>
          </table:table-cell>
          <table:table-cell office:value-type="float" office:value="98.5662" calcext:value-type="float">
            <text:p>98.566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46" calcext:value-type="float">
            <text:p>40.5946</text:p>
          </table:table-cell>
          <table:table-cell office:value-type="float" office:value="71.0775" calcext:value-type="float">
            <text:p>71.0775</text:p>
          </table:table-cell>
          <table:table-cell office:value-type="float" office:value="91.0692" calcext:value-type="float">
            <text:p>91.069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107" calcext:value-type="float">
            <text:p>43.4107</text:p>
          </table:table-cell>
          <table:table-cell office:value-type="float" office:value="62.0246" calcext:value-type="float">
            <text:p>62.0246</text:p>
          </table:table-cell>
          <table:table-cell office:value-type="float" office:value="76.0847" calcext:value-type="float">
            <text:p>76.084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816" calcext:value-type="float">
            <text:p>52.1816</text:p>
          </table:table-cell>
          <table:table-cell office:value-type="float" office:value="59.9399" calcext:value-type="float">
            <text:p>59.9399</text:p>
          </table:table-cell>
          <table:table-cell office:value-type="float" office:value="71.8565" calcext:value-type="float">
            <text:p>71.856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82" calcext:value-type="float">
            <text:p>46.0682</text:p>
          </table:table-cell>
          <table:table-cell office:value-type="float" office:value="73.0768" calcext:value-type="float">
            <text:p>73.0768</text:p>
          </table:table-cell>
          <table:table-cell office:value-type="float" office:value="90.4891" calcext:value-type="float">
            <text:p>90.489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761" calcext:value-type="float">
            <text:p>43.8761</text:p>
          </table:table-cell>
          <table:table-cell office:value-type="float" office:value="77.7234" calcext:value-type="float">
            <text:p>77.7234</text:p>
          </table:table-cell>
          <table:table-cell office:value-type="float" office:value="98.5663" calcext:value-type="float">
            <text:p>98.566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59" calcext:value-type="float">
            <text:p>40.5959</text:p>
          </table:table-cell>
          <table:table-cell office:value-type="float" office:value="71.0801" calcext:value-type="float">
            <text:p>71.0801</text:p>
          </table:table-cell>
          <table:table-cell office:value-type="float" office:value="91.073" calcext:value-type="float">
            <text:p>91.07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98" calcext:value-type="float">
            <text:p>43.4098</text:p>
          </table:table-cell>
          <table:table-cell office:value-type="float" office:value="62.0233" calcext:value-type="float">
            <text:p>62.0233</text:p>
          </table:table-cell>
          <table:table-cell office:value-type="float" office:value="76.0839" calcext:value-type="float">
            <text:p>76.083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804" calcext:value-type="float">
            <text:p>52.1804</text:p>
          </table:table-cell>
          <table:table-cell office:value-type="float" office:value="59.9388" calcext:value-type="float">
            <text:p>59.9388</text:p>
          </table:table-cell>
          <table:table-cell office:value-type="float" office:value="71.8551" calcext:value-type="float">
            <text:p>71.855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49" calcext:value-type="float">
            <text:p>46.0649</text:p>
          </table:table-cell>
          <table:table-cell office:value-type="float" office:value="73.0716" calcext:value-type="float">
            <text:p>73.0716</text:p>
          </table:table-cell>
          <table:table-cell office:value-type="float" office:value="90.4837" calcext:value-type="float">
            <text:p>90.4837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768" calcext:value-type="float">
            <text:p>43.8768</text:p>
          </table:table-cell>
          <table:table-cell office:value-type="float" office:value="77.7244" calcext:value-type="float">
            <text:p>77.7244</text:p>
          </table:table-cell>
          <table:table-cell office:value-type="float" office:value="98.5676" calcext:value-type="float">
            <text:p>98.567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81" calcext:value-type="float">
            <text:p>40.5981</text:p>
          </table:table-cell>
          <table:table-cell office:value-type="float" office:value="71.0841" calcext:value-type="float">
            <text:p>71.0841</text:p>
          </table:table-cell>
          <table:table-cell office:value-type="float" office:value="91.0787" calcext:value-type="float">
            <text:p>91.078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95" calcext:value-type="float">
            <text:p>43.4095</text:p>
          </table:table-cell>
          <table:table-cell office:value-type="float" office:value="62.0233" calcext:value-type="float">
            <text:p>62.0233</text:p>
          </table:table-cell>
          <table:table-cell office:value-type="float" office:value="76.0851" calcext:value-type="float">
            <text:p>76.085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796" calcext:value-type="float">
            <text:p>52.1796</text:p>
          </table:table-cell>
          <table:table-cell office:value-type="float" office:value="59.9378" calcext:value-type="float">
            <text:p>59.9378</text:p>
          </table:table-cell>
          <table:table-cell office:value-type="float" office:value="71.8548" calcext:value-type="float">
            <text:p>71.854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21" calcext:value-type="float">
            <text:p>46.0621</text:p>
          </table:table-cell>
          <table:table-cell office:value-type="float" office:value="73.0672" calcext:value-type="float">
            <text:p>73.0672</text:p>
          </table:table-cell>
          <table:table-cell office:value-type="float" office:value="90.479" calcext:value-type="float">
            <text:p>90.47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785" calcext:value-type="float">
            <text:p>43.8785</text:p>
          </table:table-cell>
          <table:table-cell office:value-type="float" office:value="77.7276" calcext:value-type="float">
            <text:p>77.7276</text:p>
          </table:table-cell>
          <table:table-cell office:value-type="float" office:value="98.5721" calcext:value-type="float">
            <text:p>98.572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" calcext:value-type="float">
            <text:p>40.6</text:p>
          </table:table-cell>
          <table:table-cell office:value-type="float" office:value="71.087" calcext:value-type="float">
            <text:p>71.087</text:p>
          </table:table-cell>
          <table:table-cell office:value-type="float" office:value="91.0822" calcext:value-type="float">
            <text:p>91.082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78" calcext:value-type="float">
            <text:p>43.4078</text:p>
          </table:table-cell>
          <table:table-cell office:value-type="float" office:value="62.0202" calcext:value-type="float">
            <text:p>62.0202</text:p>
          </table:table-cell>
          <table:table-cell office:value-type="float" office:value="76.0815" calcext:value-type="float">
            <text:p>76.081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745" calcext:value-type="float">
            <text:p>52.1745</text:p>
          </table:table-cell>
          <table:table-cell office:value-type="float" office:value="59.9296" calcext:value-type="float">
            <text:p>59.9296</text:p>
          </table:table-cell>
          <table:table-cell office:value-type="float" office:value="71.8477" calcext:value-type="float">
            <text:p>71.847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" calcext:value-type="float">
            <text:p>46.06</text:p>
          </table:table-cell>
          <table:table-cell office:value-type="float" office:value="73.064" calcext:value-type="float">
            <text:p>73.064</text:p>
          </table:table-cell>
          <table:table-cell office:value-type="float" office:value="90.4758" calcext:value-type="float">
            <text:p>90.475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12" calcext:value-type="float">
            <text:p>43.8812</text:p>
          </table:table-cell>
          <table:table-cell office:value-type="float" office:value="77.7323" calcext:value-type="float">
            <text:p>77.7323</text:p>
          </table:table-cell>
          <table:table-cell office:value-type="float" office:value="98.5788" calcext:value-type="float">
            <text:p>98.578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038" calcext:value-type="float">
            <text:p>40.6038</text:p>
          </table:table-cell>
          <table:table-cell office:value-type="float" office:value="71.0932" calcext:value-type="float">
            <text:p>71.0932</text:p>
          </table:table-cell>
          <table:table-cell office:value-type="float" office:value="91.0895" calcext:value-type="float">
            <text:p>91.089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74" calcext:value-type="float">
            <text:p>43.4074</text:p>
          </table:table-cell>
          <table:table-cell office:value-type="float" office:value="62.0194" calcext:value-type="float">
            <text:p>62.0194</text:p>
          </table:table-cell>
          <table:table-cell office:value-type="float" office:value="76.0805" calcext:value-type="float">
            <text:p>76.080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708" calcext:value-type="float">
            <text:p>52.1708</text:p>
          </table:table-cell>
          <table:table-cell office:value-type="float" office:value="59.9231" calcext:value-type="float">
            <text:p>59.9231</text:p>
          </table:table-cell>
          <table:table-cell office:value-type="float" office:value="71.8407" calcext:value-type="float">
            <text:p>71.840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53" calcext:value-type="float">
            <text:p>46.0553</text:p>
          </table:table-cell>
          <table:table-cell office:value-type="float" office:value="73.0568" calcext:value-type="float">
            <text:p>73.0568</text:p>
          </table:table-cell>
          <table:table-cell office:value-type="float" office:value="90.4686" calcext:value-type="float">
            <text:p>90.468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35" calcext:value-type="float">
            <text:p>43.8835</text:p>
          </table:table-cell>
          <table:table-cell office:value-type="float" office:value="77.7364" calcext:value-type="float">
            <text:p>77.7364</text:p>
          </table:table-cell>
          <table:table-cell office:value-type="float" office:value="98.5843" calcext:value-type="float">
            <text:p>98.584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081" calcext:value-type="float">
            <text:p>40.6081</text:p>
          </table:table-cell>
          <table:table-cell office:value-type="float" office:value="71.1" calcext:value-type="float">
            <text:p>71.1</text:p>
          </table:table-cell>
          <table:table-cell office:value-type="float" office:value="91.0974" calcext:value-type="float">
            <text:p>91.097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64" calcext:value-type="float">
            <text:p>43.4064</text:p>
          </table:table-cell>
          <table:table-cell office:value-type="float" office:value="62.0175" calcext:value-type="float">
            <text:p>62.0175</text:p>
          </table:table-cell>
          <table:table-cell office:value-type="float" office:value="76.078" calcext:value-type="float">
            <text:p>76.07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697" calcext:value-type="float">
            <text:p>52.1697</text:p>
          </table:table-cell>
          <table:table-cell office:value-type="float" office:value="59.9215" calcext:value-type="float">
            <text:p>59.9215</text:p>
          </table:table-cell>
          <table:table-cell office:value-type="float" office:value="71.8399" calcext:value-type="float">
            <text:p>71.839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07" calcext:value-type="float">
            <text:p>46.0507</text:p>
          </table:table-cell>
          <table:table-cell office:value-type="float" office:value="73.05" calcext:value-type="float">
            <text:p>73.05</text:p>
          </table:table-cell>
          <table:table-cell office:value-type="float" office:value="90.4621" calcext:value-type="float">
            <text:p>90.4621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8861" calcext:value-type="float">
            <text:p>43.8861</text:p>
          </table:table-cell>
          <table:table-cell office:value-type="float" office:value="77.7411" calcext:value-type="float">
            <text:p>77.7411</text:p>
          </table:table-cell>
          <table:table-cell office:value-type="float" office:value="98.591" calcext:value-type="float">
            <text:p>98.59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157" calcext:value-type="float">
            <text:p>40.6157</text:p>
          </table:table-cell>
          <table:table-cell office:value-type="float" office:value="71.1119" calcext:value-type="float">
            <text:p>71.1119</text:p>
          </table:table-cell>
          <table:table-cell office:value-type="float" office:value="91.1109" calcext:value-type="float">
            <text:p>91.110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63" calcext:value-type="float">
            <text:p>43.4063</text:p>
          </table:table-cell>
          <table:table-cell office:value-type="float" office:value="62.0172" calcext:value-type="float">
            <text:p>62.0172</text:p>
          </table:table-cell>
          <table:table-cell office:value-type="float" office:value="76.0773" calcext:value-type="float">
            <text:p>76.077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695" calcext:value-type="float">
            <text:p>52.1695</text:p>
          </table:table-cell>
          <table:table-cell office:value-type="float" office:value="59.9216" calcext:value-type="float">
            <text:p>59.9216</text:p>
          </table:table-cell>
          <table:table-cell office:value-type="float" office:value="71.8402" calcext:value-type="float">
            <text:p>71.840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68" calcext:value-type="float">
            <text:p>46.0468</text:p>
          </table:table-cell>
          <table:table-cell office:value-type="float" office:value="73.0443" calcext:value-type="float">
            <text:p>73.0443</text:p>
          </table:table-cell>
          <table:table-cell office:value-type="float" office:value="90.4566" calcext:value-type="float">
            <text:p>90.456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885" calcext:value-type="float">
            <text:p>43.8885</text:p>
          </table:table-cell>
          <table:table-cell office:value-type="float" office:value="77.745" calcext:value-type="float">
            <text:p>77.745</text:p>
          </table:table-cell>
          <table:table-cell office:value-type="float" office:value="98.5958" calcext:value-type="float">
            <text:p>98.595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74" calcext:value-type="float">
            <text:p>40.6274</text:p>
          </table:table-cell>
          <table:table-cell office:value-type="float" office:value="71.1301" calcext:value-type="float">
            <text:p>71.1301</text:p>
          </table:table-cell>
          <table:table-cell office:value-type="float" office:value="91.1318" calcext:value-type="float">
            <text:p>91.131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45" calcext:value-type="float">
            <text:p>43.4045</text:p>
          </table:table-cell>
          <table:table-cell office:value-type="float" office:value="62.0144" calcext:value-type="float">
            <text:p>62.0144</text:p>
          </table:table-cell>
          <table:table-cell office:value-type="float" office:value="76.0746" calcext:value-type="float">
            <text:p>76.074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694" calcext:value-type="float">
            <text:p>52.1694</text:p>
          </table:table-cell>
          <table:table-cell office:value-type="float" office:value="59.922" calcext:value-type="float">
            <text:p>59.922</text:p>
          </table:table-cell>
          <table:table-cell office:value-type="float" office:value="71.8407" calcext:value-type="float">
            <text:p>71.840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37" calcext:value-type="float">
            <text:p>46.0437</text:p>
          </table:table-cell>
          <table:table-cell office:value-type="float" office:value="73.0396" calcext:value-type="float">
            <text:p>73.0396</text:p>
          </table:table-cell>
          <table:table-cell office:value-type="float" office:value="90.4519" calcext:value-type="float">
            <text:p>90.451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09" calcext:value-type="float">
            <text:p>43.8909</text:p>
          </table:table-cell>
          <table:table-cell office:value-type="float" office:value="77.7488" calcext:value-type="float">
            <text:p>77.7488</text:p>
          </table:table-cell>
          <table:table-cell office:value-type="float" office:value="98.6006" calcext:value-type="float">
            <text:p>98.600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63" calcext:value-type="float">
            <text:p>40.6363</text:p>
          </table:table-cell>
          <table:table-cell office:value-type="float" office:value="71.144" calcext:value-type="float">
            <text:p>71.144</text:p>
          </table:table-cell>
          <table:table-cell office:value-type="float" office:value="91.148" calcext:value-type="float">
            <text:p>91.14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62" calcext:value-type="float">
            <text:p>43.4062</text:p>
          </table:table-cell>
          <table:table-cell office:value-type="float" office:value="62.0179" calcext:value-type="float">
            <text:p>62.0179</text:p>
          </table:table-cell>
          <table:table-cell office:value-type="float" office:value="76.0797" calcext:value-type="float">
            <text:p>76.079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695" calcext:value-type="float">
            <text:p>52.1695</text:p>
          </table:table-cell>
          <table:table-cell office:value-type="float" office:value="59.9226" calcext:value-type="float">
            <text:p>59.9226</text:p>
          </table:table-cell>
          <table:table-cell office:value-type="float" office:value="71.8418" calcext:value-type="float">
            <text:p>71.841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06" calcext:value-type="float">
            <text:p>46.0406</text:p>
          </table:table-cell>
          <table:table-cell office:value-type="float" office:value="73.0347" calcext:value-type="float">
            <text:p>73.0347</text:p>
          </table:table-cell>
          <table:table-cell office:value-type="float" office:value="90.4468" calcext:value-type="float">
            <text:p>90.446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44" calcext:value-type="float">
            <text:p>43.8944</text:p>
          </table:table-cell>
          <table:table-cell office:value-type="float" office:value="77.7545" calcext:value-type="float">
            <text:p>77.7545</text:p>
          </table:table-cell>
          <table:table-cell office:value-type="float" office:value="98.6076" calcext:value-type="float">
            <text:p>98.607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17" calcext:value-type="float">
            <text:p>40.6417</text:p>
          </table:table-cell>
          <table:table-cell office:value-type="float" office:value="71.1524" calcext:value-type="float">
            <text:p>71.1524</text:p>
          </table:table-cell>
          <table:table-cell office:value-type="float" office:value="91.1575" calcext:value-type="float">
            <text:p>91.157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4" calcext:value-type="float">
            <text:p>43.404</text:p>
          </table:table-cell>
          <table:table-cell office:value-type="float" office:value="62.014" calcext:value-type="float">
            <text:p>62.014</text:p>
          </table:table-cell>
          <table:table-cell office:value-type="float" office:value="76.0749" calcext:value-type="float">
            <text:p>76.074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658" calcext:value-type="float">
            <text:p>52.1658</text:p>
          </table:table-cell>
          <table:table-cell office:value-type="float" office:value="59.9158" calcext:value-type="float">
            <text:p>59.9158</text:p>
          </table:table-cell>
          <table:table-cell office:value-type="float" office:value="71.8349" calcext:value-type="float">
            <text:p>71.834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89" calcext:value-type="float">
            <text:p>46.0389</text:p>
          </table:table-cell>
          <table:table-cell office:value-type="float" office:value="73.032" calcext:value-type="float">
            <text:p>73.032</text:p>
          </table:table-cell>
          <table:table-cell office:value-type="float" office:value="90.4437" calcext:value-type="float">
            <text:p>90.443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7" calcext:value-type="float">
            <text:p>43.897</text:p>
          </table:table-cell>
          <table:table-cell office:value-type="float" office:value="77.759" calcext:value-type="float">
            <text:p>77.759</text:p>
          </table:table-cell>
          <table:table-cell office:value-type="float" office:value="98.6135" calcext:value-type="float">
            <text:p>98.613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18" calcext:value-type="float">
            <text:p>40.6418</text:p>
          </table:table-cell>
          <table:table-cell office:value-type="float" office:value="71.1527" calcext:value-type="float">
            <text:p>71.1527</text:p>
          </table:table-cell>
          <table:table-cell office:value-type="float" office:value="91.158" calcext:value-type="float">
            <text:p>91.15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25" calcext:value-type="float">
            <text:p>43.4025</text:p>
          </table:table-cell>
          <table:table-cell office:value-type="float" office:value="62.0111" calcext:value-type="float">
            <text:p>62.0111</text:p>
          </table:table-cell>
          <table:table-cell office:value-type="float" office:value="76.0713" calcext:value-type="float">
            <text:p>76.071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648" calcext:value-type="float">
            <text:p>52.1648</text:p>
          </table:table-cell>
          <table:table-cell office:value-type="float" office:value="59.9142" calcext:value-type="float">
            <text:p>59.9142</text:p>
          </table:table-cell>
          <table:table-cell office:value-type="float" office:value="71.8343" calcext:value-type="float">
            <text:p>71.834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64" calcext:value-type="float">
            <text:p>46.0364</text:p>
          </table:table-cell>
          <table:table-cell office:value-type="float" office:value="73.0282" calcext:value-type="float">
            <text:p>73.0282</text:p>
          </table:table-cell>
          <table:table-cell office:value-type="float" office:value="90.44" calcext:value-type="float">
            <text:p>90.4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8989" calcext:value-type="float">
            <text:p>43.8989</text:p>
          </table:table-cell>
          <table:table-cell office:value-type="float" office:value="77.7621" calcext:value-type="float">
            <text:p>77.7621</text:p>
          </table:table-cell>
          <table:table-cell office:value-type="float" office:value="98.6173" calcext:value-type="float">
            <text:p>98.617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71.1711" calcext:value-type="float">
            <text:p>71.1711</text:p>
          </table:table-cell>
          <table:table-cell office:value-type="float" office:value="91.1794" calcext:value-type="float">
            <text:p>91.179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64" calcext:value-type="float">
            <text:p>43.4064</text:p>
          </table:table-cell>
          <table:table-cell office:value-type="float" office:value="62.0187" calcext:value-type="float">
            <text:p>62.0187</text:p>
          </table:table-cell>
          <table:table-cell office:value-type="float" office:value="76.0814" calcext:value-type="float">
            <text:p>76.081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615" calcext:value-type="float">
            <text:p>52.1615</text:p>
          </table:table-cell>
          <table:table-cell office:value-type="float" office:value="59.9081" calcext:value-type="float">
            <text:p>59.9081</text:p>
          </table:table-cell>
          <table:table-cell office:value-type="float" office:value="71.8301" calcext:value-type="float">
            <text:p>71.830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47" calcext:value-type="float">
            <text:p>46.0347</text:p>
          </table:table-cell>
          <table:table-cell office:value-type="float" office:value="73.0255" calcext:value-type="float">
            <text:p>73.0255</text:p>
          </table:table-cell>
          <table:table-cell office:value-type="float" office:value="90.437" calcext:value-type="float">
            <text:p>90.43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08" calcext:value-type="float">
            <text:p>43.9008</text:p>
          </table:table-cell>
          <table:table-cell office:value-type="float" office:value="77.765" calcext:value-type="float">
            <text:p>77.765</text:p>
          </table:table-cell>
          <table:table-cell office:value-type="float" office:value="98.6207" calcext:value-type="float">
            <text:p>98.620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81" calcext:value-type="float">
            <text:p>40.6681</text:p>
          </table:table-cell>
          <table:table-cell office:value-type="float" office:value="71.1947" calcext:value-type="float">
            <text:p>71.1947</text:p>
          </table:table-cell>
          <table:table-cell office:value-type="float" office:value="91.2079" calcext:value-type="float">
            <text:p>91.20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111" calcext:value-type="float">
            <text:p>43.4111</text:p>
          </table:table-cell>
          <table:table-cell office:value-type="float" office:value="62.0272" calcext:value-type="float">
            <text:p>62.0272</text:p>
          </table:table-cell>
          <table:table-cell office:value-type="float" office:value="76.091" calcext:value-type="float">
            <text:p>76.09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571" calcext:value-type="float">
            <text:p>52.1571</text:p>
          </table:table-cell>
          <table:table-cell office:value-type="float" office:value="59.9006" calcext:value-type="float">
            <text:p>59.9006</text:p>
          </table:table-cell>
          <table:table-cell office:value-type="float" office:value="71.8281" calcext:value-type="float">
            <text:p>71.828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35" calcext:value-type="float">
            <text:p>46.0335</text:p>
          </table:table-cell>
          <table:table-cell office:value-type="float" office:value="73.0235" calcext:value-type="float">
            <text:p>73.0235</text:p>
          </table:table-cell>
          <table:table-cell office:value-type="float" office:value="90.4348" calcext:value-type="float">
            <text:p>90.434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32" calcext:value-type="float">
            <text:p>43.9032</text:p>
          </table:table-cell>
          <table:table-cell office:value-type="float" office:value="77.769" calcext:value-type="float">
            <text:p>77.769</text:p>
          </table:table-cell>
          <table:table-cell office:value-type="float" office:value="98.6256" calcext:value-type="float">
            <text:p>98.625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741" calcext:value-type="float">
            <text:p>40.6741</text:p>
          </table:table-cell>
          <table:table-cell office:value-type="float" office:value="71.2047" calcext:value-type="float">
            <text:p>71.2047</text:p>
          </table:table-cell>
          <table:table-cell office:value-type="float" office:value="91.2203" calcext:value-type="float">
            <text:p>91.220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252" calcext:value-type="float">
            <text:p>43.4252</text:p>
          </table:table-cell>
          <table:table-cell office:value-type="float" office:value="62.0532" calcext:value-type="float">
            <text:p>62.0532</text:p>
          </table:table-cell>
          <table:table-cell office:value-type="float" office:value="76.1223" calcext:value-type="float">
            <text:p>76.122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48" calcext:value-type="float">
            <text:p>52.148</text:p>
          </table:table-cell>
          <table:table-cell office:value-type="float" office:value="59.8829" calcext:value-type="float">
            <text:p>59.8829</text:p>
          </table:table-cell>
          <table:table-cell office:value-type="float" office:value="71.8147" calcext:value-type="float">
            <text:p>71.814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23" calcext:value-type="float">
            <text:p>46.0323</text:p>
          </table:table-cell>
          <table:table-cell office:value-type="float" office:value="73.0217" calcext:value-type="float">
            <text:p>73.0217</text:p>
          </table:table-cell>
          <table:table-cell office:value-type="float" office:value="90.4329" calcext:value-type="float">
            <text:p>90.432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081" calcext:value-type="float">
            <text:p>43.9081</text:p>
          </table:table-cell>
          <table:table-cell office:value-type="float" office:value="77.7772" calcext:value-type="float">
            <text:p>77.7772</text:p>
          </table:table-cell>
          <table:table-cell office:value-type="float" office:value="98.6365" calcext:value-type="float">
            <text:p>98.636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744" calcext:value-type="float">
            <text:p>40.6744</text:p>
          </table:table-cell>
          <table:table-cell office:value-type="float" office:value="71.2052" calcext:value-type="float">
            <text:p>71.2052</text:p>
          </table:table-cell>
          <table:table-cell office:value-type="float" office:value="91.2209" calcext:value-type="float">
            <text:p>91.220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264" calcext:value-type="float">
            <text:p>43.4264</text:p>
          </table:table-cell>
          <table:table-cell office:value-type="float" office:value="62.0551" calcext:value-type="float">
            <text:p>62.0551</text:p>
          </table:table-cell>
          <table:table-cell office:value-type="float" office:value="76.1239" calcext:value-type="float">
            <text:p>76.123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438" calcext:value-type="float">
            <text:p>52.1438</text:p>
          </table:table-cell>
          <table:table-cell office:value-type="float" office:value="59.8756" calcext:value-type="float">
            <text:p>59.8756</text:p>
          </table:table-cell>
          <table:table-cell office:value-type="float" office:value="71.8113" calcext:value-type="float">
            <text:p>71.811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06" calcext:value-type="float">
            <text:p>46.0306</text:p>
          </table:table-cell>
          <table:table-cell office:value-type="float" office:value="73.019" calcext:value-type="float">
            <text:p>73.019</text:p>
          </table:table-cell>
          <table:table-cell office:value-type="float" office:value="90.4298" calcext:value-type="float">
            <text:p>90.429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1" calcext:value-type="float">
            <text:p>43.9111</text:p>
          </table:table-cell>
          <table:table-cell office:value-type="float" office:value="77.7824" calcext:value-type="float">
            <text:p>77.7824</text:p>
          </table:table-cell>
          <table:table-cell office:value-type="float" office:value="98.6433" calcext:value-type="float">
            <text:p>98.643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749" calcext:value-type="float">
            <text:p>40.6749</text:p>
          </table:table-cell>
          <table:table-cell office:value-type="float" office:value="71.2063" calcext:value-type="float">
            <text:p>71.2063</text:p>
          </table:table-cell>
          <table:table-cell office:value-type="float" office:value="91.2228" calcext:value-type="float">
            <text:p>91.222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271" calcext:value-type="float">
            <text:p>43.4271</text:p>
          </table:table-cell>
          <table:table-cell office:value-type="float" office:value="62.0564" calcext:value-type="float">
            <text:p>62.0564</text:p>
          </table:table-cell>
          <table:table-cell office:value-type="float" office:value="76.1256" calcext:value-type="float">
            <text:p>76.125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318" calcext:value-type="float">
            <text:p>52.1318</text:p>
          </table:table-cell>
          <table:table-cell office:value-type="float" office:value="59.8524" calcext:value-type="float">
            <text:p>59.8524</text:p>
          </table:table-cell>
          <table:table-cell office:value-type="float" office:value="71.7909" calcext:value-type="float">
            <text:p>71.790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87" calcext:value-type="float">
            <text:p>46.0287</text:p>
          </table:table-cell>
          <table:table-cell office:value-type="float" office:value="73.0164" calcext:value-type="float">
            <text:p>73.0164</text:p>
          </table:table-cell>
          <table:table-cell office:value-type="float" office:value="90.4274" calcext:value-type="float">
            <text:p>90.427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31" calcext:value-type="float">
            <text:p>43.9131</text:p>
          </table:table-cell>
          <table:table-cell office:value-type="float" office:value="77.7861" calcext:value-type="float">
            <text:p>77.7861</text:p>
          </table:table-cell>
          <table:table-cell office:value-type="float" office:value="98.6488" calcext:value-type="float">
            <text:p>98.648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716" calcext:value-type="float">
            <text:p>40.6716</text:p>
          </table:table-cell>
          <table:table-cell office:value-type="float" office:value="71.2015" calcext:value-type="float">
            <text:p>71.2015</text:p>
          </table:table-cell>
          <table:table-cell office:value-type="float" office:value="91.2175" calcext:value-type="float">
            <text:p>91.217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283" calcext:value-type="float">
            <text:p>43.4283</text:p>
          </table:table-cell>
          <table:table-cell office:value-type="float" office:value="62.0592" calcext:value-type="float">
            <text:p>62.0592</text:p>
          </table:table-cell>
          <table:table-cell office:value-type="float" office:value="76.13" calcext:value-type="float">
            <text:p>76.1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132" calcext:value-type="float">
            <text:p>52.1132</text:p>
          </table:table-cell>
          <table:table-cell office:value-type="float" office:value="59.8139" calcext:value-type="float">
            <text:p>59.8139</text:p>
          </table:table-cell>
          <table:table-cell office:value-type="float" office:value="71.752" calcext:value-type="float">
            <text:p>71.75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69" calcext:value-type="float">
            <text:p>46.0269</text:p>
          </table:table-cell>
          <table:table-cell office:value-type="float" office:value="73.0136" calcext:value-type="float">
            <text:p>73.0136</text:p>
          </table:table-cell>
          <table:table-cell office:value-type="float" office:value="90.4244" calcext:value-type="float">
            <text:p>90.424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54" calcext:value-type="float">
            <text:p>43.9154</text:p>
          </table:table-cell>
          <table:table-cell office:value-type="float" office:value="77.7901" calcext:value-type="float">
            <text:p>77.7901</text:p>
          </table:table-cell>
          <table:table-cell office:value-type="float" office:value="98.6543" calcext:value-type="float">
            <text:p>98.654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53" calcext:value-type="float">
            <text:p>40.6653</text:p>
          </table:table-cell>
          <table:table-cell office:value-type="float" office:value="71.1921" calcext:value-type="float">
            <text:p>71.1921</text:p>
          </table:table-cell>
          <table:table-cell office:value-type="float" office:value="91.2078" calcext:value-type="float">
            <text:p>91.207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302" calcext:value-type="float">
            <text:p>43.4302</text:p>
          </table:table-cell>
          <table:table-cell office:value-type="float" office:value="62.0632" calcext:value-type="float">
            <text:p>62.0632</text:p>
          </table:table-cell>
          <table:table-cell office:value-type="float" office:value="76.1358" calcext:value-type="float">
            <text:p>76.135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047" calcext:value-type="float">
            <text:p>52.1047</text:p>
          </table:table-cell>
          <table:table-cell office:value-type="float" office:value="59.7979" calcext:value-type="float">
            <text:p>59.7979</text:p>
          </table:table-cell>
          <table:table-cell office:value-type="float" office:value="71.7409" calcext:value-type="float">
            <text:p>71.740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55" calcext:value-type="float">
            <text:p>46.0255</text:p>
          </table:table-cell>
          <table:table-cell office:value-type="float" office:value="73.0114" calcext:value-type="float">
            <text:p>73.0114</text:p>
          </table:table-cell>
          <table:table-cell office:value-type="float" office:value="90.422" calcext:value-type="float">
            <text:p>90.42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68" calcext:value-type="float">
            <text:p>43.9168</text:p>
          </table:table-cell>
          <table:table-cell office:value-type="float" office:value="77.7925" calcext:value-type="float">
            <text:p>77.7925</text:p>
          </table:table-cell>
          <table:table-cell office:value-type="float" office:value="98.6574" calcext:value-type="float">
            <text:p>98.657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22" calcext:value-type="float">
            <text:p>40.6622</text:p>
          </table:table-cell>
          <table:table-cell office:value-type="float" office:value="71.188" calcext:value-type="float">
            <text:p>71.188</text:p>
          </table:table-cell>
          <table:table-cell office:value-type="float" office:value="91.204" calcext:value-type="float">
            <text:p>91.20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301" calcext:value-type="float">
            <text:p>43.4301</text:p>
          </table:table-cell>
          <table:table-cell office:value-type="float" office:value="62.0639" calcext:value-type="float">
            <text:p>62.0639</text:p>
          </table:table-cell>
          <table:table-cell office:value-type="float" office:value="76.1384" calcext:value-type="float">
            <text:p>76.13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929" calcext:value-type="float">
            <text:p>52.0929</text:p>
          </table:table-cell>
          <table:table-cell office:value-type="float" office:value="59.7809" calcext:value-type="float">
            <text:p>59.7809</text:p>
          </table:table-cell>
          <table:table-cell office:value-type="float" office:value="71.7472" calcext:value-type="float">
            <text:p>71.747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57" calcext:value-type="float">
            <text:p>46.0257</text:p>
          </table:table-cell>
          <table:table-cell office:value-type="float" office:value="73.0117" calcext:value-type="float">
            <text:p>73.0117</text:p>
          </table:table-cell>
          <table:table-cell office:value-type="float" office:value="90.4223" calcext:value-type="float">
            <text:p>90.422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85" calcext:value-type="float">
            <text:p>43.9185</text:p>
          </table:table-cell>
          <table:table-cell office:value-type="float" office:value="77.7949" calcext:value-type="float">
            <text:p>77.7949</text:p>
          </table:table-cell>
          <table:table-cell office:value-type="float" office:value="98.66" calcext:value-type="float">
            <text:p>98.6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5" calcext:value-type="float">
            <text:p>40.655</text:p>
          </table:table-cell>
          <table:table-cell office:value-type="float" office:value="71.1782" calcext:value-type="float">
            <text:p>71.1782</text:p>
          </table:table-cell>
          <table:table-cell office:value-type="float" office:value="91.1951" calcext:value-type="float">
            <text:p>91.195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273" calcext:value-type="float">
            <text:p>43.4273</text:p>
          </table:table-cell>
          <table:table-cell office:value-type="float" office:value="62.0602" calcext:value-type="float">
            <text:p>62.0602</text:p>
          </table:table-cell>
          <table:table-cell office:value-type="float" office:value="76.1366" calcext:value-type="float">
            <text:p>76.136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887" calcext:value-type="float">
            <text:p>52.0887</text:p>
          </table:table-cell>
          <table:table-cell office:value-type="float" office:value="59.7737" calcext:value-type="float">
            <text:p>59.7737</text:p>
          </table:table-cell>
          <table:table-cell office:value-type="float" office:value="71.7452" calcext:value-type="float">
            <text:p>71.745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61" calcext:value-type="float">
            <text:p>46.0261</text:p>
          </table:table-cell>
          <table:table-cell office:value-type="float" office:value="73.0126" calcext:value-type="float">
            <text:p>73.0126</text:p>
          </table:table-cell>
          <table:table-cell office:value-type="float" office:value="90.4234" calcext:value-type="float">
            <text:p>90.423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93" calcext:value-type="float">
            <text:p>43.9193</text:p>
          </table:table-cell>
          <table:table-cell office:value-type="float" office:value="77.7963" calcext:value-type="float">
            <text:p>77.7963</text:p>
          </table:table-cell>
          <table:table-cell office:value-type="float" office:value="98.6617" calcext:value-type="float">
            <text:p>98.661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37" calcext:value-type="float">
            <text:p>40.6537</text:p>
          </table:table-cell>
          <table:table-cell office:value-type="float" office:value="71.1765" calcext:value-type="float">
            <text:p>71.1765</text:p>
          </table:table-cell>
          <table:table-cell office:value-type="float" office:value="91.1934" calcext:value-type="float">
            <text:p>91.193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252" calcext:value-type="float">
            <text:p>43.4252</text:p>
          </table:table-cell>
          <table:table-cell office:value-type="float" office:value="62.0567" calcext:value-type="float">
            <text:p>62.0567</text:p>
          </table:table-cell>
          <table:table-cell office:value-type="float" office:value="76.1332" calcext:value-type="float">
            <text:p>76.133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827" calcext:value-type="float">
            <text:p>52.0827</text:p>
          </table:table-cell>
          <table:table-cell office:value-type="float" office:value="59.7624" calcext:value-type="float">
            <text:p>59.7624</text:p>
          </table:table-cell>
          <table:table-cell office:value-type="float" office:value="71.7412" calcext:value-type="float">
            <text:p>71.741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69" calcext:value-type="float">
            <text:p>46.0269</text:p>
          </table:table-cell>
          <table:table-cell office:value-type="float" office:value="73.0139" calcext:value-type="float">
            <text:p>73.0139</text:p>
          </table:table-cell>
          <table:table-cell office:value-type="float" office:value="90.4251" calcext:value-type="float">
            <text:p>90.425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17" calcext:value-type="float">
            <text:p>43.9217</text:p>
          </table:table-cell>
          <table:table-cell office:value-type="float" office:value="77.7999" calcext:value-type="float">
            <text:p>77.7999</text:p>
          </table:table-cell>
          <table:table-cell office:value-type="float" office:value="98.6655" calcext:value-type="float">
            <text:p>98.665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92" calcext:value-type="float">
            <text:p>40.6492</text:p>
          </table:table-cell>
          <table:table-cell office:value-type="float" office:value="71.17" calcext:value-type="float">
            <text:p>71.17</text:p>
          </table:table-cell>
          <table:table-cell office:value-type="float" office:value="91.1869" calcext:value-type="float">
            <text:p>91.186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222" calcext:value-type="float">
            <text:p>43.4222</text:p>
          </table:table-cell>
          <table:table-cell office:value-type="float" office:value="62.0516" calcext:value-type="float">
            <text:p>62.0516</text:p>
          </table:table-cell>
          <table:table-cell office:value-type="float" office:value="76.1281" calcext:value-type="float">
            <text:p>76.128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81" calcext:value-type="float">
            <text:p>52.081</text:p>
          </table:table-cell>
          <table:table-cell office:value-type="float" office:value="59.7585" calcext:value-type="float">
            <text:p>59.7585</text:p>
          </table:table-cell>
          <table:table-cell office:value-type="float" office:value="71.7411" calcext:value-type="float">
            <text:p>71.741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84" calcext:value-type="float">
            <text:p>46.0284</text:p>
          </table:table-cell>
          <table:table-cell office:value-type="float" office:value="73.0163" calcext:value-type="float">
            <text:p>73.0163</text:p>
          </table:table-cell>
          <table:table-cell office:value-type="float" office:value="90.4274" calcext:value-type="float">
            <text:p>90.427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28" calcext:value-type="float">
            <text:p>43.9228</text:p>
          </table:table-cell>
          <table:table-cell office:value-type="float" office:value="77.8018" calcext:value-type="float">
            <text:p>77.8018</text:p>
          </table:table-cell>
          <table:table-cell office:value-type="float" office:value="98.6681" calcext:value-type="float">
            <text:p>98.668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64" calcext:value-type="float">
            <text:p>40.6464</text:p>
          </table:table-cell>
          <table:table-cell office:value-type="float" office:value="71.1664" calcext:value-type="float">
            <text:p>71.1664</text:p>
          </table:table-cell>
          <table:table-cell office:value-type="float" office:value="91.1841" calcext:value-type="float">
            <text:p>91.184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156" calcext:value-type="float">
            <text:p>43.4156</text:p>
          </table:table-cell>
          <table:table-cell office:value-type="float" office:value="62.0401" calcext:value-type="float">
            <text:p>62.0401</text:p>
          </table:table-cell>
          <table:table-cell office:value-type="float" office:value="76.1153" calcext:value-type="float">
            <text:p>76.115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795" calcext:value-type="float">
            <text:p>52.0795</text:p>
          </table:table-cell>
          <table:table-cell office:value-type="float" office:value="59.7558" calcext:value-type="float">
            <text:p>59.7558</text:p>
          </table:table-cell>
          <table:table-cell office:value-type="float" office:value="71.7421" calcext:value-type="float">
            <text:p>71.742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09" calcext:value-type="float">
            <text:p>46.0309</text:p>
          </table:table-cell>
          <table:table-cell office:value-type="float" office:value="73.0202" calcext:value-type="float">
            <text:p>73.0202</text:p>
          </table:table-cell>
          <table:table-cell office:value-type="float" office:value="90.4314" calcext:value-type="float">
            <text:p>90.431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35" calcext:value-type="float">
            <text:p>43.9235</text:p>
          </table:table-cell>
          <table:table-cell office:value-type="float" office:value="77.803" calcext:value-type="float">
            <text:p>77.803</text:p>
          </table:table-cell>
          <table:table-cell office:value-type="float" office:value="98.6696" calcext:value-type="float">
            <text:p>98.669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33" calcext:value-type="float">
            <text:p>40.6433</text:p>
          </table:table-cell>
          <table:table-cell office:value-type="float" office:value="71.1623" calcext:value-type="float">
            <text:p>71.1623</text:p>
          </table:table-cell>
          <table:table-cell office:value-type="float" office:value="91.1804" calcext:value-type="float">
            <text:p>91.180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7" calcext:value-type="float">
            <text:p>43.407</text:p>
          </table:table-cell>
          <table:table-cell office:value-type="float" office:value="62.0249" calcext:value-type="float">
            <text:p>62.0249</text:p>
          </table:table-cell>
          <table:table-cell office:value-type="float" office:value="76.0984" calcext:value-type="float">
            <text:p>76.09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791" calcext:value-type="float">
            <text:p>52.0791</text:p>
          </table:table-cell>
          <table:table-cell office:value-type="float" office:value="59.7554" calcext:value-type="float">
            <text:p>59.7554</text:p>
          </table:table-cell>
          <table:table-cell office:value-type="float" office:value="71.7433" calcext:value-type="float">
            <text:p>71.743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17" calcext:value-type="float">
            <text:p>46.0317</text:p>
          </table:table-cell>
          <table:table-cell office:value-type="float" office:value="73.0214" calcext:value-type="float">
            <text:p>73.0214</text:p>
          </table:table-cell>
          <table:table-cell office:value-type="float" office:value="90.4325" calcext:value-type="float">
            <text:p>90.432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51" calcext:value-type="float">
            <text:p>43.9251</text:p>
          </table:table-cell>
          <table:table-cell office:value-type="float" office:value="77.8055" calcext:value-type="float">
            <text:p>77.8055</text:p>
          </table:table-cell>
          <table:table-cell office:value-type="float" office:value="98.6724" calcext:value-type="float">
            <text:p>98.672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02" calcext:value-type="float">
            <text:p>40.6402</text:p>
          </table:table-cell>
          <table:table-cell office:value-type="float" office:value="71.1579" calcext:value-type="float">
            <text:p>71.1579</text:p>
          </table:table-cell>
          <table:table-cell office:value-type="float" office:value="91.1761" calcext:value-type="float">
            <text:p>91.176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06" calcext:value-type="float">
            <text:p>43.4006</text:p>
          </table:table-cell>
          <table:table-cell office:value-type="float" office:value="62.0136" calcext:value-type="float">
            <text:p>62.0136</text:p>
          </table:table-cell>
          <table:table-cell office:value-type="float" office:value="76.0857" calcext:value-type="float">
            <text:p>76.085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796" calcext:value-type="float">
            <text:p>52.0796</text:p>
          </table:table-cell>
          <table:table-cell office:value-type="float" office:value="59.7579" calcext:value-type="float">
            <text:p>59.7579</text:p>
          </table:table-cell>
          <table:table-cell office:value-type="float" office:value="71.7526" calcext:value-type="float">
            <text:p>71.752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23" calcext:value-type="float">
            <text:p>46.0323</text:p>
          </table:table-cell>
          <table:table-cell office:value-type="float" office:value="73.0224" calcext:value-type="float">
            <text:p>73.0224</text:p>
          </table:table-cell>
          <table:table-cell office:value-type="float" office:value="90.4335" calcext:value-type="float">
            <text:p>90.433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51" calcext:value-type="float">
            <text:p>43.9251</text:p>
          </table:table-cell>
          <table:table-cell office:value-type="float" office:value="77.8056" calcext:value-type="float">
            <text:p>77.8056</text:p>
          </table:table-cell>
          <table:table-cell office:value-type="float" office:value="98.6729" calcext:value-type="float">
            <text:p>98.672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68" calcext:value-type="float">
            <text:p>40.6368</text:p>
          </table:table-cell>
          <table:table-cell office:value-type="float" office:value="71.153" calcext:value-type="float">
            <text:p>71.153</text:p>
          </table:table-cell>
          <table:table-cell office:value-type="float" office:value="91.1709" calcext:value-type="float">
            <text:p>91.170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11" calcext:value-type="float">
            <text:p>43.3911</text:p>
          </table:table-cell>
          <table:table-cell office:value-type="float" office:value="61.9971" calcext:value-type="float">
            <text:p>61.9971</text:p>
          </table:table-cell>
          <table:table-cell office:value-type="float" office:value="76.0677" calcext:value-type="float">
            <text:p>76.067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811" calcext:value-type="float">
            <text:p>52.0811</text:p>
          </table:table-cell>
          <table:table-cell office:value-type="float" office:value="59.7615" calcext:value-type="float">
            <text:p>59.7615</text:p>
          </table:table-cell>
          <table:table-cell office:value-type="float" office:value="71.767" calcext:value-type="float">
            <text:p>71.76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29" calcext:value-type="float">
            <text:p>46.0329</text:p>
          </table:table-cell>
          <table:table-cell office:value-type="float" office:value="73.0234" calcext:value-type="float">
            <text:p>73.0234</text:p>
          </table:table-cell>
          <table:table-cell office:value-type="float" office:value="90.4347" calcext:value-type="float">
            <text:p>90.434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51" calcext:value-type="float">
            <text:p>43.9251</text:p>
          </table:table-cell>
          <table:table-cell office:value-type="float" office:value="77.8058" calcext:value-type="float">
            <text:p>77.8058</text:p>
          </table:table-cell>
          <table:table-cell office:value-type="float" office:value="98.6734" calcext:value-type="float">
            <text:p>98.673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18" calcext:value-type="float">
            <text:p>40.6318</text:p>
          </table:table-cell>
          <table:table-cell office:value-type="float" office:value="71.1457" calcext:value-type="float">
            <text:p>71.1457</text:p>
          </table:table-cell>
          <table:table-cell office:value-type="float" office:value="91.1633" calcext:value-type="float">
            <text:p>91.163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792" calcext:value-type="float">
            <text:p>43.3792</text:p>
          </table:table-cell>
          <table:table-cell office:value-type="float" office:value="61.9759" calcext:value-type="float">
            <text:p>61.9759</text:p>
          </table:table-cell>
          <table:table-cell office:value-type="float" office:value="76.0436" calcext:value-type="float">
            <text:p>76.043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826" calcext:value-type="float">
            <text:p>52.0826</text:p>
          </table:table-cell>
          <table:table-cell office:value-type="float" office:value="59.7654" calcext:value-type="float">
            <text:p>59.7654</text:p>
          </table:table-cell>
          <table:table-cell office:value-type="float" office:value="71.7869" calcext:value-type="float">
            <text:p>71.786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43" calcext:value-type="float">
            <text:p>46.0343</text:p>
          </table:table-cell>
          <table:table-cell office:value-type="float" office:value="73.0256" calcext:value-type="float">
            <text:p>73.0256</text:p>
          </table:table-cell>
          <table:table-cell office:value-type="float" office:value="90.437" calcext:value-type="float">
            <text:p>90.43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52" calcext:value-type="float">
            <text:p>43.9252</text:p>
          </table:table-cell>
          <table:table-cell office:value-type="float" office:value="77.806" calcext:value-type="float">
            <text:p>77.806</text:p>
          </table:table-cell>
          <table:table-cell office:value-type="float" office:value="98.6738" calcext:value-type="float">
            <text:p>98.673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085" calcext:value-type="float">
            <text:p>40.6085</text:p>
          </table:table-cell>
          <table:table-cell office:value-type="float" office:value="71.1095" calcext:value-type="float">
            <text:p>71.1095</text:p>
          </table:table-cell>
          <table:table-cell office:value-type="float" office:value="91.122" calcext:value-type="float">
            <text:p>91.12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728" calcext:value-type="float">
            <text:p>43.3728</text:p>
          </table:table-cell>
          <table:table-cell office:value-type="float" office:value="61.9642" calcext:value-type="float">
            <text:p>61.9642</text:p>
          </table:table-cell>
          <table:table-cell office:value-type="float" office:value="76.0295" calcext:value-type="float">
            <text:p>76.029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994" calcext:value-type="float">
            <text:p>52.0994</text:p>
          </table:table-cell>
          <table:table-cell office:value-type="float" office:value="59.8048" calcext:value-type="float">
            <text:p>59.8048</text:p>
          </table:table-cell>
          <table:table-cell office:value-type="float" office:value="71.852" calcext:value-type="float">
            <text:p>71.85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54" calcext:value-type="float">
            <text:p>46.0354</text:p>
          </table:table-cell>
          <table:table-cell office:value-type="float" office:value="73.0273" calcext:value-type="float">
            <text:p>73.0273</text:p>
          </table:table-cell>
          <table:table-cell office:value-type="float" office:value="90.4387" calcext:value-type="float">
            <text:p>90.4387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243" calcext:value-type="float">
            <text:p>43.9243</text:p>
          </table:table-cell>
          <table:table-cell office:value-type="float" office:value="77.8047" calcext:value-type="float">
            <text:p>77.8047</text:p>
          </table:table-cell>
          <table:table-cell office:value-type="float" office:value="98.6726" calcext:value-type="float">
            <text:p>98.672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011" calcext:value-type="float">
            <text:p>40.6011</text:p>
          </table:table-cell>
          <table:table-cell office:value-type="float" office:value="71.0989" calcext:value-type="float">
            <text:p>71.0989</text:p>
          </table:table-cell>
          <table:table-cell office:value-type="float" office:value="91.1111" calcext:value-type="float">
            <text:p>91.111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83" calcext:value-type="float">
            <text:p>43.3583</text:p>
          </table:table-cell>
          <table:table-cell office:value-type="float" office:value="61.9374" calcext:value-type="float">
            <text:p>61.9374</text:p>
          </table:table-cell>
          <table:table-cell office:value-type="float" office:value="75.9972" calcext:value-type="float">
            <text:p>75.997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088" calcext:value-type="float">
            <text:p>52.1088</text:p>
          </table:table-cell>
          <table:table-cell office:value-type="float" office:value="59.8265" calcext:value-type="float">
            <text:p>59.8265</text:p>
          </table:table-cell>
          <table:table-cell office:value-type="float" office:value="71.886" calcext:value-type="float">
            <text:p>71.88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86" calcext:value-type="float">
            <text:p>46.0386</text:p>
          </table:table-cell>
          <table:table-cell office:value-type="float" office:value="73.0323" calcext:value-type="float">
            <text:p>73.0323</text:p>
          </table:table-cell>
          <table:table-cell office:value-type="float" office:value="90.444" calcext:value-type="float">
            <text:p>90.44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27" calcext:value-type="float">
            <text:p>43.9227</text:p>
          </table:table-cell>
          <table:table-cell office:value-type="float" office:value="77.8026" calcext:value-type="float">
            <text:p>77.8026</text:p>
          </table:table-cell>
          <table:table-cell office:value-type="float" office:value="98.6706" calcext:value-type="float">
            <text:p>98.670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56" calcext:value-type="float">
            <text:p>40.5956</text:p>
          </table:table-cell>
          <table:table-cell office:value-type="float" office:value="71.0903" calcext:value-type="float">
            <text:p>71.0903</text:p>
          </table:table-cell>
          <table:table-cell office:value-type="float" office:value="91.1012" calcext:value-type="float">
            <text:p>91.101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77" calcext:value-type="float">
            <text:p>43.3477</text:p>
          </table:table-cell>
          <table:table-cell office:value-type="float" office:value="61.9189" calcext:value-type="float">
            <text:p>61.9189</text:p>
          </table:table-cell>
          <table:table-cell office:value-type="float" office:value="75.9765" calcext:value-type="float">
            <text:p>75.976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088" calcext:value-type="float">
            <text:p>52.1088</text:p>
          </table:table-cell>
          <table:table-cell office:value-type="float" office:value="59.8262" calcext:value-type="float">
            <text:p>59.8262</text:p>
          </table:table-cell>
          <table:table-cell office:value-type="float" office:value="71.8862" calcext:value-type="float">
            <text:p>71.886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18" calcext:value-type="float">
            <text:p>46.0418</text:p>
          </table:table-cell>
          <table:table-cell office:value-type="float" office:value="73.0375" calcext:value-type="float">
            <text:p>73.0375</text:p>
          </table:table-cell>
          <table:table-cell office:value-type="float" office:value="90.4499" calcext:value-type="float">
            <text:p>90.449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22" calcext:value-type="float">
            <text:p>43.9222</text:p>
          </table:table-cell>
          <table:table-cell office:value-type="float" office:value="77.8019" calcext:value-type="float">
            <text:p>77.8019</text:p>
          </table:table-cell>
          <table:table-cell office:value-type="float" office:value="98.6698" calcext:value-type="float">
            <text:p>98.669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24" calcext:value-type="float">
            <text:p>40.5924</text:p>
          </table:table-cell>
          <table:table-cell office:value-type="float" office:value="71.0853" calcext:value-type="float">
            <text:p>71.0853</text:p>
          </table:table-cell>
          <table:table-cell office:value-type="float" office:value="91.0954" calcext:value-type="float">
            <text:p>91.095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15" calcext:value-type="float">
            <text:p>43.3415</text:p>
          </table:table-cell>
          <table:table-cell office:value-type="float" office:value="61.9076" calcext:value-type="float">
            <text:p>61.9076</text:p>
          </table:table-cell>
          <table:table-cell office:value-type="float" office:value="75.9635" calcext:value-type="float">
            <text:p>75.963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115" calcext:value-type="float">
            <text:p>52.1115</text:p>
          </table:table-cell>
          <table:table-cell office:value-type="float" office:value="59.8318" calcext:value-type="float">
            <text:p>59.8318</text:p>
          </table:table-cell>
          <table:table-cell office:value-type="float" office:value="71.8966" calcext:value-type="float">
            <text:p>71.896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59" calcext:value-type="float">
            <text:p>46.0459</text:p>
          </table:table-cell>
          <table:table-cell office:value-type="float" office:value="73.0443" calcext:value-type="float">
            <text:p>73.0443</text:p>
          </table:table-cell>
          <table:table-cell office:value-type="float" office:value="90.4579" calcext:value-type="float">
            <text:p>90.457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218" calcext:value-type="float">
            <text:p>43.9218</text:p>
          </table:table-cell>
          <table:table-cell office:value-type="float" office:value="77.8011" calcext:value-type="float">
            <text:p>77.8011</text:p>
          </table:table-cell>
          <table:table-cell office:value-type="float" office:value="98.6687" calcext:value-type="float">
            <text:p>98.668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9" calcext:value-type="float">
            <text:p>40.589</text:p>
          </table:table-cell>
          <table:table-cell office:value-type="float" office:value="71.0801" calcext:value-type="float">
            <text:p>71.0801</text:p>
          </table:table-cell>
          <table:table-cell office:value-type="float" office:value="91.0896" calcext:value-type="float">
            <text:p>91.089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67" calcext:value-type="float">
            <text:p>43.3367</text:p>
          </table:table-cell>
          <table:table-cell office:value-type="float" office:value="61.8989" calcext:value-type="float">
            <text:p>61.8989</text:p>
          </table:table-cell>
          <table:table-cell office:value-type="float" office:value="75.953" calcext:value-type="float">
            <text:p>75.95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112" calcext:value-type="float">
            <text:p>52.1112</text:p>
          </table:table-cell>
          <table:table-cell office:value-type="float" office:value="59.8303" calcext:value-type="float">
            <text:p>59.8303</text:p>
          </table:table-cell>
          <table:table-cell office:value-type="float" office:value="71.8947" calcext:value-type="float">
            <text:p>71.894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03" calcext:value-type="float">
            <text:p>46.0503</text:p>
          </table:table-cell>
          <table:table-cell office:value-type="float" office:value="73.0516" calcext:value-type="float">
            <text:p>73.0516</text:p>
          </table:table-cell>
          <table:table-cell office:value-type="float" office:value="90.4663" calcext:value-type="float">
            <text:p>90.466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15" calcext:value-type="float">
            <text:p>43.9215</text:p>
          </table:table-cell>
          <table:table-cell office:value-type="float" office:value="77.8005" calcext:value-type="float">
            <text:p>77.8005</text:p>
          </table:table-cell>
          <table:table-cell office:value-type="float" office:value="98.6677" calcext:value-type="float">
            <text:p>98.667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81" calcext:value-type="float">
            <text:p>40.5881</text:p>
          </table:table-cell>
          <table:table-cell office:value-type="float" office:value="71.0788" calcext:value-type="float">
            <text:p>71.0788</text:p>
          </table:table-cell>
          <table:table-cell office:value-type="float" office:value="91.0884" calcext:value-type="float">
            <text:p>91.088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65" calcext:value-type="float">
            <text:p>43.3365</text:p>
          </table:table-cell>
          <table:table-cell office:value-type="float" office:value="61.8984" calcext:value-type="float">
            <text:p>61.8984</text:p>
          </table:table-cell>
          <table:table-cell office:value-type="float" office:value="75.9522" calcext:value-type="float">
            <text:p>75.952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109" calcext:value-type="float">
            <text:p>52.1109</text:p>
          </table:table-cell>
          <table:table-cell office:value-type="float" office:value="59.8279" calcext:value-type="float">
            <text:p>59.8279</text:p>
          </table:table-cell>
          <table:table-cell office:value-type="float" office:value="71.8902" calcext:value-type="float">
            <text:p>71.890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3" calcext:value-type="float">
            <text:p>46.053</text:p>
          </table:table-cell>
          <table:table-cell office:value-type="float" office:value="73.056" calcext:value-type="float">
            <text:p>73.056</text:p>
          </table:table-cell>
          <table:table-cell office:value-type="float" office:value="90.4713" calcext:value-type="float">
            <text:p>90.471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11" calcext:value-type="float">
            <text:p>43.9211</text:p>
          </table:table-cell>
          <table:table-cell office:value-type="float" office:value="77.7997" calcext:value-type="float">
            <text:p>77.7997</text:p>
          </table:table-cell>
          <table:table-cell office:value-type="float" office:value="98.6666" calcext:value-type="float">
            <text:p>98.666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74" calcext:value-type="float">
            <text:p>40.5874</text:p>
          </table:table-cell>
          <table:table-cell office:value-type="float" office:value="71.0778" calcext:value-type="float">
            <text:p>71.0778</text:p>
          </table:table-cell>
          <table:table-cell office:value-type="float" office:value="91.0871" calcext:value-type="float">
            <text:p>91.087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54" calcext:value-type="float">
            <text:p>43.3354</text:p>
          </table:table-cell>
          <table:table-cell office:value-type="float" office:value="61.8964" calcext:value-type="float">
            <text:p>61.8964</text:p>
          </table:table-cell>
          <table:table-cell office:value-type="float" office:value="75.9499" calcext:value-type="float">
            <text:p>75.949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106" calcext:value-type="float">
            <text:p>52.1106</text:p>
          </table:table-cell>
          <table:table-cell office:value-type="float" office:value="59.8256" calcext:value-type="float">
            <text:p>59.8256</text:p>
          </table:table-cell>
          <table:table-cell office:value-type="float" office:value="71.8865" calcext:value-type="float">
            <text:p>71.886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84" calcext:value-type="float">
            <text:p>46.0584</text:p>
          </table:table-cell>
          <table:table-cell office:value-type="float" office:value="73.0647" calcext:value-type="float">
            <text:p>73.0647</text:p>
          </table:table-cell>
          <table:table-cell office:value-type="float" office:value="90.4808" calcext:value-type="float">
            <text:p>90.480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09" calcext:value-type="float">
            <text:p>43.9209</text:p>
          </table:table-cell>
          <table:table-cell office:value-type="float" office:value="77.7993" calcext:value-type="float">
            <text:p>77.7993</text:p>
          </table:table-cell>
          <table:table-cell office:value-type="float" office:value="98.666" calcext:value-type="float">
            <text:p>98.66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64" calcext:value-type="float">
            <text:p>40.5864</text:p>
          </table:table-cell>
          <table:table-cell office:value-type="float" office:value="71.0762" calcext:value-type="float">
            <text:p>71.0762</text:p>
          </table:table-cell>
          <table:table-cell office:value-type="float" office:value="91.0851" calcext:value-type="float">
            <text:p>91.085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5" calcext:value-type="float">
            <text:p>43.335</text:p>
          </table:table-cell>
          <table:table-cell office:value-type="float" office:value="61.8956" calcext:value-type="float">
            <text:p>61.8956</text:p>
          </table:table-cell>
          <table:table-cell office:value-type="float" office:value="75.9488" calcext:value-type="float">
            <text:p>75.948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103" calcext:value-type="float">
            <text:p>52.1103</text:p>
          </table:table-cell>
          <table:table-cell office:value-type="float" office:value="59.8213" calcext:value-type="float">
            <text:p>59.8213</text:p>
          </table:table-cell>
          <table:table-cell office:value-type="float" office:value="71.8773" calcext:value-type="float">
            <text:p>71.877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13" calcext:value-type="float">
            <text:p>46.0613</text:p>
          </table:table-cell>
          <table:table-cell office:value-type="float" office:value="73.0693" calcext:value-type="float">
            <text:p>73.0693</text:p>
          </table:table-cell>
          <table:table-cell office:value-type="float" office:value="90.4859" calcext:value-type="float">
            <text:p>90.485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207" calcext:value-type="float">
            <text:p>43.9207</text:p>
          </table:table-cell>
          <table:table-cell office:value-type="float" office:value="77.7989" calcext:value-type="float">
            <text:p>77.7989</text:p>
          </table:table-cell>
          <table:table-cell office:value-type="float" office:value="98.6653" calcext:value-type="float">
            <text:p>98.665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54" calcext:value-type="float">
            <text:p>40.5854</text:p>
          </table:table-cell>
          <table:table-cell office:value-type="float" office:value="71.0746" calcext:value-type="float">
            <text:p>71.0746</text:p>
          </table:table-cell>
          <table:table-cell office:value-type="float" office:value="91.0832" calcext:value-type="float">
            <text:p>91.083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28" calcext:value-type="float">
            <text:p>43.3328</text:p>
          </table:table-cell>
          <table:table-cell office:value-type="float" office:value="61.8913" calcext:value-type="float">
            <text:p>61.8913</text:p>
          </table:table-cell>
          <table:table-cell office:value-type="float" office:value="75.9428" calcext:value-type="float">
            <text:p>75.942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138" calcext:value-type="float">
            <text:p>52.1138</text:p>
          </table:table-cell>
          <table:table-cell office:value-type="float" office:value="59.8274" calcext:value-type="float">
            <text:p>59.8274</text:p>
          </table:table-cell>
          <table:table-cell office:value-type="float" office:value="71.8817" calcext:value-type="float">
            <text:p>71.881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31" calcext:value-type="float">
            <text:p>46.0631</text:p>
          </table:table-cell>
          <table:table-cell office:value-type="float" office:value="73.0721" calcext:value-type="float">
            <text:p>73.0721</text:p>
          </table:table-cell>
          <table:table-cell office:value-type="float" office:value="90.4889" calcext:value-type="float">
            <text:p>90.488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01" calcext:value-type="float">
            <text:p>43.9201</text:p>
          </table:table-cell>
          <table:table-cell office:value-type="float" office:value="77.7977" calcext:value-type="float">
            <text:p>77.7977</text:p>
          </table:table-cell>
          <table:table-cell office:value-type="float" office:value="98.6635" calcext:value-type="float">
            <text:p>98.663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44" calcext:value-type="float">
            <text:p>40.5844</text:p>
          </table:table-cell>
          <table:table-cell office:value-type="float" office:value="71.0729" calcext:value-type="float">
            <text:p>71.0729</text:p>
          </table:table-cell>
          <table:table-cell office:value-type="float" office:value="91.081" calcext:value-type="float">
            <text:p>91.08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12" calcext:value-type="float">
            <text:p>43.3312</text:p>
          </table:table-cell>
          <table:table-cell office:value-type="float" office:value="61.8879" calcext:value-type="float">
            <text:p>61.8879</text:p>
          </table:table-cell>
          <table:table-cell office:value-type="float" office:value="75.9381" calcext:value-type="float">
            <text:p>75.938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207" calcext:value-type="float">
            <text:p>52.1207</text:p>
          </table:table-cell>
          <table:table-cell office:value-type="float" office:value="59.8402" calcext:value-type="float">
            <text:p>59.8402</text:p>
          </table:table-cell>
          <table:table-cell office:value-type="float" office:value="71.8935" calcext:value-type="float">
            <text:p>71.893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42" calcext:value-type="float">
            <text:p>46.0642</text:p>
          </table:table-cell>
          <table:table-cell office:value-type="float" office:value="73.074" calcext:value-type="float">
            <text:p>73.074</text:p>
          </table:table-cell>
          <table:table-cell office:value-type="float" office:value="90.4908" calcext:value-type="float">
            <text:p>90.490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96" calcext:value-type="float">
            <text:p>43.9196</text:p>
          </table:table-cell>
          <table:table-cell office:value-type="float" office:value="77.7965" calcext:value-type="float">
            <text:p>77.7965</text:p>
          </table:table-cell>
          <table:table-cell office:value-type="float" office:value="98.6615" calcext:value-type="float">
            <text:p>98.661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3" calcext:value-type="float">
            <text:p>40.583</text:p>
          </table:table-cell>
          <table:table-cell office:value-type="float" office:value="71.0704" calcext:value-type="float">
            <text:p>71.0704</text:p>
          </table:table-cell>
          <table:table-cell office:value-type="float" office:value="91.0778" calcext:value-type="float">
            <text:p>91.077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07" calcext:value-type="float">
            <text:p>43.3307</text:p>
          </table:table-cell>
          <table:table-cell office:value-type="float" office:value="61.8868" calcext:value-type="float">
            <text:p>61.8868</text:p>
          </table:table-cell>
          <table:table-cell office:value-type="float" office:value="75.9363" calcext:value-type="float">
            <text:p>75.936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272" calcext:value-type="float">
            <text:p>52.1272</text:p>
          </table:table-cell>
          <table:table-cell office:value-type="float" office:value="59.8527" calcext:value-type="float">
            <text:p>59.8527</text:p>
          </table:table-cell>
          <table:table-cell office:value-type="float" office:value="71.9078" calcext:value-type="float">
            <text:p>71.907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47" calcext:value-type="float">
            <text:p>46.0647</text:p>
          </table:table-cell>
          <table:table-cell office:value-type="float" office:value="73.0745" calcext:value-type="float">
            <text:p>73.0745</text:p>
          </table:table-cell>
          <table:table-cell office:value-type="float" office:value="90.4911" calcext:value-type="float">
            <text:p>90.491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91" calcext:value-type="float">
            <text:p>43.9191</text:p>
          </table:table-cell>
          <table:table-cell office:value-type="float" office:value="77.7959" calcext:value-type="float">
            <text:p>77.7959</text:p>
          </table:table-cell>
          <table:table-cell office:value-type="float" office:value="98.661" calcext:value-type="float">
            <text:p>98.66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25" calcext:value-type="float">
            <text:p>40.5825</text:p>
          </table:table-cell>
          <table:table-cell office:value-type="float" office:value="71.0697" calcext:value-type="float">
            <text:p>71.0697</text:p>
          </table:table-cell>
          <table:table-cell office:value-type="float" office:value="91.077" calcext:value-type="float">
            <text:p>91.07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272" calcext:value-type="float">
            <text:p>43.3272</text:p>
          </table:table-cell>
          <table:table-cell office:value-type="float" office:value="61.8798" calcext:value-type="float">
            <text:p>61.8798</text:p>
          </table:table-cell>
          <table:table-cell office:value-type="float" office:value="75.9268" calcext:value-type="float">
            <text:p>75.926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338" calcext:value-type="float">
            <text:p>52.1338</text:p>
          </table:table-cell>
          <table:table-cell office:value-type="float" office:value="59.8664" calcext:value-type="float">
            <text:p>59.8664</text:p>
          </table:table-cell>
          <table:table-cell office:value-type="float" office:value="71.9243" calcext:value-type="float">
            <text:p>71.924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46" calcext:value-type="float">
            <text:p>46.0646</text:p>
          </table:table-cell>
          <table:table-cell office:value-type="float" office:value="73.0743" calcext:value-type="float">
            <text:p>73.0743</text:p>
          </table:table-cell>
          <table:table-cell office:value-type="float" office:value="90.4907" calcext:value-type="float">
            <text:p>90.490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82" calcext:value-type="float">
            <text:p>43.9182</text:p>
          </table:table-cell>
          <table:table-cell office:value-type="float" office:value="77.7945" calcext:value-type="float">
            <text:p>77.7945</text:p>
          </table:table-cell>
          <table:table-cell office:value-type="float" office:value="98.6595" calcext:value-type="float">
            <text:p>98.659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24" calcext:value-type="float">
            <text:p>40.5824</text:p>
          </table:table-cell>
          <table:table-cell office:value-type="float" office:value="71.0695" calcext:value-type="float">
            <text:p>71.0695</text:p>
          </table:table-cell>
          <table:table-cell office:value-type="float" office:value="91.0765" calcext:value-type="float">
            <text:p>91.076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255" calcext:value-type="float">
            <text:p>43.3255</text:p>
          </table:table-cell>
          <table:table-cell office:value-type="float" office:value="61.8764" calcext:value-type="float">
            <text:p>61.8764</text:p>
          </table:table-cell>
          <table:table-cell office:value-type="float" office:value="75.9221" calcext:value-type="float">
            <text:p>75.922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396" calcext:value-type="float">
            <text:p>52.1396</text:p>
          </table:table-cell>
          <table:table-cell office:value-type="float" office:value="59.8766" calcext:value-type="float">
            <text:p>59.8766</text:p>
          </table:table-cell>
          <table:table-cell office:value-type="float" office:value="71.934" calcext:value-type="float">
            <text:p>71.93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4" calcext:value-type="float">
            <text:p>46.064</text:p>
          </table:table-cell>
          <table:table-cell office:value-type="float" office:value="73.0733" calcext:value-type="float">
            <text:p>73.0733</text:p>
          </table:table-cell>
          <table:table-cell office:value-type="float" office:value="90.4895" calcext:value-type="float">
            <text:p>90.489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74" calcext:value-type="float">
            <text:p>43.9174</text:p>
          </table:table-cell>
          <table:table-cell office:value-type="float" office:value="77.7934" calcext:value-type="float">
            <text:p>77.7934</text:p>
          </table:table-cell>
          <table:table-cell office:value-type="float" office:value="98.6582" calcext:value-type="float">
            <text:p>98.658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24" calcext:value-type="float">
            <text:p>40.5824</text:p>
          </table:table-cell>
          <table:table-cell office:value-type="float" office:value="71.0693" calcext:value-type="float">
            <text:p>71.0693</text:p>
          </table:table-cell>
          <table:table-cell office:value-type="float" office:value="91.0763" calcext:value-type="float">
            <text:p>91.076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23" calcext:value-type="float">
            <text:p>43.323</text:p>
          </table:table-cell>
          <table:table-cell office:value-type="float" office:value="61.8714" calcext:value-type="float">
            <text:p>61.8714</text:p>
          </table:table-cell>
          <table:table-cell office:value-type="float" office:value="75.9152" calcext:value-type="float">
            <text:p>75.915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483" calcext:value-type="float">
            <text:p>52.1483</text:p>
          </table:table-cell>
          <table:table-cell office:value-type="float" office:value="59.8932" calcext:value-type="float">
            <text:p>59.8932</text:p>
          </table:table-cell>
          <table:table-cell office:value-type="float" office:value="71.9495" calcext:value-type="float">
            <text:p>71.949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29" calcext:value-type="float">
            <text:p>46.0629</text:p>
          </table:table-cell>
          <table:table-cell office:value-type="float" office:value="73.0716" calcext:value-type="float">
            <text:p>73.0716</text:p>
          </table:table-cell>
          <table:table-cell office:value-type="float" office:value="90.4876" calcext:value-type="float">
            <text:p>90.4876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65" calcext:value-type="float">
            <text:p>43.9165</text:p>
          </table:table-cell>
          <table:table-cell office:value-type="float" office:value="77.7919" calcext:value-type="float">
            <text:p>77.7919</text:p>
          </table:table-cell>
          <table:table-cell office:value-type="float" office:value="98.6567" calcext:value-type="float">
            <text:p>98.656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27" calcext:value-type="float">
            <text:p>40.5827</text:p>
          </table:table-cell>
          <table:table-cell office:value-type="float" office:value="71.0698" calcext:value-type="float">
            <text:p>71.0698</text:p>
          </table:table-cell>
          <table:table-cell office:value-type="float" office:value="91.0767" calcext:value-type="float">
            <text:p>91.076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98" calcext:value-type="float">
            <text:p>43.3198</text:p>
          </table:table-cell>
          <table:table-cell office:value-type="float" office:value="61.8649" calcext:value-type="float">
            <text:p>61.8649</text:p>
          </table:table-cell>
          <table:table-cell office:value-type="float" office:value="75.9064" calcext:value-type="float">
            <text:p>75.906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513" calcext:value-type="float">
            <text:p>52.1513</text:p>
          </table:table-cell>
          <table:table-cell office:value-type="float" office:value="59.8981" calcext:value-type="float">
            <text:p>59.8981</text:p>
          </table:table-cell>
          <table:table-cell office:value-type="float" office:value="71.9519" calcext:value-type="float">
            <text:p>71.951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15" calcext:value-type="float">
            <text:p>46.0615</text:p>
          </table:table-cell>
          <table:table-cell office:value-type="float" office:value="73.0692" calcext:value-type="float">
            <text:p>73.0692</text:p>
          </table:table-cell>
          <table:table-cell office:value-type="float" office:value="90.4849" calcext:value-type="float">
            <text:p>90.484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6" calcext:value-type="float">
            <text:p>43.916</text:p>
          </table:table-cell>
          <table:table-cell office:value-type="float" office:value="77.7911" calcext:value-type="float">
            <text:p>77.7911</text:p>
          </table:table-cell>
          <table:table-cell office:value-type="float" office:value="98.6555" calcext:value-type="float">
            <text:p>98.655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27" calcext:value-type="float">
            <text:p>40.5827</text:p>
          </table:table-cell>
          <table:table-cell office:value-type="float" office:value="71.0698" calcext:value-type="float">
            <text:p>71.0698</text:p>
          </table:table-cell>
          <table:table-cell office:value-type="float" office:value="91.0767" calcext:value-type="float">
            <text:p>91.076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94" calcext:value-type="float">
            <text:p>43.3194</text:p>
          </table:table-cell>
          <table:table-cell office:value-type="float" office:value="61.864" calcext:value-type="float">
            <text:p>61.864</text:p>
          </table:table-cell>
          <table:table-cell office:value-type="float" office:value="75.9051" calcext:value-type="float">
            <text:p>75.905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527" calcext:value-type="float">
            <text:p>52.1527</text:p>
          </table:table-cell>
          <table:table-cell office:value-type="float" office:value="59.9002" calcext:value-type="float">
            <text:p>59.9002</text:p>
          </table:table-cell>
          <table:table-cell office:value-type="float" office:value="71.9522" calcext:value-type="float">
            <text:p>71.952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03" calcext:value-type="float">
            <text:p>46.0603</text:p>
          </table:table-cell>
          <table:table-cell office:value-type="float" office:value="73.0671" calcext:value-type="float">
            <text:p>73.0671</text:p>
          </table:table-cell>
          <table:table-cell office:value-type="float" office:value="90.4824" calcext:value-type="float">
            <text:p>90.482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59" calcext:value-type="float">
            <text:p>43.9159</text:p>
          </table:table-cell>
          <table:table-cell office:value-type="float" office:value="77.7909" calcext:value-type="float">
            <text:p>77.7909</text:p>
          </table:table-cell>
          <table:table-cell office:value-type="float" office:value="98.6552" calcext:value-type="float">
            <text:p>98.655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35" calcext:value-type="float">
            <text:p>40.5835</text:p>
          </table:table-cell>
          <table:table-cell office:value-type="float" office:value="71.0708" calcext:value-type="float">
            <text:p>71.0708</text:p>
          </table:table-cell>
          <table:table-cell office:value-type="float" office:value="91.0774" calcext:value-type="float">
            <text:p>91.077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94" calcext:value-type="float">
            <text:p>43.3194</text:p>
          </table:table-cell>
          <table:table-cell office:value-type="float" office:value="61.8641" calcext:value-type="float">
            <text:p>61.8641</text:p>
          </table:table-cell>
          <table:table-cell office:value-type="float" office:value="75.9051" calcext:value-type="float">
            <text:p>75.905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557" calcext:value-type="float">
            <text:p>52.1557</text:p>
          </table:table-cell>
          <table:table-cell office:value-type="float" office:value="59.9047" calcext:value-type="float">
            <text:p>59.9047</text:p>
          </table:table-cell>
          <table:table-cell office:value-type="float" office:value="71.9537" calcext:value-type="float">
            <text:p>71.953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87" calcext:value-type="float">
            <text:p>46.0587</text:p>
          </table:table-cell>
          <table:table-cell office:value-type="float" office:value="73.0644" calcext:value-type="float">
            <text:p>73.0644</text:p>
          </table:table-cell>
          <table:table-cell office:value-type="float" office:value="90.4793" calcext:value-type="float">
            <text:p>90.479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55" calcext:value-type="float">
            <text:p>43.9155</text:p>
          </table:table-cell>
          <table:table-cell office:value-type="float" office:value="77.7901" calcext:value-type="float">
            <text:p>77.7901</text:p>
          </table:table-cell>
          <table:table-cell office:value-type="float" office:value="98.6541" calcext:value-type="float">
            <text:p>98.654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51" calcext:value-type="float">
            <text:p>40.5851</text:p>
          </table:table-cell>
          <table:table-cell office:value-type="float" office:value="71.0731" calcext:value-type="float">
            <text:p>71.0731</text:p>
          </table:table-cell>
          <table:table-cell office:value-type="float" office:value="91.0799" calcext:value-type="float">
            <text:p>91.079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96" calcext:value-type="float">
            <text:p>43.3196</text:p>
          </table:table-cell>
          <table:table-cell office:value-type="float" office:value="61.8643" calcext:value-type="float">
            <text:p>61.8643</text:p>
          </table:table-cell>
          <table:table-cell office:value-type="float" office:value="75.9052" calcext:value-type="float">
            <text:p>75.905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608" calcext:value-type="float">
            <text:p>52.1608</text:p>
          </table:table-cell>
          <table:table-cell office:value-type="float" office:value="59.9128" calcext:value-type="float">
            <text:p>59.9128</text:p>
          </table:table-cell>
          <table:table-cell office:value-type="float" office:value="71.957" calcext:value-type="float">
            <text:p>71.95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78" calcext:value-type="float">
            <text:p>46.0578</text:p>
          </table:table-cell>
          <table:table-cell office:value-type="float" office:value="73.0631" calcext:value-type="float">
            <text:p>73.0631</text:p>
          </table:table-cell>
          <table:table-cell office:value-type="float" office:value="90.4778" calcext:value-type="float">
            <text:p>90.477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54" calcext:value-type="float">
            <text:p>43.9154</text:p>
          </table:table-cell>
          <table:table-cell office:value-type="float" office:value="77.79" calcext:value-type="float">
            <text:p>77.79</text:p>
          </table:table-cell>
          <table:table-cell office:value-type="float" office:value="98.6539" calcext:value-type="float">
            <text:p>98.653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76" calcext:value-type="float">
            <text:p>40.5876</text:p>
          </table:table-cell>
          <table:table-cell office:value-type="float" office:value="71.0769" calcext:value-type="float">
            <text:p>71.0769</text:p>
          </table:table-cell>
          <table:table-cell office:value-type="float" office:value="91.0839" calcext:value-type="float">
            <text:p>91.083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99" calcext:value-type="float">
            <text:p>43.3199</text:p>
          </table:table-cell>
          <table:table-cell office:value-type="float" office:value="61.8648" calcext:value-type="float">
            <text:p>61.8648</text:p>
          </table:table-cell>
          <table:table-cell office:value-type="float" office:value="75.9057" calcext:value-type="float">
            <text:p>75.905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69" calcext:value-type="float">
            <text:p>52.169</text:p>
          </table:table-cell>
          <table:table-cell office:value-type="float" office:value="59.9266" calcext:value-type="float">
            <text:p>59.9266</text:p>
          </table:table-cell>
          <table:table-cell office:value-type="float" office:value="71.9664" calcext:value-type="float">
            <text:p>71.966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78" calcext:value-type="float">
            <text:p>46.0578</text:p>
          </table:table-cell>
          <table:table-cell office:value-type="float" office:value="73.0631" calcext:value-type="float">
            <text:p>73.0631</text:p>
          </table:table-cell>
          <table:table-cell office:value-type="float" office:value="90.4778" calcext:value-type="float">
            <text:p>90.477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48" calcext:value-type="float">
            <text:p>43.9148</text:p>
          </table:table-cell>
          <table:table-cell office:value-type="float" office:value="77.7892" calcext:value-type="float">
            <text:p>77.7892</text:p>
          </table:table-cell>
          <table:table-cell office:value-type="float" office:value="98.6529" calcext:value-type="float">
            <text:p>98.652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81" calcext:value-type="float">
            <text:p>40.5881</text:p>
          </table:table-cell>
          <table:table-cell office:value-type="float" office:value="71.0775" calcext:value-type="float">
            <text:p>71.0775</text:p>
          </table:table-cell>
          <table:table-cell office:value-type="float" office:value="91.0843" calcext:value-type="float">
            <text:p>91.084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9" calcext:value-type="float">
            <text:p>43.319</text:p>
          </table:table-cell>
          <table:table-cell office:value-type="float" office:value="61.863" calcext:value-type="float">
            <text:p>61.863</text:p>
          </table:table-cell>
          <table:table-cell office:value-type="float" office:value="75.9032" calcext:value-type="float">
            <text:p>75.903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755" calcext:value-type="float">
            <text:p>52.1755</text:p>
          </table:table-cell>
          <table:table-cell office:value-type="float" office:value="59.9371" calcext:value-type="float">
            <text:p>59.9371</text:p>
          </table:table-cell>
          <table:table-cell office:value-type="float" office:value="71.9718" calcext:value-type="float">
            <text:p>71.971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77" calcext:value-type="float">
            <text:p>46.0577</text:p>
          </table:table-cell>
          <table:table-cell office:value-type="float" office:value="73.0629" calcext:value-type="float">
            <text:p>73.0629</text:p>
          </table:table-cell>
          <table:table-cell office:value-type="float" office:value="90.4776" calcext:value-type="float">
            <text:p>90.477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38" calcext:value-type="float">
            <text:p>43.9138</text:p>
          </table:table-cell>
          <table:table-cell office:value-type="float" office:value="77.7874" calcext:value-type="float">
            <text:p>77.7874</text:p>
          </table:table-cell>
          <table:table-cell office:value-type="float" office:value="98.6507" calcext:value-type="float">
            <text:p>98.650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81" calcext:value-type="float">
            <text:p>40.5881</text:p>
          </table:table-cell>
          <table:table-cell office:value-type="float" office:value="71.0773" calcext:value-type="float">
            <text:p>71.0773</text:p>
          </table:table-cell>
          <table:table-cell office:value-type="float" office:value="91.0837" calcext:value-type="float">
            <text:p>91.083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55" calcext:value-type="float">
            <text:p>43.3155</text:p>
          </table:table-cell>
          <table:table-cell office:value-type="float" office:value="61.8565" calcext:value-type="float">
            <text:p>61.8565</text:p>
          </table:table-cell>
          <table:table-cell office:value-type="float" office:value="75.895" calcext:value-type="float">
            <text:p>75.89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817" calcext:value-type="float">
            <text:p>52.1817</text:p>
          </table:table-cell>
          <table:table-cell office:value-type="float" office:value="59.9453" calcext:value-type="float">
            <text:p>59.9453</text:p>
          </table:table-cell>
          <table:table-cell office:value-type="float" office:value="71.9702" calcext:value-type="float">
            <text:p>71.970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82" calcext:value-type="float">
            <text:p>46.0582</text:p>
          </table:table-cell>
          <table:table-cell office:value-type="float" office:value="73.0636" calcext:value-type="float">
            <text:p>73.0636</text:p>
          </table:table-cell>
          <table:table-cell office:value-type="float" office:value="90.4782" calcext:value-type="float">
            <text:p>90.478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37" calcext:value-type="float">
            <text:p>43.9137</text:p>
          </table:table-cell>
          <table:table-cell office:value-type="float" office:value="77.7873" calcext:value-type="float">
            <text:p>77.7873</text:p>
          </table:table-cell>
          <table:table-cell office:value-type="float" office:value="98.6504" calcext:value-type="float">
            <text:p>98.650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82" calcext:value-type="float">
            <text:p>40.5882</text:p>
          </table:table-cell>
          <table:table-cell office:value-type="float" office:value="71.0774" calcext:value-type="float">
            <text:p>71.0774</text:p>
          </table:table-cell>
          <table:table-cell office:value-type="float" office:value="91.0838" calcext:value-type="float">
            <text:p>91.083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56" calcext:value-type="float">
            <text:p>43.3156</text:p>
          </table:table-cell>
          <table:table-cell office:value-type="float" office:value="61.8566" calcext:value-type="float">
            <text:p>61.8566</text:p>
          </table:table-cell>
          <table:table-cell office:value-type="float" office:value="75.8949" calcext:value-type="float">
            <text:p>75.894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906" calcext:value-type="float">
            <text:p>52.1906</text:p>
          </table:table-cell>
          <table:table-cell office:value-type="float" office:value="59.9555" calcext:value-type="float">
            <text:p>59.9555</text:p>
          </table:table-cell>
          <table:table-cell office:value-type="float" office:value="71.9658" calcext:value-type="float">
            <text:p>71.965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87" calcext:value-type="float">
            <text:p>46.0587</text:p>
          </table:table-cell>
          <table:table-cell office:value-type="float" office:value="73.0643" calcext:value-type="float">
            <text:p>73.0643</text:p>
          </table:table-cell>
          <table:table-cell office:value-type="float" office:value="90.4791" calcext:value-type="float">
            <text:p>90.479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36" calcext:value-type="float">
            <text:p>43.9136</text:p>
          </table:table-cell>
          <table:table-cell office:value-type="float" office:value="77.787" calcext:value-type="float">
            <text:p>77.787</text:p>
          </table:table-cell>
          <table:table-cell office:value-type="float" office:value="98.65" calcext:value-type="float">
            <text:p>98.6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83" calcext:value-type="float">
            <text:p>40.5883</text:p>
          </table:table-cell>
          <table:table-cell office:value-type="float" office:value="71.0775" calcext:value-type="float">
            <text:p>71.0775</text:p>
          </table:table-cell>
          <table:table-cell office:value-type="float" office:value="91.0838" calcext:value-type="float">
            <text:p>91.083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67" calcext:value-type="float">
            <text:p>43.3167</text:p>
          </table:table-cell>
          <table:table-cell office:value-type="float" office:value="61.8584" calcext:value-type="float">
            <text:p>61.8584</text:p>
          </table:table-cell>
          <table:table-cell office:value-type="float" office:value="75.8969" calcext:value-type="float">
            <text:p>75.896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016" calcext:value-type="float">
            <text:p>52.2016</text:p>
          </table:table-cell>
          <table:table-cell office:value-type="float" office:value="59.9728" calcext:value-type="float">
            <text:p>59.9728</text:p>
          </table:table-cell>
          <table:table-cell office:value-type="float" office:value="71.9767" calcext:value-type="float">
            <text:p>71.976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94" calcext:value-type="float">
            <text:p>46.0594</text:p>
          </table:table-cell>
          <table:table-cell office:value-type="float" office:value="73.0655" calcext:value-type="float">
            <text:p>73.0655</text:p>
          </table:table-cell>
          <table:table-cell office:value-type="float" office:value="90.4804" calcext:value-type="float">
            <text:p>90.4804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34" calcext:value-type="float">
            <text:p>43.9134</text:p>
          </table:table-cell>
          <table:table-cell office:value-type="float" office:value="77.7866" calcext:value-type="float">
            <text:p>77.7866</text:p>
          </table:table-cell>
          <table:table-cell office:value-type="float" office:value="98.6495" calcext:value-type="float">
            <text:p>98.649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87" calcext:value-type="float">
            <text:p>40.5887</text:p>
          </table:table-cell>
          <table:table-cell office:value-type="float" office:value="71.078" calcext:value-type="float">
            <text:p>71.078</text:p>
          </table:table-cell>
          <table:table-cell office:value-type="float" office:value="91.0842" calcext:value-type="float">
            <text:p>91.084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211" calcext:value-type="float">
            <text:p>43.3211</text:p>
          </table:table-cell>
          <table:table-cell office:value-type="float" office:value="61.8661" calcext:value-type="float">
            <text:p>61.8661</text:p>
          </table:table-cell>
          <table:table-cell office:value-type="float" office:value="75.9053" calcext:value-type="float">
            <text:p>75.905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061" calcext:value-type="float">
            <text:p>52.2061</text:p>
          </table:table-cell>
          <table:table-cell office:value-type="float" office:value="59.9721" calcext:value-type="float">
            <text:p>59.9721</text:p>
          </table:table-cell>
          <table:table-cell office:value-type="float" office:value="71.9571" calcext:value-type="float">
            <text:p>71.957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05" calcext:value-type="float">
            <text:p>46.0605</text:p>
          </table:table-cell>
          <table:table-cell office:value-type="float" office:value="73.0673" calcext:value-type="float">
            <text:p>73.0673</text:p>
          </table:table-cell>
          <table:table-cell office:value-type="float" office:value="90.4822" calcext:value-type="float">
            <text:p>90.482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32" calcext:value-type="float">
            <text:p>43.9132</text:p>
          </table:table-cell>
          <table:table-cell office:value-type="float" office:value="77.7864" calcext:value-type="float">
            <text:p>77.7864</text:p>
          </table:table-cell>
          <table:table-cell office:value-type="float" office:value="98.6493" calcext:value-type="float">
            <text:p>98.649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94" calcext:value-type="float">
            <text:p>40.5894</text:p>
          </table:table-cell>
          <table:table-cell office:value-type="float" office:value="71.0788" calcext:value-type="float">
            <text:p>71.0788</text:p>
          </table:table-cell>
          <table:table-cell office:value-type="float" office:value="91.0846" calcext:value-type="float">
            <text:p>91.084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247" calcext:value-type="float">
            <text:p>43.3247</text:p>
          </table:table-cell>
          <table:table-cell office:value-type="float" office:value="61.8727" calcext:value-type="float">
            <text:p>61.8727</text:p>
          </table:table-cell>
          <table:table-cell office:value-type="float" office:value="75.913" calcext:value-type="float">
            <text:p>75.91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2038" calcext:value-type="float">
            <text:p>52.2038</text:p>
          </table:table-cell>
          <table:table-cell office:value-type="float" office:value="59.9551" calcext:value-type="float">
            <text:p>59.9551</text:p>
          </table:table-cell>
          <table:table-cell office:value-type="float" office:value="71.9147" calcext:value-type="float">
            <text:p>71.914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17" calcext:value-type="float">
            <text:p>46.0617</text:p>
          </table:table-cell>
          <table:table-cell office:value-type="float" office:value="73.0692" calcext:value-type="float">
            <text:p>73.0692</text:p>
          </table:table-cell>
          <table:table-cell office:value-type="float" office:value="90.4842" calcext:value-type="float">
            <text:p>90.484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27" calcext:value-type="float">
            <text:p>43.9127</text:p>
          </table:table-cell>
          <table:table-cell office:value-type="float" office:value="77.7856" calcext:value-type="float">
            <text:p>77.7856</text:p>
          </table:table-cell>
          <table:table-cell office:value-type="float" office:value="98.6484" calcext:value-type="float">
            <text:p>98.648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96" calcext:value-type="float">
            <text:p>40.5896</text:p>
          </table:table-cell>
          <table:table-cell office:value-type="float" office:value="71.0787" calcext:value-type="float">
            <text:p>71.0787</text:p>
          </table:table-cell>
          <table:table-cell office:value-type="float" office:value="91.0839" calcext:value-type="float">
            <text:p>91.083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256" calcext:value-type="float">
            <text:p>43.3256</text:p>
          </table:table-cell>
          <table:table-cell office:value-type="float" office:value="61.8743" calcext:value-type="float">
            <text:p>61.8743</text:p>
          </table:table-cell>
          <table:table-cell office:value-type="float" office:value="75.9151" calcext:value-type="float">
            <text:p>75.915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95" calcext:value-type="float">
            <text:p>52.195</text:p>
          </table:table-cell>
          <table:table-cell office:value-type="float" office:value="59.9247" calcext:value-type="float">
            <text:p>59.9247</text:p>
          </table:table-cell>
          <table:table-cell office:value-type="float" office:value="71.8615" calcext:value-type="float">
            <text:p>71.861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36" calcext:value-type="float">
            <text:p>46.0636</text:p>
          </table:table-cell>
          <table:table-cell office:value-type="float" office:value="73.072" calcext:value-type="float">
            <text:p>73.072</text:p>
          </table:table-cell>
          <table:table-cell office:value-type="float" office:value="90.487" calcext:value-type="float">
            <text:p>90.48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25" calcext:value-type="float">
            <text:p>43.9125</text:p>
          </table:table-cell>
          <table:table-cell office:value-type="float" office:value="77.7853" calcext:value-type="float">
            <text:p>77.7853</text:p>
          </table:table-cell>
          <table:table-cell office:value-type="float" office:value="98.648" calcext:value-type="float">
            <text:p>98.64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6" calcext:value-type="float">
            <text:p>40.586</text:p>
          </table:table-cell>
          <table:table-cell office:value-type="float" office:value="71.0714" calcext:value-type="float">
            <text:p>71.0714</text:p>
          </table:table-cell>
          <table:table-cell office:value-type="float" office:value="91.0728" calcext:value-type="float">
            <text:p>91.072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27" calcext:value-type="float">
            <text:p>43.327</text:p>
          </table:table-cell>
          <table:table-cell office:value-type="float" office:value="61.8769" calcext:value-type="float">
            <text:p>61.8769</text:p>
          </table:table-cell>
          <table:table-cell office:value-type="float" office:value="75.918" calcext:value-type="float">
            <text:p>75.91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725" calcext:value-type="float">
            <text:p>52.1725</text:p>
          </table:table-cell>
          <table:table-cell office:value-type="float" office:value="59.8582" calcext:value-type="float">
            <text:p>59.8582</text:p>
          </table:table-cell>
          <table:table-cell office:value-type="float" office:value="71.755" calcext:value-type="float">
            <text:p>71.75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43" calcext:value-type="float">
            <text:p>46.0643</text:p>
          </table:table-cell>
          <table:table-cell office:value-type="float" office:value="73.0732" calcext:value-type="float">
            <text:p>73.0732</text:p>
          </table:table-cell>
          <table:table-cell office:value-type="float" office:value="90.4883" calcext:value-type="float">
            <text:p>90.488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14" calcext:value-type="float">
            <text:p>43.9114</text:p>
          </table:table-cell>
          <table:table-cell office:value-type="float" office:value="77.7833" calcext:value-type="float">
            <text:p>77.7833</text:p>
          </table:table-cell>
          <table:table-cell office:value-type="float" office:value="98.6451" calcext:value-type="float">
            <text:p>98.645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81" calcext:value-type="float">
            <text:p>40.5881</text:p>
          </table:table-cell>
          <table:table-cell office:value-type="float" office:value="71.0745" calcext:value-type="float">
            <text:p>71.0745</text:p>
          </table:table-cell>
          <table:table-cell office:value-type="float" office:value="91.0761" calcext:value-type="float">
            <text:p>91.076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28" calcext:value-type="float">
            <text:p>43.328</text:p>
          </table:table-cell>
          <table:table-cell office:value-type="float" office:value="61.8786" calcext:value-type="float">
            <text:p>61.8786</text:p>
          </table:table-cell>
          <table:table-cell office:value-type="float" office:value="75.9198" calcext:value-type="float">
            <text:p>75.919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519" calcext:value-type="float">
            <text:p>52.1519</text:p>
          </table:table-cell>
          <table:table-cell office:value-type="float" office:value="59.7987" calcext:value-type="float">
            <text:p>59.7987</text:p>
          </table:table-cell>
          <table:table-cell office:value-type="float" office:value="71.6645" calcext:value-type="float">
            <text:p>71.664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49" calcext:value-type="float">
            <text:p>46.0649</text:p>
          </table:table-cell>
          <table:table-cell office:value-type="float" office:value="73.074" calcext:value-type="float">
            <text:p>73.074</text:p>
          </table:table-cell>
          <table:table-cell office:value-type="float" office:value="90.489" calcext:value-type="float">
            <text:p>90.48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2" calcext:value-type="float">
            <text:p>43.9102</text:p>
          </table:table-cell>
          <table:table-cell office:value-type="float" office:value="77.7809" calcext:value-type="float">
            <text:p>77.7809</text:p>
          </table:table-cell>
          <table:table-cell office:value-type="float" office:value="98.6414" calcext:value-type="float">
            <text:p>98.641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37" calcext:value-type="float">
            <text:p>40.5937</text:p>
          </table:table-cell>
          <table:table-cell office:value-type="float" office:value="71.0834" calcext:value-type="float">
            <text:p>71.0834</text:p>
          </table:table-cell>
          <table:table-cell office:value-type="float" office:value="91.0869" calcext:value-type="float">
            <text:p>91.086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52" calcext:value-type="float">
            <text:p>43.3352</text:p>
          </table:table-cell>
          <table:table-cell office:value-type="float" office:value="61.8912" calcext:value-type="float">
            <text:p>61.8912</text:p>
          </table:table-cell>
          <table:table-cell office:value-type="float" office:value="75.9338" calcext:value-type="float">
            <text:p>75.933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453" calcext:value-type="float">
            <text:p>52.1453</text:p>
          </table:table-cell>
          <table:table-cell office:value-type="float" office:value="59.7777" calcext:value-type="float">
            <text:p>59.7777</text:p>
          </table:table-cell>
          <table:table-cell office:value-type="float" office:value="71.6321" calcext:value-type="float">
            <text:p>71.632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49" calcext:value-type="float">
            <text:p>46.0649</text:p>
          </table:table-cell>
          <table:table-cell office:value-type="float" office:value="73.0737" calcext:value-type="float">
            <text:p>73.0737</text:p>
          </table:table-cell>
          <table:table-cell office:value-type="float" office:value="90.4883" calcext:value-type="float">
            <text:p>90.488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85" calcext:value-type="float">
            <text:p>43.9085</text:p>
          </table:table-cell>
          <table:table-cell office:value-type="float" office:value="77.7779" calcext:value-type="float">
            <text:p>77.7779</text:p>
          </table:table-cell>
          <table:table-cell office:value-type="float" office:value="98.6372" calcext:value-type="float">
            <text:p>98.637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97" calcext:value-type="float">
            <text:p>40.5997</text:p>
          </table:table-cell>
          <table:table-cell office:value-type="float" office:value="71.0926" calcext:value-type="float">
            <text:p>71.0926</text:p>
          </table:table-cell>
          <table:table-cell office:value-type="float" office:value="91.0972" calcext:value-type="float">
            <text:p>91.097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81" calcext:value-type="float">
            <text:p>43.3381</text:p>
          </table:table-cell>
          <table:table-cell office:value-type="float" office:value="61.8965" calcext:value-type="float">
            <text:p>61.8965</text:p>
          </table:table-cell>
          <table:table-cell office:value-type="float" office:value="75.9402" calcext:value-type="float">
            <text:p>75.940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336" calcext:value-type="float">
            <text:p>52.1336</text:p>
          </table:table-cell>
          <table:table-cell office:value-type="float" office:value="59.7455" calcext:value-type="float">
            <text:p>59.7455</text:p>
          </table:table-cell>
          <table:table-cell office:value-type="float" office:value="71.5844" calcext:value-type="float">
            <text:p>71.584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52" calcext:value-type="float">
            <text:p>46.0652</text:p>
          </table:table-cell>
          <table:table-cell office:value-type="float" office:value="73.0743" calcext:value-type="float">
            <text:p>73.0743</text:p>
          </table:table-cell>
          <table:table-cell office:value-type="float" office:value="90.489" calcext:value-type="float">
            <text:p>90.48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66" calcext:value-type="float">
            <text:p>43.9066</text:p>
          </table:table-cell>
          <table:table-cell office:value-type="float" office:value="77.7748" calcext:value-type="float">
            <text:p>77.7748</text:p>
          </table:table-cell>
          <table:table-cell office:value-type="float" office:value="98.6331" calcext:value-type="float">
            <text:p>98.633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072" calcext:value-type="float">
            <text:p>40.6072</text:p>
          </table:table-cell>
          <table:table-cell office:value-type="float" office:value="71.1043" calcext:value-type="float">
            <text:p>71.1043</text:p>
          </table:table-cell>
          <table:table-cell office:value-type="float" office:value="91.1103" calcext:value-type="float">
            <text:p>91.110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14" calcext:value-type="float">
            <text:p>43.3414</text:p>
          </table:table-cell>
          <table:table-cell office:value-type="float" office:value="61.9024" calcext:value-type="float">
            <text:p>61.9024</text:p>
          </table:table-cell>
          <table:table-cell office:value-type="float" office:value="75.9468" calcext:value-type="float">
            <text:p>75.946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307" calcext:value-type="float">
            <text:p>52.1307</text:p>
          </table:table-cell>
          <table:table-cell office:value-type="float" office:value="59.7279" calcext:value-type="float">
            <text:p>59.7279</text:p>
          </table:table-cell>
          <table:table-cell office:value-type="float" office:value="71.5509" calcext:value-type="float">
            <text:p>71.550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56" calcext:value-type="float">
            <text:p>46.0656</text:p>
          </table:table-cell>
          <table:table-cell office:value-type="float" office:value="73.075" calcext:value-type="float">
            <text:p>73.075</text:p>
          </table:table-cell>
          <table:table-cell office:value-type="float" office:value="90.4899" calcext:value-type="float">
            <text:p>90.489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53" calcext:value-type="float">
            <text:p>43.9053</text:p>
          </table:table-cell>
          <table:table-cell office:value-type="float" office:value="77.7724" calcext:value-type="float">
            <text:p>77.7724</text:p>
          </table:table-cell>
          <table:table-cell office:value-type="float" office:value="98.6298" calcext:value-type="float">
            <text:p>98.629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125" calcext:value-type="float">
            <text:p>40.6125</text:p>
          </table:table-cell>
          <table:table-cell office:value-type="float" office:value="71.1125" calcext:value-type="float">
            <text:p>71.1125</text:p>
          </table:table-cell>
          <table:table-cell office:value-type="float" office:value="91.1198" calcext:value-type="float">
            <text:p>91.119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36" calcext:value-type="float">
            <text:p>43.3436</text:p>
          </table:table-cell>
          <table:table-cell office:value-type="float" office:value="61.9063" calcext:value-type="float">
            <text:p>61.9063</text:p>
          </table:table-cell>
          <table:table-cell office:value-type="float" office:value="75.9511" calcext:value-type="float">
            <text:p>75.951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283" calcext:value-type="float">
            <text:p>52.1283</text:p>
          </table:table-cell>
          <table:table-cell office:value-type="float" office:value="59.7146" calcext:value-type="float">
            <text:p>59.7146</text:p>
          </table:table-cell>
          <table:table-cell office:value-type="float" office:value="71.5271" calcext:value-type="float">
            <text:p>71.527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59" calcext:value-type="float">
            <text:p>46.0659</text:p>
          </table:table-cell>
          <table:table-cell office:value-type="float" office:value="73.0755" calcext:value-type="float">
            <text:p>73.0755</text:p>
          </table:table-cell>
          <table:table-cell office:value-type="float" office:value="90.4906" calcext:value-type="float">
            <text:p>90.490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45" calcext:value-type="float">
            <text:p>43.9045</text:p>
          </table:table-cell>
          <table:table-cell office:value-type="float" office:value="77.7712" calcext:value-type="float">
            <text:p>77.7712</text:p>
          </table:table-cell>
          <table:table-cell office:value-type="float" office:value="98.6281" calcext:value-type="float">
            <text:p>98.628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04" calcext:value-type="float">
            <text:p>40.6204</text:p>
          </table:table-cell>
          <table:table-cell office:value-type="float" office:value="71.1247" calcext:value-type="float">
            <text:p>71.1247</text:p>
          </table:table-cell>
          <table:table-cell office:value-type="float" office:value="91.1336" calcext:value-type="float">
            <text:p>91.133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39" calcext:value-type="float">
            <text:p>43.3439</text:p>
          </table:table-cell>
          <table:table-cell office:value-type="float" office:value="61.9067" calcext:value-type="float">
            <text:p>61.9067</text:p>
          </table:table-cell>
          <table:table-cell office:value-type="float" office:value="75.9516" calcext:value-type="float">
            <text:p>75.951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196" calcext:value-type="float">
            <text:p>52.1196</text:p>
          </table:table-cell>
          <table:table-cell office:value-type="float" office:value="59.6887" calcext:value-type="float">
            <text:p>59.6887</text:p>
          </table:table-cell>
          <table:table-cell office:value-type="float" office:value="71.4894" calcext:value-type="float">
            <text:p>71.489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72" calcext:value-type="float">
            <text:p>46.0672</text:p>
          </table:table-cell>
          <table:table-cell office:value-type="float" office:value="73.0777" calcext:value-type="float">
            <text:p>73.0777</text:p>
          </table:table-cell>
          <table:table-cell office:value-type="float" office:value="90.4933" calcext:value-type="float">
            <text:p>90.4933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042" calcext:value-type="float">
            <text:p>43.9042</text:p>
          </table:table-cell>
          <table:table-cell office:value-type="float" office:value="77.7707" calcext:value-type="float">
            <text:p>77.7707</text:p>
          </table:table-cell>
          <table:table-cell office:value-type="float" office:value="98.6274" calcext:value-type="float">
            <text:p>98.627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6" calcext:value-type="float">
            <text:p>40.626</text:p>
          </table:table-cell>
          <table:table-cell office:value-type="float" office:value="71.133" calcext:value-type="float">
            <text:p>71.133</text:p>
          </table:table-cell>
          <table:table-cell office:value-type="float" office:value="91.1426" calcext:value-type="float">
            <text:p>91.142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85" calcext:value-type="float">
            <text:p>43.3485</text:p>
          </table:table-cell>
          <table:table-cell office:value-type="float" office:value="61.9151" calcext:value-type="float">
            <text:p>61.9151</text:p>
          </table:table-cell>
          <table:table-cell office:value-type="float" office:value="75.9614" calcext:value-type="float">
            <text:p>75.961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107" calcext:value-type="float">
            <text:p>52.1107</text:p>
          </table:table-cell>
          <table:table-cell office:value-type="float" office:value="59.6562" calcext:value-type="float">
            <text:p>59.6562</text:p>
          </table:table-cell>
          <table:table-cell office:value-type="float" office:value="71.4372" calcext:value-type="float">
            <text:p>71.437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" calcext:value-type="float">
            <text:p>46.07</text:p>
          </table:table-cell>
          <table:table-cell office:value-type="float" office:value="73.0821" calcext:value-type="float">
            <text:p>73.0821</text:p>
          </table:table-cell>
          <table:table-cell office:value-type="float" office:value="90.498" calcext:value-type="float">
            <text:p>90.49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41" calcext:value-type="float">
            <text:p>43.9041</text:p>
          </table:table-cell>
          <table:table-cell office:value-type="float" office:value="77.7704" calcext:value-type="float">
            <text:p>77.7704</text:p>
          </table:table-cell>
          <table:table-cell office:value-type="float" office:value="98.6271" calcext:value-type="float">
            <text:p>98.627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08" calcext:value-type="float">
            <text:p>40.6308</text:p>
          </table:table-cell>
          <table:table-cell office:value-type="float" office:value="71.14" calcext:value-type="float">
            <text:p>71.14</text:p>
          </table:table-cell>
          <table:table-cell office:value-type="float" office:value="91.15" calcext:value-type="float">
            <text:p>91.1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23" calcext:value-type="float">
            <text:p>43.3523</text:p>
          </table:table-cell>
          <table:table-cell office:value-type="float" office:value="61.9219" calcext:value-type="float">
            <text:p>61.9219</text:p>
          </table:table-cell>
          <table:table-cell office:value-type="float" office:value="75.9695" calcext:value-type="float">
            <text:p>75.969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042" calcext:value-type="float">
            <text:p>52.1042</text:p>
          </table:table-cell>
          <table:table-cell office:value-type="float" office:value="59.6287" calcext:value-type="float">
            <text:p>59.6287</text:p>
          </table:table-cell>
          <table:table-cell office:value-type="float" office:value="71.394" calcext:value-type="float">
            <text:p>71.39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15" calcext:value-type="float">
            <text:p>46.0715</text:p>
          </table:table-cell>
          <table:table-cell office:value-type="float" office:value="73.0846" calcext:value-type="float">
            <text:p>73.0846</text:p>
          </table:table-cell>
          <table:table-cell office:value-type="float" office:value="90.5008" calcext:value-type="float">
            <text:p>90.500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42" calcext:value-type="float">
            <text:p>43.9042</text:p>
          </table:table-cell>
          <table:table-cell office:value-type="float" office:value="77.7706" calcext:value-type="float">
            <text:p>77.7706</text:p>
          </table:table-cell>
          <table:table-cell office:value-type="float" office:value="98.6272" calcext:value-type="float">
            <text:p>98.627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01" calcext:value-type="float">
            <text:p>40.6301</text:p>
          </table:table-cell>
          <table:table-cell office:value-type="float" office:value="71.138" calcext:value-type="float">
            <text:p>71.138</text:p>
          </table:table-cell>
          <table:table-cell office:value-type="float" office:value="91.1461" calcext:value-type="float">
            <text:p>91.146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47" calcext:value-type="float">
            <text:p>43.3547</text:p>
          </table:table-cell>
          <table:table-cell office:value-type="float" office:value="61.9263" calcext:value-type="float">
            <text:p>61.9263</text:p>
          </table:table-cell>
          <table:table-cell office:value-type="float" office:value="75.9746" calcext:value-type="float">
            <text:p>75.974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1002" calcext:value-type="float">
            <text:p>52.1002</text:p>
          </table:table-cell>
          <table:table-cell office:value-type="float" office:value="59.6167" calcext:value-type="float">
            <text:p>59.6167</text:p>
          </table:table-cell>
          <table:table-cell office:value-type="float" office:value="71.379" calcext:value-type="float">
            <text:p>71.37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22" calcext:value-type="float">
            <text:p>46.0722</text:p>
          </table:table-cell>
          <table:table-cell office:value-type="float" office:value="73.0857" calcext:value-type="float">
            <text:p>73.0857</text:p>
          </table:table-cell>
          <table:table-cell office:value-type="float" office:value="90.502" calcext:value-type="float">
            <text:p>90.50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47" calcext:value-type="float">
            <text:p>43.9047</text:p>
          </table:table-cell>
          <table:table-cell office:value-type="float" office:value="77.7711" calcext:value-type="float">
            <text:p>77.7711</text:p>
          </table:table-cell>
          <table:table-cell office:value-type="float" office:value="98.6275" calcext:value-type="float">
            <text:p>98.627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08" calcext:value-type="float">
            <text:p>40.6308</text:p>
          </table:table-cell>
          <table:table-cell office:value-type="float" office:value="71.1388" calcext:value-type="float">
            <text:p>71.1388</text:p>
          </table:table-cell>
          <table:table-cell office:value-type="float" office:value="91.1464" calcext:value-type="float">
            <text:p>91.146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52" calcext:value-type="float">
            <text:p>43.3552</text:p>
          </table:table-cell>
          <table:table-cell office:value-type="float" office:value="61.9273" calcext:value-type="float">
            <text:p>61.9273</text:p>
          </table:table-cell>
          <table:table-cell office:value-type="float" office:value="75.9758" calcext:value-type="float">
            <text:p>75.975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923" calcext:value-type="float">
            <text:p>52.0923</text:p>
          </table:table-cell>
          <table:table-cell office:value-type="float" office:value="59.6011" calcext:value-type="float">
            <text:p>59.6011</text:p>
          </table:table-cell>
          <table:table-cell office:value-type="float" office:value="71.3639" calcext:value-type="float">
            <text:p>71.363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2" calcext:value-type="float">
            <text:p>46.072</text:p>
          </table:table-cell>
          <table:table-cell office:value-type="float" office:value="73.0854" calcext:value-type="float">
            <text:p>73.0854</text:p>
          </table:table-cell>
          <table:table-cell office:value-type="float" office:value="90.5017" calcext:value-type="float">
            <text:p>90.501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5" calcext:value-type="float">
            <text:p>43.905</text:p>
          </table:table-cell>
          <table:table-cell office:value-type="float" office:value="77.7713" calcext:value-type="float">
            <text:p>77.7713</text:p>
          </table:table-cell>
          <table:table-cell office:value-type="float" office:value="98.6274" calcext:value-type="float">
            <text:p>98.627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94" calcext:value-type="float">
            <text:p>40.6294</text:p>
          </table:table-cell>
          <table:table-cell office:value-type="float" office:value="71.136" calcext:value-type="float">
            <text:p>71.136</text:p>
          </table:table-cell>
          <table:table-cell office:value-type="float" office:value="91.1423" calcext:value-type="float">
            <text:p>91.142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52" calcext:value-type="float">
            <text:p>43.3552</text:p>
          </table:table-cell>
          <table:table-cell office:value-type="float" office:value="61.9273" calcext:value-type="float">
            <text:p>61.9273</text:p>
          </table:table-cell>
          <table:table-cell office:value-type="float" office:value="75.9759" calcext:value-type="float">
            <text:p>75.975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829" calcext:value-type="float">
            <text:p>52.0829</text:p>
          </table:table-cell>
          <table:table-cell office:value-type="float" office:value="59.5781" calcext:value-type="float">
            <text:p>59.5781</text:p>
          </table:table-cell>
          <table:table-cell office:value-type="float" office:value="71.3365" calcext:value-type="float">
            <text:p>71.336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2" calcext:value-type="float">
            <text:p>46.072</text:p>
          </table:table-cell>
          <table:table-cell office:value-type="float" office:value="73.0853" calcext:value-type="float">
            <text:p>73.0853</text:p>
          </table:table-cell>
          <table:table-cell office:value-type="float" office:value="90.5016" calcext:value-type="float">
            <text:p>90.501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52" calcext:value-type="float">
            <text:p>43.9052</text:p>
          </table:table-cell>
          <table:table-cell office:value-type="float" office:value="77.7716" calcext:value-type="float">
            <text:p>77.7716</text:p>
          </table:table-cell>
          <table:table-cell office:value-type="float" office:value="98.6274" calcext:value-type="float">
            <text:p>98.627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99" calcext:value-type="float">
            <text:p>40.6299</text:p>
          </table:table-cell>
          <table:table-cell office:value-type="float" office:value="71.1366" calcext:value-type="float">
            <text:p>71.1366</text:p>
          </table:table-cell>
          <table:table-cell office:value-type="float" office:value="91.1427" calcext:value-type="float">
            <text:p>91.142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5" calcext:value-type="float">
            <text:p>43.355</text:p>
          </table:table-cell>
          <table:table-cell office:value-type="float" office:value="61.927" calcext:value-type="float">
            <text:p>61.927</text:p>
          </table:table-cell>
          <table:table-cell office:value-type="float" office:value="75.9755" calcext:value-type="float">
            <text:p>75.975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637" calcext:value-type="float">
            <text:p>52.0637</text:p>
          </table:table-cell>
          <table:table-cell office:value-type="float" office:value="59.5298" calcext:value-type="float">
            <text:p>59.5298</text:p>
          </table:table-cell>
          <table:table-cell office:value-type="float" office:value="71.2777" calcext:value-type="float">
            <text:p>71.277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2" calcext:value-type="float">
            <text:p>46.072</text:p>
          </table:table-cell>
          <table:table-cell office:value-type="float" office:value="73.0853" calcext:value-type="float">
            <text:p>73.0853</text:p>
          </table:table-cell>
          <table:table-cell office:value-type="float" office:value="90.5016" calcext:value-type="float">
            <text:p>90.501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58" calcext:value-type="float">
            <text:p>43.9058</text:p>
          </table:table-cell>
          <table:table-cell office:value-type="float" office:value="77.7719" calcext:value-type="float">
            <text:p>77.7719</text:p>
          </table:table-cell>
          <table:table-cell office:value-type="float" office:value="98.6269" calcext:value-type="float">
            <text:p>98.626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02" calcext:value-type="float">
            <text:p>40.6302</text:p>
          </table:table-cell>
          <table:table-cell office:value-type="float" office:value="71.137" calcext:value-type="float">
            <text:p>71.137</text:p>
          </table:table-cell>
          <table:table-cell office:value-type="float" office:value="91.1432" calcext:value-type="float">
            <text:p>91.143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49" calcext:value-type="float">
            <text:p>43.3549</text:p>
          </table:table-cell>
          <table:table-cell office:value-type="float" office:value="61.9268" calcext:value-type="float">
            <text:p>61.9268</text:p>
          </table:table-cell>
          <table:table-cell office:value-type="float" office:value="75.9753" calcext:value-type="float">
            <text:p>75.975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507" calcext:value-type="float">
            <text:p>52.0507</text:p>
          </table:table-cell>
          <table:table-cell office:value-type="float" office:value="59.502" calcext:value-type="float">
            <text:p>59.502</text:p>
          </table:table-cell>
          <table:table-cell office:value-type="float" office:value="71.2525" calcext:value-type="float">
            <text:p>71.252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12" calcext:value-type="float">
            <text:p>46.0712</text:p>
          </table:table-cell>
          <table:table-cell office:value-type="float" office:value="73.084" calcext:value-type="float">
            <text:p>73.084</text:p>
          </table:table-cell>
          <table:table-cell office:value-type="float" office:value="90.5" calcext:value-type="float">
            <text:p>90.5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062" calcext:value-type="float">
            <text:p>43.9062</text:p>
          </table:table-cell>
          <table:table-cell office:value-type="float" office:value="77.7722" calcext:value-type="float">
            <text:p>77.7722</text:p>
          </table:table-cell>
          <table:table-cell office:value-type="float" office:value="98.6268" calcext:value-type="float">
            <text:p>98.626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05" calcext:value-type="float">
            <text:p>40.6305</text:p>
          </table:table-cell>
          <table:table-cell office:value-type="float" office:value="71.1375" calcext:value-type="float">
            <text:p>71.1375</text:p>
          </table:table-cell>
          <table:table-cell office:value-type="float" office:value="91.1435" calcext:value-type="float">
            <text:p>91.143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49" calcext:value-type="float">
            <text:p>43.3549</text:p>
          </table:table-cell>
          <table:table-cell office:value-type="float" office:value="61.9268" calcext:value-type="float">
            <text:p>61.9268</text:p>
          </table:table-cell>
          <table:table-cell office:value-type="float" office:value="75.9753" calcext:value-type="float">
            <text:p>75.975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369" calcext:value-type="float">
            <text:p>52.0369</text:p>
          </table:table-cell>
          <table:table-cell office:value-type="float" office:value="59.4751" calcext:value-type="float">
            <text:p>59.4751</text:p>
          </table:table-cell>
          <table:table-cell office:value-type="float" office:value="71.2308" calcext:value-type="float">
            <text:p>71.230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99" calcext:value-type="float">
            <text:p>46.0699</text:p>
          </table:table-cell>
          <table:table-cell office:value-type="float" office:value="73.0818" calcext:value-type="float">
            <text:p>73.0818</text:p>
          </table:table-cell>
          <table:table-cell office:value-type="float" office:value="90.4975" calcext:value-type="float">
            <text:p>90.497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66" calcext:value-type="float">
            <text:p>43.9066</text:p>
          </table:table-cell>
          <table:table-cell office:value-type="float" office:value="77.7725" calcext:value-type="float">
            <text:p>77.7725</text:p>
          </table:table-cell>
          <table:table-cell office:value-type="float" office:value="98.6263" calcext:value-type="float">
            <text:p>98.626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41" calcext:value-type="float">
            <text:p>40.6341</text:p>
          </table:table-cell>
          <table:table-cell office:value-type="float" office:value="71.1432" calcext:value-type="float">
            <text:p>71.1432</text:p>
          </table:table-cell>
          <table:table-cell office:value-type="float" office:value="91.1505" calcext:value-type="float">
            <text:p>91.150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5" calcext:value-type="float">
            <text:p>43.355</text:p>
          </table:table-cell>
          <table:table-cell office:value-type="float" office:value="61.9268" calcext:value-type="float">
            <text:p>61.9268</text:p>
          </table:table-cell>
          <table:table-cell office:value-type="float" office:value="75.9753" calcext:value-type="float">
            <text:p>75.975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201" calcext:value-type="float">
            <text:p>52.0201</text:p>
          </table:table-cell>
          <table:table-cell office:value-type="float" office:value="59.442" calcext:value-type="float">
            <text:p>59.442</text:p>
          </table:table-cell>
          <table:table-cell office:value-type="float" office:value="71.204" calcext:value-type="float">
            <text:p>71.20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91" calcext:value-type="float">
            <text:p>46.0691</text:p>
          </table:table-cell>
          <table:table-cell office:value-type="float" office:value="73.0805" calcext:value-type="float">
            <text:p>73.0805</text:p>
          </table:table-cell>
          <table:table-cell office:value-type="float" office:value="90.4961" calcext:value-type="float">
            <text:p>90.496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68" calcext:value-type="float">
            <text:p>43.9068</text:p>
          </table:table-cell>
          <table:table-cell office:value-type="float" office:value="77.7726" calcext:value-type="float">
            <text:p>77.7726</text:p>
          </table:table-cell>
          <table:table-cell office:value-type="float" office:value="98.626" calcext:value-type="float">
            <text:p>98.62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33" calcext:value-type="float">
            <text:p>40.6333</text:p>
          </table:table-cell>
          <table:table-cell office:value-type="float" office:value="71.1412" calcext:value-type="float">
            <text:p>71.1412</text:p>
          </table:table-cell>
          <table:table-cell office:value-type="float" office:value="91.1468" calcext:value-type="float">
            <text:p>91.146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54" calcext:value-type="float">
            <text:p>43.3554</text:p>
          </table:table-cell>
          <table:table-cell office:value-type="float" office:value="61.9278" calcext:value-type="float">
            <text:p>61.9278</text:p>
          </table:table-cell>
          <table:table-cell office:value-type="float" office:value="75.9765" calcext:value-type="float">
            <text:p>75.976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2.0078" calcext:value-type="float">
            <text:p>52.0078</text:p>
          </table:table-cell>
          <table:table-cell office:value-type="float" office:value="59.4191" calcext:value-type="float">
            <text:p>59.4191</text:p>
          </table:table-cell>
          <table:table-cell office:value-type="float" office:value="71.1887" calcext:value-type="float">
            <text:p>71.188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8" calcext:value-type="float">
            <text:p>46.068</text:p>
          </table:table-cell>
          <table:table-cell office:value-type="float" office:value="73.0787" calcext:value-type="float">
            <text:p>73.0787</text:p>
          </table:table-cell>
          <table:table-cell office:value-type="float" office:value="90.494" calcext:value-type="float">
            <text:p>90.49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71" calcext:value-type="float">
            <text:p>43.9071</text:p>
          </table:table-cell>
          <table:table-cell office:value-type="float" office:value="77.7727" calcext:value-type="float">
            <text:p>77.7727</text:p>
          </table:table-cell>
          <table:table-cell office:value-type="float" office:value="98.6258" calcext:value-type="float">
            <text:p>98.625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83" calcext:value-type="float">
            <text:p>40.6383</text:p>
          </table:table-cell>
          <table:table-cell office:value-type="float" office:value="71.149" calcext:value-type="float">
            <text:p>71.149</text:p>
          </table:table-cell>
          <table:table-cell office:value-type="float" office:value="91.1558" calcext:value-type="float">
            <text:p>91.155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53" calcext:value-type="float">
            <text:p>43.3553</text:p>
          </table:table-cell>
          <table:table-cell office:value-type="float" office:value="61.9275" calcext:value-type="float">
            <text:p>61.9275</text:p>
          </table:table-cell>
          <table:table-cell office:value-type="float" office:value="75.9761" calcext:value-type="float">
            <text:p>75.976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992" calcext:value-type="float">
            <text:p>51.9992</text:p>
          </table:table-cell>
          <table:table-cell office:value-type="float" office:value="59.4026" calcext:value-type="float">
            <text:p>59.4026</text:p>
          </table:table-cell>
          <table:table-cell office:value-type="float" office:value="71.1776" calcext:value-type="float">
            <text:p>71.177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69" calcext:value-type="float">
            <text:p>46.0669</text:p>
          </table:table-cell>
          <table:table-cell office:value-type="float" office:value="73.0769" calcext:value-type="float">
            <text:p>73.0769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75" calcext:value-type="float">
            <text:p>43.9075</text:p>
          </table:table-cell>
          <table:table-cell office:value-type="float" office:value="77.7732" calcext:value-type="float">
            <text:p>77.7732</text:p>
          </table:table-cell>
          <table:table-cell office:value-type="float" office:value="98.6261" calcext:value-type="float">
            <text:p>98.626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95" calcext:value-type="float">
            <text:p>40.6395</text:p>
          </table:table-cell>
          <table:table-cell office:value-type="float" office:value="71.1507" calcext:value-type="float">
            <text:p>71.1507</text:p>
          </table:table-cell>
          <table:table-cell office:value-type="float" office:value="91.1576" calcext:value-type="float">
            <text:p>91.157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54" calcext:value-type="float">
            <text:p>43.3554</text:p>
          </table:table-cell>
          <table:table-cell office:value-type="float" office:value="61.9276" calcext:value-type="float">
            <text:p>61.9276</text:p>
          </table:table-cell>
          <table:table-cell office:value-type="float" office:value="75.9763" calcext:value-type="float">
            <text:p>75.976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872" calcext:value-type="float">
            <text:p>51.9872</text:p>
          </table:table-cell>
          <table:table-cell office:value-type="float" office:value="59.3784" calcext:value-type="float">
            <text:p>59.3784</text:p>
          </table:table-cell>
          <table:table-cell office:value-type="float" office:value="71.1567" calcext:value-type="float">
            <text:p>71.156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5" calcext:value-type="float">
            <text:p>46.065</text:p>
          </table:table-cell>
          <table:table-cell office:value-type="float" office:value="73.0737" calcext:value-type="float">
            <text:p>73.0737</text:p>
          </table:table-cell>
          <table:table-cell office:value-type="float" office:value="90.4883" calcext:value-type="float">
            <text:p>90.4883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08" calcext:value-type="float">
            <text:p>43.908</text:p>
          </table:table-cell>
          <table:table-cell office:value-type="float" office:value="77.7738" calcext:value-type="float">
            <text:p>77.7738</text:p>
          </table:table-cell>
          <table:table-cell office:value-type="float" office:value="98.6266" calcext:value-type="float">
            <text:p>98.626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" calcext:value-type="float">
            <text:p>40.64</text:p>
          </table:table-cell>
          <table:table-cell office:value-type="float" office:value="71.1515" calcext:value-type="float">
            <text:p>71.1515</text:p>
          </table:table-cell>
          <table:table-cell office:value-type="float" office:value="91.1584" calcext:value-type="float">
            <text:p>91.158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47" calcext:value-type="float">
            <text:p>43.3547</text:p>
          </table:table-cell>
          <table:table-cell office:value-type="float" office:value="61.9265" calcext:value-type="float">
            <text:p>61.9265</text:p>
          </table:table-cell>
          <table:table-cell office:value-type="float" office:value="75.9751" calcext:value-type="float">
            <text:p>75.975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741" calcext:value-type="float">
            <text:p>51.9741</text:p>
          </table:table-cell>
          <table:table-cell office:value-type="float" office:value="59.3504" calcext:value-type="float">
            <text:p>59.3504</text:p>
          </table:table-cell>
          <table:table-cell office:value-type="float" office:value="71.1311" calcext:value-type="float">
            <text:p>71.131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41" calcext:value-type="float">
            <text:p>46.0641</text:p>
          </table:table-cell>
          <table:table-cell office:value-type="float" office:value="73.0723" calcext:value-type="float">
            <text:p>73.0723</text:p>
          </table:table-cell>
          <table:table-cell office:value-type="float" office:value="90.4866" calcext:value-type="float">
            <text:p>90.4866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083" calcext:value-type="float">
            <text:p>43.9083</text:p>
          </table:table-cell>
          <table:table-cell office:value-type="float" office:value="77.7743" calcext:value-type="float">
            <text:p>77.7743</text:p>
          </table:table-cell>
          <table:table-cell office:value-type="float" office:value="98.627" calcext:value-type="float">
            <text:p>98.62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07" calcext:value-type="float">
            <text:p>40.6407</text:p>
          </table:table-cell>
          <table:table-cell office:value-type="float" office:value="71.1525" calcext:value-type="float">
            <text:p>71.1525</text:p>
          </table:table-cell>
          <table:table-cell office:value-type="float" office:value="91.1593" calcext:value-type="float">
            <text:p>91.159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43" calcext:value-type="float">
            <text:p>43.3543</text:p>
          </table:table-cell>
          <table:table-cell office:value-type="float" office:value="61.9258" calcext:value-type="float">
            <text:p>61.9258</text:p>
          </table:table-cell>
          <table:table-cell office:value-type="float" office:value="75.9743" calcext:value-type="float">
            <text:p>75.974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679" calcext:value-type="float">
            <text:p>51.9679</text:p>
          </table:table-cell>
          <table:table-cell office:value-type="float" office:value="59.3359" calcext:value-type="float">
            <text:p>59.3359</text:p>
          </table:table-cell>
          <table:table-cell office:value-type="float" office:value="71.1181" calcext:value-type="float">
            <text:p>71.118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38" calcext:value-type="float">
            <text:p>46.0638</text:p>
          </table:table-cell>
          <table:table-cell office:value-type="float" office:value="73.0717" calcext:value-type="float">
            <text:p>73.0717</text:p>
          </table:table-cell>
          <table:table-cell office:value-type="float" office:value="90.4859" calcext:value-type="float">
            <text:p>90.485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86" calcext:value-type="float">
            <text:p>43.9086</text:p>
          </table:table-cell>
          <table:table-cell office:value-type="float" office:value="77.7746" calcext:value-type="float">
            <text:p>77.7746</text:p>
          </table:table-cell>
          <table:table-cell office:value-type="float" office:value="98.6273" calcext:value-type="float">
            <text:p>98.627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29" calcext:value-type="float">
            <text:p>40.6429</text:p>
          </table:table-cell>
          <table:table-cell office:value-type="float" office:value="71.156" calcext:value-type="float">
            <text:p>71.156</text:p>
          </table:table-cell>
          <table:table-cell office:value-type="float" office:value="91.1635" calcext:value-type="float">
            <text:p>91.163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46" calcext:value-type="float">
            <text:p>43.3546</text:p>
          </table:table-cell>
          <table:table-cell office:value-type="float" office:value="61.9265" calcext:value-type="float">
            <text:p>61.9265</text:p>
          </table:table-cell>
          <table:table-cell office:value-type="float" office:value="75.9753" calcext:value-type="float">
            <text:p>75.975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556" calcext:value-type="float">
            <text:p>51.9556</text:p>
          </table:table-cell>
          <table:table-cell office:value-type="float" office:value="59.3034" calcext:value-type="float">
            <text:p>59.3034</text:p>
          </table:table-cell>
          <table:table-cell office:value-type="float" office:value="71.0802" calcext:value-type="float">
            <text:p>71.080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35" calcext:value-type="float">
            <text:p>46.0635</text:p>
          </table:table-cell>
          <table:table-cell office:value-type="float" office:value="73.0712" calcext:value-type="float">
            <text:p>73.0712</text:p>
          </table:table-cell>
          <table:table-cell office:value-type="float" office:value="90.4853" calcext:value-type="float">
            <text:p>90.485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89" calcext:value-type="float">
            <text:p>43.9089</text:p>
          </table:table-cell>
          <table:table-cell office:value-type="float" office:value="77.7751" calcext:value-type="float">
            <text:p>77.7751</text:p>
          </table:table-cell>
          <table:table-cell office:value-type="float" office:value="98.6279" calcext:value-type="float">
            <text:p>98.627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52" calcext:value-type="float">
            <text:p>40.6452</text:p>
          </table:table-cell>
          <table:table-cell office:value-type="float" office:value="71.1596" calcext:value-type="float">
            <text:p>71.1596</text:p>
          </table:table-cell>
          <table:table-cell office:value-type="float" office:value="91.1677" calcext:value-type="float">
            <text:p>91.167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47" calcext:value-type="float">
            <text:p>43.3547</text:p>
          </table:table-cell>
          <table:table-cell office:value-type="float" office:value="61.9265" calcext:value-type="float">
            <text:p>61.9265</text:p>
          </table:table-cell>
          <table:table-cell office:value-type="float" office:value="75.9753" calcext:value-type="float">
            <text:p>75.975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39" calcext:value-type="float">
            <text:p>51.9439</text:p>
          </table:table-cell>
          <table:table-cell office:value-type="float" office:value="59.2731" calcext:value-type="float">
            <text:p>59.2731</text:p>
          </table:table-cell>
          <table:table-cell office:value-type="float" office:value="71.0434" calcext:value-type="float">
            <text:p>71.043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34" calcext:value-type="float">
            <text:p>46.0634</text:p>
          </table:table-cell>
          <table:table-cell office:value-type="float" office:value="73.0711" calcext:value-type="float">
            <text:p>73.0711</text:p>
          </table:table-cell>
          <table:table-cell office:value-type="float" office:value="90.4851" calcext:value-type="float">
            <text:p>90.485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93" calcext:value-type="float">
            <text:p>43.9093</text:p>
          </table:table-cell>
          <table:table-cell office:value-type="float" office:value="77.7757" calcext:value-type="float">
            <text:p>77.7757</text:p>
          </table:table-cell>
          <table:table-cell office:value-type="float" office:value="98.6285" calcext:value-type="float">
            <text:p>98.628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27" calcext:value-type="float">
            <text:p>40.6527</text:p>
          </table:table-cell>
          <table:table-cell office:value-type="float" office:value="71.1718" calcext:value-type="float">
            <text:p>71.1718</text:p>
          </table:table-cell>
          <table:table-cell office:value-type="float" office:value="91.1827" calcext:value-type="float">
            <text:p>91.182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63" calcext:value-type="float">
            <text:p>43.3563</text:p>
          </table:table-cell>
          <table:table-cell office:value-type="float" office:value="61.9294" calcext:value-type="float">
            <text:p>61.9294</text:p>
          </table:table-cell>
          <table:table-cell office:value-type="float" office:value="75.9785" calcext:value-type="float">
            <text:p>75.978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342" calcext:value-type="float">
            <text:p>51.9342</text:p>
          </table:table-cell>
          <table:table-cell office:value-type="float" office:value="59.2479" calcext:value-type="float">
            <text:p>59.2479</text:p>
          </table:table-cell>
          <table:table-cell office:value-type="float" office:value="71.0182" calcext:value-type="float">
            <text:p>71.018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29" calcext:value-type="float">
            <text:p>46.0629</text:p>
          </table:table-cell>
          <table:table-cell office:value-type="float" office:value="73.0701" calcext:value-type="float">
            <text:p>73.0701</text:p>
          </table:table-cell>
          <table:table-cell office:value-type="float" office:value="90.4839" calcext:value-type="float">
            <text:p>90.483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99" calcext:value-type="float">
            <text:p>43.9099</text:p>
          </table:table-cell>
          <table:table-cell office:value-type="float" office:value="77.7767" calcext:value-type="float">
            <text:p>77.7767</text:p>
          </table:table-cell>
          <table:table-cell office:value-type="float" office:value="98.6297" calcext:value-type="float">
            <text:p>98.629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3" calcext:value-type="float">
            <text:p>40.653</text:p>
          </table:table-cell>
          <table:table-cell office:value-type="float" office:value="71.1722" calcext:value-type="float">
            <text:p>71.1722</text:p>
          </table:table-cell>
          <table:table-cell office:value-type="float" office:value="91.183" calcext:value-type="float">
            <text:p>91.18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75" calcext:value-type="float">
            <text:p>43.3575</text:p>
          </table:table-cell>
          <table:table-cell office:value-type="float" office:value="61.9316" calcext:value-type="float">
            <text:p>61.9316</text:p>
          </table:table-cell>
          <table:table-cell office:value-type="float" office:value="75.9811" calcext:value-type="float">
            <text:p>75.981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272" calcext:value-type="float">
            <text:p>51.9272</text:p>
          </table:table-cell>
          <table:table-cell office:value-type="float" office:value="59.229" calcext:value-type="float">
            <text:p>59.229</text:p>
          </table:table-cell>
          <table:table-cell office:value-type="float" office:value="70.9981" calcext:value-type="float">
            <text:p>70.998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16" calcext:value-type="float">
            <text:p>46.0616</text:p>
          </table:table-cell>
          <table:table-cell office:value-type="float" office:value="73.068" calcext:value-type="float">
            <text:p>73.068</text:p>
          </table:table-cell>
          <table:table-cell office:value-type="float" office:value="90.4812" calcext:value-type="float">
            <text:p>90.481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2" calcext:value-type="float">
            <text:p>43.9102</text:p>
          </table:table-cell>
          <table:table-cell office:value-type="float" office:value="77.7772" calcext:value-type="float">
            <text:p>77.7772</text:p>
          </table:table-cell>
          <table:table-cell office:value-type="float" office:value="98.6306" calcext:value-type="float">
            <text:p>98.630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71.1732" calcext:value-type="float">
            <text:p>71.1732</text:p>
          </table:table-cell>
          <table:table-cell office:value-type="float" office:value="91.1845" calcext:value-type="float">
            <text:p>91.184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73" calcext:value-type="float">
            <text:p>43.3573</text:p>
          </table:table-cell>
          <table:table-cell office:value-type="float" office:value="61.9312" calcext:value-type="float">
            <text:p>61.9312</text:p>
          </table:table-cell>
          <table:table-cell office:value-type="float" office:value="75.9806" calcext:value-type="float">
            <text:p>75.980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183" calcext:value-type="float">
            <text:p>51.9183</text:p>
          </table:table-cell>
          <table:table-cell office:value-type="float" office:value="59.2027" calcext:value-type="float">
            <text:p>59.2027</text:p>
          </table:table-cell>
          <table:table-cell office:value-type="float" office:value="70.9664" calcext:value-type="float">
            <text:p>70.966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89" calcext:value-type="float">
            <text:p>46.0589</text:p>
          </table:table-cell>
          <table:table-cell office:value-type="float" office:value="73.0635" calcext:value-type="float">
            <text:p>73.0635</text:p>
          </table:table-cell>
          <table:table-cell office:value-type="float" office:value="90.4761" calcext:value-type="float">
            <text:p>90.476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3" calcext:value-type="float">
            <text:p>43.9103</text:p>
          </table:table-cell>
          <table:table-cell office:value-type="float" office:value="77.7775" calcext:value-type="float">
            <text:p>77.7775</text:p>
          </table:table-cell>
          <table:table-cell office:value-type="float" office:value="98.631" calcext:value-type="float">
            <text:p>98.63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39" calcext:value-type="float">
            <text:p>40.6539</text:p>
          </table:table-cell>
          <table:table-cell office:value-type="float" office:value="71.174" calcext:value-type="float">
            <text:p>71.174</text:p>
          </table:table-cell>
          <table:table-cell office:value-type="float" office:value="91.1856" calcext:value-type="float">
            <text:p>91.185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61" calcext:value-type="float">
            <text:p>43.3561</text:p>
          </table:table-cell>
          <table:table-cell office:value-type="float" office:value="61.929" calcext:value-type="float">
            <text:p>61.929</text:p>
          </table:table-cell>
          <table:table-cell office:value-type="float" office:value="75.9779" calcext:value-type="float">
            <text:p>75.977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099" calcext:value-type="float">
            <text:p>51.9099</text:p>
          </table:table-cell>
          <table:table-cell office:value-type="float" office:value="59.1753" calcext:value-type="float">
            <text:p>59.1753</text:p>
          </table:table-cell>
          <table:table-cell office:value-type="float" office:value="70.9327" calcext:value-type="float">
            <text:p>70.932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57" calcext:value-type="float">
            <text:p>46.0557</text:p>
          </table:table-cell>
          <table:table-cell office:value-type="float" office:value="73.0583" calcext:value-type="float">
            <text:p>73.0583</text:p>
          </table:table-cell>
          <table:table-cell office:value-type="float" office:value="90.4701" calcext:value-type="float">
            <text:p>90.470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8" calcext:value-type="float">
            <text:p>43.9108</text:p>
          </table:table-cell>
          <table:table-cell office:value-type="float" office:value="77.7784" calcext:value-type="float">
            <text:p>77.7784</text:p>
          </table:table-cell>
          <table:table-cell office:value-type="float" office:value="98.6323" calcext:value-type="float">
            <text:p>98.632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32" calcext:value-type="float">
            <text:p>40.6532</text:p>
          </table:table-cell>
          <table:table-cell office:value-type="float" office:value="71.173" calcext:value-type="float">
            <text:p>71.173</text:p>
          </table:table-cell>
          <table:table-cell office:value-type="float" office:value="91.1848" calcext:value-type="float">
            <text:p>91.184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54" calcext:value-type="float">
            <text:p>43.3554</text:p>
          </table:table-cell>
          <table:table-cell office:value-type="float" office:value="61.9276" calcext:value-type="float">
            <text:p>61.9276</text:p>
          </table:table-cell>
          <table:table-cell office:value-type="float" office:value="75.9762" calcext:value-type="float">
            <text:p>75.976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952" calcext:value-type="float">
            <text:p>51.8952</text:p>
          </table:table-cell>
          <table:table-cell office:value-type="float" office:value="59.1296" calcext:value-type="float">
            <text:p>59.1296</text:p>
          </table:table-cell>
          <table:table-cell office:value-type="float" office:value="70.8734" calcext:value-type="float">
            <text:p>70.873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46" calcext:value-type="float">
            <text:p>46.0546</text:p>
          </table:table-cell>
          <table:table-cell office:value-type="float" office:value="73.0565" calcext:value-type="float">
            <text:p>73.0565</text:p>
          </table:table-cell>
          <table:table-cell office:value-type="float" office:value="90.4681" calcext:value-type="float">
            <text:p>90.468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22" calcext:value-type="float">
            <text:p>43.9122</text:p>
          </table:table-cell>
          <table:table-cell office:value-type="float" office:value="77.7808" calcext:value-type="float">
            <text:p>77.7808</text:p>
          </table:table-cell>
          <table:table-cell office:value-type="float" office:value="98.6353" calcext:value-type="float">
            <text:p>98.635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2" calcext:value-type="float">
            <text:p>40.652</text:p>
          </table:table-cell>
          <table:table-cell office:value-type="float" office:value="71.1713" calcext:value-type="float">
            <text:p>71.1713</text:p>
          </table:table-cell>
          <table:table-cell office:value-type="float" office:value="91.1828" calcext:value-type="float">
            <text:p>91.182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65" calcext:value-type="float">
            <text:p>43.3565</text:p>
          </table:table-cell>
          <table:table-cell office:value-type="float" office:value="61.9295" calcext:value-type="float">
            <text:p>61.9295</text:p>
          </table:table-cell>
          <table:table-cell office:value-type="float" office:value="75.9781" calcext:value-type="float">
            <text:p>75.978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692" calcext:value-type="float">
            <text:p>51.8692</text:p>
          </table:table-cell>
          <table:table-cell office:value-type="float" office:value="59.0583" calcext:value-type="float">
            <text:p>59.0583</text:p>
          </table:table-cell>
          <table:table-cell office:value-type="float" office:value="70.7894" calcext:value-type="float">
            <text:p>70.789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39" calcext:value-type="float">
            <text:p>46.0539</text:p>
          </table:table-cell>
          <table:table-cell office:value-type="float" office:value="73.0553" calcext:value-type="float">
            <text:p>73.0553</text:p>
          </table:table-cell>
          <table:table-cell office:value-type="float" office:value="90.4667" calcext:value-type="float">
            <text:p>90.466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28" calcext:value-type="float">
            <text:p>43.9128</text:p>
          </table:table-cell>
          <table:table-cell office:value-type="float" office:value="77.7817" calcext:value-type="float">
            <text:p>77.7817</text:p>
          </table:table-cell>
          <table:table-cell office:value-type="float" office:value="98.6365" calcext:value-type="float">
            <text:p>98.636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2" calcext:value-type="float">
            <text:p>40.652</text:p>
          </table:table-cell>
          <table:table-cell office:value-type="float" office:value="71.1714" calcext:value-type="float">
            <text:p>71.1714</text:p>
          </table:table-cell>
          <table:table-cell office:value-type="float" office:value="91.1832" calcext:value-type="float">
            <text:p>91.183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7" calcext:value-type="float">
            <text:p>43.357</text:p>
          </table:table-cell>
          <table:table-cell office:value-type="float" office:value="61.9304" calcext:value-type="float">
            <text:p>61.9304</text:p>
          </table:table-cell>
          <table:table-cell office:value-type="float" office:value="75.9789" calcext:value-type="float">
            <text:p>75.978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663" calcext:value-type="float">
            <text:p>51.8663</text:p>
          </table:table-cell>
          <table:table-cell office:value-type="float" office:value="59.051" calcext:value-type="float">
            <text:p>59.051</text:p>
          </table:table-cell>
          <table:table-cell office:value-type="float" office:value="70.7842" calcext:value-type="float">
            <text:p>70.784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38" calcext:value-type="float">
            <text:p>46.0538</text:p>
          </table:table-cell>
          <table:table-cell office:value-type="float" office:value="73.0552" calcext:value-type="float">
            <text:p>73.0552</text:p>
          </table:table-cell>
          <table:table-cell office:value-type="float" office:value="90.4665" calcext:value-type="float">
            <text:p>90.466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33" calcext:value-type="float">
            <text:p>43.9133</text:p>
          </table:table-cell>
          <table:table-cell office:value-type="float" office:value="77.7826" calcext:value-type="float">
            <text:p>77.7826</text:p>
          </table:table-cell>
          <table:table-cell office:value-type="float" office:value="98.6376" calcext:value-type="float">
            <text:p>98.637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16" calcext:value-type="float">
            <text:p>40.6516</text:p>
          </table:table-cell>
          <table:table-cell office:value-type="float" office:value="71.1709" calcext:value-type="float">
            <text:p>71.1709</text:p>
          </table:table-cell>
          <table:table-cell office:value-type="float" office:value="91.1826" calcext:value-type="float">
            <text:p>91.182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86" calcext:value-type="float">
            <text:p>43.3586</text:p>
          </table:table-cell>
          <table:table-cell office:value-type="float" office:value="61.9331" calcext:value-type="float">
            <text:p>61.9331</text:p>
          </table:table-cell>
          <table:table-cell office:value-type="float" office:value="75.9818" calcext:value-type="float">
            <text:p>75.981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629" calcext:value-type="float">
            <text:p>51.8629</text:p>
          </table:table-cell>
          <table:table-cell office:value-type="float" office:value="59.0447" calcext:value-type="float">
            <text:p>59.0447</text:p>
          </table:table-cell>
          <table:table-cell office:value-type="float" office:value="70.7834" calcext:value-type="float">
            <text:p>70.783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31" calcext:value-type="float">
            <text:p>46.0531</text:p>
          </table:table-cell>
          <table:table-cell office:value-type="float" office:value="73.0541" calcext:value-type="float">
            <text:p>73.0541</text:p>
          </table:table-cell>
          <table:table-cell office:value-type="float" office:value="90.4653" calcext:value-type="float">
            <text:p>90.465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35" calcext:value-type="float">
            <text:p>43.9135</text:p>
          </table:table-cell>
          <table:table-cell office:value-type="float" office:value="77.7829" calcext:value-type="float">
            <text:p>77.7829</text:p>
          </table:table-cell>
          <table:table-cell office:value-type="float" office:value="98.6379" calcext:value-type="float">
            <text:p>98.637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03" calcext:value-type="float">
            <text:p>40.6503</text:p>
          </table:table-cell>
          <table:table-cell office:value-type="float" office:value="71.1688" calcext:value-type="float">
            <text:p>71.1688</text:p>
          </table:table-cell>
          <table:table-cell office:value-type="float" office:value="91.1801" calcext:value-type="float">
            <text:p>91.180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99" calcext:value-type="float">
            <text:p>43.3599</text:p>
          </table:table-cell>
          <table:table-cell office:value-type="float" office:value="61.9353" calcext:value-type="float">
            <text:p>61.9353</text:p>
          </table:table-cell>
          <table:table-cell office:value-type="float" office:value="75.9839" calcext:value-type="float">
            <text:p>75.983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604" calcext:value-type="float">
            <text:p>51.8604</text:p>
          </table:table-cell>
          <table:table-cell office:value-type="float" office:value="59.0417" calcext:value-type="float">
            <text:p>59.0417</text:p>
          </table:table-cell>
          <table:table-cell office:value-type="float" office:value="70.7904" calcext:value-type="float">
            <text:p>70.790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27" calcext:value-type="float">
            <text:p>46.0527</text:p>
          </table:table-cell>
          <table:table-cell office:value-type="float" office:value="73.0534" calcext:value-type="float">
            <text:p>73.0534</text:p>
          </table:table-cell>
          <table:table-cell office:value-type="float" office:value="90.4644" calcext:value-type="float">
            <text:p>90.464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41" calcext:value-type="float">
            <text:p>43.9141</text:p>
          </table:table-cell>
          <table:table-cell office:value-type="float" office:value="77.7839" calcext:value-type="float">
            <text:p>77.7839</text:p>
          </table:table-cell>
          <table:table-cell office:value-type="float" office:value="98.6391" calcext:value-type="float">
            <text:p>98.639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96" calcext:value-type="float">
            <text:p>40.6496</text:p>
          </table:table-cell>
          <table:table-cell office:value-type="float" office:value="71.1678" calcext:value-type="float">
            <text:p>71.1678</text:p>
          </table:table-cell>
          <table:table-cell office:value-type="float" office:value="91.1791" calcext:value-type="float">
            <text:p>91.179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607" calcext:value-type="float">
            <text:p>43.3607</text:p>
          </table:table-cell>
          <table:table-cell office:value-type="float" office:value="61.9365" calcext:value-type="float">
            <text:p>61.9365</text:p>
          </table:table-cell>
          <table:table-cell office:value-type="float" office:value="75.9851" calcext:value-type="float">
            <text:p>75.985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573" calcext:value-type="float">
            <text:p>51.8573</text:p>
          </table:table-cell>
          <table:table-cell office:value-type="float" office:value="59.0387" calcext:value-type="float">
            <text:p>59.0387</text:p>
          </table:table-cell>
          <table:table-cell office:value-type="float" office:value="70.802" calcext:value-type="float">
            <text:p>70.80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24" calcext:value-type="float">
            <text:p>46.0524</text:p>
          </table:table-cell>
          <table:table-cell office:value-type="float" office:value="73.0529" calcext:value-type="float">
            <text:p>73.0529</text:p>
          </table:table-cell>
          <table:table-cell office:value-type="float" office:value="90.4639" calcext:value-type="float">
            <text:p>90.463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53" calcext:value-type="float">
            <text:p>43.9153</text:p>
          </table:table-cell>
          <table:table-cell office:value-type="float" office:value="77.7859" calcext:value-type="float">
            <text:p>77.7859</text:p>
          </table:table-cell>
          <table:table-cell office:value-type="float" office:value="98.642" calcext:value-type="float">
            <text:p>98.64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59" calcext:value-type="float">
            <text:p>40.6459</text:p>
          </table:table-cell>
          <table:table-cell office:value-type="float" office:value="71.1619" calcext:value-type="float">
            <text:p>71.1619</text:p>
          </table:table-cell>
          <table:table-cell office:value-type="float" office:value="91.1719" calcext:value-type="float">
            <text:p>91.171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604" calcext:value-type="float">
            <text:p>43.3604</text:p>
          </table:table-cell>
          <table:table-cell office:value-type="float" office:value="61.936" calcext:value-type="float">
            <text:p>61.936</text:p>
          </table:table-cell>
          <table:table-cell office:value-type="float" office:value="75.9843" calcext:value-type="float">
            <text:p>75.984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589" calcext:value-type="float">
            <text:p>51.8589</text:p>
          </table:table-cell>
          <table:table-cell office:value-type="float" office:value="59.0444" calcext:value-type="float">
            <text:p>59.0444</text:p>
          </table:table-cell>
          <table:table-cell office:value-type="float" office:value="70.8256" calcext:value-type="float">
            <text:p>70.825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24" calcext:value-type="float">
            <text:p>46.0524</text:p>
          </table:table-cell>
          <table:table-cell office:value-type="float" office:value="73.0529" calcext:value-type="float">
            <text:p>73.0529</text:p>
          </table:table-cell>
          <table:table-cell office:value-type="float" office:value="90.4639" calcext:value-type="float">
            <text:p>90.463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61" calcext:value-type="float">
            <text:p>43.9161</text:p>
          </table:table-cell>
          <table:table-cell office:value-type="float" office:value="77.7873" calcext:value-type="float">
            <text:p>77.7873</text:p>
          </table:table-cell>
          <table:table-cell office:value-type="float" office:value="98.6441" calcext:value-type="float">
            <text:p>98.644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68" calcext:value-type="float">
            <text:p>40.6468</text:p>
          </table:table-cell>
          <table:table-cell office:value-type="float" office:value="71.1633" calcext:value-type="float">
            <text:p>71.1633</text:p>
          </table:table-cell>
          <table:table-cell office:value-type="float" office:value="91.1737" calcext:value-type="float">
            <text:p>91.173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85" calcext:value-type="float">
            <text:p>43.3585</text:p>
          </table:table-cell>
          <table:table-cell office:value-type="float" office:value="61.9322" calcext:value-type="float">
            <text:p>61.9322</text:p>
          </table:table-cell>
          <table:table-cell office:value-type="float" office:value="75.9794" calcext:value-type="float">
            <text:p>75.979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808" calcext:value-type="float">
            <text:p>51.8808</text:p>
          </table:table-cell>
          <table:table-cell office:value-type="float" office:value="59.0988" calcext:value-type="float">
            <text:p>59.0988</text:p>
          </table:table-cell>
          <table:table-cell office:value-type="float" office:value="70.9205" calcext:value-type="float">
            <text:p>70.920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19" calcext:value-type="float">
            <text:p>46.0519</text:p>
          </table:table-cell>
          <table:table-cell office:value-type="float" office:value="73.0522" calcext:value-type="float">
            <text:p>73.0522</text:p>
          </table:table-cell>
          <table:table-cell office:value-type="float" office:value="90.4632" calcext:value-type="float">
            <text:p>90.463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67" calcext:value-type="float">
            <text:p>43.9167</text:p>
          </table:table-cell>
          <table:table-cell office:value-type="float" office:value="77.7885" calcext:value-type="float">
            <text:p>77.7885</text:p>
          </table:table-cell>
          <table:table-cell office:value-type="float" office:value="98.6456" calcext:value-type="float">
            <text:p>98.645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79" calcext:value-type="float">
            <text:p>40.6479</text:p>
          </table:table-cell>
          <table:table-cell office:value-type="float" office:value="71.1658" calcext:value-type="float">
            <text:p>71.1658</text:p>
          </table:table-cell>
          <table:table-cell office:value-type="float" office:value="91.1776" calcext:value-type="float">
            <text:p>91.177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76" calcext:value-type="float">
            <text:p>43.3576</text:p>
          </table:table-cell>
          <table:table-cell office:value-type="float" office:value="61.9306" calcext:value-type="float">
            <text:p>61.9306</text:p>
          </table:table-cell>
          <table:table-cell office:value-type="float" office:value="75.9773" calcext:value-type="float">
            <text:p>75.977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964" calcext:value-type="float">
            <text:p>51.8964</text:p>
          </table:table-cell>
          <table:table-cell office:value-type="float" office:value="59.141" calcext:value-type="float">
            <text:p>59.141</text:p>
          </table:table-cell>
          <table:table-cell office:value-type="float" office:value="70.9948" calcext:value-type="float">
            <text:p>70.994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13" calcext:value-type="float">
            <text:p>46.0513</text:p>
          </table:table-cell>
          <table:table-cell office:value-type="float" office:value="73.0512" calcext:value-type="float">
            <text:p>73.0512</text:p>
          </table:table-cell>
          <table:table-cell office:value-type="float" office:value="90.4621" calcext:value-type="float">
            <text:p>90.462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78" calcext:value-type="float">
            <text:p>43.9178</text:p>
          </table:table-cell>
          <table:table-cell office:value-type="float" office:value="77.7905" calcext:value-type="float">
            <text:p>77.7905</text:p>
          </table:table-cell>
          <table:table-cell office:value-type="float" office:value="98.6486" calcext:value-type="float">
            <text:p>98.648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91" calcext:value-type="float">
            <text:p>40.6491</text:p>
          </table:table-cell>
          <table:table-cell office:value-type="float" office:value="71.1675" calcext:value-type="float">
            <text:p>71.1675</text:p>
          </table:table-cell>
          <table:table-cell office:value-type="float" office:value="91.1794" calcext:value-type="float">
            <text:p>91.179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6" calcext:value-type="float">
            <text:p>43.356</text:p>
          </table:table-cell>
          <table:table-cell office:value-type="float" office:value="61.9275" calcext:value-type="float">
            <text:p>61.9275</text:p>
          </table:table-cell>
          <table:table-cell office:value-type="float" office:value="75.9733" calcext:value-type="float">
            <text:p>75.973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984" calcext:value-type="float">
            <text:p>51.8984</text:p>
          </table:table-cell>
          <table:table-cell office:value-type="float" office:value="59.1458" calcext:value-type="float">
            <text:p>59.1458</text:p>
          </table:table-cell>
          <table:table-cell office:value-type="float" office:value="71.005" calcext:value-type="float">
            <text:p>71.00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15" calcext:value-type="float">
            <text:p>46.0515</text:p>
          </table:table-cell>
          <table:table-cell office:value-type="float" office:value="73.0517" calcext:value-type="float">
            <text:p>73.0517</text:p>
          </table:table-cell>
          <table:table-cell office:value-type="float" office:value="90.463" calcext:value-type="float">
            <text:p>90.46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98" calcext:value-type="float">
            <text:p>43.9198</text:p>
          </table:table-cell>
          <table:table-cell office:value-type="float" office:value="77.7937" calcext:value-type="float">
            <text:p>77.7937</text:p>
          </table:table-cell>
          <table:table-cell office:value-type="float" office:value="98.6525" calcext:value-type="float">
            <text:p>98.652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94" calcext:value-type="float">
            <text:p>40.6494</text:p>
          </table:table-cell>
          <table:table-cell office:value-type="float" office:value="71.1678" calcext:value-type="float">
            <text:p>71.1678</text:p>
          </table:table-cell>
          <table:table-cell office:value-type="float" office:value="91.1794" calcext:value-type="float">
            <text:p>91.179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69" calcext:value-type="float">
            <text:p>43.3569</text:p>
          </table:table-cell>
          <table:table-cell office:value-type="float" office:value="61.929" calcext:value-type="float">
            <text:p>61.929</text:p>
          </table:table-cell>
          <table:table-cell office:value-type="float" office:value="75.9749" calcext:value-type="float">
            <text:p>75.974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019" calcext:value-type="float">
            <text:p>51.9019</text:p>
          </table:table-cell>
          <table:table-cell office:value-type="float" office:value="59.1526" calcext:value-type="float">
            <text:p>59.1526</text:p>
          </table:table-cell>
          <table:table-cell office:value-type="float" office:value="71.0149" calcext:value-type="float">
            <text:p>71.014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1" calcext:value-type="float">
            <text:p>46.051</text:p>
          </table:table-cell>
          <table:table-cell office:value-type="float" office:value="73.0512" calcext:value-type="float">
            <text:p>73.0512</text:p>
          </table:table-cell>
          <table:table-cell office:value-type="float" office:value="90.4628" calcext:value-type="float">
            <text:p>90.462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21" calcext:value-type="float">
            <text:p>43.9221</text:p>
          </table:table-cell>
          <table:table-cell office:value-type="float" office:value="77.7975" calcext:value-type="float">
            <text:p>77.7975</text:p>
          </table:table-cell>
          <table:table-cell office:value-type="float" office:value="98.6573" calcext:value-type="float">
            <text:p>98.657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05" calcext:value-type="float">
            <text:p>40.6505</text:p>
          </table:table-cell>
          <table:table-cell office:value-type="float" office:value="71.1692" calcext:value-type="float">
            <text:p>71.1692</text:p>
          </table:table-cell>
          <table:table-cell office:value-type="float" office:value="91.1804" calcext:value-type="float">
            <text:p>91.180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62" calcext:value-type="float">
            <text:p>43.3562</text:p>
          </table:table-cell>
          <table:table-cell office:value-type="float" office:value="61.9275" calcext:value-type="float">
            <text:p>61.9275</text:p>
          </table:table-cell>
          <table:table-cell office:value-type="float" office:value="75.9726" calcext:value-type="float">
            <text:p>75.972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068" calcext:value-type="float">
            <text:p>51.9068</text:p>
          </table:table-cell>
          <table:table-cell office:value-type="float" office:value="59.1624" calcext:value-type="float">
            <text:p>59.1624</text:p>
          </table:table-cell>
          <table:table-cell office:value-type="float" office:value="71.0293" calcext:value-type="float">
            <text:p>71.029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07" calcext:value-type="float">
            <text:p>46.0507</text:p>
          </table:table-cell>
          <table:table-cell office:value-type="float" office:value="73.0509" calcext:value-type="float">
            <text:p>73.0509</text:p>
          </table:table-cell>
          <table:table-cell office:value-type="float" office:value="90.4628" calcext:value-type="float">
            <text:p>90.462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49" calcext:value-type="float">
            <text:p>43.9249</text:p>
          </table:table-cell>
          <table:table-cell office:value-type="float" office:value="77.8021" calcext:value-type="float">
            <text:p>77.8021</text:p>
          </table:table-cell>
          <table:table-cell office:value-type="float" office:value="98.6632" calcext:value-type="float">
            <text:p>98.663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02" calcext:value-type="float">
            <text:p>40.6502</text:p>
          </table:table-cell>
          <table:table-cell office:value-type="float" office:value="71.1687" calcext:value-type="float">
            <text:p>71.1687</text:p>
          </table:table-cell>
          <table:table-cell office:value-type="float" office:value="91.1796" calcext:value-type="float">
            <text:p>91.179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73" calcext:value-type="float">
            <text:p>43.3573</text:p>
          </table:table-cell>
          <table:table-cell office:value-type="float" office:value="61.9292" calcext:value-type="float">
            <text:p>61.9292</text:p>
          </table:table-cell>
          <table:table-cell office:value-type="float" office:value="75.9741" calcext:value-type="float">
            <text:p>75.974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072" calcext:value-type="float">
            <text:p>51.9072</text:p>
          </table:table-cell>
          <table:table-cell office:value-type="float" office:value="59.1621" calcext:value-type="float">
            <text:p>59.1621</text:p>
          </table:table-cell>
          <table:table-cell office:value-type="float" office:value="71.0289" calcext:value-type="float">
            <text:p>71.028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13" calcext:value-type="float">
            <text:p>46.0513</text:p>
          </table:table-cell>
          <table:table-cell office:value-type="float" office:value="73.052" calcext:value-type="float">
            <text:p>73.052</text:p>
          </table:table-cell>
          <table:table-cell office:value-type="float" office:value="90.4641" calcext:value-type="float">
            <text:p>90.464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76" calcext:value-type="float">
            <text:p>43.9276</text:p>
          </table:table-cell>
          <table:table-cell office:value-type="float" office:value="77.8065" calcext:value-type="float">
            <text:p>77.8065</text:p>
          </table:table-cell>
          <table:table-cell office:value-type="float" office:value="98.6687" calcext:value-type="float">
            <text:p>98.668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07" calcext:value-type="float">
            <text:p>40.6507</text:p>
          </table:table-cell>
          <table:table-cell office:value-type="float" office:value="71.1693" calcext:value-type="float">
            <text:p>71.1693</text:p>
          </table:table-cell>
          <table:table-cell office:value-type="float" office:value="91.1799" calcext:value-type="float">
            <text:p>91.179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78" calcext:value-type="float">
            <text:p>43.3578</text:p>
          </table:table-cell>
          <table:table-cell office:value-type="float" office:value="61.93" calcext:value-type="float">
            <text:p>61.93</text:p>
          </table:table-cell>
          <table:table-cell office:value-type="float" office:value="75.9745" calcext:value-type="float">
            <text:p>75.974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083" calcext:value-type="float">
            <text:p>51.9083</text:p>
          </table:table-cell>
          <table:table-cell office:value-type="float" office:value="59.164" calcext:value-type="float">
            <text:p>59.164</text:p>
          </table:table-cell>
          <table:table-cell office:value-type="float" office:value="71.0319" calcext:value-type="float">
            <text:p>71.031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12" calcext:value-type="float">
            <text:p>46.0512</text:p>
          </table:table-cell>
          <table:table-cell office:value-type="float" office:value="73.0519" calcext:value-type="float">
            <text:p>73.0519</text:p>
          </table:table-cell>
          <table:table-cell office:value-type="float" office:value="90.4641" calcext:value-type="float">
            <text:p>90.464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11" calcext:value-type="float">
            <text:p>43.9311</text:p>
          </table:table-cell>
          <table:table-cell office:value-type="float" office:value="77.8122" calcext:value-type="float">
            <text:p>77.8122</text:p>
          </table:table-cell>
          <table:table-cell office:value-type="float" office:value="98.6759" calcext:value-type="float">
            <text:p>98.675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15" calcext:value-type="float">
            <text:p>40.6515</text:p>
          </table:table-cell>
          <table:table-cell office:value-type="float" office:value="71.1704" calcext:value-type="float">
            <text:p>71.1704</text:p>
          </table:table-cell>
          <table:table-cell office:value-type="float" office:value="91.1809" calcext:value-type="float">
            <text:p>91.180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81" calcext:value-type="float">
            <text:p>43.3581</text:p>
          </table:table-cell>
          <table:table-cell office:value-type="float" office:value="61.9301" calcext:value-type="float">
            <text:p>61.9301</text:p>
          </table:table-cell>
          <table:table-cell office:value-type="float" office:value="75.9741" calcext:value-type="float">
            <text:p>75.974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086" calcext:value-type="float">
            <text:p>51.9086</text:p>
          </table:table-cell>
          <table:table-cell office:value-type="float" office:value="59.1637" calcext:value-type="float">
            <text:p>59.1637</text:p>
          </table:table-cell>
          <table:table-cell office:value-type="float" office:value="71.0311" calcext:value-type="float">
            <text:p>71.031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05" calcext:value-type="float">
            <text:p>46.0505</text:p>
          </table:table-cell>
          <table:table-cell office:value-type="float" office:value="73.0508" calcext:value-type="float">
            <text:p>73.0508</text:p>
          </table:table-cell>
          <table:table-cell office:value-type="float" office:value="90.4629" calcext:value-type="float">
            <text:p>90.462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39" calcext:value-type="float">
            <text:p>43.9339</text:p>
          </table:table-cell>
          <table:table-cell office:value-type="float" office:value="77.8167" calcext:value-type="float">
            <text:p>77.8167</text:p>
          </table:table-cell>
          <table:table-cell office:value-type="float" office:value="98.6814" calcext:value-type="float">
            <text:p>98.681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71" calcext:value-type="float">
            <text:p>40.6571</text:p>
          </table:table-cell>
          <table:table-cell office:value-type="float" office:value="71.1791" calcext:value-type="float">
            <text:p>71.1791</text:p>
          </table:table-cell>
          <table:table-cell office:value-type="float" office:value="91.1908" calcext:value-type="float">
            <text:p>91.190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81" calcext:value-type="float">
            <text:p>43.3581</text:p>
          </table:table-cell>
          <table:table-cell office:value-type="float" office:value="61.9299" calcext:value-type="float">
            <text:p>61.9299</text:p>
          </table:table-cell>
          <table:table-cell office:value-type="float" office:value="75.9731" calcext:value-type="float">
            <text:p>75.973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104" calcext:value-type="float">
            <text:p>51.9104</text:p>
          </table:table-cell>
          <table:table-cell office:value-type="float" office:value="59.1671" calcext:value-type="float">
            <text:p>59.1671</text:p>
          </table:table-cell>
          <table:table-cell office:value-type="float" office:value="71.0349" calcext:value-type="float">
            <text:p>71.034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01" calcext:value-type="float">
            <text:p>46.0501</text:p>
          </table:table-cell>
          <table:table-cell office:value-type="float" office:value="73.0501" calcext:value-type="float">
            <text:p>73.0501</text:p>
          </table:table-cell>
          <table:table-cell office:value-type="float" office:value="90.4622" calcext:value-type="float">
            <text:p>90.462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58" calcext:value-type="float">
            <text:p>43.9358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98.6849" calcext:value-type="float">
            <text:p>98.684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13" calcext:value-type="float">
            <text:p>40.6613</text:p>
          </table:table-cell>
          <table:table-cell office:value-type="float" office:value="71.1854" calcext:value-type="float">
            <text:p>71.1854</text:p>
          </table:table-cell>
          <table:table-cell office:value-type="float" office:value="91.1979" calcext:value-type="float">
            <text:p>91.19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98" calcext:value-type="float">
            <text:p>43.3598</text:p>
          </table:table-cell>
          <table:table-cell office:value-type="float" office:value="61.9324" calcext:value-type="float">
            <text:p>61.9324</text:p>
          </table:table-cell>
          <table:table-cell office:value-type="float" office:value="75.9751" calcext:value-type="float">
            <text:p>75.975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115" calcext:value-type="float">
            <text:p>51.9115</text:p>
          </table:table-cell>
          <table:table-cell office:value-type="float" office:value="59.1691" calcext:value-type="float">
            <text:p>59.1691</text:p>
          </table:table-cell>
          <table:table-cell office:value-type="float" office:value="71.0378" calcext:value-type="float">
            <text:p>71.037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91" calcext:value-type="float">
            <text:p>46.0491</text:p>
          </table:table-cell>
          <table:table-cell office:value-type="float" office:value="73.0486" calcext:value-type="float">
            <text:p>73.0486</text:p>
          </table:table-cell>
          <table:table-cell office:value-type="float" office:value="90.4605" calcext:value-type="float">
            <text:p>90.460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66" calcext:value-type="float">
            <text:p>43.9366</text:p>
          </table:table-cell>
          <table:table-cell office:value-type="float" office:value="77.8209" calcext:value-type="float">
            <text:p>77.8209</text:p>
          </table:table-cell>
          <table:table-cell office:value-type="float" office:value="98.6863" calcext:value-type="float">
            <text:p>98.686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51" calcext:value-type="float">
            <text:p>40.6651</text:p>
          </table:table-cell>
          <table:table-cell office:value-type="float" office:value="71.191" calcext:value-type="float">
            <text:p>71.191</text:p>
          </table:table-cell>
          <table:table-cell office:value-type="float" office:value="91.2037" calcext:value-type="float">
            <text:p>91.203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623" calcext:value-type="float">
            <text:p>43.3623</text:p>
          </table:table-cell>
          <table:table-cell office:value-type="float" office:value="61.9367" calcext:value-type="float">
            <text:p>61.9367</text:p>
          </table:table-cell>
          <table:table-cell office:value-type="float" office:value="75.9794" calcext:value-type="float">
            <text:p>75.979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135" calcext:value-type="float">
            <text:p>51.9135</text:p>
          </table:table-cell>
          <table:table-cell office:value-type="float" office:value="59.1732" calcext:value-type="float">
            <text:p>59.1732</text:p>
          </table:table-cell>
          <table:table-cell office:value-type="float" office:value="71.0442" calcext:value-type="float">
            <text:p>71.044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86" calcext:value-type="float">
            <text:p>46.0486</text:p>
          </table:table-cell>
          <table:table-cell office:value-type="float" office:value="73.0476" calcext:value-type="float">
            <text:p>73.0476</text:p>
          </table:table-cell>
          <table:table-cell office:value-type="float" office:value="90.4594" calcext:value-type="float">
            <text:p>90.4594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77.8223" calcext:value-type="float">
            <text:p>77.8223</text:p>
          </table:table-cell>
          <table:table-cell office:value-type="float" office:value="98.6879" calcext:value-type="float">
            <text:p>98.687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6" calcext:value-type="float">
            <text:p>40.666</text:p>
          </table:table-cell>
          <table:table-cell office:value-type="float" office:value="71.1922" calcext:value-type="float">
            <text:p>71.1922</text:p>
          </table:table-cell>
          <table:table-cell office:value-type="float" office:value="91.2048" calcext:value-type="float">
            <text:p>91.204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641" calcext:value-type="float">
            <text:p>43.3641</text:p>
          </table:table-cell>
          <table:table-cell office:value-type="float" office:value="61.9397" calcext:value-type="float">
            <text:p>61.9397</text:p>
          </table:table-cell>
          <table:table-cell office:value-type="float" office:value="75.9822" calcext:value-type="float">
            <text:p>75.982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148" calcext:value-type="float">
            <text:p>51.9148</text:p>
          </table:table-cell>
          <table:table-cell office:value-type="float" office:value="59.1752" calcext:value-type="float">
            <text:p>59.1752</text:p>
          </table:table-cell>
          <table:table-cell office:value-type="float" office:value="71.0461" calcext:value-type="float">
            <text:p>71.046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82" calcext:value-type="float">
            <text:p>46.0482</text:p>
          </table:table-cell>
          <table:table-cell office:value-type="float" office:value="73.0471" calcext:value-type="float">
            <text:p>73.0471</text:p>
          </table:table-cell>
          <table:table-cell office:value-type="float" office:value="90.4588" calcext:value-type="float">
            <text:p>90.458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88" calcext:value-type="float">
            <text:p>43.9388</text:p>
          </table:table-cell>
          <table:table-cell office:value-type="float" office:value="77.8244" calcext:value-type="float">
            <text:p>77.8244</text:p>
          </table:table-cell>
          <table:table-cell office:value-type="float" office:value="98.6907" calcext:value-type="float">
            <text:p>98.690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69" calcext:value-type="float">
            <text:p>40.6669</text:p>
          </table:table-cell>
          <table:table-cell office:value-type="float" office:value="71.1935" calcext:value-type="float">
            <text:p>71.1935</text:p>
          </table:table-cell>
          <table:table-cell office:value-type="float" office:value="91.2062" calcext:value-type="float">
            <text:p>91.206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767" calcext:value-type="float">
            <text:p>43.3767</text:p>
          </table:table-cell>
          <table:table-cell office:value-type="float" office:value="61.9617" calcext:value-type="float">
            <text:p>61.9617</text:p>
          </table:table-cell>
          <table:table-cell office:value-type="float" office:value="76.0067" calcext:value-type="float">
            <text:p>76.006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166" calcext:value-type="float">
            <text:p>51.9166</text:p>
          </table:table-cell>
          <table:table-cell office:value-type="float" office:value="59.1788" calcext:value-type="float">
            <text:p>59.1788</text:p>
          </table:table-cell>
          <table:table-cell office:value-type="float" office:value="71.0501" calcext:value-type="float">
            <text:p>71.050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8" calcext:value-type="float">
            <text:p>46.048</text:p>
          </table:table-cell>
          <table:table-cell office:value-type="float" office:value="73.0467" calcext:value-type="float">
            <text:p>73.0467</text:p>
          </table:table-cell>
          <table:table-cell office:value-type="float" office:value="90.4583" calcext:value-type="float">
            <text:p>90.458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97" calcext:value-type="float">
            <text:p>43.9397</text:p>
          </table:table-cell>
          <table:table-cell office:value-type="float" office:value="77.826" calcext:value-type="float">
            <text:p>77.826</text:p>
          </table:table-cell>
          <table:table-cell office:value-type="float" office:value="98.6928" calcext:value-type="float">
            <text:p>98.69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72" calcext:value-type="float">
            <text:p>40.6672</text:p>
          </table:table-cell>
          <table:table-cell office:value-type="float" office:value="71.1938" calcext:value-type="float">
            <text:p>71.1938</text:p>
          </table:table-cell>
          <table:table-cell office:value-type="float" office:value="91.2062" calcext:value-type="float">
            <text:p>91.206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31" calcext:value-type="float">
            <text:p>43.3831</text:p>
          </table:table-cell>
          <table:table-cell office:value-type="float" office:value="61.9727" calcext:value-type="float">
            <text:p>61.9727</text:p>
          </table:table-cell>
          <table:table-cell office:value-type="float" office:value="76.0183" calcext:value-type="float">
            <text:p>76.018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181" calcext:value-type="float">
            <text:p>51.9181</text:p>
          </table:table-cell>
          <table:table-cell office:value-type="float" office:value="59.1823" calcext:value-type="float">
            <text:p>59.1823</text:p>
          </table:table-cell>
          <table:table-cell office:value-type="float" office:value="71.0546" calcext:value-type="float">
            <text:p>71.054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66" calcext:value-type="float">
            <text:p>46.0466</text:p>
          </table:table-cell>
          <table:table-cell office:value-type="float" office:value="73.0446" calcext:value-type="float">
            <text:p>73.0446</text:p>
          </table:table-cell>
          <table:table-cell office:value-type="float" office:value="90.4564" calcext:value-type="float">
            <text:p>90.456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07" calcext:value-type="float">
            <text:p>43.9407</text:p>
          </table:table-cell>
          <table:table-cell office:value-type="float" office:value="77.8272" calcext:value-type="float">
            <text:p>77.8272</text:p>
          </table:table-cell>
          <table:table-cell office:value-type="float" office:value="98.694" calcext:value-type="float">
            <text:p>98.69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7" calcext:value-type="float">
            <text:p>40.67</text:p>
          </table:table-cell>
          <table:table-cell office:value-type="float" office:value="71.1978" calcext:value-type="float">
            <text:p>71.1978</text:p>
          </table:table-cell>
          <table:table-cell office:value-type="float" office:value="91.2103" calcext:value-type="float">
            <text:p>91.210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86" calcext:value-type="float">
            <text:p>43.3886</text:p>
          </table:table-cell>
          <table:table-cell office:value-type="float" office:value="61.9823" calcext:value-type="float">
            <text:p>61.9823</text:p>
          </table:table-cell>
          <table:table-cell office:value-type="float" office:value="76.0289" calcext:value-type="float">
            <text:p>76.028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196" calcext:value-type="float">
            <text:p>51.9196</text:p>
          </table:table-cell>
          <table:table-cell office:value-type="float" office:value="59.1865" calcext:value-type="float">
            <text:p>59.1865</text:p>
          </table:table-cell>
          <table:table-cell office:value-type="float" office:value="71.0593" calcext:value-type="float">
            <text:p>71.059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59" calcext:value-type="float">
            <text:p>46.0459</text:p>
          </table:table-cell>
          <table:table-cell office:value-type="float" office:value="73.0436" calcext:value-type="float">
            <text:p>73.0436</text:p>
          </table:table-cell>
          <table:table-cell office:value-type="float" office:value="90.4555" calcext:value-type="float">
            <text:p>90.455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12" calcext:value-type="float">
            <text:p>43.9412</text:p>
          </table:table-cell>
          <table:table-cell office:value-type="float" office:value="77.8279" calcext:value-type="float">
            <text:p>77.8279</text:p>
          </table:table-cell>
          <table:table-cell office:value-type="float" office:value="98.6945" calcext:value-type="float">
            <text:p>98.694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728" calcext:value-type="float">
            <text:p>40.6728</text:p>
          </table:table-cell>
          <table:table-cell office:value-type="float" office:value="71.2024" calcext:value-type="float">
            <text:p>71.2024</text:p>
          </table:table-cell>
          <table:table-cell office:value-type="float" office:value="91.216" calcext:value-type="float">
            <text:p>91.21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11" calcext:value-type="float">
            <text:p>43.3911</text:p>
          </table:table-cell>
          <table:table-cell office:value-type="float" office:value="61.9867" calcext:value-type="float">
            <text:p>61.9867</text:p>
          </table:table-cell>
          <table:table-cell office:value-type="float" office:value="76.0335" calcext:value-type="float">
            <text:p>76.033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223" calcext:value-type="float">
            <text:p>51.9223</text:p>
          </table:table-cell>
          <table:table-cell office:value-type="float" office:value="59.1944" calcext:value-type="float">
            <text:p>59.1944</text:p>
          </table:table-cell>
          <table:table-cell office:value-type="float" office:value="71.0686" calcext:value-type="float">
            <text:p>71.068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55" calcext:value-type="float">
            <text:p>46.0455</text:p>
          </table:table-cell>
          <table:table-cell office:value-type="float" office:value="73.043" calcext:value-type="float">
            <text:p>73.043</text:p>
          </table:table-cell>
          <table:table-cell office:value-type="float" office:value="90.4549" calcext:value-type="float">
            <text:p>90.454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21" calcext:value-type="float">
            <text:p>43.9421</text:p>
          </table:table-cell>
          <table:table-cell office:value-type="float" office:value="77.8294" calcext:value-type="float">
            <text:p>77.8294</text:p>
          </table:table-cell>
          <table:table-cell office:value-type="float" office:value="98.6965" calcext:value-type="float">
            <text:p>98.696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738" calcext:value-type="float">
            <text:p>40.6738</text:p>
          </table:table-cell>
          <table:table-cell office:value-type="float" office:value="71.204" calcext:value-type="float">
            <text:p>71.204</text:p>
          </table:table-cell>
          <table:table-cell office:value-type="float" office:value="91.2179" calcext:value-type="float">
            <text:p>91.21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29" calcext:value-type="float">
            <text:p>43.3929</text:p>
          </table:table-cell>
          <table:table-cell office:value-type="float" office:value="61.9899" calcext:value-type="float">
            <text:p>61.9899</text:p>
          </table:table-cell>
          <table:table-cell office:value-type="float" office:value="76.0371" calcext:value-type="float">
            <text:p>76.037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297" calcext:value-type="float">
            <text:p>51.9297</text:p>
          </table:table-cell>
          <table:table-cell office:value-type="float" office:value="59.2191" calcext:value-type="float">
            <text:p>59.2191</text:p>
          </table:table-cell>
          <table:table-cell office:value-type="float" office:value="71.1025" calcext:value-type="float">
            <text:p>71.102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53" calcext:value-type="float">
            <text:p>46.0453</text:p>
          </table:table-cell>
          <table:table-cell office:value-type="float" office:value="73.0426" calcext:value-type="float">
            <text:p>73.0426</text:p>
          </table:table-cell>
          <table:table-cell office:value-type="float" office:value="90.4546" calcext:value-type="float">
            <text:p>90.454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35" calcext:value-type="float">
            <text:p>43.9435</text:p>
          </table:table-cell>
          <table:table-cell office:value-type="float" office:value="77.8322" calcext:value-type="float">
            <text:p>77.8322</text:p>
          </table:table-cell>
          <table:table-cell office:value-type="float" office:value="98.7007" calcext:value-type="float">
            <text:p>98.700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747" calcext:value-type="float">
            <text:p>40.6747</text:p>
          </table:table-cell>
          <table:table-cell office:value-type="float" office:value="71.2055" calcext:value-type="float">
            <text:p>71.2055</text:p>
          </table:table-cell>
          <table:table-cell office:value-type="float" office:value="91.2196" calcext:value-type="float">
            <text:p>91.219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35" calcext:value-type="float">
            <text:p>43.3935</text:p>
          </table:table-cell>
          <table:table-cell office:value-type="float" office:value="61.991" calcext:value-type="float">
            <text:p>61.991</text:p>
          </table:table-cell>
          <table:table-cell office:value-type="float" office:value="76.0384" calcext:value-type="float">
            <text:p>76.03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398" calcext:value-type="float">
            <text:p>51.9398</text:p>
          </table:table-cell>
          <table:table-cell office:value-type="float" office:value="59.2489" calcext:value-type="float">
            <text:p>59.2489</text:p>
          </table:table-cell>
          <table:table-cell office:value-type="float" office:value="71.1433" calcext:value-type="float">
            <text:p>71.143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52" calcext:value-type="float">
            <text:p>46.0452</text:p>
          </table:table-cell>
          <table:table-cell office:value-type="float" office:value="73.0425" calcext:value-type="float">
            <text:p>73.0425</text:p>
          </table:table-cell>
          <table:table-cell office:value-type="float" office:value="90.4545" calcext:value-type="float">
            <text:p>90.454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41" calcext:value-type="float">
            <text:p>43.9441</text:p>
          </table:table-cell>
          <table:table-cell office:value-type="float" office:value="77.8333" calcext:value-type="float">
            <text:p>77.8333</text:p>
          </table:table-cell>
          <table:table-cell office:value-type="float" office:value="98.7024" calcext:value-type="float">
            <text:p>98.702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744" calcext:value-type="float">
            <text:p>40.6744</text:p>
          </table:table-cell>
          <table:table-cell office:value-type="float" office:value="71.205" calcext:value-type="float">
            <text:p>71.205</text:p>
          </table:table-cell>
          <table:table-cell office:value-type="float" office:value="91.2192" calcext:value-type="float">
            <text:p>91.219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39" calcext:value-type="float">
            <text:p>43.3939</text:p>
          </table:table-cell>
          <table:table-cell office:value-type="float" office:value="61.9917" calcext:value-type="float">
            <text:p>61.9917</text:p>
          </table:table-cell>
          <table:table-cell office:value-type="float" office:value="76.0393" calcext:value-type="float">
            <text:p>76.039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07" calcext:value-type="float">
            <text:p>51.9407</text:p>
          </table:table-cell>
          <table:table-cell office:value-type="float" office:value="59.2527" calcext:value-type="float">
            <text:p>59.2527</text:p>
          </table:table-cell>
          <table:table-cell office:value-type="float" office:value="71.1479" calcext:value-type="float">
            <text:p>71.147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51" calcext:value-type="float">
            <text:p>46.0451</text:p>
          </table:table-cell>
          <table:table-cell office:value-type="float" office:value="73.0424" calcext:value-type="float">
            <text:p>73.0424</text:p>
          </table:table-cell>
          <table:table-cell office:value-type="float" office:value="90.4544" calcext:value-type="float">
            <text:p>90.454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44" calcext:value-type="float">
            <text:p>43.9444</text:p>
          </table:table-cell>
          <table:table-cell office:value-type="float" office:value="77.8338" calcext:value-type="float">
            <text:p>77.8338</text:p>
          </table:table-cell>
          <table:table-cell office:value-type="float" office:value="98.7032" calcext:value-type="float">
            <text:p>98.703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728" calcext:value-type="float">
            <text:p>40.6728</text:p>
          </table:table-cell>
          <table:table-cell office:value-type="float" office:value="71.2026" calcext:value-type="float">
            <text:p>71.2026</text:p>
          </table:table-cell>
          <table:table-cell office:value-type="float" office:value="91.2166" calcext:value-type="float">
            <text:p>91.216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66" calcext:value-type="float">
            <text:p>43.3966</text:p>
          </table:table-cell>
          <table:table-cell office:value-type="float" office:value="61.9966" calcext:value-type="float">
            <text:p>61.9966</text:p>
          </table:table-cell>
          <table:table-cell office:value-type="float" office:value="76.045" calcext:value-type="float">
            <text:p>76.04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11" calcext:value-type="float">
            <text:p>51.9411</text:p>
          </table:table-cell>
          <table:table-cell office:value-type="float" office:value="59.2547" calcext:value-type="float">
            <text:p>59.2547</text:p>
          </table:table-cell>
          <table:table-cell office:value-type="float" office:value="71.1487" calcext:value-type="float">
            <text:p>71.148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52" calcext:value-type="float">
            <text:p>46.0452</text:p>
          </table:table-cell>
          <table:table-cell office:value-type="float" office:value="73.0426" calcext:value-type="float">
            <text:p>73.0426</text:p>
          </table:table-cell>
          <table:table-cell office:value-type="float" office:value="90.4547" calcext:value-type="float">
            <text:p>90.454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44" calcext:value-type="float">
            <text:p>43.9444</text:p>
          </table:table-cell>
          <table:table-cell office:value-type="float" office:value="77.8338" calcext:value-type="float">
            <text:p>77.8338</text:p>
          </table:table-cell>
          <table:table-cell office:value-type="float" office:value="98.7032" calcext:value-type="float">
            <text:p>98.703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717" calcext:value-type="float">
            <text:p>40.6717</text:p>
          </table:table-cell>
          <table:table-cell office:value-type="float" office:value="71.2011" calcext:value-type="float">
            <text:p>71.2011</text:p>
          </table:table-cell>
          <table:table-cell office:value-type="float" office:value="91.2151" calcext:value-type="float">
            <text:p>91.215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87" calcext:value-type="float">
            <text:p>43.3987</text:p>
          </table:table-cell>
          <table:table-cell office:value-type="float" office:value="62.0006" calcext:value-type="float">
            <text:p>62.0006</text:p>
          </table:table-cell>
          <table:table-cell office:value-type="float" office:value="76.0499" calcext:value-type="float">
            <text:p>76.049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32" calcext:value-type="float">
            <text:p>51.9432</text:p>
          </table:table-cell>
          <table:table-cell office:value-type="float" office:value="59.2601" calcext:value-type="float">
            <text:p>59.2601</text:p>
          </table:table-cell>
          <table:table-cell office:value-type="float" office:value="71.1525" calcext:value-type="float">
            <text:p>71.152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53" calcext:value-type="float">
            <text:p>46.0453</text:p>
          </table:table-cell>
          <table:table-cell office:value-type="float" office:value="73.0428" calcext:value-type="float">
            <text:p>73.0428</text:p>
          </table:table-cell>
          <table:table-cell office:value-type="float" office:value="90.4548" calcext:value-type="float">
            <text:p>90.454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43" calcext:value-type="float">
            <text:p>43.9443</text:p>
          </table:table-cell>
          <table:table-cell office:value-type="float" office:value="77.8336" calcext:value-type="float">
            <text:p>77.8336</text:p>
          </table:table-cell>
          <table:table-cell office:value-type="float" office:value="98.7029" calcext:value-type="float">
            <text:p>98.702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706" calcext:value-type="float">
            <text:p>40.6706</text:p>
          </table:table-cell>
          <table:table-cell office:value-type="float" office:value="71.1995" calcext:value-type="float">
            <text:p>71.1995</text:p>
          </table:table-cell>
          <table:table-cell office:value-type="float" office:value="91.2136" calcext:value-type="float">
            <text:p>91.213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36" calcext:value-type="float">
            <text:p>43.4036</text:p>
          </table:table-cell>
          <table:table-cell office:value-type="float" office:value="62.0097" calcext:value-type="float">
            <text:p>62.0097</text:p>
          </table:table-cell>
          <table:table-cell office:value-type="float" office:value="76.0612" calcext:value-type="float">
            <text:p>76.061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43" calcext:value-type="float">
            <text:p>51.9443</text:p>
          </table:table-cell>
          <table:table-cell office:value-type="float" office:value="59.2636" calcext:value-type="float">
            <text:p>59.2636</text:p>
          </table:table-cell>
          <table:table-cell office:value-type="float" office:value="71.1537" calcext:value-type="float">
            <text:p>71.153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54" calcext:value-type="float">
            <text:p>46.0454</text:p>
          </table:table-cell>
          <table:table-cell office:value-type="float" office:value="73.0428" calcext:value-type="float">
            <text:p>73.0428</text:p>
          </table:table-cell>
          <table:table-cell office:value-type="float" office:value="90.4548" calcext:value-type="float">
            <text:p>90.454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42" calcext:value-type="float">
            <text:p>43.9442</text:p>
          </table:table-cell>
          <table:table-cell office:value-type="float" office:value="77.8335" calcext:value-type="float">
            <text:p>77.8335</text:p>
          </table:table-cell>
          <table:table-cell office:value-type="float" office:value="98.7028" calcext:value-type="float">
            <text:p>98.70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98" calcext:value-type="float">
            <text:p>40.6698</text:p>
          </table:table-cell>
          <table:table-cell office:value-type="float" office:value="71.1983" calcext:value-type="float">
            <text:p>71.1983</text:p>
          </table:table-cell>
          <table:table-cell office:value-type="float" office:value="91.2123" calcext:value-type="float">
            <text:p>91.212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54" calcext:value-type="float">
            <text:p>43.4054</text:p>
          </table:table-cell>
          <table:table-cell office:value-type="float" office:value="62.0129" calcext:value-type="float">
            <text:p>62.0129</text:p>
          </table:table-cell>
          <table:table-cell office:value-type="float" office:value="76.065" calcext:value-type="float">
            <text:p>76.06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51" calcext:value-type="float">
            <text:p>51.9451</text:p>
          </table:table-cell>
          <table:table-cell office:value-type="float" office:value="59.2671" calcext:value-type="float">
            <text:p>59.2671</text:p>
          </table:table-cell>
          <table:table-cell office:value-type="float" office:value="71.1543" calcext:value-type="float">
            <text:p>71.154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54" calcext:value-type="float">
            <text:p>46.0454</text:p>
          </table:table-cell>
          <table:table-cell office:value-type="float" office:value="73.0428" calcext:value-type="float">
            <text:p>73.0428</text:p>
          </table:table-cell>
          <table:table-cell office:value-type="float" office:value="90.4548" calcext:value-type="float">
            <text:p>90.454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47" calcext:value-type="float">
            <text:p>43.9447</text:p>
          </table:table-cell>
          <table:table-cell office:value-type="float" office:value="77.834" calcext:value-type="float">
            <text:p>77.834</text:p>
          </table:table-cell>
          <table:table-cell office:value-type="float" office:value="98.703" calcext:value-type="float">
            <text:p>98.70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81" calcext:value-type="float">
            <text:p>40.6681</text:p>
          </table:table-cell>
          <table:table-cell office:value-type="float" office:value="71.1957" calcext:value-type="float">
            <text:p>71.1957</text:p>
          </table:table-cell>
          <table:table-cell office:value-type="float" office:value="91.2096" calcext:value-type="float">
            <text:p>91.209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75" calcext:value-type="float">
            <text:p>43.4075</text:p>
          </table:table-cell>
          <table:table-cell office:value-type="float" office:value="62.0169" calcext:value-type="float">
            <text:p>62.0169</text:p>
          </table:table-cell>
          <table:table-cell office:value-type="float" office:value="76.0697" calcext:value-type="float">
            <text:p>76.069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57" calcext:value-type="float">
            <text:p>51.9457</text:p>
          </table:table-cell>
          <table:table-cell office:value-type="float" office:value="59.2701" calcext:value-type="float">
            <text:p>59.2701</text:p>
          </table:table-cell>
          <table:table-cell office:value-type="float" office:value="71.1549" calcext:value-type="float">
            <text:p>71.154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54" calcext:value-type="float">
            <text:p>46.0454</text:p>
          </table:table-cell>
          <table:table-cell office:value-type="float" office:value="73.0428" calcext:value-type="float">
            <text:p>73.0428</text:p>
          </table:table-cell>
          <table:table-cell office:value-type="float" office:value="90.4548" calcext:value-type="float">
            <text:p>90.454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52" calcext:value-type="float">
            <text:p>43.9452</text:p>
          </table:table-cell>
          <table:table-cell office:value-type="float" office:value="77.8347" calcext:value-type="float">
            <text:p>77.8347</text:p>
          </table:table-cell>
          <table:table-cell office:value-type="float" office:value="98.7036" calcext:value-type="float">
            <text:p>98.703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72" calcext:value-type="float">
            <text:p>40.6672</text:p>
          </table:table-cell>
          <table:table-cell office:value-type="float" office:value="71.1946" calcext:value-type="float">
            <text:p>71.1946</text:p>
          </table:table-cell>
          <table:table-cell office:value-type="float" office:value="91.2088" calcext:value-type="float">
            <text:p>91.208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89" calcext:value-type="float">
            <text:p>43.4089</text:p>
          </table:table-cell>
          <table:table-cell office:value-type="float" office:value="62.0194" calcext:value-type="float">
            <text:p>62.0194</text:p>
          </table:table-cell>
          <table:table-cell office:value-type="float" office:value="76.0728" calcext:value-type="float">
            <text:p>76.072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48" calcext:value-type="float">
            <text:p>51.9448</text:p>
          </table:table-cell>
          <table:table-cell office:value-type="float" office:value="59.2693" calcext:value-type="float">
            <text:p>59.2693</text:p>
          </table:table-cell>
          <table:table-cell office:value-type="float" office:value="71.1505" calcext:value-type="float">
            <text:p>71.150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48" calcext:value-type="float">
            <text:p>46.0448</text:p>
          </table:table-cell>
          <table:table-cell office:value-type="float" office:value="73.0416" calcext:value-type="float">
            <text:p>73.0416</text:p>
          </table:table-cell>
          <table:table-cell office:value-type="float" office:value="90.4531" calcext:value-type="float">
            <text:p>90.453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57" calcext:value-type="float">
            <text:p>43.9457</text:p>
          </table:table-cell>
          <table:table-cell office:value-type="float" office:value="77.8353" calcext:value-type="float">
            <text:p>77.8353</text:p>
          </table:table-cell>
          <table:table-cell office:value-type="float" office:value="98.7042" calcext:value-type="float">
            <text:p>98.704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47" calcext:value-type="float">
            <text:p>40.6647</text:p>
          </table:table-cell>
          <table:table-cell office:value-type="float" office:value="71.1909" calcext:value-type="float">
            <text:p>71.1909</text:p>
          </table:table-cell>
          <table:table-cell office:value-type="float" office:value="91.2049" calcext:value-type="float">
            <text:p>91.204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106" calcext:value-type="float">
            <text:p>43.4106</text:p>
          </table:table-cell>
          <table:table-cell office:value-type="float" office:value="62.0227" calcext:value-type="float">
            <text:p>62.0227</text:p>
          </table:table-cell>
          <table:table-cell office:value-type="float" office:value="76.0771" calcext:value-type="float">
            <text:p>76.077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45" calcext:value-type="float">
            <text:p>51.9445</text:p>
          </table:table-cell>
          <table:table-cell office:value-type="float" office:value="59.2695" calcext:value-type="float">
            <text:p>59.2695</text:p>
          </table:table-cell>
          <table:table-cell office:value-type="float" office:value="71.151" calcext:value-type="float">
            <text:p>71.15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49" calcext:value-type="float">
            <text:p>46.0449</text:p>
          </table:table-cell>
          <table:table-cell office:value-type="float" office:value="73.0416" calcext:value-type="float">
            <text:p>73.0416</text:p>
          </table:table-cell>
          <table:table-cell office:value-type="float" office:value="90.4526" calcext:value-type="float">
            <text:p>90.452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62" calcext:value-type="float">
            <text:p>43.9462</text:p>
          </table:table-cell>
          <table:table-cell office:value-type="float" office:value="77.8362" calcext:value-type="float">
            <text:p>77.8362</text:p>
          </table:table-cell>
          <table:table-cell office:value-type="float" office:value="98.7051" calcext:value-type="float">
            <text:p>98.705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39" calcext:value-type="float">
            <text:p>40.6639</text:p>
          </table:table-cell>
          <table:table-cell office:value-type="float" office:value="71.1897" calcext:value-type="float">
            <text:p>71.1897</text:p>
          </table:table-cell>
          <table:table-cell office:value-type="float" office:value="91.2036" calcext:value-type="float">
            <text:p>91.203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112" calcext:value-type="float">
            <text:p>43.4112</text:p>
          </table:table-cell>
          <table:table-cell office:value-type="float" office:value="62.024" calcext:value-type="float">
            <text:p>62.024</text:p>
          </table:table-cell>
          <table:table-cell office:value-type="float" office:value="76.0791" calcext:value-type="float">
            <text:p>76.079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44" calcext:value-type="float">
            <text:p>51.9444</text:p>
          </table:table-cell>
          <table:table-cell office:value-type="float" office:value="59.2707" calcext:value-type="float">
            <text:p>59.2707</text:p>
          </table:table-cell>
          <table:table-cell office:value-type="float" office:value="71.1529" calcext:value-type="float">
            <text:p>71.152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39" calcext:value-type="float">
            <text:p>46.0439</text:p>
          </table:table-cell>
          <table:table-cell office:value-type="float" office:value="73.0397" calcext:value-type="float">
            <text:p>73.0397</text:p>
          </table:table-cell>
          <table:table-cell office:value-type="float" office:value="90.4499" calcext:value-type="float">
            <text:p>90.449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466" calcext:value-type="float">
            <text:p>43.9466</text:p>
          </table:table-cell>
          <table:table-cell office:value-type="float" office:value="77.8365" calcext:value-type="float">
            <text:p>77.8365</text:p>
          </table:table-cell>
          <table:table-cell office:value-type="float" office:value="98.7051" calcext:value-type="float">
            <text:p>98.705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91" calcext:value-type="float">
            <text:p>40.6591</text:p>
          </table:table-cell>
          <table:table-cell office:value-type="float" office:value="71.1822" calcext:value-type="float">
            <text:p>71.1822</text:p>
          </table:table-cell>
          <table:table-cell office:value-type="float" office:value="91.1949" calcext:value-type="float">
            <text:p>91.194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106" calcext:value-type="float">
            <text:p>43.4106</text:p>
          </table:table-cell>
          <table:table-cell office:value-type="float" office:value="62.023" calcext:value-type="float">
            <text:p>62.023</text:p>
          </table:table-cell>
          <table:table-cell office:value-type="float" office:value="76.0782" calcext:value-type="float">
            <text:p>76.078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34" calcext:value-type="float">
            <text:p>51.9434</text:p>
          </table:table-cell>
          <table:table-cell office:value-type="float" office:value="59.2721" calcext:value-type="float">
            <text:p>59.2721</text:p>
          </table:table-cell>
          <table:table-cell office:value-type="float" office:value="71.1567" calcext:value-type="float">
            <text:p>71.156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32" calcext:value-type="float">
            <text:p>46.0432</text:p>
          </table:table-cell>
          <table:table-cell office:value-type="float" office:value="73.0384" calcext:value-type="float">
            <text:p>73.0384</text:p>
          </table:table-cell>
          <table:table-cell office:value-type="float" office:value="90.4479" calcext:value-type="float">
            <text:p>90.447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68" calcext:value-type="float">
            <text:p>43.9468</text:p>
          </table:table-cell>
          <table:table-cell office:value-type="float" office:value="77.8368" calcext:value-type="float">
            <text:p>77.8368</text:p>
          </table:table-cell>
          <table:table-cell office:value-type="float" office:value="98.7054" calcext:value-type="float">
            <text:p>98.705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57" calcext:value-type="float">
            <text:p>40.6557</text:p>
          </table:table-cell>
          <table:table-cell office:value-type="float" office:value="71.177" calcext:value-type="float">
            <text:p>71.177</text:p>
          </table:table-cell>
          <table:table-cell office:value-type="float" office:value="91.1892" calcext:value-type="float">
            <text:p>91.189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7" calcext:value-type="float">
            <text:p>43.407</text:p>
          </table:table-cell>
          <table:table-cell office:value-type="float" office:value="62.0165" calcext:value-type="float">
            <text:p>62.0165</text:p>
          </table:table-cell>
          <table:table-cell office:value-type="float" office:value="76.0707" calcext:value-type="float">
            <text:p>76.070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13" calcext:value-type="float">
            <text:p>51.9413</text:p>
          </table:table-cell>
          <table:table-cell office:value-type="float" office:value="59.2719" calcext:value-type="float">
            <text:p>59.2719</text:p>
          </table:table-cell>
          <table:table-cell office:value-type="float" office:value="71.1603" calcext:value-type="float">
            <text:p>71.160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33" calcext:value-type="float">
            <text:p>46.0433</text:p>
          </table:table-cell>
          <table:table-cell office:value-type="float" office:value="73.0384" calcext:value-type="float">
            <text:p>73.0384</text:p>
          </table:table-cell>
          <table:table-cell office:value-type="float" office:value="90.4478" calcext:value-type="float">
            <text:p>90.447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75" calcext:value-type="float">
            <text:p>43.9475</text:p>
          </table:table-cell>
          <table:table-cell office:value-type="float" office:value="77.8377" calcext:value-type="float">
            <text:p>77.8377</text:p>
          </table:table-cell>
          <table:table-cell office:value-type="float" office:value="98.7063" calcext:value-type="float">
            <text:p>98.706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3" calcext:value-type="float">
            <text:p>40.653</text:p>
          </table:table-cell>
          <table:table-cell office:value-type="float" office:value="71.1731" calcext:value-type="float">
            <text:p>71.1731</text:p>
          </table:table-cell>
          <table:table-cell office:value-type="float" office:value="91.1852" calcext:value-type="float">
            <text:p>91.185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53" calcext:value-type="float">
            <text:p>43.4053</text:p>
          </table:table-cell>
          <table:table-cell office:value-type="float" office:value="62.0136" calcext:value-type="float">
            <text:p>62.0136</text:p>
          </table:table-cell>
          <table:table-cell office:value-type="float" office:value="76.0677" calcext:value-type="float">
            <text:p>76.067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02" calcext:value-type="float">
            <text:p>51.9402</text:p>
          </table:table-cell>
          <table:table-cell office:value-type="float" office:value="59.2739" calcext:value-type="float">
            <text:p>59.2739</text:p>
          </table:table-cell>
          <table:table-cell office:value-type="float" office:value="71.1671" calcext:value-type="float">
            <text:p>71.167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36" calcext:value-type="float">
            <text:p>46.0436</text:p>
          </table:table-cell>
          <table:table-cell office:value-type="float" office:value="73.0388" calcext:value-type="float">
            <text:p>73.0388</text:p>
          </table:table-cell>
          <table:table-cell office:value-type="float" office:value="90.448" calcext:value-type="float">
            <text:p>90.44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83" calcext:value-type="float">
            <text:p>43.9483</text:p>
          </table:table-cell>
          <table:table-cell office:value-type="float" office:value="77.839" calcext:value-type="float">
            <text:p>77.839</text:p>
          </table:table-cell>
          <table:table-cell office:value-type="float" office:value="98.7076" calcext:value-type="float">
            <text:p>98.707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2" calcext:value-type="float">
            <text:p>40.652</text:p>
          </table:table-cell>
          <table:table-cell office:value-type="float" office:value="71.1715" calcext:value-type="float">
            <text:p>71.1715</text:p>
          </table:table-cell>
          <table:table-cell office:value-type="float" office:value="91.1834" calcext:value-type="float">
            <text:p>91.183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46" calcext:value-type="float">
            <text:p>43.4046</text:p>
          </table:table-cell>
          <table:table-cell office:value-type="float" office:value="62.0124" calcext:value-type="float">
            <text:p>62.0124</text:p>
          </table:table-cell>
          <table:table-cell office:value-type="float" office:value="76.0664" calcext:value-type="float">
            <text:p>76.066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389" calcext:value-type="float">
            <text:p>51.9389</text:p>
          </table:table-cell>
          <table:table-cell office:value-type="float" office:value="59.2762" calcext:value-type="float">
            <text:p>59.2762</text:p>
          </table:table-cell>
          <table:table-cell office:value-type="float" office:value="71.1737" calcext:value-type="float">
            <text:p>71.173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49" calcext:value-type="float">
            <text:p>46.0449</text:p>
          </table:table-cell>
          <table:table-cell office:value-type="float" office:value="73.0407" calcext:value-type="float">
            <text:p>73.0407</text:p>
          </table:table-cell>
          <table:table-cell office:value-type="float" office:value="90.45" calcext:value-type="float">
            <text:p>90.45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487" calcext:value-type="float">
            <text:p>43.9487</text:p>
          </table:table-cell>
          <table:table-cell office:value-type="float" office:value="77.8395" calcext:value-type="float">
            <text:p>77.8395</text:p>
          </table:table-cell>
          <table:table-cell office:value-type="float" office:value="98.7081" calcext:value-type="float">
            <text:p>98.708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9" calcext:value-type="float">
            <text:p>40.649</text:p>
          </table:table-cell>
          <table:table-cell office:value-type="float" office:value="71.1667" calcext:value-type="float">
            <text:p>71.1667</text:p>
          </table:table-cell>
          <table:table-cell office:value-type="float" office:value="91.1776" calcext:value-type="float">
            <text:p>91.177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45" calcext:value-type="float">
            <text:p>43.4045</text:p>
          </table:table-cell>
          <table:table-cell office:value-type="float" office:value="62.0123" calcext:value-type="float">
            <text:p>62.0123</text:p>
          </table:table-cell>
          <table:table-cell office:value-type="float" office:value="76.0665" calcext:value-type="float">
            <text:p>76.066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16" calcext:value-type="float">
            <text:p>51.9416</text:p>
          </table:table-cell>
          <table:table-cell office:value-type="float" office:value="59.2915" calcext:value-type="float">
            <text:p>59.2915</text:p>
          </table:table-cell>
          <table:table-cell office:value-type="float" office:value="71.2013" calcext:value-type="float">
            <text:p>71.201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57" calcext:value-type="float">
            <text:p>46.0457</text:p>
          </table:table-cell>
          <table:table-cell office:value-type="float" office:value="73.042" calcext:value-type="float">
            <text:p>73.042</text:p>
          </table:table-cell>
          <table:table-cell office:value-type="float" office:value="90.4514" calcext:value-type="float">
            <text:p>90.451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88" calcext:value-type="float">
            <text:p>43.9488</text:p>
          </table:table-cell>
          <table:table-cell office:value-type="float" office:value="77.8395" calcext:value-type="float">
            <text:p>77.8395</text:p>
          </table:table-cell>
          <table:table-cell office:value-type="float" office:value="98.7082" calcext:value-type="float">
            <text:p>98.708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71.1666" calcext:value-type="float">
            <text:p>71.1666</text:p>
          </table:table-cell>
          <table:table-cell office:value-type="float" office:value="91.1779" calcext:value-type="float">
            <text:p>91.17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34" calcext:value-type="float">
            <text:p>43.4034</text:p>
          </table:table-cell>
          <table:table-cell office:value-type="float" office:value="62.0104" calcext:value-type="float">
            <text:p>62.0104</text:p>
          </table:table-cell>
          <table:table-cell office:value-type="float" office:value="76.0644" calcext:value-type="float">
            <text:p>76.064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7" calcext:value-type="float">
            <text:p>51.947</text:p>
          </table:table-cell>
          <table:table-cell office:value-type="float" office:value="59.3137" calcext:value-type="float">
            <text:p>59.3137</text:p>
          </table:table-cell>
          <table:table-cell office:value-type="float" office:value="71.2347" calcext:value-type="float">
            <text:p>71.234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63" calcext:value-type="float">
            <text:p>46.0463</text:p>
          </table:table-cell>
          <table:table-cell office:value-type="float" office:value="73.0429" calcext:value-type="float">
            <text:p>73.0429</text:p>
          </table:table-cell>
          <table:table-cell office:value-type="float" office:value="90.4523" calcext:value-type="float">
            <text:p>90.452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88" calcext:value-type="float">
            <text:p>43.9488</text:p>
          </table:table-cell>
          <table:table-cell office:value-type="float" office:value="77.8395" calcext:value-type="float">
            <text:p>77.8395</text:p>
          </table:table-cell>
          <table:table-cell office:value-type="float" office:value="98.7081" calcext:value-type="float">
            <text:p>98.708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78" calcext:value-type="float">
            <text:p>40.6478</text:p>
          </table:table-cell>
          <table:table-cell office:value-type="float" office:value="71.1654" calcext:value-type="float">
            <text:p>71.1654</text:p>
          </table:table-cell>
          <table:table-cell office:value-type="float" office:value="91.1768" calcext:value-type="float">
            <text:p>91.176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32" calcext:value-type="float">
            <text:p>43.4032</text:p>
          </table:table-cell>
          <table:table-cell office:value-type="float" office:value="62.01" calcext:value-type="float">
            <text:p>62.01</text:p>
          </table:table-cell>
          <table:table-cell office:value-type="float" office:value="76.064" calcext:value-type="float">
            <text:p>76.06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85" calcext:value-type="float">
            <text:p>51.9485</text:p>
          </table:table-cell>
          <table:table-cell office:value-type="float" office:value="59.322" calcext:value-type="float">
            <text:p>59.322</text:p>
          </table:table-cell>
          <table:table-cell office:value-type="float" office:value="71.2472" calcext:value-type="float">
            <text:p>71.247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66" calcext:value-type="float">
            <text:p>46.0466</text:p>
          </table:table-cell>
          <table:table-cell office:value-type="float" office:value="73.0434" calcext:value-type="float">
            <text:p>73.0434</text:p>
          </table:table-cell>
          <table:table-cell office:value-type="float" office:value="90.453" calcext:value-type="float">
            <text:p>90.45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88" calcext:value-type="float">
            <text:p>43.9488</text:p>
          </table:table-cell>
          <table:table-cell office:value-type="float" office:value="77.8394" calcext:value-type="float">
            <text:p>77.8394</text:p>
          </table:table-cell>
          <table:table-cell office:value-type="float" office:value="98.7078" calcext:value-type="float">
            <text:p>98.707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69" calcext:value-type="float">
            <text:p>40.6469</text:p>
          </table:table-cell>
          <table:table-cell office:value-type="float" office:value="71.1641" calcext:value-type="float">
            <text:p>71.1641</text:p>
          </table:table-cell>
          <table:table-cell office:value-type="float" office:value="91.1756" calcext:value-type="float">
            <text:p>91.175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31" calcext:value-type="float">
            <text:p>43.4031</text:p>
          </table:table-cell>
          <table:table-cell office:value-type="float" office:value="62.01" calcext:value-type="float">
            <text:p>62.01</text:p>
          </table:table-cell>
          <table:table-cell office:value-type="float" office:value="76.064" calcext:value-type="float">
            <text:p>76.06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542" calcext:value-type="float">
            <text:p>51.9542</text:p>
          </table:table-cell>
          <table:table-cell office:value-type="float" office:value="59.3405" calcext:value-type="float">
            <text:p>59.3405</text:p>
          </table:table-cell>
          <table:table-cell office:value-type="float" office:value="71.2713" calcext:value-type="float">
            <text:p>71.271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75" calcext:value-type="float">
            <text:p>46.0475</text:p>
          </table:table-cell>
          <table:table-cell office:value-type="float" office:value="73.045" calcext:value-type="float">
            <text:p>73.045</text:p>
          </table:table-cell>
          <table:table-cell office:value-type="float" office:value="90.4549" calcext:value-type="float">
            <text:p>90.454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73" calcext:value-type="float">
            <text:p>43.9473</text:p>
          </table:table-cell>
          <table:table-cell office:value-type="float" office:value="77.837" calcext:value-type="float">
            <text:p>77.837</text:p>
          </table:table-cell>
          <table:table-cell office:value-type="float" office:value="98.7046" calcext:value-type="float">
            <text:p>98.704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55" calcext:value-type="float">
            <text:p>40.6455</text:p>
          </table:table-cell>
          <table:table-cell office:value-type="float" office:value="71.162" calcext:value-type="float">
            <text:p>71.162</text:p>
          </table:table-cell>
          <table:table-cell office:value-type="float" office:value="91.1733" calcext:value-type="float">
            <text:p>91.173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" calcext:value-type="float">
            <text:p>43.4</text:p>
          </table:table-cell>
          <table:table-cell office:value-type="float" office:value="62.0044" calcext:value-type="float">
            <text:p>62.0044</text:p>
          </table:table-cell>
          <table:table-cell office:value-type="float" office:value="76.0574" calcext:value-type="float">
            <text:p>76.057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564" calcext:value-type="float">
            <text:p>51.9564</text:p>
          </table:table-cell>
          <table:table-cell office:value-type="float" office:value="59.3489" calcext:value-type="float">
            <text:p>59.3489</text:p>
          </table:table-cell>
          <table:table-cell office:value-type="float" office:value="71.2824" calcext:value-type="float">
            <text:p>71.282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87" calcext:value-type="float">
            <text:p>46.0487</text:p>
          </table:table-cell>
          <table:table-cell office:value-type="float" office:value="73.0471" calcext:value-type="float">
            <text:p>73.0471</text:p>
          </table:table-cell>
          <table:table-cell office:value-type="float" office:value="90.4575" calcext:value-type="float">
            <text:p>90.457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57" calcext:value-type="float">
            <text:p>43.9457</text:p>
          </table:table-cell>
          <table:table-cell office:value-type="float" office:value="77.8343" calcext:value-type="float">
            <text:p>77.8343</text:p>
          </table:table-cell>
          <table:table-cell office:value-type="float" office:value="98.7012" calcext:value-type="float">
            <text:p>98.701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33" calcext:value-type="float">
            <text:p>40.6433</text:p>
          </table:table-cell>
          <table:table-cell office:value-type="float" office:value="71.1587" calcext:value-type="float">
            <text:p>71.1587</text:p>
          </table:table-cell>
          <table:table-cell office:value-type="float" office:value="91.1695" calcext:value-type="float">
            <text:p>91.169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54" calcext:value-type="float">
            <text:p>43.3954</text:p>
          </table:table-cell>
          <table:table-cell office:value-type="float" office:value="61.996" calcext:value-type="float">
            <text:p>61.996</text:p>
          </table:table-cell>
          <table:table-cell office:value-type="float" office:value="76.0477" calcext:value-type="float">
            <text:p>76.047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574" calcext:value-type="float">
            <text:p>51.9574</text:p>
          </table:table-cell>
          <table:table-cell office:value-type="float" office:value="59.3546" calcext:value-type="float">
            <text:p>59.3546</text:p>
          </table:table-cell>
          <table:table-cell office:value-type="float" office:value="71.291" calcext:value-type="float">
            <text:p>71.29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" calcext:value-type="float">
            <text:p>46.05</text:p>
          </table:table-cell>
          <table:table-cell office:value-type="float" office:value="73.0491" calcext:value-type="float">
            <text:p>73.0491</text:p>
          </table:table-cell>
          <table:table-cell office:value-type="float" office:value="90.4599" calcext:value-type="float">
            <text:p>90.459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47" calcext:value-type="float">
            <text:p>43.9447</text:p>
          </table:table-cell>
          <table:table-cell office:value-type="float" office:value="77.8327" calcext:value-type="float">
            <text:p>77.8327</text:p>
          </table:table-cell>
          <table:table-cell office:value-type="float" office:value="98.6991" calcext:value-type="float">
            <text:p>98.699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01" calcext:value-type="float">
            <text:p>40.6401</text:p>
          </table:table-cell>
          <table:table-cell office:value-type="float" office:value="71.1537" calcext:value-type="float">
            <text:p>71.1537</text:p>
          </table:table-cell>
          <table:table-cell office:value-type="float" office:value="91.164" calcext:value-type="float">
            <text:p>91.16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53" calcext:value-type="float">
            <text:p>43.3953</text:p>
          </table:table-cell>
          <table:table-cell office:value-type="float" office:value="61.9959" calcext:value-type="float">
            <text:p>61.9959</text:p>
          </table:table-cell>
          <table:table-cell office:value-type="float" office:value="76.0475" calcext:value-type="float">
            <text:p>76.047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563" calcext:value-type="float">
            <text:p>51.9563</text:p>
          </table:table-cell>
          <table:table-cell office:value-type="float" office:value="59.3537" calcext:value-type="float">
            <text:p>59.3537</text:p>
          </table:table-cell>
          <table:table-cell office:value-type="float" office:value="71.2911" calcext:value-type="float">
            <text:p>71.291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01" calcext:value-type="float">
            <text:p>46.0501</text:p>
          </table:table-cell>
          <table:table-cell office:value-type="float" office:value="73.0493" calcext:value-type="float">
            <text:p>73.0493</text:p>
          </table:table-cell>
          <table:table-cell office:value-type="float" office:value="90.4602" calcext:value-type="float">
            <text:p>90.460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26" calcext:value-type="float">
            <text:p>43.9426</text:p>
          </table:table-cell>
          <table:table-cell office:value-type="float" office:value="77.8291" calcext:value-type="float">
            <text:p>77.8291</text:p>
          </table:table-cell>
          <table:table-cell office:value-type="float" office:value="98.6945" calcext:value-type="float">
            <text:p>98.694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71.147" calcext:value-type="float">
            <text:p>71.147</text:p>
          </table:table-cell>
          <table:table-cell office:value-type="float" office:value="91.1567" calcext:value-type="float">
            <text:p>91.156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31" calcext:value-type="float">
            <text:p>43.3931</text:p>
          </table:table-cell>
          <table:table-cell office:value-type="float" office:value="61.9917" calcext:value-type="float">
            <text:p>61.9917</text:p>
          </table:table-cell>
          <table:table-cell office:value-type="float" office:value="76.0424" calcext:value-type="float">
            <text:p>76.042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537" calcext:value-type="float">
            <text:p>51.9537</text:p>
          </table:table-cell>
          <table:table-cell office:value-type="float" office:value="59.351" calcext:value-type="float">
            <text:p>59.351</text:p>
          </table:table-cell>
          <table:table-cell office:value-type="float" office:value="71.2915" calcext:value-type="float">
            <text:p>71.291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03" calcext:value-type="float">
            <text:p>46.0503</text:p>
          </table:table-cell>
          <table:table-cell office:value-type="float" office:value="73.0496" calcext:value-type="float">
            <text:p>73.0496</text:p>
          </table:table-cell>
          <table:table-cell office:value-type="float" office:value="90.4606" calcext:value-type="float">
            <text:p>90.460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06" calcext:value-type="float">
            <text:p>43.9406</text:p>
          </table:table-cell>
          <table:table-cell office:value-type="float" office:value="77.8251" calcext:value-type="float">
            <text:p>77.8251</text:p>
          </table:table-cell>
          <table:table-cell office:value-type="float" office:value="98.6879" calcext:value-type="float">
            <text:p>98.687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95" calcext:value-type="float">
            <text:p>40.6295</text:p>
          </table:table-cell>
          <table:table-cell office:value-type="float" office:value="71.1372" calcext:value-type="float">
            <text:p>71.1372</text:p>
          </table:table-cell>
          <table:table-cell office:value-type="float" office:value="91.1449" calcext:value-type="float">
            <text:p>91.144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14" calcext:value-type="float">
            <text:p>43.3914</text:p>
          </table:table-cell>
          <table:table-cell office:value-type="float" office:value="61.9885" calcext:value-type="float">
            <text:p>61.9885</text:p>
          </table:table-cell>
          <table:table-cell office:value-type="float" office:value="76.0384" calcext:value-type="float">
            <text:p>76.03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484" calcext:value-type="float">
            <text:p>51.9484</text:p>
          </table:table-cell>
          <table:table-cell office:value-type="float" office:value="59.3426" calcext:value-type="float">
            <text:p>59.3426</text:p>
          </table:table-cell>
          <table:table-cell office:value-type="float" office:value="71.2867" calcext:value-type="float">
            <text:p>71.286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07" calcext:value-type="float">
            <text:p>46.0507</text:p>
          </table:table-cell>
          <table:table-cell office:value-type="float" office:value="73.0504" calcext:value-type="float">
            <text:p>73.0504</text:p>
          </table:table-cell>
          <table:table-cell office:value-type="float" office:value="90.4615" calcext:value-type="float">
            <text:p>90.461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98" calcext:value-type="float">
            <text:p>43.9398</text:p>
          </table:table-cell>
          <table:table-cell office:value-type="float" office:value="77.8233" calcext:value-type="float">
            <text:p>77.8233</text:p>
          </table:table-cell>
          <table:table-cell office:value-type="float" office:value="98.6849" calcext:value-type="float">
            <text:p>98.684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95" calcext:value-type="float">
            <text:p>40.6295</text:p>
          </table:table-cell>
          <table:table-cell office:value-type="float" office:value="71.1372" calcext:value-type="float">
            <text:p>71.1372</text:p>
          </table:table-cell>
          <table:table-cell office:value-type="float" office:value="91.145" calcext:value-type="float">
            <text:p>91.14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11" calcext:value-type="float">
            <text:p>43.3911</text:p>
          </table:table-cell>
          <table:table-cell office:value-type="float" office:value="61.9881" calcext:value-type="float">
            <text:p>61.9881</text:p>
          </table:table-cell>
          <table:table-cell office:value-type="float" office:value="76.038" calcext:value-type="float">
            <text:p>76.03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374" calcext:value-type="float">
            <text:p>51.9374</text:p>
          </table:table-cell>
          <table:table-cell office:value-type="float" office:value="59.3234" calcext:value-type="float">
            <text:p>59.3234</text:p>
          </table:table-cell>
          <table:table-cell office:value-type="float" office:value="71.2724" calcext:value-type="float">
            <text:p>71.272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1" calcext:value-type="float">
            <text:p>46.051</text:p>
          </table:table-cell>
          <table:table-cell office:value-type="float" office:value="73.0505" calcext:value-type="float">
            <text:p>73.0505</text:p>
          </table:table-cell>
          <table:table-cell office:value-type="float" office:value="90.4611" calcext:value-type="float">
            <text:p>90.4611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391" calcext:value-type="float">
            <text:p>43.9391</text:p>
          </table:table-cell>
          <table:table-cell office:value-type="float" office:value="77.8219" calcext:value-type="float">
            <text:p>77.8219</text:p>
          </table:table-cell>
          <table:table-cell office:value-type="float" office:value="98.6828" calcext:value-type="float">
            <text:p>98.68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96" calcext:value-type="float">
            <text:p>40.6296</text:p>
          </table:table-cell>
          <table:table-cell office:value-type="float" office:value="71.1375" calcext:value-type="float">
            <text:p>71.1375</text:p>
          </table:table-cell>
          <table:table-cell office:value-type="float" office:value="91.1454" calcext:value-type="float">
            <text:p>91.145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09" calcext:value-type="float">
            <text:p>43.3909</text:p>
          </table:table-cell>
          <table:table-cell office:value-type="float" office:value="61.9878" calcext:value-type="float">
            <text:p>61.9878</text:p>
          </table:table-cell>
          <table:table-cell office:value-type="float" office:value="76.0378" calcext:value-type="float">
            <text:p>76.037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212" calcext:value-type="float">
            <text:p>51.9212</text:p>
          </table:table-cell>
          <table:table-cell office:value-type="float" office:value="59.2953" calcext:value-type="float">
            <text:p>59.2953</text:p>
          </table:table-cell>
          <table:table-cell office:value-type="float" office:value="71.252" calcext:value-type="float">
            <text:p>71.25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13" calcext:value-type="float">
            <text:p>46.0513</text:p>
          </table:table-cell>
          <table:table-cell office:value-type="float" office:value="73.0509" calcext:value-type="float">
            <text:p>73.0509</text:p>
          </table:table-cell>
          <table:table-cell office:value-type="float" office:value="90.4614" calcext:value-type="float">
            <text:p>90.461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89" calcext:value-type="float">
            <text:p>43.9389</text:p>
          </table:table-cell>
          <table:table-cell office:value-type="float" office:value="77.8212" calcext:value-type="float">
            <text:p>77.8212</text:p>
          </table:table-cell>
          <table:table-cell office:value-type="float" office:value="98.6816" calcext:value-type="float">
            <text:p>98.681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" calcext:value-type="float">
            <text:p>40.63</text:p>
          </table:table-cell>
          <table:table-cell office:value-type="float" office:value="71.1382" calcext:value-type="float">
            <text:p>71.1382</text:p>
          </table:table-cell>
          <table:table-cell office:value-type="float" office:value="91.1463" calcext:value-type="float">
            <text:p>91.146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01" calcext:value-type="float">
            <text:p>43.3901</text:p>
          </table:table-cell>
          <table:table-cell office:value-type="float" office:value="61.9866" calcext:value-type="float">
            <text:p>61.9866</text:p>
          </table:table-cell>
          <table:table-cell office:value-type="float" office:value="76.0368" calcext:value-type="float">
            <text:p>76.036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152" calcext:value-type="float">
            <text:p>51.9152</text:p>
          </table:table-cell>
          <table:table-cell office:value-type="float" office:value="59.2858" calcext:value-type="float">
            <text:p>59.2858</text:p>
          </table:table-cell>
          <table:table-cell office:value-type="float" office:value="71.2479" calcext:value-type="float">
            <text:p>71.247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12" calcext:value-type="float">
            <text:p>46.0512</text:p>
          </table:table-cell>
          <table:table-cell office:value-type="float" office:value="73.0507" calcext:value-type="float">
            <text:p>73.0507</text:p>
          </table:table-cell>
          <table:table-cell office:value-type="float" office:value="90.4612" calcext:value-type="float">
            <text:p>90.461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82" calcext:value-type="float">
            <text:p>43.9382</text:p>
          </table:table-cell>
          <table:table-cell office:value-type="float" office:value="77.8199" calcext:value-type="float">
            <text:p>77.8199</text:p>
          </table:table-cell>
          <table:table-cell office:value-type="float" office:value="98.6793" calcext:value-type="float">
            <text:p>98.679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18" calcext:value-type="float">
            <text:p>40.6318</text:p>
          </table:table-cell>
          <table:table-cell office:value-type="float" office:value="71.1411" calcext:value-type="float">
            <text:p>71.1411</text:p>
          </table:table-cell>
          <table:table-cell office:value-type="float" office:value="91.1499" calcext:value-type="float">
            <text:p>91.149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82" calcext:value-type="float">
            <text:p>43.3882</text:p>
          </table:table-cell>
          <table:table-cell office:value-type="float" office:value="61.9835" calcext:value-type="float">
            <text:p>61.9835</text:p>
          </table:table-cell>
          <table:table-cell office:value-type="float" office:value="76.0341" calcext:value-type="float">
            <text:p>76.034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9077" calcext:value-type="float">
            <text:p>51.9077</text:p>
          </table:table-cell>
          <table:table-cell office:value-type="float" office:value="59.2725" calcext:value-type="float">
            <text:p>59.2725</text:p>
          </table:table-cell>
          <table:table-cell office:value-type="float" office:value="71.2407" calcext:value-type="float">
            <text:p>71.240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11" calcext:value-type="float">
            <text:p>46.0511</text:p>
          </table:table-cell>
          <table:table-cell office:value-type="float" office:value="73.0505" calcext:value-type="float">
            <text:p>73.0505</text:p>
          </table:table-cell>
          <table:table-cell office:value-type="float" office:value="90.4607" calcext:value-type="float">
            <text:p>90.460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73" calcext:value-type="float">
            <text:p>43.9373</text:p>
          </table:table-cell>
          <table:table-cell office:value-type="float" office:value="77.8182" calcext:value-type="float">
            <text:p>77.8182</text:p>
          </table:table-cell>
          <table:table-cell office:value-type="float" office:value="98.6769" calcext:value-type="float">
            <text:p>98.676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24" calcext:value-type="float">
            <text:p>40.6324</text:p>
          </table:table-cell>
          <table:table-cell office:value-type="float" office:value="71.142" calcext:value-type="float">
            <text:p>71.142</text:p>
          </table:table-cell>
          <table:table-cell office:value-type="float" office:value="91.1508" calcext:value-type="float">
            <text:p>91.150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73" calcext:value-type="float">
            <text:p>43.3873</text:p>
          </table:table-cell>
          <table:table-cell office:value-type="float" office:value="61.982" calcext:value-type="float">
            <text:p>61.982</text:p>
          </table:table-cell>
          <table:table-cell office:value-type="float" office:value="76.0327" calcext:value-type="float">
            <text:p>76.032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969" calcext:value-type="float">
            <text:p>51.8969</text:p>
          </table:table-cell>
          <table:table-cell office:value-type="float" office:value="59.2538" calcext:value-type="float">
            <text:p>59.2538</text:p>
          </table:table-cell>
          <table:table-cell office:value-type="float" office:value="71.2284" calcext:value-type="float">
            <text:p>71.228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17" calcext:value-type="float">
            <text:p>46.0517</text:p>
          </table:table-cell>
          <table:table-cell office:value-type="float" office:value="73.0513" calcext:value-type="float">
            <text:p>73.0513</text:p>
          </table:table-cell>
          <table:table-cell office:value-type="float" office:value="90.4613" calcext:value-type="float">
            <text:p>90.461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66" calcext:value-type="float">
            <text:p>43.9366</text:p>
          </table:table-cell>
          <table:table-cell office:value-type="float" office:value="77.8169" calcext:value-type="float">
            <text:p>77.8169</text:p>
          </table:table-cell>
          <table:table-cell office:value-type="float" office:value="98.675" calcext:value-type="float">
            <text:p>98.67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2" calcext:value-type="float">
            <text:p>40.632</text:p>
          </table:table-cell>
          <table:table-cell office:value-type="float" office:value="71.1413" calcext:value-type="float">
            <text:p>71.1413</text:p>
          </table:table-cell>
          <table:table-cell office:value-type="float" office:value="91.1502" calcext:value-type="float">
            <text:p>91.150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72" calcext:value-type="float">
            <text:p>43.3872</text:p>
          </table:table-cell>
          <table:table-cell office:value-type="float" office:value="61.9818" calcext:value-type="float">
            <text:p>61.9818</text:p>
          </table:table-cell>
          <table:table-cell office:value-type="float" office:value="76.0326" calcext:value-type="float">
            <text:p>76.032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757" calcext:value-type="float">
            <text:p>51.8757</text:p>
          </table:table-cell>
          <table:table-cell office:value-type="float" office:value="59.2127" calcext:value-type="float">
            <text:p>59.2127</text:p>
          </table:table-cell>
          <table:table-cell office:value-type="float" office:value="71.1898" calcext:value-type="float">
            <text:p>71.189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01" calcext:value-type="float">
            <text:p>46.0501</text:p>
          </table:table-cell>
          <table:table-cell office:value-type="float" office:value="73.0484" calcext:value-type="float">
            <text:p>73.0484</text:p>
          </table:table-cell>
          <table:table-cell office:value-type="float" office:value="90.4577" calcext:value-type="float">
            <text:p>90.457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58" calcext:value-type="float">
            <text:p>43.9358</text:p>
          </table:table-cell>
          <table:table-cell office:value-type="float" office:value="77.8156" calcext:value-type="float">
            <text:p>77.8156</text:p>
          </table:table-cell>
          <table:table-cell office:value-type="float" office:value="98.6732" calcext:value-type="float">
            <text:p>98.673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18" calcext:value-type="float">
            <text:p>40.6318</text:p>
          </table:table-cell>
          <table:table-cell office:value-type="float" office:value="71.1411" calcext:value-type="float">
            <text:p>71.1411</text:p>
          </table:table-cell>
          <table:table-cell office:value-type="float" office:value="91.15" calcext:value-type="float">
            <text:p>91.1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74" calcext:value-type="float">
            <text:p>43.3874</text:p>
          </table:table-cell>
          <table:table-cell office:value-type="float" office:value="61.9824" calcext:value-type="float">
            <text:p>61.9824</text:p>
          </table:table-cell>
          <table:table-cell office:value-type="float" office:value="76.0336" calcext:value-type="float">
            <text:p>76.033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261" calcext:value-type="float">
            <text:p>51.8261</text:p>
          </table:table-cell>
          <table:table-cell office:value-type="float" office:value="59.1058" calcext:value-type="float">
            <text:p>59.1058</text:p>
          </table:table-cell>
          <table:table-cell office:value-type="float" office:value="71.0698" calcext:value-type="float">
            <text:p>71.069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07" calcext:value-type="float">
            <text:p>46.0507</text:p>
          </table:table-cell>
          <table:table-cell office:value-type="float" office:value="73.0491" calcext:value-type="float">
            <text:p>73.0491</text:p>
          </table:table-cell>
          <table:table-cell office:value-type="float" office:value="90.4578" calcext:value-type="float">
            <text:p>90.457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56" calcext:value-type="float">
            <text:p>43.9356</text:p>
          </table:table-cell>
          <table:table-cell office:value-type="float" office:value="77.815" calcext:value-type="float">
            <text:p>77.815</text:p>
          </table:table-cell>
          <table:table-cell office:value-type="float" office:value="98.6721" calcext:value-type="float">
            <text:p>98.672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308" calcext:value-type="float">
            <text:p>40.6308</text:p>
          </table:table-cell>
          <table:table-cell office:value-type="float" office:value="71.1395" calcext:value-type="float">
            <text:p>71.1395</text:p>
          </table:table-cell>
          <table:table-cell office:value-type="float" office:value="91.1481" calcext:value-type="float">
            <text:p>91.148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82" calcext:value-type="float">
            <text:p>43.3882</text:p>
          </table:table-cell>
          <table:table-cell office:value-type="float" office:value="61.9841" calcext:value-type="float">
            <text:p>61.9841</text:p>
          </table:table-cell>
          <table:table-cell office:value-type="float" office:value="76.036" calcext:value-type="float">
            <text:p>76.03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909" calcext:value-type="float">
            <text:p>51.7909</text:p>
          </table:table-cell>
          <table:table-cell office:value-type="float" office:value="59.0327" calcext:value-type="float">
            <text:p>59.0327</text:p>
          </table:table-cell>
          <table:table-cell office:value-type="float" office:value="70.9906" calcext:value-type="float">
            <text:p>70.990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14" calcext:value-type="float">
            <text:p>46.0514</text:p>
          </table:table-cell>
          <table:table-cell office:value-type="float" office:value="73.0501" calcext:value-type="float">
            <text:p>73.0501</text:p>
          </table:table-cell>
          <table:table-cell office:value-type="float" office:value="90.4585" calcext:value-type="float">
            <text:p>90.458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54" calcext:value-type="float">
            <text:p>43.9354</text:p>
          </table:table-cell>
          <table:table-cell office:value-type="float" office:value="77.8144" calcext:value-type="float">
            <text:p>77.8144</text:p>
          </table:table-cell>
          <table:table-cell office:value-type="float" office:value="98.671" calcext:value-type="float">
            <text:p>98.67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93" calcext:value-type="float">
            <text:p>40.6293</text:p>
          </table:table-cell>
          <table:table-cell office:value-type="float" office:value="71.1368" calcext:value-type="float">
            <text:p>71.1368</text:p>
          </table:table-cell>
          <table:table-cell office:value-type="float" office:value="91.1446" calcext:value-type="float">
            <text:p>91.144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93" calcext:value-type="float">
            <text:p>43.3893</text:p>
          </table:table-cell>
          <table:table-cell office:value-type="float" office:value="61.9863" calcext:value-type="float">
            <text:p>61.9863</text:p>
          </table:table-cell>
          <table:table-cell office:value-type="float" office:value="76.0391" calcext:value-type="float">
            <text:p>76.039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686" calcext:value-type="float">
            <text:p>51.7686</text:p>
          </table:table-cell>
          <table:table-cell office:value-type="float" office:value="58.9868" calcext:value-type="float">
            <text:p>58.9868</text:p>
          </table:table-cell>
          <table:table-cell office:value-type="float" office:value="70.9447" calcext:value-type="float">
            <text:p>70.944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33" calcext:value-type="float">
            <text:p>46.0533</text:p>
          </table:table-cell>
          <table:table-cell office:value-type="float" office:value="73.0527" calcext:value-type="float">
            <text:p>73.0527</text:p>
          </table:table-cell>
          <table:table-cell office:value-type="float" office:value="90.4608" calcext:value-type="float">
            <text:p>90.460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53" calcext:value-type="float">
            <text:p>43.9353</text:p>
          </table:table-cell>
          <table:table-cell office:value-type="float" office:value="77.8142" calcext:value-type="float">
            <text:p>77.8142</text:p>
          </table:table-cell>
          <table:table-cell office:value-type="float" office:value="98.6706" calcext:value-type="float">
            <text:p>98.670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65" calcext:value-type="float">
            <text:p>40.6265</text:p>
          </table:table-cell>
          <table:table-cell office:value-type="float" office:value="71.1324" calcext:value-type="float">
            <text:p>71.1324</text:p>
          </table:table-cell>
          <table:table-cell office:value-type="float" office:value="91.1395" calcext:value-type="float">
            <text:p>91.139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08" calcext:value-type="float">
            <text:p>43.3908</text:p>
          </table:table-cell>
          <table:table-cell office:value-type="float" office:value="61.9893" calcext:value-type="float">
            <text:p>61.9893</text:p>
          </table:table-cell>
          <table:table-cell office:value-type="float" office:value="76.0434" calcext:value-type="float">
            <text:p>76.043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614" calcext:value-type="float">
            <text:p>51.7614</text:p>
          </table:table-cell>
          <table:table-cell office:value-type="float" office:value="58.9734" calcext:value-type="float">
            <text:p>58.9734</text:p>
          </table:table-cell>
          <table:table-cell office:value-type="float" office:value="70.9342" calcext:value-type="float">
            <text:p>70.934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37" calcext:value-type="float">
            <text:p>46.0537</text:p>
          </table:table-cell>
          <table:table-cell office:value-type="float" office:value="73.053" calcext:value-type="float">
            <text:p>73.053</text:p>
          </table:table-cell>
          <table:table-cell office:value-type="float" office:value="90.4604" calcext:value-type="float">
            <text:p>90.460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51" calcext:value-type="float">
            <text:p>43.9351</text:p>
          </table:table-cell>
          <table:table-cell office:value-type="float" office:value="77.8139" calcext:value-type="float">
            <text:p>77.8139</text:p>
          </table:table-cell>
          <table:table-cell office:value-type="float" office:value="98.6702" calcext:value-type="float">
            <text:p>98.670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34" calcext:value-type="float">
            <text:p>40.6234</text:p>
          </table:table-cell>
          <table:table-cell office:value-type="float" office:value="71.1277" calcext:value-type="float">
            <text:p>71.1277</text:p>
          </table:table-cell>
          <table:table-cell office:value-type="float" office:value="91.1343" calcext:value-type="float">
            <text:p>91.134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06" calcext:value-type="float">
            <text:p>43.3906</text:p>
          </table:table-cell>
          <table:table-cell office:value-type="float" office:value="61.9892" calcext:value-type="float">
            <text:p>61.9892</text:p>
          </table:table-cell>
          <table:table-cell office:value-type="float" office:value="76.0437" calcext:value-type="float">
            <text:p>76.043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602" calcext:value-type="float">
            <text:p>51.7602</text:p>
          </table:table-cell>
          <table:table-cell office:value-type="float" office:value="58.9722" calcext:value-type="float">
            <text:p>58.9722</text:p>
          </table:table-cell>
          <table:table-cell office:value-type="float" office:value="70.9343" calcext:value-type="float">
            <text:p>70.934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27" calcext:value-type="float">
            <text:p>46.0527</text:p>
          </table:table-cell>
          <table:table-cell office:value-type="float" office:value="73.0511" calcext:value-type="float">
            <text:p>73.0511</text:p>
          </table:table-cell>
          <table:table-cell office:value-type="float" office:value="90.4576" calcext:value-type="float">
            <text:p>90.457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44" calcext:value-type="float">
            <text:p>43.9344</text:p>
          </table:table-cell>
          <table:table-cell office:value-type="float" office:value="77.8127" calcext:value-type="float">
            <text:p>77.8127</text:p>
          </table:table-cell>
          <table:table-cell office:value-type="float" office:value="98.6689" calcext:value-type="float">
            <text:p>98.668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02" calcext:value-type="float">
            <text:p>40.6202</text:p>
          </table:table-cell>
          <table:table-cell office:value-type="float" office:value="71.123" calcext:value-type="float">
            <text:p>71.123</text:p>
          </table:table-cell>
          <table:table-cell office:value-type="float" office:value="91.1294" calcext:value-type="float">
            <text:p>91.129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07" calcext:value-type="float">
            <text:p>43.3907</text:p>
          </table:table-cell>
          <table:table-cell office:value-type="float" office:value="61.9899" calcext:value-type="float">
            <text:p>61.9899</text:p>
          </table:table-cell>
          <table:table-cell office:value-type="float" office:value="76.0454" calcext:value-type="float">
            <text:p>76.045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499" calcext:value-type="float">
            <text:p>51.7499</text:p>
          </table:table-cell>
          <table:table-cell office:value-type="float" office:value="58.9507" calcext:value-type="float">
            <text:p>58.9507</text:p>
          </table:table-cell>
          <table:table-cell office:value-type="float" office:value="70.9097" calcext:value-type="float">
            <text:p>70.909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27" calcext:value-type="float">
            <text:p>46.0527</text:p>
          </table:table-cell>
          <table:table-cell office:value-type="float" office:value="73.0509" calcext:value-type="float">
            <text:p>73.0509</text:p>
          </table:table-cell>
          <table:table-cell office:value-type="float" office:value="90.4572" calcext:value-type="float">
            <text:p>90.457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41" calcext:value-type="float">
            <text:p>43.9341</text:p>
          </table:table-cell>
          <table:table-cell office:value-type="float" office:value="77.8121" calcext:value-type="float">
            <text:p>77.8121</text:p>
          </table:table-cell>
          <table:table-cell office:value-type="float" office:value="98.6678" calcext:value-type="float">
            <text:p>98.667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165" calcext:value-type="float">
            <text:p>40.6165</text:p>
          </table:table-cell>
          <table:table-cell office:value-type="float" office:value="71.1177" calcext:value-type="float">
            <text:p>71.1177</text:p>
          </table:table-cell>
          <table:table-cell office:value-type="float" office:value="91.124" calcext:value-type="float">
            <text:p>91.12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06" calcext:value-type="float">
            <text:p>43.3906</text:p>
          </table:table-cell>
          <table:table-cell office:value-type="float" office:value="61.9898" calcext:value-type="float">
            <text:p>61.9898</text:p>
          </table:table-cell>
          <table:table-cell office:value-type="float" office:value="76.0459" calcext:value-type="float">
            <text:p>76.045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356" calcext:value-type="float">
            <text:p>51.7356</text:p>
          </table:table-cell>
          <table:table-cell office:value-type="float" office:value="58.9205" calcext:value-type="float">
            <text:p>58.9205</text:p>
          </table:table-cell>
          <table:table-cell office:value-type="float" office:value="70.8738" calcext:value-type="float">
            <text:p>70.873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26" calcext:value-type="float">
            <text:p>46.0526</text:p>
          </table:table-cell>
          <table:table-cell office:value-type="float" office:value="73.0508" calcext:value-type="float">
            <text:p>73.0508</text:p>
          </table:table-cell>
          <table:table-cell office:value-type="float" office:value="90.4568" calcext:value-type="float">
            <text:p>90.456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39" calcext:value-type="float">
            <text:p>43.9339</text:p>
          </table:table-cell>
          <table:table-cell office:value-type="float" office:value="77.8115" calcext:value-type="float">
            <text:p>77.8115</text:p>
          </table:table-cell>
          <table:table-cell office:value-type="float" office:value="98.6667" calcext:value-type="float">
            <text:p>98.666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162" calcext:value-type="float">
            <text:p>40.6162</text:p>
          </table:table-cell>
          <table:table-cell office:value-type="float" office:value="71.1174" calcext:value-type="float">
            <text:p>71.1174</text:p>
          </table:table-cell>
          <table:table-cell office:value-type="float" office:value="91.1239" calcext:value-type="float">
            <text:p>91.123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1" calcext:value-type="float">
            <text:p>43.391</text:p>
          </table:table-cell>
          <table:table-cell office:value-type="float" office:value="61.991" calcext:value-type="float">
            <text:p>61.991</text:p>
          </table:table-cell>
          <table:table-cell office:value-type="float" office:value="76.0482" calcext:value-type="float">
            <text:p>76.048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185" calcext:value-type="float">
            <text:p>51.7185</text:p>
          </table:table-cell>
          <table:table-cell office:value-type="float" office:value="58.8842" calcext:value-type="float">
            <text:p>58.8842</text:p>
          </table:table-cell>
          <table:table-cell office:value-type="float" office:value="70.8347" calcext:value-type="float">
            <text:p>70.834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21" calcext:value-type="float">
            <text:p>46.0521</text:p>
          </table:table-cell>
          <table:table-cell office:value-type="float" office:value="73.0499" calcext:value-type="float">
            <text:p>73.0499</text:p>
          </table:table-cell>
          <table:table-cell office:value-type="float" office:value="90.4557" calcext:value-type="float">
            <text:p>90.455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77.8104" calcext:value-type="float">
            <text:p>77.8104</text:p>
          </table:table-cell>
          <table:table-cell office:value-type="float" office:value="98.6648" calcext:value-type="float">
            <text:p>98.664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164" calcext:value-type="float">
            <text:p>40.6164</text:p>
          </table:table-cell>
          <table:table-cell office:value-type="float" office:value="71.1178" calcext:value-type="float">
            <text:p>71.1178</text:p>
          </table:table-cell>
          <table:table-cell office:value-type="float" office:value="91.1246" calcext:value-type="float">
            <text:p>91.124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29" calcext:value-type="float">
            <text:p>43.3929</text:p>
          </table:table-cell>
          <table:table-cell office:value-type="float" office:value="61.9952" calcext:value-type="float">
            <text:p>61.9952</text:p>
          </table:table-cell>
          <table:table-cell office:value-type="float" office:value="76.0545" calcext:value-type="float">
            <text:p>76.054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976" calcext:value-type="float">
            <text:p>51.6976</text:p>
          </table:table-cell>
          <table:table-cell office:value-type="float" office:value="58.8354" calcext:value-type="float">
            <text:p>58.8354</text:p>
          </table:table-cell>
          <table:table-cell office:value-type="float" office:value="70.7757" calcext:value-type="float">
            <text:p>70.775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18" calcext:value-type="float">
            <text:p>46.0518</text:p>
          </table:table-cell>
          <table:table-cell office:value-type="float" office:value="73.0493" calcext:value-type="float">
            <text:p>73.0493</text:p>
          </table:table-cell>
          <table:table-cell office:value-type="float" office:value="90.4551" calcext:value-type="float">
            <text:p>90.455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31" calcext:value-type="float">
            <text:p>43.9331</text:p>
          </table:table-cell>
          <table:table-cell office:value-type="float" office:value="77.8095" calcext:value-type="float">
            <text:p>77.8095</text:p>
          </table:table-cell>
          <table:table-cell office:value-type="float" office:value="98.6632" calcext:value-type="float">
            <text:p>98.663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173" calcext:value-type="float">
            <text:p>40.6173</text:p>
          </table:table-cell>
          <table:table-cell office:value-type="float" office:value="71.1192" calcext:value-type="float">
            <text:p>71.1192</text:p>
          </table:table-cell>
          <table:table-cell office:value-type="float" office:value="91.1264" calcext:value-type="float">
            <text:p>91.126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47" calcext:value-type="float">
            <text:p>43.3947</text:p>
          </table:table-cell>
          <table:table-cell office:value-type="float" office:value="61.999" calcext:value-type="float">
            <text:p>61.999</text:p>
          </table:table-cell>
          <table:table-cell office:value-type="float" office:value="76.0601" calcext:value-type="float">
            <text:p>76.060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773" calcext:value-type="float">
            <text:p>51.6773</text:p>
          </table:table-cell>
          <table:table-cell office:value-type="float" office:value="58.7892" calcext:value-type="float">
            <text:p>58.7892</text:p>
          </table:table-cell>
          <table:table-cell office:value-type="float" office:value="70.7221" calcext:value-type="float">
            <text:p>70.722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08" calcext:value-type="float">
            <text:p>46.0508</text:p>
          </table:table-cell>
          <table:table-cell office:value-type="float" office:value="73.0475" calcext:value-type="float">
            <text:p>73.0475</text:p>
          </table:table-cell>
          <table:table-cell office:value-type="float" office:value="90.4528" calcext:value-type="float">
            <text:p>90.452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27" calcext:value-type="float">
            <text:p>43.9327</text:p>
          </table:table-cell>
          <table:table-cell office:value-type="float" office:value="77.8088" calcext:value-type="float">
            <text:p>77.8088</text:p>
          </table:table-cell>
          <table:table-cell office:value-type="float" office:value="98.6621" calcext:value-type="float">
            <text:p>98.662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175" calcext:value-type="float">
            <text:p>40.6175</text:p>
          </table:table-cell>
          <table:table-cell office:value-type="float" office:value="71.1196" calcext:value-type="float">
            <text:p>71.1196</text:p>
          </table:table-cell>
          <table:table-cell office:value-type="float" office:value="91.1269" calcext:value-type="float">
            <text:p>91.126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61" calcext:value-type="float">
            <text:p>43.3961</text:p>
          </table:table-cell>
          <table:table-cell office:value-type="float" office:value="62.0021" calcext:value-type="float">
            <text:p>62.0021</text:p>
          </table:table-cell>
          <table:table-cell office:value-type="float" office:value="76.0647" calcext:value-type="float">
            <text:p>76.064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286" calcext:value-type="float">
            <text:p>51.6286</text:p>
          </table:table-cell>
          <table:table-cell office:value-type="float" office:value="58.6707" calcext:value-type="float">
            <text:p>58.6707</text:p>
          </table:table-cell>
          <table:table-cell office:value-type="float" office:value="70.5733" calcext:value-type="float">
            <text:p>70.573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71" calcext:value-type="float">
            <text:p>46.0471</text:p>
          </table:table-cell>
          <table:table-cell office:value-type="float" office:value="73.0412" calcext:value-type="float">
            <text:p>73.0412</text:p>
          </table:table-cell>
          <table:table-cell office:value-type="float" office:value="90.4449" calcext:value-type="float">
            <text:p>90.444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22" calcext:value-type="float">
            <text:p>43.9322</text:p>
          </table:table-cell>
          <table:table-cell office:value-type="float" office:value="77.808" calcext:value-type="float">
            <text:p>77.808</text:p>
          </table:table-cell>
          <table:table-cell office:value-type="float" office:value="98.6613" calcext:value-type="float">
            <text:p>98.661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145" calcext:value-type="float">
            <text:p>40.6145</text:p>
          </table:table-cell>
          <table:table-cell office:value-type="float" office:value="71.1152" calcext:value-type="float">
            <text:p>71.1152</text:p>
          </table:table-cell>
          <table:table-cell office:value-type="float" office:value="91.1223" calcext:value-type="float">
            <text:p>91.122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91" calcext:value-type="float">
            <text:p>43.3991</text:p>
          </table:table-cell>
          <table:table-cell office:value-type="float" office:value="62.008" calcext:value-type="float">
            <text:p>62.008</text:p>
          </table:table-cell>
          <table:table-cell office:value-type="float" office:value="76.0729" calcext:value-type="float">
            <text:p>76.072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192" calcext:value-type="float">
            <text:p>51.6192</text:p>
          </table:table-cell>
          <table:table-cell office:value-type="float" office:value="58.6475" calcext:value-type="float">
            <text:p>58.6475</text:p>
          </table:table-cell>
          <table:table-cell office:value-type="float" office:value="70.5449" calcext:value-type="float">
            <text:p>70.544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63" calcext:value-type="float">
            <text:p>46.0463</text:p>
          </table:table-cell>
          <table:table-cell office:value-type="float" office:value="73.0397" calcext:value-type="float">
            <text:p>73.0397</text:p>
          </table:table-cell>
          <table:table-cell office:value-type="float" office:value="90.443" calcext:value-type="float">
            <text:p>90.44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21" calcext:value-type="float">
            <text:p>43.9321</text:p>
          </table:table-cell>
          <table:table-cell office:value-type="float" office:value="77.8079" calcext:value-type="float">
            <text:p>77.8079</text:p>
          </table:table-cell>
          <table:table-cell office:value-type="float" office:value="98.661" calcext:value-type="float">
            <text:p>98.66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139" calcext:value-type="float">
            <text:p>40.6139</text:p>
          </table:table-cell>
          <table:table-cell office:value-type="float" office:value="71.1143" calcext:value-type="float">
            <text:p>71.1143</text:p>
          </table:table-cell>
          <table:table-cell office:value-type="float" office:value="91.1213" calcext:value-type="float">
            <text:p>91.121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18" calcext:value-type="float">
            <text:p>43.4018</text:p>
          </table:table-cell>
          <table:table-cell office:value-type="float" office:value="62.0133" calcext:value-type="float">
            <text:p>62.0133</text:p>
          </table:table-cell>
          <table:table-cell office:value-type="float" office:value="76.0797" calcext:value-type="float">
            <text:p>76.079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115" calcext:value-type="float">
            <text:p>51.6115</text:p>
          </table:table-cell>
          <table:table-cell office:value-type="float" office:value="58.6277" calcext:value-type="float">
            <text:p>58.6277</text:p>
          </table:table-cell>
          <table:table-cell office:value-type="float" office:value="70.522" calcext:value-type="float">
            <text:p>70.52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47" calcext:value-type="float">
            <text:p>46.0447</text:p>
          </table:table-cell>
          <table:table-cell office:value-type="float" office:value="73.0369" calcext:value-type="float">
            <text:p>73.0369</text:p>
          </table:table-cell>
          <table:table-cell office:value-type="float" office:value="90.4395" calcext:value-type="float">
            <text:p>90.4395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32" calcext:value-type="float">
            <text:p>43.932</text:p>
          </table:table-cell>
          <table:table-cell office:value-type="float" office:value="77.8078" calcext:value-type="float">
            <text:p>77.8078</text:p>
          </table:table-cell>
          <table:table-cell office:value-type="float" office:value="98.661" calcext:value-type="float">
            <text:p>98.66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09" calcext:value-type="float">
            <text:p>40.609</text:p>
          </table:table-cell>
          <table:table-cell office:value-type="float" office:value="71.107" calcext:value-type="float">
            <text:p>71.107</text:p>
          </table:table-cell>
          <table:table-cell office:value-type="float" office:value="91.1136" calcext:value-type="float">
            <text:p>91.113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62" calcext:value-type="float">
            <text:p>43.4062</text:p>
          </table:table-cell>
          <table:table-cell office:value-type="float" office:value="62.0215" calcext:value-type="float">
            <text:p>62.0215</text:p>
          </table:table-cell>
          <table:table-cell office:value-type="float" office:value="76.0902" calcext:value-type="float">
            <text:p>76.090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58.614" calcext:value-type="float">
            <text:p>58.614</text:p>
          </table:table-cell>
          <table:table-cell office:value-type="float" office:value="70.5084" calcext:value-type="float">
            <text:p>70.508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28" calcext:value-type="float">
            <text:p>46.0428</text:p>
          </table:table-cell>
          <table:table-cell office:value-type="float" office:value="73.0337" calcext:value-type="float">
            <text:p>73.0337</text:p>
          </table:table-cell>
          <table:table-cell office:value-type="float" office:value="90.4358" calcext:value-type="float">
            <text:p>90.435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19" calcext:value-type="float">
            <text:p>43.9319</text:p>
          </table:table-cell>
          <table:table-cell office:value-type="float" office:value="77.8076" calcext:value-type="float">
            <text:p>77.8076</text:p>
          </table:table-cell>
          <table:table-cell office:value-type="float" office:value="98.6609" calcext:value-type="float">
            <text:p>98.660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06" calcext:value-type="float">
            <text:p>40.606</text:p>
          </table:table-cell>
          <table:table-cell office:value-type="float" office:value="71.1027" calcext:value-type="float">
            <text:p>71.1027</text:p>
          </table:table-cell>
          <table:table-cell office:value-type="float" office:value="91.1093" calcext:value-type="float">
            <text:p>91.109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6" calcext:value-type="float">
            <text:p>43.406</text:p>
          </table:table-cell>
          <table:table-cell office:value-type="float" office:value="62.0215" calcext:value-type="float">
            <text:p>62.0215</text:p>
          </table:table-cell>
          <table:table-cell office:value-type="float" office:value="76.0907" calcext:value-type="float">
            <text:p>76.090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036" calcext:value-type="float">
            <text:p>51.6036</text:p>
          </table:table-cell>
          <table:table-cell office:value-type="float" office:value="58.6089" calcext:value-type="float">
            <text:p>58.6089</text:p>
          </table:table-cell>
          <table:table-cell office:value-type="float" office:value="70.5051" calcext:value-type="float">
            <text:p>70.505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95" calcext:value-type="float">
            <text:p>46.0395</text:p>
          </table:table-cell>
          <table:table-cell office:value-type="float" office:value="73.0283" calcext:value-type="float">
            <text:p>73.0283</text:p>
          </table:table-cell>
          <table:table-cell office:value-type="float" office:value="90.4295" calcext:value-type="float">
            <text:p>90.429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16" calcext:value-type="float">
            <text:p>43.9316</text:p>
          </table:table-cell>
          <table:table-cell office:value-type="float" office:value="77.8074" calcext:value-type="float">
            <text:p>77.8074</text:p>
          </table:table-cell>
          <table:table-cell office:value-type="float" office:value="98.6609" calcext:value-type="float">
            <text:p>98.660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013" calcext:value-type="float">
            <text:p>40.6013</text:p>
          </table:table-cell>
          <table:table-cell office:value-type="float" office:value="71.096" calcext:value-type="float">
            <text:p>71.096</text:p>
          </table:table-cell>
          <table:table-cell office:value-type="float" office:value="91.1026" calcext:value-type="float">
            <text:p>91.102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65" calcext:value-type="float">
            <text:p>43.4065</text:p>
          </table:table-cell>
          <table:table-cell office:value-type="float" office:value="62.0227" calcext:value-type="float">
            <text:p>62.0227</text:p>
          </table:table-cell>
          <table:table-cell office:value-type="float" office:value="76.0928" calcext:value-type="float">
            <text:p>76.092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013" calcext:value-type="float">
            <text:p>51.6013</text:p>
          </table:table-cell>
          <table:table-cell office:value-type="float" office:value="58.6043" calcext:value-type="float">
            <text:p>58.6043</text:p>
          </table:table-cell>
          <table:table-cell office:value-type="float" office:value="70.5035" calcext:value-type="float">
            <text:p>70.503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76" calcext:value-type="float">
            <text:p>46.0376</text:p>
          </table:table-cell>
          <table:table-cell office:value-type="float" office:value="73.0252" calcext:value-type="float">
            <text:p>73.0252</text:p>
          </table:table-cell>
          <table:table-cell office:value-type="float" office:value="90.426" calcext:value-type="float">
            <text:p>90.42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14" calcext:value-type="float">
            <text:p>43.9314</text:p>
          </table:table-cell>
          <table:table-cell office:value-type="float" office:value="77.8072" calcext:value-type="float">
            <text:p>77.8072</text:p>
          </table:table-cell>
          <table:table-cell office:value-type="float" office:value="98.6609" calcext:value-type="float">
            <text:p>98.660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78" calcext:value-type="float">
            <text:p>40.5978</text:p>
          </table:table-cell>
          <table:table-cell office:value-type="float" office:value="71.091" calcext:value-type="float">
            <text:p>71.091</text:p>
          </table:table-cell>
          <table:table-cell office:value-type="float" office:value="91.0977" calcext:value-type="float">
            <text:p>91.097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53" calcext:value-type="float">
            <text:p>43.4053</text:p>
          </table:table-cell>
          <table:table-cell office:value-type="float" office:value="62.0208" calcext:value-type="float">
            <text:p>62.0208</text:p>
          </table:table-cell>
          <table:table-cell office:value-type="float" office:value="76.0913" calcext:value-type="float">
            <text:p>76.091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976" calcext:value-type="float">
            <text:p>51.5976</text:p>
          </table:table-cell>
          <table:table-cell office:value-type="float" office:value="58.5971" calcext:value-type="float">
            <text:p>58.5971</text:p>
          </table:table-cell>
          <table:table-cell office:value-type="float" office:value="70.5003" calcext:value-type="float">
            <text:p>70.500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58" calcext:value-type="float">
            <text:p>46.0358</text:p>
          </table:table-cell>
          <table:table-cell office:value-type="float" office:value="73.0223" calcext:value-type="float">
            <text:p>73.0223</text:p>
          </table:table-cell>
          <table:table-cell office:value-type="float" office:value="90.423" calcext:value-type="float">
            <text:p>90.42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11" calcext:value-type="float">
            <text:p>43.9311</text:p>
          </table:table-cell>
          <table:table-cell office:value-type="float" office:value="77.807" calcext:value-type="float">
            <text:p>77.807</text:p>
          </table:table-cell>
          <table:table-cell office:value-type="float" office:value="98.6611" calcext:value-type="float">
            <text:p>98.661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71" calcext:value-type="float">
            <text:p>40.5971</text:p>
          </table:table-cell>
          <table:table-cell office:value-type="float" office:value="71.0902" calcext:value-type="float">
            <text:p>71.0902</text:p>
          </table:table-cell>
          <table:table-cell office:value-type="float" office:value="91.0973" calcext:value-type="float">
            <text:p>91.097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47" calcext:value-type="float">
            <text:p>43.4047</text:p>
          </table:table-cell>
          <table:table-cell office:value-type="float" office:value="62.0204" calcext:value-type="float">
            <text:p>62.0204</text:p>
          </table:table-cell>
          <table:table-cell office:value-type="float" office:value="76.092" calcext:value-type="float">
            <text:p>76.09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948" calcext:value-type="float">
            <text:p>51.5948</text:p>
          </table:table-cell>
          <table:table-cell office:value-type="float" office:value="58.5932" calcext:value-type="float">
            <text:p>58.5932</text:p>
          </table:table-cell>
          <table:table-cell office:value-type="float" office:value="70.5096" calcext:value-type="float">
            <text:p>70.509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37" calcext:value-type="float">
            <text:p>46.0337</text:p>
          </table:table-cell>
          <table:table-cell office:value-type="float" office:value="73.0191" calcext:value-type="float">
            <text:p>73.0191</text:p>
          </table:table-cell>
          <table:table-cell office:value-type="float" office:value="90.4196" calcext:value-type="float">
            <text:p>90.419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09" calcext:value-type="float">
            <text:p>43.9309</text:p>
          </table:table-cell>
          <table:table-cell office:value-type="float" office:value="77.8068" calcext:value-type="float">
            <text:p>77.8068</text:p>
          </table:table-cell>
          <table:table-cell office:value-type="float" office:value="98.6614" calcext:value-type="float">
            <text:p>98.661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43" calcext:value-type="float">
            <text:p>40.5943</text:p>
          </table:table-cell>
          <table:table-cell office:value-type="float" office:value="71.0865" calcext:value-type="float">
            <text:p>71.0865</text:p>
          </table:table-cell>
          <table:table-cell office:value-type="float" office:value="91.094" calcext:value-type="float">
            <text:p>91.09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4" calcext:value-type="float">
            <text:p>43.404</text:p>
          </table:table-cell>
          <table:table-cell office:value-type="float" office:value="62.0196" calcext:value-type="float">
            <text:p>62.0196</text:p>
          </table:table-cell>
          <table:table-cell office:value-type="float" office:value="76.0922" calcext:value-type="float">
            <text:p>76.092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918" calcext:value-type="float">
            <text:p>51.5918</text:p>
          </table:table-cell>
          <table:table-cell office:value-type="float" office:value="58.5868" calcext:value-type="float">
            <text:p>58.5868</text:p>
          </table:table-cell>
          <table:table-cell office:value-type="float" office:value="70.5103" calcext:value-type="float">
            <text:p>70.510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15" calcext:value-type="float">
            <text:p>46.0315</text:p>
          </table:table-cell>
          <table:table-cell office:value-type="float" office:value="73.0157" calcext:value-type="float">
            <text:p>73.0157</text:p>
          </table:table-cell>
          <table:table-cell office:value-type="float" office:value="90.4162" calcext:value-type="float">
            <text:p>90.416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06" calcext:value-type="float">
            <text:p>43.9306</text:p>
          </table:table-cell>
          <table:table-cell office:value-type="float" office:value="77.8068" calcext:value-type="float">
            <text:p>77.8068</text:p>
          </table:table-cell>
          <table:table-cell office:value-type="float" office:value="98.6621" calcext:value-type="float">
            <text:p>98.662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36" calcext:value-type="float">
            <text:p>40.5936</text:p>
          </table:table-cell>
          <table:table-cell office:value-type="float" office:value="71.0856" calcext:value-type="float">
            <text:p>71.0856</text:p>
          </table:table-cell>
          <table:table-cell office:value-type="float" office:value="91.0934" calcext:value-type="float">
            <text:p>91.093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34" calcext:value-type="float">
            <text:p>43.4034</text:p>
          </table:table-cell>
          <table:table-cell office:value-type="float" office:value="62.019" calcext:value-type="float">
            <text:p>62.019</text:p>
          </table:table-cell>
          <table:table-cell office:value-type="float" office:value="76.0926" calcext:value-type="float">
            <text:p>76.092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871" calcext:value-type="float">
            <text:p>51.5871</text:p>
          </table:table-cell>
          <table:table-cell office:value-type="float" office:value="58.5757" calcext:value-type="float">
            <text:p>58.5757</text:p>
          </table:table-cell>
          <table:table-cell office:value-type="float" office:value="70.5016" calcext:value-type="float">
            <text:p>70.501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91" calcext:value-type="float">
            <text:p>46.0291</text:p>
          </table:table-cell>
          <table:table-cell office:value-type="float" office:value="73.0119" calcext:value-type="float">
            <text:p>73.0119</text:p>
          </table:table-cell>
          <table:table-cell office:value-type="float" office:value="90.4122" calcext:value-type="float">
            <text:p>90.412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02" calcext:value-type="float">
            <text:p>43.9302</text:p>
          </table:table-cell>
          <table:table-cell office:value-type="float" office:value="77.8065" calcext:value-type="float">
            <text:p>77.8065</text:p>
          </table:table-cell>
          <table:table-cell office:value-type="float" office:value="98.6624" calcext:value-type="float">
            <text:p>98.662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48" calcext:value-type="float">
            <text:p>40.5948</text:p>
          </table:table-cell>
          <table:table-cell office:value-type="float" office:value="71.088" calcext:value-type="float">
            <text:p>71.088</text:p>
          </table:table-cell>
          <table:table-cell office:value-type="float" office:value="91.097" calcext:value-type="float">
            <text:p>91.09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4017" calcext:value-type="float">
            <text:p>43.4017</text:p>
          </table:table-cell>
          <table:table-cell office:value-type="float" office:value="62.0167" calcext:value-type="float">
            <text:p>62.0167</text:p>
          </table:table-cell>
          <table:table-cell office:value-type="float" office:value="76.0912" calcext:value-type="float">
            <text:p>76.091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826" calcext:value-type="float">
            <text:p>51.5826</text:p>
          </table:table-cell>
          <table:table-cell office:value-type="float" office:value="58.5659" calcext:value-type="float">
            <text:p>58.5659</text:p>
          </table:table-cell>
          <table:table-cell office:value-type="float" office:value="70.4927" calcext:value-type="float">
            <text:p>70.492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71" calcext:value-type="float">
            <text:p>46.0271</text:p>
          </table:table-cell>
          <table:table-cell office:value-type="float" office:value="73.0088" calcext:value-type="float">
            <text:p>73.0088</text:p>
          </table:table-cell>
          <table:table-cell office:value-type="float" office:value="90.4088" calcext:value-type="float">
            <text:p>90.408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97" calcext:value-type="float">
            <text:p>43.9297</text:p>
          </table:table-cell>
          <table:table-cell office:value-type="float" office:value="77.8062" calcext:value-type="float">
            <text:p>77.8062</text:p>
          </table:table-cell>
          <table:table-cell office:value-type="float" office:value="98.6628" calcext:value-type="float">
            <text:p>98.662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65" calcext:value-type="float">
            <text:p>40.5965</text:p>
          </table:table-cell>
          <table:table-cell office:value-type="float" office:value="71.0913" calcext:value-type="float">
            <text:p>71.0913</text:p>
          </table:table-cell>
          <table:table-cell office:value-type="float" office:value="91.1019" calcext:value-type="float">
            <text:p>91.101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97" calcext:value-type="float">
            <text:p>43.3997</text:p>
          </table:table-cell>
          <table:table-cell office:value-type="float" office:value="62.0135" calcext:value-type="float">
            <text:p>62.0135</text:p>
          </table:table-cell>
          <table:table-cell office:value-type="float" office:value="76.0885" calcext:value-type="float">
            <text:p>76.088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815" calcext:value-type="float">
            <text:p>51.5815</text:p>
          </table:table-cell>
          <table:table-cell office:value-type="float" office:value="58.5649" calcext:value-type="float">
            <text:p>58.5649</text:p>
          </table:table-cell>
          <table:table-cell office:value-type="float" office:value="70.4984" calcext:value-type="float">
            <text:p>70.498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53" calcext:value-type="float">
            <text:p>46.0253</text:p>
          </table:table-cell>
          <table:table-cell office:value-type="float" office:value="73.006" calcext:value-type="float">
            <text:p>73.006</text:p>
          </table:table-cell>
          <table:table-cell office:value-type="float" office:value="90.406" calcext:value-type="float">
            <text:p>90.40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95" calcext:value-type="float">
            <text:p>43.9295</text:p>
          </table:table-cell>
          <table:table-cell office:value-type="float" office:value="77.8062" calcext:value-type="float">
            <text:p>77.8062</text:p>
          </table:table-cell>
          <table:table-cell office:value-type="float" office:value="98.6633" calcext:value-type="float">
            <text:p>98.663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024" calcext:value-type="float">
            <text:p>40.6024</text:p>
          </table:table-cell>
          <table:table-cell office:value-type="float" office:value="71.1018" calcext:value-type="float">
            <text:p>71.1018</text:p>
          </table:table-cell>
          <table:table-cell office:value-type="float" office:value="91.1163" calcext:value-type="float">
            <text:p>91.116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95" calcext:value-type="float">
            <text:p>43.3995</text:p>
          </table:table-cell>
          <table:table-cell office:value-type="float" office:value="62.0133" calcext:value-type="float">
            <text:p>62.0133</text:p>
          </table:table-cell>
          <table:table-cell office:value-type="float" office:value="76.0886" calcext:value-type="float">
            <text:p>76.088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797" calcext:value-type="float">
            <text:p>51.5797</text:p>
          </table:table-cell>
          <table:table-cell office:value-type="float" office:value="58.5634" calcext:value-type="float">
            <text:p>58.5634</text:p>
          </table:table-cell>
          <table:table-cell office:value-type="float" office:value="70.5046" calcext:value-type="float">
            <text:p>70.504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38" calcext:value-type="float">
            <text:p>46.0238</text:p>
          </table:table-cell>
          <table:table-cell office:value-type="float" office:value="73.0038" calcext:value-type="float">
            <text:p>73.0038</text:p>
          </table:table-cell>
          <table:table-cell office:value-type="float" office:value="90.4038" calcext:value-type="float">
            <text:p>90.403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93" calcext:value-type="float">
            <text:p>43.9293</text:p>
          </table:table-cell>
          <table:table-cell office:value-type="float" office:value="77.8061" calcext:value-type="float">
            <text:p>77.8061</text:p>
          </table:table-cell>
          <table:table-cell office:value-type="float" office:value="98.6636" calcext:value-type="float">
            <text:p>98.663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124" calcext:value-type="float">
            <text:p>40.6124</text:p>
          </table:table-cell>
          <table:table-cell office:value-type="float" office:value="71.1183" calcext:value-type="float">
            <text:p>71.1183</text:p>
          </table:table-cell>
          <table:table-cell office:value-type="float" office:value="91.1366" calcext:value-type="float">
            <text:p>91.136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85" calcext:value-type="float">
            <text:p>43.3985</text:p>
          </table:table-cell>
          <table:table-cell office:value-type="float" office:value="62.0117" calcext:value-type="float">
            <text:p>62.0117</text:p>
          </table:table-cell>
          <table:table-cell office:value-type="float" office:value="76.0873" calcext:value-type="float">
            <text:p>76.087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792" calcext:value-type="float">
            <text:p>51.5792</text:p>
          </table:table-cell>
          <table:table-cell office:value-type="float" office:value="58.57" calcext:value-type="float">
            <text:p>58.57</text:p>
          </table:table-cell>
          <table:table-cell office:value-type="float" office:value="70.5305" calcext:value-type="float">
            <text:p>70.530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33" calcext:value-type="float">
            <text:p>46.0233</text:p>
          </table:table-cell>
          <table:table-cell office:value-type="float" office:value="73.0029" calcext:value-type="float">
            <text:p>73.0029</text:p>
          </table:table-cell>
          <table:table-cell office:value-type="float" office:value="90.4029" calcext:value-type="float">
            <text:p>90.402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278" calcext:value-type="float">
            <text:p>43.9278</text:p>
          </table:table-cell>
          <table:table-cell office:value-type="float" office:value="77.8047" calcext:value-type="float">
            <text:p>77.8047</text:p>
          </table:table-cell>
          <table:table-cell office:value-type="float" office:value="98.6637" calcext:value-type="float">
            <text:p>98.663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" calcext:value-type="float">
            <text:p>40.62</text:p>
          </table:table-cell>
          <table:table-cell office:value-type="float" office:value="71.1308" calcext:value-type="float">
            <text:p>71.1308</text:p>
          </table:table-cell>
          <table:table-cell office:value-type="float" office:value="91.1519" calcext:value-type="float">
            <text:p>91.151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53" calcext:value-type="float">
            <text:p>43.3953</text:p>
          </table:table-cell>
          <table:table-cell office:value-type="float" office:value="62.0062" calcext:value-type="float">
            <text:p>62.0062</text:p>
          </table:table-cell>
          <table:table-cell office:value-type="float" office:value="76.0816" calcext:value-type="float">
            <text:p>76.081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798" calcext:value-type="float">
            <text:p>51.5798</text:p>
          </table:table-cell>
          <table:table-cell office:value-type="float" office:value="58.5741" calcext:value-type="float">
            <text:p>58.5741</text:p>
          </table:table-cell>
          <table:table-cell office:value-type="float" office:value="70.5434" calcext:value-type="float">
            <text:p>70.543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3" calcext:value-type="float">
            <text:p>46.023</text:p>
          </table:table-cell>
          <table:table-cell office:value-type="float" office:value="73.0025" calcext:value-type="float">
            <text:p>73.0025</text:p>
          </table:table-cell>
          <table:table-cell office:value-type="float" office:value="90.4023" calcext:value-type="float">
            <text:p>90.402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62" calcext:value-type="float">
            <text:p>43.9262</text:p>
          </table:table-cell>
          <table:table-cell office:value-type="float" office:value="77.8037" calcext:value-type="float">
            <text:p>77.8037</text:p>
          </table:table-cell>
          <table:table-cell office:value-type="float" office:value="98.6648" calcext:value-type="float">
            <text:p>98.664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285" calcext:value-type="float">
            <text:p>40.6285</text:p>
          </table:table-cell>
          <table:table-cell office:value-type="float" office:value="71.1456" calcext:value-type="float">
            <text:p>71.1456</text:p>
          </table:table-cell>
          <table:table-cell office:value-type="float" office:value="91.1713" calcext:value-type="float">
            <text:p>91.171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7" calcext:value-type="float">
            <text:p>43.387</text:p>
          </table:table-cell>
          <table:table-cell office:value-type="float" office:value="61.9915" calcext:value-type="float">
            <text:p>61.9915</text:p>
          </table:table-cell>
          <table:table-cell office:value-type="float" office:value="76.0648" calcext:value-type="float">
            <text:p>76.064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77" calcext:value-type="float">
            <text:p>51.577</text:p>
          </table:table-cell>
          <table:table-cell office:value-type="float" office:value="58.5792" calcext:value-type="float">
            <text:p>58.5792</text:p>
          </table:table-cell>
          <table:table-cell office:value-type="float" office:value="70.5728" calcext:value-type="float">
            <text:p>70.572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25" calcext:value-type="float">
            <text:p>46.0225</text:p>
          </table:table-cell>
          <table:table-cell office:value-type="float" office:value="73.0018" calcext:value-type="float">
            <text:p>73.0018</text:p>
          </table:table-cell>
          <table:table-cell office:value-type="float" office:value="90.4017" calcext:value-type="float">
            <text:p>90.401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59" calcext:value-type="float">
            <text:p>43.9259</text:p>
          </table:table-cell>
          <table:table-cell office:value-type="float" office:value="77.8035" calcext:value-type="float">
            <text:p>77.8035</text:p>
          </table:table-cell>
          <table:table-cell office:value-type="float" office:value="98.6649" calcext:value-type="float">
            <text:p>98.664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5" calcext:value-type="float">
            <text:p>40.645</text:p>
          </table:table-cell>
          <table:table-cell office:value-type="float" office:value="71.172" calcext:value-type="float">
            <text:p>71.172</text:p>
          </table:table-cell>
          <table:table-cell office:value-type="float" office:value="91.203" calcext:value-type="float">
            <text:p>91.20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35" calcext:value-type="float">
            <text:p>43.3835</text:p>
          </table:table-cell>
          <table:table-cell office:value-type="float" office:value="61.9854" calcext:value-type="float">
            <text:p>61.9854</text:p>
          </table:table-cell>
          <table:table-cell office:value-type="float" office:value="76.0584" calcext:value-type="float">
            <text:p>76.05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734" calcext:value-type="float">
            <text:p>51.5734</text:p>
          </table:table-cell>
          <table:table-cell office:value-type="float" office:value="58.5767" calcext:value-type="float">
            <text:p>58.5767</text:p>
          </table:table-cell>
          <table:table-cell office:value-type="float" office:value="70.5799" calcext:value-type="float">
            <text:p>70.579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11" calcext:value-type="float">
            <text:p>46.0211</text:p>
          </table:table-cell>
          <table:table-cell office:value-type="float" office:value="72.9996" calcext:value-type="float">
            <text:p>72.9996</text:p>
          </table:table-cell>
          <table:table-cell office:value-type="float" office:value="90.3992" calcext:value-type="float">
            <text:p>90.399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46" calcext:value-type="float">
            <text:p>43.9246</text:p>
          </table:table-cell>
          <table:table-cell office:value-type="float" office:value="77.8023" calcext:value-type="float">
            <text:p>77.8023</text:p>
          </table:table-cell>
          <table:table-cell office:value-type="float" office:value="98.6651" calcext:value-type="float">
            <text:p>98.665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2" calcext:value-type="float">
            <text:p>40.652</text:p>
          </table:table-cell>
          <table:table-cell office:value-type="float" office:value="71.1826" calcext:value-type="float">
            <text:p>71.1826</text:p>
          </table:table-cell>
          <table:table-cell office:value-type="float" office:value="91.2147" calcext:value-type="float">
            <text:p>91.214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791" calcext:value-type="float">
            <text:p>43.3791</text:p>
          </table:table-cell>
          <table:table-cell office:value-type="float" office:value="61.9779" calcext:value-type="float">
            <text:p>61.9779</text:p>
          </table:table-cell>
          <table:table-cell office:value-type="float" office:value="76.0504" calcext:value-type="float">
            <text:p>76.050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709" calcext:value-type="float">
            <text:p>51.5709</text:p>
          </table:table-cell>
          <table:table-cell office:value-type="float" office:value="58.5761" calcext:value-type="float">
            <text:p>58.5761</text:p>
          </table:table-cell>
          <table:table-cell office:value-type="float" office:value="70.5866" calcext:value-type="float">
            <text:p>70.586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04" calcext:value-type="float">
            <text:p>46.0204</text:p>
          </table:table-cell>
          <table:table-cell office:value-type="float" office:value="72.9984" calcext:value-type="float">
            <text:p>72.9984</text:p>
          </table:table-cell>
          <table:table-cell office:value-type="float" office:value="90.3978" calcext:value-type="float">
            <text:p>90.397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28" calcext:value-type="float">
            <text:p>43.9228</text:p>
          </table:table-cell>
          <table:table-cell office:value-type="float" office:value="77.8006" calcext:value-type="float">
            <text:p>77.8006</text:p>
          </table:table-cell>
          <table:table-cell office:value-type="float" office:value="98.6646" calcext:value-type="float">
            <text:p>98.664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66" calcext:value-type="float">
            <text:p>40.6466</text:p>
          </table:table-cell>
          <table:table-cell office:value-type="float" office:value="71.1743" calcext:value-type="float">
            <text:p>71.1743</text:p>
          </table:table-cell>
          <table:table-cell office:value-type="float" office:value="91.2052" calcext:value-type="float">
            <text:p>91.205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774" calcext:value-type="float">
            <text:p>43.3774</text:p>
          </table:table-cell>
          <table:table-cell office:value-type="float" office:value="61.975" calcext:value-type="float">
            <text:p>61.975</text:p>
          </table:table-cell>
          <table:table-cell office:value-type="float" office:value="76.0473" calcext:value-type="float">
            <text:p>76.047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694" calcext:value-type="float">
            <text:p>51.5694</text:p>
          </table:table-cell>
          <table:table-cell office:value-type="float" office:value="58.576" calcext:value-type="float">
            <text:p>58.576</text:p>
          </table:table-cell>
          <table:table-cell office:value-type="float" office:value="70.591" calcext:value-type="float">
            <text:p>70.59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197" calcext:value-type="float">
            <text:p>46.0197</text:p>
          </table:table-cell>
          <table:table-cell office:value-type="float" office:value="72.9973" calcext:value-type="float">
            <text:p>72.9973</text:p>
          </table:table-cell>
          <table:table-cell office:value-type="float" office:value="90.3969" calcext:value-type="float">
            <text:p>90.396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14" calcext:value-type="float">
            <text:p>43.9214</text:p>
          </table:table-cell>
          <table:table-cell office:value-type="float" office:value="77.7984" calcext:value-type="float">
            <text:p>77.7984</text:p>
          </table:table-cell>
          <table:table-cell office:value-type="float" office:value="98.6624" calcext:value-type="float">
            <text:p>98.662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62" calcext:value-type="float">
            <text:p>40.6462</text:p>
          </table:table-cell>
          <table:table-cell office:value-type="float" office:value="71.1737" calcext:value-type="float">
            <text:p>71.1737</text:p>
          </table:table-cell>
          <table:table-cell office:value-type="float" office:value="91.2047" calcext:value-type="float">
            <text:p>91.204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765" calcext:value-type="float">
            <text:p>43.3765</text:p>
          </table:table-cell>
          <table:table-cell office:value-type="float" office:value="61.9735" calcext:value-type="float">
            <text:p>61.9735</text:p>
          </table:table-cell>
          <table:table-cell office:value-type="float" office:value="76.0458" calcext:value-type="float">
            <text:p>76.045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649" calcext:value-type="float">
            <text:p>51.5649</text:p>
          </table:table-cell>
          <table:table-cell office:value-type="float" office:value="58.5705" calcext:value-type="float">
            <text:p>58.5705</text:p>
          </table:table-cell>
          <table:table-cell office:value-type="float" office:value="70.5895" calcext:value-type="float">
            <text:p>70.589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02" calcext:value-type="float">
            <text:p>46.0202</text:p>
          </table:table-cell>
          <table:table-cell office:value-type="float" office:value="72.9983" calcext:value-type="float">
            <text:p>72.9983</text:p>
          </table:table-cell>
          <table:table-cell office:value-type="float" office:value="90.3984" calcext:value-type="float">
            <text:p>90.398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04" calcext:value-type="float">
            <text:p>43.9204</text:p>
          </table:table-cell>
          <table:table-cell office:value-type="float" office:value="77.7969" calcext:value-type="float">
            <text:p>77.7969</text:p>
          </table:table-cell>
          <table:table-cell office:value-type="float" office:value="98.6603" calcext:value-type="float">
            <text:p>98.660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51" calcext:value-type="float">
            <text:p>40.6451</text:p>
          </table:table-cell>
          <table:table-cell office:value-type="float" office:value="71.1722" calcext:value-type="float">
            <text:p>71.1722</text:p>
          </table:table-cell>
          <table:table-cell office:value-type="float" office:value="91.2031" calcext:value-type="float">
            <text:p>91.203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761" calcext:value-type="float">
            <text:p>43.3761</text:p>
          </table:table-cell>
          <table:table-cell office:value-type="float" office:value="61.9729" calcext:value-type="float">
            <text:p>61.9729</text:p>
          </table:table-cell>
          <table:table-cell office:value-type="float" office:value="76.0454" calcext:value-type="float">
            <text:p>76.045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641" calcext:value-type="float">
            <text:p>51.5641</text:p>
          </table:table-cell>
          <table:table-cell office:value-type="float" office:value="58.5695" calcext:value-type="float">
            <text:p>58.5695</text:p>
          </table:table-cell>
          <table:table-cell office:value-type="float" office:value="70.5894" calcext:value-type="float">
            <text:p>70.589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14" calcext:value-type="float">
            <text:p>46.0214</text:p>
          </table:table-cell>
          <table:table-cell office:value-type="float" office:value="73.0006" calcext:value-type="float">
            <text:p>73.0006</text:p>
          </table:table-cell>
          <table:table-cell office:value-type="float" office:value="90.4013" calcext:value-type="float">
            <text:p>90.4013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98" calcext:value-type="float">
            <text:p>43.9198</text:p>
          </table:table-cell>
          <table:table-cell office:value-type="float" office:value="77.7959" calcext:value-type="float">
            <text:p>77.7959</text:p>
          </table:table-cell>
          <table:table-cell office:value-type="float" office:value="98.659" calcext:value-type="float">
            <text:p>98.65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45" calcext:value-type="float">
            <text:p>40.6445</text:p>
          </table:table-cell>
          <table:table-cell office:value-type="float" office:value="71.1711" calcext:value-type="float">
            <text:p>71.1711</text:p>
          </table:table-cell>
          <table:table-cell office:value-type="float" office:value="91.2016" calcext:value-type="float">
            <text:p>91.201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768" calcext:value-type="float">
            <text:p>43.3768</text:p>
          </table:table-cell>
          <table:table-cell office:value-type="float" office:value="61.9742" calcext:value-type="float">
            <text:p>61.9742</text:p>
          </table:table-cell>
          <table:table-cell office:value-type="float" office:value="76.047" calcext:value-type="float">
            <text:p>76.04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645" calcext:value-type="float">
            <text:p>51.5645</text:p>
          </table:table-cell>
          <table:table-cell office:value-type="float" office:value="58.5713" calcext:value-type="float">
            <text:p>58.5713</text:p>
          </table:table-cell>
          <table:table-cell office:value-type="float" office:value="70.5929" calcext:value-type="float">
            <text:p>70.592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32" calcext:value-type="float">
            <text:p>46.0232</text:p>
          </table:table-cell>
          <table:table-cell office:value-type="float" office:value="73.0037" calcext:value-type="float">
            <text:p>73.0037</text:p>
          </table:table-cell>
          <table:table-cell office:value-type="float" office:value="90.405" calcext:value-type="float">
            <text:p>90.40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92" calcext:value-type="float">
            <text:p>43.9192</text:p>
          </table:table-cell>
          <table:table-cell office:value-type="float" office:value="77.7951" calcext:value-type="float">
            <text:p>77.7951</text:p>
          </table:table-cell>
          <table:table-cell office:value-type="float" office:value="98.6583" calcext:value-type="float">
            <text:p>98.658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55" calcext:value-type="float">
            <text:p>40.6455</text:p>
          </table:table-cell>
          <table:table-cell office:value-type="float" office:value="71.1723" calcext:value-type="float">
            <text:p>71.1723</text:p>
          </table:table-cell>
          <table:table-cell office:value-type="float" office:value="91.2024" calcext:value-type="float">
            <text:p>91.202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77" calcext:value-type="float">
            <text:p>43.377</text:p>
          </table:table-cell>
          <table:table-cell office:value-type="float" office:value="61.9746" calcext:value-type="float">
            <text:p>61.9746</text:p>
          </table:table-cell>
          <table:table-cell office:value-type="float" office:value="76.0476" calcext:value-type="float">
            <text:p>76.047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667" calcext:value-type="float">
            <text:p>51.5667</text:p>
          </table:table-cell>
          <table:table-cell office:value-type="float" office:value="58.5771" calcext:value-type="float">
            <text:p>58.5771</text:p>
          </table:table-cell>
          <table:table-cell office:value-type="float" office:value="70.6" calcext:value-type="float">
            <text:p>70.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36" calcext:value-type="float">
            <text:p>46.0236</text:p>
          </table:table-cell>
          <table:table-cell office:value-type="float" office:value="73.0044" calcext:value-type="float">
            <text:p>73.0044</text:p>
          </table:table-cell>
          <table:table-cell office:value-type="float" office:value="90.4062" calcext:value-type="float">
            <text:p>90.406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86" calcext:value-type="float">
            <text:p>43.9186</text:p>
          </table:table-cell>
          <table:table-cell office:value-type="float" office:value="77.7942" calcext:value-type="float">
            <text:p>77.7942</text:p>
          </table:table-cell>
          <table:table-cell office:value-type="float" office:value="98.6572" calcext:value-type="float">
            <text:p>98.657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61" calcext:value-type="float">
            <text:p>40.6461</text:p>
          </table:table-cell>
          <table:table-cell office:value-type="float" office:value="71.173" calcext:value-type="float">
            <text:p>71.173</text:p>
          </table:table-cell>
          <table:table-cell office:value-type="float" office:value="91.2028" calcext:value-type="float">
            <text:p>91.202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776" calcext:value-type="float">
            <text:p>43.3776</text:p>
          </table:table-cell>
          <table:table-cell office:value-type="float" office:value="61.9758" calcext:value-type="float">
            <text:p>61.9758</text:p>
          </table:table-cell>
          <table:table-cell office:value-type="float" office:value="76.0489" calcext:value-type="float">
            <text:p>76.048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702" calcext:value-type="float">
            <text:p>51.5702</text:p>
          </table:table-cell>
          <table:table-cell office:value-type="float" office:value="58.5861" calcext:value-type="float">
            <text:p>58.5861</text:p>
          </table:table-cell>
          <table:table-cell office:value-type="float" office:value="70.6085" calcext:value-type="float">
            <text:p>70.608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38" calcext:value-type="float">
            <text:p>46.0238</text:p>
          </table:table-cell>
          <table:table-cell office:value-type="float" office:value="73.005" calcext:value-type="float">
            <text:p>73.005</text:p>
          </table:table-cell>
          <table:table-cell office:value-type="float" office:value="90.4072" calcext:value-type="float">
            <text:p>90.407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82" calcext:value-type="float">
            <text:p>43.9182</text:p>
          </table:table-cell>
          <table:table-cell office:value-type="float" office:value="77.7938" calcext:value-type="float">
            <text:p>77.7938</text:p>
          </table:table-cell>
          <table:table-cell office:value-type="float" office:value="98.657" calcext:value-type="float">
            <text:p>98.65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62" calcext:value-type="float">
            <text:p>40.6462</text:p>
          </table:table-cell>
          <table:table-cell office:value-type="float" office:value="71.1729" calcext:value-type="float">
            <text:p>71.1729</text:p>
          </table:table-cell>
          <table:table-cell office:value-type="float" office:value="91.2025" calcext:value-type="float">
            <text:p>91.202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793" calcext:value-type="float">
            <text:p>43.3793</text:p>
          </table:table-cell>
          <table:table-cell office:value-type="float" office:value="61.9789" calcext:value-type="float">
            <text:p>61.9789</text:p>
          </table:table-cell>
          <table:table-cell office:value-type="float" office:value="76.0524" calcext:value-type="float">
            <text:p>76.052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74" calcext:value-type="float">
            <text:p>51.574</text:p>
          </table:table-cell>
          <table:table-cell office:value-type="float" office:value="58.596" calcext:value-type="float">
            <text:p>58.596</text:p>
          </table:table-cell>
          <table:table-cell office:value-type="float" office:value="70.6185" calcext:value-type="float">
            <text:p>70.618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42" calcext:value-type="float">
            <text:p>46.0242</text:p>
          </table:table-cell>
          <table:table-cell office:value-type="float" office:value="73.0058" calcext:value-type="float">
            <text:p>73.0058</text:p>
          </table:table-cell>
          <table:table-cell office:value-type="float" office:value="90.4085" calcext:value-type="float">
            <text:p>90.4085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8" calcext:value-type="float">
            <text:p>43.918</text:p>
          </table:table-cell>
          <table:table-cell office:value-type="float" office:value="77.7934" calcext:value-type="float">
            <text:p>77.7934</text:p>
          </table:table-cell>
          <table:table-cell office:value-type="float" office:value="98.6565" calcext:value-type="float">
            <text:p>98.656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62" calcext:value-type="float">
            <text:p>40.6462</text:p>
          </table:table-cell>
          <table:table-cell office:value-type="float" office:value="71.173" calcext:value-type="float">
            <text:p>71.173</text:p>
          </table:table-cell>
          <table:table-cell office:value-type="float" office:value="91.2026" calcext:value-type="float">
            <text:p>91.202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03" calcext:value-type="float">
            <text:p>43.3803</text:p>
          </table:table-cell>
          <table:table-cell office:value-type="float" office:value="61.9802" calcext:value-type="float">
            <text:p>61.9802</text:p>
          </table:table-cell>
          <table:table-cell office:value-type="float" office:value="76.0535" calcext:value-type="float">
            <text:p>76.053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843" calcext:value-type="float">
            <text:p>51.5843</text:p>
          </table:table-cell>
          <table:table-cell office:value-type="float" office:value="58.6219" calcext:value-type="float">
            <text:p>58.6219</text:p>
          </table:table-cell>
          <table:table-cell office:value-type="float" office:value="70.6473" calcext:value-type="float">
            <text:p>70.647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48" calcext:value-type="float">
            <text:p>46.0248</text:p>
          </table:table-cell>
          <table:table-cell office:value-type="float" office:value="73.0071" calcext:value-type="float">
            <text:p>73.0071</text:p>
          </table:table-cell>
          <table:table-cell office:value-type="float" office:value="90.4104" calcext:value-type="float">
            <text:p>90.410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79" calcext:value-type="float">
            <text:p>43.9179</text:p>
          </table:table-cell>
          <table:table-cell office:value-type="float" office:value="77.7933" calcext:value-type="float">
            <text:p>77.7933</text:p>
          </table:table-cell>
          <table:table-cell office:value-type="float" office:value="98.6562" calcext:value-type="float">
            <text:p>98.656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74" calcext:value-type="float">
            <text:p>40.6474</text:p>
          </table:table-cell>
          <table:table-cell office:value-type="float" office:value="71.1747" calcext:value-type="float">
            <text:p>71.1747</text:p>
          </table:table-cell>
          <table:table-cell office:value-type="float" office:value="91.2043" calcext:value-type="float">
            <text:p>91.204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52" calcext:value-type="float">
            <text:p>43.3852</text:p>
          </table:table-cell>
          <table:table-cell office:value-type="float" office:value="61.9887" calcext:value-type="float">
            <text:p>61.9887</text:p>
          </table:table-cell>
          <table:table-cell office:value-type="float" office:value="76.0626" calcext:value-type="float">
            <text:p>76.062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865" calcext:value-type="float">
            <text:p>51.5865</text:p>
          </table:table-cell>
          <table:table-cell office:value-type="float" office:value="58.6269" calcext:value-type="float">
            <text:p>58.6269</text:p>
          </table:table-cell>
          <table:table-cell office:value-type="float" office:value="70.6509" calcext:value-type="float">
            <text:p>70.650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44" calcext:value-type="float">
            <text:p>46.0244</text:p>
          </table:table-cell>
          <table:table-cell office:value-type="float" office:value="73.0066" calcext:value-type="float">
            <text:p>73.0066</text:p>
          </table:table-cell>
          <table:table-cell office:value-type="float" office:value="90.4103" calcext:value-type="float">
            <text:p>90.410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79" calcext:value-type="float">
            <text:p>43.9179</text:p>
          </table:table-cell>
          <table:table-cell office:value-type="float" office:value="77.7932" calcext:value-type="float">
            <text:p>77.7932</text:p>
          </table:table-cell>
          <table:table-cell office:value-type="float" office:value="98.6561" calcext:value-type="float">
            <text:p>98.656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84" calcext:value-type="float">
            <text:p>40.6484</text:p>
          </table:table-cell>
          <table:table-cell office:value-type="float" office:value="71.1761" calcext:value-type="float">
            <text:p>71.1761</text:p>
          </table:table-cell>
          <table:table-cell office:value-type="float" office:value="91.2056" calcext:value-type="float">
            <text:p>91.205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77" calcext:value-type="float">
            <text:p>43.3877</text:p>
          </table:table-cell>
          <table:table-cell office:value-type="float" office:value="61.9932" calcext:value-type="float">
            <text:p>61.9932</text:p>
          </table:table-cell>
          <table:table-cell office:value-type="float" office:value="76.0675" calcext:value-type="float">
            <text:p>76.067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867" calcext:value-type="float">
            <text:p>51.5867</text:p>
          </table:table-cell>
          <table:table-cell office:value-type="float" office:value="58.6281" calcext:value-type="float">
            <text:p>58.6281</text:p>
          </table:table-cell>
          <table:table-cell office:value-type="float" office:value="70.6511" calcext:value-type="float">
            <text:p>70.651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46" calcext:value-type="float">
            <text:p>46.0246</text:p>
          </table:table-cell>
          <table:table-cell office:value-type="float" office:value="73.007" calcext:value-type="float">
            <text:p>73.007</text:p>
          </table:table-cell>
          <table:table-cell office:value-type="float" office:value="90.4107" calcext:value-type="float">
            <text:p>90.4107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18" calcext:value-type="float">
            <text:p>43.918</text:p>
          </table:table-cell>
          <table:table-cell office:value-type="float" office:value="77.7933" calcext:value-type="float">
            <text:p>77.7933</text:p>
          </table:table-cell>
          <table:table-cell office:value-type="float" office:value="98.656" calcext:value-type="float">
            <text:p>98.65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1" calcext:value-type="float">
            <text:p>40.651</text:p>
          </table:table-cell>
          <table:table-cell office:value-type="float" office:value="71.1798" calcext:value-type="float">
            <text:p>71.1798</text:p>
          </table:table-cell>
          <table:table-cell office:value-type="float" office:value="91.2091" calcext:value-type="float">
            <text:p>91.209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05" calcext:value-type="float">
            <text:p>43.3905</text:p>
          </table:table-cell>
          <table:table-cell office:value-type="float" office:value="61.9982" calcext:value-type="float">
            <text:p>61.9982</text:p>
          </table:table-cell>
          <table:table-cell office:value-type="float" office:value="76.0733" calcext:value-type="float">
            <text:p>76.073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892" calcext:value-type="float">
            <text:p>51.5892</text:p>
          </table:table-cell>
          <table:table-cell office:value-type="float" office:value="58.635" calcext:value-type="float">
            <text:p>58.635</text:p>
          </table:table-cell>
          <table:table-cell office:value-type="float" office:value="70.6583" calcext:value-type="float">
            <text:p>70.658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39" calcext:value-type="float">
            <text:p>46.0239</text:p>
          </table:table-cell>
          <table:table-cell office:value-type="float" office:value="73.006" calcext:value-type="float">
            <text:p>73.006</text:p>
          </table:table-cell>
          <table:table-cell office:value-type="float" office:value="90.4098" calcext:value-type="float">
            <text:p>90.409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8" calcext:value-type="float">
            <text:p>43.918</text:p>
          </table:table-cell>
          <table:table-cell office:value-type="float" office:value="77.7933" calcext:value-type="float">
            <text:p>77.7933</text:p>
          </table:table-cell>
          <table:table-cell office:value-type="float" office:value="98.656" calcext:value-type="float">
            <text:p>98.65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26" calcext:value-type="float">
            <text:p>40.6526</text:p>
          </table:table-cell>
          <table:table-cell office:value-type="float" office:value="71.182" calcext:value-type="float">
            <text:p>71.182</text:p>
          </table:table-cell>
          <table:table-cell office:value-type="float" office:value="91.2112" calcext:value-type="float">
            <text:p>91.211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08" calcext:value-type="float">
            <text:p>43.3908</text:p>
          </table:table-cell>
          <table:table-cell office:value-type="float" office:value="61.9986" calcext:value-type="float">
            <text:p>61.9986</text:p>
          </table:table-cell>
          <table:table-cell office:value-type="float" office:value="76.0736" calcext:value-type="float">
            <text:p>76.073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978" calcext:value-type="float">
            <text:p>51.5978</text:p>
          </table:table-cell>
          <table:table-cell office:value-type="float" office:value="58.6579" calcext:value-type="float">
            <text:p>58.6579</text:p>
          </table:table-cell>
          <table:table-cell office:value-type="float" office:value="70.6868" calcext:value-type="float">
            <text:p>70.686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24" calcext:value-type="float">
            <text:p>46.0224</text:p>
          </table:table-cell>
          <table:table-cell office:value-type="float" office:value="73.0036" calcext:value-type="float">
            <text:p>73.0036</text:p>
          </table:table-cell>
          <table:table-cell office:value-type="float" office:value="90.4076" calcext:value-type="float">
            <text:p>90.407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84" calcext:value-type="float">
            <text:p>43.9184</text:p>
          </table:table-cell>
          <table:table-cell office:value-type="float" office:value="77.794" calcext:value-type="float">
            <text:p>77.794</text:p>
          </table:table-cell>
          <table:table-cell office:value-type="float" office:value="98.6572" calcext:value-type="float">
            <text:p>98.657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564" calcext:value-type="float">
            <text:p>40.6564</text:p>
          </table:table-cell>
          <table:table-cell office:value-type="float" office:value="71.1876" calcext:value-type="float">
            <text:p>71.1876</text:p>
          </table:table-cell>
          <table:table-cell office:value-type="float" office:value="91.2171" calcext:value-type="float">
            <text:p>91.217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02" calcext:value-type="float">
            <text:p>43.3902</text:p>
          </table:table-cell>
          <table:table-cell office:value-type="float" office:value="61.9974" calcext:value-type="float">
            <text:p>61.9974</text:p>
          </table:table-cell>
          <table:table-cell office:value-type="float" office:value="76.0721" calcext:value-type="float">
            <text:p>76.072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103" calcext:value-type="float">
            <text:p>51.6103</text:p>
          </table:table-cell>
          <table:table-cell office:value-type="float" office:value="58.6926" calcext:value-type="float">
            <text:p>58.6926</text:p>
          </table:table-cell>
          <table:table-cell office:value-type="float" office:value="70.7297" calcext:value-type="float">
            <text:p>70.729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06" calcext:value-type="float">
            <text:p>46.0206</text:p>
          </table:table-cell>
          <table:table-cell office:value-type="float" office:value="73.001" calcext:value-type="float">
            <text:p>73.001</text:p>
          </table:table-cell>
          <table:table-cell office:value-type="float" office:value="90.4053" calcext:value-type="float">
            <text:p>90.405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87" calcext:value-type="float">
            <text:p>43.9187</text:p>
          </table:table-cell>
          <table:table-cell office:value-type="float" office:value="77.7947" calcext:value-type="float">
            <text:p>77.7947</text:p>
          </table:table-cell>
          <table:table-cell office:value-type="float" office:value="98.6583" calcext:value-type="float">
            <text:p>98.658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16" calcext:value-type="float">
            <text:p>40.6616</text:p>
          </table:table-cell>
          <table:table-cell office:value-type="float" office:value="71.1954" calcext:value-type="float">
            <text:p>71.1954</text:p>
          </table:table-cell>
          <table:table-cell office:value-type="float" office:value="91.2257" calcext:value-type="float">
            <text:p>91.225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02" calcext:value-type="float">
            <text:p>43.3902</text:p>
          </table:table-cell>
          <table:table-cell office:value-type="float" office:value="61.9974" calcext:value-type="float">
            <text:p>61.9974</text:p>
          </table:table-cell>
          <table:table-cell office:value-type="float" office:value="76.072" calcext:value-type="float">
            <text:p>76.07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234" calcext:value-type="float">
            <text:p>51.6234</text:p>
          </table:table-cell>
          <table:table-cell office:value-type="float" office:value="58.7283" calcext:value-type="float">
            <text:p>58.7283</text:p>
          </table:table-cell>
          <table:table-cell office:value-type="float" office:value="70.7754" calcext:value-type="float">
            <text:p>70.775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19" calcext:value-type="float">
            <text:p>46.019</text:p>
          </table:table-cell>
          <table:table-cell office:value-type="float" office:value="72.9987" calcext:value-type="float">
            <text:p>72.9987</text:p>
          </table:table-cell>
          <table:table-cell office:value-type="float" office:value="90.4031" calcext:value-type="float">
            <text:p>90.403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99" calcext:value-type="float">
            <text:p>43.9199</text:p>
          </table:table-cell>
          <table:table-cell office:value-type="float" office:value="77.7969" calcext:value-type="float">
            <text:p>77.7969</text:p>
          </table:table-cell>
          <table:table-cell office:value-type="float" office:value="98.6613" calcext:value-type="float">
            <text:p>98.661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637" calcext:value-type="float">
            <text:p>40.6637</text:p>
          </table:table-cell>
          <table:table-cell office:value-type="float" office:value="71.1986" calcext:value-type="float">
            <text:p>71.1986</text:p>
          </table:table-cell>
          <table:table-cell office:value-type="float" office:value="91.2289" calcext:value-type="float">
            <text:p>91.228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901" calcext:value-type="float">
            <text:p>43.3901</text:p>
          </table:table-cell>
          <table:table-cell office:value-type="float" office:value="61.9971" calcext:value-type="float">
            <text:p>61.9971</text:p>
          </table:table-cell>
          <table:table-cell office:value-type="float" office:value="76.0713" calcext:value-type="float">
            <text:p>76.071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315" calcext:value-type="float">
            <text:p>51.6315</text:p>
          </table:table-cell>
          <table:table-cell office:value-type="float" office:value="58.7492" calcext:value-type="float">
            <text:p>58.7492</text:p>
          </table:table-cell>
          <table:table-cell office:value-type="float" office:value="70.7955" calcext:value-type="float">
            <text:p>70.795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192" calcext:value-type="float">
            <text:p>46.0192</text:p>
          </table:table-cell>
          <table:table-cell office:value-type="float" office:value="72.9992" calcext:value-type="float">
            <text:p>72.9992</text:p>
          </table:table-cell>
          <table:table-cell office:value-type="float" office:value="90.4039" calcext:value-type="float">
            <text:p>90.403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1" calcext:value-type="float">
            <text:p>43.921</text:p>
          </table:table-cell>
          <table:table-cell office:value-type="float" office:value="77.7987" calcext:value-type="float">
            <text:p>77.7987</text:p>
          </table:table-cell>
          <table:table-cell office:value-type="float" office:value="98.6636" calcext:value-type="float">
            <text:p>98.663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481" calcext:value-type="float">
            <text:p>40.6481</text:p>
          </table:table-cell>
          <table:table-cell office:value-type="float" office:value="71.172" calcext:value-type="float">
            <text:p>71.172</text:p>
          </table:table-cell>
          <table:table-cell office:value-type="float" office:value="91.1945" calcext:value-type="float">
            <text:p>91.194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92" calcext:value-type="float">
            <text:p>43.3892</text:p>
          </table:table-cell>
          <table:table-cell office:value-type="float" office:value="61.9952" calcext:value-type="float">
            <text:p>61.9952</text:p>
          </table:table-cell>
          <table:table-cell office:value-type="float" office:value="76.0682" calcext:value-type="float">
            <text:p>76.068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458" calcext:value-type="float">
            <text:p>51.6458</text:p>
          </table:table-cell>
          <table:table-cell office:value-type="float" office:value="58.784" calcext:value-type="float">
            <text:p>58.784</text:p>
          </table:table-cell>
          <table:table-cell office:value-type="float" office:value="70.8289" calcext:value-type="float">
            <text:p>70.828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" calcext:value-type="float">
            <text:p>46.02</text:p>
          </table:table-cell>
          <table:table-cell office:value-type="float" office:value="73.0005" calcext:value-type="float">
            <text:p>73.0005</text:p>
          </table:table-cell>
          <table:table-cell office:value-type="float" office:value="90.4055" calcext:value-type="float">
            <text:p>90.405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27" calcext:value-type="float">
            <text:p>43.9227</text:p>
          </table:table-cell>
          <table:table-cell office:value-type="float" office:value="77.8016" calcext:value-type="float">
            <text:p>77.8016</text:p>
          </table:table-cell>
          <table:table-cell office:value-type="float" office:value="98.6673" calcext:value-type="float">
            <text:p>98.667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6186" calcext:value-type="float">
            <text:p>40.6186</text:p>
          </table:table-cell>
          <table:table-cell office:value-type="float" office:value="71.1216" calcext:value-type="float">
            <text:p>71.1216</text:p>
          </table:table-cell>
          <table:table-cell office:value-type="float" office:value="91.1291" calcext:value-type="float">
            <text:p>91.129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85" calcext:value-type="float">
            <text:p>43.385</text:p>
          </table:table-cell>
          <table:table-cell office:value-type="float" office:value="61.9868" calcext:value-type="float">
            <text:p>61.9868</text:p>
          </table:table-cell>
          <table:table-cell office:value-type="float" office:value="76.057" calcext:value-type="float">
            <text:p>76.05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562" calcext:value-type="float">
            <text:p>51.6562</text:p>
          </table:table-cell>
          <table:table-cell office:value-type="float" office:value="58.8102" calcext:value-type="float">
            <text:p>58.8102</text:p>
          </table:table-cell>
          <table:table-cell office:value-type="float" office:value="70.8502" calcext:value-type="float">
            <text:p>70.850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19" calcext:value-type="float">
            <text:p>46.0219</text:p>
          </table:table-cell>
          <table:table-cell office:value-type="float" office:value="73.0036" calcext:value-type="float">
            <text:p>73.0036</text:p>
          </table:table-cell>
          <table:table-cell office:value-type="float" office:value="90.4091" calcext:value-type="float">
            <text:p>90.409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42" calcext:value-type="float">
            <text:p>43.9242</text:p>
          </table:table-cell>
          <table:table-cell office:value-type="float" office:value="77.804" calcext:value-type="float">
            <text:p>77.804</text:p>
          </table:table-cell>
          <table:table-cell office:value-type="float" office:value="98.6702" calcext:value-type="float">
            <text:p>98.670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923" calcext:value-type="float">
            <text:p>40.5923</text:p>
          </table:table-cell>
          <table:table-cell office:value-type="float" office:value="71.0781" calcext:value-type="float">
            <text:p>71.0781</text:p>
          </table:table-cell>
          <table:table-cell office:value-type="float" office:value="91.0749" calcext:value-type="float">
            <text:p>91.074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76" calcext:value-type="float">
            <text:p>43.376</text:p>
          </table:table-cell>
          <table:table-cell office:value-type="float" office:value="61.9692" calcext:value-type="float">
            <text:p>61.9692</text:p>
          </table:table-cell>
          <table:table-cell office:value-type="float" office:value="76.0337" calcext:value-type="float">
            <text:p>76.033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775" calcext:value-type="float">
            <text:p>51.6775</text:p>
          </table:table-cell>
          <table:table-cell office:value-type="float" office:value="58.8621" calcext:value-type="float">
            <text:p>58.8621</text:p>
          </table:table-cell>
          <table:table-cell office:value-type="float" office:value="70.9025" calcext:value-type="float">
            <text:p>70.902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26" calcext:value-type="float">
            <text:p>46.0226</text:p>
          </table:table-cell>
          <table:table-cell office:value-type="float" office:value="73.0048" calcext:value-type="float">
            <text:p>73.0048</text:p>
          </table:table-cell>
          <table:table-cell office:value-type="float" office:value="90.4105" calcext:value-type="float">
            <text:p>90.4105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248" calcext:value-type="float">
            <text:p>43.9248</text:p>
          </table:table-cell>
          <table:table-cell office:value-type="float" office:value="77.8049" calcext:value-type="float">
            <text:p>77.8049</text:p>
          </table:table-cell>
          <table:table-cell office:value-type="float" office:value="98.6713" calcext:value-type="float">
            <text:p>98.671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74" calcext:value-type="float">
            <text:p>40.5874</text:p>
          </table:table-cell>
          <table:table-cell office:value-type="float" office:value="71.0704" calcext:value-type="float">
            <text:p>71.0704</text:p>
          </table:table-cell>
          <table:table-cell office:value-type="float" office:value="91.0658" calcext:value-type="float">
            <text:p>91.065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62" calcext:value-type="float">
            <text:p>43.362</text:p>
          </table:table-cell>
          <table:table-cell office:value-type="float" office:value="61.9423" calcext:value-type="float">
            <text:p>61.9423</text:p>
          </table:table-cell>
          <table:table-cell office:value-type="float" office:value="75.9991" calcext:value-type="float">
            <text:p>75.999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022" calcext:value-type="float">
            <text:p>51.7022</text:p>
          </table:table-cell>
          <table:table-cell office:value-type="float" office:value="58.9251" calcext:value-type="float">
            <text:p>58.9251</text:p>
          </table:table-cell>
          <table:table-cell office:value-type="float" office:value="70.9706" calcext:value-type="float">
            <text:p>70.970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34" calcext:value-type="float">
            <text:p>46.0234</text:p>
          </table:table-cell>
          <table:table-cell office:value-type="float" office:value="73.0061" calcext:value-type="float">
            <text:p>73.0061</text:p>
          </table:table-cell>
          <table:table-cell office:value-type="float" office:value="90.4121" calcext:value-type="float">
            <text:p>90.412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68" calcext:value-type="float">
            <text:p>43.9268</text:p>
          </table:table-cell>
          <table:table-cell office:value-type="float" office:value="77.8081" calcext:value-type="float">
            <text:p>77.8081</text:p>
          </table:table-cell>
          <table:table-cell office:value-type="float" office:value="98.6752" calcext:value-type="float">
            <text:p>98.675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721" calcext:value-type="float">
            <text:p>40.5721</text:p>
          </table:table-cell>
          <table:table-cell office:value-type="float" office:value="71.0475" calcext:value-type="float">
            <text:p>71.0475</text:p>
          </table:table-cell>
          <table:table-cell office:value-type="float" office:value="91.0412" calcext:value-type="float">
            <text:p>91.041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533" calcext:value-type="float">
            <text:p>43.3533</text:p>
          </table:table-cell>
          <table:table-cell office:value-type="float" office:value="61.9254" calcext:value-type="float">
            <text:p>61.9254</text:p>
          </table:table-cell>
          <table:table-cell office:value-type="float" office:value="75.9771" calcext:value-type="float">
            <text:p>75.977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351" calcext:value-type="float">
            <text:p>51.7351</text:p>
          </table:table-cell>
          <table:table-cell office:value-type="float" office:value="59.0071" calcext:value-type="float">
            <text:p>59.0071</text:p>
          </table:table-cell>
          <table:table-cell office:value-type="float" office:value="71.062" calcext:value-type="float">
            <text:p>71.06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37" calcext:value-type="float">
            <text:p>46.0237</text:p>
          </table:table-cell>
          <table:table-cell office:value-type="float" office:value="73.0066" calcext:value-type="float">
            <text:p>73.0066</text:p>
          </table:table-cell>
          <table:table-cell office:value-type="float" office:value="90.4127" calcext:value-type="float">
            <text:p>90.412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95" calcext:value-type="float">
            <text:p>43.9295</text:p>
          </table:table-cell>
          <table:table-cell office:value-type="float" office:value="77.812" calcext:value-type="float">
            <text:p>77.812</text:p>
          </table:table-cell>
          <table:table-cell office:value-type="float" office:value="98.6795" calcext:value-type="float">
            <text:p>98.679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689" calcext:value-type="float">
            <text:p>40.5689</text:p>
          </table:table-cell>
          <table:table-cell office:value-type="float" office:value="71.0437" calcext:value-type="float">
            <text:p>71.0437</text:p>
          </table:table-cell>
          <table:table-cell office:value-type="float" office:value="91.0388" calcext:value-type="float">
            <text:p>91.038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96" calcext:value-type="float">
            <text:p>43.3396</text:p>
          </table:table-cell>
          <table:table-cell office:value-type="float" office:value="61.8999" calcext:value-type="float">
            <text:p>61.8999</text:p>
          </table:table-cell>
          <table:table-cell office:value-type="float" office:value="75.9458" calcext:value-type="float">
            <text:p>75.945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684" calcext:value-type="float">
            <text:p>51.7684</text:p>
          </table:table-cell>
          <table:table-cell office:value-type="float" office:value="59.0886" calcext:value-type="float">
            <text:p>59.0886</text:p>
          </table:table-cell>
          <table:table-cell office:value-type="float" office:value="71.1545" calcext:value-type="float">
            <text:p>71.154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48" calcext:value-type="float">
            <text:p>46.0248</text:p>
          </table:table-cell>
          <table:table-cell office:value-type="float" office:value="73.0085" calcext:value-type="float">
            <text:p>73.0085</text:p>
          </table:table-cell>
          <table:table-cell office:value-type="float" office:value="90.4148" calcext:value-type="float">
            <text:p>90.414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15" calcext:value-type="float">
            <text:p>43.9315</text:p>
          </table:table-cell>
          <table:table-cell office:value-type="float" office:value="77.8149" calcext:value-type="float">
            <text:p>77.8149</text:p>
          </table:table-cell>
          <table:table-cell office:value-type="float" office:value="98.6823" calcext:value-type="float">
            <text:p>98.682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686" calcext:value-type="float">
            <text:p>40.5686</text:p>
          </table:table-cell>
          <table:table-cell office:value-type="float" office:value="71.0434" calcext:value-type="float">
            <text:p>71.0434</text:p>
          </table:table-cell>
          <table:table-cell office:value-type="float" office:value="91.0385" calcext:value-type="float">
            <text:p>91.038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275" calcext:value-type="float">
            <text:p>43.3275</text:p>
          </table:table-cell>
          <table:table-cell office:value-type="float" office:value="61.8781" calcext:value-type="float">
            <text:p>61.8781</text:p>
          </table:table-cell>
          <table:table-cell office:value-type="float" office:value="75.9202" calcext:value-type="float">
            <text:p>75.920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886" calcext:value-type="float">
            <text:p>51.7886</text:p>
          </table:table-cell>
          <table:table-cell office:value-type="float" office:value="59.1424" calcext:value-type="float">
            <text:p>59.1424</text:p>
          </table:table-cell>
          <table:table-cell office:value-type="float" office:value="71.219" calcext:value-type="float">
            <text:p>71.21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62" calcext:value-type="float">
            <text:p>46.0262</text:p>
          </table:table-cell>
          <table:table-cell office:value-type="float" office:value="73.0107" calcext:value-type="float">
            <text:p>73.0107</text:p>
          </table:table-cell>
          <table:table-cell office:value-type="float" office:value="90.4173" calcext:value-type="float">
            <text:p>90.4173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353" calcext:value-type="float">
            <text:p>43.9353</text:p>
          </table:table-cell>
          <table:table-cell office:value-type="float" office:value="77.8205" calcext:value-type="float">
            <text:p>77.8205</text:p>
          </table:table-cell>
          <table:table-cell office:value-type="float" office:value="98.6884" calcext:value-type="float">
            <text:p>98.688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684" calcext:value-type="float">
            <text:p>40.5684</text:p>
          </table:table-cell>
          <table:table-cell office:value-type="float" office:value="71.0433" calcext:value-type="float">
            <text:p>71.0433</text:p>
          </table:table-cell>
          <table:table-cell office:value-type="float" office:value="91.0386" calcext:value-type="float">
            <text:p>91.038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99" calcext:value-type="float">
            <text:p>43.3199</text:p>
          </table:table-cell>
          <table:table-cell office:value-type="float" office:value="61.8645" calcext:value-type="float">
            <text:p>61.8645</text:p>
          </table:table-cell>
          <table:table-cell office:value-type="float" office:value="75.9046" calcext:value-type="float">
            <text:p>75.904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" calcext:value-type="float">
            <text:p>51.8</text:p>
          </table:table-cell>
          <table:table-cell office:value-type="float" office:value="59.1709" calcext:value-type="float">
            <text:p>59.1709</text:p>
          </table:table-cell>
          <table:table-cell office:value-type="float" office:value="71.2469" calcext:value-type="float">
            <text:p>71.246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72" calcext:value-type="float">
            <text:p>46.0272</text:p>
          </table:table-cell>
          <table:table-cell office:value-type="float" office:value="73.0124" calcext:value-type="float">
            <text:p>73.0124</text:p>
          </table:table-cell>
          <table:table-cell office:value-type="float" office:value="90.4194" calcext:value-type="float">
            <text:p>90.419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84" calcext:value-type="float">
            <text:p>43.9384</text:p>
          </table:table-cell>
          <table:table-cell office:value-type="float" office:value="77.8249" calcext:value-type="float">
            <text:p>77.8249</text:p>
          </table:table-cell>
          <table:table-cell office:value-type="float" office:value="98.6929" calcext:value-type="float">
            <text:p>98.692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643" calcext:value-type="float">
            <text:p>40.5643</text:p>
          </table:table-cell>
          <table:table-cell office:value-type="float" office:value="71.0373" calcext:value-type="float">
            <text:p>71.0373</text:p>
          </table:table-cell>
          <table:table-cell office:value-type="float" office:value="91.0319" calcext:value-type="float">
            <text:p>91.031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41" calcext:value-type="float">
            <text:p>43.3141</text:p>
          </table:table-cell>
          <table:table-cell office:value-type="float" office:value="61.8543" calcext:value-type="float">
            <text:p>61.8543</text:p>
          </table:table-cell>
          <table:table-cell office:value-type="float" office:value="75.8933" calcext:value-type="float">
            <text:p>75.893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087" calcext:value-type="float">
            <text:p>51.8087</text:p>
          </table:table-cell>
          <table:table-cell office:value-type="float" office:value="59.1884" calcext:value-type="float">
            <text:p>59.1884</text:p>
          </table:table-cell>
          <table:table-cell office:value-type="float" office:value="71.2631" calcext:value-type="float">
            <text:p>71.263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29" calcext:value-type="float">
            <text:p>46.029</text:p>
          </table:table-cell>
          <table:table-cell office:value-type="float" office:value="73.0156" calcext:value-type="float">
            <text:p>73.0156</text:p>
          </table:table-cell>
          <table:table-cell office:value-type="float" office:value="90.4233" calcext:value-type="float">
            <text:p>90.423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12" calcext:value-type="float">
            <text:p>43.9412</text:p>
          </table:table-cell>
          <table:table-cell office:value-type="float" office:value="77.829" calcext:value-type="float">
            <text:p>77.829</text:p>
          </table:table-cell>
          <table:table-cell office:value-type="float" office:value="98.6971" calcext:value-type="float">
            <text:p>98.697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603" calcext:value-type="float">
            <text:p>40.5603</text:p>
          </table:table-cell>
          <table:table-cell office:value-type="float" office:value="71.0312" calcext:value-type="float">
            <text:p>71.0312</text:p>
          </table:table-cell>
          <table:table-cell office:value-type="float" office:value="91.0249" calcext:value-type="float">
            <text:p>91.024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9" calcext:value-type="float">
            <text:p>43.309</text:p>
          </table:table-cell>
          <table:table-cell office:value-type="float" office:value="61.8455" calcext:value-type="float">
            <text:p>61.8455</text:p>
          </table:table-cell>
          <table:table-cell office:value-type="float" office:value="75.8838" calcext:value-type="float">
            <text:p>75.883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158" calcext:value-type="float">
            <text:p>51.8158</text:p>
          </table:table-cell>
          <table:table-cell office:value-type="float" office:value="59.2018" calcext:value-type="float">
            <text:p>59.2018</text:p>
          </table:table-cell>
          <table:table-cell office:value-type="float" office:value="71.2726" calcext:value-type="float">
            <text:p>71.272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19" calcext:value-type="float">
            <text:p>46.0319</text:p>
          </table:table-cell>
          <table:table-cell office:value-type="float" office:value="73.0205" calcext:value-type="float">
            <text:p>73.0205</text:p>
          </table:table-cell>
          <table:table-cell office:value-type="float" office:value="90.4293" calcext:value-type="float">
            <text:p>90.429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37" calcext:value-type="float">
            <text:p>43.9437</text:p>
          </table:table-cell>
          <table:table-cell office:value-type="float" office:value="77.8324" calcext:value-type="float">
            <text:p>77.8324</text:p>
          </table:table-cell>
          <table:table-cell office:value-type="float" office:value="98.7002" calcext:value-type="float">
            <text:p>98.700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567" calcext:value-type="float">
            <text:p>40.5567</text:p>
          </table:table-cell>
          <table:table-cell office:value-type="float" office:value="71.0254" calcext:value-type="float">
            <text:p>71.0254</text:p>
          </table:table-cell>
          <table:table-cell office:value-type="float" office:value="91.0182" calcext:value-type="float">
            <text:p>91.018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48" calcext:value-type="float">
            <text:p>43.3048</text:p>
          </table:table-cell>
          <table:table-cell office:value-type="float" office:value="61.838" calcext:value-type="float">
            <text:p>61.838</text:p>
          </table:table-cell>
          <table:table-cell office:value-type="float" office:value="75.8752" calcext:value-type="float">
            <text:p>75.875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19" calcext:value-type="float">
            <text:p>51.819</text:p>
          </table:table-cell>
          <table:table-cell office:value-type="float" office:value="59.2072" calcext:value-type="float">
            <text:p>59.2072</text:p>
          </table:table-cell>
          <table:table-cell office:value-type="float" office:value="71.274" calcext:value-type="float">
            <text:p>71.27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46" calcext:value-type="float">
            <text:p>46.0346</text:p>
          </table:table-cell>
          <table:table-cell office:value-type="float" office:value="73.025" calcext:value-type="float">
            <text:p>73.025</text:p>
          </table:table-cell>
          <table:table-cell office:value-type="float" office:value="90.4344" calcext:value-type="float">
            <text:p>90.434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56" calcext:value-type="float">
            <text:p>43.9456</text:p>
          </table:table-cell>
          <table:table-cell office:value-type="float" office:value="77.835" calcext:value-type="float">
            <text:p>77.835</text:p>
          </table:table-cell>
          <table:table-cell office:value-type="float" office:value="98.7026" calcext:value-type="float">
            <text:p>98.702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544" calcext:value-type="float">
            <text:p>40.5544</text:p>
          </table:table-cell>
          <table:table-cell office:value-type="float" office:value="71.0221" calcext:value-type="float">
            <text:p>71.0221</text:p>
          </table:table-cell>
          <table:table-cell office:value-type="float" office:value="91.0147" calcext:value-type="float">
            <text:p>91.014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88" calcext:value-type="float">
            <text:p>43.2988</text:p>
          </table:table-cell>
          <table:table-cell office:value-type="float" office:value="61.8273" calcext:value-type="float">
            <text:p>61.8273</text:p>
          </table:table-cell>
          <table:table-cell office:value-type="float" office:value="75.863" calcext:value-type="float">
            <text:p>75.86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214" calcext:value-type="float">
            <text:p>51.8214</text:p>
          </table:table-cell>
          <table:table-cell office:value-type="float" office:value="59.2116" calcext:value-type="float">
            <text:p>59.2116</text:p>
          </table:table-cell>
          <table:table-cell office:value-type="float" office:value="71.2767" calcext:value-type="float">
            <text:p>71.276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396" calcext:value-type="float">
            <text:p>46.0396</text:p>
          </table:table-cell>
          <table:table-cell office:value-type="float" office:value="73.0332" calcext:value-type="float">
            <text:p>73.0332</text:p>
          </table:table-cell>
          <table:table-cell office:value-type="float" office:value="90.4436" calcext:value-type="float">
            <text:p>90.443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75" calcext:value-type="float">
            <text:p>43.9475</text:p>
          </table:table-cell>
          <table:table-cell office:value-type="float" office:value="77.8377" calcext:value-type="float">
            <text:p>77.8377</text:p>
          </table:table-cell>
          <table:table-cell office:value-type="float" office:value="98.7055" calcext:value-type="float">
            <text:p>98.705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53" calcext:value-type="float">
            <text:p>40.553</text:p>
          </table:table-cell>
          <table:table-cell office:value-type="float" office:value="71.02" calcext:value-type="float">
            <text:p>71.02</text:p>
          </table:table-cell>
          <table:table-cell office:value-type="float" office:value="91.0123" calcext:value-type="float">
            <text:p>91.012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51" calcext:value-type="float">
            <text:p>43.2951</text:p>
          </table:table-cell>
          <table:table-cell office:value-type="float" office:value="61.8208" calcext:value-type="float">
            <text:p>61.8208</text:p>
          </table:table-cell>
          <table:table-cell office:value-type="float" office:value="75.8556" calcext:value-type="float">
            <text:p>75.855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228" calcext:value-type="float">
            <text:p>51.8228</text:p>
          </table:table-cell>
          <table:table-cell office:value-type="float" office:value="59.2141" calcext:value-type="float">
            <text:p>59.2141</text:p>
          </table:table-cell>
          <table:table-cell office:value-type="float" office:value="71.2781" calcext:value-type="float">
            <text:p>71.278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23" calcext:value-type="float">
            <text:p>46.0423</text:p>
          </table:table-cell>
          <table:table-cell office:value-type="float" office:value="73.0374" calcext:value-type="float">
            <text:p>73.0374</text:p>
          </table:table-cell>
          <table:table-cell office:value-type="float" office:value="90.4482" calcext:value-type="float">
            <text:p>90.448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89" calcext:value-type="float">
            <text:p>43.9489</text:p>
          </table:table-cell>
          <table:table-cell office:value-type="float" office:value="77.8396" calcext:value-type="float">
            <text:p>77.8396</text:p>
          </table:table-cell>
          <table:table-cell office:value-type="float" office:value="98.7072" calcext:value-type="float">
            <text:p>98.707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525" calcext:value-type="float">
            <text:p>40.5525</text:p>
          </table:table-cell>
          <table:table-cell office:value-type="float" office:value="71.0191" calcext:value-type="float">
            <text:p>71.0191</text:p>
          </table:table-cell>
          <table:table-cell office:value-type="float" office:value="91.0111" calcext:value-type="float">
            <text:p>91.011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66" calcext:value-type="float">
            <text:p>43.2866</text:p>
          </table:table-cell>
          <table:table-cell office:value-type="float" office:value="61.8059" calcext:value-type="float">
            <text:p>61.8059</text:p>
          </table:table-cell>
          <table:table-cell office:value-type="float" office:value="75.8389" calcext:value-type="float">
            <text:p>75.838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237" calcext:value-type="float">
            <text:p>51.8237</text:p>
          </table:table-cell>
          <table:table-cell office:value-type="float" office:value="59.2152" calcext:value-type="float">
            <text:p>59.2152</text:p>
          </table:table-cell>
          <table:table-cell office:value-type="float" office:value="71.2773" calcext:value-type="float">
            <text:p>71.277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6" calcext:value-type="float">
            <text:p>46.046</text:p>
          </table:table-cell>
          <table:table-cell office:value-type="float" office:value="73.0435" calcext:value-type="float">
            <text:p>73.0435</text:p>
          </table:table-cell>
          <table:table-cell office:value-type="float" office:value="90.455" calcext:value-type="float">
            <text:p>90.455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507" calcext:value-type="float">
            <text:p>43.9507</text:p>
          </table:table-cell>
          <table:table-cell office:value-type="float" office:value="77.8421" calcext:value-type="float">
            <text:p>77.8421</text:p>
          </table:table-cell>
          <table:table-cell office:value-type="float" office:value="98.7095" calcext:value-type="float">
            <text:p>98.709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51" calcext:value-type="float">
            <text:p>40.551</text:p>
          </table:table-cell>
          <table:table-cell office:value-type="float" office:value="71.0167" calcext:value-type="float">
            <text:p>71.0167</text:p>
          </table:table-cell>
          <table:table-cell office:value-type="float" office:value="91.0081" calcext:value-type="float">
            <text:p>91.008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42" calcext:value-type="float">
            <text:p>43.2842</text:p>
          </table:table-cell>
          <table:table-cell office:value-type="float" office:value="61.8011" calcext:value-type="float">
            <text:p>61.8011</text:p>
          </table:table-cell>
          <table:table-cell office:value-type="float" office:value="75.8325" calcext:value-type="float">
            <text:p>75.832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25" calcext:value-type="float">
            <text:p>51.825</text:p>
          </table:table-cell>
          <table:table-cell office:value-type="float" office:value="59.2169" calcext:value-type="float">
            <text:p>59.2169</text:p>
          </table:table-cell>
          <table:table-cell office:value-type="float" office:value="71.277" calcext:value-type="float">
            <text:p>71.27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485" calcext:value-type="float">
            <text:p>46.0485</text:p>
          </table:table-cell>
          <table:table-cell office:value-type="float" office:value="73.0476" calcext:value-type="float">
            <text:p>73.0476</text:p>
          </table:table-cell>
          <table:table-cell office:value-type="float" office:value="90.4597" calcext:value-type="float">
            <text:p>90.459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28" calcext:value-type="float">
            <text:p>43.9528</text:p>
          </table:table-cell>
          <table:table-cell office:value-type="float" office:value="77.845" calcext:value-type="float">
            <text:p>77.845</text:p>
          </table:table-cell>
          <table:table-cell office:value-type="float" office:value="98.7124" calcext:value-type="float">
            <text:p>98.712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72" calcext:value-type="float">
            <text:p>40.5472</text:p>
          </table:table-cell>
          <table:table-cell office:value-type="float" office:value="71.0111" calcext:value-type="float">
            <text:p>71.0111</text:p>
          </table:table-cell>
          <table:table-cell office:value-type="float" office:value="91.0021" calcext:value-type="float">
            <text:p>91.002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32" calcext:value-type="float">
            <text:p>43.2832</text:p>
          </table:table-cell>
          <table:table-cell office:value-type="float" office:value="61.7989" calcext:value-type="float">
            <text:p>61.7989</text:p>
          </table:table-cell>
          <table:table-cell office:value-type="float" office:value="75.8293" calcext:value-type="float">
            <text:p>75.829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257" calcext:value-type="float">
            <text:p>51.8257</text:p>
          </table:table-cell>
          <table:table-cell office:value-type="float" office:value="59.2172" calcext:value-type="float">
            <text:p>59.2172</text:p>
          </table:table-cell>
          <table:table-cell office:value-type="float" office:value="71.2748" calcext:value-type="float">
            <text:p>71.274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56" calcext:value-type="float">
            <text:p>46.0556</text:p>
          </table:table-cell>
          <table:table-cell office:value-type="float" office:value="73.0591" calcext:value-type="float">
            <text:p>73.0591</text:p>
          </table:table-cell>
          <table:table-cell office:value-type="float" office:value="90.4725" calcext:value-type="float">
            <text:p>90.472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48" calcext:value-type="float">
            <text:p>43.9548</text:p>
          </table:table-cell>
          <table:table-cell office:value-type="float" office:value="77.8479" calcext:value-type="float">
            <text:p>77.8479</text:p>
          </table:table-cell>
          <table:table-cell office:value-type="float" office:value="98.7155" calcext:value-type="float">
            <text:p>98.715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5" calcext:value-type="float">
            <text:p>40.545</text:p>
          </table:table-cell>
          <table:table-cell office:value-type="float" office:value="71.0078" calcext:value-type="float">
            <text:p>71.0078</text:p>
          </table:table-cell>
          <table:table-cell office:value-type="float" office:value="90.9983" calcext:value-type="float">
            <text:p>90.998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18" calcext:value-type="float">
            <text:p>43.2818</text:p>
          </table:table-cell>
          <table:table-cell office:value-type="float" office:value="61.7963" calcext:value-type="float">
            <text:p>61.7963</text:p>
          </table:table-cell>
          <table:table-cell office:value-type="float" office:value="75.826" calcext:value-type="float">
            <text:p>75.82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248" calcext:value-type="float">
            <text:p>51.8248</text:p>
          </table:table-cell>
          <table:table-cell office:value-type="float" office:value="59.2142" calcext:value-type="float">
            <text:p>59.2142</text:p>
          </table:table-cell>
          <table:table-cell office:value-type="float" office:value="71.2703" calcext:value-type="float">
            <text:p>71.270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595" calcext:value-type="float">
            <text:p>46.0595</text:p>
          </table:table-cell>
          <table:table-cell office:value-type="float" office:value="73.0655" calcext:value-type="float">
            <text:p>73.0655</text:p>
          </table:table-cell>
          <table:table-cell office:value-type="float" office:value="90.4798" calcext:value-type="float">
            <text:p>90.479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72" calcext:value-type="float">
            <text:p>43.9572</text:p>
          </table:table-cell>
          <table:table-cell office:value-type="float" office:value="77.8513" calcext:value-type="float">
            <text:p>77.8513</text:p>
          </table:table-cell>
          <table:table-cell office:value-type="float" office:value="98.719" calcext:value-type="float">
            <text:p>98.71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99" calcext:value-type="float">
            <text:p>40.5399</text:p>
          </table:table-cell>
          <table:table-cell office:value-type="float" office:value="70.9996" calcext:value-type="float">
            <text:p>70.9996</text:p>
          </table:table-cell>
          <table:table-cell office:value-type="float" office:value="90.9887" calcext:value-type="float">
            <text:p>90.988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96" calcext:value-type="float">
            <text:p>43.2796</text:p>
          </table:table-cell>
          <table:table-cell office:value-type="float" office:value="61.7922" calcext:value-type="float">
            <text:p>61.7922</text:p>
          </table:table-cell>
          <table:table-cell office:value-type="float" office:value="75.8208" calcext:value-type="float">
            <text:p>75.820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193" calcext:value-type="float">
            <text:p>51.8193</text:p>
          </table:table-cell>
          <table:table-cell office:value-type="float" office:value="59.199" calcext:value-type="float">
            <text:p>59.199</text:p>
          </table:table-cell>
          <table:table-cell office:value-type="float" office:value="71.2515" calcext:value-type="float">
            <text:p>71.251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5" calcext:value-type="float">
            <text:p>46.065</text:p>
          </table:table-cell>
          <table:table-cell office:value-type="float" office:value="73.0746" calcext:value-type="float">
            <text:p>73.0746</text:p>
          </table:table-cell>
          <table:table-cell office:value-type="float" office:value="90.4905" calcext:value-type="float">
            <text:p>90.490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92" calcext:value-type="float">
            <text:p>43.9592</text:p>
          </table:table-cell>
          <table:table-cell office:value-type="float" office:value="77.854" calcext:value-type="float">
            <text:p>77.854</text:p>
          </table:table-cell>
          <table:table-cell office:value-type="float" office:value="98.7218" calcext:value-type="float">
            <text:p>98.721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66" calcext:value-type="float">
            <text:p>40.5366</text:p>
          </table:table-cell>
          <table:table-cell office:value-type="float" office:value="70.9941" calcext:value-type="float">
            <text:p>70.9941</text:p>
          </table:table-cell>
          <table:table-cell office:value-type="float" office:value="90.9818" calcext:value-type="float">
            <text:p>90.981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89" calcext:value-type="float">
            <text:p>43.2789</text:p>
          </table:table-cell>
          <table:table-cell office:value-type="float" office:value="61.7907" calcext:value-type="float">
            <text:p>61.7907</text:p>
          </table:table-cell>
          <table:table-cell office:value-type="float" office:value="75.8184" calcext:value-type="float">
            <text:p>75.818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171" calcext:value-type="float">
            <text:p>51.8171</text:p>
          </table:table-cell>
          <table:table-cell office:value-type="float" office:value="59.194" calcext:value-type="float">
            <text:p>59.194</text:p>
          </table:table-cell>
          <table:table-cell office:value-type="float" office:value="71.2467" calcext:value-type="float">
            <text:p>71.246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93" calcext:value-type="float">
            <text:p>46.0693</text:p>
          </table:table-cell>
          <table:table-cell office:value-type="float" office:value="73.0818" calcext:value-type="float">
            <text:p>73.0818</text:p>
          </table:table-cell>
          <table:table-cell office:value-type="float" office:value="90.4988" calcext:value-type="float">
            <text:p>90.498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04" calcext:value-type="float">
            <text:p>43.9604</text:p>
          </table:table-cell>
          <table:table-cell office:value-type="float" office:value="77.8557" calcext:value-type="float">
            <text:p>77.8557</text:p>
          </table:table-cell>
          <table:table-cell office:value-type="float" office:value="98.7234" calcext:value-type="float">
            <text:p>98.723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24" calcext:value-type="float">
            <text:p>40.5324</text:p>
          </table:table-cell>
          <table:table-cell office:value-type="float" office:value="70.9872" calcext:value-type="float">
            <text:p>70.9872</text:p>
          </table:table-cell>
          <table:table-cell office:value-type="float" office:value="90.9731" calcext:value-type="float">
            <text:p>90.973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74" calcext:value-type="float">
            <text:p>43.2774</text:p>
          </table:table-cell>
          <table:table-cell office:value-type="float" office:value="61.7877" calcext:value-type="float">
            <text:p>61.7877</text:p>
          </table:table-cell>
          <table:table-cell office:value-type="float" office:value="75.8145" calcext:value-type="float">
            <text:p>75.814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085" calcext:value-type="float">
            <text:p>51.8085</text:p>
          </table:table-cell>
          <table:table-cell office:value-type="float" office:value="59.1744" calcext:value-type="float">
            <text:p>59.1744</text:p>
          </table:table-cell>
          <table:table-cell office:value-type="float" office:value="71.2266" calcext:value-type="float">
            <text:p>71.226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84" calcext:value-type="float">
            <text:p>46.0784</text:p>
          </table:table-cell>
          <table:table-cell office:value-type="float" office:value="73.0966" calcext:value-type="float">
            <text:p>73.0966</text:p>
          </table:table-cell>
          <table:table-cell office:value-type="float" office:value="90.5154" calcext:value-type="float">
            <text:p>90.515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12" calcext:value-type="float">
            <text:p>43.9612</text:p>
          </table:table-cell>
          <table:table-cell office:value-type="float" office:value="77.8567" calcext:value-type="float">
            <text:p>77.8567</text:p>
          </table:table-cell>
          <table:table-cell office:value-type="float" office:value="98.7241" calcext:value-type="float">
            <text:p>98.724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32" calcext:value-type="float">
            <text:p>40.5332</text:p>
          </table:table-cell>
          <table:table-cell office:value-type="float" office:value="70.9889" calcext:value-type="float">
            <text:p>70.9889</text:p>
          </table:table-cell>
          <table:table-cell office:value-type="float" office:value="90.9757" calcext:value-type="float">
            <text:p>90.975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4" calcext:value-type="float">
            <text:p>43.274</text:p>
          </table:table-cell>
          <table:table-cell office:value-type="float" office:value="61.7812" calcext:value-type="float">
            <text:p>61.7812</text:p>
          </table:table-cell>
          <table:table-cell office:value-type="float" office:value="75.8064" calcext:value-type="float">
            <text:p>75.806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075" calcext:value-type="float">
            <text:p>51.8075</text:p>
          </table:table-cell>
          <table:table-cell office:value-type="float" office:value="59.1721" calcext:value-type="float">
            <text:p>59.1721</text:p>
          </table:table-cell>
          <table:table-cell office:value-type="float" office:value="71.2249" calcext:value-type="float">
            <text:p>71.224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85" calcext:value-type="float">
            <text:p>46.085</text:p>
          </table:table-cell>
          <table:table-cell office:value-type="float" office:value="73.1073" calcext:value-type="float">
            <text:p>73.1073</text:p>
          </table:table-cell>
          <table:table-cell office:value-type="float" office:value="90.5275" calcext:value-type="float">
            <text:p>90.527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3" calcext:value-type="float">
            <text:p>43.963</text:p>
          </table:table-cell>
          <table:table-cell office:value-type="float" office:value="77.859" calcext:value-type="float">
            <text:p>77.859</text:p>
          </table:table-cell>
          <table:table-cell office:value-type="float" office:value="98.7262" calcext:value-type="float">
            <text:p>98.726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32" calcext:value-type="float">
            <text:p>40.5332</text:p>
          </table:table-cell>
          <table:table-cell office:value-type="float" office:value="70.9889" calcext:value-type="float">
            <text:p>70.9889</text:p>
          </table:table-cell>
          <table:table-cell office:value-type="float" office:value="90.9758" calcext:value-type="float">
            <text:p>90.975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31" calcext:value-type="float">
            <text:p>43.2731</text:p>
          </table:table-cell>
          <table:table-cell office:value-type="float" office:value="61.7798" calcext:value-type="float">
            <text:p>61.7798</text:p>
          </table:table-cell>
          <table:table-cell office:value-type="float" office:value="75.8047" calcext:value-type="float">
            <text:p>75.804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8015" calcext:value-type="float">
            <text:p>51.8015</text:p>
          </table:table-cell>
          <table:table-cell office:value-type="float" office:value="59.1591" calcext:value-type="float">
            <text:p>59.1591</text:p>
          </table:table-cell>
          <table:table-cell office:value-type="float" office:value="71.2117" calcext:value-type="float">
            <text:p>71.211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925" calcext:value-type="float">
            <text:p>46.0925</text:p>
          </table:table-cell>
          <table:table-cell office:value-type="float" office:value="73.1194" calcext:value-type="float">
            <text:p>73.1194</text:p>
          </table:table-cell>
          <table:table-cell office:value-type="float" office:value="90.5409" calcext:value-type="float">
            <text:p>90.540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53" calcext:value-type="float">
            <text:p>43.9653</text:p>
          </table:table-cell>
          <table:table-cell office:value-type="float" office:value="77.862" calcext:value-type="float">
            <text:p>77.862</text:p>
          </table:table-cell>
          <table:table-cell office:value-type="float" office:value="98.7286" calcext:value-type="float">
            <text:p>98.728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31" calcext:value-type="float">
            <text:p>40.5331</text:p>
          </table:table-cell>
          <table:table-cell office:value-type="float" office:value="70.9888" calcext:value-type="float">
            <text:p>70.9888</text:p>
          </table:table-cell>
          <table:table-cell office:value-type="float" office:value="90.9756" calcext:value-type="float">
            <text:p>90.975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31" calcext:value-type="float">
            <text:p>43.2731</text:p>
          </table:table-cell>
          <table:table-cell office:value-type="float" office:value="61.7796" calcext:value-type="float">
            <text:p>61.7796</text:p>
          </table:table-cell>
          <table:table-cell office:value-type="float" office:value="75.8045" calcext:value-type="float">
            <text:p>75.804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908" calcext:value-type="float">
            <text:p>51.7908</text:p>
          </table:table-cell>
          <table:table-cell office:value-type="float" office:value="59.1358" calcext:value-type="float">
            <text:p>59.1358</text:p>
          </table:table-cell>
          <table:table-cell office:value-type="float" office:value="71.1866" calcext:value-type="float">
            <text:p>71.186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969" calcext:value-type="float">
            <text:p>46.0969</text:p>
          </table:table-cell>
          <table:table-cell office:value-type="float" office:value="73.1265" calcext:value-type="float">
            <text:p>73.1265</text:p>
          </table:table-cell>
          <table:table-cell office:value-type="float" office:value="90.5486" calcext:value-type="float">
            <text:p>90.548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67" calcext:value-type="float">
            <text:p>43.9667</text:p>
          </table:table-cell>
          <table:table-cell office:value-type="float" office:value="77.8631" calcext:value-type="float">
            <text:p>77.8631</text:p>
          </table:table-cell>
          <table:table-cell office:value-type="float" office:value="98.7284" calcext:value-type="float">
            <text:p>98.728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36" calcext:value-type="float">
            <text:p>40.5336</text:p>
          </table:table-cell>
          <table:table-cell office:value-type="float" office:value="70.9897" calcext:value-type="float">
            <text:p>70.9897</text:p>
          </table:table-cell>
          <table:table-cell office:value-type="float" office:value="90.9769" calcext:value-type="float">
            <text:p>90.976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27" calcext:value-type="float">
            <text:p>43.2727</text:p>
          </table:table-cell>
          <table:table-cell office:value-type="float" office:value="61.7787" calcext:value-type="float">
            <text:p>61.7787</text:p>
          </table:table-cell>
          <table:table-cell office:value-type="float" office:value="75.8033" calcext:value-type="float">
            <text:p>75.803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803" calcext:value-type="float">
            <text:p>51.7803</text:p>
          </table:table-cell>
          <table:table-cell office:value-type="float" office:value="59.1123" calcext:value-type="float">
            <text:p>59.1123</text:p>
          </table:table-cell>
          <table:table-cell office:value-type="float" office:value="71.1631" calcext:value-type="float">
            <text:p>71.1631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44" calcext:value-type="float">
            <text:p>46.1044</text:p>
          </table:table-cell>
          <table:table-cell office:value-type="float" office:value="73.1384" calcext:value-type="float">
            <text:p>73.1384</text:p>
          </table:table-cell>
          <table:table-cell office:value-type="float" office:value="90.5617" calcext:value-type="float">
            <text:p>90.561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9" calcext:value-type="float">
            <text:p>43.969</text:p>
          </table:table-cell>
          <table:table-cell office:value-type="float" office:value="77.8657" calcext:value-type="float">
            <text:p>77.8657</text:p>
          </table:table-cell>
          <table:table-cell office:value-type="float" office:value="98.7297" calcext:value-type="float">
            <text:p>98.729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4" calcext:value-type="float">
            <text:p>40.534</text:p>
          </table:table-cell>
          <table:table-cell office:value-type="float" office:value="70.9902" calcext:value-type="float">
            <text:p>70.9902</text:p>
          </table:table-cell>
          <table:table-cell office:value-type="float" office:value="90.9776" calcext:value-type="float">
            <text:p>90.977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18" calcext:value-type="float">
            <text:p>43.2718</text:p>
          </table:table-cell>
          <table:table-cell office:value-type="float" office:value="61.777" calcext:value-type="float">
            <text:p>61.777</text:p>
          </table:table-cell>
          <table:table-cell office:value-type="float" office:value="75.8009" calcext:value-type="float">
            <text:p>75.800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771" calcext:value-type="float">
            <text:p>51.7771</text:p>
          </table:table-cell>
          <table:table-cell office:value-type="float" office:value="59.1067" calcext:value-type="float">
            <text:p>59.1067</text:p>
          </table:table-cell>
          <table:table-cell office:value-type="float" office:value="71.1604" calcext:value-type="float">
            <text:p>71.160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16" calcext:value-type="float">
            <text:p>46.1116</text:p>
          </table:table-cell>
          <table:table-cell office:value-type="float" office:value="73.1499" calcext:value-type="float">
            <text:p>73.1499</text:p>
          </table:table-cell>
          <table:table-cell office:value-type="float" office:value="90.5743" calcext:value-type="float">
            <text:p>90.574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711" calcext:value-type="float">
            <text:p>43.9711</text:p>
          </table:table-cell>
          <table:table-cell office:value-type="float" office:value="77.868" calcext:value-type="float">
            <text:p>77.868</text:p>
          </table:table-cell>
          <table:table-cell office:value-type="float" office:value="98.7309" calcext:value-type="float">
            <text:p>98.730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42" calcext:value-type="float">
            <text:p>40.5342</text:p>
          </table:table-cell>
          <table:table-cell office:value-type="float" office:value="70.9905" calcext:value-type="float">
            <text:p>70.9905</text:p>
          </table:table-cell>
          <table:table-cell office:value-type="float" office:value="90.9778" calcext:value-type="float">
            <text:p>90.977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" calcext:value-type="float">
            <text:p>43.27</text:p>
          </table:table-cell>
          <table:table-cell office:value-type="float" office:value="61.7738" calcext:value-type="float">
            <text:p>61.7738</text:p>
          </table:table-cell>
          <table:table-cell office:value-type="float" office:value="75.7969" calcext:value-type="float">
            <text:p>75.796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736" calcext:value-type="float">
            <text:p>51.7736</text:p>
          </table:table-cell>
          <table:table-cell office:value-type="float" office:value="59.1" calcext:value-type="float">
            <text:p>59.1</text:p>
          </table:table-cell>
          <table:table-cell office:value-type="float" office:value="71.1558" calcext:value-type="float">
            <text:p>71.155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84" calcext:value-type="float">
            <text:p>46.1184</text:p>
          </table:table-cell>
          <table:table-cell office:value-type="float" office:value="73.1608" calcext:value-type="float">
            <text:p>73.1608</text:p>
          </table:table-cell>
          <table:table-cell office:value-type="float" office:value="90.586" calcext:value-type="float">
            <text:p>90.58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722" calcext:value-type="float">
            <text:p>43.9722</text:p>
          </table:table-cell>
          <table:table-cell office:value-type="float" office:value="77.869" calcext:value-type="float">
            <text:p>77.869</text:p>
          </table:table-cell>
          <table:table-cell office:value-type="float" office:value="98.731" calcext:value-type="float">
            <text:p>98.73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39" calcext:value-type="float">
            <text:p>40.5339</text:p>
          </table:table-cell>
          <table:table-cell office:value-type="float" office:value="70.9901" calcext:value-type="float">
            <text:p>70.9901</text:p>
          </table:table-cell>
          <table:table-cell office:value-type="float" office:value="90.9772" calcext:value-type="float">
            <text:p>90.977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77" calcext:value-type="float">
            <text:p>43.2677</text:p>
          </table:table-cell>
          <table:table-cell office:value-type="float" office:value="61.7694" calcext:value-type="float">
            <text:p>61.7694</text:p>
          </table:table-cell>
          <table:table-cell office:value-type="float" office:value="75.7915" calcext:value-type="float">
            <text:p>75.791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708" calcext:value-type="float">
            <text:p>51.7708</text:p>
          </table:table-cell>
          <table:table-cell office:value-type="float" office:value="59.0954" calcext:value-type="float">
            <text:p>59.0954</text:p>
          </table:table-cell>
          <table:table-cell office:value-type="float" office:value="71.1542" calcext:value-type="float">
            <text:p>71.154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72" calcext:value-type="float">
            <text:p>46.1272</text:p>
          </table:table-cell>
          <table:table-cell office:value-type="float" office:value="73.1747" calcext:value-type="float">
            <text:p>73.1747</text:p>
          </table:table-cell>
          <table:table-cell office:value-type="float" office:value="90.6009" calcext:value-type="float">
            <text:p>90.600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729" calcext:value-type="float">
            <text:p>43.9729</text:p>
          </table:table-cell>
          <table:table-cell office:value-type="float" office:value="77.8697" calcext:value-type="float">
            <text:p>77.8697</text:p>
          </table:table-cell>
          <table:table-cell office:value-type="float" office:value="98.7313" calcext:value-type="float">
            <text:p>98.731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18" calcext:value-type="float">
            <text:p>40.5318</text:p>
          </table:table-cell>
          <table:table-cell office:value-type="float" office:value="70.9866" calcext:value-type="float">
            <text:p>70.9866</text:p>
          </table:table-cell>
          <table:table-cell office:value-type="float" office:value="90.973" calcext:value-type="float">
            <text:p>90.97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74" calcext:value-type="float">
            <text:p>43.2674</text:p>
          </table:table-cell>
          <table:table-cell office:value-type="float" office:value="61.7687" calcext:value-type="float">
            <text:p>61.7687</text:p>
          </table:table-cell>
          <table:table-cell office:value-type="float" office:value="75.7907" calcext:value-type="float">
            <text:p>75.790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681" calcext:value-type="float">
            <text:p>51.7681</text:p>
          </table:table-cell>
          <table:table-cell office:value-type="float" office:value="59.0907" calcext:value-type="float">
            <text:p>59.0907</text:p>
          </table:table-cell>
          <table:table-cell office:value-type="float" office:value="71.1524" calcext:value-type="float">
            <text:p>71.152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24" calcext:value-type="float">
            <text:p>46.1324</text:p>
          </table:table-cell>
          <table:table-cell office:value-type="float" office:value="73.1828" calcext:value-type="float">
            <text:p>73.1828</text:p>
          </table:table-cell>
          <table:table-cell office:value-type="float" office:value="90.6092" calcext:value-type="float">
            <text:p>90.609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734" calcext:value-type="float">
            <text:p>43.9734</text:p>
          </table:table-cell>
          <table:table-cell office:value-type="float" office:value="77.87" calcext:value-type="float">
            <text:p>77.87</text:p>
          </table:table-cell>
          <table:table-cell office:value-type="float" office:value="98.7309" calcext:value-type="float">
            <text:p>98.730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1" calcext:value-type="float">
            <text:p>40.531</text:p>
          </table:table-cell>
          <table:table-cell office:value-type="float" office:value="70.9852" calcext:value-type="float">
            <text:p>70.9852</text:p>
          </table:table-cell>
          <table:table-cell office:value-type="float" office:value="90.971" calcext:value-type="float">
            <text:p>90.97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67" calcext:value-type="float">
            <text:p>43.2667</text:p>
          </table:table-cell>
          <table:table-cell office:value-type="float" office:value="61.7676" calcext:value-type="float">
            <text:p>61.7676</text:p>
          </table:table-cell>
          <table:table-cell office:value-type="float" office:value="75.7896" calcext:value-type="float">
            <text:p>75.789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637" calcext:value-type="float">
            <text:p>51.7637</text:p>
          </table:table-cell>
          <table:table-cell office:value-type="float" office:value="59.0818" calcext:value-type="float">
            <text:p>59.0818</text:p>
          </table:table-cell>
          <table:table-cell office:value-type="float" office:value="71.1458" calcext:value-type="float">
            <text:p>71.145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61" calcext:value-type="float">
            <text:p>46.1361</text:p>
          </table:table-cell>
          <table:table-cell office:value-type="float" office:value="73.1885" calcext:value-type="float">
            <text:p>73.1885</text:p>
          </table:table-cell>
          <table:table-cell office:value-type="float" office:value="90.6151" calcext:value-type="float">
            <text:p>90.615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733" calcext:value-type="float">
            <text:p>43.9733</text:p>
          </table:table-cell>
          <table:table-cell office:value-type="float" office:value="77.8698" calcext:value-type="float">
            <text:p>77.8698</text:p>
          </table:table-cell>
          <table:table-cell office:value-type="float" office:value="98.7303" calcext:value-type="float">
            <text:p>98.730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17" calcext:value-type="float">
            <text:p>40.5317</text:p>
          </table:table-cell>
          <table:table-cell office:value-type="float" office:value="70.9859" calcext:value-type="float">
            <text:p>70.9859</text:p>
          </table:table-cell>
          <table:table-cell office:value-type="float" office:value="90.9712" calcext:value-type="float">
            <text:p>90.971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66" calcext:value-type="float">
            <text:p>43.2666</text:p>
          </table:table-cell>
          <table:table-cell office:value-type="float" office:value="61.7675" calcext:value-type="float">
            <text:p>61.7675</text:p>
          </table:table-cell>
          <table:table-cell office:value-type="float" office:value="75.7897" calcext:value-type="float">
            <text:p>75.789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592" calcext:value-type="float">
            <text:p>51.7592</text:p>
          </table:table-cell>
          <table:table-cell office:value-type="float" office:value="59.0729" calcext:value-type="float">
            <text:p>59.0729</text:p>
          </table:table-cell>
          <table:table-cell office:value-type="float" office:value="71.1389" calcext:value-type="float">
            <text:p>71.138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82" calcext:value-type="float">
            <text:p>46.1382</text:p>
          </table:table-cell>
          <table:table-cell office:value-type="float" office:value="73.1918" calcext:value-type="float">
            <text:p>73.1918</text:p>
          </table:table-cell>
          <table:table-cell office:value-type="float" office:value="90.6185" calcext:value-type="float">
            <text:p>90.618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727" calcext:value-type="float">
            <text:p>43.9727</text:p>
          </table:table-cell>
          <table:table-cell office:value-type="float" office:value="77.8685" calcext:value-type="float">
            <text:p>77.8685</text:p>
          </table:table-cell>
          <table:table-cell office:value-type="float" office:value="98.7283" calcext:value-type="float">
            <text:p>98.728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34" calcext:value-type="float">
            <text:p>40.5334</text:p>
          </table:table-cell>
          <table:table-cell office:value-type="float" office:value="70.9884" calcext:value-type="float">
            <text:p>70.9884</text:p>
          </table:table-cell>
          <table:table-cell office:value-type="float" office:value="90.9741" calcext:value-type="float">
            <text:p>90.974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76" calcext:value-type="float">
            <text:p>43.2676</text:p>
          </table:table-cell>
          <table:table-cell office:value-type="float" office:value="61.7696" calcext:value-type="float">
            <text:p>61.7696</text:p>
          </table:table-cell>
          <table:table-cell office:value-type="float" office:value="75.7926" calcext:value-type="float">
            <text:p>75.792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536" calcext:value-type="float">
            <text:p>51.7536</text:p>
          </table:table-cell>
          <table:table-cell office:value-type="float" office:value="59.0628" calcext:value-type="float">
            <text:p>59.0628</text:p>
          </table:table-cell>
          <table:table-cell office:value-type="float" office:value="71.1344" calcext:value-type="float">
            <text:p>71.134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98" calcext:value-type="float">
            <text:p>46.1398</text:p>
          </table:table-cell>
          <table:table-cell office:value-type="float" office:value="73.1942" calcext:value-type="float">
            <text:p>73.1942</text:p>
          </table:table-cell>
          <table:table-cell office:value-type="float" office:value="90.6209" calcext:value-type="float">
            <text:p>90.620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716" calcext:value-type="float">
            <text:p>43.9716</text:p>
          </table:table-cell>
          <table:table-cell office:value-type="float" office:value="77.8665" calcext:value-type="float">
            <text:p>77.8665</text:p>
          </table:table-cell>
          <table:table-cell office:value-type="float" office:value="98.7255" calcext:value-type="float">
            <text:p>98.725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55" calcext:value-type="float">
            <text:p>40.5355</text:p>
          </table:table-cell>
          <table:table-cell office:value-type="float" office:value="70.9913" calcext:value-type="float">
            <text:p>70.9913</text:p>
          </table:table-cell>
          <table:table-cell office:value-type="float" office:value="90.9766" calcext:value-type="float">
            <text:p>90.976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678" calcext:value-type="float">
            <text:p>43.2678</text:p>
          </table:table-cell>
          <table:table-cell office:value-type="float" office:value="61.7701" calcext:value-type="float">
            <text:p>61.7701</text:p>
          </table:table-cell>
          <table:table-cell office:value-type="float" office:value="75.7934" calcext:value-type="float">
            <text:p>75.793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473" calcext:value-type="float">
            <text:p>51.7473</text:p>
          </table:table-cell>
          <table:table-cell office:value-type="float" office:value="59.0508" calcext:value-type="float">
            <text:p>59.0508</text:p>
          </table:table-cell>
          <table:table-cell office:value-type="float" office:value="71.1259" calcext:value-type="float">
            <text:p>71.125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1" calcext:value-type="float">
            <text:p>46.141</text:p>
          </table:table-cell>
          <table:table-cell office:value-type="float" office:value="73.196" calcext:value-type="float">
            <text:p>73.196</text:p>
          </table:table-cell>
          <table:table-cell office:value-type="float" office:value="90.6223" calcext:value-type="float">
            <text:p>90.6223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707" calcext:value-type="float">
            <text:p>43.9707</text:p>
          </table:table-cell>
          <table:table-cell office:value-type="float" office:value="77.8648" calcext:value-type="float">
            <text:p>77.8648</text:p>
          </table:table-cell>
          <table:table-cell office:value-type="float" office:value="98.7233" calcext:value-type="float">
            <text:p>98.723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68" calcext:value-type="float">
            <text:p>40.5368</text:p>
          </table:table-cell>
          <table:table-cell office:value-type="float" office:value="70.9931" calcext:value-type="float">
            <text:p>70.9931</text:p>
          </table:table-cell>
          <table:table-cell office:value-type="float" office:value="90.9786" calcext:value-type="float">
            <text:p>90.978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34" calcext:value-type="float">
            <text:p>43.2734</text:p>
          </table:table-cell>
          <table:table-cell office:value-type="float" office:value="61.7806" calcext:value-type="float">
            <text:p>61.7806</text:p>
          </table:table-cell>
          <table:table-cell office:value-type="float" office:value="75.8063" calcext:value-type="float">
            <text:p>75.8063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349" calcext:value-type="float">
            <text:p>51.7349</text:p>
          </table:table-cell>
          <table:table-cell office:value-type="float" office:value="59.0257" calcext:value-type="float">
            <text:p>59.0257</text:p>
          </table:table-cell>
          <table:table-cell office:value-type="float" office:value="71.1036" calcext:value-type="float">
            <text:p>71.103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26" calcext:value-type="float">
            <text:p>46.1426</text:p>
          </table:table-cell>
          <table:table-cell office:value-type="float" office:value="73.1982" calcext:value-type="float">
            <text:p>73.1982</text:p>
          </table:table-cell>
          <table:table-cell office:value-type="float" office:value="90.6244" calcext:value-type="float">
            <text:p>90.624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83" calcext:value-type="float">
            <text:p>43.9683</text:p>
          </table:table-cell>
          <table:table-cell office:value-type="float" office:value="77.8608" calcext:value-type="float">
            <text:p>77.8608</text:p>
          </table:table-cell>
          <table:table-cell office:value-type="float" office:value="98.7182" calcext:value-type="float">
            <text:p>98.718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73" calcext:value-type="float">
            <text:p>40.5373</text:p>
          </table:table-cell>
          <table:table-cell office:value-type="float" office:value="70.9936" calcext:value-type="float">
            <text:p>70.9936</text:p>
          </table:table-cell>
          <table:table-cell office:value-type="float" office:value="90.9787" calcext:value-type="float">
            <text:p>90.978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65" calcext:value-type="float">
            <text:p>43.2765</text:p>
          </table:table-cell>
          <table:table-cell office:value-type="float" office:value="61.7862" calcext:value-type="float">
            <text:p>61.7862</text:p>
          </table:table-cell>
          <table:table-cell office:value-type="float" office:value="75.8131" calcext:value-type="float">
            <text:p>75.813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215" calcext:value-type="float">
            <text:p>51.7215</text:p>
          </table:table-cell>
          <table:table-cell office:value-type="float" office:value="58.9995" calcext:value-type="float">
            <text:p>58.9995</text:p>
          </table:table-cell>
          <table:table-cell office:value-type="float" office:value="71.0837" calcext:value-type="float">
            <text:p>71.083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415" calcext:value-type="float">
            <text:p>46.1415</text:p>
          </table:table-cell>
          <table:table-cell office:value-type="float" office:value="73.1962" calcext:value-type="float">
            <text:p>73.1962</text:p>
          </table:table-cell>
          <table:table-cell office:value-type="float" office:value="90.6213" calcext:value-type="float">
            <text:p>90.621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62" calcext:value-type="float">
            <text:p>43.9662</text:p>
          </table:table-cell>
          <table:table-cell office:value-type="float" office:value="77.858" calcext:value-type="float">
            <text:p>77.858</text:p>
          </table:table-cell>
          <table:table-cell office:value-type="float" office:value="98.7155" calcext:value-type="float">
            <text:p>98.715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75" calcext:value-type="float">
            <text:p>40.5375</text:p>
          </table:table-cell>
          <table:table-cell office:value-type="float" office:value="70.9935" calcext:value-type="float">
            <text:p>70.9935</text:p>
          </table:table-cell>
          <table:table-cell office:value-type="float" office:value="90.9782" calcext:value-type="float">
            <text:p>90.978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794" calcext:value-type="float">
            <text:p>43.2794</text:p>
          </table:table-cell>
          <table:table-cell office:value-type="float" office:value="61.7918" calcext:value-type="float">
            <text:p>61.7918</text:p>
          </table:table-cell>
          <table:table-cell office:value-type="float" office:value="75.8204" calcext:value-type="float">
            <text:p>75.820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7078" calcext:value-type="float">
            <text:p>51.7078</text:p>
          </table:table-cell>
          <table:table-cell office:value-type="float" office:value="58.9736" calcext:value-type="float">
            <text:p>58.9736</text:p>
          </table:table-cell>
          <table:table-cell office:value-type="float" office:value="71.0633" calcext:value-type="float">
            <text:p>71.063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91" calcext:value-type="float">
            <text:p>46.1391</text:p>
          </table:table-cell>
          <table:table-cell office:value-type="float" office:value="73.1919" calcext:value-type="float">
            <text:p>73.1919</text:p>
          </table:table-cell>
          <table:table-cell office:value-type="float" office:value="90.6158" calcext:value-type="float">
            <text:p>90.615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31" calcext:value-type="float">
            <text:p>43.9631</text:p>
          </table:table-cell>
          <table:table-cell office:value-type="float" office:value="77.8534" calcext:value-type="float">
            <text:p>77.8534</text:p>
          </table:table-cell>
          <table:table-cell office:value-type="float" office:value="98.7107" calcext:value-type="float">
            <text:p>98.710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81" calcext:value-type="float">
            <text:p>40.5381</text:p>
          </table:table-cell>
          <table:table-cell office:value-type="float" office:value="70.9946" calcext:value-type="float">
            <text:p>70.9946</text:p>
          </table:table-cell>
          <table:table-cell office:value-type="float" office:value="90.9797" calcext:value-type="float">
            <text:p>90.979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02" calcext:value-type="float">
            <text:p>43.2802</text:p>
          </table:table-cell>
          <table:table-cell office:value-type="float" office:value="61.7935" calcext:value-type="float">
            <text:p>61.7935</text:p>
          </table:table-cell>
          <table:table-cell office:value-type="float" office:value="75.8229" calcext:value-type="float">
            <text:p>75.822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969" calcext:value-type="float">
            <text:p>51.6969</text:p>
          </table:table-cell>
          <table:table-cell office:value-type="float" office:value="58.9524" calcext:value-type="float">
            <text:p>58.9524</text:p>
          </table:table-cell>
          <table:table-cell office:value-type="float" office:value="71.045" calcext:value-type="float">
            <text:p>71.04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78" calcext:value-type="float">
            <text:p>46.1378</text:p>
          </table:table-cell>
          <table:table-cell office:value-type="float" office:value="73.1893" calcext:value-type="float">
            <text:p>73.1893</text:p>
          </table:table-cell>
          <table:table-cell office:value-type="float" office:value="90.6125" calcext:value-type="float">
            <text:p>90.612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61" calcext:value-type="float">
            <text:p>43.961</text:p>
          </table:table-cell>
          <table:table-cell office:value-type="float" office:value="77.8506" calcext:value-type="float">
            <text:p>77.8506</text:p>
          </table:table-cell>
          <table:table-cell office:value-type="float" office:value="98.7082" calcext:value-type="float">
            <text:p>98.708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76" calcext:value-type="float">
            <text:p>40.5376</text:p>
          </table:table-cell>
          <table:table-cell office:value-type="float" office:value="70.9939" calcext:value-type="float">
            <text:p>70.9939</text:p>
          </table:table-cell>
          <table:table-cell office:value-type="float" office:value="90.979" calcext:value-type="float">
            <text:p>90.97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28" calcext:value-type="float">
            <text:p>43.2828</text:p>
          </table:table-cell>
          <table:table-cell office:value-type="float" office:value="61.7984" calcext:value-type="float">
            <text:p>61.7984</text:p>
          </table:table-cell>
          <table:table-cell office:value-type="float" office:value="75.8292" calcext:value-type="float">
            <text:p>75.829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874" calcext:value-type="float">
            <text:p>51.6874</text:p>
          </table:table-cell>
          <table:table-cell office:value-type="float" office:value="58.934" calcext:value-type="float">
            <text:p>58.934</text:p>
          </table:table-cell>
          <table:table-cell office:value-type="float" office:value="71.029" calcext:value-type="float">
            <text:p>71.02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41" calcext:value-type="float">
            <text:p>46.1341</text:p>
          </table:table-cell>
          <table:table-cell office:value-type="float" office:value="73.183" calcext:value-type="float">
            <text:p>73.183</text:p>
          </table:table-cell>
          <table:table-cell office:value-type="float" office:value="90.6047" calcext:value-type="float">
            <text:p>90.604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89" calcext:value-type="float">
            <text:p>43.9589</text:p>
          </table:table-cell>
          <table:table-cell office:value-type="float" office:value="77.8477" calcext:value-type="float">
            <text:p>77.8477</text:p>
          </table:table-cell>
          <table:table-cell office:value-type="float" office:value="98.7054" calcext:value-type="float">
            <text:p>98.705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66" calcext:value-type="float">
            <text:p>40.5366</text:p>
          </table:table-cell>
          <table:table-cell office:value-type="float" office:value="70.9927" calcext:value-type="float">
            <text:p>70.9927</text:p>
          </table:table-cell>
          <table:table-cell office:value-type="float" office:value="90.9783" calcext:value-type="float">
            <text:p>90.978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32" calcext:value-type="float">
            <text:p>43.2832</text:p>
          </table:table-cell>
          <table:table-cell office:value-type="float" office:value="61.7996" calcext:value-type="float">
            <text:p>61.7996</text:p>
          </table:table-cell>
          <table:table-cell office:value-type="float" office:value="75.8315" calcext:value-type="float">
            <text:p>75.831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672" calcext:value-type="float">
            <text:p>51.6672</text:p>
          </table:table-cell>
          <table:table-cell office:value-type="float" office:value="58.8915" calcext:value-type="float">
            <text:p>58.8915</text:p>
          </table:table-cell>
          <table:table-cell office:value-type="float" office:value="70.9883" calcext:value-type="float">
            <text:p>70.988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317" calcext:value-type="float">
            <text:p>46.1317</text:p>
          </table:table-cell>
          <table:table-cell office:value-type="float" office:value="73.179" calcext:value-type="float">
            <text:p>73.179</text:p>
          </table:table-cell>
          <table:table-cell office:value-type="float" office:value="90.5997" calcext:value-type="float">
            <text:p>90.5997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58" calcext:value-type="float">
            <text:p>43.9558</text:p>
          </table:table-cell>
          <table:table-cell office:value-type="float" office:value="77.8432" calcext:value-type="float">
            <text:p>77.8432</text:p>
          </table:table-cell>
          <table:table-cell office:value-type="float" office:value="98.7006" calcext:value-type="float">
            <text:p>98.700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5" calcext:value-type="float">
            <text:p>40.535</text:p>
          </table:table-cell>
          <table:table-cell office:value-type="float" office:value="70.9905" calcext:value-type="float">
            <text:p>70.9905</text:p>
          </table:table-cell>
          <table:table-cell office:value-type="float" office:value="90.9763" calcext:value-type="float">
            <text:p>90.976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55" calcext:value-type="float">
            <text:p>43.2855</text:p>
          </table:table-cell>
          <table:table-cell office:value-type="float" office:value="61.8042" calcext:value-type="float">
            <text:p>61.8042</text:p>
          </table:table-cell>
          <table:table-cell office:value-type="float" office:value="75.8377" calcext:value-type="float">
            <text:p>75.837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532" calcext:value-type="float">
            <text:p>51.6532</text:p>
          </table:table-cell>
          <table:table-cell office:value-type="float" office:value="58.8622" calcext:value-type="float">
            <text:p>58.8622</text:p>
          </table:table-cell>
          <table:table-cell office:value-type="float" office:value="70.9612" calcext:value-type="float">
            <text:p>70.961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75" calcext:value-type="float">
            <text:p>46.1275</text:p>
          </table:table-cell>
          <table:table-cell office:value-type="float" office:value="73.1717" calcext:value-type="float">
            <text:p>73.1717</text:p>
          </table:table-cell>
          <table:table-cell office:value-type="float" office:value="90.591" calcext:value-type="float">
            <text:p>90.59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32" calcext:value-type="float">
            <text:p>43.9532</text:p>
          </table:table-cell>
          <table:table-cell office:value-type="float" office:value="77.8393" calcext:value-type="float">
            <text:p>77.8393</text:p>
          </table:table-cell>
          <table:table-cell office:value-type="float" office:value="98.6965" calcext:value-type="float">
            <text:p>98.696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54" calcext:value-type="float">
            <text:p>40.5354</text:p>
          </table:table-cell>
          <table:table-cell office:value-type="float" office:value="70.9915" calcext:value-type="float">
            <text:p>70.9915</text:p>
          </table:table-cell>
          <table:table-cell office:value-type="float" office:value="90.978" calcext:value-type="float">
            <text:p>90.97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867" calcext:value-type="float">
            <text:p>43.2867</text:p>
          </table:table-cell>
          <table:table-cell office:value-type="float" office:value="61.8067" calcext:value-type="float">
            <text:p>61.8067</text:p>
          </table:table-cell>
          <table:table-cell office:value-type="float" office:value="75.8416" calcext:value-type="float">
            <text:p>75.841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412" calcext:value-type="float">
            <text:p>51.6412</text:p>
          </table:table-cell>
          <table:table-cell office:value-type="float" office:value="58.8377" calcext:value-type="float">
            <text:p>58.8377</text:p>
          </table:table-cell>
          <table:table-cell office:value-type="float" office:value="70.939" calcext:value-type="float">
            <text:p>70.93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23" calcext:value-type="float">
            <text:p>46.123</text:p>
          </table:table-cell>
          <table:table-cell office:value-type="float" office:value="73.1642" calcext:value-type="float">
            <text:p>73.1642</text:p>
          </table:table-cell>
          <table:table-cell office:value-type="float" office:value="90.582" calcext:value-type="float">
            <text:p>90.58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513" calcext:value-type="float">
            <text:p>43.9513</text:p>
          </table:table-cell>
          <table:table-cell office:value-type="float" office:value="77.8367" calcext:value-type="float">
            <text:p>77.8367</text:p>
          </table:table-cell>
          <table:table-cell office:value-type="float" office:value="98.6939" calcext:value-type="float">
            <text:p>98.693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375" calcext:value-type="float">
            <text:p>40.5375</text:p>
          </table:table-cell>
          <table:table-cell office:value-type="float" office:value="70.9949" calcext:value-type="float">
            <text:p>70.9949</text:p>
          </table:table-cell>
          <table:table-cell office:value-type="float" office:value="90.9823" calcext:value-type="float">
            <text:p>90.982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26" calcext:value-type="float">
            <text:p>43.2926</text:p>
          </table:table-cell>
          <table:table-cell office:value-type="float" office:value="61.8181" calcext:value-type="float">
            <text:p>61.8181</text:p>
          </table:table-cell>
          <table:table-cell office:value-type="float" office:value="75.8564" calcext:value-type="float">
            <text:p>75.856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292" calcext:value-type="float">
            <text:p>51.6292</text:p>
          </table:table-cell>
          <table:table-cell office:value-type="float" office:value="58.8133" calcext:value-type="float">
            <text:p>58.8133</text:p>
          </table:table-cell>
          <table:table-cell office:value-type="float" office:value="70.917" calcext:value-type="float">
            <text:p>70.91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9" calcext:value-type="float">
            <text:p>46.119</text:p>
          </table:table-cell>
          <table:table-cell office:value-type="float" office:value="73.1574" calcext:value-type="float">
            <text:p>73.1574</text:p>
          </table:table-cell>
          <table:table-cell office:value-type="float" office:value="90.5738" calcext:value-type="float">
            <text:p>90.573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95" calcext:value-type="float">
            <text:p>43.9495</text:p>
          </table:table-cell>
          <table:table-cell office:value-type="float" office:value="77.8343" calcext:value-type="float">
            <text:p>77.8343</text:p>
          </table:table-cell>
          <table:table-cell office:value-type="float" office:value="98.6918" calcext:value-type="float">
            <text:p>98.691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04" calcext:value-type="float">
            <text:p>40.5404</text:p>
          </table:table-cell>
          <table:table-cell office:value-type="float" office:value="70.9997" calcext:value-type="float">
            <text:p>70.9997</text:p>
          </table:table-cell>
          <table:table-cell office:value-type="float" office:value="90.9884" calcext:value-type="float">
            <text:p>90.988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58" calcext:value-type="float">
            <text:p>43.2958</text:p>
          </table:table-cell>
          <table:table-cell office:value-type="float" office:value="61.8241" calcext:value-type="float">
            <text:p>61.8241</text:p>
          </table:table-cell>
          <table:table-cell office:value-type="float" office:value="75.864" calcext:value-type="float">
            <text:p>75.86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6087" calcext:value-type="float">
            <text:p>51.6087</text:p>
          </table:table-cell>
          <table:table-cell office:value-type="float" office:value="58.7697" calcext:value-type="float">
            <text:p>58.7697</text:p>
          </table:table-cell>
          <table:table-cell office:value-type="float" office:value="70.8716" calcext:value-type="float">
            <text:p>70.871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52" calcext:value-type="float">
            <text:p>46.1152</text:p>
          </table:table-cell>
          <table:table-cell office:value-type="float" office:value="73.151" calcext:value-type="float">
            <text:p>73.151</text:p>
          </table:table-cell>
          <table:table-cell office:value-type="float" office:value="90.5663" calcext:value-type="float">
            <text:p>90.566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84" calcext:value-type="float">
            <text:p>43.9484</text:p>
          </table:table-cell>
          <table:table-cell office:value-type="float" office:value="77.8328" calcext:value-type="float">
            <text:p>77.8328</text:p>
          </table:table-cell>
          <table:table-cell office:value-type="float" office:value="98.6905" calcext:value-type="float">
            <text:p>98.690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4" calcext:value-type="float">
            <text:p>40.544</text:p>
          </table:table-cell>
          <table:table-cell office:value-type="float" office:value="71.0055" calcext:value-type="float">
            <text:p>71.0055</text:p>
          </table:table-cell>
          <table:table-cell office:value-type="float" office:value="90.9955" calcext:value-type="float">
            <text:p>90.995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7" calcext:value-type="float">
            <text:p>43.297</text:p>
          </table:table-cell>
          <table:table-cell office:value-type="float" office:value="61.8263" calcext:value-type="float">
            <text:p>61.8263</text:p>
          </table:table-cell>
          <table:table-cell office:value-type="float" office:value="75.8664" calcext:value-type="float">
            <text:p>75.866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867" calcext:value-type="float">
            <text:p>51.5867</text:p>
          </table:table-cell>
          <table:table-cell office:value-type="float" office:value="58.7224" calcext:value-type="float">
            <text:p>58.7224</text:p>
          </table:table-cell>
          <table:table-cell office:value-type="float" office:value="70.8214" calcext:value-type="float">
            <text:p>70.821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113" calcext:value-type="float">
            <text:p>46.1113</text:p>
          </table:table-cell>
          <table:table-cell office:value-type="float" office:value="73.1446" calcext:value-type="float">
            <text:p>73.1446</text:p>
          </table:table-cell>
          <table:table-cell office:value-type="float" office:value="90.5588" calcext:value-type="float">
            <text:p>90.558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76" calcext:value-type="float">
            <text:p>43.9476</text:p>
          </table:table-cell>
          <table:table-cell office:value-type="float" office:value="77.8319" calcext:value-type="float">
            <text:p>77.8319</text:p>
          </table:table-cell>
          <table:table-cell office:value-type="float" office:value="98.69" calcext:value-type="float">
            <text:p>98.6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488" calcext:value-type="float">
            <text:p>40.5488</text:p>
          </table:table-cell>
          <table:table-cell office:value-type="float" office:value="71.0134" calcext:value-type="float">
            <text:p>71.0134</text:p>
          </table:table-cell>
          <table:table-cell office:value-type="float" office:value="91.0052" calcext:value-type="float">
            <text:p>91.005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2991" calcext:value-type="float">
            <text:p>43.2991</text:p>
          </table:table-cell>
          <table:table-cell office:value-type="float" office:value="61.83" calcext:value-type="float">
            <text:p>61.83</text:p>
          </table:table-cell>
          <table:table-cell office:value-type="float" office:value="75.8709" calcext:value-type="float">
            <text:p>75.870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617" calcext:value-type="float">
            <text:p>51.5617</text:p>
          </table:table-cell>
          <table:table-cell office:value-type="float" office:value="58.6684" calcext:value-type="float">
            <text:p>58.6684</text:p>
          </table:table-cell>
          <table:table-cell office:value-type="float" office:value="70.7649" calcext:value-type="float">
            <text:p>70.764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7" calcext:value-type="float">
            <text:p>46.107</text:p>
          </table:table-cell>
          <table:table-cell office:value-type="float" office:value="73.1374" calcext:value-type="float">
            <text:p>73.1374</text:p>
          </table:table-cell>
          <table:table-cell office:value-type="float" office:value="90.5504" calcext:value-type="float">
            <text:p>90.550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73" calcext:value-type="float">
            <text:p>43.9473</text:p>
          </table:table-cell>
          <table:table-cell office:value-type="float" office:value="77.8315" calcext:value-type="float">
            <text:p>77.8315</text:p>
          </table:table-cell>
          <table:table-cell office:value-type="float" office:value="98.6895" calcext:value-type="float">
            <text:p>98.689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529" calcext:value-type="float">
            <text:p>40.5529</text:p>
          </table:table-cell>
          <table:table-cell office:value-type="float" office:value="71.02" calcext:value-type="float">
            <text:p>71.02</text:p>
          </table:table-cell>
          <table:table-cell office:value-type="float" office:value="91.0133" calcext:value-type="float">
            <text:p>91.013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034" calcext:value-type="float">
            <text:p>43.3034</text:p>
          </table:table-cell>
          <table:table-cell office:value-type="float" office:value="61.838" calcext:value-type="float">
            <text:p>61.838</text:p>
          </table:table-cell>
          <table:table-cell office:value-type="float" office:value="75.8807" calcext:value-type="float">
            <text:p>75.880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304" calcext:value-type="float">
            <text:p>51.5304</text:p>
          </table:table-cell>
          <table:table-cell office:value-type="float" office:value="58.6038" calcext:value-type="float">
            <text:p>58.6038</text:p>
          </table:table-cell>
          <table:table-cell office:value-type="float" office:value="70.6994" calcext:value-type="float">
            <text:p>70.699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1004" calcext:value-type="float">
            <text:p>46.1004</text:p>
          </table:table-cell>
          <table:table-cell office:value-type="float" office:value="73.1265" calcext:value-type="float">
            <text:p>73.1265</text:p>
          </table:table-cell>
          <table:table-cell office:value-type="float" office:value="90.5378" calcext:value-type="float">
            <text:p>90.537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67" calcext:value-type="float">
            <text:p>43.9467</text:p>
          </table:table-cell>
          <table:table-cell office:value-type="float" office:value="77.8306" calcext:value-type="float">
            <text:p>77.8306</text:p>
          </table:table-cell>
          <table:table-cell office:value-type="float" office:value="98.6885" calcext:value-type="float">
            <text:p>98.688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568" calcext:value-type="float">
            <text:p>40.5568</text:p>
          </table:table-cell>
          <table:table-cell office:value-type="float" office:value="71.0258" calcext:value-type="float">
            <text:p>71.0258</text:p>
          </table:table-cell>
          <table:table-cell office:value-type="float" office:value="91.0197" calcext:value-type="float">
            <text:p>91.019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07" calcext:value-type="float">
            <text:p>43.3107</text:p>
          </table:table-cell>
          <table:table-cell office:value-type="float" office:value="61.8514" calcext:value-type="float">
            <text:p>61.8514</text:p>
          </table:table-cell>
          <table:table-cell office:value-type="float" office:value="75.8968" calcext:value-type="float">
            <text:p>75.896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5011" calcext:value-type="float">
            <text:p>51.5011</text:p>
          </table:table-cell>
          <table:table-cell office:value-type="float" office:value="58.545" calcext:value-type="float">
            <text:p>58.545</text:p>
          </table:table-cell>
          <table:table-cell office:value-type="float" office:value="70.6453" calcext:value-type="float">
            <text:p>70.6453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932" calcext:value-type="float">
            <text:p>46.0932</text:p>
          </table:table-cell>
          <table:table-cell office:value-type="float" office:value="73.1147" calcext:value-type="float">
            <text:p>73.1147</text:p>
          </table:table-cell>
          <table:table-cell office:value-type="float" office:value="90.5243" calcext:value-type="float">
            <text:p>90.524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53" calcext:value-type="float">
            <text:p>43.9453</text:p>
          </table:table-cell>
          <table:table-cell office:value-type="float" office:value="77.8281" calcext:value-type="float">
            <text:p>77.8281</text:p>
          </table:table-cell>
          <table:table-cell office:value-type="float" office:value="98.6852" calcext:value-type="float">
            <text:p>98.685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637" calcext:value-type="float">
            <text:p>40.5637</text:p>
          </table:table-cell>
          <table:table-cell office:value-type="float" office:value="71.0367" calcext:value-type="float">
            <text:p>71.0367</text:p>
          </table:table-cell>
          <table:table-cell office:value-type="float" office:value="91.0324" calcext:value-type="float">
            <text:p>91.032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163" calcext:value-type="float">
            <text:p>43.3163</text:p>
          </table:table-cell>
          <table:table-cell office:value-type="float" office:value="61.8616" calcext:value-type="float">
            <text:p>61.8616</text:p>
          </table:table-cell>
          <table:table-cell office:value-type="float" office:value="75.9088" calcext:value-type="float">
            <text:p>75.9088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4825" calcext:value-type="float">
            <text:p>51.4825</text:p>
          </table:table-cell>
          <table:table-cell office:value-type="float" office:value="58.5095" calcext:value-type="float">
            <text:p>58.5095</text:p>
          </table:table-cell>
          <table:table-cell office:value-type="float" office:value="70.6147" calcext:value-type="float">
            <text:p>70.614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884" calcext:value-type="float">
            <text:p>46.0884</text:p>
          </table:table-cell>
          <table:table-cell office:value-type="float" office:value="73.1066" calcext:value-type="float">
            <text:p>73.1066</text:p>
          </table:table-cell>
          <table:table-cell office:value-type="float" office:value="90.5149" calcext:value-type="float">
            <text:p>90.514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4" calcext:value-type="float">
            <text:p>43.944</text:p>
          </table:table-cell>
          <table:table-cell office:value-type="float" office:value="77.8262" calcext:value-type="float">
            <text:p>77.8262</text:p>
          </table:table-cell>
          <table:table-cell office:value-type="float" office:value="98.683" calcext:value-type="float">
            <text:p>98.68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702" calcext:value-type="float">
            <text:p>40.5702</text:p>
          </table:table-cell>
          <table:table-cell office:value-type="float" office:value="71.0468" calcext:value-type="float">
            <text:p>71.0468</text:p>
          </table:table-cell>
          <table:table-cell office:value-type="float" office:value="91.044" calcext:value-type="float">
            <text:p>91.044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209" calcext:value-type="float">
            <text:p>43.3209</text:p>
          </table:table-cell>
          <table:table-cell office:value-type="float" office:value="61.8699" calcext:value-type="float">
            <text:p>61.8699</text:p>
          </table:table-cell>
          <table:table-cell office:value-type="float" office:value="75.9182" calcext:value-type="float">
            <text:p>75.918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4648" calcext:value-type="float">
            <text:p>51.4648</text:p>
          </table:table-cell>
          <table:table-cell office:value-type="float" office:value="58.4791" calcext:value-type="float">
            <text:p>58.4791</text:p>
          </table:table-cell>
          <table:table-cell office:value-type="float" office:value="70.5938" calcext:value-type="float">
            <text:p>70.593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838" calcext:value-type="float">
            <text:p>46.0838</text:p>
          </table:table-cell>
          <table:table-cell office:value-type="float" office:value="73.099" calcext:value-type="float">
            <text:p>73.099</text:p>
          </table:table-cell>
          <table:table-cell office:value-type="float" office:value="90.506" calcext:value-type="float">
            <text:p>90.50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28" calcext:value-type="float">
            <text:p>43.9428</text:p>
          </table:table-cell>
          <table:table-cell office:value-type="float" office:value="77.8245" calcext:value-type="float">
            <text:p>77.8245</text:p>
          </table:table-cell>
          <table:table-cell office:value-type="float" office:value="98.6814" calcext:value-type="float">
            <text:p>98.6814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747" calcext:value-type="float">
            <text:p>40.5747</text:p>
          </table:table-cell>
          <table:table-cell office:value-type="float" office:value="71.0538" calcext:value-type="float">
            <text:p>71.0538</text:p>
          </table:table-cell>
          <table:table-cell office:value-type="float" office:value="91.0521" calcext:value-type="float">
            <text:p>91.0521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245" calcext:value-type="float">
            <text:p>43.3245</text:p>
          </table:table-cell>
          <table:table-cell office:value-type="float" office:value="61.8765" calcext:value-type="float">
            <text:p>61.8765</text:p>
          </table:table-cell>
          <table:table-cell office:value-type="float" office:value="75.9262" calcext:value-type="float">
            <text:p>75.926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4447" calcext:value-type="float">
            <text:p>51.4447</text:p>
          </table:table-cell>
          <table:table-cell office:value-type="float" office:value="58.4467" calcext:value-type="float">
            <text:p>58.4467</text:p>
          </table:table-cell>
          <table:table-cell office:value-type="float" office:value="70.5786" calcext:value-type="float">
            <text:p>70.578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805" calcext:value-type="float">
            <text:p>46.0805</text:p>
          </table:table-cell>
          <table:table-cell office:value-type="float" office:value="73.0937" calcext:value-type="float">
            <text:p>73.0937</text:p>
          </table:table-cell>
          <table:table-cell office:value-type="float" office:value="90.5" calcext:value-type="float">
            <text:p>90.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414" calcext:value-type="float">
            <text:p>43.9414</text:p>
          </table:table-cell>
          <table:table-cell office:value-type="float" office:value="77.8225" calcext:value-type="float">
            <text:p>77.8225</text:p>
          </table:table-cell>
          <table:table-cell office:value-type="float" office:value="98.6792" calcext:value-type="float">
            <text:p>98.679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77" calcext:value-type="float">
            <text:p>40.577</text:p>
          </table:table-cell>
          <table:table-cell office:value-type="float" office:value="71.0575" calcext:value-type="float">
            <text:p>71.0575</text:p>
          </table:table-cell>
          <table:table-cell office:value-type="float" office:value="91.0565" calcext:value-type="float">
            <text:p>91.056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289" calcext:value-type="float">
            <text:p>43.3289</text:p>
          </table:table-cell>
          <table:table-cell office:value-type="float" office:value="61.884" calcext:value-type="float">
            <text:p>61.884</text:p>
          </table:table-cell>
          <table:table-cell office:value-type="float" office:value="75.9339" calcext:value-type="float">
            <text:p>75.933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4301" calcext:value-type="float">
            <text:p>51.4301</text:p>
          </table:table-cell>
          <table:table-cell office:value-type="float" office:value="58.425" calcext:value-type="float">
            <text:p>58.425</text:p>
          </table:table-cell>
          <table:table-cell office:value-type="float" office:value="70.5734" calcext:value-type="float">
            <text:p>70.573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77" calcext:value-type="float">
            <text:p>46.0777</text:p>
          </table:table-cell>
          <table:table-cell office:value-type="float" office:value="73.0892" calcext:value-type="float">
            <text:p>73.0892</text:p>
          </table:table-cell>
          <table:table-cell office:value-type="float" office:value="90.495" calcext:value-type="float">
            <text:p>90.49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95" calcext:value-type="float">
            <text:p>43.9395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98.6763" calcext:value-type="float">
            <text:p>98.676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" calcext:value-type="float">
            <text:p>40.58</text:p>
          </table:table-cell>
          <table:table-cell office:value-type="float" office:value="71.0622" calcext:value-type="float">
            <text:p>71.0622</text:p>
          </table:table-cell>
          <table:table-cell office:value-type="float" office:value="91.0622" calcext:value-type="float">
            <text:p>91.062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18" calcext:value-type="float">
            <text:p>43.3318</text:p>
          </table:table-cell>
          <table:table-cell office:value-type="float" office:value="61.8889" calcext:value-type="float">
            <text:p>61.8889</text:p>
          </table:table-cell>
          <table:table-cell office:value-type="float" office:value="75.9395" calcext:value-type="float">
            <text:p>75.9395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4196" calcext:value-type="float">
            <text:p>51.4196</text:p>
          </table:table-cell>
          <table:table-cell office:value-type="float" office:value="58.4125" calcext:value-type="float">
            <text:p>58.4125</text:p>
          </table:table-cell>
          <table:table-cell office:value-type="float" office:value="70.5787" calcext:value-type="float">
            <text:p>70.578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43" calcext:value-type="float">
            <text:p>46.0743</text:p>
          </table:table-cell>
          <table:table-cell office:value-type="float" office:value="73.0836" calcext:value-type="float">
            <text:p>73.0836</text:p>
          </table:table-cell>
          <table:table-cell office:value-type="float" office:value="90.4886" calcext:value-type="float">
            <text:p>90.488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65" calcext:value-type="float">
            <text:p>43.9365</text:p>
          </table:table-cell>
          <table:table-cell office:value-type="float" office:value="77.8155" calcext:value-type="float">
            <text:p>77.8155</text:p>
          </table:table-cell>
          <table:table-cell office:value-type="float" office:value="98.6721" calcext:value-type="float">
            <text:p>98.6721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32" calcext:value-type="float">
            <text:p>40.5832</text:p>
          </table:table-cell>
          <table:table-cell office:value-type="float" office:value="71.0674" calcext:value-type="float">
            <text:p>71.0674</text:p>
          </table:table-cell>
          <table:table-cell office:value-type="float" office:value="91.0685" calcext:value-type="float">
            <text:p>91.068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32" calcext:value-type="float">
            <text:p>43.3332</text:p>
          </table:table-cell>
          <table:table-cell office:value-type="float" office:value="61.8916" calcext:value-type="float">
            <text:p>61.8916</text:p>
          </table:table-cell>
          <table:table-cell office:value-type="float" office:value="75.9426" calcext:value-type="float">
            <text:p>75.942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4136" calcext:value-type="float">
            <text:p>51.4136</text:p>
          </table:table-cell>
          <table:table-cell office:value-type="float" office:value="58.4048" calcext:value-type="float">
            <text:p>58.4048</text:p>
          </table:table-cell>
          <table:table-cell office:value-type="float" office:value="70.5802" calcext:value-type="float">
            <text:p>70.580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23" calcext:value-type="float">
            <text:p>46.0723</text:p>
          </table:table-cell>
          <table:table-cell office:value-type="float" office:value="73.0803" calcext:value-type="float">
            <text:p>73.0803</text:p>
          </table:table-cell>
          <table:table-cell office:value-type="float" office:value="90.485" calcext:value-type="float">
            <text:p>90.48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41" calcext:value-type="float">
            <text:p>43.9341</text:p>
          </table:table-cell>
          <table:table-cell office:value-type="float" office:value="77.8122" calcext:value-type="float">
            <text:p>77.8122</text:p>
          </table:table-cell>
          <table:table-cell office:value-type="float" office:value="98.669" calcext:value-type="float">
            <text:p>98.66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43" calcext:value-type="float">
            <text:p>40.5843</text:p>
          </table:table-cell>
          <table:table-cell office:value-type="float" office:value="71.0692" calcext:value-type="float">
            <text:p>71.0692</text:p>
          </table:table-cell>
          <table:table-cell office:value-type="float" office:value="91.0706" calcext:value-type="float">
            <text:p>91.070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86" calcext:value-type="float">
            <text:p>43.3386</text:p>
          </table:table-cell>
          <table:table-cell office:value-type="float" office:value="61.9012" calcext:value-type="float">
            <text:p>61.9012</text:p>
          </table:table-cell>
          <table:table-cell office:value-type="float" office:value="75.9537" calcext:value-type="float">
            <text:p>75.9537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4065" calcext:value-type="float">
            <text:p>51.4065</text:p>
          </table:table-cell>
          <table:table-cell office:value-type="float" office:value="58.3955" calcext:value-type="float">
            <text:p>58.3955</text:p>
          </table:table-cell>
          <table:table-cell office:value-type="float" office:value="70.5805" calcext:value-type="float">
            <text:p>70.580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705" calcext:value-type="float">
            <text:p>46.0705</text:p>
          </table:table-cell>
          <table:table-cell office:value-type="float" office:value="73.0775" calcext:value-type="float">
            <text:p>73.0775</text:p>
          </table:table-cell>
          <table:table-cell office:value-type="float" office:value="90.4819" calcext:value-type="float">
            <text:p>90.4819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327" calcext:value-type="float">
            <text:p>43.9327</text:p>
          </table:table-cell>
          <table:table-cell office:value-type="float" office:value="77.8104" calcext:value-type="float">
            <text:p>77.8104</text:p>
          </table:table-cell>
          <table:table-cell office:value-type="float" office:value="98.6675" calcext:value-type="float">
            <text:p>98.667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51" calcext:value-type="float">
            <text:p>40.5851</text:p>
          </table:table-cell>
          <table:table-cell office:value-type="float" office:value="71.0703" calcext:value-type="float">
            <text:p>71.0703</text:p>
          </table:table-cell>
          <table:table-cell office:value-type="float" office:value="91.0718" calcext:value-type="float">
            <text:p>91.0718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395" calcext:value-type="float">
            <text:p>43.3395</text:p>
          </table:table-cell>
          <table:table-cell office:value-type="float" office:value="61.9029" calcext:value-type="float">
            <text:p>61.9029</text:p>
          </table:table-cell>
          <table:table-cell office:value-type="float" office:value="75.9556" calcext:value-type="float">
            <text:p>75.955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4006" calcext:value-type="float">
            <text:p>51.4006</text:p>
          </table:table-cell>
          <table:table-cell office:value-type="float" office:value="58.389" calcext:value-type="float">
            <text:p>58.389</text:p>
          </table:table-cell>
          <table:table-cell office:value-type="float" office:value="70.5864" calcext:value-type="float">
            <text:p>70.5864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91" calcext:value-type="float">
            <text:p>46.0691</text:p>
          </table:table-cell>
          <table:table-cell office:value-type="float" office:value="73.0752" calcext:value-type="float">
            <text:p>73.0752</text:p>
          </table:table-cell>
          <table:table-cell office:value-type="float" office:value="90.4795" calcext:value-type="float">
            <text:p>90.479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311" calcext:value-type="float">
            <text:p>43.9311</text:p>
          </table:table-cell>
          <table:table-cell office:value-type="float" office:value="77.8084" calcext:value-type="float">
            <text:p>77.8084</text:p>
          </table:table-cell>
          <table:table-cell office:value-type="float" office:value="98.6658" calcext:value-type="float">
            <text:p>98.665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64" calcext:value-type="float">
            <text:p>40.5864</text:p>
          </table:table-cell>
          <table:table-cell office:value-type="float" office:value="71.0723" calcext:value-type="float">
            <text:p>71.0723</text:p>
          </table:table-cell>
          <table:table-cell office:value-type="float" office:value="91.0742" calcext:value-type="float">
            <text:p>91.0742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1" calcext:value-type="float">
            <text:p>43.341</text:p>
          </table:table-cell>
          <table:table-cell office:value-type="float" office:value="61.9057" calcext:value-type="float">
            <text:p>61.9057</text:p>
          </table:table-cell>
          <table:table-cell office:value-type="float" office:value="75.9592" calcext:value-type="float">
            <text:p>75.9592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397" calcext:value-type="float">
            <text:p>51.397</text:p>
          </table:table-cell>
          <table:table-cell office:value-type="float" office:value="58.3832" calcext:value-type="float">
            <text:p>58.3832</text:p>
          </table:table-cell>
          <table:table-cell office:value-type="float" office:value="70.5856" calcext:value-type="float">
            <text:p>70.585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76" calcext:value-type="float">
            <text:p>46.0676</text:p>
          </table:table-cell>
          <table:table-cell office:value-type="float" office:value="73.0728" calcext:value-type="float">
            <text:p>73.0728</text:p>
          </table:table-cell>
          <table:table-cell office:value-type="float" office:value="90.4769" calcext:value-type="float">
            <text:p>90.4769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99" calcext:value-type="float">
            <text:p>43.9299</text:p>
          </table:table-cell>
          <table:table-cell office:value-type="float" office:value="77.8069" calcext:value-type="float">
            <text:p>77.8069</text:p>
          </table:table-cell>
          <table:table-cell office:value-type="float" office:value="98.6645" calcext:value-type="float">
            <text:p>98.664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7" calcext:value-type="float">
            <text:p>40.587</text:p>
          </table:table-cell>
          <table:table-cell office:value-type="float" office:value="71.073" calcext:value-type="float">
            <text:p>71.073</text:p>
          </table:table-cell>
          <table:table-cell office:value-type="float" office:value="91.0746" calcext:value-type="float">
            <text:p>91.074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12" calcext:value-type="float">
            <text:p>43.3412</text:p>
          </table:table-cell>
          <table:table-cell office:value-type="float" office:value="61.9062" calcext:value-type="float">
            <text:p>61.9062</text:p>
          </table:table-cell>
          <table:table-cell office:value-type="float" office:value="75.9599" calcext:value-type="float">
            <text:p>75.959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3952" calcext:value-type="float">
            <text:p>51.3952</text:p>
          </table:table-cell>
          <table:table-cell office:value-type="float" office:value="58.3802" calcext:value-type="float">
            <text:p>58.3802</text:p>
          </table:table-cell>
          <table:table-cell office:value-type="float" office:value="70.5847" calcext:value-type="float">
            <text:p>70.5847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73" calcext:value-type="float">
            <text:p>46.0673</text:p>
          </table:table-cell>
          <table:table-cell office:value-type="float" office:value="73.0723" calcext:value-type="float">
            <text:p>73.0723</text:p>
          </table:table-cell>
          <table:table-cell office:value-type="float" office:value="90.4764" calcext:value-type="float">
            <text:p>90.476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69" calcext:value-type="float">
            <text:p>43.9269</text:p>
          </table:table-cell>
          <table:table-cell office:value-type="float" office:value="77.8024" calcext:value-type="float">
            <text:p>77.8024</text:p>
          </table:table-cell>
          <table:table-cell office:value-type="float" office:value="98.6597" calcext:value-type="float">
            <text:p>98.6597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68" calcext:value-type="float">
            <text:p>40.5868</text:p>
          </table:table-cell>
          <table:table-cell office:value-type="float" office:value="71.0729" calcext:value-type="float">
            <text:p>71.0729</text:p>
          </table:table-cell>
          <table:table-cell office:value-type="float" office:value="91.0747" calcext:value-type="float">
            <text:p>91.074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1" calcext:value-type="float">
            <text:p>43.341</text:p>
          </table:table-cell>
          <table:table-cell office:value-type="float" office:value="61.9058" calcext:value-type="float">
            <text:p>61.9058</text:p>
          </table:table-cell>
          <table:table-cell office:value-type="float" office:value="75.9594" calcext:value-type="float">
            <text:p>75.9594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3904" calcext:value-type="float">
            <text:p>51.3904</text:p>
          </table:table-cell>
          <table:table-cell office:value-type="float" office:value="58.3709" calcext:value-type="float">
            <text:p>58.3709</text:p>
          </table:table-cell>
          <table:table-cell office:value-type="float" office:value="70.58" calcext:value-type="float">
            <text:p>70.58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66" calcext:value-type="float">
            <text:p>46.0666</text:p>
          </table:table-cell>
          <table:table-cell office:value-type="float" office:value="73.0713" calcext:value-type="float">
            <text:p>73.0713</text:p>
          </table:table-cell>
          <table:table-cell office:value-type="float" office:value="90.4752" calcext:value-type="float">
            <text:p>90.4752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242" calcext:value-type="float">
            <text:p>43.9242</text:p>
          </table:table-cell>
          <table:table-cell office:value-type="float" office:value="77.7988" calcext:value-type="float">
            <text:p>77.7988</text:p>
          </table:table-cell>
          <table:table-cell office:value-type="float" office:value="98.6562" calcext:value-type="float">
            <text:p>98.656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6" calcext:value-type="float">
            <text:p>40.586</text:p>
          </table:table-cell>
          <table:table-cell office:value-type="float" office:value="71.0718" calcext:value-type="float">
            <text:p>71.0718</text:p>
          </table:table-cell>
          <table:table-cell office:value-type="float" office:value="91.0737" calcext:value-type="float">
            <text:p>91.0737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07" calcext:value-type="float">
            <text:p>43.3407</text:p>
          </table:table-cell>
          <table:table-cell office:value-type="float" office:value="61.9052" calcext:value-type="float">
            <text:p>61.9052</text:p>
          </table:table-cell>
          <table:table-cell office:value-type="float" office:value="75.959" calcext:value-type="float">
            <text:p>75.95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3879" calcext:value-type="float">
            <text:p>51.3879</text:p>
          </table:table-cell>
          <table:table-cell office:value-type="float" office:value="58.3665" calcext:value-type="float">
            <text:p>58.3665</text:p>
          </table:table-cell>
          <table:table-cell office:value-type="float" office:value="70.5785" calcext:value-type="float">
            <text:p>70.5785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62" calcext:value-type="float">
            <text:p>46.0662</text:p>
          </table:table-cell>
          <table:table-cell office:value-type="float" office:value="73.0705" calcext:value-type="float">
            <text:p>73.0705</text:p>
          </table:table-cell>
          <table:table-cell office:value-type="float" office:value="90.4744" calcext:value-type="float">
            <text:p>90.4744</text:p>
          </table:table-cell>
          <table:table-cell office:value-type="float" office:value="11.9983" calcext:value-type="float">
            <text:p>11.9983</text:p>
          </table:table-cell>
          <table:table-cell office:value-type="float" office:value="43.9223" calcext:value-type="float">
            <text:p>43.9223</text:p>
          </table:table-cell>
          <table:table-cell office:value-type="float" office:value="77.7962" calcext:value-type="float">
            <text:p>77.7962</text:p>
          </table:table-cell>
          <table:table-cell office:value-type="float" office:value="98.6538" calcext:value-type="float">
            <text:p>98.653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63" calcext:value-type="float">
            <text:p>40.5863</text:p>
          </table:table-cell>
          <table:table-cell office:value-type="float" office:value="71.0724" calcext:value-type="float">
            <text:p>71.0724</text:p>
          </table:table-cell>
          <table:table-cell office:value-type="float" office:value="91.0746" calcext:value-type="float">
            <text:p>91.074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08" calcext:value-type="float">
            <text:p>43.3408</text:p>
          </table:table-cell>
          <table:table-cell office:value-type="float" office:value="61.9057" calcext:value-type="float">
            <text:p>61.9057</text:p>
          </table:table-cell>
          <table:table-cell office:value-type="float" office:value="75.9599" calcext:value-type="float">
            <text:p>75.959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3859" calcext:value-type="float">
            <text:p>51.3859</text:p>
          </table:table-cell>
          <table:table-cell office:value-type="float" office:value="58.3635" calcext:value-type="float">
            <text:p>58.3635</text:p>
          </table:table-cell>
          <table:table-cell office:value-type="float" office:value="70.5799" calcext:value-type="float">
            <text:p>70.579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61" calcext:value-type="float">
            <text:p>46.0661</text:p>
          </table:table-cell>
          <table:table-cell office:value-type="float" office:value="73.0705" calcext:value-type="float">
            <text:p>73.0705</text:p>
          </table:table-cell>
          <table:table-cell office:value-type="float" office:value="90.4743" calcext:value-type="float">
            <text:p>90.4743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9" calcext:value-type="float">
            <text:p>43.919</text:p>
          </table:table-cell>
          <table:table-cell office:value-type="float" office:value="77.7916" calcext:value-type="float">
            <text:p>77.7916</text:p>
          </table:table-cell>
          <table:table-cell office:value-type="float" office:value="98.6496" calcext:value-type="float">
            <text:p>98.6496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61" calcext:value-type="float">
            <text:p>40.5861</text:p>
          </table:table-cell>
          <table:table-cell office:value-type="float" office:value="71.0722" calcext:value-type="float">
            <text:p>71.0722</text:p>
          </table:table-cell>
          <table:table-cell office:value-type="float" office:value="91.0746" calcext:value-type="float">
            <text:p>91.0746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14" calcext:value-type="float">
            <text:p>43.3414</text:p>
          </table:table-cell>
          <table:table-cell office:value-type="float" office:value="61.9069" calcext:value-type="float">
            <text:p>61.9069</text:p>
          </table:table-cell>
          <table:table-cell office:value-type="float" office:value="75.9616" calcext:value-type="float">
            <text:p>75.9616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3847" calcext:value-type="float">
            <text:p>51.3847</text:p>
          </table:table-cell>
          <table:table-cell office:value-type="float" office:value="58.3621" calcext:value-type="float">
            <text:p>58.3621</text:p>
          </table:table-cell>
          <table:table-cell office:value-type="float" office:value="70.5819" calcext:value-type="float">
            <text:p>70.5819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63" calcext:value-type="float">
            <text:p>46.0663</text:p>
          </table:table-cell>
          <table:table-cell office:value-type="float" office:value="73.0707" calcext:value-type="float">
            <text:p>73.0707</text:p>
          </table:table-cell>
          <table:table-cell office:value-type="float" office:value="90.4746" calcext:value-type="float">
            <text:p>90.4746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42" calcext:value-type="float">
            <text:p>43.9142</text:p>
          </table:table-cell>
          <table:table-cell office:value-type="float" office:value="77.7853" calcext:value-type="float">
            <text:p>77.7853</text:p>
          </table:table-cell>
          <table:table-cell office:value-type="float" office:value="98.6438" calcext:value-type="float">
            <text:p>98.6438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63" calcext:value-type="float">
            <text:p>40.5863</text:p>
          </table:table-cell>
          <table:table-cell office:value-type="float" office:value="71.0726" calcext:value-type="float">
            <text:p>71.0726</text:p>
          </table:table-cell>
          <table:table-cell office:value-type="float" office:value="91.0753" calcext:value-type="float">
            <text:p>91.0753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24" calcext:value-type="float">
            <text:p>43.3424</text:p>
          </table:table-cell>
          <table:table-cell office:value-type="float" office:value="61.9088" calcext:value-type="float">
            <text:p>61.9088</text:p>
          </table:table-cell>
          <table:table-cell office:value-type="float" office:value="75.9639" calcext:value-type="float">
            <text:p>75.9639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3837" calcext:value-type="float">
            <text:p>51.3837</text:p>
          </table:table-cell>
          <table:table-cell office:value-type="float" office:value="58.3608" calcext:value-type="float">
            <text:p>58.3608</text:p>
          </table:table-cell>
          <table:table-cell office:value-type="float" office:value="70.5822" calcext:value-type="float">
            <text:p>70.5822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58" calcext:value-type="float">
            <text:p>46.0658</text:p>
          </table:table-cell>
          <table:table-cell office:value-type="float" office:value="73.0701" calcext:value-type="float">
            <text:p>73.0701</text:p>
          </table:table-cell>
          <table:table-cell office:value-type="float" office:value="90.474" calcext:value-type="float">
            <text:p>90.474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109" calcext:value-type="float">
            <text:p>43.9109</text:p>
          </table:table-cell>
          <table:table-cell office:value-type="float" office:value="77.7804" calcext:value-type="float">
            <text:p>77.7804</text:p>
          </table:table-cell>
          <table:table-cell office:value-type="float" office:value="98.6383" calcext:value-type="float">
            <text:p>98.6383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67" calcext:value-type="float">
            <text:p>40.5867</text:p>
          </table:table-cell>
          <table:table-cell office:value-type="float" office:value="71.0731" calcext:value-type="float">
            <text:p>71.0731</text:p>
          </table:table-cell>
          <table:table-cell office:value-type="float" office:value="91.0759" calcext:value-type="float">
            <text:p>91.0759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67" calcext:value-type="float">
            <text:p>43.3467</text:p>
          </table:table-cell>
          <table:table-cell office:value-type="float" office:value="61.9166" calcext:value-type="float">
            <text:p>61.9166</text:p>
          </table:table-cell>
          <table:table-cell office:value-type="float" office:value="75.9731" calcext:value-type="float">
            <text:p>75.9731</text:p>
          </table:table-cell>
        </table:table-row>
        <table:table-row table:style-name="ro1">
          <table:table-cell/>
          <table:table-cell office:value-type="float" office:value="54.6648" calcext:value-type="float">
            <text:p>54.6648</text:p>
          </table:table-cell>
          <table:table-cell office:value-type="float" office:value="51.3831" calcext:value-type="float">
            <text:p>51.3831</text:p>
          </table:table-cell>
          <table:table-cell office:value-type="float" office:value="58.3604" calcext:value-type="float">
            <text:p>58.3604</text:p>
          </table:table-cell>
          <table:table-cell office:value-type="float" office:value="70.5826" calcext:value-type="float">
            <text:p>70.5826</text:p>
          </table:table-cell>
          <table:table-cell office:value-type="float" office:value="20.5628" calcext:value-type="float">
            <text:p>20.5628</text:p>
          </table:table-cell>
          <table:table-cell office:value-type="float" office:value="46.0651" calcext:value-type="float">
            <text:p>46.0651</text:p>
          </table:table-cell>
          <table:table-cell office:value-type="float" office:value="73.0689" calcext:value-type="float">
            <text:p>73.0689</text:p>
          </table:table-cell>
          <table:table-cell office:value-type="float" office:value="90.4728" calcext:value-type="float">
            <text:p>90.4728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43.9094" calcext:value-type="float">
            <text:p>43.9094</text:p>
          </table:table-cell>
          <table:table-cell office:value-type="float" office:value="77.7782" calcext:value-type="float">
            <text:p>77.7782</text:p>
          </table:table-cell>
          <table:table-cell office:value-type="float" office:value="98.6359" calcext:value-type="float">
            <text:p>98.6359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40.587" calcext:value-type="float">
            <text:p>40.587</text:p>
          </table:table-cell>
          <table:table-cell office:value-type="float" office:value="71.0737" calcext:value-type="float">
            <text:p>71.0737</text:p>
          </table:table-cell>
          <table:table-cell office:value-type="float" office:value="91.0765" calcext:value-type="float">
            <text:p>91.0765</text:p>
          </table:table-cell>
          <table:table-cell office:value-type="float" office:value="31.4382" calcext:value-type="float">
            <text:p>31.4382</text:p>
          </table:table-cell>
          <table:table-cell office:value-type="float" office:value="43.3491" calcext:value-type="float">
            <text:p>43.3491</text:p>
          </table:table-cell>
          <table:table-cell office:value-type="float" office:value="61.9208" calcext:value-type="float">
            <text:p>61.9208</text:p>
          </table:table-cell>
          <table:table-cell office:value-type="float" office:value="75.9781" calcext:value-type="float">
            <text:p>75.97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14:20:07.770350243</dc:date>
    <meta:editing-duration>PT11M22S</meta:editing-duration>
    <meta:editing-cycles>2</meta:editing-cycles>
    <meta:generator>LibreOffice/5.0.6.2$Linux_X86_64 LibreOffice_project/00m0$Build-2</meta:generator>
    <meta:document-statistic meta:table-count="1" meta:cell-count="11386" meta:object-count="0"/>
  </office:meta>
</office:document-meta>
</file>